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2mm"/>
    </style:style>
    <style:style style:name="co2" style:family="table-column">
      <style:table-column-properties fo:break-before="auto" style:column-width="57.17mm"/>
    </style:style>
    <style:style style:name="co3" style:family="table-column">
      <style:table-column-properties fo:break-before="auto" style:column-width="35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or_veg_df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""</text:p>
          </table:table-cell>
          <table:table-cell office:value-type="string" calcext:value-type="string">
            <text:p>"SampleID.x"</text:p>
          </table:table-cell>
          <table:table-cell office:value-type="string" calcext:value-type="string">
            <text:p>"SampleID.y"</text:p>
          </table:table-cell>
          <table:table-cell office:value-type="string" calcext:value-type="string">
            <text:p>"VarDist"</text:p>
          </table:table-cell>
        </table:table-row>
        <table:table-row table:style-name="ro1">
          <table:table-cell office:value-type="string" calcext:value-type="string">
            <text:p>"10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conif"</text:p>
          </table:table-cell>
          <table:table-cell office:value-type="float" office:value="-0.0895301149340243" calcext:value-type="float">
            <text:p>-0.089530114934024</text:p>
          </table:table-cell>
        </table:table-row>
        <table:table-row table:style-name="ro1">
          <table:table-cell office:value-type="string" calcext:value-type="string">
            <text:p>"100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latif"</text:p>
          </table:table-cell>
          <table:table-cell office:value-type="float" office:value="0.0327657124088165" calcext:value-type="float">
            <text:p>0.032765712408817</text:p>
          </table:table-cell>
        </table:table-row>
        <table:table-row table:style-name="ro1">
          <table:table-cell office:value-type="string" calcext:value-type="string">
            <text:p>"1000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43630767613834" calcext:value-type="float">
            <text:p>-0.043630767613834</text:p>
          </table:table-cell>
        </table:table-row>
        <table:table-row table:style-name="ro1">
          <table:table-cell office:value-type="string" calcext:value-type="string">
            <text:p>"1001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92819580007364" calcext:value-type="float">
            <text:p>-0.192819580007364</text:p>
          </table:table-cell>
        </table:table-row>
        <table:table-row table:style-name="ro1">
          <table:table-cell office:value-type="string" calcext:value-type="string">
            <text:p>"1002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17065938199853" calcext:value-type="float">
            <text:p>0.517065938199853</text:p>
          </table:table-cell>
        </table:table-row>
        <table:table-row table:style-name="ro1">
          <table:table-cell office:value-type="string" calcext:value-type="string">
            <text:p>"1003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486564758814" calcext:value-type="float">
            <text:p>0.2486564758814</text:p>
          </table:table-cell>
        </table:table-row>
        <table:table-row table:style-name="ro1">
          <table:table-cell office:value-type="string" calcext:value-type="string">
            <text:p>"1004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602736720566" calcext:value-type="float">
            <text:p>-0.2602736720566</text:p>
          </table:table-cell>
        </table:table-row>
        <table:table-row table:style-name="ro1">
          <table:table-cell office:value-type="string" calcext:value-type="string">
            <text:p>"1005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65872358908385" calcext:value-type="float">
            <text:p>-0.265872358908385</text:p>
          </table:table-cell>
        </table:table-row>
        <table:table-row table:style-name="ro1">
          <table:table-cell office:value-type="string" calcext:value-type="string">
            <text:p>"1006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93701613007421" calcext:value-type="float">
            <text:p>-0.059370161300742</text:p>
          </table:table-cell>
        </table:table-row>
        <table:table-row table:style-name="ro1">
          <table:table-cell office:value-type="string" calcext:value-type="string">
            <text:p>"1007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10848673846877" calcext:value-type="float">
            <text:p>-0.110848673846877</text:p>
          </table:table-cell>
        </table:table-row>
        <table:table-row table:style-name="ro1">
          <table:table-cell office:value-type="string" calcext:value-type="string">
            <text:p>"1008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464057859712399" calcext:value-type="float">
            <text:p>-0.04640578597124</text:p>
          </table:table-cell>
        </table:table-row>
        <table:table-row table:style-name="ro1">
          <table:table-cell office:value-type="string" calcext:value-type="string">
            <text:p>"1009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83685849359267" calcext:value-type="float">
            <text:p>-0.183685849359267</text:p>
          </table:table-cell>
        </table:table-row>
        <table:table-row table:style-name="ro1">
          <table:table-cell office:value-type="string" calcext:value-type="string">
            <text:p>"101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latif"</text:p>
          </table:table-cell>
          <table:table-cell office:value-type="float" office:value="0.363838874897969" calcext:value-type="float">
            <text:p>0.363838874897969</text:p>
          </table:table-cell>
        </table:table-row>
        <table:table-row table:style-name="ro1">
          <table:table-cell office:value-type="string" calcext:value-type="string">
            <text:p>"1010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30798227434007" calcext:value-type="float">
            <text:p>0.530798227434007</text:p>
          </table:table-cell>
        </table:table-row>
        <table:table-row table:style-name="ro1">
          <table:table-cell office:value-type="string" calcext:value-type="string">
            <text:p>"1011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55890525354928" calcext:value-type="float">
            <text:p>0.255890525354928</text:p>
          </table:table-cell>
        </table:table-row>
        <table:table-row table:style-name="ro1">
          <table:table-cell office:value-type="string" calcext:value-type="string">
            <text:p>"1012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29119389831784" calcext:value-type="float">
            <text:p>-0.229119389831784</text:p>
          </table:table-cell>
        </table:table-row>
        <table:table-row table:style-name="ro1">
          <table:table-cell office:value-type="string" calcext:value-type="string">
            <text:p>"1013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76351318765392" calcext:value-type="float">
            <text:p>-0.276351318765392</text:p>
          </table:table-cell>
        </table:table-row>
        <table:table-row table:style-name="ro1">
          <table:table-cell office:value-type="string" calcext:value-type="string">
            <text:p>"1014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280073959021863" calcext:value-type="float">
            <text:p>-0.028007395902186</text:p>
          </table:table-cell>
        </table:table-row>
        <table:table-row table:style-name="ro1">
          <table:table-cell office:value-type="string" calcext:value-type="string">
            <text:p>"1015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04810048026463" calcext:value-type="float">
            <text:p>-0.010481004802646</text:p>
          </table:table-cell>
        </table:table-row>
        <table:table-row table:style-name="ro1">
          <table:table-cell office:value-type="string" calcext:value-type="string">
            <text:p>"1016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28620130703882" calcext:value-type="float">
            <text:p>-0.052862013070388</text:p>
          </table:table-cell>
        </table:table-row>
        <table:table-row table:style-name="ro1">
          <table:table-cell office:value-type="string" calcext:value-type="string">
            <text:p>"1017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87690938240205" calcext:value-type="float">
            <text:p>-0.187690938240205</text:p>
          </table:table-cell>
        </table:table-row>
        <table:table-row table:style-name="ro1">
          <table:table-cell office:value-type="string" calcext:value-type="string">
            <text:p>"1018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20534356352471" calcext:value-type="float">
            <text:p>0.520534356352471</text:p>
          </table:table-cell>
        </table:table-row>
        <table:table-row table:style-name="ro1">
          <table:table-cell office:value-type="string" calcext:value-type="string">
            <text:p>"1019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48418868061642" calcext:value-type="float">
            <text:p>0.248418868061642</text:p>
          </table:table-cell>
        </table:table-row>
        <table:table-row table:style-name="ro1">
          <table:table-cell office:value-type="string" calcext:value-type="string">
            <text:p>"102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latif"</text:p>
          </table:table-cell>
          <table:table-cell office:value-type="float" office:value="0.684841792593386" calcext:value-type="float">
            <text:p>0.684841792593386</text:p>
          </table:table-cell>
        </table:table-row>
        <table:table-row table:style-name="ro1">
          <table:table-cell office:value-type="string" calcext:value-type="string">
            <text:p>"1020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22677678179604" calcext:value-type="float">
            <text:p>-0.222677678179604</text:p>
          </table:table-cell>
        </table:table-row>
        <table:table-row table:style-name="ro1">
          <table:table-cell office:value-type="string" calcext:value-type="string">
            <text:p>"1021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83182605170816" calcext:value-type="float">
            <text:p>-0.283182605170816</text:p>
          </table:table-cell>
        </table:table-row>
        <table:table-row table:style-name="ro1">
          <table:table-cell office:value-type="string" calcext:value-type="string">
            <text:p>"1022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78430334761111" calcext:value-type="float">
            <text:p>-0.017843033476111</text:p>
          </table:table-cell>
        </table:table-row>
        <table:table-row table:style-name="ro1">
          <table:table-cell office:value-type="string" calcext:value-type="string">
            <text:p>"1023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07191412134189" calcext:value-type="float">
            <text:p>-0.010719141213419</text:p>
          </table:table-cell>
        </table:table-row>
        <table:table-row table:style-name="ro1">
          <table:table-cell office:value-type="string" calcext:value-type="string">
            <text:p>"1024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16750182290812" calcext:value-type="float">
            <text:p>-0.051675018229081</text:p>
          </table:table-cell>
        </table:table-row>
        <table:table-row table:style-name="ro1">
          <table:table-cell office:value-type="string" calcext:value-type="string">
            <text:p>"1025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91512908154377" calcext:value-type="float">
            <text:p>-0.191512908154377</text:p>
          </table:table-cell>
        </table:table-row>
        <table:table-row table:style-name="ro1">
          <table:table-cell office:value-type="string" calcext:value-type="string">
            <text:p>"1026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20515534372368" calcext:value-type="float">
            <text:p>0.520515534372368</text:p>
          </table:table-cell>
        </table:table-row>
        <table:table-row table:style-name="ro1">
          <table:table-cell office:value-type="string" calcext:value-type="string">
            <text:p>"1027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48527332969158" calcext:value-type="float">
            <text:p>0.248527332969158</text:p>
          </table:table-cell>
        </table:table-row>
        <table:table-row table:style-name="ro1">
          <table:table-cell office:value-type="string" calcext:value-type="string">
            <text:p>"1028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22868555964419" calcext:value-type="float">
            <text:p>-0.222868555964419</text:p>
          </table:table-cell>
        </table:table-row>
        <table:table-row table:style-name="ro1">
          <table:table-cell office:value-type="string" calcext:value-type="string">
            <text:p>"1029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83146747432767" calcext:value-type="float">
            <text:p>-0.283146747432767</text:p>
          </table:table-cell>
        </table:table-row>
        <table:table-row table:style-name="ro1">
          <table:table-cell office:value-type="string" calcext:value-type="string">
            <text:p>"103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latif"</text:p>
          </table:table-cell>
          <table:table-cell office:value-type="float" office:value="0.131272944526285" calcext:value-type="float">
            <text:p>0.131272944526285</text:p>
          </table:table-cell>
        </table:table-row>
        <table:table-row table:style-name="ro1">
          <table:table-cell office:value-type="string" calcext:value-type="string">
            <text:p>"1030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78054059924894" calcext:value-type="float">
            <text:p>-0.017805405992489</text:p>
          </table:table-cell>
        </table:table-row>
        <table:table-row table:style-name="ro1">
          <table:table-cell office:value-type="string" calcext:value-type="string">
            <text:p>"1031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07091531448529" calcext:value-type="float">
            <text:p>-0.010709153144853</text:p>
          </table:table-cell>
        </table:table-row>
        <table:table-row table:style-name="ro1">
          <table:table-cell office:value-type="string" calcext:value-type="string">
            <text:p>"1032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1660595122935" calcext:value-type="float">
            <text:p>-0.051660595122935</text:p>
          </table:table-cell>
        </table:table-row>
        <table:table-row table:style-name="ro1">
          <table:table-cell office:value-type="string" calcext:value-type="string">
            <text:p>"1033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70661167165829" calcext:value-type="float">
            <text:p>-0.170661167165829</text:p>
          </table:table-cell>
        </table:table-row>
        <table:table-row table:style-name="ro1">
          <table:table-cell office:value-type="string" calcext:value-type="string">
            <text:p>"1034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43638381172492" calcext:value-type="float">
            <text:p>0.543638381172492</text:p>
          </table:table-cell>
        </table:table-row>
        <table:table-row table:style-name="ro1">
          <table:table-cell office:value-type="string" calcext:value-type="string">
            <text:p>"1035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2800288179834" calcext:value-type="float">
            <text:p>0.22800288179834</text:p>
          </table:table-cell>
        </table:table-row>
        <table:table-row table:style-name="ro1">
          <table:table-cell office:value-type="string" calcext:value-type="string">
            <text:p>"1036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19215016449291" calcext:value-type="float">
            <text:p>-0.119215016449291</text:p>
          </table:table-cell>
        </table:table-row>
        <table:table-row table:style-name="ro1">
          <table:table-cell office:value-type="string" calcext:value-type="string">
            <text:p>"1037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0850785892505" calcext:value-type="float">
            <text:p>-0.10850785892505</text:p>
          </table:table-cell>
        </table:table-row>
        <table:table-row table:style-name="ro1">
          <table:table-cell office:value-type="string" calcext:value-type="string">
            <text:p>"1038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88003934319961" calcext:value-type="float">
            <text:p>-0.018800393431996</text:p>
          </table:table-cell>
        </table:table-row>
        <table:table-row table:style-name="ro1">
          <table:table-cell office:value-type="string" calcext:value-type="string">
            <text:p>"1039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354047837077269" calcext:value-type="float">
            <text:p>0.035404783707727</text:p>
          </table:table-cell>
        </table:table-row>
        <table:table-row table:style-name="ro1">
          <table:table-cell office:value-type="string" calcext:value-type="string">
            <text:p>"104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latif"</text:p>
          </table:table-cell>
          <table:table-cell office:value-type="float" office:value="0.11974991432948" calcext:value-type="float">
            <text:p>0.11974991432948</text:p>
          </table:table-cell>
        </table:table-row>
        <table:table-row table:style-name="ro1">
          <table:table-cell office:value-type="string" calcext:value-type="string">
            <text:p>"1040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29338147616642" calcext:value-type="float">
            <text:p>-0.052933814761664</text:p>
          </table:table-cell>
        </table:table-row>
        <table:table-row table:style-name="ro1">
          <table:table-cell office:value-type="string" calcext:value-type="string">
            <text:p>"1041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60708244443435" calcext:value-type="float">
            <text:p>-0.160708244443435</text:p>
          </table:table-cell>
        </table:table-row>
        <table:table-row table:style-name="ro1">
          <table:table-cell office:value-type="string" calcext:value-type="string">
            <text:p>"1042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48198128673224" calcext:value-type="float">
            <text:p>0.548198128673224</text:p>
          </table:table-cell>
        </table:table-row>
        <table:table-row table:style-name="ro1">
          <table:table-cell office:value-type="string" calcext:value-type="string">
            <text:p>"1043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139055225821375" calcext:value-type="float">
            <text:p>0.013905522582138</text:p>
          </table:table-cell>
        </table:table-row>
        <table:table-row table:style-name="ro1">
          <table:table-cell office:value-type="string" calcext:value-type="string">
            <text:p>"1044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71967450467094" calcext:value-type="float">
            <text:p>-0.171967450467094</text:p>
          </table:table-cell>
        </table:table-row>
        <table:table-row table:style-name="ro1">
          <table:table-cell office:value-type="string" calcext:value-type="string">
            <text:p>"1045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44540432950608" calcext:value-type="float">
            <text:p>-0.144540432950608</text:p>
          </table:table-cell>
        </table:table-row>
        <table:table-row table:style-name="ro1">
          <table:table-cell office:value-type="string" calcext:value-type="string">
            <text:p>"1046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810577972128767" calcext:value-type="float">
            <text:p>-0.081057797212877</text:p>
          </table:table-cell>
        </table:table-row>
        <table:table-row table:style-name="ro1">
          <table:table-cell office:value-type="string" calcext:value-type="string">
            <text:p>"1047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281814691814906" calcext:value-type="float">
            <text:p>0.028181469181491</text:p>
          </table:table-cell>
        </table:table-row>
        <table:table-row table:style-name="ro1">
          <table:table-cell office:value-type="string" calcext:value-type="string">
            <text:p>"1048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499857719028873" calcext:value-type="float">
            <text:p>-0.049985771902887</text:p>
          </table:table-cell>
        </table:table-row>
        <table:table-row table:style-name="ro1">
          <table:table-cell office:value-type="string" calcext:value-type="string">
            <text:p>"105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latif"</text:p>
          </table:table-cell>
          <table:table-cell office:value-type="float" office:value="0.0955337790931975" calcext:value-type="float">
            <text:p>0.095533779093198</text:p>
          </table:table-cell>
        </table:table-row>
        <table:table-row table:style-name="ro1">
          <table:table-cell office:value-type="string" calcext:value-type="string">
            <text:p>"1050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32517799367474" calcext:value-type="float">
            <text:p>0.232517799367474</text:p>
          </table:table-cell>
        </table:table-row>
        <table:table-row table:style-name="ro1">
          <table:table-cell office:value-type="string" calcext:value-type="string">
            <text:p>"1051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515477993428191" calcext:value-type="float">
            <text:p>0.515477993428191</text:p>
          </table:table-cell>
        </table:table-row>
        <table:table-row table:style-name="ro1">
          <table:table-cell office:value-type="string" calcext:value-type="string">
            <text:p>"1052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295107796915326" calcext:value-type="float">
            <text:p>0.295107796915326</text:p>
          </table:table-cell>
        </table:table-row>
        <table:table-row table:style-name="ro1">
          <table:table-cell office:value-type="string" calcext:value-type="string">
            <text:p>"1053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01090174645875" calcext:value-type="float">
            <text:p>-0.401090174645875</text:p>
          </table:table-cell>
        </table:table-row>
        <table:table-row table:style-name="ro1">
          <table:table-cell office:value-type="string" calcext:value-type="string">
            <text:p>"1054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98096113145787" calcext:value-type="float">
            <text:p>-0.498096113145787</text:p>
          </table:table-cell>
        </table:table-row>
        <table:table-row table:style-name="ro1">
          <table:table-cell office:value-type="string" calcext:value-type="string">
            <text:p>"1055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930050370955449" calcext:value-type="float">
            <text:p>0.093005037095545</text:p>
          </table:table-cell>
        </table:table-row>
        <table:table-row table:style-name="ro1">
          <table:table-cell office:value-type="string" calcext:value-type="string">
            <text:p>"1056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208278937811057" calcext:value-type="float">
            <text:p>-0.208278937811057</text:p>
          </table:table-cell>
        </table:table-row>
        <table:table-row table:style-name="ro1">
          <table:table-cell office:value-type="string" calcext:value-type="string">
            <text:p>"1057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0588030061091975" calcext:value-type="float">
            <text:p>-0.00588030061092</text:p>
          </table:table-cell>
        </table:table-row>
        <table:table-row table:style-name="ro1">
          <table:table-cell office:value-type="string" calcext:value-type="string">
            <text:p>"1058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32290712602007" calcext:value-type="float">
            <text:p>0.232290712602007</text:p>
          </table:table-cell>
        </table:table-row>
        <table:table-row table:style-name="ro1">
          <table:table-cell office:value-type="string" calcext:value-type="string">
            <text:p>"1059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508449868297978" calcext:value-type="float">
            <text:p>0.508449868297978</text:p>
          </table:table-cell>
        </table:table-row>
        <table:table-row table:style-name="ro1">
          <table:table-cell office:value-type="string" calcext:value-type="string">
            <text:p>"106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prop_latif"</text:p>
          </table:table-cell>
          <table:table-cell office:value-type="float" office:value="-0.346908860224677" calcext:value-type="float">
            <text:p>-0.346908860224677</text:p>
          </table:table-cell>
        </table:table-row>
        <table:table-row table:style-name="ro1">
          <table:table-cell office:value-type="string" calcext:value-type="string">
            <text:p>"1060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76049536654837" calcext:value-type="float">
            <text:p>0.376049536654837</text:p>
          </table:table-cell>
        </table:table-row>
        <table:table-row table:style-name="ro1">
          <table:table-cell office:value-type="string" calcext:value-type="string">
            <text:p>"1061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49598564370172" calcext:value-type="float">
            <text:p>-0.449598564370172</text:p>
          </table:table-cell>
        </table:table-row>
        <table:table-row table:style-name="ro1">
          <table:table-cell office:value-type="string" calcext:value-type="string">
            <text:p>"1062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97464030717789" calcext:value-type="float">
            <text:p>-0.397464030717789</text:p>
          </table:table-cell>
        </table:table-row>
        <table:table-row table:style-name="ro1">
          <table:table-cell office:value-type="string" calcext:value-type="string">
            <text:p>"1063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998134104737705" calcext:value-type="float">
            <text:p>0.099813410473771</text:p>
          </table:table-cell>
        </table:table-row>
        <table:table-row table:style-name="ro1">
          <table:table-cell office:value-type="string" calcext:value-type="string">
            <text:p>"1064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23326073565121" calcext:value-type="float">
            <text:p>-0.23326073565121</text:p>
          </table:table-cell>
        </table:table-row>
        <table:table-row table:style-name="ro1">
          <table:table-cell office:value-type="string" calcext:value-type="string">
            <text:p>"1065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0928240516405657" calcext:value-type="float">
            <text:p>-0.009282405164057</text:p>
          </table:table-cell>
        </table:table-row>
        <table:table-row table:style-name="ro1">
          <table:table-cell office:value-type="string" calcext:value-type="string">
            <text:p>"1066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48201591379926" calcext:value-type="float">
            <text:p>0.248201591379926</text:p>
          </table:table-cell>
        </table:table-row>
        <table:table-row table:style-name="ro1">
          <table:table-cell office:value-type="string" calcext:value-type="string">
            <text:p>"1067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499007182236157" calcext:value-type="float">
            <text:p>0.499007182236157</text:p>
          </table:table-cell>
        </table:table-row>
        <table:table-row table:style-name="ro1">
          <table:table-cell office:value-type="string" calcext:value-type="string">
            <text:p>"1068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72507605711415" calcext:value-type="float">
            <text:p>0.372507605711415</text:p>
          </table:table-cell>
        </table:table-row>
        <table:table-row table:style-name="ro1">
          <table:table-cell office:value-type="string" calcext:value-type="string">
            <text:p>"1069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37780848796008" calcext:value-type="float">
            <text:p>-0.437780848796008</text:p>
          </table:table-cell>
        </table:table-row>
        <table:table-row table:style-name="ro1">
          <table:table-cell office:value-type="string" calcext:value-type="string">
            <text:p>"107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prop_latif"</text:p>
          </table:table-cell>
          <table:table-cell office:value-type="float" office:value="-0.31550436333433" calcext:value-type="float">
            <text:p>-0.31550436333433</text:p>
          </table:table-cell>
        </table:table-row>
        <table:table-row table:style-name="ro1">
          <table:table-cell office:value-type="string" calcext:value-type="string">
            <text:p>"1070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5318085097438" calcext:value-type="float">
            <text:p>-0.5318085097438</text:p>
          </table:table-cell>
        </table:table-row>
        <table:table-row table:style-name="ro1">
          <table:table-cell office:value-type="string" calcext:value-type="string">
            <text:p>"1071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830135426585791" calcext:value-type="float">
            <text:p>0.083013542658579</text:p>
          </table:table-cell>
        </table:table-row>
        <table:table-row table:style-name="ro1">
          <table:table-cell office:value-type="string" calcext:value-type="string">
            <text:p>"1072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207931480351276" calcext:value-type="float">
            <text:p>-0.207931480351276</text:p>
          </table:table-cell>
        </table:table-row>
        <table:table-row table:style-name="ro1">
          <table:table-cell office:value-type="string" calcext:value-type="string">
            <text:p>"1073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86808072508002" calcext:value-type="float">
            <text:p>-0.0186808072508</text:p>
          </table:table-cell>
        </table:table-row>
        <table:table-row table:style-name="ro1">
          <table:table-cell office:value-type="string" calcext:value-type="string">
            <text:p>"1074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52239555978492" calcext:value-type="float">
            <text:p>0.252239555978492</text:p>
          </table:table-cell>
        </table:table-row>
        <table:table-row table:style-name="ro1">
          <table:table-cell office:value-type="string" calcext:value-type="string">
            <text:p>"1075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498636861628891" calcext:value-type="float">
            <text:p>0.498636861628891</text:p>
          </table:table-cell>
        </table:table-row>
        <table:table-row table:style-name="ro1">
          <table:table-cell office:value-type="string" calcext:value-type="string">
            <text:p>"1076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7585667403268" calcext:value-type="float">
            <text:p>0.37585667403268</text:p>
          </table:table-cell>
        </table:table-row>
        <table:table-row table:style-name="ro1">
          <table:table-cell office:value-type="string" calcext:value-type="string">
            <text:p>"1077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36322361587877" calcext:value-type="float">
            <text:p>-0.436322361587877</text:p>
          </table:table-cell>
        </table:table-row>
        <table:table-row table:style-name="ro1">
          <table:table-cell office:value-type="string" calcext:value-type="string">
            <text:p>"1078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539591997364459" calcext:value-type="float">
            <text:p>-0.539591997364459</text:p>
          </table:table-cell>
        </table:table-row>
        <table:table-row table:style-name="ro1">
          <table:table-cell office:value-type="string" calcext:value-type="string">
            <text:p>"107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827807545333152" calcext:value-type="float">
            <text:p>0.082780754533315</text:p>
          </table:table-cell>
        </table:table-row>
        <table:table-row table:style-name="ro1">
          <table:table-cell office:value-type="string" calcext:value-type="string">
            <text:p>"108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prop_latif"</text:p>
          </table:table-cell>
          <table:table-cell office:value-type="float" office:value="0.00642001644424621" calcext:value-type="float">
            <text:p>0.006420016444246</text:p>
          </table:table-cell>
        </table:table-row>
        <table:table-row table:style-name="ro1">
          <table:table-cell office:value-type="string" calcext:value-type="string">
            <text:p>"108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205588234670129" calcext:value-type="float">
            <text:p>-0.205588234670129</text:p>
          </table:table-cell>
        </table:table-row>
        <table:table-row table:style-name="ro1">
          <table:table-cell office:value-type="string" calcext:value-type="string">
            <text:p>"1081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67240671482941" calcext:value-type="float">
            <text:p>-0.016724067148294</text:p>
          </table:table-cell>
        </table:table-row>
        <table:table-row table:style-name="ro1">
          <table:table-cell office:value-type="string" calcext:value-type="string">
            <text:p>"1082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47138992885903" calcext:value-type="float">
            <text:p>0.247138992885903</text:p>
          </table:table-cell>
        </table:table-row>
        <table:table-row table:style-name="ro1">
          <table:table-cell office:value-type="string" calcext:value-type="string">
            <text:p>"108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498628390550063" calcext:value-type="float">
            <text:p>0.498628390550063</text:p>
          </table:table-cell>
        </table:table-row>
        <table:table-row table:style-name="ro1">
          <table:table-cell office:value-type="string" calcext:value-type="string">
            <text:p>"108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75889952426322" calcext:value-type="float">
            <text:p>0.375889952426322</text:p>
          </table:table-cell>
        </table:table-row>
        <table:table-row table:style-name="ro1">
          <table:table-cell office:value-type="string" calcext:value-type="string">
            <text:p>"1085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36465838179393" calcext:value-type="float">
            <text:p>-0.436465838179393</text:p>
          </table:table-cell>
        </table:table-row>
        <table:table-row table:style-name="ro1">
          <table:table-cell office:value-type="string" calcext:value-type="string">
            <text:p>"1086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539533185104671" calcext:value-type="float">
            <text:p>-0.539533185104671</text:p>
          </table:table-cell>
        </table:table-row>
        <table:table-row table:style-name="ro1">
          <table:table-cell office:value-type="string" calcext:value-type="string">
            <text:p>"108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827101152397006" calcext:value-type="float">
            <text:p>0.082710115239701</text:p>
          </table:table-cell>
        </table:table-row>
        <table:table-row table:style-name="ro1">
          <table:table-cell office:value-type="string" calcext:value-type="string">
            <text:p>"108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205550550603431" calcext:value-type="float">
            <text:p>-0.205550550603431</text:p>
          </table:table-cell>
        </table:table-row>
        <table:table-row table:style-name="ro1">
          <table:table-cell office:value-type="string" calcext:value-type="string">
            <text:p>"1089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67011483009326" calcext:value-type="float">
            <text:p>-0.016701148300933</text:p>
          </table:table-cell>
        </table:table-row>
        <table:table-row table:style-name="ro1">
          <table:table-cell office:value-type="string" calcext:value-type="string">
            <text:p>"109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prop_latif"</text:p>
          </table:table-cell>
          <table:table-cell office:value-type="float" office:value="0.363685085495041" calcext:value-type="float">
            <text:p>0.363685085495041</text:p>
          </table:table-cell>
        </table:table-row>
        <table:table-row table:style-name="ro1">
          <table:table-cell office:value-type="string" calcext:value-type="string">
            <text:p>"109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58820983049987" calcext:value-type="float">
            <text:p>0.258820983049987</text:p>
          </table:table-cell>
        </table:table-row>
        <table:table-row table:style-name="ro1">
          <table:table-cell office:value-type="string" calcext:value-type="string">
            <text:p>"109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454613169586595" calcext:value-type="float">
            <text:p>0.454613169586595</text:p>
          </table:table-cell>
        </table:table-row>
        <table:table-row table:style-name="ro1">
          <table:table-cell office:value-type="string" calcext:value-type="string">
            <text:p>"109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6368116576366" calcext:value-type="float">
            <text:p>0.36368116576366</text:p>
          </table:table-cell>
        </table:table-row>
        <table:table-row table:style-name="ro1">
          <table:table-cell office:value-type="string" calcext:value-type="string">
            <text:p>"109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27761967621558" calcext:value-type="float">
            <text:p>-0.327761967621558</text:p>
          </table:table-cell>
        </table:table-row>
        <table:table-row table:style-name="ro1">
          <table:table-cell office:value-type="string" calcext:value-type="string">
            <text:p>"109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75477527296844" calcext:value-type="float">
            <text:p>-0.375477527296844</text:p>
          </table:table-cell>
        </table:table-row>
        <table:table-row table:style-name="ro1">
          <table:table-cell office:value-type="string" calcext:value-type="string">
            <text:p>"109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98947372777909" calcext:value-type="float">
            <text:p>0.098947372777909</text:p>
          </table:table-cell>
        </table:table-row>
        <table:table-row table:style-name="ro1">
          <table:table-cell office:value-type="string" calcext:value-type="string">
            <text:p>"109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158226762507923" calcext:value-type="float">
            <text:p>-0.158226762507923</text:p>
          </table:table-cell>
        </table:table-row>
        <table:table-row table:style-name="ro1">
          <table:table-cell office:value-type="string" calcext:value-type="string">
            <text:p>"109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88041200027059" calcext:value-type="float">
            <text:p>-0.018804120002706</text:p>
          </table:table-cell>
        </table:table-row>
        <table:table-row table:style-name="ro1">
          <table:table-cell office:value-type="string" calcext:value-type="string">
            <text:p>"109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03346484006626" calcext:value-type="float">
            <text:p>0.203346484006626</text:p>
          </table:table-cell>
        </table:table-row>
        <table:table-row table:style-name="ro1">
          <table:table-cell office:value-type="string" calcext:value-type="string">
            <text:p>"109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523263100628614" calcext:value-type="float">
            <text:p>0.523263100628614</text:p>
          </table:table-cell>
        </table:table-row>
        <table:table-row table:style-name="ro1">
          <table:table-cell office:value-type="string" calcext:value-type="string">
            <text:p>"11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conif"</text:p>
          </table:table-cell>
          <table:table-cell office:value-type="float" office:value="0.509214980083105" calcext:value-type="float">
            <text:p>0.509214980083105</text:p>
          </table:table-cell>
        </table:table-row>
        <table:table-row table:style-name="ro1">
          <table:table-cell table:style-name="ce1" office:value-type="string" calcext:value-type="string">
            <text:p>"110"</text:p>
          </table:table-cell>
          <table:table-cell table:style-name="ce1" office:value-type="string" calcext:value-type="string">
            <text:p>"mean_CopaNS_Quercus"</text:p>
          </table:table-cell>
          <table:table-cell table:style-name="ce1" office:value-type="string" calcext:value-type="string">
            <text:p>"prop_latif"</text:p>
          </table:table-cell>
          <table:table-cell table:style-name="ce1" office:value-type="float" office:value="0.751753896542374" calcext:value-type="float">
            <text:p>0.751753896542374</text:p>
          </table:table-cell>
        </table:table-row>
        <table:table-row table:style-name="ro1">
          <table:table-cell office:value-type="string" calcext:value-type="string">
            <text:p>"110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222273336667033" calcext:value-type="float">
            <text:p>0.222273336667033</text:p>
          </table:table-cell>
        </table:table-row>
        <table:table-row table:style-name="ro1">
          <table:table-cell office:value-type="string" calcext:value-type="string">
            <text:p>"110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11076971312571" calcext:value-type="float">
            <text:p>-0.311076971312571</text:p>
          </table:table-cell>
        </table:table-row>
        <table:table-row table:style-name="ro1">
          <table:table-cell office:value-type="string" calcext:value-type="string">
            <text:p>"110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03283265318634" calcext:value-type="float">
            <text:p>-0.303283265318634</text:p>
          </table:table-cell>
        </table:table-row>
        <table:table-row table:style-name="ro1">
          <table:table-cell office:value-type="string" calcext:value-type="string">
            <text:p>"110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105153353142988" calcext:value-type="float">
            <text:p>0.105153353142988</text:p>
          </table:table-cell>
        </table:table-row>
        <table:table-row table:style-name="ro1">
          <table:table-cell office:value-type="string" calcext:value-type="string">
            <text:p>"110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172547639074412" calcext:value-type="float">
            <text:p>-0.172547639074412</text:p>
          </table:table-cell>
        </table:table-row>
        <table:table-row table:style-name="ro1">
          <table:table-cell office:value-type="string" calcext:value-type="string">
            <text:p>"110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41542375948793" calcext:value-type="float">
            <text:p>-0.014154237594879</text:p>
          </table:table-cell>
        </table:table-row>
        <table:table-row table:style-name="ro1">
          <table:table-cell office:value-type="string" calcext:value-type="string">
            <text:p>"1107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mean_DAP_Abies"</text:p>
          </table:table-cell>
          <table:table-cell office:value-type="float" office:value="0.0564468434443818" calcext:value-type="float">
            <text:p>0.056446843444382</text:p>
          </table:table-cell>
        </table:table-row>
        <table:table-row table:style-name="ro1">
          <table:table-cell office:value-type="string" calcext:value-type="string">
            <text:p>"1108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mean_DAP_Abies"</text:p>
          </table:table-cell>
          <table:table-cell office:value-type="float" office:value="0.537370270324953" calcext:value-type="float">
            <text:p>0.537370270324953</text:p>
          </table:table-cell>
        </table:table-row>
        <table:table-row table:style-name="ro1">
          <table:table-cell office:value-type="string" calcext:value-type="string">
            <text:p>"1109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mean_DAP_Abies"</text:p>
          </table:table-cell>
          <table:table-cell office:value-type="float" office:value="-0.304694436100468" calcext:value-type="float">
            <text:p>-0.304694436100468</text:p>
          </table:table-cell>
        </table:table-row>
        <table:table-row table:style-name="ro1">
          <table:table-cell office:value-type="string" calcext:value-type="string">
            <text:p>"111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prop_latif"</text:p>
          </table:table-cell>
          <table:table-cell office:value-type="float" office:value="0.139919558548798" calcext:value-type="float">
            <text:p>0.139919558548798</text:p>
          </table:table-cell>
        </table:table-row>
        <table:table-row table:style-name="ro1">
          <table:table-cell office:value-type="string" calcext:value-type="string">
            <text:p>"1110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mean_DAP_Abies"</text:p>
          </table:table-cell>
          <table:table-cell office:value-type="float" office:value="-0.170271777450121" calcext:value-type="float">
            <text:p>-0.170271777450121</text:p>
          </table:table-cell>
        </table:table-row>
        <table:table-row table:style-name="ro1">
          <table:table-cell office:value-type="string" calcext:value-type="string">
            <text:p>"1111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mean_DAP_Abies"</text:p>
          </table:table-cell>
          <table:table-cell office:value-type="float" office:value="0.468326671062528" calcext:value-type="float">
            <text:p>0.468326671062528</text:p>
          </table:table-cell>
        </table:table-row>
        <table:table-row table:style-name="ro1">
          <table:table-cell office:value-type="string" calcext:value-type="string">
            <text:p>"1112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mean_DAP_Abies"</text:p>
          </table:table-cell>
          <table:table-cell office:value-type="float" office:value="-0.180254679251479" calcext:value-type="float">
            <text:p>-0.180254679251479</text:p>
          </table:table-cell>
        </table:table-row>
        <table:table-row table:style-name="ro1">
          <table:table-cell office:value-type="string" calcext:value-type="string">
            <text:p>"1113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mean_DAP_Abies"</text:p>
          </table:table-cell>
          <table:table-cell office:value-type="float" office:value="-0.00546535587785268" calcext:value-type="float">
            <text:p>-0.005465355877853</text:p>
          </table:table-cell>
        </table:table-row>
        <table:table-row table:style-name="ro1">
          <table:table-cell table:style-name="ce1" office:value-type="string" calcext:value-type="string">
            <text:p>"1114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string" calcext:value-type="string">
            <text:p>"mean_DAP_Abies"</text:p>
          </table:table-cell>
          <table:table-cell table:style-name="ce1" office:value-type="float" office:value="0.974170308117052" calcext:value-type="float">
            <text:p>0.974170308117052</text:p>
          </table:table-cell>
        </table:table-row>
        <table:table-row table:style-name="ro1">
          <table:table-cell office:value-type="string" calcext:value-type="string">
            <text:p>"1115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DAP_Abies"</text:p>
          </table:table-cell>
          <table:table-cell office:value-type="float" office:value="0.012057864502972" calcext:value-type="float">
            <text:p>0.012057864502972</text:p>
          </table:table-cell>
        </table:table-row>
        <table:table-row table:style-name="ro1">
          <table:table-cell office:value-type="string" calcext:value-type="string">
            <text:p>"1116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DAP_Abies"</text:p>
          </table:table-cell>
          <table:table-cell office:value-type="float" office:value="0.474240267089609" calcext:value-type="float">
            <text:p>0.474240267089609</text:p>
          </table:table-cell>
        </table:table-row>
        <table:table-row table:style-name="ro1">
          <table:table-cell office:value-type="string" calcext:value-type="string">
            <text:p>"1117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DAP_Abies"</text:p>
          </table:table-cell>
          <table:table-cell office:value-type="float" office:value="-0.327768851347017" calcext:value-type="float">
            <text:p>-0.327768851347017</text:p>
          </table:table-cell>
        </table:table-row>
        <table:table-row table:style-name="ro1">
          <table:table-cell office:value-type="string" calcext:value-type="string">
            <text:p>"1118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DAP_Abies"</text:p>
          </table:table-cell>
          <table:table-cell office:value-type="float" office:value="-0.0767901530932139" calcext:value-type="float">
            <text:p>-0.076790153093214</text:p>
          </table:table-cell>
        </table:table-row>
        <table:table-row table:style-name="ro1">
          <table:table-cell office:value-type="string" calcext:value-type="string">
            <text:p>"1119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DAP_Abies"</text:p>
          </table:table-cell>
          <table:table-cell office:value-type="float" office:value="0.5080767143708" calcext:value-type="float">
            <text:p>0.5080767143708</text:p>
          </table:table-cell>
        </table:table-row>
        <table:table-row table:style-name="ro1">
          <table:table-cell office:value-type="string" calcext:value-type="string">
            <text:p>"112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prop_latif"</text:p>
          </table:table-cell>
          <table:table-cell office:value-type="float" office:value="0.160295388395377" calcext:value-type="float">
            <text:p>0.160295388395377</text:p>
          </table:table-cell>
        </table:table-row>
        <table:table-row table:style-name="ro1">
          <table:table-cell office:value-type="string" calcext:value-type="string">
            <text:p>"1120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DAP_Abies"</text:p>
          </table:table-cell>
          <table:table-cell office:value-type="float" office:value="-0.181060154819878" calcext:value-type="float">
            <text:p>-0.181060154819878</text:p>
          </table:table-cell>
        </table:table-row>
        <table:table-row table:style-name="ro1">
          <table:table-cell office:value-type="string" calcext:value-type="string">
            <text:p>"1121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DAP_Abies"</text:p>
          </table:table-cell>
          <table:table-cell office:value-type="float" office:value="0.00274835741706315" calcext:value-type="float">
            <text:p>0.002748357417063</text:p>
          </table:table-cell>
        </table:table-row>
        <table:table-row table:style-name="ro1">
          <table:table-cell table:style-name="ce1" office:value-type="string" calcext:value-type="string">
            <text:p>"1122"</text:p>
          </table:table-cell>
          <table:table-cell table:style-name="ce1" office:value-type="string" calcext:value-type="string">
            <text:p>"mean_CopaNS_Abies"</text:p>
          </table:table-cell>
          <table:table-cell table:style-name="ce1" office:value-type="string" calcext:value-type="string">
            <text:p>"mean_DAP_Abies"</text:p>
          </table:table-cell>
          <table:table-cell table:style-name="ce1" office:value-type="float" office:value="0.873716159670986" calcext:value-type="float">
            <text:p>0.873716159670986</text:p>
          </table:table-cell>
        </table:table-row>
        <table:table-row table:style-name="ro1">
          <table:table-cell office:value-type="string" calcext:value-type="string">
            <text:p>"1123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DAP_Abies"</text:p>
          </table:table-cell>
          <table:table-cell office:value-type="float" office:value="0.00357095526032809" calcext:value-type="float">
            <text:p>0.003570955260328</text:p>
          </table:table-cell>
        </table:table-row>
        <table:table-row table:style-name="ro1">
          <table:table-cell office:value-type="string" calcext:value-type="string">
            <text:p>"1124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DAP_Abies"</text:p>
          </table:table-cell>
          <table:table-cell office:value-type="float" office:value="0.332757564719852" calcext:value-type="float">
            <text:p>0.332757564719852</text:p>
          </table:table-cell>
        </table:table-row>
        <table:table-row table:style-name="ro1">
          <table:table-cell office:value-type="string" calcext:value-type="string">
            <text:p>"1125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DAP_Abies"</text:p>
          </table:table-cell>
          <table:table-cell office:value-type="float" office:value="-0.319463061218985" calcext:value-type="float">
            <text:p>-0.319463061218985</text:p>
          </table:table-cell>
        </table:table-row>
        <table:table-row table:style-name="ro1">
          <table:table-cell office:value-type="string" calcext:value-type="string">
            <text:p>"1126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DAP_Abies"</text:p>
          </table:table-cell>
          <table:table-cell office:value-type="float" office:value="-0.210898690891103" calcext:value-type="float">
            <text:p>-0.210898690891103</text:p>
          </table:table-cell>
        </table:table-row>
        <table:table-row table:style-name="ro1">
          <table:table-cell office:value-type="string" calcext:value-type="string">
            <text:p>"1127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DAP_Abies"</text:p>
          </table:table-cell>
          <table:table-cell office:value-type="float" office:value="0.407573818640502" calcext:value-type="float">
            <text:p>0.407573818640502</text:p>
          </table:table-cell>
        </table:table-row>
        <table:table-row table:style-name="ro1">
          <table:table-cell office:value-type="string" calcext:value-type="string">
            <text:p>"1128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DAP_Abies"</text:p>
          </table:table-cell>
          <table:table-cell office:value-type="float" office:value="-0.179612534683477" calcext:value-type="float">
            <text:p>-0.179612534683477</text:p>
          </table:table-cell>
        </table:table-row>
        <table:table-row table:style-name="ro1">
          <table:table-cell office:value-type="string" calcext:value-type="string">
            <text:p>"1129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DAP_Abies"</text:p>
          </table:table-cell>
          <table:table-cell office:value-type="float" office:value="0.0260515031811184" calcext:value-type="float">
            <text:p>0.026051503181118</text:p>
          </table:table-cell>
        </table:table-row>
        <table:table-row table:style-name="ro1">
          <table:table-cell office:value-type="string" calcext:value-type="string">
            <text:p>"113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prop_latif"</text:p>
          </table:table-cell>
          <table:table-cell office:value-type="float" office:value="0.0851800360977095" calcext:value-type="float">
            <text:p>0.08518003609771</text:p>
          </table:table-cell>
        </table:table-row>
        <table:table-row table:style-name="ro1">
          <table:table-cell table:style-name="ce1" office:value-type="string" calcext:value-type="string">
            <text:p>"1130"</text:p>
          </table:table-cell>
          <table:table-cell table:style-name="ce1" office:value-type="string" calcext:value-type="string">
            <text:p>"mean_distanciacopas_Abies"</text:p>
          </table:table-cell>
          <table:table-cell table:style-name="ce1" office:value-type="string" calcext:value-type="string">
            <text:p>"mean_DAP_Abies"</text:p>
          </table:table-cell>
          <table:table-cell table:style-name="ce1" office:value-type="float" office:value="0.911649983628304" calcext:value-type="float">
            <text:p>0.911649983628304</text:p>
          </table:table-cell>
        </table:table-row>
        <table:table-row table:style-name="ro1">
          <table:table-cell office:value-type="string" calcext:value-type="string">
            <text:p>"1131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DAP_Abies"</text:p>
          </table:table-cell>
          <table:table-cell office:value-type="float" office:value="0.0418198116088451" calcext:value-type="float">
            <text:p>0.041819811608845</text:p>
          </table:table-cell>
        </table:table-row>
        <table:table-row table:style-name="ro1">
          <table:table-cell office:value-type="string" calcext:value-type="string">
            <text:p>"1132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AP_Abies"</text:p>
          </table:table-cell>
          <table:table-cell office:value-type="float" office:value="0.47461492424193" calcext:value-type="float">
            <text:p>0.47461492424193</text:p>
          </table:table-cell>
        </table:table-row>
        <table:table-row table:style-name="ro1">
          <table:table-cell office:value-type="string" calcext:value-type="string">
            <text:p>"1133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AP_Abies"</text:p>
          </table:table-cell>
          <table:table-cell office:value-type="float" office:value="-0.321071236197842" calcext:value-type="float">
            <text:p>-0.321071236197842</text:p>
          </table:table-cell>
        </table:table-row>
        <table:table-row table:style-name="ro1">
          <table:table-cell office:value-type="string" calcext:value-type="string">
            <text:p>"1134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AP_Abies"</text:p>
          </table:table-cell>
          <table:table-cell office:value-type="float" office:value="-0.223010538433169" calcext:value-type="float">
            <text:p>-0.223010538433169</text:p>
          </table:table-cell>
        </table:table-row>
        <table:table-row table:style-name="ro1">
          <table:table-cell office:value-type="string" calcext:value-type="string">
            <text:p>"1135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AP_Abies"</text:p>
          </table:table-cell>
          <table:table-cell office:value-type="float" office:value="0.373702364848237" calcext:value-type="float">
            <text:p>0.373702364848237</text:p>
          </table:table-cell>
        </table:table-row>
        <table:table-row table:style-name="ro1">
          <table:table-cell office:value-type="string" calcext:value-type="string">
            <text:p>"1136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AP_Abies"</text:p>
          </table:table-cell>
          <table:table-cell office:value-type="float" office:value="-0.180554320345737" calcext:value-type="float">
            <text:p>-0.180554320345737</text:p>
          </table:table-cell>
        </table:table-row>
        <table:table-row table:style-name="ro1">
          <table:table-cell office:value-type="string" calcext:value-type="string">
            <text:p>"1137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AP_Abies"</text:p>
          </table:table-cell>
          <table:table-cell office:value-type="float" office:value="0.0211202210400106" calcext:value-type="float">
            <text:p>0.021120221040011</text:p>
          </table:table-cell>
        </table:table-row>
        <table:table-row table:style-name="ro1">
          <table:table-cell table:style-name="ce1" office:value-type="string" calcext:value-type="string">
            <text:p>"1138"</text:p>
          </table:table-cell>
          <table:table-cell table:style-name="ce1" office:value-type="string" calcext:value-type="string">
            <text:p>"mean_diamcopa_Abies"</text:p>
          </table:table-cell>
          <table:table-cell table:style-name="ce1" office:value-type="string" calcext:value-type="string">
            <text:p>"mean_DAP_Abies"</text:p>
          </table:table-cell>
          <table:table-cell table:style-name="ce1" office:value-type="float" office:value="0.903619464576595" calcext:value-type="float">
            <text:p>0.903619464576595</text:p>
          </table:table-cell>
        </table:table-row>
        <table:table-row table:style-name="ro1">
          <table:table-cell office:value-type="string" calcext:value-type="string">
            <text:p>"1139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AP_Abies"</text:p>
          </table:table-cell>
          <table:table-cell office:value-type="float" office:value="0.0418377615130248" calcext:value-type="float">
            <text:p>0.041837761513025</text:p>
          </table:table-cell>
        </table:table-row>
        <table:table-row table:style-name="ro1">
          <table:table-cell office:value-type="string" calcext:value-type="string">
            <text:p>"114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latif"</text:p>
          </table:table-cell>
          <table:table-cell office:value-type="float" office:value="-0.299472306704275" calcext:value-type="float">
            <text:p>-0.299472306704275</text:p>
          </table:table-cell>
        </table:table-row>
        <table:table-row table:style-name="ro1">
          <table:table-cell office:value-type="string" calcext:value-type="string">
            <text:p>"1140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AP_Abies"</text:p>
          </table:table-cell>
          <table:table-cell office:value-type="float" office:value="0.4745812328696" calcext:value-type="float">
            <text:p>0.4745812328696</text:p>
          </table:table-cell>
        </table:table-row>
        <table:table-row table:style-name="ro1">
          <table:table-cell office:value-type="string" calcext:value-type="string">
            <text:p>"1141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AP_Abies"</text:p>
          </table:table-cell>
          <table:table-cell office:value-type="float" office:value="-0.321088866440462" calcext:value-type="float">
            <text:p>-0.321088866440462</text:p>
          </table:table-cell>
        </table:table-row>
        <table:table-row table:style-name="ro1">
          <table:table-cell office:value-type="string" calcext:value-type="string">
            <text:p>"1142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AP_Abies"</text:p>
          </table:table-cell>
          <table:table-cell office:value-type="float" office:value="-0.222933541055631" calcext:value-type="float">
            <text:p>-0.222933541055631</text:p>
          </table:table-cell>
        </table:table-row>
        <table:table-row table:style-name="ro1">
          <table:table-cell office:value-type="string" calcext:value-type="string">
            <text:p>"114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AP_Abies"</text:p>
          </table:table-cell>
          <table:table-cell office:value-type="float" office:value="0.373554460917413" calcext:value-type="float">
            <text:p>0.373554460917413</text:p>
          </table:table-cell>
        </table:table-row>
        <table:table-row table:style-name="ro1">
          <table:table-cell office:value-type="string" calcext:value-type="string">
            <text:p>"114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AP_Abies"</text:p>
          </table:table-cell>
          <table:table-cell office:value-type="float" office:value="-0.18055137221774" calcext:value-type="float">
            <text:p>-0.18055137221774</text:p>
          </table:table-cell>
        </table:table-row>
        <table:table-row table:style-name="ro1">
          <table:table-cell office:value-type="string" calcext:value-type="string">
            <text:p>"1145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AP_Abies"</text:p>
          </table:table-cell>
          <table:table-cell office:value-type="float" office:value="0.0210627254006052" calcext:value-type="float">
            <text:p>0.021062725400605</text:p>
          </table:table-cell>
        </table:table-row>
        <table:table-row table:style-name="ro1">
          <table:table-cell table:style-name="ce1" office:value-type="string" calcext:value-type="string">
            <text:p>"1146"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mean_DAP_Abies"</text:p>
          </table:table-cell>
          <table:table-cell table:style-name="ce1" office:value-type="float" office:value="0.94314616390563" calcext:value-type="float">
            <text:p>0.94314616390563</text:p>
          </table:table-cell>
        </table:table-row>
        <table:table-row table:style-name="ro1">
          <table:table-cell office:value-type="string" calcext:value-type="string">
            <text:p>"114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AP_Abies"</text:p>
          </table:table-cell>
          <table:table-cell office:value-type="float" office:value="-0.0331980065155972" calcext:value-type="float">
            <text:p>-0.033198006515597</text:p>
          </table:table-cell>
        </table:table-row>
        <table:table-row table:style-name="ro1">
          <table:table-cell office:value-type="string" calcext:value-type="string">
            <text:p>"114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AP_Abies"</text:p>
          </table:table-cell>
          <table:table-cell office:value-type="float" office:value="0.494359953626929" calcext:value-type="float">
            <text:p>0.494359953626929</text:p>
          </table:table-cell>
        </table:table-row>
        <table:table-row table:style-name="ro1">
          <table:table-cell office:value-type="string" calcext:value-type="string">
            <text:p>"114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AP_Abies"</text:p>
          </table:table-cell>
          <table:table-cell office:value-type="float" office:value="-0.245453504801259" calcext:value-type="float">
            <text:p>-0.245453504801259</text:p>
          </table:table-cell>
        </table:table-row>
        <table:table-row table:style-name="ro1">
          <table:table-cell office:value-type="string" calcext:value-type="string">
            <text:p>"115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latif"</text:p>
          </table:table-cell>
          <table:table-cell office:value-type="float" office:value="-0.311607399943984" calcext:value-type="float">
            <text:p>-0.311607399943984</text:p>
          </table:table-cell>
        </table:table-row>
        <table:table-row table:style-name="ro1">
          <table:table-cell office:value-type="string" calcext:value-type="string">
            <text:p>"115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AP_Abies"</text:p>
          </table:table-cell>
          <table:table-cell office:value-type="float" office:value="-0.281377999142988" calcext:value-type="float">
            <text:p>-0.281377999142988</text:p>
          </table:table-cell>
        </table:table-row>
        <table:table-row table:style-name="ro1">
          <table:table-cell office:value-type="string" calcext:value-type="string">
            <text:p>"115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AP_Abies"</text:p>
          </table:table-cell>
          <table:table-cell office:value-type="float" office:value="0.37756467198808" calcext:value-type="float">
            <text:p>0.37756467198808</text:p>
          </table:table-cell>
        </table:table-row>
        <table:table-row table:style-name="ro1">
          <table:table-cell office:value-type="string" calcext:value-type="string">
            <text:p>"115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AP_Abies"</text:p>
          </table:table-cell>
          <table:table-cell office:value-type="float" office:value="-0.147131282259012" calcext:value-type="float">
            <text:p>-0.147131282259012</text:p>
          </table:table-cell>
        </table:table-row>
        <table:table-row table:style-name="ro1">
          <table:table-cell office:value-type="string" calcext:value-type="string">
            <text:p>"115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AP_Abies"</text:p>
          </table:table-cell>
          <table:table-cell office:value-type="float" office:value="0.0263637900346913" calcext:value-type="float">
            <text:p>0.026363790034691</text:p>
          </table:table-cell>
        </table:table-row>
        <table:table-row table:style-name="ro1">
          <table:table-cell table:style-name="ce1" office:value-type="string" calcext:value-type="string">
            <text:p>"1154"</text:p>
          </table:table-cell>
          <table:table-cell table:style-name="ce1" office:value-type="string" calcext:value-type="string">
            <text:p>"mean_areabasal_Abies"</text:p>
          </table:table-cell>
          <table:table-cell table:style-name="ce1" office:value-type="string" calcext:value-type="string">
            <text:p>"mean_DAP_Abies"</text:p>
          </table:table-cell>
          <table:table-cell table:style-name="ce1" office:value-type="float" office:value="0.972178823892442" calcext:value-type="float">
            <text:p>0.972178823892442</text:p>
          </table:table-cell>
        </table:table-row>
        <table:table-row table:style-name="ro1">
          <table:table-cell office:value-type="string" calcext:value-type="string">
            <text:p>"115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AP_Abies"</text:p>
          </table:table-cell>
          <table:table-cell office:value-type="float" office:value="0.0106313142992829" calcext:value-type="float">
            <text:p>0.010631314299283</text:p>
          </table:table-cell>
        </table:table-row>
        <table:table-row table:style-name="ro1">
          <table:table-cell office:value-type="string" calcext:value-type="string">
            <text:p>"115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AP_Abies"</text:p>
          </table:table-cell>
          <table:table-cell office:value-type="float" office:value="0.536602530250549" calcext:value-type="float">
            <text:p>0.536602530250549</text:p>
          </table:table-cell>
        </table:table-row>
        <table:table-row table:style-name="ro1">
          <table:table-cell office:value-type="string" calcext:value-type="string">
            <text:p>"115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AP_Abies"</text:p>
          </table:table-cell>
          <table:table-cell office:value-type="float" office:value="-0.241533976586257" calcext:value-type="float">
            <text:p>-0.241533976586257</text:p>
          </table:table-cell>
        </table:table-row>
        <table:table-row table:style-name="ro1">
          <table:table-cell office:value-type="string" calcext:value-type="string">
            <text:p>"115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AP_Abies"</text:p>
          </table:table-cell>
          <table:table-cell office:value-type="float" office:value="-0.22366039572027" calcext:value-type="float">
            <text:p>-0.22366039572027</text:p>
          </table:table-cell>
        </table:table-row>
        <table:table-row table:style-name="ro1">
          <table:table-cell office:value-type="string" calcext:value-type="string">
            <text:p>"115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AP_Abies"</text:p>
          </table:table-cell>
          <table:table-cell office:value-type="float" office:value="0.566824695027849" calcext:value-type="float">
            <text:p>0.566824695027849</text:p>
          </table:table-cell>
        </table:table-row>
        <table:table-row table:style-name="ro1">
          <table:table-cell office:value-type="string" calcext:value-type="string">
            <text:p>"116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latif"</text:p>
          </table:table-cell>
          <table:table-cell office:value-type="float" office:value="0.032852962129022" calcext:value-type="float">
            <text:p>0.032852962129022</text:p>
          </table:table-cell>
        </table:table-row>
        <table:table-row table:style-name="ro1">
          <table:table-cell office:value-type="string" calcext:value-type="string">
            <text:p>"116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AP_Abies"</text:p>
          </table:table-cell>
          <table:table-cell office:value-type="float" office:value="-0.157373629825094" calcext:value-type="float">
            <text:p>-0.157373629825094</text:p>
          </table:table-cell>
        </table:table-row>
        <table:table-row table:style-name="ro1">
          <table:table-cell office:value-type="string" calcext:value-type="string">
            <text:p>"116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AP_Abies"</text:p>
          </table:table-cell>
          <table:table-cell office:value-type="float" office:value="0.0147098527753151" calcext:value-type="float">
            <text:p>0.014709852775315</text:p>
          </table:table-cell>
        </table:table-row>
        <table:table-row table:style-name="ro1">
          <table:table-cell office:value-type="string" calcext:value-type="string">
            <text:p>"1163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mean_DAP_Pinus"</text:p>
          </table:table-cell>
          <table:table-cell office:value-type="float" office:value="0.226228690457457" calcext:value-type="float">
            <text:p>0.226228690457457</text:p>
          </table:table-cell>
        </table:table-row>
        <table:table-row table:style-name="ro1">
          <table:table-cell office:value-type="string" calcext:value-type="string">
            <text:p>"1164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mean_DAP_Pinus"</text:p>
          </table:table-cell>
          <table:table-cell office:value-type="float" office:value="-0.287882085904818" calcext:value-type="float">
            <text:p>-0.287882085904818</text:p>
          </table:table-cell>
        </table:table-row>
        <table:table-row table:style-name="ro1">
          <table:table-cell office:value-type="string" calcext:value-type="string">
            <text:p>"1165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mean_DAP_Pinus"</text:p>
          </table:table-cell>
          <table:table-cell office:value-type="float" office:value="-0.295692836911809" calcext:value-type="float">
            <text:p>-0.295692836911809</text:p>
          </table:table-cell>
        </table:table-row>
        <table:table-row table:style-name="ro1">
          <table:table-cell office:value-type="string" calcext:value-type="string">
            <text:p>"1166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mean_DAP_Pinus"</text:p>
          </table:table-cell>
          <table:table-cell office:value-type="float" office:value="0.147835259400334" calcext:value-type="float">
            <text:p>0.147835259400334</text:p>
          </table:table-cell>
        </table:table-row>
        <table:table-row table:style-name="ro1">
          <table:table-cell office:value-type="string" calcext:value-type="string">
            <text:p>"1167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mean_DAP_Pinus"</text:p>
          </table:table-cell>
          <table:table-cell office:value-type="float" office:value="-0.154831538536878" calcext:value-type="float">
            <text:p>-0.154831538536878</text:p>
          </table:table-cell>
        </table:table-row>
        <table:table-row table:style-name="ro1">
          <table:table-cell office:value-type="string" calcext:value-type="string">
            <text:p>"1168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mean_DAP_Pinus"</text:p>
          </table:table-cell>
          <table:table-cell office:value-type="float" office:value="-0.0337841167697935" calcext:value-type="float">
            <text:p>-0.033784116769794</text:p>
          </table:table-cell>
        </table:table-row>
        <table:table-row table:style-name="ro1">
          <table:table-cell office:value-type="string" calcext:value-type="string">
            <text:p>"1169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mean_DAP_Pinus"</text:p>
          </table:table-cell>
          <table:table-cell office:value-type="float" office:value="0.0854523628340047" calcext:value-type="float">
            <text:p>0.085452362834005</text:p>
          </table:table-cell>
        </table:table-row>
        <table:table-row table:style-name="ro1">
          <table:table-cell office:value-type="string" calcext:value-type="string">
            <text:p>"117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latif"</text:p>
          </table:table-cell>
          <table:table-cell office:value-type="float" office:value="0.365718820889342" calcext:value-type="float">
            <text:p>0.365718820889342</text:p>
          </table:table-cell>
        </table:table-row>
        <table:table-row table:style-name="ro1">
          <table:table-cell table:style-name="ce1" office:value-type="string" calcext:value-type="string">
            <text:p>"1170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string" calcext:value-type="string">
            <text:p>"mean_DAP_Pinus"</text:p>
          </table:table-cell>
          <table:table-cell table:style-name="ce1" office:value-type="float" office:value="0.971745302961244" calcext:value-type="float">
            <text:p>0.971745302961244</text:p>
          </table:table-cell>
        </table:table-row>
        <table:table-row table:style-name="ro1">
          <table:table-cell office:value-type="string" calcext:value-type="string">
            <text:p>"1171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DAP_Pinus"</text:p>
          </table:table-cell>
          <table:table-cell office:value-type="float" office:value="0.312607137544549" calcext:value-type="float">
            <text:p>0.312607137544549</text:p>
          </table:table-cell>
        </table:table-row>
        <table:table-row table:style-name="ro1">
          <table:table-cell office:value-type="string" calcext:value-type="string">
            <text:p>"1172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DAP_Pinus"</text:p>
          </table:table-cell>
          <table:table-cell office:value-type="float" office:value="-0.236317220541431" calcext:value-type="float">
            <text:p>-0.236317220541431</text:p>
          </table:table-cell>
        </table:table-row>
        <table:table-row table:style-name="ro1">
          <table:table-cell office:value-type="string" calcext:value-type="string">
            <text:p>"1173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DAP_Pinus"</text:p>
          </table:table-cell>
          <table:table-cell office:value-type="float" office:value="-0.168922220344544" calcext:value-type="float">
            <text:p>-0.168922220344544</text:p>
          </table:table-cell>
        </table:table-row>
        <table:table-row table:style-name="ro1">
          <table:table-cell office:value-type="string" calcext:value-type="string">
            <text:p>"1174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DAP_Pinus"</text:p>
          </table:table-cell>
          <table:table-cell office:value-type="float" office:value="0.107765830533527" calcext:value-type="float">
            <text:p>0.107765830533527</text:p>
          </table:table-cell>
        </table:table-row>
        <table:table-row table:style-name="ro1">
          <table:table-cell office:value-type="string" calcext:value-type="string">
            <text:p>"1175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DAP_Pinus"</text:p>
          </table:table-cell>
          <table:table-cell office:value-type="float" office:value="-0.102360836086441" calcext:value-type="float">
            <text:p>-0.102360836086441</text:p>
          </table:table-cell>
        </table:table-row>
        <table:table-row table:style-name="ro1">
          <table:table-cell office:value-type="string" calcext:value-type="string">
            <text:p>"1176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DAP_Pinus"</text:p>
          </table:table-cell>
          <table:table-cell office:value-type="float" office:value="-0.0196896936657828" calcext:value-type="float">
            <text:p>-0.019689693665783</text:p>
          </table:table-cell>
        </table:table-row>
        <table:table-row table:style-name="ro1">
          <table:table-cell office:value-type="string" calcext:value-type="string">
            <text:p>"1177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DAP_Pinus"</text:p>
          </table:table-cell>
          <table:table-cell office:value-type="float" office:value="0.12587257323029" calcext:value-type="float">
            <text:p>0.12587257323029</text:p>
          </table:table-cell>
        </table:table-row>
        <table:table-row table:style-name="ro1">
          <table:table-cell table:style-name="ce1" office:value-type="string" calcext:value-type="string">
            <text:p>"1178"</text:p>
          </table:table-cell>
          <table:table-cell table:style-name="ce1" office:value-type="string" calcext:value-type="string">
            <text:p>"mean_CopaNS_Pinus"</text:p>
          </table:table-cell>
          <table:table-cell table:style-name="ce1" office:value-type="string" calcext:value-type="string">
            <text:p>"mean_DAP_Pinus"</text:p>
          </table:table-cell>
          <table:table-cell table:style-name="ce1" office:value-type="float" office:value="0.970593975056145" calcext:value-type="float">
            <text:p>0.970593975056145</text:p>
          </table:table-cell>
        </table:table-row>
        <table:table-row table:style-name="ro1">
          <table:table-cell office:value-type="string" calcext:value-type="string">
            <text:p>"1179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DAP_Pinus"</text:p>
          </table:table-cell>
          <table:table-cell office:value-type="float" office:value="0.218870002970698" calcext:value-type="float">
            <text:p>0.218870002970698</text:p>
          </table:table-cell>
        </table:table-row>
        <table:table-row table:style-name="ro1">
          <table:table-cell table:style-name="ce1" office:value-type="string" calcext:value-type="string">
            <text:p>"118"</text:p>
          </table:table-cell>
          <table:table-cell table:style-name="ce1" office:value-type="string" calcext:value-type="string">
            <text:p>"mean_distanciacopas_Quercus"</text:p>
          </table:table-cell>
          <table:table-cell table:style-name="ce1" office:value-type="string" calcext:value-type="string">
            <text:p>"prop_latif"</text:p>
          </table:table-cell>
          <table:table-cell table:style-name="ce1" office:value-type="float" office:value="0.750903432441425" calcext:value-type="float">
            <text:p>0.750903432441425</text:p>
          </table:table-cell>
        </table:table-row>
        <table:table-row table:style-name="ro1">
          <table:table-cell office:value-type="string" calcext:value-type="string">
            <text:p>"1180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DAP_Pinus"</text:p>
          </table:table-cell>
          <table:table-cell office:value-type="float" office:value="-0.306542362749073" calcext:value-type="float">
            <text:p>-0.306542362749073</text:p>
          </table:table-cell>
        </table:table-row>
        <table:table-row table:style-name="ro1">
          <table:table-cell office:value-type="string" calcext:value-type="string">
            <text:p>"1181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DAP_Pinus"</text:p>
          </table:table-cell>
          <table:table-cell office:value-type="float" office:value="-0.290352959575452" calcext:value-type="float">
            <text:p>-0.290352959575452</text:p>
          </table:table-cell>
        </table:table-row>
        <table:table-row table:style-name="ro1">
          <table:table-cell office:value-type="string" calcext:value-type="string">
            <text:p>"1182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DAP_Pinus"</text:p>
          </table:table-cell>
          <table:table-cell office:value-type="float" office:value="0.199351294791715" calcext:value-type="float">
            <text:p>0.199351294791715</text:p>
          </table:table-cell>
        </table:table-row>
        <table:table-row table:style-name="ro1">
          <table:table-cell office:value-type="string" calcext:value-type="string">
            <text:p>"1183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DAP_Pinus"</text:p>
          </table:table-cell>
          <table:table-cell office:value-type="float" office:value="-0.189882685086818" calcext:value-type="float">
            <text:p>-0.189882685086818</text:p>
          </table:table-cell>
        </table:table-row>
        <table:table-row table:style-name="ro1">
          <table:table-cell office:value-type="string" calcext:value-type="string">
            <text:p>"1184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DAP_Pinus"</text:p>
          </table:table-cell>
          <table:table-cell office:value-type="float" office:value="0.0210579579361146" calcext:value-type="float">
            <text:p>0.021057957936115</text:p>
          </table:table-cell>
        </table:table-row>
        <table:table-row table:style-name="ro1">
          <table:table-cell office:value-type="string" calcext:value-type="string">
            <text:p>"1185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DAP_Pinus"</text:p>
          </table:table-cell>
          <table:table-cell office:value-type="float" office:value="0.101532278197748" calcext:value-type="float">
            <text:p>0.101532278197748</text:p>
          </table:table-cell>
        </table:table-row>
        <table:table-row table:style-name="ro1">
          <table:table-cell table:style-name="ce1" office:value-type="string" calcext:value-type="string">
            <text:p>"1186"</text:p>
          </table:table-cell>
          <table:table-cell table:style-name="ce1" office:value-type="string" calcext:value-type="string">
            <text:p>"mean_distanciacopas_Pinus"</text:p>
          </table:table-cell>
          <table:table-cell table:style-name="ce1" office:value-type="string" calcext:value-type="string">
            <text:p>"mean_DAP_Pinus"</text:p>
          </table:table-cell>
          <table:table-cell table:style-name="ce1" office:value-type="float" office:value="0.973861665303716" calcext:value-type="float">
            <text:p>0.973861665303716</text:p>
          </table:table-cell>
        </table:table-row>
        <table:table-row table:style-name="ro1">
          <table:table-cell office:value-type="string" calcext:value-type="string">
            <text:p>"1187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AP_Pinus"</text:p>
          </table:table-cell>
          <table:table-cell office:value-type="float" office:value="0.312737150895543" calcext:value-type="float">
            <text:p>0.312737150895543</text:p>
          </table:table-cell>
        </table:table-row>
        <table:table-row table:style-name="ro1">
          <table:table-cell office:value-type="string" calcext:value-type="string">
            <text:p>"118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AP_Pinus"</text:p>
          </table:table-cell>
          <table:table-cell office:value-type="float" office:value="-0.30817917489955" calcext:value-type="float">
            <text:p>-0.30817917489955</text:p>
          </table:table-cell>
        </table:table-row>
        <table:table-row table:style-name="ro1">
          <table:table-cell office:value-type="string" calcext:value-type="string">
            <text:p>"118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AP_Pinus"</text:p>
          </table:table-cell>
          <table:table-cell office:value-type="float" office:value="-0.290539535080246" calcext:value-type="float">
            <text:p>-0.290539535080246</text:p>
          </table:table-cell>
        </table:table-row>
        <table:table-row table:style-name="ro1">
          <table:table-cell office:value-type="string" calcext:value-type="string">
            <text:p>"11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latif"</text:p>
          </table:table-cell>
          <table:table-cell office:value-type="float" office:value="0.139747759006574" calcext:value-type="float">
            <text:p>0.139747759006574</text:p>
          </table:table-cell>
        </table:table-row>
        <table:table-row table:style-name="ro1">
          <table:table-cell office:value-type="string" calcext:value-type="string">
            <text:p>"1190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AP_Pinus"</text:p>
          </table:table-cell>
          <table:table-cell office:value-type="float" office:value="0.222317590377089" calcext:value-type="float">
            <text:p>0.222317590377089</text:p>
          </table:table-cell>
        </table:table-row>
        <table:table-row table:style-name="ro1">
          <table:table-cell office:value-type="string" calcext:value-type="string">
            <text:p>"1191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AP_Pinus"</text:p>
          </table:table-cell>
          <table:table-cell office:value-type="float" office:value="-0.171858311614318" calcext:value-type="float">
            <text:p>-0.171858311614318</text:p>
          </table:table-cell>
        </table:table-row>
        <table:table-row table:style-name="ro1">
          <table:table-cell office:value-type="string" calcext:value-type="string">
            <text:p>"119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AP_Pinus"</text:p>
          </table:table-cell>
          <table:table-cell office:value-type="float" office:value="0.0123389778382999" calcext:value-type="float">
            <text:p>0.0123389778383</text:p>
          </table:table-cell>
        </table:table-row>
        <table:table-row table:style-name="ro1">
          <table:table-cell office:value-type="string" calcext:value-type="string">
            <text:p>"119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AP_Pinus"</text:p>
          </table:table-cell>
          <table:table-cell office:value-type="float" office:value="0.107385591293092" calcext:value-type="float">
            <text:p>0.107385591293092</text:p>
          </table:table-cell>
        </table:table-row>
        <table:table-row table:style-name="ro1">
          <table:table-cell table:style-name="ce1" office:value-type="string" calcext:value-type="string">
            <text:p>"1194"</text:p>
          </table:table-cell>
          <table:table-cell table:style-name="ce1" office:value-type="string" calcext:value-type="string">
            <text:p>"mean_diamcopa_Pinus"</text:p>
          </table:table-cell>
          <table:table-cell table:style-name="ce1" office:value-type="string" calcext:value-type="string">
            <text:p>"mean_DAP_Pinus"</text:p>
          </table:table-cell>
          <table:table-cell table:style-name="ce1" office:value-type="float" office:value="0.973861046042625" calcext:value-type="float">
            <text:p>0.973861046042625</text:p>
          </table:table-cell>
        </table:table-row>
        <table:table-row table:style-name="ro1">
          <table:table-cell office:value-type="string" calcext:value-type="string">
            <text:p>"1195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AP_Pinus"</text:p>
          </table:table-cell>
          <table:table-cell office:value-type="float" office:value="0.312859188643856" calcext:value-type="float">
            <text:p>0.312859188643856</text:p>
          </table:table-cell>
        </table:table-row>
        <table:table-row table:style-name="ro1">
          <table:table-cell office:value-type="string" calcext:value-type="string">
            <text:p>"119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AP_Pinus"</text:p>
          </table:table-cell>
          <table:table-cell office:value-type="float" office:value="-0.308227765864282" calcext:value-type="float">
            <text:p>-0.308227765864282</text:p>
          </table:table-cell>
        </table:table-row>
        <table:table-row table:style-name="ro1">
          <table:table-cell office:value-type="string" calcext:value-type="string">
            <text:p>"119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AP_Pinus"</text:p>
          </table:table-cell>
          <table:table-cell office:value-type="float" office:value="-0.290795075991541" calcext:value-type="float">
            <text:p>-0.290795075991541</text:p>
          </table:table-cell>
        </table:table-row>
        <table:table-row table:style-name="ro1">
          <table:table-cell office:value-type="string" calcext:value-type="string">
            <text:p>"1198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AP_Pinus"</text:p>
          </table:table-cell>
          <table:table-cell office:value-type="float" office:value="0.222448554570773" calcext:value-type="float">
            <text:p>0.222448554570773</text:p>
          </table:table-cell>
        </table:table-row>
        <table:table-row table:style-name="ro1">
          <table:table-cell office:value-type="string" calcext:value-type="string">
            <text:p>"1199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AP_Pinus"</text:p>
          </table:table-cell>
          <table:table-cell office:value-type="float" office:value="-0.171677819903092" calcext:value-type="float">
            <text:p>-0.171677819903092</text:p>
          </table:table-cell>
        </table:table-row>
        <table:table-row table:style-name="ro1">
          <table:table-cell office:value-type="string" calcext:value-type="string">
            <text:p>"12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conif"</text:p>
          </table:table-cell>
          <table:table-cell office:value-type="float" office:value="0.445109570280409" calcext:value-type="float">
            <text:p>0.445109570280409</text:p>
          </table:table-cell>
        </table:table-row>
        <table:table-row table:style-name="ro1">
          <table:table-cell office:value-type="string" calcext:value-type="string">
            <text:p>"12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latif"</text:p>
          </table:table-cell>
          <table:table-cell office:value-type="float" office:value="0.150554876001024" calcext:value-type="float">
            <text:p>0.150554876001024</text:p>
          </table:table-cell>
        </table:table-row>
        <table:table-row table:style-name="ro1">
          <table:table-cell office:value-type="string" calcext:value-type="string">
            <text:p>"120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AP_Pinus"</text:p>
          </table:table-cell>
          <table:table-cell office:value-type="float" office:value="0.01223763316757" calcext:value-type="float">
            <text:p>0.01223763316757</text:p>
          </table:table-cell>
        </table:table-row>
        <table:table-row table:style-name="ro1">
          <table:table-cell office:value-type="string" calcext:value-type="string">
            <text:p>"120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AP_Pinus"</text:p>
          </table:table-cell>
          <table:table-cell office:value-type="float" office:value="0.115243940526203" calcext:value-type="float">
            <text:p>0.115243940526203</text:p>
          </table:table-cell>
        </table:table-row>
        <table:table-row table:style-name="ro1">
          <table:table-cell table:style-name="ce1" office:value-type="string" calcext:value-type="string">
            <text:p>"1202"</text:p>
          </table:table-cell>
          <table:table-cell table:style-name="ce1" office:value-type="string" calcext:value-type="string">
            <text:p>"mean_coberturacopa_Pinus"</text:p>
          </table:table-cell>
          <table:table-cell table:style-name="ce1" office:value-type="string" calcext:value-type="string">
            <text:p>"mean_DAP_Pinus"</text:p>
          </table:table-cell>
          <table:table-cell table:style-name="ce1" office:value-type="float" office:value="0.887426611648509" calcext:value-type="float">
            <text:p>0.887426611648509</text:p>
          </table:table-cell>
        </table:table-row>
        <table:table-row table:style-name="ro1">
          <table:table-cell office:value-type="string" calcext:value-type="string">
            <text:p>"120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AP_Pinus"</text:p>
          </table:table-cell>
          <table:table-cell office:value-type="float" office:value="0.308228278265224" calcext:value-type="float">
            <text:p>0.308228278265224</text:p>
          </table:table-cell>
        </table:table-row>
        <table:table-row table:style-name="ro1">
          <table:table-cell office:value-type="string" calcext:value-type="string">
            <text:p>"120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AP_Pinus"</text:p>
          </table:table-cell>
          <table:table-cell office:value-type="float" office:value="-0.298669542500105" calcext:value-type="float">
            <text:p>-0.298669542500105</text:p>
          </table:table-cell>
        </table:table-row>
        <table:table-row table:style-name="ro1">
          <table:table-cell office:value-type="string" calcext:value-type="string">
            <text:p>"120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AP_Pinus"</text:p>
          </table:table-cell>
          <table:table-cell office:value-type="float" office:value="-0.217672319929375" calcext:value-type="float">
            <text:p>-0.217672319929375</text:p>
          </table:table-cell>
        </table:table-row>
        <table:table-row table:style-name="ro1">
          <table:table-cell office:value-type="string" calcext:value-type="string">
            <text:p>"120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AP_Pinus"</text:p>
          </table:table-cell>
          <table:table-cell office:value-type="float" office:value="0.204525846266708" calcext:value-type="float">
            <text:p>0.204525846266708</text:p>
          </table:table-cell>
        </table:table-row>
        <table:table-row table:style-name="ro1">
          <table:table-cell office:value-type="string" calcext:value-type="string">
            <text:p>"120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AP_Pinus"</text:p>
          </table:table-cell>
          <table:table-cell office:value-type="float" office:value="-0.161071060061342" calcext:value-type="float">
            <text:p>-0.161071060061342</text:p>
          </table:table-cell>
        </table:table-row>
        <table:table-row table:style-name="ro1">
          <table:table-cell office:value-type="string" calcext:value-type="string">
            <text:p>"120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AP_Pinus"</text:p>
          </table:table-cell>
          <table:table-cell office:value-type="float" office:value="0.0216119185239527" calcext:value-type="float">
            <text:p>0.021611918523953</text:p>
          </table:table-cell>
        </table:table-row>
        <table:table-row table:style-name="ro1">
          <table:table-cell office:value-type="string" calcext:value-type="string">
            <text:p>"120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AP_Pinus"</text:p>
          </table:table-cell>
          <table:table-cell office:value-type="float" office:value="0.0290031906167069" calcext:value-type="float">
            <text:p>0.029003190616707</text:p>
          </table:table-cell>
        </table:table-row>
        <table:table-row table:style-name="ro1">
          <table:table-cell office:value-type="string" calcext:value-type="string">
            <text:p>"121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latif"</text:p>
          </table:table-cell>
          <table:table-cell office:value-type="float" office:value="0.0877509743866324" calcext:value-type="float">
            <text:p>0.087750974386632</text:p>
          </table:table-cell>
        </table:table-row>
        <table:table-row table:style-name="ro1">
          <table:table-cell table:style-name="ce1" office:value-type="string" calcext:value-type="string">
            <text:p>"1210"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mean_DAP_Pinus"</text:p>
          </table:table-cell>
          <table:table-cell table:style-name="ce1" office:value-type="float" office:value="0.96891313134977" calcext:value-type="float">
            <text:p>0.96891313134977</text:p>
          </table:table-cell>
        </table:table-row>
        <table:table-row table:style-name="ro1">
          <table:table-cell office:value-type="string" calcext:value-type="string">
            <text:p>"121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AP_Pinus"</text:p>
          </table:table-cell>
          <table:table-cell office:value-type="float" office:value="0.149593602995669" calcext:value-type="float">
            <text:p>0.149593602995669</text:p>
          </table:table-cell>
        </table:table-row>
        <table:table-row table:style-name="ro1">
          <table:table-cell office:value-type="string" calcext:value-type="string">
            <text:p>"121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AP_Pinus"</text:p>
          </table:table-cell>
          <table:table-cell office:value-type="float" office:value="-0.288573190679116" calcext:value-type="float">
            <text:p>-0.288573190679116</text:p>
          </table:table-cell>
        </table:table-row>
        <table:table-row table:style-name="ro1">
          <table:table-cell office:value-type="string" calcext:value-type="string">
            <text:p>"121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AP_Pinus"</text:p>
          </table:table-cell>
          <table:table-cell office:value-type="float" office:value="-0.252282156362591" calcext:value-type="float">
            <text:p>-0.252282156362591</text:p>
          </table:table-cell>
        </table:table-row>
        <table:table-row table:style-name="ro1">
          <table:table-cell office:value-type="string" calcext:value-type="string">
            <text:p>"121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AP_Pinus"</text:p>
          </table:table-cell>
          <table:table-cell office:value-type="float" office:value="0.038955870656798" calcext:value-type="float">
            <text:p>0.038955870656798</text:p>
          </table:table-cell>
        </table:table-row>
        <table:table-row table:style-name="ro1">
          <table:table-cell office:value-type="string" calcext:value-type="string">
            <text:p>"121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AP_Pinus"</text:p>
          </table:table-cell>
          <table:table-cell office:value-type="float" office:value="-0.156031177470324" calcext:value-type="float">
            <text:p>-0.156031177470324</text:p>
          </table:table-cell>
        </table:table-row>
        <table:table-row table:style-name="ro1">
          <table:table-cell office:value-type="string" calcext:value-type="string">
            <text:p>"121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AP_Pinus"</text:p>
          </table:table-cell>
          <table:table-cell office:value-type="float" office:value="0.00108330441362914" calcext:value-type="float">
            <text:p>0.001083304413629</text:p>
          </table:table-cell>
        </table:table-row>
        <table:table-row table:style-name="ro1">
          <table:table-cell office:value-type="string" calcext:value-type="string">
            <text:p>"1218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mean_DAP_Salix"</text:p>
          </table:table-cell>
          <table:table-cell office:value-type="float" office:value="-0.223564030261868" calcext:value-type="float">
            <text:p>-0.223564030261868</text:p>
          </table:table-cell>
        </table:table-row>
        <table:table-row table:style-name="ro1">
          <table:table-cell office:value-type="string" calcext:value-type="string">
            <text:p>"1219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mean_DAP_Salix"</text:p>
          </table:table-cell>
          <table:table-cell office:value-type="float" office:value="-0.0896979910181433" calcext:value-type="float">
            <text:p>-0.089697991018143</text:p>
          </table:table-cell>
        </table:table-row>
        <table:table-row table:style-name="ro1">
          <table:table-cell office:value-type="string" calcext:value-type="string">
            <text:p>"122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latif"</text:p>
          </table:table-cell>
          <table:table-cell office:value-type="float" office:value="-0.33261745973936" calcext:value-type="float">
            <text:p>-0.33261745973936</text:p>
          </table:table-cell>
        </table:table-row>
        <table:table-row table:style-name="ro1">
          <table:table-cell office:value-type="string" calcext:value-type="string">
            <text:p>"1220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mean_DAP_Salix"</text:p>
          </table:table-cell>
          <table:table-cell office:value-type="float" office:value="-0.0833421808046654" calcext:value-type="float">
            <text:p>-0.083342180804665</text:p>
          </table:table-cell>
        </table:table-row>
        <table:table-row table:style-name="ro1">
          <table:table-cell office:value-type="string" calcext:value-type="string">
            <text:p>"1221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mean_DAP_Salix"</text:p>
          </table:table-cell>
          <table:table-cell office:value-type="float" office:value="-0.132258609913485" calcext:value-type="float">
            <text:p>-0.132258609913485</text:p>
          </table:table-cell>
        </table:table-row>
        <table:table-row table:style-name="ro1">
          <table:table-cell office:value-type="string" calcext:value-type="string">
            <text:p>"1222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mean_DAP_Salix"</text:p>
          </table:table-cell>
          <table:table-cell office:value-type="float" office:value="-0.0697961487624548" calcext:value-type="float">
            <text:p>-0.069796148762455</text:p>
          </table:table-cell>
        </table:table-row>
        <table:table-row table:style-name="ro1">
          <table:table-cell office:value-type="string" calcext:value-type="string">
            <text:p>"1223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mean_DAP_Salix"</text:p>
          </table:table-cell>
          <table:table-cell office:value-type="float" office:value="0.578081362589565" calcext:value-type="float">
            <text:p>0.578081362589565</text:p>
          </table:table-cell>
        </table:table-row>
        <table:table-row table:style-name="ro1">
          <table:table-cell office:value-type="string" calcext:value-type="string">
            <text:p>"1224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DAP_Salix"</text:p>
          </table:table-cell>
          <table:table-cell office:value-type="float" office:value="0.180508641680961" calcext:value-type="float">
            <text:p>0.180508641680961</text:p>
          </table:table-cell>
        </table:table-row>
        <table:table-row table:style-name="ro1">
          <table:table-cell table:style-name="ce1" office:value-type="string" calcext:value-type="string">
            <text:p>"1225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string" calcext:value-type="string">
            <text:p>"mean_DAP_Salix"</text:p>
          </table:table-cell>
          <table:table-cell table:style-name="ce1" office:value-type="float" office:value="0.941517959760177" calcext:value-type="float">
            <text:p>0.941517959760177</text:p>
          </table:table-cell>
        </table:table-row>
        <table:table-row table:style-name="ro1">
          <table:table-cell office:value-type="string" calcext:value-type="string">
            <text:p>"1226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DAP_Salix"</text:p>
          </table:table-cell>
          <table:table-cell office:value-type="float" office:value="-0.240494465009791" calcext:value-type="float">
            <text:p>-0.240494465009791</text:p>
          </table:table-cell>
        </table:table-row>
        <table:table-row table:style-name="ro1">
          <table:table-cell office:value-type="string" calcext:value-type="string">
            <text:p>"1227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DAP_Salix"</text:p>
          </table:table-cell>
          <table:table-cell office:value-type="float" office:value="-0.0707048241061005" calcext:value-type="float">
            <text:p>-0.070704824106101</text:p>
          </table:table-cell>
        </table:table-row>
        <table:table-row table:style-name="ro1">
          <table:table-cell office:value-type="string" calcext:value-type="string">
            <text:p>"1228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DAP_Salix"</text:p>
          </table:table-cell>
          <table:table-cell office:value-type="float" office:value="-0.0800891008121809" calcext:value-type="float">
            <text:p>-0.080089100812181</text:p>
          </table:table-cell>
        </table:table-row>
        <table:table-row table:style-name="ro1">
          <table:table-cell office:value-type="string" calcext:value-type="string">
            <text:p>"1229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DAP_Salix"</text:p>
          </table:table-cell>
          <table:table-cell office:value-type="float" office:value="-0.132849613039939" calcext:value-type="float">
            <text:p>-0.132849613039939</text:p>
          </table:table-cell>
        </table:table-row>
        <table:table-row table:style-name="ro1">
          <table:table-cell office:value-type="string" calcext:value-type="string">
            <text:p>"12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latif"</text:p>
          </table:table-cell>
          <table:table-cell office:value-type="float" office:value="-0.311520271824358" calcext:value-type="float">
            <text:p>-0.311520271824358</text:p>
          </table:table-cell>
        </table:table-row>
        <table:table-row table:style-name="ro1">
          <table:table-cell office:value-type="string" calcext:value-type="string">
            <text:p>"1230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DAP_Salix"</text:p>
          </table:table-cell>
          <table:table-cell office:value-type="float" office:value="-0.0705795136983231" calcext:value-type="float">
            <text:p>-0.070579513698323</text:p>
          </table:table-cell>
        </table:table-row>
        <table:table-row table:style-name="ro1">
          <table:table-cell office:value-type="string" calcext:value-type="string">
            <text:p>"1231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DAP_Salix"</text:p>
          </table:table-cell>
          <table:table-cell office:value-type="float" office:value="0.582766434709274" calcext:value-type="float">
            <text:p>0.582766434709274</text:p>
          </table:table-cell>
        </table:table-row>
        <table:table-row table:style-name="ro1">
          <table:table-cell office:value-type="string" calcext:value-type="string">
            <text:p>"1232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DAP_Salix"</text:p>
          </table:table-cell>
          <table:table-cell office:value-type="float" office:value="0.215944642194933" calcext:value-type="float">
            <text:p>0.215944642194933</text:p>
          </table:table-cell>
        </table:table-row>
        <table:table-row table:style-name="ro1">
          <table:table-cell table:style-name="ce1" office:value-type="string" calcext:value-type="string">
            <text:p>"1233"</text:p>
          </table:table-cell>
          <table:table-cell table:style-name="ce1" office:value-type="string" calcext:value-type="string">
            <text:p>"mean_CopaNS_Salix"</text:p>
          </table:table-cell>
          <table:table-cell table:style-name="ce1" office:value-type="string" calcext:value-type="string">
            <text:p>"mean_DAP_Salix"</text:p>
          </table:table-cell>
          <table:table-cell table:style-name="ce1" office:value-type="float" office:value="0.907723892163197" calcext:value-type="float">
            <text:p>0.907723892163197</text:p>
          </table:table-cell>
        </table:table-row>
        <table:table-row table:style-name="ro1">
          <table:table-cell office:value-type="string" calcext:value-type="string">
            <text:p>"1234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DAP_Salix"</text:p>
          </table:table-cell>
          <table:table-cell office:value-type="float" office:value="-0.234400241763392" calcext:value-type="float">
            <text:p>-0.234400241763392</text:p>
          </table:table-cell>
        </table:table-row>
        <table:table-row table:style-name="ro1">
          <table:table-cell office:value-type="string" calcext:value-type="string">
            <text:p>"1235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DAP_Salix"</text:p>
          </table:table-cell>
          <table:table-cell office:value-type="float" office:value="-0.151785400900873" calcext:value-type="float">
            <text:p>-0.151785400900873</text:p>
          </table:table-cell>
        </table:table-row>
        <table:table-row table:style-name="ro1">
          <table:table-cell office:value-type="string" calcext:value-type="string">
            <text:p>"1236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DAP_Salix"</text:p>
          </table:table-cell>
          <table:table-cell office:value-type="float" office:value="-0.086394423901668" calcext:value-type="float">
            <text:p>-0.086394423901668</text:p>
          </table:table-cell>
        </table:table-row>
        <table:table-row table:style-name="ro1">
          <table:table-cell office:value-type="string" calcext:value-type="string">
            <text:p>"1237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DAP_Salix"</text:p>
          </table:table-cell>
          <table:table-cell office:value-type="float" office:value="-0.13178744795375" calcext:value-type="float">
            <text:p>-0.13178744795375</text:p>
          </table:table-cell>
        </table:table-row>
        <table:table-row table:style-name="ro1">
          <table:table-cell office:value-type="string" calcext:value-type="string">
            <text:p>"1238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DAP_Salix"</text:p>
          </table:table-cell>
          <table:table-cell office:value-type="float" office:value="-0.0706113538089274" calcext:value-type="float">
            <text:p>-0.070611353808927</text:p>
          </table:table-cell>
        </table:table-row>
        <table:table-row table:style-name="ro1">
          <table:table-cell office:value-type="string" calcext:value-type="string">
            <text:p>"1239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DAP_Salix"</text:p>
          </table:table-cell>
          <table:table-cell office:value-type="float" office:value="0.547218990632567" calcext:value-type="float">
            <text:p>0.547218990632567</text:p>
          </table:table-cell>
        </table:table-row>
        <table:table-row table:style-name="ro1">
          <table:table-cell office:value-type="string" calcext:value-type="string">
            <text:p>"12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latif"</text:p>
          </table:table-cell>
          <table:table-cell office:value-type="float" office:value="0.0328576964884445" calcext:value-type="float">
            <text:p>0.032857696488445</text:p>
          </table:table-cell>
        </table:table-row>
        <table:table-row table:style-name="ro1">
          <table:table-cell office:value-type="string" calcext:value-type="string">
            <text:p>"1240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DAP_Salix"</text:p>
          </table:table-cell>
          <table:table-cell office:value-type="float" office:value="0.260080200250647" calcext:value-type="float">
            <text:p>0.260080200250647</text:p>
          </table:table-cell>
        </table:table-row>
        <table:table-row table:style-name="ro1">
          <table:table-cell table:style-name="ce1" office:value-type="string" calcext:value-type="string">
            <text:p>"1241"</text:p>
          </table:table-cell>
          <table:table-cell table:style-name="ce1" office:value-type="string" calcext:value-type="string">
            <text:p>"mean_distanciacopas_Salix"</text:p>
          </table:table-cell>
          <table:table-cell table:style-name="ce1" office:value-type="string" calcext:value-type="string">
            <text:p>"mean_DAP_Salix"</text:p>
          </table:table-cell>
          <table:table-cell table:style-name="ce1" office:value-type="float" office:value="0.941361552899335" calcext:value-type="float">
            <text:p>0.941361552899335</text:p>
          </table:table-cell>
        </table:table-row>
        <table:table-row table:style-name="ro1">
          <table:table-cell office:value-type="string" calcext:value-type="string">
            <text:p>"1242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AP_Salix"</text:p>
          </table:table-cell>
          <table:table-cell office:value-type="float" office:value="-0.235580211060636" calcext:value-type="float">
            <text:p>-0.235580211060636</text:p>
          </table:table-cell>
        </table:table-row>
        <table:table-row table:style-name="ro1">
          <table:table-cell office:value-type="string" calcext:value-type="string">
            <text:p>"1243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AP_Salix"</text:p>
          </table:table-cell>
          <table:table-cell office:value-type="float" office:value="-0.153375928440463" calcext:value-type="float">
            <text:p>-0.153375928440463</text:p>
          </table:table-cell>
        </table:table-row>
        <table:table-row table:style-name="ro1">
          <table:table-cell office:value-type="string" calcext:value-type="string">
            <text:p>"1244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AP_Salix"</text:p>
          </table:table-cell>
          <table:table-cell office:value-type="float" office:value="-0.0868688690126335" calcext:value-type="float">
            <text:p>-0.086868869012634</text:p>
          </table:table-cell>
        </table:table-row>
        <table:table-row table:style-name="ro1">
          <table:table-cell office:value-type="string" calcext:value-type="string">
            <text:p>"1245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AP_Salix"</text:p>
          </table:table-cell>
          <table:table-cell office:value-type="float" office:value="-0.13247846614559" calcext:value-type="float">
            <text:p>-0.13247846614559</text:p>
          </table:table-cell>
        </table:table-row>
        <table:table-row table:style-name="ro1">
          <table:table-cell office:value-type="string" calcext:value-type="string">
            <text:p>"1246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AP_Salix"</text:p>
          </table:table-cell>
          <table:table-cell office:value-type="float" office:value="-0.0708817526154366" calcext:value-type="float">
            <text:p>-0.070881752615437</text:p>
          </table:table-cell>
        </table:table-row>
        <table:table-row table:style-name="ro1">
          <table:table-cell office:value-type="string" calcext:value-type="string">
            <text:p>"1247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AP_Salix"</text:p>
          </table:table-cell>
          <table:table-cell office:value-type="float" office:value="0.539389037466026" calcext:value-type="float">
            <text:p>0.539389037466026</text:p>
          </table:table-cell>
        </table:table-row>
        <table:table-row table:style-name="ro1">
          <table:table-cell office:value-type="string" calcext:value-type="string">
            <text:p>"1248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AP_Salix"</text:p>
          </table:table-cell>
          <table:table-cell office:value-type="float" office:value="0.260064064491946" calcext:value-type="float">
            <text:p>0.260064064491946</text:p>
          </table:table-cell>
        </table:table-row>
        <table:table-row table:style-name="ro1">
          <table:table-cell table:style-name="ce1" office:value-type="string" calcext:value-type="string">
            <text:p>"1249"</text:p>
          </table:table-cell>
          <table:table-cell table:style-name="ce1" office:value-type="string" calcext:value-type="string">
            <text:p>"mean_diamcopa_Salix"</text:p>
          </table:table-cell>
          <table:table-cell table:style-name="ce1" office:value-type="string" calcext:value-type="string">
            <text:p>"mean_DAP_Salix"</text:p>
          </table:table-cell>
          <table:table-cell table:style-name="ce1" office:value-type="float" office:value="0.941171369779645" calcext:value-type="float">
            <text:p>0.941171369779645</text:p>
          </table:table-cell>
        </table:table-row>
        <table:table-row table:style-name="ro1">
          <table:table-cell office:value-type="string" calcext:value-type="string">
            <text:p>"125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latif"</text:p>
          </table:table-cell>
          <table:table-cell office:value-type="float" office:value="0.365753590652626" calcext:value-type="float">
            <text:p>0.365753590652626</text:p>
          </table:table-cell>
        </table:table-row>
        <table:table-row table:style-name="ro1">
          <table:table-cell office:value-type="string" calcext:value-type="string">
            <text:p>"125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AP_Salix"</text:p>
          </table:table-cell>
          <table:table-cell office:value-type="float" office:value="-0.235593146932209" calcext:value-type="float">
            <text:p>-0.235593146932209</text:p>
          </table:table-cell>
        </table:table-row>
        <table:table-row table:style-name="ro1">
          <table:table-cell office:value-type="string" calcext:value-type="string">
            <text:p>"1251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AP_Salix"</text:p>
          </table:table-cell>
          <table:table-cell office:value-type="float" office:value="-0.15317258781278" calcext:value-type="float">
            <text:p>-0.15317258781278</text:p>
          </table:table-cell>
        </table:table-row>
        <table:table-row table:style-name="ro1">
          <table:table-cell office:value-type="string" calcext:value-type="string">
            <text:p>"1252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AP_Salix"</text:p>
          </table:table-cell>
          <table:table-cell office:value-type="float" office:value="-0.0868782197917453" calcext:value-type="float">
            <text:p>-0.086878219791745</text:p>
          </table:table-cell>
        </table:table-row>
        <table:table-row table:style-name="ro1">
          <table:table-cell office:value-type="string" calcext:value-type="string">
            <text:p>"1253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AP_Salix"</text:p>
          </table:table-cell>
          <table:table-cell office:value-type="float" office:value="-0.132476303010006" calcext:value-type="float">
            <text:p>-0.132476303010006</text:p>
          </table:table-cell>
        </table:table-row>
        <table:table-row table:style-name="ro1">
          <table:table-cell office:value-type="string" calcext:value-type="string">
            <text:p>"125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AP_Salix"</text:p>
          </table:table-cell>
          <table:table-cell office:value-type="float" office:value="-0.0708840030889481" calcext:value-type="float">
            <text:p>-0.070884003088948</text:p>
          </table:table-cell>
        </table:table-row>
        <table:table-row table:style-name="ro1">
          <table:table-cell office:value-type="string" calcext:value-type="string">
            <text:p>"125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AP_Salix"</text:p>
          </table:table-cell>
          <table:table-cell office:value-type="float" office:value="0.62459457268347" calcext:value-type="float">
            <text:p>0.62459457268347</text:p>
          </table:table-cell>
        </table:table-row>
        <table:table-row table:style-name="ro1">
          <table:table-cell office:value-type="string" calcext:value-type="string">
            <text:p>"1256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AP_Salix"</text:p>
          </table:table-cell>
          <table:table-cell office:value-type="float" office:value="0.179778238820012" calcext:value-type="float">
            <text:p>0.179778238820012</text:p>
          </table:table-cell>
        </table:table-row>
        <table:table-row table:style-name="ro1">
          <table:table-cell table:style-name="ce1" office:value-type="string" calcext:value-type="string">
            <text:p>"1257"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mean_DAP_Salix"</text:p>
          </table:table-cell>
          <table:table-cell table:style-name="ce1" office:value-type="float" office:value="0.948979872521407" calcext:value-type="float">
            <text:p>0.948979872521407</text:p>
          </table:table-cell>
        </table:table-row>
        <table:table-row table:style-name="ro1">
          <table:table-cell office:value-type="string" calcext:value-type="string">
            <text:p>"125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AP_Salix"</text:p>
          </table:table-cell>
          <table:table-cell office:value-type="float" office:value="-0.180097068648724" calcext:value-type="float">
            <text:p>-0.180097068648724</text:p>
          </table:table-cell>
        </table:table-row>
        <table:table-row table:style-name="ro1">
          <table:table-cell office:value-type="string" calcext:value-type="string">
            <text:p>"125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AP_Salix"</text:p>
          </table:table-cell>
          <table:table-cell office:value-type="float" office:value="-0.20110571002729" calcext:value-type="float">
            <text:p>-0.20110571002729</text:p>
          </table:table-cell>
        </table:table-row>
        <table:table-row table:style-name="ro1">
          <table:table-cell table:style-name="ce1" office:value-type="string" calcext:value-type="string">
            <text:p>"126"</text:p>
          </table:table-cell>
          <table:table-cell table:style-name="ce1" office:value-type="string" calcext:value-type="string">
            <text:p>"mean_diamcopa_Quercus"</text:p>
          </table:table-cell>
          <table:table-cell table:style-name="ce1" office:value-type="string" calcext:value-type="string">
            <text:p>"prop_latif"</text:p>
          </table:table-cell>
          <table:table-cell table:style-name="ce1" office:value-type="float" office:value="0.750924093200561" calcext:value-type="float">
            <text:p>0.750924093200561</text:p>
          </table:table-cell>
        </table:table-row>
        <table:table-row table:style-name="ro1">
          <table:table-cell office:value-type="string" calcext:value-type="string">
            <text:p>"126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AP_Salix"</text:p>
          </table:table-cell>
          <table:table-cell office:value-type="float" office:value="-0.0835422836208431" calcext:value-type="float">
            <text:p>-0.083542283620843</text:p>
          </table:table-cell>
        </table:table-row>
        <table:table-row table:style-name="ro1">
          <table:table-cell office:value-type="string" calcext:value-type="string">
            <text:p>"126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AP_Salix"</text:p>
          </table:table-cell>
          <table:table-cell office:value-type="float" office:value="-0.107954916605616" calcext:value-type="float">
            <text:p>-0.107954916605616</text:p>
          </table:table-cell>
        </table:table-row>
        <table:table-row table:style-name="ro1">
          <table:table-cell office:value-type="string" calcext:value-type="string">
            <text:p>"126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AP_Salix"</text:p>
          </table:table-cell>
          <table:table-cell office:value-type="float" office:value="-0.0705890224549484" calcext:value-type="float">
            <text:p>-0.070589022454948</text:p>
          </table:table-cell>
        </table:table-row>
        <table:table-row table:style-name="ro1">
          <table:table-cell office:value-type="string" calcext:value-type="string">
            <text:p>"126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AP_Salix"</text:p>
          </table:table-cell>
          <table:table-cell office:value-type="float" office:value="0.473806771000638" calcext:value-type="float">
            <text:p>0.473806771000638</text:p>
          </table:table-cell>
        </table:table-row>
        <table:table-row table:style-name="ro1">
          <table:table-cell office:value-type="string" calcext:value-type="string">
            <text:p>"126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AP_Salix"</text:p>
          </table:table-cell>
          <table:table-cell office:value-type="float" office:value="0.182825028187467" calcext:value-type="float">
            <text:p>0.182825028187467</text:p>
          </table:table-cell>
        </table:table-row>
        <table:table-row table:style-name="ro1">
          <table:table-cell table:style-name="ce1" office:value-type="string" calcext:value-type="string">
            <text:p>"1265"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mean_DAP_Salix"</text:p>
          </table:table-cell>
          <table:table-cell table:style-name="ce1" office:value-type="float" office:value="0.971615508957996" calcext:value-type="float">
            <text:p>0.971615508957996</text:p>
          </table:table-cell>
        </table:table-row>
        <table:table-row table:style-name="ro1">
          <table:table-cell office:value-type="string" calcext:value-type="string">
            <text:p>"126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AP_Salix"</text:p>
          </table:table-cell>
          <table:table-cell office:value-type="float" office:value="-0.177221185729149" calcext:value-type="float">
            <text:p>-0.177221185729149</text:p>
          </table:table-cell>
        </table:table-row>
        <table:table-row table:style-name="ro1">
          <table:table-cell office:value-type="string" calcext:value-type="string">
            <text:p>"126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AP_Salix"</text:p>
          </table:table-cell>
          <table:table-cell office:value-type="float" office:value="-0.122260214226704" calcext:value-type="float">
            <text:p>-0.122260214226704</text:p>
          </table:table-cell>
        </table:table-row>
        <table:table-row table:style-name="ro1">
          <table:table-cell office:value-type="string" calcext:value-type="string">
            <text:p>"126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AP_Salix"</text:p>
          </table:table-cell>
          <table:table-cell office:value-type="float" office:value="-0.0734800999207572" calcext:value-type="float">
            <text:p>-0.073480099920757</text:p>
          </table:table-cell>
        </table:table-row>
        <table:table-row table:style-name="ro1">
          <table:table-cell office:value-type="string" calcext:value-type="string">
            <text:p>"126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AP_Salix"</text:p>
          </table:table-cell>
          <table:table-cell office:value-type="float" office:value="-0.115470053837925" calcext:value-type="float">
            <text:p>-0.115470053837925</text:p>
          </table:table-cell>
        </table:table-row>
        <table:table-row table:style-name="ro1">
          <table:table-cell office:value-type="string" calcext:value-type="string">
            <text:p>"12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latif"</text:p>
          </table:table-cell>
          <table:table-cell office:value-type="float" office:value="0.139764711899076" calcext:value-type="float">
            <text:p>0.139764711899076</text:p>
          </table:table-cell>
        </table:table-row>
        <table:table-row table:style-name="ro1">
          <table:table-cell office:value-type="string" calcext:value-type="string">
            <text:p>"127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AP_Salix"</text:p>
          </table:table-cell>
          <table:table-cell office:value-type="float" office:value="-0.0710071602496726" calcext:value-type="float">
            <text:p>-0.071007160249673</text:p>
          </table:table-cell>
        </table:table-row>
        <table:table-row table:style-name="ro1">
          <table:table-cell office:value-type="string" calcext:value-type="string">
            <text:p>"1272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mean_DAP_Arbutus"</text:p>
          </table:table-cell>
          <table:table-cell office:value-type="float" office:value="0.31911582580168" calcext:value-type="float">
            <text:p>0.31911582580168</text:p>
          </table:table-cell>
        </table:table-row>
        <table:table-row table:style-name="ro1">
          <table:table-cell office:value-type="string" calcext:value-type="string">
            <text:p>"1273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mean_DAP_Arbutus"</text:p>
          </table:table-cell>
          <table:table-cell office:value-type="float" office:value="-0.217376994700883" calcext:value-type="float">
            <text:p>-0.217376994700883</text:p>
          </table:table-cell>
        </table:table-row>
        <table:table-row table:style-name="ro1">
          <table:table-cell office:value-type="string" calcext:value-type="string">
            <text:p>"1274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mean_DAP_Arbutus"</text:p>
          </table:table-cell>
          <table:table-cell office:value-type="float" office:value="0.402665555915725" calcext:value-type="float">
            <text:p>0.402665555915725</text:p>
          </table:table-cell>
        </table:table-row>
        <table:table-row table:style-name="ro1">
          <table:table-cell office:value-type="string" calcext:value-type="string">
            <text:p>"1275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mean_DAP_Arbutus"</text:p>
          </table:table-cell>
          <table:table-cell office:value-type="float" office:value="-0.182045596997731" calcext:value-type="float">
            <text:p>-0.182045596997731</text:p>
          </table:table-cell>
        </table:table-row>
        <table:table-row table:style-name="ro1">
          <table:table-cell office:value-type="string" calcext:value-type="string">
            <text:p>"1276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mean_DAP_Arbutus"</text:p>
          </table:table-cell>
          <table:table-cell office:value-type="float" office:value="-0.348264026471134" calcext:value-type="float">
            <text:p>-0.348264026471134</text:p>
          </table:table-cell>
        </table:table-row>
        <table:table-row table:style-name="ro1">
          <table:table-cell office:value-type="string" calcext:value-type="string">
            <text:p>"1277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DAP_Arbutus"</text:p>
          </table:table-cell>
          <table:table-cell office:value-type="float" office:value="-0.288206832657356" calcext:value-type="float">
            <text:p>-0.288206832657356</text:p>
          </table:table-cell>
        </table:table-row>
        <table:table-row table:style-name="ro1">
          <table:table-cell office:value-type="string" calcext:value-type="string">
            <text:p>"1278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DAP_Arbutus"</text:p>
          </table:table-cell>
          <table:table-cell office:value-type="float" office:value="-0.226183945893594" calcext:value-type="float">
            <text:p>-0.226183945893594</text:p>
          </table:table-cell>
        </table:table-row>
        <table:table-row table:style-name="ro1">
          <table:table-cell table:style-name="ce1" office:value-type="string" calcext:value-type="string">
            <text:p>"1279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string" calcext:value-type="string">
            <text:p>"mean_DAP_Arbutus"</text:p>
          </table:table-cell>
          <table:table-cell table:style-name="ce1" office:value-type="float" office:value="0.929759227018593" calcext:value-type="float">
            <text:p>0.929759227018593</text:p>
          </table:table-cell>
        </table:table-row>
        <table:table-row table:style-name="ro1">
          <table:table-cell office:value-type="string" calcext:value-type="string">
            <text:p>"12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latif"</text:p>
          </table:table-cell>
          <table:table-cell office:value-type="float" office:value="0.150533956172622" calcext:value-type="float">
            <text:p>0.150533956172622</text:p>
          </table:table-cell>
        </table:table-row>
        <table:table-row table:style-name="ro1">
          <table:table-cell office:value-type="string" calcext:value-type="string">
            <text:p>"1280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DAP_Arbutus"</text:p>
          </table:table-cell>
          <table:table-cell office:value-type="float" office:value="0.0685031769120549" calcext:value-type="float">
            <text:p>0.068503176912055</text:p>
          </table:table-cell>
        </table:table-row>
        <table:table-row table:style-name="ro1">
          <table:table-cell office:value-type="string" calcext:value-type="string">
            <text:p>"1281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DAP_Arbutus"</text:p>
          </table:table-cell>
          <table:table-cell office:value-type="float" office:value="-0.208892158505569" calcext:value-type="float">
            <text:p>-0.208892158505569</text:p>
          </table:table-cell>
        </table:table-row>
        <table:table-row table:style-name="ro1">
          <table:table-cell office:value-type="string" calcext:value-type="string">
            <text:p>"1282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DAP_Arbutus"</text:p>
          </table:table-cell>
          <table:table-cell office:value-type="float" office:value="0.422673126368135" calcext:value-type="float">
            <text:p>0.422673126368135</text:p>
          </table:table-cell>
        </table:table-row>
        <table:table-row table:style-name="ro1">
          <table:table-cell office:value-type="string" calcext:value-type="string">
            <text:p>"1283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DAP_Arbutus"</text:p>
          </table:table-cell>
          <table:table-cell office:value-type="float" office:value="-0.184088806257064" calcext:value-type="float">
            <text:p>-0.184088806257064</text:p>
          </table:table-cell>
        </table:table-row>
        <table:table-row table:style-name="ro1">
          <table:table-cell office:value-type="string" calcext:value-type="string">
            <text:p>"1284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DAP_Arbutus"</text:p>
          </table:table-cell>
          <table:table-cell office:value-type="float" office:value="-0.381958361408347" calcext:value-type="float">
            <text:p>-0.381958361408347</text:p>
          </table:table-cell>
        </table:table-row>
        <table:table-row table:style-name="ro1">
          <table:table-cell office:value-type="string" calcext:value-type="string">
            <text:p>"1285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DAP_Arbutus"</text:p>
          </table:table-cell>
          <table:table-cell office:value-type="float" office:value="-0.299993261144209" calcext:value-type="float">
            <text:p>-0.299993261144209</text:p>
          </table:table-cell>
        </table:table-row>
        <table:table-row table:style-name="ro1">
          <table:table-cell office:value-type="string" calcext:value-type="string">
            <text:p>"1286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DAP_Arbutus"</text:p>
          </table:table-cell>
          <table:table-cell office:value-type="float" office:value="-0.218850836143816" calcext:value-type="float">
            <text:p>-0.218850836143816</text:p>
          </table:table-cell>
        </table:table-row>
        <table:table-row table:style-name="ro1">
          <table:table-cell table:style-name="ce1" office:value-type="string" calcext:value-type="string">
            <text:p>"1287"</text:p>
          </table:table-cell>
          <table:table-cell table:style-name="ce1" office:value-type="string" calcext:value-type="string">
            <text:p>"mean_CopaNS_Arbutus"</text:p>
          </table:table-cell>
          <table:table-cell table:style-name="ce1" office:value-type="string" calcext:value-type="string">
            <text:p>"mean_DAP_Arbutus"</text:p>
          </table:table-cell>
          <table:table-cell table:style-name="ce1" office:value-type="float" office:value="0.943031895207319" calcext:value-type="float">
            <text:p>0.943031895207319</text:p>
          </table:table-cell>
        </table:table-row>
        <table:table-row table:style-name="ro1">
          <table:table-cell office:value-type="string" calcext:value-type="string">
            <text:p>"1288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DAP_Arbutus"</text:p>
          </table:table-cell>
          <table:table-cell office:value-type="float" office:value="0.436566242707457" calcext:value-type="float">
            <text:p>0.436566242707457</text:p>
          </table:table-cell>
        </table:table-row>
        <table:table-row table:style-name="ro1">
          <table:table-cell office:value-type="string" calcext:value-type="string">
            <text:p>"1289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DAP_Arbutus"</text:p>
          </table:table-cell>
          <table:table-cell office:value-type="float" office:value="-0.225337998662107" calcext:value-type="float">
            <text:p>-0.225337998662107</text:p>
          </table:table-cell>
        </table:table-row>
        <table:table-row table:style-name="ro1">
          <table:table-cell office:value-type="string" calcext:value-type="string">
            <text:p>"129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latif"</text:p>
          </table:table-cell>
          <table:table-cell office:value-type="float" office:value="0.0877797130382028" calcext:value-type="float">
            <text:p>0.087779713038203</text:p>
          </table:table-cell>
        </table:table-row>
        <table:table-row table:style-name="ro1">
          <table:table-cell office:value-type="string" calcext:value-type="string">
            <text:p>"1290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DAP_Arbutus"</text:p>
          </table:table-cell>
          <table:table-cell office:value-type="float" office:value="0.337623862107143" calcext:value-type="float">
            <text:p>0.337623862107143</text:p>
          </table:table-cell>
        </table:table-row>
        <table:table-row table:style-name="ro1">
          <table:table-cell office:value-type="string" calcext:value-type="string">
            <text:p>"1291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DAP_Arbutus"</text:p>
          </table:table-cell>
          <table:table-cell office:value-type="float" office:value="-0.184171853130656" calcext:value-type="float">
            <text:p>-0.184171853130656</text:p>
          </table:table-cell>
        </table:table-row>
        <table:table-row table:style-name="ro1">
          <table:table-cell office:value-type="string" calcext:value-type="string">
            <text:p>"1292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DAP_Arbutus"</text:p>
          </table:table-cell>
          <table:table-cell office:value-type="float" office:value="-0.374201123474172" calcext:value-type="float">
            <text:p>-0.374201123474172</text:p>
          </table:table-cell>
        </table:table-row>
        <table:table-row table:style-name="ro1">
          <table:table-cell office:value-type="string" calcext:value-type="string">
            <text:p>"1293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DAP_Arbutus"</text:p>
          </table:table-cell>
          <table:table-cell office:value-type="float" office:value="-0.298171205836572" calcext:value-type="float">
            <text:p>-0.298171205836572</text:p>
          </table:table-cell>
        </table:table-row>
        <table:table-row table:style-name="ro1">
          <table:table-cell office:value-type="string" calcext:value-type="string">
            <text:p>"1294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AP_Arbutus"</text:p>
          </table:table-cell>
          <table:table-cell office:value-type="float" office:value="-0.226128266049201" calcext:value-type="float">
            <text:p>-0.226128266049201</text:p>
          </table:table-cell>
        </table:table-row>
        <table:table-row table:style-name="ro1">
          <table:table-cell table:style-name="ce1" office:value-type="string" calcext:value-type="string">
            <text:p>"1295"</text:p>
          </table:table-cell>
          <table:table-cell table:style-name="ce1" office:value-type="string" calcext:value-type="string">
            <text:p>"mean_distanciacopas_Arbutus"</text:p>
          </table:table-cell>
          <table:table-cell table:style-name="ce1" office:value-type="string" calcext:value-type="string">
            <text:p>"mean_DAP_Arbutus"</text:p>
          </table:table-cell>
          <table:table-cell table:style-name="ce1" office:value-type="float" office:value="0.930338618028339" calcext:value-type="float">
            <text:p>0.930338618028339</text:p>
          </table:table-cell>
        </table:table-row>
        <table:table-row table:style-name="ro1">
          <table:table-cell office:value-type="string" calcext:value-type="string">
            <text:p>"1296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AP_Arbutus"</text:p>
          </table:table-cell>
          <table:table-cell office:value-type="float" office:value="0.444446682830519" calcext:value-type="float">
            <text:p>0.444446682830519</text:p>
          </table:table-cell>
        </table:table-row>
        <table:table-row table:style-name="ro1">
          <table:table-cell office:value-type="string" calcext:value-type="string">
            <text:p>"1297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AP_Arbutus"</text:p>
          </table:table-cell>
          <table:table-cell office:value-type="float" office:value="-0.226575468708804" calcext:value-type="float">
            <text:p>-0.226575468708804</text:p>
          </table:table-cell>
        </table:table-row>
        <table:table-row table:style-name="ro1">
          <table:table-cell office:value-type="string" calcext:value-type="string">
            <text:p>"1298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AP_Arbutus"</text:p>
          </table:table-cell>
          <table:table-cell office:value-type="float" office:value="0.37926363539744" calcext:value-type="float">
            <text:p>0.37926363539744</text:p>
          </table:table-cell>
        </table:table-row>
        <table:table-row table:style-name="ro1">
          <table:table-cell office:value-type="string" calcext:value-type="string">
            <text:p>"1299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AP_Arbutus"</text:p>
          </table:table-cell>
          <table:table-cell office:value-type="float" office:value="-0.18487712001187" calcext:value-type="float">
            <text:p>-0.18487712001187</text:p>
          </table:table-cell>
        </table:table-row>
        <table:table-row table:style-name="ro1">
          <table:table-cell office:value-type="string" calcext:value-type="string">
            <text:p>"13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conif"</text:p>
          </table:table-cell>
          <table:table-cell office:value-type="float" office:value="0.33862894985973" calcext:value-type="float">
            <text:p>0.33862894985973</text:p>
          </table:table-cell>
        </table:table-row>
        <table:table-row table:style-name="ro1">
          <table:table-cell office:value-type="string" calcext:value-type="string">
            <text:p>"13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latif"</text:p>
          </table:table-cell>
          <table:table-cell office:value-type="float" office:value="-0.201052861454353" calcext:value-type="float">
            <text:p>-0.201052861454353</text:p>
          </table:table-cell>
        </table:table-row>
        <table:table-row table:style-name="ro1">
          <table:table-cell office:value-type="string" calcext:value-type="string">
            <text:p>"1300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AP_Arbutus"</text:p>
          </table:table-cell>
          <table:table-cell office:value-type="float" office:value="-0.384189734624584" calcext:value-type="float">
            <text:p>-0.384189734624584</text:p>
          </table:table-cell>
        </table:table-row>
        <table:table-row table:style-name="ro1">
          <table:table-cell office:value-type="string" calcext:value-type="string">
            <text:p>"1301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AP_Arbutus"</text:p>
          </table:table-cell>
          <table:table-cell office:value-type="float" office:value="-0.298064194304892" calcext:value-type="float">
            <text:p>-0.298064194304892</text:p>
          </table:table-cell>
        </table:table-row>
        <table:table-row table:style-name="ro1">
          <table:table-cell office:value-type="string" calcext:value-type="string">
            <text:p>"1302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AP_Arbutus"</text:p>
          </table:table-cell>
          <table:table-cell office:value-type="float" office:value="-0.226100683446403" calcext:value-type="float">
            <text:p>-0.226100683446403</text:p>
          </table:table-cell>
        </table:table-row>
        <table:table-row table:style-name="ro1">
          <table:table-cell table:style-name="ce1" office:value-type="string" calcext:value-type="string">
            <text:p>"1303"</text:p>
          </table:table-cell>
          <table:table-cell table:style-name="ce1" office:value-type="string" calcext:value-type="string">
            <text:p>"mean_diamcopa_Arbutus"</text:p>
          </table:table-cell>
          <table:table-cell table:style-name="ce1" office:value-type="string" calcext:value-type="string">
            <text:p>"mean_DAP_Arbutus"</text:p>
          </table:table-cell>
          <table:table-cell table:style-name="ce1" office:value-type="float" office:value="0.930385315199614" calcext:value-type="float">
            <text:p>0.930385315199614</text:p>
          </table:table-cell>
        </table:table-row>
        <table:table-row table:style-name="ro1">
          <table:table-cell office:value-type="string" calcext:value-type="string">
            <text:p>"1304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AP_Arbutus"</text:p>
          </table:table-cell>
          <table:table-cell office:value-type="float" office:value="0.444550913719278" calcext:value-type="float">
            <text:p>0.444550913719278</text:p>
          </table:table-cell>
        </table:table-row>
        <table:table-row table:style-name="ro1">
          <table:table-cell office:value-type="string" calcext:value-type="string">
            <text:p>"1305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AP_Arbutus"</text:p>
          </table:table-cell>
          <table:table-cell office:value-type="float" office:value="-0.226599857850554" calcext:value-type="float">
            <text:p>-0.226599857850554</text:p>
          </table:table-cell>
        </table:table-row>
        <table:table-row table:style-name="ro1">
          <table:table-cell office:value-type="string" calcext:value-type="string">
            <text:p>"1306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AP_Arbutus"</text:p>
          </table:table-cell>
          <table:table-cell office:value-type="float" office:value="0.379236743792891" calcext:value-type="float">
            <text:p>0.379236743792891</text:p>
          </table:table-cell>
        </table:table-row>
        <table:table-row table:style-name="ro1">
          <table:table-cell office:value-type="string" calcext:value-type="string">
            <text:p>"1307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AP_Arbutus"</text:p>
          </table:table-cell>
          <table:table-cell office:value-type="float" office:value="-0.184882989802699" calcext:value-type="float">
            <text:p>-0.184882989802699</text:p>
          </table:table-cell>
        </table:table-row>
        <table:table-row table:style-name="ro1">
          <table:table-cell office:value-type="string" calcext:value-type="string">
            <text:p>"1308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AP_Arbutus"</text:p>
          </table:table-cell>
          <table:table-cell office:value-type="float" office:value="-0.34475441212115" calcext:value-type="float">
            <text:p>-0.34475441212115</text:p>
          </table:table-cell>
        </table:table-row>
        <table:table-row table:style-name="ro1">
          <table:table-cell office:value-type="string" calcext:value-type="string">
            <text:p>"1309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AP_Arbutus"</text:p>
          </table:table-cell>
          <table:table-cell office:value-type="float" office:value="-0.281057572336764" calcext:value-type="float">
            <text:p>-0.281057572336764</text:p>
          </table:table-cell>
        </table:table-row>
        <table:table-row table:style-name="ro1">
          <table:table-cell office:value-type="string" calcext:value-type="string">
            <text:p>"13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latif"</text:p>
          </table:table-cell>
          <table:table-cell office:value-type="float" office:value="-0.188417838331906" calcext:value-type="float">
            <text:p>-0.188417838331906</text:p>
          </table:table-cell>
        </table:table-row>
        <table:table-row table:style-name="ro1">
          <table:table-cell office:value-type="string" calcext:value-type="string">
            <text:p>"1310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AP_Arbutus"</text:p>
          </table:table-cell>
          <table:table-cell office:value-type="float" office:value="-0.225599308874119" calcext:value-type="float">
            <text:p>-0.225599308874119</text:p>
          </table:table-cell>
        </table:table-row>
        <table:table-row table:style-name="ro1">
          <table:table-cell table:style-name="ce1" office:value-type="string" calcext:value-type="string">
            <text:p>"1311"</text:p>
          </table:table-cell>
          <table:table-cell table:style-name="ce1" office:value-type="string" calcext:value-type="string">
            <text:p>"mean_coberturacopa_Arbutus"</text:p>
          </table:table-cell>
          <table:table-cell table:style-name="ce1" office:value-type="string" calcext:value-type="string">
            <text:p>"mean_DAP_Arbutus"</text:p>
          </table:table-cell>
          <table:table-cell table:style-name="ce1" office:value-type="float" office:value="0.83491319339449" calcext:value-type="float">
            <text:p>0.83491319339449</text:p>
          </table:table-cell>
        </table:table-row>
        <table:table-row table:style-name="ro1">
          <table:table-cell office:value-type="string" calcext:value-type="string">
            <text:p>"1312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AP_Arbutus"</text:p>
          </table:table-cell>
          <table:table-cell office:value-type="float" office:value="0.46918937083939" calcext:value-type="float">
            <text:p>0.46918937083939</text:p>
          </table:table-cell>
        </table:table-row>
        <table:table-row table:style-name="ro1">
          <table:table-cell office:value-type="string" calcext:value-type="string">
            <text:p>"131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AP_Arbutus"</text:p>
          </table:table-cell>
          <table:table-cell office:value-type="float" office:value="-0.217898912274816" calcext:value-type="float">
            <text:p>-0.217898912274816</text:p>
          </table:table-cell>
        </table:table-row>
        <table:table-row table:style-name="ro1">
          <table:table-cell office:value-type="string" calcext:value-type="string">
            <text:p>"131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AP_Arbutus"</text:p>
          </table:table-cell>
          <table:table-cell office:value-type="float" office:value="0.286343339000146" calcext:value-type="float">
            <text:p>0.286343339000146</text:p>
          </table:table-cell>
        </table:table-row>
        <table:table-row table:style-name="ro1">
          <table:table-cell office:value-type="string" calcext:value-type="string">
            <text:p>"131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AP_Arbutus"</text:p>
          </table:table-cell>
          <table:table-cell office:value-type="float" office:value="-0.184113607443194" calcext:value-type="float">
            <text:p>-0.184113607443194</text:p>
          </table:table-cell>
        </table:table-row>
        <table:table-row table:style-name="ro1">
          <table:table-cell office:value-type="string" calcext:value-type="string">
            <text:p>"1316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AP_Arbutus"</text:p>
          </table:table-cell>
          <table:table-cell office:value-type="float" office:value="-0.24269303082527" calcext:value-type="float">
            <text:p>-0.24269303082527</text:p>
          </table:table-cell>
        </table:table-row>
        <table:table-row table:style-name="ro1">
          <table:table-cell office:value-type="string" calcext:value-type="string">
            <text:p>"1317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AP_Arbutus"</text:p>
          </table:table-cell>
          <table:table-cell office:value-type="float" office:value="-0.28151983143195" calcext:value-type="float">
            <text:p>-0.28151983143195</text:p>
          </table:table-cell>
        </table:table-row>
        <table:table-row table:style-name="ro1">
          <table:table-cell office:value-type="string" calcext:value-type="string">
            <text:p>"1318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AP_Arbutus"</text:p>
          </table:table-cell>
          <table:table-cell office:value-type="float" office:value="-0.206874551473891" calcext:value-type="float">
            <text:p>-0.206874551473891</text:p>
          </table:table-cell>
        </table:table-row>
        <table:table-row table:style-name="ro1">
          <table:table-cell table:style-name="ce1" office:value-type="string" calcext:value-type="string">
            <text:p>"1319"</text:p>
          </table:table-cell>
          <table:table-cell table:style-name="ce1" office:value-type="string" calcext:value-type="string">
            <text:p>"mean_areabasal_Arbutus"</text:p>
          </table:table-cell>
          <table:table-cell table:style-name="ce1" office:value-type="string" calcext:value-type="string">
            <text:p>"mean_DAP_Arbutus"</text:p>
          </table:table-cell>
          <table:table-cell table:style-name="ce1" office:value-type="float" office:value="0.961526841759486" calcext:value-type="float">
            <text:p>0.961526841759486</text:p>
          </table:table-cell>
        </table:table-row>
        <table:table-row table:style-name="ro1">
          <table:table-cell office:value-type="string" calcext:value-type="string">
            <text:p>"13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latif"</text:p>
          </table:table-cell>
          <table:table-cell office:value-type="float" office:value="0.0364823869130449" calcext:value-type="float">
            <text:p>0.036482386913045</text:p>
          </table:table-cell>
        </table:table-row>
        <table:table-row table:style-name="ro1">
          <table:table-cell office:value-type="string" calcext:value-type="string">
            <text:p>"1320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AP_Arbutus"</text:p>
          </table:table-cell>
          <table:table-cell office:value-type="float" office:value="0.236251113798445" calcext:value-type="float">
            <text:p>0.236251113798445</text:p>
          </table:table-cell>
        </table:table-row>
        <table:table-row table:style-name="ro1">
          <table:table-cell office:value-type="string" calcext:value-type="string">
            <text:p>"1321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AP_Arbutus"</text:p>
          </table:table-cell>
          <table:table-cell office:value-type="float" office:value="-0.191654251627174" calcext:value-type="float">
            <text:p>-0.191654251627174</text:p>
          </table:table-cell>
        </table:table-row>
        <table:table-row table:style-name="ro1">
          <table:table-cell office:value-type="string" calcext:value-type="string">
            <text:p>"1322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AP_Arbutus"</text:p>
          </table:table-cell>
          <table:table-cell office:value-type="float" office:value="0.357930698181897" calcext:value-type="float">
            <text:p>0.357930698181897</text:p>
          </table:table-cell>
        </table:table-row>
        <table:table-row table:style-name="ro1">
          <table:table-cell office:value-type="string" calcext:value-type="string">
            <text:p>"1323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AP_Arbutus"</text:p>
          </table:table-cell>
          <table:table-cell office:value-type="float" office:value="-0.185204214100116" calcext:value-type="float">
            <text:p>-0.185204214100116</text:p>
          </table:table-cell>
        </table:table-row>
        <table:table-row table:style-name="ro1">
          <table:table-cell office:value-type="string" calcext:value-type="string">
            <text:p>"1325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mean_DAP_Quercus"</text:p>
          </table:table-cell>
          <table:table-cell office:value-type="float" office:value="-0.0145744966741599" calcext:value-type="float">
            <text:p>-0.01457449667416</text:p>
          </table:table-cell>
        </table:table-row>
        <table:table-row table:style-name="ro1">
          <table:table-cell office:value-type="string" calcext:value-type="string">
            <text:p>"1326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mean_DAP_Quercus"</text:p>
          </table:table-cell>
          <table:table-cell office:value-type="float" office:value="0.356097890251857" calcext:value-type="float">
            <text:p>0.356097890251857</text:p>
          </table:table-cell>
        </table:table-row>
        <table:table-row table:style-name="ro1">
          <table:table-cell office:value-type="string" calcext:value-type="string">
            <text:p>"1327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mean_DAP_Quercus"</text:p>
          </table:table-cell>
          <table:table-cell office:value-type="float" office:value="0.314255317792447" calcext:value-type="float">
            <text:p>0.314255317792447</text:p>
          </table:table-cell>
        </table:table-row>
        <table:table-row table:style-name="ro1">
          <table:table-cell office:value-type="string" calcext:value-type="string">
            <text:p>"1328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mean_DAP_Quercus"</text:p>
          </table:table-cell>
          <table:table-cell office:value-type="float" office:value="-0.219898266137711" calcext:value-type="float">
            <text:p>-0.219898266137711</text:p>
          </table:table-cell>
        </table:table-row>
        <table:table-row table:style-name="ro1">
          <table:table-cell office:value-type="string" calcext:value-type="string">
            <text:p>"1329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DAP_Quercus"</text:p>
          </table:table-cell>
          <table:table-cell office:value-type="float" office:value="-0.2538448330118" calcext:value-type="float">
            <text:p>-0.2538448330118</text:p>
          </table:table-cell>
        </table:table-row>
        <table:table-row table:style-name="ro1">
          <table:table-cell office:value-type="string" calcext:value-type="string">
            <text:p>"13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latif"</text:p>
          </table:table-cell>
          <table:table-cell office:value-type="float" office:value="0.278714859579681" calcext:value-type="float">
            <text:p>0.278714859579681</text:p>
          </table:table-cell>
        </table:table-row>
        <table:table-row table:style-name="ro1">
          <table:table-cell office:value-type="string" calcext:value-type="string">
            <text:p>"1330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DAP_Quercus"</text:p>
          </table:table-cell>
          <table:table-cell office:value-type="float" office:value="-0.162946132504627" calcext:value-type="float">
            <text:p>-0.162946132504627</text:p>
          </table:table-cell>
        </table:table-row>
        <table:table-row table:style-name="ro1">
          <table:table-cell office:value-type="string" calcext:value-type="string">
            <text:p>"1331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DAP_Quercus"</text:p>
          </table:table-cell>
          <table:table-cell office:value-type="float" office:value="0.290563862661582" calcext:value-type="float">
            <text:p>0.290563862661582</text:p>
          </table:table-cell>
        </table:table-row>
        <table:table-row table:style-name="ro1">
          <table:table-cell table:style-name="ce1" office:value-type="string" calcext:value-type="string">
            <text:p>"1332"</text:p>
          </table:table-cell>
          <table:table-cell table:style-name="ce1" office:value-type="string" calcext:value-type="string">
            <text:p>"mean_Altura_Quercus"</text:p>
          </table:table-cell>
          <table:table-cell table:style-name="ce1" office:value-type="string" calcext:value-type="string">
            <text:p>"mean_DAP_Quercus"</text:p>
          </table:table-cell>
          <table:table-cell table:style-name="ce1" office:value-type="float" office:value="0.844006698262017" calcext:value-type="float">
            <text:p>0.844006698262017</text:p>
          </table:table-cell>
        </table:table-row>
        <table:table-row table:style-name="ro1">
          <table:table-cell office:value-type="string" calcext:value-type="string">
            <text:p>"1333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DAP_Quercus"</text:p>
          </table:table-cell>
          <table:table-cell office:value-type="float" office:value="-0.0166859325047032" calcext:value-type="float">
            <text:p>-0.016685932504703</text:p>
          </table:table-cell>
        </table:table-row>
        <table:table-row table:style-name="ro1">
          <table:table-cell office:value-type="string" calcext:value-type="string">
            <text:p>"1334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DAP_Quercus"</text:p>
          </table:table-cell>
          <table:table-cell office:value-type="float" office:value="0.320763782700002" calcext:value-type="float">
            <text:p>0.320763782700002</text:p>
          </table:table-cell>
        </table:table-row>
        <table:table-row table:style-name="ro1">
          <table:table-cell office:value-type="string" calcext:value-type="string">
            <text:p>"1335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DAP_Quercus"</text:p>
          </table:table-cell>
          <table:table-cell office:value-type="float" office:value="0.304944584250255" calcext:value-type="float">
            <text:p>0.304944584250255</text:p>
          </table:table-cell>
        </table:table-row>
        <table:table-row table:style-name="ro1">
          <table:table-cell office:value-type="string" calcext:value-type="string">
            <text:p>"1336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DAP_Quercus"</text:p>
          </table:table-cell>
          <table:table-cell office:value-type="float" office:value="-0.319252021255167" calcext:value-type="float">
            <text:p>-0.319252021255167</text:p>
          </table:table-cell>
        </table:table-row>
        <table:table-row table:style-name="ro1">
          <table:table-cell office:value-type="string" calcext:value-type="string">
            <text:p>"1337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DAP_Quercus"</text:p>
          </table:table-cell>
          <table:table-cell office:value-type="float" office:value="-0.307764527866627" calcext:value-type="float">
            <text:p>-0.307764527866627</text:p>
          </table:table-cell>
        </table:table-row>
        <table:table-row table:style-name="ro1">
          <table:table-cell office:value-type="string" calcext:value-type="string">
            <text:p>"1338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DAP_Quercus"</text:p>
          </table:table-cell>
          <table:table-cell office:value-type="float" office:value="-0.1610253230995" calcext:value-type="float">
            <text:p>-0.1610253230995</text:p>
          </table:table-cell>
        </table:table-row>
        <table:table-row table:style-name="ro1">
          <table:table-cell office:value-type="string" calcext:value-type="string">
            <text:p>"1339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DAP_Quercus"</text:p>
          </table:table-cell>
          <table:table-cell office:value-type="float" office:value="0.281593664798789" calcext:value-type="float">
            <text:p>0.281593664798789</text:p>
          </table:table-cell>
        </table:table-row>
        <table:table-row table:style-name="ro1">
          <table:table-cell office:value-type="string" calcext:value-type="string">
            <text:p>"13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latif"</text:p>
          </table:table-cell>
          <table:table-cell office:value-type="float" office:value="0.504438683090424" calcext:value-type="float">
            <text:p>0.504438683090424</text:p>
          </table:table-cell>
        </table:table-row>
        <table:table-row table:style-name="ro1">
          <table:table-cell table:style-name="ce1" office:value-type="string" calcext:value-type="string">
            <text:p>"1340"</text:p>
          </table:table-cell>
          <table:table-cell table:style-name="ce1" office:value-type="string" calcext:value-type="string">
            <text:p>"mean_CopaNS_Quercus"</text:p>
          </table:table-cell>
          <table:table-cell table:style-name="ce1" office:value-type="string" calcext:value-type="string">
            <text:p>"mean_DAP_Quercus"</text:p>
          </table:table-cell>
          <table:table-cell table:style-name="ce1" office:value-type="float" office:value="0.953159639233374" calcext:value-type="float">
            <text:p>0.953159639233374</text:p>
          </table:table-cell>
        </table:table-row>
        <table:table-row table:style-name="ro1">
          <table:table-cell office:value-type="string" calcext:value-type="string">
            <text:p>"1341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DAP_Quercus"</text:p>
          </table:table-cell>
          <table:table-cell office:value-type="float" office:value="-0.0109792937254817" calcext:value-type="float">
            <text:p>-0.010979293725482</text:p>
          </table:table-cell>
        </table:table-row>
        <table:table-row table:style-name="ro1">
          <table:table-cell office:value-type="string" calcext:value-type="string">
            <text:p>"1342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DAP_Quercus"</text:p>
          </table:table-cell>
          <table:table-cell office:value-type="float" office:value="0.342896967124463" calcext:value-type="float">
            <text:p>0.342896967124463</text:p>
          </table:table-cell>
        </table:table-row>
        <table:table-row table:style-name="ro1">
          <table:table-cell office:value-type="string" calcext:value-type="string">
            <text:p>"1343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DAP_Quercus"</text:p>
          </table:table-cell>
          <table:table-cell office:value-type="float" office:value="0.268931873148755" calcext:value-type="float">
            <text:p>0.268931873148755</text:p>
          </table:table-cell>
        </table:table-row>
        <table:table-row table:style-name="ro1">
          <table:table-cell office:value-type="string" calcext:value-type="string">
            <text:p>"1344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DAP_Quercus"</text:p>
          </table:table-cell>
          <table:table-cell office:value-type="float" office:value="-0.291270652519214" calcext:value-type="float">
            <text:p>-0.291270652519214</text:p>
          </table:table-cell>
        </table:table-row>
        <table:table-row table:style-name="ro1">
          <table:table-cell office:value-type="string" calcext:value-type="string">
            <text:p>"1345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DAP_Quercus"</text:p>
          </table:table-cell>
          <table:table-cell office:value-type="float" office:value="-0.314221054924955" calcext:value-type="float">
            <text:p>-0.314221054924955</text:p>
          </table:table-cell>
        </table:table-row>
        <table:table-row table:style-name="ro1">
          <table:table-cell office:value-type="string" calcext:value-type="string">
            <text:p>"1346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AP_Quercus"</text:p>
          </table:table-cell>
          <table:table-cell office:value-type="float" office:value="-0.162828509763534" calcext:value-type="float">
            <text:p>-0.162828509763534</text:p>
          </table:table-cell>
        </table:table-row>
        <table:table-row table:style-name="ro1">
          <table:table-cell office:value-type="string" calcext:value-type="string">
            <text:p>"1347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AP_Quercus"</text:p>
          </table:table-cell>
          <table:table-cell office:value-type="float" office:value="0.290107227180598" calcext:value-type="float">
            <text:p>0.290107227180598</text:p>
          </table:table-cell>
        </table:table-row>
        <table:table-row table:style-name="ro1">
          <table:table-cell table:style-name="ce1" office:value-type="string" calcext:value-type="string">
            <text:p>"1348"</text:p>
          </table:table-cell>
          <table:table-cell table:style-name="ce1" office:value-type="string" calcext:value-type="string">
            <text:p>"mean_distanciacopas_Quercus"</text:p>
          </table:table-cell>
          <table:table-cell table:style-name="ce1" office:value-type="string" calcext:value-type="string">
            <text:p>"mean_DAP_Quercus"</text:p>
          </table:table-cell>
          <table:table-cell table:style-name="ce1" office:value-type="float" office:value="0.952318293767282" calcext:value-type="float">
            <text:p>0.952318293767282</text:p>
          </table:table-cell>
        </table:table-row>
        <table:table-row table:style-name="ro1">
          <table:table-cell office:value-type="string" calcext:value-type="string">
            <text:p>"134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AP_Quercus"</text:p>
          </table:table-cell>
          <table:table-cell office:value-type="float" office:value="-0.00436939708518492" calcext:value-type="float">
            <text:p>-0.004369397085185</text:p>
          </table:table-cell>
        </table:table-row>
        <table:table-row table:style-name="ro1">
          <table:table-cell office:value-type="string" calcext:value-type="string">
            <text:p>"13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latif"</text:p>
          </table:table-cell>
          <table:table-cell office:value-type="float" office:value="0.133167314806277" calcext:value-type="float">
            <text:p>0.133167314806277</text:p>
          </table:table-cell>
        </table:table-row>
        <table:table-row table:style-name="ro1">
          <table:table-cell office:value-type="string" calcext:value-type="string">
            <text:p>"135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AP_Quercus"</text:p>
          </table:table-cell>
          <table:table-cell office:value-type="float" office:value="0.357888816351628" calcext:value-type="float">
            <text:p>0.357888816351628</text:p>
          </table:table-cell>
        </table:table-row>
        <table:table-row table:style-name="ro1">
          <table:table-cell office:value-type="string" calcext:value-type="string">
            <text:p>"1351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AP_Quercus"</text:p>
          </table:table-cell>
          <table:table-cell office:value-type="float" office:value="0.277766816475362" calcext:value-type="float">
            <text:p>0.277766816475362</text:p>
          </table:table-cell>
        </table:table-row>
        <table:table-row table:style-name="ro1">
          <table:table-cell office:value-type="string" calcext:value-type="string">
            <text:p>"1352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AP_Quercus"</text:p>
          </table:table-cell>
          <table:table-cell office:value-type="float" office:value="-0.316828575974189" calcext:value-type="float">
            <text:p>-0.316828575974189</text:p>
          </table:table-cell>
        </table:table-row>
        <table:table-row table:style-name="ro1">
          <table:table-cell office:value-type="string" calcext:value-type="string">
            <text:p>"135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AP_Quercus"</text:p>
          </table:table-cell>
          <table:table-cell office:value-type="float" office:value="-0.314067382579535" calcext:value-type="float">
            <text:p>-0.314067382579535</text:p>
          </table:table-cell>
        </table:table-row>
        <table:table-row table:style-name="ro1">
          <table:table-cell office:value-type="string" calcext:value-type="string">
            <text:p>"135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AP_Quercus"</text:p>
          </table:table-cell>
          <table:table-cell office:value-type="float" office:value="-0.162886149053109" calcext:value-type="float">
            <text:p>-0.162886149053109</text:p>
          </table:table-cell>
        </table:table-row>
        <table:table-row table:style-name="ro1">
          <table:table-cell office:value-type="string" calcext:value-type="string">
            <text:p>"1355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AP_Quercus"</text:p>
          </table:table-cell>
          <table:table-cell office:value-type="float" office:value="0.289953371851223" calcext:value-type="float">
            <text:p>0.289953371851223</text:p>
          </table:table-cell>
        </table:table-row>
        <table:table-row table:style-name="ro1">
          <table:table-cell table:style-name="ce1" office:value-type="string" calcext:value-type="string">
            <text:p>"1356"</text:p>
          </table:table-cell>
          <table:table-cell table:style-name="ce1" office:value-type="string" calcext:value-type="string">
            <text:p>"mean_diamcopa_Quercus"</text:p>
          </table:table-cell>
          <table:table-cell table:style-name="ce1" office:value-type="string" calcext:value-type="string">
            <text:p>"mean_DAP_Quercus"</text:p>
          </table:table-cell>
          <table:table-cell table:style-name="ce1" office:value-type="float" office:value="0.95238158266988" calcext:value-type="float">
            <text:p>0.95238158266988</text:p>
          </table:table-cell>
        </table:table-row>
        <table:table-row table:style-name="ro1">
          <table:table-cell office:value-type="string" calcext:value-type="string">
            <text:p>"135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AP_Quercus"</text:p>
          </table:table-cell>
          <table:table-cell office:value-type="float" office:value="-0.00440055399389932" calcext:value-type="float">
            <text:p>-0.004400553993899</text:p>
          </table:table-cell>
        </table:table-row>
        <table:table-row table:style-name="ro1">
          <table:table-cell office:value-type="string" calcext:value-type="string">
            <text:p>"135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AP_Quercus"</text:p>
          </table:table-cell>
          <table:table-cell office:value-type="float" office:value="0.358029223619564" calcext:value-type="float">
            <text:p>0.358029223619564</text:p>
          </table:table-cell>
        </table:table-row>
        <table:table-row table:style-name="ro1">
          <table:table-cell office:value-type="string" calcext:value-type="string">
            <text:p>"1359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AP_Quercus"</text:p>
          </table:table-cell>
          <table:table-cell office:value-type="float" office:value="0.277865873783789" calcext:value-type="float">
            <text:p>0.277865873783789</text:p>
          </table:table-cell>
        </table:table-row>
        <table:table-row table:style-name="ro1">
          <table:table-cell office:value-type="string" calcext:value-type="string">
            <text:p>"13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latif"</text:p>
          </table:table-cell>
          <table:table-cell office:value-type="float" office:value="0.131789780771169" calcext:value-type="float">
            <text:p>0.131789780771169</text:p>
          </table:table-cell>
        </table:table-row>
        <table:table-row table:style-name="ro1">
          <table:table-cell office:value-type="string" calcext:value-type="string">
            <text:p>"136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AP_Quercus"</text:p>
          </table:table-cell>
          <table:table-cell office:value-type="float" office:value="-0.221689333530701" calcext:value-type="float">
            <text:p>-0.221689333530701</text:p>
          </table:table-cell>
        </table:table-row>
        <table:table-row table:style-name="ro1">
          <table:table-cell office:value-type="string" calcext:value-type="string">
            <text:p>"136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AP_Quercus"</text:p>
          </table:table-cell>
          <table:table-cell office:value-type="float" office:value="-0.287704532641611" calcext:value-type="float">
            <text:p>-0.287704532641611</text:p>
          </table:table-cell>
        </table:table-row>
        <table:table-row table:style-name="ro1">
          <table:table-cell office:value-type="string" calcext:value-type="string">
            <text:p>"136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AP_Quercus"</text:p>
          </table:table-cell>
          <table:table-cell office:value-type="float" office:value="-0.152348048519132" calcext:value-type="float">
            <text:p>-0.152348048519132</text:p>
          </table:table-cell>
        </table:table-row>
        <table:table-row table:style-name="ro1">
          <table:table-cell office:value-type="string" calcext:value-type="string">
            <text:p>"136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AP_Quercus"</text:p>
          </table:table-cell>
          <table:table-cell office:value-type="float" office:value="0.221036366513123" calcext:value-type="float">
            <text:p>0.221036366513123</text:p>
          </table:table-cell>
        </table:table-row>
        <table:table-row table:style-name="ro1">
          <table:table-cell table:style-name="ce1" office:value-type="string" calcext:value-type="string">
            <text:p>"1364"</text:p>
          </table:table-cell>
          <table:table-cell table:style-name="ce1" office:value-type="string" calcext:value-type="string">
            <text:p>"mean_coberturacopa_Quercus"</text:p>
          </table:table-cell>
          <table:table-cell table:style-name="ce1" office:value-type="string" calcext:value-type="string">
            <text:p>"mean_DAP_Quercus"</text:p>
          </table:table-cell>
          <table:table-cell table:style-name="ce1" office:value-type="float" office:value="0.848650672052458" calcext:value-type="float">
            <text:p>0.848650672052458</text:p>
          </table:table-cell>
        </table:table-row>
        <table:table-row table:style-name="ro1">
          <table:table-cell office:value-type="string" calcext:value-type="string">
            <text:p>"136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AP_Quercus"</text:p>
          </table:table-cell>
          <table:table-cell office:value-type="float" office:value="0.00880011973602104" calcext:value-type="float">
            <text:p>0.008800119736021</text:p>
          </table:table-cell>
        </table:table-row>
        <table:table-row table:style-name="ro1">
          <table:table-cell office:value-type="string" calcext:value-type="string">
            <text:p>"136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AP_Quercus"</text:p>
          </table:table-cell>
          <table:table-cell office:value-type="float" office:value="0.317991872587489" calcext:value-type="float">
            <text:p>0.317991872587489</text:p>
          </table:table-cell>
        </table:table-row>
        <table:table-row table:style-name="ro1">
          <table:table-cell office:value-type="string" calcext:value-type="string">
            <text:p>"136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AP_Quercus"</text:p>
          </table:table-cell>
          <table:table-cell office:value-type="float" office:value="0.268349561812806" calcext:value-type="float">
            <text:p>0.268349561812806</text:p>
          </table:table-cell>
        </table:table-row>
        <table:table-row table:style-name="ro1">
          <table:table-cell office:value-type="string" calcext:value-type="string">
            <text:p>"136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AP_Quercus"</text:p>
          </table:table-cell>
          <table:table-cell office:value-type="float" office:value="-0.0955886872626452" calcext:value-type="float">
            <text:p>-0.095588687262645</text:p>
          </table:table-cell>
        </table:table-row>
        <table:table-row table:style-name="ro1">
          <table:table-cell office:value-type="string" calcext:value-type="string">
            <text:p>"136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AP_Quercus"</text:p>
          </table:table-cell>
          <table:table-cell office:value-type="float" office:value="-0.276226670115117" calcext:value-type="float">
            <text:p>-0.276226670115117</text:p>
          </table:table-cell>
        </table:table-row>
        <table:table-row table:style-name="ro1">
          <table:table-cell office:value-type="string" calcext:value-type="string">
            <text:p>"13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latif"</text:p>
          </table:table-cell>
          <table:table-cell office:value-type="float" office:value="0.0850100851292086" calcext:value-type="float">
            <text:p>0.085010085129209</text:p>
          </table:table-cell>
        </table:table-row>
        <table:table-row table:style-name="ro1">
          <table:table-cell office:value-type="string" calcext:value-type="string">
            <text:p>"137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AP_Quercus"</text:p>
          </table:table-cell>
          <table:table-cell office:value-type="float" office:value="-0.0354188996730899" calcext:value-type="float">
            <text:p>-0.03541889967309</text:p>
          </table:table-cell>
        </table:table-row>
        <table:table-row table:style-name="ro1">
          <table:table-cell office:value-type="string" calcext:value-type="string">
            <text:p>"137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AP_Quercus"</text:p>
          </table:table-cell>
          <table:table-cell office:value-type="float" office:value="0.268880427620192" calcext:value-type="float">
            <text:p>0.268880427620192</text:p>
          </table:table-cell>
        </table:table-row>
        <table:table-row table:style-name="ro1">
          <table:table-cell table:style-name="ce1" office:value-type="string" calcext:value-type="string">
            <text:p>"1372"</text:p>
          </table:table-cell>
          <table:table-cell table:style-name="ce1" office:value-type="string" calcext:value-type="string">
            <text:p>"mean_areabasal_Quercus"</text:p>
          </table:table-cell>
          <table:table-cell table:style-name="ce1" office:value-type="string" calcext:value-type="string">
            <text:p>"mean_DAP_Quercus"</text:p>
          </table:table-cell>
          <table:table-cell table:style-name="ce1" office:value-type="float" office:value="0.912465820310061" calcext:value-type="float">
            <text:p>0.912465820310061</text:p>
          </table:table-cell>
        </table:table-row>
        <table:table-row table:style-name="ro1">
          <table:table-cell office:value-type="string" calcext:value-type="string">
            <text:p>"137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AP_Quercus"</text:p>
          </table:table-cell>
          <table:table-cell office:value-type="float" office:value="-0.0238640283097916" calcext:value-type="float">
            <text:p>-0.023864028309792</text:p>
          </table:table-cell>
        </table:table-row>
        <table:table-row table:style-name="ro1">
          <table:table-cell office:value-type="string" calcext:value-type="string">
            <text:p>"137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AP_Quercus"</text:p>
          </table:table-cell>
          <table:table-cell office:value-type="float" office:value="0.330366360797149" calcext:value-type="float">
            <text:p>0.330366360797149</text:p>
          </table:table-cell>
        </table:table-row>
        <table:table-row table:style-name="ro1">
          <table:table-cell office:value-type="string" calcext:value-type="string">
            <text:p>"137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AP_Quercus"</text:p>
          </table:table-cell>
          <table:table-cell office:value-type="float" office:value="0.288261189802325" calcext:value-type="float">
            <text:p>0.288261189802325</text:p>
          </table:table-cell>
        </table:table-row>
        <table:table-row table:style-name="ro1">
          <table:table-cell office:value-type="string" calcext:value-type="string">
            <text:p>"1377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mean_DAP_Alnus"</text:p>
          </table:table-cell>
          <table:table-cell office:value-type="float" office:value="-0.128598411437806" calcext:value-type="float">
            <text:p>-0.128598411437806</text:p>
          </table:table-cell>
        </table:table-row>
        <table:table-row table:style-name="ro1">
          <table:table-cell office:value-type="string" calcext:value-type="string">
            <text:p>"1378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mean_DAP_Alnus"</text:p>
          </table:table-cell>
          <table:table-cell office:value-type="float" office:value="-0.0678645712456813" calcext:value-type="float">
            <text:p>-0.067864571245681</text:p>
          </table:table-cell>
        </table:table-row>
        <table:table-row table:style-name="ro1">
          <table:table-cell office:value-type="string" calcext:value-type="string">
            <text:p>"1379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mean_DAP_Alnus"</text:p>
          </table:table-cell>
          <table:table-cell office:value-type="float" office:value="0.37832110160088" calcext:value-type="float">
            <text:p>0.37832110160088</text:p>
          </table:table-cell>
        </table:table-row>
        <table:table-row table:style-name="ro1">
          <table:table-cell office:value-type="string" calcext:value-type="string">
            <text:p>"13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latif"</text:p>
          </table:table-cell>
          <table:table-cell office:value-type="float" office:value="0.0247019880826885" calcext:value-type="float">
            <text:p>0.024701988082689</text:p>
          </table:table-cell>
        </table:table-row>
        <table:table-row table:style-name="ro1">
          <table:table-cell office:value-type="string" calcext:value-type="string">
            <text:p>"1380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DAP_Alnus"</text:p>
          </table:table-cell>
          <table:table-cell office:value-type="float" office:value="0.201530579675139" calcext:value-type="float">
            <text:p>0.201530579675139</text:p>
          </table:table-cell>
        </table:table-row>
        <table:table-row table:style-name="ro1">
          <table:table-cell office:value-type="string" calcext:value-type="string">
            <text:p>"1381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DAP_Alnus"</text:p>
          </table:table-cell>
          <table:table-cell office:value-type="float" office:value="-0.0843188561759965" calcext:value-type="float">
            <text:p>-0.084318856175997</text:p>
          </table:table-cell>
        </table:table-row>
        <table:table-row table:style-name="ro1">
          <table:table-cell office:value-type="string" calcext:value-type="string">
            <text:p>"1382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DAP_Alnus"</text:p>
          </table:table-cell>
          <table:table-cell office:value-type="float" office:value="-0.233838887162619" calcext:value-type="float">
            <text:p>-0.233838887162619</text:p>
          </table:table-cell>
        </table:table-row>
        <table:table-row table:style-name="ro1">
          <table:table-cell office:value-type="string" calcext:value-type="string">
            <text:p>"1383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DAP_Alnus"</text:p>
          </table:table-cell>
          <table:table-cell office:value-type="float" office:value="0.105880279084841" calcext:value-type="float">
            <text:p>0.105880279084841</text:p>
          </table:table-cell>
        </table:table-row>
        <table:table-row table:style-name="ro1">
          <table:table-cell table:style-name="ce1" office:value-type="string" calcext:value-type="string">
            <text:p>"1384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string" calcext:value-type="string">
            <text:p>"mean_DAP_Alnus"</text:p>
          </table:table-cell>
          <table:table-cell table:style-name="ce1" office:value-type="float" office:value="0.99515113037213" calcext:value-type="float">
            <text:p>0.99515113037213</text:p>
          </table:table-cell>
        </table:table-row>
        <table:table-row table:style-name="ro1">
          <table:table-cell office:value-type="string" calcext:value-type="string">
            <text:p>"1385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DAP_Alnus"</text:p>
          </table:table-cell>
          <table:table-cell office:value-type="float" office:value="-0.129173058814385" calcext:value-type="float">
            <text:p>-0.129173058814385</text:p>
          </table:table-cell>
        </table:table-row>
        <table:table-row table:style-name="ro1">
          <table:table-cell office:value-type="string" calcext:value-type="string">
            <text:p>"1386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DAP_Alnus"</text:p>
          </table:table-cell>
          <table:table-cell office:value-type="float" office:value="-0.0686262569037616" calcext:value-type="float">
            <text:p>-0.068626256903762</text:p>
          </table:table-cell>
        </table:table-row>
        <table:table-row table:style-name="ro1">
          <table:table-cell office:value-type="string" calcext:value-type="string">
            <text:p>"1387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DAP_Alnus"</text:p>
          </table:table-cell>
          <table:table-cell office:value-type="float" office:value="0.170290140951889" calcext:value-type="float">
            <text:p>0.170290140951889</text:p>
          </table:table-cell>
        </table:table-row>
        <table:table-row table:style-name="ro1">
          <table:table-cell office:value-type="string" calcext:value-type="string">
            <text:p>"1388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DAP_Alnus"</text:p>
          </table:table-cell>
          <table:table-cell office:value-type="float" office:value="0.218055552663579" calcext:value-type="float">
            <text:p>0.218055552663579</text:p>
          </table:table-cell>
        </table:table-row>
        <table:table-row table:style-name="ro1">
          <table:table-cell office:value-type="string" calcext:value-type="string">
            <text:p>"1389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DAP_Alnus"</text:p>
          </table:table-cell>
          <table:table-cell office:value-type="float" office:value="-0.0815851545250173" calcext:value-type="float">
            <text:p>-0.081585154525017</text:p>
          </table:table-cell>
        </table:table-row>
        <table:table-row table:style-name="ro1">
          <table:table-cell office:value-type="string" calcext:value-type="string">
            <text:p>"13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latif"</text:p>
          </table:table-cell>
          <table:table-cell office:value-type="float" office:value="-0.23601272122822" calcext:value-type="float">
            <text:p>-0.23601272122822</text:p>
          </table:table-cell>
        </table:table-row>
        <table:table-row table:style-name="ro1">
          <table:table-cell office:value-type="string" calcext:value-type="string">
            <text:p>"1390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DAP_Alnus"</text:p>
          </table:table-cell>
          <table:table-cell office:value-type="float" office:value="-0.227913318846522" calcext:value-type="float">
            <text:p>-0.227913318846522</text:p>
          </table:table-cell>
        </table:table-row>
        <table:table-row table:style-name="ro1">
          <table:table-cell office:value-type="string" calcext:value-type="string">
            <text:p>"1391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DAP_Alnus"</text:p>
          </table:table-cell>
          <table:table-cell office:value-type="float" office:value="0.0237617942841744" calcext:value-type="float">
            <text:p>0.023761794284174</text:p>
          </table:table-cell>
        </table:table-row>
        <table:table-row table:style-name="ro1">
          <table:table-cell table:style-name="ce1" office:value-type="string" calcext:value-type="string">
            <text:p>"1392"</text:p>
          </table:table-cell>
          <table:table-cell table:style-name="ce1" office:value-type="string" calcext:value-type="string">
            <text:p>"mean_CopaNS_Alnus"</text:p>
          </table:table-cell>
          <table:table-cell table:style-name="ce1" office:value-type="string" calcext:value-type="string">
            <text:p>"mean_DAP_Alnus"</text:p>
          </table:table-cell>
          <table:table-cell table:style-name="ce1" office:value-type="float" office:value="0.991419192159642" calcext:value-type="float">
            <text:p>0.991419192159642</text:p>
          </table:table-cell>
        </table:table-row>
        <table:table-row table:style-name="ro1">
          <table:table-cell office:value-type="string" calcext:value-type="string">
            <text:p>"1393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DAP_Alnus"</text:p>
          </table:table-cell>
          <table:table-cell office:value-type="float" office:value="-0.128140288676714" calcext:value-type="float">
            <text:p>-0.128140288676714</text:p>
          </table:table-cell>
        </table:table-row>
        <table:table-row table:style-name="ro1">
          <table:table-cell office:value-type="string" calcext:value-type="string">
            <text:p>"1394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DAP_Alnus"</text:p>
          </table:table-cell>
          <table:table-cell office:value-type="float" office:value="-0.0686572158534013" calcext:value-type="float">
            <text:p>-0.068657215853401</text:p>
          </table:table-cell>
        </table:table-row>
        <table:table-row table:style-name="ro1">
          <table:table-cell office:value-type="string" calcext:value-type="string">
            <text:p>"1395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DAP_Alnus"</text:p>
          </table:table-cell>
          <table:table-cell office:value-type="float" office:value="0.25366668546998" calcext:value-type="float">
            <text:p>0.25366668546998</text:p>
          </table:table-cell>
        </table:table-row>
        <table:table-row table:style-name="ro1">
          <table:table-cell office:value-type="string" calcext:value-type="string">
            <text:p>"1396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DAP_Alnus"</text:p>
          </table:table-cell>
          <table:table-cell office:value-type="float" office:value="0.183796860466785" calcext:value-type="float">
            <text:p>0.183796860466785</text:p>
          </table:table-cell>
        </table:table-row>
        <table:table-row table:style-name="ro1">
          <table:table-cell office:value-type="string" calcext:value-type="string">
            <text:p>"1397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AP_Alnus"</text:p>
          </table:table-cell>
          <table:table-cell office:value-type="float" office:value="-0.0842980993500743" calcext:value-type="float">
            <text:p>-0.084298099350074</text:p>
          </table:table-cell>
        </table:table-row>
        <table:table-row table:style-name="ro1">
          <table:table-cell office:value-type="string" calcext:value-type="string">
            <text:p>"139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AP_Alnus"</text:p>
          </table:table-cell>
          <table:table-cell office:value-type="float" office:value="-0.229060633015862" calcext:value-type="float">
            <text:p>-0.229060633015862</text:p>
          </table:table-cell>
        </table:table-row>
        <table:table-row table:style-name="ro1">
          <table:table-cell office:value-type="string" calcext:value-type="string">
            <text:p>"139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AP_Alnus"</text:p>
          </table:table-cell>
          <table:table-cell office:value-type="float" office:value="-0.00151433524199879" calcext:value-type="float">
            <text:p>-0.001514335241999</text:p>
          </table:table-cell>
        </table:table-row>
        <table:table-row table:style-name="ro1">
          <table:table-cell office:value-type="string" calcext:value-type="string">
            <text:p>"14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conif"</text:p>
          </table:table-cell>
          <table:table-cell office:value-type="float" office:value="0.333678253815983" calcext:value-type="float">
            <text:p>0.333678253815983</text:p>
          </table:table-cell>
        </table:table-row>
        <table:table-row table:style-name="ro1">
          <table:table-cell office:value-type="string" calcext:value-type="string">
            <text:p>"14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latif"</text:p>
          </table:table-cell>
          <table:table-cell office:value-type="float" office:value="0.045070055059732" calcext:value-type="float">
            <text:p>0.045070055059732</text:p>
          </table:table-cell>
        </table:table-row>
        <table:table-row table:style-name="ro1">
          <table:table-cell table:style-name="ce1" office:value-type="string" calcext:value-type="string">
            <text:p>"1400"</text:p>
          </table:table-cell>
          <table:table-cell table:style-name="ce1" office:value-type="string" calcext:value-type="string">
            <text:p>"mean_distanciacopas_Alnus"</text:p>
          </table:table-cell>
          <table:table-cell table:style-name="ce1" office:value-type="string" calcext:value-type="string">
            <text:p>"mean_DAP_Alnus"</text:p>
          </table:table-cell>
          <table:table-cell table:style-name="ce1" office:value-type="float" office:value="0.982072698983513" calcext:value-type="float">
            <text:p>0.982072698983513</text:p>
          </table:table-cell>
        </table:table-row>
        <table:table-row table:style-name="ro1">
          <table:table-cell office:value-type="string" calcext:value-type="string">
            <text:p>"1401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AP_Alnus"</text:p>
          </table:table-cell>
          <table:table-cell office:value-type="float" office:value="-0.128812183246022" calcext:value-type="float">
            <text:p>-0.128812183246022</text:p>
          </table:table-cell>
        </table:table-row>
        <table:table-row table:style-name="ro1">
          <table:table-cell office:value-type="string" calcext:value-type="string">
            <text:p>"140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AP_Alnus"</text:p>
          </table:table-cell>
          <table:table-cell office:value-type="float" office:value="-0.0689201314926516" calcext:value-type="float">
            <text:p>-0.068920131492652</text:p>
          </table:table-cell>
        </table:table-row>
        <table:table-row table:style-name="ro1">
          <table:table-cell office:value-type="string" calcext:value-type="string">
            <text:p>"140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AP_Alnus"</text:p>
          </table:table-cell>
          <table:table-cell office:value-type="float" office:value="0.247665909177558" calcext:value-type="float">
            <text:p>0.247665909177558</text:p>
          </table:table-cell>
        </table:table-row>
        <table:table-row table:style-name="ro1">
          <table:table-cell office:value-type="string" calcext:value-type="string">
            <text:p>"1404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AP_Alnus"</text:p>
          </table:table-cell>
          <table:table-cell office:value-type="float" office:value="0.183748581601304" calcext:value-type="float">
            <text:p>0.183748581601304</text:p>
          </table:table-cell>
        </table:table-row>
        <table:table-row table:style-name="ro1">
          <table:table-cell office:value-type="string" calcext:value-type="string">
            <text:p>"1405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AP_Alnus"</text:p>
          </table:table-cell>
          <table:table-cell office:value-type="float" office:value="-0.0842878168629196" calcext:value-type="float">
            <text:p>-0.08428781686292</text:p>
          </table:table-cell>
        </table:table-row>
        <table:table-row table:style-name="ro1">
          <table:table-cell office:value-type="string" calcext:value-type="string">
            <text:p>"140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AP_Alnus"</text:p>
          </table:table-cell>
          <table:table-cell office:value-type="float" office:value="-0.229073210892917" calcext:value-type="float">
            <text:p>-0.229073210892917</text:p>
          </table:table-cell>
        </table:table-row>
        <table:table-row table:style-name="ro1">
          <table:table-cell office:value-type="string" calcext:value-type="string">
            <text:p>"140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AP_Alnus"</text:p>
          </table:table-cell>
          <table:table-cell office:value-type="float" office:value="-0.00169621916723781" calcext:value-type="float">
            <text:p>-0.001696219167238</text:p>
          </table:table-cell>
        </table:table-row>
        <table:table-row table:style-name="ro1">
          <table:table-cell table:style-name="ce1" office:value-type="string" calcext:value-type="string">
            <text:p>"1408"</text:p>
          </table:table-cell>
          <table:table-cell table:style-name="ce1" office:value-type="string" calcext:value-type="string">
            <text:p>"mean_diamcopa_Alnus"</text:p>
          </table:table-cell>
          <table:table-cell table:style-name="ce1" office:value-type="string" calcext:value-type="string">
            <text:p>"mean_DAP_Alnus"</text:p>
          </table:table-cell>
          <table:table-cell table:style-name="ce1" office:value-type="float" office:value="0.982016580267618" calcext:value-type="float">
            <text:p>0.982016580267618</text:p>
          </table:table-cell>
        </table:table-row>
        <table:table-row table:style-name="ro1">
          <table:table-cell office:value-type="string" calcext:value-type="string">
            <text:p>"1409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AP_Alnus"</text:p>
          </table:table-cell>
          <table:table-cell office:value-type="float" office:value="-0.128810079974258" calcext:value-type="float">
            <text:p>-0.128810079974258</text:p>
          </table:table-cell>
        </table:table-row>
        <table:table-row table:style-name="ro1">
          <table:table-cell office:value-type="string" calcext:value-type="string">
            <text:p>"14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latif"</text:p>
          </table:table-cell>
          <table:table-cell office:value-type="float" office:value="0.248502835730656" calcext:value-type="float">
            <text:p>0.248502835730656</text:p>
          </table:table-cell>
        </table:table-row>
        <table:table-row table:style-name="ro1">
          <table:table-cell office:value-type="string" calcext:value-type="string">
            <text:p>"141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AP_Alnus"</text:p>
          </table:table-cell>
          <table:table-cell office:value-type="float" office:value="-0.0689223196853049" calcext:value-type="float">
            <text:p>-0.068922319685305</text:p>
          </table:table-cell>
        </table:table-row>
        <table:table-row table:style-name="ro1">
          <table:table-cell office:value-type="string" calcext:value-type="string">
            <text:p>"141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AP_Alnus"</text:p>
          </table:table-cell>
          <table:table-cell office:value-type="float" office:value="0.251083189469306" calcext:value-type="float">
            <text:p>0.251083189469306</text:p>
          </table:table-cell>
        </table:table-row>
        <table:table-row table:style-name="ro1">
          <table:table-cell office:value-type="string" calcext:value-type="string">
            <text:p>"141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AP_Alnus"</text:p>
          </table:table-cell>
          <table:table-cell office:value-type="float" office:value="0.259771625670455" calcext:value-type="float">
            <text:p>0.259771625670455</text:p>
          </table:table-cell>
        </table:table-row>
        <table:table-row table:style-name="ro1">
          <table:table-cell office:value-type="string" calcext:value-type="string">
            <text:p>"141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AP_Alnus"</text:p>
          </table:table-cell>
          <table:table-cell office:value-type="float" office:value="-0.0841009100058316" calcext:value-type="float">
            <text:p>-0.084100910005832</text:p>
          </table:table-cell>
        </table:table-row>
        <table:table-row table:style-name="ro1">
          <table:table-cell office:value-type="string" calcext:value-type="string">
            <text:p>"141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AP_Alnus"</text:p>
          </table:table-cell>
          <table:table-cell office:value-type="float" office:value="-0.175112962006642" calcext:value-type="float">
            <text:p>-0.175112962006642</text:p>
          </table:table-cell>
        </table:table-row>
        <table:table-row table:style-name="ro1">
          <table:table-cell office:value-type="string" calcext:value-type="string">
            <text:p>"141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AP_Alnus"</text:p>
          </table:table-cell>
          <table:table-cell office:value-type="float" office:value="-0.0986231493116076" calcext:value-type="float">
            <text:p>-0.098623149311608</text:p>
          </table:table-cell>
        </table:table-row>
        <table:table-row table:style-name="ro1">
          <table:table-cell table:style-name="ce1" office:value-type="string" calcext:value-type="string">
            <text:p>"1416"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mean_DAP_Alnus"</text:p>
          </table:table-cell>
          <table:table-cell table:style-name="ce1" office:value-type="float" office:value="0.973100991547129" calcext:value-type="float">
            <text:p>0.973100991547129</text:p>
          </table:table-cell>
        </table:table-row>
        <table:table-row table:style-name="ro1">
          <table:table-cell office:value-type="string" calcext:value-type="string">
            <text:p>"141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AP_Alnus"</text:p>
          </table:table-cell>
          <table:table-cell office:value-type="float" office:value="-0.104967312082474" calcext:value-type="float">
            <text:p>-0.104967312082474</text:p>
          </table:table-cell>
        </table:table-row>
        <table:table-row table:style-name="ro1">
          <table:table-cell office:value-type="string" calcext:value-type="string">
            <text:p>"141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AP_Alnus"</text:p>
          </table:table-cell>
          <table:table-cell office:value-type="float" office:value="-0.0686355025097571" calcext:value-type="float">
            <text:p>-0.068635502509757</text:p>
          </table:table-cell>
        </table:table-row>
        <table:table-row table:style-name="ro1">
          <table:table-cell office:value-type="string" calcext:value-type="string">
            <text:p>"141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AP_Alnus"</text:p>
          </table:table-cell>
          <table:table-cell office:value-type="float" office:value="0.54505261200108" calcext:value-type="float">
            <text:p>0.54505261200108</text:p>
          </table:table-cell>
        </table:table-row>
        <table:table-row table:style-name="ro1">
          <table:table-cell office:value-type="string" calcext:value-type="string">
            <text:p>"14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latif"</text:p>
          </table:table-cell>
          <table:table-cell office:value-type="float" office:value="0.540398201437931" calcext:value-type="float">
            <text:p>0.540398201437931</text:p>
          </table:table-cell>
        </table:table-row>
        <table:table-row table:style-name="ro1">
          <table:table-cell office:value-type="string" calcext:value-type="string">
            <text:p>"142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AP_Alnus"</text:p>
          </table:table-cell>
          <table:table-cell office:value-type="float" office:value="0.184800735993263" calcext:value-type="float">
            <text:p>0.184800735993263</text:p>
          </table:table-cell>
        </table:table-row>
        <table:table-row table:style-name="ro1">
          <table:table-cell office:value-type="string" calcext:value-type="string">
            <text:p>"142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AP_Alnus"</text:p>
          </table:table-cell>
          <table:table-cell office:value-type="float" office:value="-0.0771205289716136" calcext:value-type="float">
            <text:p>-0.077120528971614</text:p>
          </table:table-cell>
        </table:table-row>
        <table:table-row table:style-name="ro1">
          <table:table-cell office:value-type="string" calcext:value-type="string">
            <text:p>"142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AP_Alnus"</text:p>
          </table:table-cell>
          <table:table-cell office:value-type="float" office:value="-0.172316667873652" calcext:value-type="float">
            <text:p>-0.172316667873652</text:p>
          </table:table-cell>
        </table:table-row>
        <table:table-row table:style-name="ro1">
          <table:table-cell office:value-type="string" calcext:value-type="string">
            <text:p>"142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AP_Alnus"</text:p>
          </table:table-cell>
          <table:table-cell office:value-type="float" office:value="-0.102022401101679" calcext:value-type="float">
            <text:p>-0.102022401101679</text:p>
          </table:table-cell>
        </table:table-row>
        <table:table-row table:style-name="ro1">
          <table:table-cell table:style-name="ce1" office:value-type="string" calcext:value-type="string">
            <text:p>"1424"</text:p>
          </table:table-cell>
          <table:table-cell table:style-name="ce1" office:value-type="string" calcext:value-type="string">
            <text:p>"mean_areabasal_Alnus"</text:p>
          </table:table-cell>
          <table:table-cell table:style-name="ce1" office:value-type="string" calcext:value-type="string">
            <text:p>"mean_DAP_Alnus"</text:p>
          </table:table-cell>
          <table:table-cell table:style-name="ce1" office:value-type="float" office:value="0.967276649296057" calcext:value-type="float">
            <text:p>0.967276649296057</text:p>
          </table:table-cell>
        </table:table-row>
        <table:table-row table:style-name="ro1">
          <table:table-cell office:value-type="string" calcext:value-type="string">
            <text:p>"142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AP_Alnus"</text:p>
          </table:table-cell>
          <table:table-cell office:value-type="float" office:value="-0.112274471218989" calcext:value-type="float">
            <text:p>-0.112274471218989</text:p>
          </table:table-cell>
        </table:table-row>
        <table:table-row table:style-name="ro1">
          <table:table-cell office:value-type="string" calcext:value-type="string">
            <text:p>"142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AP_Alnus"</text:p>
          </table:table-cell>
          <table:table-cell office:value-type="float" office:value="-0.0690420685261307" calcext:value-type="float">
            <text:p>-0.069042068526131</text:p>
          </table:table-cell>
        </table:table-row>
        <table:table-row table:style-name="ro1">
          <table:table-cell office:value-type="string" calcext:value-type="string">
            <text:p>"1428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07696652147432" calcext:value-type="float">
            <text:p>-0.107696652147432</text:p>
          </table:table-cell>
        </table:table-row>
        <table:table-row table:style-name="ro1">
          <table:table-cell office:value-type="string" calcext:value-type="string">
            <text:p>"1429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mean_DAP_Juniperus"</text:p>
          </table:table-cell>
          <table:table-cell office:value-type="float" office:value="-0.20603008440129" calcext:value-type="float">
            <text:p>-0.20603008440129</text:p>
          </table:table-cell>
        </table:table-row>
        <table:table-row table:style-name="ro1">
          <table:table-cell office:value-type="string" calcext:value-type="string">
            <text:p>"14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latif"</text:p>
          </table:table-cell>
          <table:table-cell office:value-type="float" office:value="0.122016709534098" calcext:value-type="float">
            <text:p>0.122016709534098</text:p>
          </table:table-cell>
        </table:table-row>
        <table:table-row table:style-name="ro1">
          <table:table-cell office:value-type="string" calcext:value-type="string">
            <text:p>"1430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67525692121056" calcext:value-type="float">
            <text:p>-0.167525692121056</text:p>
          </table:table-cell>
        </table:table-row>
        <table:table-row table:style-name="ro1">
          <table:table-cell office:value-type="string" calcext:value-type="string">
            <text:p>"1431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DAP_Juniperus"</text:p>
          </table:table-cell>
          <table:table-cell office:value-type="float" office:value="-0.133808530082382" calcext:value-type="float">
            <text:p>-0.133808530082382</text:p>
          </table:table-cell>
        </table:table-row>
        <table:table-row table:style-name="ro1">
          <table:table-cell office:value-type="string" calcext:value-type="string">
            <text:p>"1432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DAP_Juniperus"</text:p>
          </table:table-cell>
          <table:table-cell office:value-type="float" office:value="0.411879504358451" calcext:value-type="float">
            <text:p>0.411879504358451</text:p>
          </table:table-cell>
        </table:table-row>
        <table:table-row table:style-name="ro1">
          <table:table-cell office:value-type="string" calcext:value-type="string">
            <text:p>"1433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DAP_Juniperus"</text:p>
          </table:table-cell>
          <table:table-cell office:value-type="float" office:value="0.112989720153783" calcext:value-type="float">
            <text:p>0.112989720153783</text:p>
          </table:table-cell>
        </table:table-row>
        <table:table-row table:style-name="ro1">
          <table:table-cell office:value-type="string" calcext:value-type="string">
            <text:p>"1434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235788533308" calcext:value-type="float">
            <text:p>-0.1235788533308</text:p>
          </table:table-cell>
        </table:table-row>
        <table:table-row table:style-name="ro1">
          <table:table-cell table:style-name="ce1" office:value-type="string" calcext:value-type="string">
            <text:p>"1435"</text:p>
          </table:table-cell>
          <table:table-cell table:style-name="ce1" office:value-type="string" calcext:value-type="string">
            <text:p>"mean_Altura_Juniperus"</text:p>
          </table:table-cell>
          <table:table-cell table:style-name="ce1" office:value-type="string" calcext:value-type="string">
            <text:p>"mean_DAP_Juniperus"</text:p>
          </table:table-cell>
          <table:table-cell table:style-name="ce1" office:value-type="float" office:value="0.868330089924577" calcext:value-type="float">
            <text:p>0.868330089924577</text:p>
          </table:table-cell>
        </table:table-row>
        <table:table-row table:style-name="ro1">
          <table:table-cell office:value-type="string" calcext:value-type="string">
            <text:p>"1436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08905397651283" calcext:value-type="float">
            <text:p>-0.108905397651283</text:p>
          </table:table-cell>
        </table:table-row>
        <table:table-row table:style-name="ro1">
          <table:table-cell office:value-type="string" calcext:value-type="string">
            <text:p>"1437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DAP_Juniperus"</text:p>
          </table:table-cell>
          <table:table-cell office:value-type="float" office:value="-0.225963371055388" calcext:value-type="float">
            <text:p>-0.225963371055388</text:p>
          </table:table-cell>
        </table:table-row>
        <table:table-row table:style-name="ro1">
          <table:table-cell office:value-type="string" calcext:value-type="string">
            <text:p>"1438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36667367078942" calcext:value-type="float">
            <text:p>-0.136667367078942</text:p>
          </table:table-cell>
        </table:table-row>
        <table:table-row table:style-name="ro1">
          <table:table-cell office:value-type="string" calcext:value-type="string">
            <text:p>"1439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DAP_Juniperus"</text:p>
          </table:table-cell>
          <table:table-cell office:value-type="float" office:value="-0.12947032370494" calcext:value-type="float">
            <text:p>-0.12947032370494</text:p>
          </table:table-cell>
        </table:table-row>
        <table:table-row table:style-name="ro1">
          <table:table-cell office:value-type="string" calcext:value-type="string">
            <text:p>"14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latif"</text:p>
          </table:table-cell>
          <table:table-cell office:value-type="float" office:value="0.130078935482774" calcext:value-type="float">
            <text:p>0.130078935482774</text:p>
          </table:table-cell>
        </table:table-row>
        <table:table-row table:style-name="ro1">
          <table:table-cell office:value-type="string" calcext:value-type="string">
            <text:p>"1440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DAP_Juniperus"</text:p>
          </table:table-cell>
          <table:table-cell office:value-type="float" office:value="0.426335911172847" calcext:value-type="float">
            <text:p>0.426335911172847</text:p>
          </table:table-cell>
        </table:table-row>
        <table:table-row table:style-name="ro1">
          <table:table-cell office:value-type="string" calcext:value-type="string">
            <text:p>"1441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DAP_Juniperus"</text:p>
          </table:table-cell>
          <table:table-cell office:value-type="float" office:value="0.50279047882591" calcext:value-type="float">
            <text:p>0.50279047882591</text:p>
          </table:table-cell>
        </table:table-row>
        <table:table-row table:style-name="ro1">
          <table:table-cell office:value-type="string" calcext:value-type="string">
            <text:p>"1442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33308074777628" calcext:value-type="float">
            <text:p>-0.133308074777628</text:p>
          </table:table-cell>
        </table:table-row>
        <table:table-row table:style-name="ro1">
          <table:table-cell table:style-name="ce1" office:value-type="string" calcext:value-type="string">
            <text:p>"1443"</text:p>
          </table:table-cell>
          <table:table-cell table:style-name="ce1" office:value-type="string" calcext:value-type="string">
            <text:p>"mean_CopaNS_Juniperus"</text:p>
          </table:table-cell>
          <table:table-cell table:style-name="ce1" office:value-type="string" calcext:value-type="string">
            <text:p>"mean_DAP_Juniperus"</text:p>
          </table:table-cell>
          <table:table-cell table:style-name="ce1" office:value-type="float" office:value="0.965138484085909" calcext:value-type="float">
            <text:p>0.965138484085909</text:p>
          </table:table-cell>
        </table:table-row>
        <table:table-row table:style-name="ro1">
          <table:table-cell office:value-type="string" calcext:value-type="string">
            <text:p>"1444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0895452748691" calcext:value-type="float">
            <text:p>-0.10895452748691</text:p>
          </table:table-cell>
        </table:table-row>
        <table:table-row table:style-name="ro1">
          <table:table-cell office:value-type="string" calcext:value-type="string">
            <text:p>"1445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DAP_Juniperus"</text:p>
          </table:table-cell>
          <table:table-cell office:value-type="float" office:value="-0.221374253992413" calcext:value-type="float">
            <text:p>-0.221374253992413</text:p>
          </table:table-cell>
        </table:table-row>
        <table:table-row table:style-name="ro1">
          <table:table-cell office:value-type="string" calcext:value-type="string">
            <text:p>"1446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3499422580194" calcext:value-type="float">
            <text:p>-0.13499422580194</text:p>
          </table:table-cell>
        </table:table-row>
        <table:table-row table:style-name="ro1">
          <table:table-cell office:value-type="string" calcext:value-type="string">
            <text:p>"1447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AP_Juniperus"</text:p>
          </table:table-cell>
          <table:table-cell office:value-type="float" office:value="-0.133775590352269" calcext:value-type="float">
            <text:p>-0.133775590352269</text:p>
          </table:table-cell>
        </table:table-row>
        <table:table-row table:style-name="ro1">
          <table:table-cell office:value-type="string" calcext:value-type="string">
            <text:p>"144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AP_Juniperus"</text:p>
          </table:table-cell>
          <table:table-cell office:value-type="float" office:value="0.441166298934841" calcext:value-type="float">
            <text:p>0.441166298934841</text:p>
          </table:table-cell>
        </table:table-row>
        <table:table-row table:style-name="ro1">
          <table:table-cell office:value-type="string" calcext:value-type="string">
            <text:p>"144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AP_Juniperus"</text:p>
          </table:table-cell>
          <table:table-cell office:value-type="float" office:value="0.502822512327221" calcext:value-type="float">
            <text:p>0.502822512327221</text:p>
          </table:table-cell>
        </table:table-row>
        <table:table-row table:style-name="ro1">
          <table:table-cell office:value-type="string" calcext:value-type="string">
            <text:p>"14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latif"</text:p>
          </table:table-cell>
          <table:table-cell office:value-type="float" office:value="0.090783077371206" calcext:value-type="float">
            <text:p>0.090783077371206</text:p>
          </table:table-cell>
        </table:table-row>
        <table:table-row table:style-name="ro1">
          <table:table-cell office:value-type="string" calcext:value-type="string">
            <text:p>"1450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34040151704287" calcext:value-type="float">
            <text:p>-0.134040151704287</text:p>
          </table:table-cell>
        </table:table-row>
        <table:table-row table:style-name="ro1">
          <table:table-cell table:style-name="ce1" office:value-type="string" calcext:value-type="string">
            <text:p>"1451"</text:p>
          </table:table-cell>
          <table:table-cell table:style-name="ce1" office:value-type="string" calcext:value-type="string">
            <text:p>"mean_distanciacopas_Juniperus"</text:p>
          </table:table-cell>
          <table:table-cell table:style-name="ce1" office:value-type="string" calcext:value-type="string">
            <text:p>"mean_DAP_Juniperus"</text:p>
          </table:table-cell>
          <table:table-cell table:style-name="ce1" office:value-type="float" office:value="0.98764403129447" calcext:value-type="float">
            <text:p>0.98764403129447</text:p>
          </table:table-cell>
        </table:table-row>
        <table:table-row table:style-name="ro1">
          <table:table-cell office:value-type="string" calcext:value-type="string">
            <text:p>"145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09371757473407" calcext:value-type="float">
            <text:p>-0.109371757473407</text:p>
          </table:table-cell>
        </table:table-row>
        <table:table-row table:style-name="ro1">
          <table:table-cell office:value-type="string" calcext:value-type="string">
            <text:p>"145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AP_Juniperus"</text:p>
          </table:table-cell>
          <table:table-cell office:value-type="float" office:value="-0.227283432781919" calcext:value-type="float">
            <text:p>-0.227283432781919</text:p>
          </table:table-cell>
        </table:table-row>
        <table:table-row table:style-name="ro1">
          <table:table-cell office:value-type="string" calcext:value-type="string">
            <text:p>"1454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34880537834121" calcext:value-type="float">
            <text:p>-0.134880537834121</text:p>
          </table:table-cell>
        </table:table-row>
        <table:table-row table:style-name="ro1">
          <table:table-cell office:value-type="string" calcext:value-type="string">
            <text:p>"1455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AP_Juniperus"</text:p>
          </table:table-cell>
          <table:table-cell office:value-type="float" office:value="-0.133759272715217" calcext:value-type="float">
            <text:p>-0.133759272715217</text:p>
          </table:table-cell>
        </table:table-row>
        <table:table-row table:style-name="ro1">
          <table:table-cell office:value-type="string" calcext:value-type="string">
            <text:p>"145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AP_Juniperus"</text:p>
          </table:table-cell>
          <table:table-cell office:value-type="float" office:value="0.441045873809575" calcext:value-type="float">
            <text:p>0.441045873809575</text:p>
          </table:table-cell>
        </table:table-row>
        <table:table-row table:style-name="ro1">
          <table:table-cell office:value-type="string" calcext:value-type="string">
            <text:p>"145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AP_Juniperus"</text:p>
          </table:table-cell>
          <table:table-cell office:value-type="float" office:value="0.502854636494864" calcext:value-type="float">
            <text:p>0.502854636494864</text:p>
          </table:table-cell>
        </table:table-row>
        <table:table-row table:style-name="ro1">
          <table:table-cell office:value-type="string" calcext:value-type="string">
            <text:p>"1458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34054580116502" calcext:value-type="float">
            <text:p>-0.134054580116502</text:p>
          </table:table-cell>
        </table:table-row>
        <table:table-row table:style-name="ro1">
          <table:table-cell table:style-name="ce1" office:value-type="string" calcext:value-type="string">
            <text:p>"1459"</text:p>
          </table:table-cell>
          <table:table-cell table:style-name="ce1" office:value-type="string" calcext:value-type="string">
            <text:p>"mean_diamcopa_Juniperus"</text:p>
          </table:table-cell>
          <table:table-cell table:style-name="ce1" office:value-type="string" calcext:value-type="string">
            <text:p>"mean_DAP_Juniperus"</text:p>
          </table:table-cell>
          <table:table-cell table:style-name="ce1" office:value-type="float" office:value="0.987668018370025" calcext:value-type="float">
            <text:p>0.987668018370025</text:p>
          </table:table-cell>
        </table:table-row>
        <table:table-row table:style-name="ro1">
          <table:table-cell office:value-type="string" calcext:value-type="string">
            <text:p>"146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09375229992553" calcext:value-type="float">
            <text:p>-0.109375229992553</text:p>
          </table:table-cell>
        </table:table-row>
        <table:table-row table:style-name="ro1">
          <table:table-cell office:value-type="string" calcext:value-type="string">
            <text:p>"146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AP_Juniperus"</text:p>
          </table:table-cell>
          <table:table-cell office:value-type="float" office:value="-0.203953825914102" calcext:value-type="float">
            <text:p>-0.203953825914102</text:p>
          </table:table-cell>
        </table:table-row>
        <table:table-row table:style-name="ro1">
          <table:table-cell office:value-type="string" calcext:value-type="string">
            <text:p>"146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4994715279668" calcext:value-type="float">
            <text:p>-0.14994715279668</text:p>
          </table:table-cell>
        </table:table-row>
        <table:table-row table:style-name="ro1">
          <table:table-cell office:value-type="string" calcext:value-type="string">
            <text:p>"146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AP_Juniperus"</text:p>
          </table:table-cell>
          <table:table-cell office:value-type="float" office:value="-0.133462663712871" calcext:value-type="float">
            <text:p>-0.133462663712871</text:p>
          </table:table-cell>
        </table:table-row>
        <table:table-row table:style-name="ro1">
          <table:table-cell office:value-type="string" calcext:value-type="string">
            <text:p>"146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AP_Juniperus"</text:p>
          </table:table-cell>
          <table:table-cell office:value-type="float" office:value="0.409935518319516" calcext:value-type="float">
            <text:p>0.409935518319516</text:p>
          </table:table-cell>
        </table:table-row>
        <table:table-row table:style-name="ro1">
          <table:table-cell office:value-type="string" calcext:value-type="string">
            <text:p>"146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AP_Juniperus"</text:p>
          </table:table-cell>
          <table:table-cell office:value-type="float" office:value="0.663481735167108" calcext:value-type="float">
            <text:p>0.663481735167108</text:p>
          </table:table-cell>
        </table:table-row>
        <table:table-row table:style-name="ro1">
          <table:table-cell office:value-type="string" calcext:value-type="string">
            <text:p>"146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28907173508059" calcext:value-type="float">
            <text:p>-0.128907173508059</text:p>
          </table:table-cell>
        </table:table-row>
        <table:table-row table:style-name="ro1">
          <table:table-cell table:style-name="ce1" office:value-type="string" calcext:value-type="string">
            <text:p>"1467"</text:p>
          </table:table-cell>
          <table:table-cell table:style-name="ce1" office:value-type="string" calcext:value-type="string">
            <text:p>"mean_coberturacopa_Juniperus"</text:p>
          </table:table-cell>
          <table:table-cell table:style-name="ce1" office:value-type="string" calcext:value-type="string">
            <text:p>"mean_DAP_Juniperus"</text:p>
          </table:table-cell>
          <table:table-cell table:style-name="ce1" office:value-type="float" office:value="0.919854254482835" calcext:value-type="float">
            <text:p>0.919854254482835</text:p>
          </table:table-cell>
        </table:table-row>
        <table:table-row table:style-name="ro1">
          <table:table-cell office:value-type="string" calcext:value-type="string">
            <text:p>"146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08920069825504" calcext:value-type="float">
            <text:p>-0.108920069825504</text:p>
          </table:table-cell>
        </table:table-row>
        <table:table-row table:style-name="ro1">
          <table:table-cell office:value-type="string" calcext:value-type="string">
            <text:p>"146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AP_Juniperus"</text:p>
          </table:table-cell>
          <table:table-cell office:value-type="float" office:value="-0.143575166609061" calcext:value-type="float">
            <text:p>-0.143575166609061</text:p>
          </table:table-cell>
        </table:table-row>
        <table:table-row table:style-name="ro1">
          <table:table-cell office:value-type="string" calcext:value-type="string">
            <text:p>"147"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Abies"</text:p>
          </table:table-cell>
          <table:table-cell office:value-type="float" office:value="0.24092729369029" calcext:value-type="float">
            <text:p>0.24092729369029</text:p>
          </table:table-cell>
        </table:table-row>
        <table:table-row table:style-name="ro1">
          <table:table-cell office:value-type="string" calcext:value-type="string">
            <text:p>"147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88892380080163" calcext:value-type="float">
            <text:p>-0.188892380080163</text:p>
          </table:table-cell>
        </table:table-row>
        <table:table-row table:style-name="ro1">
          <table:table-cell office:value-type="string" calcext:value-type="string">
            <text:p>"147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AP_Juniperus"</text:p>
          </table:table-cell>
          <table:table-cell office:value-type="float" office:value="-0.122385253890636" calcext:value-type="float">
            <text:p>-0.122385253890636</text:p>
          </table:table-cell>
        </table:table-row>
        <table:table-row table:style-name="ro1">
          <table:table-cell office:value-type="string" calcext:value-type="string">
            <text:p>"147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AP_Juniperus"</text:p>
          </table:table-cell>
          <table:table-cell office:value-type="float" office:value="0.319009266843738" calcext:value-type="float">
            <text:p>0.319009266843738</text:p>
          </table:table-cell>
        </table:table-row>
        <table:table-row table:style-name="ro1">
          <table:table-cell office:value-type="string" calcext:value-type="string">
            <text:p>"147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AP_Juniperus"</text:p>
          </table:table-cell>
          <table:table-cell office:value-type="float" office:value="0.338041951693153" calcext:value-type="float">
            <text:p>0.338041951693153</text:p>
          </table:table-cell>
        </table:table-row>
        <table:table-row table:style-name="ro1">
          <table:table-cell office:value-type="string" calcext:value-type="string">
            <text:p>"147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13381051837938" calcext:value-type="float">
            <text:p>-0.113381051837938</text:p>
          </table:table-cell>
        </table:table-row>
        <table:table-row table:style-name="ro1">
          <table:table-cell table:style-name="ce1" office:value-type="string" calcext:value-type="string">
            <text:p>"1475"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mean_DAP_Juniperus"</text:p>
          </table:table-cell>
          <table:table-cell table:style-name="ce1" office:value-type="float" office:value="0.964757680027209" calcext:value-type="float">
            <text:p>0.964757680027209</text:p>
          </table:table-cell>
        </table:table-row>
        <table:table-row table:style-name="ro1">
          <table:table-cell office:value-type="string" calcext:value-type="string">
            <text:p>"147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AP_Juniperus"</text:p>
          </table:table-cell>
          <table:table-cell office:value-type="float" office:value="-0.109565263599467" calcext:value-type="float">
            <text:p>-0.109565263599467</text:p>
          </table:table-cell>
        </table:table-row>
        <table:table-row table:style-name="ro1">
          <table:table-cell office:value-type="string" calcext:value-type="string">
            <text:p>"1478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mean_DAP_Prunus"</text:p>
          </table:table-cell>
          <table:table-cell office:value-type="float" office:value="0.0516879947086288" calcext:value-type="float">
            <text:p>0.051687994708629</text:p>
          </table:table-cell>
        </table:table-row>
        <table:table-row table:style-name="ro1">
          <table:table-cell office:value-type="string" calcext:value-type="string">
            <text:p>"1479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DAP_Prunus"</text:p>
          </table:table-cell>
          <table:table-cell office:value-type="float" office:value="0.0230312949040922" calcext:value-type="float">
            <text:p>0.023031294904092</text:p>
          </table:table-cell>
        </table:table-row>
        <table:table-row table:style-name="ro1">
          <table:table-cell office:value-type="string" calcext:value-type="string">
            <text:p>"148"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Abies"</text:p>
          </table:table-cell>
          <table:table-cell office:value-type="float" office:value="0.245957567497363" calcext:value-type="float">
            <text:p>0.245957567497363</text:p>
          </table:table-cell>
        </table:table-row>
        <table:table-row table:style-name="ro1">
          <table:table-cell office:value-type="string" calcext:value-type="string">
            <text:p>"1480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DAP_Prunus"</text:p>
          </table:table-cell>
          <table:table-cell office:value-type="float" office:value="-0.0706140800770892" calcext:value-type="float">
            <text:p>-0.070614080077089</text:p>
          </table:table-cell>
        </table:table-row>
        <table:table-row table:style-name="ro1">
          <table:table-cell office:value-type="string" calcext:value-type="string">
            <text:p>"1481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DAP_Prunus"</text:p>
          </table:table-cell>
          <table:table-cell office:value-type="float" office:value="-0.195831853657655" calcext:value-type="float">
            <text:p>-0.195831853657655</text:p>
          </table:table-cell>
        </table:table-row>
        <table:table-row table:style-name="ro1">
          <table:table-cell office:value-type="string" calcext:value-type="string">
            <text:p>"1482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DAP_Prunus"</text:p>
          </table:table-cell>
          <table:table-cell office:value-type="float" office:value="0.437323513980277" calcext:value-type="float">
            <text:p>0.437323513980277</text:p>
          </table:table-cell>
        </table:table-row>
        <table:table-row table:style-name="ro1">
          <table:table-cell office:value-type="string" calcext:value-type="string">
            <text:p>"1483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DAP_Prunus"</text:p>
          </table:table-cell>
          <table:table-cell office:value-type="float" office:value="-0.0652156259362792" calcext:value-type="float">
            <text:p>-0.065215625936279</text:p>
          </table:table-cell>
        </table:table-row>
        <table:table-row table:style-name="ro1">
          <table:table-cell office:value-type="string" calcext:value-type="string">
            <text:p>"1484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DAP_Prunus"</text:p>
          </table:table-cell>
          <table:table-cell office:value-type="float" office:value="-0.108177899138985" calcext:value-type="float">
            <text:p>-0.108177899138985</text:p>
          </table:table-cell>
        </table:table-row>
        <table:table-row table:style-name="ro1">
          <table:table-cell table:style-name="ce1" office:value-type="string" calcext:value-type="string">
            <text:p>"1485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string" calcext:value-type="string">
            <text:p>"mean_DAP_Prunus"</text:p>
          </table:table-cell>
          <table:table-cell table:style-name="ce1" office:value-type="float" office:value="0.997177897807114" calcext:value-type="float">
            <text:p>0.997177897807114</text:p>
          </table:table-cell>
        </table:table-row>
        <table:table-row table:style-name="ro1">
          <table:table-cell office:value-type="string" calcext:value-type="string">
            <text:p>"1486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DAP_Prunus"</text:p>
          </table:table-cell>
          <table:table-cell office:value-type="float" office:value="0.0812895146162805" calcext:value-type="float">
            <text:p>0.081289514616281</text:p>
          </table:table-cell>
        </table:table-row>
        <table:table-row table:style-name="ro1">
          <table:table-cell office:value-type="string" calcext:value-type="string">
            <text:p>"1487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DAP_Prunus"</text:p>
          </table:table-cell>
          <table:table-cell office:value-type="float" office:value="-0.067849232163407" calcext:value-type="float">
            <text:p>-0.067849232163407</text:p>
          </table:table-cell>
        </table:table-row>
        <table:table-row table:style-name="ro1">
          <table:table-cell office:value-type="string" calcext:value-type="string">
            <text:p>"1488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DAP_Prunus"</text:p>
          </table:table-cell>
          <table:table-cell office:value-type="float" office:value="-0.068324700974434" calcext:value-type="float">
            <text:p>-0.068324700974434</text:p>
          </table:table-cell>
        </table:table-row>
        <table:table-row table:style-name="ro1">
          <table:table-cell office:value-type="string" calcext:value-type="string">
            <text:p>"1489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DAP_Prunus"</text:p>
          </table:table-cell>
          <table:table-cell office:value-type="float" office:value="-0.190869398347519" calcext:value-type="float">
            <text:p>-0.190869398347519</text:p>
          </table:table-cell>
        </table:table-row>
        <table:table-row table:style-name="ro1">
          <table:table-cell office:value-type="string" calcext:value-type="string">
            <text:p>"149"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Abies"</text:p>
          </table:table-cell>
          <table:table-cell office:value-type="float" office:value="-0.463171763857167" calcext:value-type="float">
            <text:p>-0.463171763857167</text:p>
          </table:table-cell>
        </table:table-row>
        <table:table-row table:style-name="ro1">
          <table:table-cell office:value-type="string" calcext:value-type="string">
            <text:p>"1490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DAP_Prunus"</text:p>
          </table:table-cell>
          <table:table-cell office:value-type="float" office:value="0.168202872619453" calcext:value-type="float">
            <text:p>0.168202872619453</text:p>
          </table:table-cell>
        </table:table-row>
        <table:table-row table:style-name="ro1">
          <table:table-cell office:value-type="string" calcext:value-type="string">
            <text:p>"1491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DAP_Prunus"</text:p>
          </table:table-cell>
          <table:table-cell office:value-type="float" office:value="-0.0703499774003531" calcext:value-type="float">
            <text:p>-0.070349977400353</text:p>
          </table:table-cell>
        </table:table-row>
        <table:table-row table:style-name="ro1">
          <table:table-cell office:value-type="string" calcext:value-type="string">
            <text:p>"1492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DAP_Prunus"</text:p>
          </table:table-cell>
          <table:table-cell office:value-type="float" office:value="-0.107312990428049" calcext:value-type="float">
            <text:p>-0.107312990428049</text:p>
          </table:table-cell>
        </table:table-row>
        <table:table-row table:style-name="ro1">
          <table:table-cell table:style-name="ce1" office:value-type="string" calcext:value-type="string">
            <text:p>"1493"</text:p>
          </table:table-cell>
          <table:table-cell table:style-name="ce1" office:value-type="string" calcext:value-type="string">
            <text:p>"mean_CopaNS_Prunus"</text:p>
          </table:table-cell>
          <table:table-cell table:style-name="ce1" office:value-type="string" calcext:value-type="string">
            <text:p>"mean_DAP_Prunus"</text:p>
          </table:table-cell>
          <table:table-cell table:style-name="ce1" office:value-type="float" office:value="0.958076114090979" calcext:value-type="float">
            <text:p>0.958076114090979</text:p>
          </table:table-cell>
        </table:table-row>
        <table:table-row table:style-name="ro1">
          <table:table-cell office:value-type="string" calcext:value-type="string">
            <text:p>"1494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DAP_Prunus"</text:p>
          </table:table-cell>
          <table:table-cell office:value-type="float" office:value="0.0905751513725455" calcext:value-type="float">
            <text:p>0.090575151372546</text:p>
          </table:table-cell>
        </table:table-row>
        <table:table-row table:style-name="ro1">
          <table:table-cell office:value-type="string" calcext:value-type="string">
            <text:p>"1495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DAP_Prunus"</text:p>
          </table:table-cell>
          <table:table-cell office:value-type="float" office:value="-0.0583029059689523" calcext:value-type="float">
            <text:p>-0.058302905968952</text:p>
          </table:table-cell>
        </table:table-row>
        <table:table-row table:style-name="ro1">
          <table:table-cell office:value-type="string" calcext:value-type="string">
            <text:p>"1496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AP_Prunus"</text:p>
          </table:table-cell>
          <table:table-cell office:value-type="float" office:value="-0.0705966969645295" calcext:value-type="float">
            <text:p>-0.07059669696453</text:p>
          </table:table-cell>
        </table:table-row>
        <table:table-row table:style-name="ro1">
          <table:table-cell office:value-type="string" calcext:value-type="string">
            <text:p>"1497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AP_Prunus"</text:p>
          </table:table-cell>
          <table:table-cell office:value-type="float" office:value="-0.191830233661251" calcext:value-type="float">
            <text:p>-0.191830233661251</text:p>
          </table:table-cell>
        </table:table-row>
        <table:table-row table:style-name="ro1">
          <table:table-cell office:value-type="string" calcext:value-type="string">
            <text:p>"1498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AP_Prunus"</text:p>
          </table:table-cell>
          <table:table-cell office:value-type="float" office:value="0.146923345009958" calcext:value-type="float">
            <text:p>0.146923345009958</text:p>
          </table:table-cell>
        </table:table-row>
        <table:table-row table:style-name="ro1">
          <table:table-cell office:value-type="string" calcext:value-type="string">
            <text:p>"149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AP_Prunus"</text:p>
          </table:table-cell>
          <table:table-cell office:value-type="float" office:value="-0.0707363125517063" calcext:value-type="float">
            <text:p>-0.070736312551706</text:p>
          </table:table-cell>
        </table:table-row>
        <table:table-row table:style-name="ro1">
          <table:table-cell office:value-type="string" calcext:value-type="string">
            <text:p>"15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conif"</text:p>
          </table:table-cell>
          <table:table-cell office:value-type="float" office:value="0.337628350488339" calcext:value-type="float">
            <text:p>0.337628350488339</text:p>
          </table:table-cell>
        </table:table-row>
        <table:table-row table:style-name="ro1">
          <table:table-cell office:value-type="string" calcext:value-type="string">
            <text:p>"150"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Abies"</text:p>
          </table:table-cell>
          <table:table-cell office:value-type="float" office:value="-0.498863022824858" calcext:value-type="float">
            <text:p>-0.498863022824858</text:p>
          </table:table-cell>
        </table:table-row>
        <table:table-row table:style-name="ro1">
          <table:table-cell office:value-type="string" calcext:value-type="string">
            <text:p>"150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AP_Prunus"</text:p>
          </table:table-cell>
          <table:table-cell office:value-type="float" office:value="-0.107875678527393" calcext:value-type="float">
            <text:p>-0.107875678527393</text:p>
          </table:table-cell>
        </table:table-row>
        <table:table-row table:style-name="ro1">
          <table:table-cell table:style-name="ce1" office:value-type="string" calcext:value-type="string">
            <text:p>"1501"</text:p>
          </table:table-cell>
          <table:table-cell table:style-name="ce1" office:value-type="string" calcext:value-type="string">
            <text:p>"mean_distanciacopas_Prunus"</text:p>
          </table:table-cell>
          <table:table-cell table:style-name="ce1" office:value-type="string" calcext:value-type="string">
            <text:p>"mean_DAP_Prunus"</text:p>
          </table:table-cell>
          <table:table-cell table:style-name="ce1" office:value-type="float" office:value="0.970284439688591" calcext:value-type="float">
            <text:p>0.970284439688591</text:p>
          </table:table-cell>
        </table:table-row>
        <table:table-row table:style-name="ro1">
          <table:table-cell office:value-type="string" calcext:value-type="string">
            <text:p>"1502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AP_Prunus"</text:p>
          </table:table-cell>
          <table:table-cell office:value-type="float" office:value="0.0862555117409012" calcext:value-type="float">
            <text:p>0.086255511740901</text:p>
          </table:table-cell>
        </table:table-row>
        <table:table-row table:style-name="ro1">
          <table:table-cell office:value-type="string" calcext:value-type="string">
            <text:p>"150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AP_Prunus"</text:p>
          </table:table-cell>
          <table:table-cell office:value-type="float" office:value="-0.0582880038954932" calcext:value-type="float">
            <text:p>-0.058288003895493</text:p>
          </table:table-cell>
        </table:table-row>
        <table:table-row table:style-name="ro1">
          <table:table-cell office:value-type="string" calcext:value-type="string">
            <text:p>"150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AP_Prunus"</text:p>
          </table:table-cell>
          <table:table-cell office:value-type="float" office:value="-0.0705880857427428" calcext:value-type="float">
            <text:p>-0.070588085742743</text:p>
          </table:table-cell>
        </table:table-row>
        <table:table-row table:style-name="ro1">
          <table:table-cell office:value-type="string" calcext:value-type="string">
            <text:p>"1505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AP_Prunus"</text:p>
          </table:table-cell>
          <table:table-cell office:value-type="float" office:value="-0.191840767191446" calcext:value-type="float">
            <text:p>-0.191840767191446</text:p>
          </table:table-cell>
        </table:table-row>
        <table:table-row table:style-name="ro1">
          <table:table-cell office:value-type="string" calcext:value-type="string">
            <text:p>"1506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AP_Prunus"</text:p>
          </table:table-cell>
          <table:table-cell office:value-type="float" office:value="0.146908852750063" calcext:value-type="float">
            <text:p>0.146908852750063</text:p>
          </table:table-cell>
        </table:table-row>
        <table:table-row table:style-name="ro1">
          <table:table-cell office:value-type="string" calcext:value-type="string">
            <text:p>"150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AP_Prunus"</text:p>
          </table:table-cell>
          <table:table-cell office:value-type="float" office:value="-0.0707439267826888" calcext:value-type="float">
            <text:p>-0.070743926782689</text:p>
          </table:table-cell>
        </table:table-row>
        <table:table-row table:style-name="ro1">
          <table:table-cell office:value-type="string" calcext:value-type="string">
            <text:p>"150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AP_Prunus"</text:p>
          </table:table-cell>
          <table:table-cell office:value-type="float" office:value="-0.107873917111175" calcext:value-type="float">
            <text:p>-0.107873917111175</text:p>
          </table:table-cell>
        </table:table-row>
        <table:table-row table:style-name="ro1">
          <table:table-cell table:style-name="ce1" office:value-type="string" calcext:value-type="string">
            <text:p>"1509"</text:p>
          </table:table-cell>
          <table:table-cell table:style-name="ce1" office:value-type="string" calcext:value-type="string">
            <text:p>"mean_diamcopa_Prunus"</text:p>
          </table:table-cell>
          <table:table-cell table:style-name="ce1" office:value-type="string" calcext:value-type="string">
            <text:p>"mean_DAP_Prunus"</text:p>
          </table:table-cell>
          <table:table-cell table:style-name="ce1" office:value-type="float" office:value="0.97041397467671" calcext:value-type="float">
            <text:p>0.97041397467671</text:p>
          </table:table-cell>
        </table:table-row>
        <table:table-row table:style-name="ro1">
          <table:table-cell office:value-type="string" calcext:value-type="string">
            <text:p>"151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bies"</text:p>
          </table:table-cell>
          <table:table-cell office:value-type="float" office:value="-0.0337750501412807" calcext:value-type="float">
            <text:p>-0.033775050141281</text:p>
          </table:table-cell>
        </table:table-row>
        <table:table-row table:style-name="ro1">
          <table:table-cell office:value-type="string" calcext:value-type="string">
            <text:p>"151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AP_Prunus"</text:p>
          </table:table-cell>
          <table:table-cell office:value-type="float" office:value="0.0650592193668798" calcext:value-type="float">
            <text:p>0.06505921936688</text:p>
          </table:table-cell>
        </table:table-row>
        <table:table-row table:style-name="ro1">
          <table:table-cell office:value-type="string" calcext:value-type="string">
            <text:p>"151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AP_Prunus"</text:p>
          </table:table-cell>
          <table:table-cell office:value-type="float" office:value="-0.0810033875973471" calcext:value-type="float">
            <text:p>-0.081003387597347</text:p>
          </table:table-cell>
        </table:table-row>
        <table:table-row table:style-name="ro1">
          <table:table-cell office:value-type="string" calcext:value-type="string">
            <text:p>"151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AP_Prunus"</text:p>
          </table:table-cell>
          <table:table-cell office:value-type="float" office:value="-0.0704315578156345" calcext:value-type="float">
            <text:p>-0.070431557815635</text:p>
          </table:table-cell>
        </table:table-row>
        <table:table-row table:style-name="ro1">
          <table:table-cell office:value-type="string" calcext:value-type="string">
            <text:p>"151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AP_Prunus"</text:p>
          </table:table-cell>
          <table:table-cell office:value-type="float" office:value="-0.146650954276031" calcext:value-type="float">
            <text:p>-0.146650954276031</text:p>
          </table:table-cell>
        </table:table-row>
        <table:table-row table:style-name="ro1">
          <table:table-cell office:value-type="string" calcext:value-type="string">
            <text:p>"151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AP_Prunus"</text:p>
          </table:table-cell>
          <table:table-cell office:value-type="float" office:value="0.103868819530686" calcext:value-type="float">
            <text:p>0.103868819530686</text:p>
          </table:table-cell>
        </table:table-row>
        <table:table-row table:style-name="ro1">
          <table:table-cell office:value-type="string" calcext:value-type="string">
            <text:p>"151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AP_Prunus"</text:p>
          </table:table-cell>
          <table:table-cell office:value-type="float" office:value="-0.0680275126481482" calcext:value-type="float">
            <text:p>-0.068027512648148</text:p>
          </table:table-cell>
        </table:table-row>
        <table:table-row table:style-name="ro1">
          <table:table-cell office:value-type="string" calcext:value-type="string">
            <text:p>"151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AP_Prunus"</text:p>
          </table:table-cell>
          <table:table-cell office:value-type="float" office:value="-0.087906436555513" calcext:value-type="float">
            <text:p>-0.087906436555513</text:p>
          </table:table-cell>
        </table:table-row>
        <table:table-row table:style-name="ro1">
          <table:table-cell table:style-name="ce1" office:value-type="string" calcext:value-type="string">
            <text:p>"1517"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mean_DAP_Prunus"</text:p>
          </table:table-cell>
          <table:table-cell table:style-name="ce1" office:value-type="float" office:value="0.957229069047227" calcext:value-type="float">
            <text:p>0.957229069047227</text:p>
          </table:table-cell>
        </table:table-row>
        <table:table-row table:style-name="ro1">
          <table:table-cell office:value-type="string" calcext:value-type="string">
            <text:p>"151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AP_Prunus"</text:p>
          </table:table-cell>
          <table:table-cell office:value-type="float" office:value="-0.0524238542730812" calcext:value-type="float">
            <text:p>-0.052423854273081</text:p>
          </table:table-cell>
        </table:table-row>
        <table:table-row table:style-name="ro1">
          <table:table-cell office:value-type="string" calcext:value-type="string">
            <text:p>"151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AP_Prunus"</text:p>
          </table:table-cell>
          <table:table-cell office:value-type="float" office:value="-0.0325596861857308" calcext:value-type="float">
            <text:p>-0.032559686185731</text:p>
          </table:table-cell>
        </table:table-row>
        <table:table-row table:style-name="ro1">
          <table:table-cell office:value-type="string" calcext:value-type="string">
            <text:p>"152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bies"</text:p>
          </table:table-cell>
          <table:table-cell office:value-type="float" office:value="-0.247754714112217" calcext:value-type="float">
            <text:p>-0.247754714112217</text:p>
          </table:table-cell>
        </table:table-row>
        <table:table-row table:style-name="ro1">
          <table:table-cell office:value-type="string" calcext:value-type="string">
            <text:p>"152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AP_Prunus"</text:p>
          </table:table-cell>
          <table:table-cell office:value-type="float" office:value="-0.0645857339077529" calcext:value-type="float">
            <text:p>-0.064585733907753</text:p>
          </table:table-cell>
        </table:table-row>
        <table:table-row table:style-name="ro1">
          <table:table-cell office:value-type="string" calcext:value-type="string">
            <text:p>"152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AP_Prunus"</text:p>
          </table:table-cell>
          <table:table-cell office:value-type="float" office:value="-0.144309156168454" calcext:value-type="float">
            <text:p>-0.144309156168454</text:p>
          </table:table-cell>
        </table:table-row>
        <table:table-row table:style-name="ro1">
          <table:table-cell office:value-type="string" calcext:value-type="string">
            <text:p>"152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AP_Prunus"</text:p>
          </table:table-cell>
          <table:table-cell office:value-type="float" office:value="0.475770329289244" calcext:value-type="float">
            <text:p>0.475770329289244</text:p>
          </table:table-cell>
        </table:table-row>
        <table:table-row table:style-name="ro1">
          <table:table-cell office:value-type="string" calcext:value-type="string">
            <text:p>"152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AP_Prunus"</text:p>
          </table:table-cell>
          <table:table-cell office:value-type="float" office:value="-0.0598339931600741" calcext:value-type="float">
            <text:p>-0.059833993160074</text:p>
          </table:table-cell>
        </table:table-row>
        <table:table-row table:style-name="ro1">
          <table:table-cell office:value-type="string" calcext:value-type="string">
            <text:p>"152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AP_Prunus"</text:p>
          </table:table-cell>
          <table:table-cell office:value-type="float" office:value="-0.0940259256449391" calcext:value-type="float">
            <text:p>-0.094025925644939</text:p>
          </table:table-cell>
        </table:table-row>
        <table:table-row table:style-name="ro1">
          <table:table-cell table:style-name="ce1" office:value-type="string" calcext:value-type="string">
            <text:p>"1525"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mean_DAP_Prunus"</text:p>
          </table:table-cell>
          <table:table-cell table:style-name="ce1" office:value-type="float" office:value="0.982945220130481" calcext:value-type="float">
            <text:p>0.982945220130481</text:p>
          </table:table-cell>
        </table:table-row>
        <table:table-row table:style-name="ro1">
          <table:table-cell office:value-type="string" calcext:value-type="string">
            <text:p>"1527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598791611593975" calcext:value-type="float">
            <text:p>0.059879161159398</text:p>
          </table:table-cell>
        </table:table-row>
        <table:table-row table:style-name="ro1">
          <table:table-cell office:value-type="string" calcext:value-type="string">
            <text:p>"1528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484843287542046" calcext:value-type="float">
            <text:p>0.484843287542046</text:p>
          </table:table-cell>
        </table:table-row>
        <table:table-row table:style-name="ro1">
          <table:table-cell office:value-type="string" calcext:value-type="string">
            <text:p>"1529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374637953297879" calcext:value-type="float">
            <text:p>-0.374637953297879</text:p>
          </table:table-cell>
        </table:table-row>
        <table:table-row table:style-name="ro1">
          <table:table-cell office:value-type="string" calcext:value-type="string">
            <text:p>"153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bies"</text:p>
          </table:table-cell>
          <table:table-cell office:value-type="float" office:value="0.100302300236142" calcext:value-type="float">
            <text:p>0.100302300236142</text:p>
          </table:table-cell>
        </table:table-row>
        <table:table-row table:style-name="ro1">
          <table:table-cell office:value-type="string" calcext:value-type="string">
            <text:p>"1530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0898629086851031" calcext:value-type="float">
            <text:p>-0.089862908685103</text:p>
          </table:table-cell>
        </table:table-row>
        <table:table-row table:style-name="ro1">
          <table:table-cell office:value-type="string" calcext:value-type="string">
            <text:p>"1531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414228416309393" calcext:value-type="float">
            <text:p>0.414228416309393</text:p>
          </table:table-cell>
        </table:table-row>
        <table:table-row table:style-name="ro1">
          <table:table-cell office:value-type="string" calcext:value-type="string">
            <text:p>"1532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206950738444944" calcext:value-type="float">
            <text:p>-0.206950738444944</text:p>
          </table:table-cell>
        </table:table-row>
        <table:table-row table:style-name="ro1">
          <table:table-cell office:value-type="string" calcext:value-type="string">
            <text:p>"1533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0670735144534762" calcext:value-type="float">
            <text:p>0.067073514453476</text:p>
          </table:table-cell>
        </table:table-row>
        <table:table-row table:style-name="ro1">
          <table:table-cell table:style-name="ce1" office:value-type="string" calcext:value-type="string">
            <text:p>"1534"</text:p>
          </table:table-cell>
          <table:table-cell table:style-name="ce1" office:value-type="string" calcext:value-type="string">
            <text:p>"mean_CopaNS_Abies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float" office:value="0.947044639947042" calcext:value-type="float">
            <text:p>0.947044639947042</text:p>
          </table:table-cell>
        </table:table-row>
        <table:table-row table:style-name="ro1">
          <table:table-cell office:value-type="string" calcext:value-type="string">
            <text:p>"1535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315295626007665" calcext:value-type="float">
            <text:p>0.031529562600767</text:p>
          </table:table-cell>
        </table:table-row>
        <table:table-row table:style-name="ro1">
          <table:table-cell office:value-type="string" calcext:value-type="string">
            <text:p>"1536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397117688709005" calcext:value-type="float">
            <text:p>0.397117688709005</text:p>
          </table:table-cell>
        </table:table-row>
        <table:table-row table:style-name="ro1">
          <table:table-cell office:value-type="string" calcext:value-type="string">
            <text:p>"1537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365144481903939" calcext:value-type="float">
            <text:p>-0.365144481903939</text:p>
          </table:table-cell>
        </table:table-row>
        <table:table-row table:style-name="ro1">
          <table:table-cell office:value-type="string" calcext:value-type="string">
            <text:p>"1538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271408839774703" calcext:value-type="float">
            <text:p>-0.271408839774703</text:p>
          </table:table-cell>
        </table:table-row>
        <table:table-row table:style-name="ro1">
          <table:table-cell office:value-type="string" calcext:value-type="string">
            <text:p>"1539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324147129982121" calcext:value-type="float">
            <text:p>0.324147129982121</text:p>
          </table:table-cell>
        </table:table-row>
        <table:table-row table:style-name="ro1">
          <table:table-cell office:value-type="string" calcext:value-type="string">
            <text:p>"154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Abies"</text:p>
          </table:table-cell>
          <table:table-cell office:value-type="float" office:value="0.147396566459109" calcext:value-type="float">
            <text:p>0.147396566459109</text:p>
          </table:table-cell>
        </table:table-row>
        <table:table-row table:style-name="ro1">
          <table:table-cell office:value-type="string" calcext:value-type="string">
            <text:p>"1540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205296116772307" calcext:value-type="float">
            <text:p>-0.205296116772307</text:p>
          </table:table-cell>
        </table:table-row>
        <table:table-row table:style-name="ro1">
          <table:table-cell office:value-type="string" calcext:value-type="string">
            <text:p>"1541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108794603887509" calcext:value-type="float">
            <text:p>0.108794603887509</text:p>
          </table:table-cell>
        </table:table-row>
        <table:table-row table:style-name="ro1">
          <table:table-cell table:style-name="ce1" office:value-type="string" calcext:value-type="string">
            <text:p>"1542"</text:p>
          </table:table-cell>
          <table:table-cell table:style-name="ce1" office:value-type="string" calcext:value-type="string">
            <text:p>"mean_distanciacopas_Abies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float" office:value="0.971418782680644" calcext:value-type="float">
            <text:p>0.971418782680644</text:p>
          </table:table-cell>
        </table:table-row>
        <table:table-row table:style-name="ro1">
          <table:table-cell office:value-type="string" calcext:value-type="string">
            <text:p>"1543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691256742375268" calcext:value-type="float">
            <text:p>0.069125674237527</text:p>
          </table:table-cell>
        </table:table-row>
        <table:table-row table:style-name="ro1">
          <table:table-cell office:value-type="string" calcext:value-type="string">
            <text:p>"1544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485059795389621" calcext:value-type="float">
            <text:p>0.485059795389621</text:p>
          </table:table-cell>
        </table:table-row>
        <table:table-row table:style-name="ro1">
          <table:table-cell office:value-type="string" calcext:value-type="string">
            <text:p>"1545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366982616858336" calcext:value-type="float">
            <text:p>-0.366982616858336</text:p>
          </table:table-cell>
        </table:table-row>
        <table:table-row table:style-name="ro1">
          <table:table-cell office:value-type="string" calcext:value-type="string">
            <text:p>"1546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2821883640525" calcext:value-type="float">
            <text:p>-0.2821883640525</text:p>
          </table:table-cell>
        </table:table-row>
        <table:table-row table:style-name="ro1">
          <table:table-cell office:value-type="string" calcext:value-type="string">
            <text:p>"1547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294394791806328" calcext:value-type="float">
            <text:p>0.294394791806328</text:p>
          </table:table-cell>
        </table:table-row>
        <table:table-row table:style-name="ro1">
          <table:table-cell office:value-type="string" calcext:value-type="string">
            <text:p>"1548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206372572486462" calcext:value-type="float">
            <text:p>-0.206372572486462</text:p>
          </table:table-cell>
        </table:table-row>
        <table:table-row table:style-name="ro1">
          <table:table-cell office:value-type="string" calcext:value-type="string">
            <text:p>"1549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100209880918228" calcext:value-type="float">
            <text:p>0.100209880918228</text:p>
          </table:table-cell>
        </table:table-row>
        <table:table-row table:style-name="ro1">
          <table:table-cell office:value-type="string" calcext:value-type="string">
            <text:p>"155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bies"</text:p>
          </table:table-cell>
          <table:table-cell office:value-type="float" office:value="0.345554067713924" calcext:value-type="float">
            <text:p>0.345554067713924</text:p>
          </table:table-cell>
        </table:table-row>
        <table:table-row table:style-name="ro1">
          <table:table-cell table:style-name="ce1" office:value-type="string" calcext:value-type="string">
            <text:p>"1550"</text:p>
          </table:table-cell>
          <table:table-cell table:style-name="ce1" office:value-type="string" calcext:value-type="string">
            <text:p>"mean_diamcopa_Abies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float" office:value="0.967331461937882" calcext:value-type="float">
            <text:p>0.967331461937882</text:p>
          </table:table-cell>
        </table:table-row>
        <table:table-row table:style-name="ro1">
          <table:table-cell office:value-type="string" calcext:value-type="string">
            <text:p>"1551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691293195088106" calcext:value-type="float">
            <text:p>0.069129319508811</text:p>
          </table:table-cell>
        </table:table-row>
        <table:table-row table:style-name="ro1">
          <table:table-cell office:value-type="string" calcext:value-type="string">
            <text:p>"1552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484947383843638" calcext:value-type="float">
            <text:p>0.484947383843638</text:p>
          </table:table-cell>
        </table:table-row>
        <table:table-row table:style-name="ro1">
          <table:table-cell office:value-type="string" calcext:value-type="string">
            <text:p>"1553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367002768126476" calcext:value-type="float">
            <text:p>-0.367002768126476</text:p>
          </table:table-cell>
        </table:table-row>
        <table:table-row table:style-name="ro1">
          <table:table-cell office:value-type="string" calcext:value-type="string">
            <text:p>"1554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282074643445363" calcext:value-type="float">
            <text:p>-0.282074643445363</text:p>
          </table:table-cell>
        </table:table-row>
        <table:table-row table:style-name="ro1">
          <table:table-cell office:value-type="string" calcext:value-type="string">
            <text:p>"1555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294262198385204" calcext:value-type="float">
            <text:p>0.294262198385204</text:p>
          </table:table-cell>
        </table:table-row>
        <table:table-row table:style-name="ro1">
          <table:table-cell office:value-type="string" calcext:value-type="string">
            <text:p>"1556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206369202792745" calcext:value-type="float">
            <text:p>-0.206369202792745</text:p>
          </table:table-cell>
        </table:table-row>
        <table:table-row table:style-name="ro1">
          <table:table-cell office:value-type="string" calcext:value-type="string">
            <text:p>"1557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100108993930097" calcext:value-type="float">
            <text:p>0.100108993930097</text:p>
          </table:table-cell>
        </table:table-row>
        <table:table-row table:style-name="ro1">
          <table:table-cell table:style-name="ce1" office:value-type="string" calcext:value-type="string">
            <text:p>"1558"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float" office:value="0.974965816442209" calcext:value-type="float">
            <text:p>0.974965816442209</text:p>
          </table:table-cell>
        </table:table-row>
        <table:table-row table:style-name="ro1">
          <table:table-cell office:value-type="string" calcext:value-type="string">
            <text:p>"1559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bies"</text:p>
          </table:table-cell>
          <table:table-cell office:value-type="float" office:value="-0.0395128851589818" calcext:value-type="float">
            <text:p>-0.039512885158982</text:p>
          </table:table-cell>
        </table:table-row>
        <table:table-row table:style-name="ro1">
          <table:table-cell office:value-type="string" calcext:value-type="string">
            <text:p>"156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Abies"</text:p>
          </table:table-cell>
          <table:table-cell office:value-type="float" office:value="-0.110276370985908" calcext:value-type="float">
            <text:p>-0.110276370985908</text:p>
          </table:table-cell>
        </table:table-row>
        <table:table-row table:style-name="ro1">
          <table:table-cell office:value-type="string" calcext:value-type="string">
            <text:p>"1560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504023509897881" calcext:value-type="float">
            <text:p>0.504023509897881</text:p>
          </table:table-cell>
        </table:table-row>
        <table:table-row table:style-name="ro1">
          <table:table-cell office:value-type="string" calcext:value-type="string">
            <text:p>"1561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280551975243" calcext:value-type="float">
            <text:p>-0.280551975243</text:p>
          </table:table-cell>
        </table:table-row>
        <table:table-row table:style-name="ro1">
          <table:table-cell office:value-type="string" calcext:value-type="string">
            <text:p>"1562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328498116404839" calcext:value-type="float">
            <text:p>-0.328498116404839</text:p>
          </table:table-cell>
        </table:table-row>
        <table:table-row table:style-name="ro1">
          <table:table-cell office:value-type="string" calcext:value-type="string">
            <text:p>"156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298990522181368" calcext:value-type="float">
            <text:p>0.298990522181368</text:p>
          </table:table-cell>
        </table:table-row>
        <table:table-row table:style-name="ro1">
          <table:table-cell office:value-type="string" calcext:value-type="string">
            <text:p>"156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168170227967303" calcext:value-type="float">
            <text:p>-0.168170227967303</text:p>
          </table:table-cell>
        </table:table-row>
        <table:table-row table:style-name="ro1">
          <table:table-cell office:value-type="string" calcext:value-type="string">
            <text:p>"156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109333668702036" calcext:value-type="float">
            <text:p>0.109333668702036</text:p>
          </table:table-cell>
        </table:table-row>
        <table:table-row table:style-name="ro1">
          <table:table-cell table:style-name="ce1" office:value-type="string" calcext:value-type="string">
            <text:p>"1566"</text:p>
          </table:table-cell>
          <table:table-cell table:style-name="ce1" office:value-type="string" calcext:value-type="string">
            <text:p>"mean_areabasal_Abies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float" office:value="0.896052578493174" calcext:value-type="float">
            <text:p>0.896052578493174</text:p>
          </table:table-cell>
        </table:table-row>
        <table:table-row table:style-name="ro1">
          <table:table-cell office:value-type="string" calcext:value-type="string">
            <text:p>"1567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15521748420693" calcext:value-type="float">
            <text:p>0.015521748420693</text:p>
          </table:table-cell>
        </table:table-row>
        <table:table-row table:style-name="ro1">
          <table:table-cell office:value-type="string" calcext:value-type="string">
            <text:p>"1568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5973286847967" calcext:value-type="float">
            <text:p>0.5973286847967</text:p>
          </table:table-cell>
        </table:table-row>
        <table:table-row table:style-name="ro1">
          <table:table-cell office:value-type="string" calcext:value-type="string">
            <text:p>"1569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276071976541699" calcext:value-type="float">
            <text:p>-0.276071976541699</text:p>
          </table:table-cell>
        </table:table-row>
        <table:table-row table:style-name="ro1">
          <table:table-cell office:value-type="string" calcext:value-type="string">
            <text:p>"157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Abies"</text:p>
          </table:table-cell>
          <table:table-cell office:value-type="float" office:value="-0.119521197687077" calcext:value-type="float">
            <text:p>-0.119521197687077</text:p>
          </table:table-cell>
        </table:table-row>
        <table:table-row table:style-name="ro1">
          <table:table-cell office:value-type="string" calcext:value-type="string">
            <text:p>"1570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253975153773869" calcext:value-type="float">
            <text:p>-0.253975153773869</text:p>
          </table:table-cell>
        </table:table-row>
        <table:table-row table:style-name="ro1">
          <table:table-cell office:value-type="string" calcext:value-type="string">
            <text:p>"1571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467959284919501" calcext:value-type="float">
            <text:p>0.467959284919501</text:p>
          </table:table-cell>
        </table:table-row>
        <table:table-row table:style-name="ro1">
          <table:table-cell office:value-type="string" calcext:value-type="string">
            <text:p>"1572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179877173619255" calcext:value-type="float">
            <text:p>-0.179877173619255</text:p>
          </table:table-cell>
        </table:table-row>
        <table:table-row table:style-name="ro1">
          <table:table-cell office:value-type="string" calcext:value-type="string">
            <text:p>"1573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0888511493365739" calcext:value-type="float">
            <text:p>0.088851149336574</text:p>
          </table:table-cell>
        </table:table-row>
        <table:table-row table:style-name="ro1">
          <table:table-cell office:value-type="string" calcext:value-type="string">
            <text:p>"1575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7188508167345" calcext:value-type="float">
            <text:p>0.247188508167345</text:p>
          </table:table-cell>
        </table:table-row>
        <table:table-row table:style-name="ro1">
          <table:table-cell office:value-type="string" calcext:value-type="string">
            <text:p>"1576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59093340421984" calcext:value-type="float">
            <text:p>-0.259093340421984</text:p>
          </table:table-cell>
        </table:table-row>
        <table:table-row table:style-name="ro1">
          <table:table-cell office:value-type="string" calcext:value-type="string">
            <text:p>"1577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0991936715588919" calcext:value-type="float">
            <text:p>-0.099193671558892</text:p>
          </table:table-cell>
        </table:table-row>
        <table:table-row table:style-name="ro1">
          <table:table-cell office:value-type="string" calcext:value-type="string">
            <text:p>"1578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157940438043357" calcext:value-type="float">
            <text:p>0.157940438043357</text:p>
          </table:table-cell>
        </table:table-row>
        <table:table-row table:style-name="ro1">
          <table:table-cell office:value-type="string" calcext:value-type="string">
            <text:p>"1579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21772187498609" calcext:value-type="float">
            <text:p>-0.121772187498609</text:p>
          </table:table-cell>
        </table:table-row>
        <table:table-row table:style-name="ro1">
          <table:table-cell office:value-type="string" calcext:value-type="string">
            <text:p>"158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Abies"</text:p>
          </table:table-cell>
          <table:table-cell office:value-type="float" office:value="-0.115886984819916" calcext:value-type="float">
            <text:p>-0.115886984819916</text:p>
          </table:table-cell>
        </table:table-row>
        <table:table-row table:style-name="ro1">
          <table:table-cell office:value-type="string" calcext:value-type="string">
            <text:p>"1580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430123648043434" calcext:value-type="float">
            <text:p>0.043012364804343</text:p>
          </table:table-cell>
        </table:table-row>
        <table:table-row table:style-name="ro1">
          <table:table-cell office:value-type="string" calcext:value-type="string">
            <text:p>"1581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Altura_Pinus"</text:p>
          </table:table-cell>
          <table:table-cell office:value-type="float" office:value="0.102497262180399" calcext:value-type="float">
            <text:p>0.102497262180399</text:p>
          </table:table-cell>
        </table:table-row>
        <table:table-row table:style-name="ro1">
          <table:table-cell table:style-name="ce1" office:value-type="string" calcext:value-type="string">
            <text:p>"1582"</text:p>
          </table:table-cell>
          <table:table-cell table:style-name="ce1" office:value-type="string" calcext:value-type="string">
            <text:p>"mean_CopaNS_Pinus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float" office:value="0.954689082933123" calcext:value-type="float">
            <text:p>0.954689082933123</text:p>
          </table:table-cell>
        </table:table-row>
        <table:table-row table:style-name="ro1">
          <table:table-cell office:value-type="string" calcext:value-type="string">
            <text:p>"1583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06881474305361" calcext:value-type="float">
            <text:p>0.206881474305361</text:p>
          </table:table-cell>
        </table:table-row>
        <table:table-row table:style-name="ro1">
          <table:table-cell office:value-type="string" calcext:value-type="string">
            <text:p>"1584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314912087705107" calcext:value-type="float">
            <text:p>-0.314912087705107</text:p>
          </table:table-cell>
        </table:table-row>
        <table:table-row table:style-name="ro1">
          <table:table-cell office:value-type="string" calcext:value-type="string">
            <text:p>"1585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257645926237477" calcext:value-type="float">
            <text:p>-0.257645926237477</text:p>
          </table:table-cell>
        </table:table-row>
        <table:table-row table:style-name="ro1">
          <table:table-cell office:value-type="string" calcext:value-type="string">
            <text:p>"1586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257466955110732" calcext:value-type="float">
            <text:p>0.257466955110732</text:p>
          </table:table-cell>
        </table:table-row>
        <table:table-row table:style-name="ro1">
          <table:table-cell office:value-type="string" calcext:value-type="string">
            <text:p>"1587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96700712116292" calcext:value-type="float">
            <text:p>-0.196700712116292</text:p>
          </table:table-cell>
        </table:table-row>
        <table:table-row table:style-name="ro1">
          <table:table-cell office:value-type="string" calcext:value-type="string">
            <text:p>"1588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985689992654548" calcext:value-type="float">
            <text:p>0.098568999265455</text:p>
          </table:table-cell>
        </table:table-row>
        <table:table-row table:style-name="ro1">
          <table:table-cell office:value-type="string" calcext:value-type="string">
            <text:p>"1589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Pinus"</text:p>
          </table:table-cell>
          <table:table-cell office:value-type="float" office:value="0.0841537168504534" calcext:value-type="float">
            <text:p>0.084153716850453</text:p>
          </table:table-cell>
        </table:table-row>
        <table:table-row table:style-name="ro1">
          <table:table-cell office:value-type="string" calcext:value-type="string">
            <text:p>"159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bies"</text:p>
          </table:table-cell>
          <table:table-cell office:value-type="float" office:value="-0.173594171153904" calcext:value-type="float">
            <text:p>-0.173594171153904</text:p>
          </table:table-cell>
        </table:table-row>
        <table:table-row table:style-name="ro1">
          <table:table-cell table:style-name="ce1" office:value-type="string" calcext:value-type="string">
            <text:p>"1590"</text:p>
          </table:table-cell>
          <table:table-cell table:style-name="ce1" office:value-type="string" calcext:value-type="string">
            <text:p>"mean_distanciacopas_Pinus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float" office:value="0.941835181097429" calcext:value-type="float">
            <text:p>0.941835181097429</text:p>
          </table:table-cell>
        </table:table-row>
        <table:table-row table:style-name="ro1">
          <table:table-cell office:value-type="string" calcext:value-type="string">
            <text:p>"1591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7178099272844" calcext:value-type="float">
            <text:p>0.247178099272844</text:p>
          </table:table-cell>
        </table:table-row>
        <table:table-row table:style-name="ro1">
          <table:table-cell office:value-type="string" calcext:value-type="string">
            <text:p>"1592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315707216163964" calcext:value-type="float">
            <text:p>-0.315707216163964</text:p>
          </table:table-cell>
        </table:table-row>
        <table:table-row table:style-name="ro1">
          <table:table-cell office:value-type="string" calcext:value-type="string">
            <text:p>"1593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261478082262078" calcext:value-type="float">
            <text:p>-0.261478082262078</text:p>
          </table:table-cell>
        </table:table-row>
        <table:table-row table:style-name="ro1">
          <table:table-cell office:value-type="string" calcext:value-type="string">
            <text:p>"1594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286738976244057" calcext:value-type="float">
            <text:p>0.286738976244057</text:p>
          </table:table-cell>
        </table:table-row>
        <table:table-row table:style-name="ro1">
          <table:table-cell office:value-type="string" calcext:value-type="string">
            <text:p>"1595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79426133105516" calcext:value-type="float">
            <text:p>-0.179426133105516</text:p>
          </table:table-cell>
        </table:table-row>
        <table:table-row table:style-name="ro1">
          <table:table-cell office:value-type="string" calcext:value-type="string">
            <text:p>"1596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869555843782513" calcext:value-type="float">
            <text:p>0.086955584378251</text:p>
          </table:table-cell>
        </table:table-row>
        <table:table-row table:style-name="ro1">
          <table:table-cell office:value-type="string" calcext:value-type="string">
            <text:p>"1597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Pinus"</text:p>
          </table:table-cell>
          <table:table-cell office:value-type="float" office:value="0.0883504241282904" calcext:value-type="float">
            <text:p>0.08835042412829</text:p>
          </table:table-cell>
        </table:table-row>
        <table:table-row table:style-name="ro1">
          <table:table-cell table:style-name="ce1" office:value-type="string" calcext:value-type="string">
            <text:p>"1598"</text:p>
          </table:table-cell>
          <table:table-cell table:style-name="ce1" office:value-type="string" calcext:value-type="string">
            <text:p>"mean_diamcopa_Pinus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float" office:value="0.941815437738438" calcext:value-type="float">
            <text:p>0.941815437738438</text:p>
          </table:table-cell>
        </table:table-row>
        <table:table-row table:style-name="ro1">
          <table:table-cell office:value-type="string" calcext:value-type="string">
            <text:p>"1599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7245619614258" calcext:value-type="float">
            <text:p>0.247245619614258</text:p>
          </table:table-cell>
        </table:table-row>
        <table:table-row table:style-name="ro1">
          <table:table-cell office:value-type="string" calcext:value-type="string">
            <text:p>"16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conif"</text:p>
          </table:table-cell>
          <table:table-cell office:value-type="float" office:value="0.358251416958186" calcext:value-type="float">
            <text:p>0.358251416958186</text:p>
          </table:table-cell>
        </table:table-row>
        <table:table-row table:style-name="ro1">
          <table:table-cell office:value-type="string" calcext:value-type="string">
            <text:p>"160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Abies"</text:p>
          </table:table-cell>
          <table:table-cell office:value-type="float" office:value="0.226052219715782" calcext:value-type="float">
            <text:p>0.226052219715782</text:p>
          </table:table-cell>
        </table:table-row>
        <table:table-row table:style-name="ro1">
          <table:table-cell office:value-type="string" calcext:value-type="string">
            <text:p>"160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315802767633899" calcext:value-type="float">
            <text:p>-0.315802767633899</text:p>
          </table:table-cell>
        </table:table-row>
        <table:table-row table:style-name="ro1">
          <table:table-cell office:value-type="string" calcext:value-type="string">
            <text:p>"1601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261755263240002" calcext:value-type="float">
            <text:p>-0.261755263240002</text:p>
          </table:table-cell>
        </table:table-row>
        <table:table-row table:style-name="ro1">
          <table:table-cell office:value-type="string" calcext:value-type="string">
            <text:p>"1602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286841349700246" calcext:value-type="float">
            <text:p>0.286841349700246</text:p>
          </table:table-cell>
        </table:table-row>
        <table:table-row table:style-name="ro1">
          <table:table-cell office:value-type="string" calcext:value-type="string">
            <text:p>"1603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79270101586615" calcext:value-type="float">
            <text:p>-0.179270101586615</text:p>
          </table:table-cell>
        </table:table-row>
        <table:table-row table:style-name="ro1">
          <table:table-cell office:value-type="string" calcext:value-type="string">
            <text:p>"160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86819713198218" calcext:value-type="float">
            <text:p>0.086819713198218</text:p>
          </table:table-cell>
        </table:table-row>
        <table:table-row table:style-name="ro1">
          <table:table-cell office:value-type="string" calcext:value-type="string">
            <text:p>"160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Pinus"</text:p>
          </table:table-cell>
          <table:table-cell office:value-type="float" office:value="0.0799459994053212" calcext:value-type="float">
            <text:p>0.079945999405321</text:p>
          </table:table-cell>
        </table:table-row>
        <table:table-row table:style-name="ro1">
          <table:table-cell table:style-name="ce1" office:value-type="string" calcext:value-type="string">
            <text:p>"1606"</text:p>
          </table:table-cell>
          <table:table-cell table:style-name="ce1" office:value-type="string" calcext:value-type="string">
            <text:p>"mean_coberturacopa_Pinus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float" office:value="0.846729359014004" calcext:value-type="float">
            <text:p>0.846729359014004</text:p>
          </table:table-cell>
        </table:table-row>
        <table:table-row table:style-name="ro1">
          <table:table-cell office:value-type="string" calcext:value-type="string">
            <text:p>"1607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0769243621199" calcext:value-type="float">
            <text:p>0.240769243621199</text:p>
          </table:table-cell>
        </table:table-row>
        <table:table-row table:style-name="ro1">
          <table:table-cell office:value-type="string" calcext:value-type="string">
            <text:p>"160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9142020848857" calcext:value-type="float">
            <text:p>-0.29142020848857</text:p>
          </table:table-cell>
        </table:table-row>
        <table:table-row table:style-name="ro1">
          <table:table-cell office:value-type="string" calcext:value-type="string">
            <text:p>"160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194109884909148" calcext:value-type="float">
            <text:p>-0.194109884909148</text:p>
          </table:table-cell>
        </table:table-row>
        <table:table-row table:style-name="ro1">
          <table:table-cell office:value-type="string" calcext:value-type="string">
            <text:p>"161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Abies"</text:p>
          </table:table-cell>
          <table:table-cell office:value-type="float" office:value="0.621810058547849" calcext:value-type="float">
            <text:p>0.621810058547849</text:p>
          </table:table-cell>
        </table:table-row>
        <table:table-row table:style-name="ro1">
          <table:table-cell office:value-type="string" calcext:value-type="string">
            <text:p>"161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280145746248855" calcext:value-type="float">
            <text:p>0.280145746248855</text:p>
          </table:table-cell>
        </table:table-row>
        <table:table-row table:style-name="ro1">
          <table:table-cell office:value-type="string" calcext:value-type="string">
            <text:p>"161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69140436650211" calcext:value-type="float">
            <text:p>-0.169140436650211</text:p>
          </table:table-cell>
        </table:table-row>
        <table:table-row table:style-name="ro1">
          <table:table-cell office:value-type="string" calcext:value-type="string">
            <text:p>"161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993017600501945" calcext:value-type="float">
            <text:p>0.099301760050195</text:p>
          </table:table-cell>
        </table:table-row>
        <table:table-row table:style-name="ro1">
          <table:table-cell office:value-type="string" calcext:value-type="string">
            <text:p>"161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Pinus"</text:p>
          </table:table-cell>
          <table:table-cell office:value-type="float" office:value="-0.0296853922940998" calcext:value-type="float">
            <text:p>-0.0296853922941</text:p>
          </table:table-cell>
        </table:table-row>
        <table:table-row table:style-name="ro1">
          <table:table-cell table:style-name="ce1" office:value-type="string" calcext:value-type="string">
            <text:p>"1614"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float" office:value="0.932015170291738" calcext:value-type="float">
            <text:p>0.932015170291738</text:p>
          </table:table-cell>
        </table:table-row>
        <table:table-row table:style-name="ro1">
          <table:table-cell office:value-type="string" calcext:value-type="string">
            <text:p>"161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122639337174534" calcext:value-type="float">
            <text:p>0.122639337174534</text:p>
          </table:table-cell>
        </table:table-row>
        <table:table-row table:style-name="ro1">
          <table:table-cell office:value-type="string" calcext:value-type="string">
            <text:p>"161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7254220397656" calcext:value-type="float">
            <text:p>-0.27254220397656</text:p>
          </table:table-cell>
        </table:table-row>
        <table:table-row table:style-name="ro1">
          <table:table-cell office:value-type="string" calcext:value-type="string">
            <text:p>"161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202439029771095" calcext:value-type="float">
            <text:p>-0.202439029771095</text:p>
          </table:table-cell>
        </table:table-row>
        <table:table-row table:style-name="ro1">
          <table:table-cell office:value-type="string" calcext:value-type="string">
            <text:p>"161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0785369087381411" calcext:value-type="float">
            <text:p>0.078536908738141</text:p>
          </table:table-cell>
        </table:table-row>
        <table:table-row table:style-name="ro1">
          <table:table-cell office:value-type="string" calcext:value-type="string">
            <text:p>"161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65609924516614" calcext:value-type="float">
            <text:p>-0.165609924516614</text:p>
          </table:table-cell>
        </table:table-row>
        <table:table-row table:style-name="ro1">
          <table:table-cell office:value-type="string" calcext:value-type="string">
            <text:p>"162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prop_Abies"</text:p>
          </table:table-cell>
          <table:table-cell office:value-type="float" office:value="0.0768342302387359" calcext:value-type="float">
            <text:p>0.076834230238736</text:p>
          </table:table-cell>
        </table:table-row>
        <table:table-row table:style-name="ro1">
          <table:table-cell office:value-type="string" calcext:value-type="string">
            <text:p>"162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717420456885179" calcext:value-type="float">
            <text:p>0.071742045688518</text:p>
          </table:table-cell>
        </table:table-row>
        <table:table-row table:style-name="ro1">
          <table:table-cell office:value-type="string" calcext:value-type="string">
            <text:p>"1622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243312786040616" calcext:value-type="float">
            <text:p>-0.243312786040616</text:p>
          </table:table-cell>
        </table:table-row>
        <table:table-row table:style-name="ro1">
          <table:table-cell office:value-type="string" calcext:value-type="string">
            <text:p>"1623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146955587475366" calcext:value-type="float">
            <text:p>-0.146955587475366</text:p>
          </table:table-cell>
        </table:table-row>
        <table:table-row table:style-name="ro1">
          <table:table-cell office:value-type="string" calcext:value-type="string">
            <text:p>"1624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10276537936375" calcext:value-type="float">
            <text:p>-0.081027653793638</text:p>
          </table:table-cell>
        </table:table-row>
        <table:table-row table:style-name="ro1">
          <table:table-cell office:value-type="string" calcext:value-type="string">
            <text:p>"1625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34406459091893" calcext:value-type="float">
            <text:p>-0.134406459091893</text:p>
          </table:table-cell>
        </table:table-row>
        <table:table-row table:style-name="ro1">
          <table:table-cell office:value-type="string" calcext:value-type="string">
            <text:p>"1626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4066251571802" calcext:value-type="float">
            <text:p>-0.07140662515718</text:p>
          </table:table-cell>
        </table:table-row>
        <table:table-row table:style-name="ro1">
          <table:table-cell office:value-type="string" calcext:value-type="string">
            <text:p>"1627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487236811028142" calcext:value-type="float">
            <text:p>0.487236811028142</text:p>
          </table:table-cell>
        </table:table-row>
        <table:table-row table:style-name="ro1">
          <table:table-cell office:value-type="string" calcext:value-type="string">
            <text:p>"1628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287357705645014" calcext:value-type="float">
            <text:p>0.287357705645014</text:p>
          </table:table-cell>
        </table:table-row>
        <table:table-row table:style-name="ro1">
          <table:table-cell table:style-name="ce1" office:value-type="string" calcext:value-type="string">
            <text:p>"1629"</text:p>
          </table:table-cell>
          <table:table-cell table:style-name="ce1" office:value-type="string" calcext:value-type="string">
            <text:p>"mean_CopaNS_Salix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float" office:value="0.882530955564416" calcext:value-type="float">
            <text:p>0.882530955564416</text:p>
          </table:table-cell>
        </table:table-row>
        <table:table-row table:style-name="ro1">
          <table:table-cell office:value-type="string" calcext:value-type="string">
            <text:p>"163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prop_Abies"</text:p>
          </table:table-cell>
          <table:table-cell office:value-type="float" office:value="0.323086709655192" calcext:value-type="float">
            <text:p>0.323086709655192</text:p>
          </table:table-cell>
        </table:table-row>
        <table:table-row table:style-name="ro1">
          <table:table-cell office:value-type="string" calcext:value-type="string">
            <text:p>"1630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237147145443546" calcext:value-type="float">
            <text:p>-0.237147145443546</text:p>
          </table:table-cell>
        </table:table-row>
        <table:table-row table:style-name="ro1">
          <table:table-cell office:value-type="string" calcext:value-type="string">
            <text:p>"1631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215151521531622" calcext:value-type="float">
            <text:p>-0.215151521531622</text:p>
          </table:table-cell>
        </table:table-row>
        <table:table-row table:style-name="ro1">
          <table:table-cell office:value-type="string" calcext:value-type="string">
            <text:p>"1632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74068680833588" calcext:value-type="float">
            <text:p>-0.087406868083359</text:p>
          </table:table-cell>
        </table:table-row>
        <table:table-row table:style-name="ro1">
          <table:table-cell office:value-type="string" calcext:value-type="string">
            <text:p>"1633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33331846641477" calcext:value-type="float">
            <text:p>-0.133331846641477</text:p>
          </table:table-cell>
        </table:table-row>
        <table:table-row table:style-name="ro1">
          <table:table-cell office:value-type="string" calcext:value-type="string">
            <text:p>"1634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4388383975917" calcext:value-type="float">
            <text:p>-0.071438838397592</text:p>
          </table:table-cell>
        </table:table-row>
        <table:table-row table:style-name="ro1">
          <table:table-cell office:value-type="string" calcext:value-type="string">
            <text:p>"1635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455621340618544" calcext:value-type="float">
            <text:p>0.455621340618544</text:p>
          </table:table-cell>
        </table:table-row>
        <table:table-row table:style-name="ro1">
          <table:table-cell office:value-type="string" calcext:value-type="string">
            <text:p>"1636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337216962293859" calcext:value-type="float">
            <text:p>0.337216962293859</text:p>
          </table:table-cell>
        </table:table-row>
        <table:table-row table:style-name="ro1">
          <table:table-cell table:style-name="ce1" office:value-type="string" calcext:value-type="string">
            <text:p>"1637"</text:p>
          </table:table-cell>
          <table:table-cell table:style-name="ce1" office:value-type="string" calcext:value-type="string">
            <text:p>"mean_distanciacopas_Salix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float" office:value="0.999998920025241" calcext:value-type="float">
            <text:p>0.999998920025241</text:p>
          </table:table-cell>
        </table:table-row>
        <table:table-row table:style-name="ro1">
          <table:table-cell office:value-type="string" calcext:value-type="string">
            <text:p>"163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238340942636105" calcext:value-type="float">
            <text:p>-0.238340942636105</text:p>
          </table:table-cell>
        </table:table-row>
        <table:table-row table:style-name="ro1">
          <table:table-cell office:value-type="string" calcext:value-type="string">
            <text:p>"163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216513204875741" calcext:value-type="float">
            <text:p>-0.216513204875741</text:p>
          </table:table-cell>
        </table:table-row>
        <table:table-row table:style-name="ro1">
          <table:table-cell office:value-type="string" calcext:value-type="string">
            <text:p>"164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prop_Abies"</text:p>
          </table:table-cell>
          <table:table-cell office:value-type="float" office:value="-0.392329358620704" calcext:value-type="float">
            <text:p>-0.392329358620704</text:p>
          </table:table-cell>
        </table:table-row>
        <table:table-row table:style-name="ro1">
          <table:table-cell office:value-type="string" calcext:value-type="string">
            <text:p>"1640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78868731502848" calcext:value-type="float">
            <text:p>-0.087886873150285</text:p>
          </table:table-cell>
        </table:table-row>
        <table:table-row table:style-name="ro1">
          <table:table-cell office:value-type="string" calcext:value-type="string">
            <text:p>"1641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3403096277895" calcext:value-type="float">
            <text:p>-0.13403096277895</text:p>
          </table:table-cell>
        </table:table-row>
        <table:table-row table:style-name="ro1">
          <table:table-cell office:value-type="string" calcext:value-type="string">
            <text:p>"164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7124059699312" calcext:value-type="float">
            <text:p>-0.071712405969931</text:p>
          </table:table-cell>
        </table:table-row>
        <table:table-row table:style-name="ro1">
          <table:table-cell office:value-type="string" calcext:value-type="string">
            <text:p>"164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448267286648583" calcext:value-type="float">
            <text:p>0.448267286648583</text:p>
          </table:table-cell>
        </table:table-row>
        <table:table-row table:style-name="ro1">
          <table:table-cell office:value-type="string" calcext:value-type="string">
            <text:p>"1644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337166251925013" calcext:value-type="float">
            <text:p>0.337166251925013</text:p>
          </table:table-cell>
        </table:table-row>
        <table:table-row table:style-name="ro1">
          <table:table-cell table:style-name="ce1" office:value-type="string" calcext:value-type="string">
            <text:p>"1645"</text:p>
          </table:table-cell>
          <table:table-cell table:style-name="ce1" office:value-type="string" calcext:value-type="string">
            <text:p>"mean_diamcopa_Salix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float" office:value="0.999997987633203" calcext:value-type="float">
            <text:p>0.999997987633203</text:p>
          </table:table-cell>
        </table:table-row>
        <table:table-row table:style-name="ro1">
          <table:table-cell office:value-type="string" calcext:value-type="string">
            <text:p>"164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23835403010135" calcext:value-type="float">
            <text:p>-0.23835403010135</text:p>
          </table:table-cell>
        </table:table-row>
        <table:table-row table:style-name="ro1">
          <table:table-cell office:value-type="string" calcext:value-type="string">
            <text:p>"164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216385058584068" calcext:value-type="float">
            <text:p>-0.216385058584068</text:p>
          </table:table-cell>
        </table:table-row>
        <table:table-row table:style-name="ro1">
          <table:table-cell office:value-type="string" calcext:value-type="string">
            <text:p>"1648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78963335098704" calcext:value-type="float">
            <text:p>-0.08789633350987</text:p>
          </table:table-cell>
        </table:table-row>
        <table:table-row table:style-name="ro1">
          <table:table-cell office:value-type="string" calcext:value-type="string">
            <text:p>"1649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34028774293883" calcext:value-type="float">
            <text:p>-0.134028774293883</text:p>
          </table:table-cell>
        </table:table-row>
        <table:table-row table:style-name="ro1">
          <table:table-cell office:value-type="string" calcext:value-type="string">
            <text:p>"165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prop_Abies"</text:p>
          </table:table-cell>
          <table:table-cell office:value-type="float" office:value="-0.461634915980137" calcext:value-type="float">
            <text:p>-0.461634915980137</text:p>
          </table:table-cell>
        </table:table-row>
        <table:table-row table:style-name="ro1">
          <table:table-cell office:value-type="string" calcext:value-type="string">
            <text:p>"165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7146828164272" calcext:value-type="float">
            <text:p>-0.071714682816427</text:p>
          </table:table-cell>
        </table:table-row>
        <table:table-row table:style-name="ro1">
          <table:table-cell office:value-type="string" calcext:value-type="string">
            <text:p>"165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540883900113476" calcext:value-type="float">
            <text:p>0.540883900113476</text:p>
          </table:table-cell>
        </table:table-row>
        <table:table-row table:style-name="ro1">
          <table:table-cell office:value-type="string" calcext:value-type="string">
            <text:p>"165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279260586846197" calcext:value-type="float">
            <text:p>0.279260586846197</text:p>
          </table:table-cell>
        </table:table-row>
        <table:table-row table:style-name="ro1">
          <table:table-cell table:style-name="ce1" office:value-type="string" calcext:value-type="string">
            <text:p>"1653"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float" office:value="0.998935337907769" calcext:value-type="float">
            <text:p>0.998935337907769</text:p>
          </table:table-cell>
        </table:table-row>
        <table:table-row table:style-name="ro1">
          <table:table-cell office:value-type="string" calcext:value-type="string">
            <text:p>"165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182207601031005" calcext:value-type="float">
            <text:p>-0.182207601031005</text:p>
          </table:table-cell>
        </table:table-row>
        <table:table-row table:style-name="ro1">
          <table:table-cell office:value-type="string" calcext:value-type="string">
            <text:p>"165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231845721411147" calcext:value-type="float">
            <text:p>-0.231845721411147</text:p>
          </table:table-cell>
        </table:table-row>
        <table:table-row table:style-name="ro1">
          <table:table-cell office:value-type="string" calcext:value-type="string">
            <text:p>"165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45213039691164" calcext:value-type="float">
            <text:p>-0.084521303969116</text:p>
          </table:table-cell>
        </table:table-row>
        <table:table-row table:style-name="ro1">
          <table:table-cell office:value-type="string" calcext:value-type="string">
            <text:p>"165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09220025188627" calcext:value-type="float">
            <text:p>-0.109220025188627</text:p>
          </table:table-cell>
        </table:table-row>
        <table:table-row table:style-name="ro1">
          <table:table-cell office:value-type="string" calcext:value-type="string">
            <text:p>"165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4162453455958" calcext:value-type="float">
            <text:p>-0.071416245345596</text:p>
          </table:table-cell>
        </table:table-row>
        <table:table-row table:style-name="ro1">
          <table:table-cell office:value-type="string" calcext:value-type="string">
            <text:p>"165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44267158011395" calcext:value-type="float">
            <text:p>0.44267158011395</text:p>
          </table:table-cell>
        </table:table-row>
        <table:table-row table:style-name="ro1">
          <table:table-cell office:value-type="string" calcext:value-type="string">
            <text:p>"166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prop_Abies"</text:p>
          </table:table-cell>
          <table:table-cell office:value-type="float" office:value="0.0751251475446592" calcext:value-type="float">
            <text:p>0.075125147544659</text:p>
          </table:table-cell>
        </table:table-row>
        <table:table-row table:style-name="ro1">
          <table:table-cell office:value-type="string" calcext:value-type="string">
            <text:p>"166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291046215634089" calcext:value-type="float">
            <text:p>0.291046215634089</text:p>
          </table:table-cell>
        </table:table-row>
        <table:table-row table:style-name="ro1">
          <table:table-cell table:style-name="ce1" office:value-type="string" calcext:value-type="string">
            <text:p>"1661"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float" office:value="0.83540818032734" calcext:value-type="float">
            <text:p>0.83540818032734</text:p>
          </table:table-cell>
        </table:table-row>
        <table:table-row table:style-name="ro1">
          <table:table-cell office:value-type="string" calcext:value-type="string">
            <text:p>"166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179298016041346" calcext:value-type="float">
            <text:p>-0.179298016041346</text:p>
          </table:table-cell>
        </table:table-row>
        <table:table-row table:style-name="ro1">
          <table:table-cell office:value-type="string" calcext:value-type="string">
            <text:p>"166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17116057285506" calcext:value-type="float">
            <text:p>-0.17116057285506</text:p>
          </table:table-cell>
        </table:table-row>
        <table:table-row table:style-name="ro1">
          <table:table-cell office:value-type="string" calcext:value-type="string">
            <text:p>"166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43412029442521" calcext:value-type="float">
            <text:p>-0.074341202944252</text:p>
          </table:table-cell>
        </table:table-row>
        <table:table-row table:style-name="ro1">
          <table:table-cell office:value-type="string" calcext:value-type="string">
            <text:p>"166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16823231264061" calcext:value-type="float">
            <text:p>-0.116823231264061</text:p>
          </table:table-cell>
        </table:table-row>
        <table:table-row table:style-name="ro1">
          <table:table-cell office:value-type="string" calcext:value-type="string">
            <text:p>"166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8392832387094" calcext:value-type="float">
            <text:p>-0.071839283238709</text:p>
          </table:table-cell>
        </table:table-row>
        <table:table-row table:style-name="ro1">
          <table:table-cell office:value-type="string" calcext:value-type="string">
            <text:p>"1668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0995590424926493" calcext:value-type="float">
            <text:p>0.099559042492649</text:p>
          </table:table-cell>
        </table:table-row>
        <table:table-row table:style-name="ro1">
          <table:table-cell office:value-type="string" calcext:value-type="string">
            <text:p>"1669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24711496950975" calcext:value-type="float">
            <text:p>-0.224711496950975</text:p>
          </table:table-cell>
        </table:table-row>
        <table:table-row table:style-name="ro1">
          <table:table-cell office:value-type="string" calcext:value-type="string">
            <text:p>"167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2098766240008" calcext:value-type="float">
            <text:p>-0.232098766240008</text:p>
          </table:table-cell>
        </table:table-row>
        <table:table-row table:style-name="ro1">
          <table:table-cell office:value-type="string" calcext:value-type="string">
            <text:p>"1670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475101975075716" calcext:value-type="float">
            <text:p>0.475101975075716</text:p>
          </table:table-cell>
        </table:table-row>
        <table:table-row table:style-name="ro1">
          <table:table-cell office:value-type="string" calcext:value-type="string">
            <text:p>"1671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029794521177" calcext:value-type="float">
            <text:p>-0.198029794521177</text:p>
          </table:table-cell>
        </table:table-row>
        <table:table-row table:style-name="ro1">
          <table:table-cell office:value-type="string" calcext:value-type="string">
            <text:p>"1672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410883949780829" calcext:value-type="float">
            <text:p>-0.410883949780829</text:p>
          </table:table-cell>
        </table:table-row>
        <table:table-row table:style-name="ro1">
          <table:table-cell office:value-type="string" calcext:value-type="string">
            <text:p>"1673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58236237082589" calcext:value-type="float">
            <text:p>-0.258236237082589</text:p>
          </table:table-cell>
        </table:table-row>
        <table:table-row table:style-name="ro1">
          <table:table-cell office:value-type="string" calcext:value-type="string">
            <text:p>"1674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35424342161405" calcext:value-type="float">
            <text:p>-0.235424342161405</text:p>
          </table:table-cell>
        </table:table-row>
        <table:table-row table:style-name="ro1">
          <table:table-cell table:style-name="ce1" office:value-type="string" calcext:value-type="string">
            <text:p>"1675"</text:p>
          </table:table-cell>
          <table:table-cell table:style-name="ce1" office:value-type="string" calcext:value-type="string">
            <text:p>"mean_CopaNS_Arbutus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float" office:value="0.926837262613967" calcext:value-type="float">
            <text:p>0.926837262613967</text:p>
          </table:table-cell>
        </table:table-row>
        <table:table-row table:style-name="ro1">
          <table:table-cell office:value-type="string" calcext:value-type="string">
            <text:p>"1676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426026627376914" calcext:value-type="float">
            <text:p>0.426026627376914</text:p>
          </table:table-cell>
        </table:table-row>
        <table:table-row table:style-name="ro1">
          <table:table-cell office:value-type="string" calcext:value-type="string">
            <text:p>"1677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42402775487376" calcext:value-type="float">
            <text:p>-0.242402775487376</text:p>
          </table:table-cell>
        </table:table-row>
        <table:table-row table:style-name="ro1">
          <table:table-cell office:value-type="string" calcext:value-type="string">
            <text:p>"1678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355912022492472" calcext:value-type="float">
            <text:p>0.355912022492472</text:p>
          </table:table-cell>
        </table:table-row>
        <table:table-row table:style-name="ro1">
          <table:table-cell office:value-type="string" calcext:value-type="string">
            <text:p>"1679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119130508776" calcext:value-type="float">
            <text:p>-0.198119130508776</text:p>
          </table:table-cell>
        </table:table-row>
        <table:table-row table:style-name="ro1">
          <table:table-cell office:value-type="string" calcext:value-type="string">
            <text:p>"168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prop_Abies"</text:p>
          </table:table-cell>
          <table:table-cell office:value-type="float" office:value="0.110150631323272" calcext:value-type="float">
            <text:p>0.110150631323272</text:p>
          </table:table-cell>
        </table:table-row>
        <table:table-row table:style-name="ro1">
          <table:table-cell office:value-type="string" calcext:value-type="string">
            <text:p>"1680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402539258621218" calcext:value-type="float">
            <text:p>-0.402539258621218</text:p>
          </table:table-cell>
        </table:table-row>
        <table:table-row table:style-name="ro1">
          <table:table-cell office:value-type="string" calcext:value-type="string">
            <text:p>"1681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53854626131957" calcext:value-type="float">
            <text:p>-0.253854626131957</text:p>
          </table:table-cell>
        </table:table-row>
        <table:table-row table:style-name="ro1">
          <table:table-cell office:value-type="string" calcext:value-type="string">
            <text:p>"1682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43252889578857" calcext:value-type="float">
            <text:p>-0.243252889578857</text:p>
          </table:table-cell>
        </table:table-row>
        <table:table-row table:style-name="ro1">
          <table:table-cell table:style-name="ce1" office:value-type="string" calcext:value-type="string">
            <text:p>"1683"</text:p>
          </table:table-cell>
          <table:table-cell table:style-name="ce1" office:value-type="string" calcext:value-type="string">
            <text:p>"mean_distanciacopas_Arbutus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float" office:value="0.918309515326816" calcext:value-type="float">
            <text:p>0.918309515326816</text:p>
          </table:table-cell>
        </table:table-row>
        <table:table-row table:style-name="ro1">
          <table:table-cell office:value-type="string" calcext:value-type="string">
            <text:p>"1684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419108444251584" calcext:value-type="float">
            <text:p>0.419108444251584</text:p>
          </table:table-cell>
        </table:table-row>
        <table:table-row table:style-name="ro1">
          <table:table-cell office:value-type="string" calcext:value-type="string">
            <text:p>"1685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43733958757321" calcext:value-type="float">
            <text:p>-0.243733958757321</text:p>
          </table:table-cell>
        </table:table-row>
        <table:table-row table:style-name="ro1">
          <table:table-cell office:value-type="string" calcext:value-type="string">
            <text:p>"1686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389352387136441" calcext:value-type="float">
            <text:p>0.389352387136441</text:p>
          </table:table-cell>
        </table:table-row>
        <table:table-row table:style-name="ro1">
          <table:table-cell office:value-type="string" calcext:value-type="string">
            <text:p>"1687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877807032401" calcext:value-type="float">
            <text:p>-0.198877807032401</text:p>
          </table:table-cell>
        </table:table-row>
        <table:table-row table:style-name="ro1">
          <table:table-cell office:value-type="string" calcext:value-type="string">
            <text:p>"1688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413284304199416" calcext:value-type="float">
            <text:p>-0.413284304199416</text:p>
          </table:table-cell>
        </table:table-row>
        <table:table-row table:style-name="ro1">
          <table:table-cell office:value-type="string" calcext:value-type="string">
            <text:p>"1689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53767017450221" calcext:value-type="float">
            <text:p>-0.253767017450221</text:p>
          </table:table-cell>
        </table:table-row>
        <table:table-row table:style-name="ro1">
          <table:table-cell table:style-name="ce1" office:value-type="string" calcext:value-type="string">
            <text:p>"169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string" calcext:value-type="string">
            <text:p>"prop_Abies"</text:p>
          </table:table-cell>
          <table:table-cell table:style-name="ce1" office:value-type="float" office:value="0.757183679381392" calcext:value-type="float">
            <text:p>0.757183679381392</text:p>
          </table:table-cell>
        </table:table-row>
        <table:table-row table:style-name="ro1">
          <table:table-cell office:value-type="string" calcext:value-type="string">
            <text:p>"1690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43223218154095" calcext:value-type="float">
            <text:p>-0.243223218154095</text:p>
          </table:table-cell>
        </table:table-row>
        <table:table-row table:style-name="ro1">
          <table:table-cell table:style-name="ce1" office:value-type="string" calcext:value-type="string">
            <text:p>"1691"</text:p>
          </table:table-cell>
          <table:table-cell table:style-name="ce1" office:value-type="string" calcext:value-type="string">
            <text:p>"mean_diamcopa_Arbutus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float" office:value="0.918340326345589" calcext:value-type="float">
            <text:p>0.918340326345589</text:p>
          </table:table-cell>
        </table:table-row>
        <table:table-row table:style-name="ro1">
          <table:table-cell office:value-type="string" calcext:value-type="string">
            <text:p>"1692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419136546384185" calcext:value-type="float">
            <text:p>0.419136546384185</text:p>
          </table:table-cell>
        </table:table-row>
        <table:table-row table:style-name="ro1">
          <table:table-cell office:value-type="string" calcext:value-type="string">
            <text:p>"169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4376019488122" calcext:value-type="float">
            <text:p>-0.24376019488122</text:p>
          </table:table-cell>
        </table:table-row>
        <table:table-row table:style-name="ro1">
          <table:table-cell office:value-type="string" calcext:value-type="string">
            <text:p>"169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389208930062778" calcext:value-type="float">
            <text:p>0.389208930062778</text:p>
          </table:table-cell>
        </table:table-row>
        <table:table-row table:style-name="ro1">
          <table:table-cell office:value-type="string" calcext:value-type="string">
            <text:p>"1695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884121340671" calcext:value-type="float">
            <text:p>-0.198884121340671</text:p>
          </table:table-cell>
        </table:table-row>
        <table:table-row table:style-name="ro1">
          <table:table-cell office:value-type="string" calcext:value-type="string">
            <text:p>"169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370862556940508" calcext:value-type="float">
            <text:p>-0.370862556940508</text:p>
          </table:table-cell>
        </table:table-row>
        <table:table-row table:style-name="ro1">
          <table:table-cell office:value-type="string" calcext:value-type="string">
            <text:p>"169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23342718485044" calcext:value-type="float">
            <text:p>-0.223342718485044</text:p>
          </table:table-cell>
        </table:table-row>
        <table:table-row table:style-name="ro1">
          <table:table-cell office:value-type="string" calcext:value-type="string">
            <text:p>"169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42683874640786" calcext:value-type="float">
            <text:p>-0.242683874640786</text:p>
          </table:table-cell>
        </table:table-row>
        <table:table-row table:style-name="ro1">
          <table:table-cell table:style-name="ce1" office:value-type="string" calcext:value-type="string">
            <text:p>"1699"</text:p>
          </table:table-cell>
          <table:table-cell table:style-name="ce1" office:value-type="string" calcext:value-type="string">
            <text:p>"mean_coberturacopa_Arbutus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float" office:value="0.778940613835692" calcext:value-type="float">
            <text:p>0.778940613835692</text:p>
          </table:table-cell>
        </table:table-row>
        <table:table-row table:style-name="ro1">
          <table:table-cell office:value-type="string" calcext:value-type="string">
            <text:p>"17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conif"</text:p>
          </table:table-cell>
          <table:table-cell office:value-type="float" office:value="0.535298669450189" calcext:value-type="float">
            <text:p>0.535298669450189</text:p>
          </table:table-cell>
        </table:table-row>
        <table:table-row table:style-name="ro1">
          <table:table-cell office:value-type="string" calcext:value-type="string">
            <text:p>"170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bies"</text:p>
          </table:table-cell>
          <table:table-cell office:value-type="float" office:value="0.0943446739474265" calcext:value-type="float">
            <text:p>0.094344673947427</text:p>
          </table:table-cell>
        </table:table-row>
        <table:table-row table:style-name="ro1">
          <table:table-cell office:value-type="string" calcext:value-type="string">
            <text:p>"170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417172309930553" calcext:value-type="float">
            <text:p>0.417172309930553</text:p>
          </table:table-cell>
        </table:table-row>
        <table:table-row table:style-name="ro1">
          <table:table-cell office:value-type="string" calcext:value-type="string">
            <text:p>"170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34400329392728" calcext:value-type="float">
            <text:p>-0.234400329392728</text:p>
          </table:table-cell>
        </table:table-row>
        <table:table-row table:style-name="ro1">
          <table:table-cell office:value-type="string" calcext:value-type="string">
            <text:p>"170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293688148705557" calcext:value-type="float">
            <text:p>0.293688148705557</text:p>
          </table:table-cell>
        </table:table-row>
        <table:table-row table:style-name="ro1">
          <table:table-cell office:value-type="string" calcext:value-type="string">
            <text:p>"170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056473893448" calcext:value-type="float">
            <text:p>-0.198056473893448</text:p>
          </table:table-cell>
        </table:table-row>
        <table:table-row table:style-name="ro1">
          <table:table-cell office:value-type="string" calcext:value-type="string">
            <text:p>"1704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261072098859382" calcext:value-type="float">
            <text:p>-0.261072098859382</text:p>
          </table:table-cell>
        </table:table-row>
        <table:table-row table:style-name="ro1">
          <table:table-cell office:value-type="string" calcext:value-type="string">
            <text:p>"170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02143214451658" calcext:value-type="float">
            <text:p>-0.202143214451658</text:p>
          </table:table-cell>
        </table:table-row>
        <table:table-row table:style-name="ro1">
          <table:table-cell office:value-type="string" calcext:value-type="string">
            <text:p>"170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22541097163876" calcext:value-type="float">
            <text:p>-0.222541097163876</text:p>
          </table:table-cell>
        </table:table-row>
        <table:table-row table:style-name="ro1">
          <table:table-cell table:style-name="ce1" office:value-type="string" calcext:value-type="string">
            <text:p>"1707"</text:p>
          </table:table-cell>
          <table:table-cell table:style-name="ce1" office:value-type="string" calcext:value-type="string">
            <text:p>"mean_areabasal_Arbutus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float" office:value="0.82331024159739" calcext:value-type="float">
            <text:p>0.82331024159739</text:p>
          </table:table-cell>
        </table:table-row>
        <table:table-row table:style-name="ro1">
          <table:table-cell office:value-type="string" calcext:value-type="string">
            <text:p>"170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179522455663045" calcext:value-type="float">
            <text:p>0.179522455663045</text:p>
          </table:table-cell>
        </table:table-row>
        <table:table-row table:style-name="ro1">
          <table:table-cell office:value-type="string" calcext:value-type="string">
            <text:p>"170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06168168725266" calcext:value-type="float">
            <text:p>-0.206168168725266</text:p>
          </table:table-cell>
        </table:table-row>
        <table:table-row table:style-name="ro1">
          <table:table-cell office:value-type="string" calcext:value-type="string">
            <text:p>"171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bies"</text:p>
          </table:table-cell>
          <table:table-cell office:value-type="float" office:value="0.219528842683175" calcext:value-type="float">
            <text:p>0.219528842683175</text:p>
          </table:table-cell>
        </table:table-row>
        <table:table-row table:style-name="ro1">
          <table:table-cell office:value-type="string" calcext:value-type="string">
            <text:p>"171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359493875507207" calcext:value-type="float">
            <text:p>0.359493875507207</text:p>
          </table:table-cell>
        </table:table-row>
        <table:table-row table:style-name="ro1">
          <table:table-cell office:value-type="string" calcext:value-type="string">
            <text:p>"171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9229671854611" calcext:value-type="float">
            <text:p>-0.199229671854611</text:p>
          </table:table-cell>
        </table:table-row>
        <table:table-row table:style-name="ro1">
          <table:table-cell office:value-type="string" calcext:value-type="string">
            <text:p>"1713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0920511030813" calcext:value-type="float">
            <text:p>0.100920511030813</text:p>
          </table:table-cell>
        </table:table-row>
        <table:table-row table:style-name="ro1">
          <table:table-cell office:value-type="string" calcext:value-type="string">
            <text:p>"1714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35363216512411" calcext:value-type="float">
            <text:p>0.135363216512411</text:p>
          </table:table-cell>
        </table:table-row>
        <table:table-row table:style-name="ro1">
          <table:table-cell office:value-type="string" calcext:value-type="string">
            <text:p>"1715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3267903770473" calcext:value-type="float">
            <text:p>0.443267903770473</text:p>
          </table:table-cell>
        </table:table-row>
        <table:table-row table:style-name="ro1">
          <table:table-cell office:value-type="string" calcext:value-type="string">
            <text:p>"1716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1760284656843" calcext:value-type="float">
            <text:p>-0.1760284656843</text:p>
          </table:table-cell>
        </table:table-row>
        <table:table-row table:style-name="ro1">
          <table:table-cell office:value-type="string" calcext:value-type="string">
            <text:p>"1717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88074708398772" calcext:value-type="float">
            <text:p>-0.188074708398772</text:p>
          </table:table-cell>
        </table:table-row>
        <table:table-row table:style-name="ro1">
          <table:table-cell office:value-type="string" calcext:value-type="string">
            <text:p>"1718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119330986792284" calcext:value-type="float">
            <text:p>-0.119330986792284</text:p>
          </table:table-cell>
        </table:table-row>
        <table:table-row table:style-name="ro1">
          <table:table-cell office:value-type="string" calcext:value-type="string">
            <text:p>"1719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0.0263977233846671" calcext:value-type="float">
            <text:p>0.026397723384667</text:p>
          </table:table-cell>
        </table:table-row>
        <table:table-row table:style-name="ro1">
          <table:table-cell office:value-type="string" calcext:value-type="string">
            <text:p>"172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Abies"</text:p>
          </table:table-cell>
          <table:table-cell office:value-type="float" office:value="-0.422040339398972" calcext:value-type="float">
            <text:p>-0.422040339398972</text:p>
          </table:table-cell>
        </table:table-row>
        <table:table-row table:style-name="ro1">
          <table:table-cell table:style-name="ce1" office:value-type="string" calcext:value-type="string">
            <text:p>"1720"</text:p>
          </table:table-cell>
          <table:table-cell table:style-name="ce1" office:value-type="string" calcext:value-type="string">
            <text:p>"mean_CopaNS_Quercus"</text:p>
          </table:table-cell>
          <table:table-cell table:style-name="ce1" office:value-type="string" calcext:value-type="string">
            <text:p>"mean_Altura_Quercus"</text:p>
          </table:table-cell>
          <table:table-cell table:style-name="ce1" office:value-type="float" office:value="0.772955064735332" calcext:value-type="float">
            <text:p>0.772955064735332</text:p>
          </table:table-cell>
        </table:table-row>
        <table:table-row table:style-name="ro1">
          <table:table-cell office:value-type="string" calcext:value-type="string">
            <text:p>"1721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11755171094983" calcext:value-type="float">
            <text:p>0.111755171094983</text:p>
          </table:table-cell>
        </table:table-row>
        <table:table-row table:style-name="ro1">
          <table:table-cell office:value-type="string" calcext:value-type="string">
            <text:p>"1722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2289508768018" calcext:value-type="float">
            <text:p>0.102289508768018</text:p>
          </table:table-cell>
        </table:table-row>
        <table:table-row table:style-name="ro1">
          <table:table-cell office:value-type="string" calcext:value-type="string">
            <text:p>"1723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6385280400875" calcext:value-type="float">
            <text:p>0.446385280400875</text:p>
          </table:table-cell>
        </table:table-row>
        <table:table-row table:style-name="ro1">
          <table:table-cell office:value-type="string" calcext:value-type="string">
            <text:p>"1724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141833960193706" calcext:value-type="float">
            <text:p>-0.141833960193706</text:p>
          </table:table-cell>
        </table:table-row>
        <table:table-row table:style-name="ro1">
          <table:table-cell office:value-type="string" calcext:value-type="string">
            <text:p>"1725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98112794740899" calcext:value-type="float">
            <text:p>-0.198112794740899</text:p>
          </table:table-cell>
        </table:table-row>
        <table:table-row table:style-name="ro1">
          <table:table-cell office:value-type="string" calcext:value-type="string">
            <text:p>"1726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146927909883287" calcext:value-type="float">
            <text:p>-0.146927909883287</text:p>
          </table:table-cell>
        </table:table-row>
        <table:table-row table:style-name="ro1">
          <table:table-cell office:value-type="string" calcext:value-type="string">
            <text:p>"1727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0.0339303824664433" calcext:value-type="float">
            <text:p>0.033930382466443</text:p>
          </table:table-cell>
        </table:table-row>
        <table:table-row table:style-name="ro1">
          <table:table-cell table:style-name="ce1" office:value-type="string" calcext:value-type="string">
            <text:p>"1728"</text:p>
          </table:table-cell>
          <table:table-cell table:style-name="ce1" office:value-type="string" calcext:value-type="string">
            <text:p>"mean_distanciacopas_Quercus"</text:p>
          </table:table-cell>
          <table:table-cell table:style-name="ce1" office:value-type="string" calcext:value-type="string">
            <text:p>"mean_Altura_Quercus"</text:p>
          </table:table-cell>
          <table:table-cell table:style-name="ce1" office:value-type="float" office:value="0.760655991268721" calcext:value-type="float">
            <text:p>0.760655991268721</text:p>
          </table:table-cell>
        </table:table-row>
        <table:table-row table:style-name="ro1">
          <table:table-cell office:value-type="string" calcext:value-type="string">
            <text:p>"172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21244992702655" calcext:value-type="float">
            <text:p>0.121244992702655</text:p>
          </table:table-cell>
        </table:table-row>
        <table:table-row table:style-name="ro1">
          <table:table-cell office:value-type="string" calcext:value-type="string">
            <text:p>"173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bies"</text:p>
          </table:table-cell>
          <table:table-cell office:value-type="float" office:value="-0.283224931983692" calcext:value-type="float">
            <text:p>-0.283224931983692</text:p>
          </table:table-cell>
        </table:table-row>
        <table:table-row table:style-name="ro1">
          <table:table-cell office:value-type="string" calcext:value-type="string">
            <text:p>"173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10990043456619" calcext:value-type="float">
            <text:p>0.110990043456619</text:p>
          </table:table-cell>
        </table:table-row>
        <table:table-row table:style-name="ro1">
          <table:table-cell office:value-type="string" calcext:value-type="string">
            <text:p>"1731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7464777564152" calcext:value-type="float">
            <text:p>0.447464777564152</text:p>
          </table:table-cell>
        </table:table-row>
        <table:table-row table:style-name="ro1">
          <table:table-cell office:value-type="string" calcext:value-type="string">
            <text:p>"1732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165206030216753" calcext:value-type="float">
            <text:p>-0.165206030216753</text:p>
          </table:table-cell>
        </table:table-row>
        <table:table-row table:style-name="ro1">
          <table:table-cell office:value-type="string" calcext:value-type="string">
            <text:p>"173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98018613740301" calcext:value-type="float">
            <text:p>-0.198018613740301</text:p>
          </table:table-cell>
        </table:table-row>
        <table:table-row table:style-name="ro1">
          <table:table-cell office:value-type="string" calcext:value-type="string">
            <text:p>"173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147012140892533" calcext:value-type="float">
            <text:p>-0.147012140892533</text:p>
          </table:table-cell>
        </table:table-row>
        <table:table-row table:style-name="ro1">
          <table:table-cell office:value-type="string" calcext:value-type="string">
            <text:p>"1735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0.0338493022664893" calcext:value-type="float">
            <text:p>0.033849302266489</text:p>
          </table:table-cell>
        </table:table-row>
        <table:table-row table:style-name="ro1">
          <table:table-cell table:style-name="ce1" office:value-type="string" calcext:value-type="string">
            <text:p>"1736"</text:p>
          </table:table-cell>
          <table:table-cell table:style-name="ce1" office:value-type="string" calcext:value-type="string">
            <text:p>"mean_diamcopa_Quercus"</text:p>
          </table:table-cell>
          <table:table-cell table:style-name="ce1" office:value-type="string" calcext:value-type="string">
            <text:p>"mean_Altura_Quercus"</text:p>
          </table:table-cell>
          <table:table-cell table:style-name="ce1" office:value-type="float" office:value="0.760551547865202" calcext:value-type="float">
            <text:p>0.760551547865202</text:p>
          </table:table-cell>
        </table:table-row>
        <table:table-row table:style-name="ro1">
          <table:table-cell office:value-type="string" calcext:value-type="string">
            <text:p>"173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2119490693975" calcext:value-type="float">
            <text:p>0.12119490693975</text:p>
          </table:table-cell>
        </table:table-row>
        <table:table-row table:style-name="ro1">
          <table:table-cell office:value-type="string" calcext:value-type="string">
            <text:p>"173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11021092561896" calcext:value-type="float">
            <text:p>0.111021092561896</text:p>
          </table:table-cell>
        </table:table-row>
        <table:table-row table:style-name="ro1">
          <table:table-cell office:value-type="string" calcext:value-type="string">
            <text:p>"1739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7471701999847" calcext:value-type="float">
            <text:p>0.447471701999847</text:p>
          </table:table-cell>
        </table:table-row>
        <table:table-row table:style-name="ro1">
          <table:table-cell office:value-type="string" calcext:value-type="string">
            <text:p>"174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Abies"</text:p>
          </table:table-cell>
          <table:table-cell office:value-type="float" office:value="0.0942695973926279" calcext:value-type="float">
            <text:p>0.094269597392628</text:p>
          </table:table-cell>
        </table:table-row>
        <table:table-row table:style-name="ro1">
          <table:table-cell office:value-type="string" calcext:value-type="string">
            <text:p>"174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100687543969819" calcext:value-type="float">
            <text:p>-0.100687543969819</text:p>
          </table:table-cell>
        </table:table-row>
        <table:table-row table:style-name="ro1">
          <table:table-cell office:value-type="string" calcext:value-type="string">
            <text:p>"174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73212211979404" calcext:value-type="float">
            <text:p>-0.173212211979404</text:p>
          </table:table-cell>
        </table:table-row>
        <table:table-row table:style-name="ro1">
          <table:table-cell office:value-type="string" calcext:value-type="string">
            <text:p>"174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138425109772436" calcext:value-type="float">
            <text:p>-0.138425109772436</text:p>
          </table:table-cell>
        </table:table-row>
        <table:table-row table:style-name="ro1">
          <table:table-cell office:value-type="string" calcext:value-type="string">
            <text:p>"174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-0.00845231369098368" calcext:value-type="float">
            <text:p>-0.008452313690984</text:p>
          </table:table-cell>
        </table:table-row>
        <table:table-row table:style-name="ro1">
          <table:table-cell office:value-type="string" calcext:value-type="string">
            <text:p>"174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Quercus"</text:p>
          </table:table-cell>
          <table:table-cell office:value-type="float" office:value="0.597579106706651" calcext:value-type="float">
            <text:p>0.597579106706651</text:p>
          </table:table-cell>
        </table:table-row>
        <table:table-row table:style-name="ro1">
          <table:table-cell office:value-type="string" calcext:value-type="string">
            <text:p>"174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39479508720715" calcext:value-type="float">
            <text:p>0.139479508720715</text:p>
          </table:table-cell>
        </table:table-row>
        <table:table-row table:style-name="ro1">
          <table:table-cell office:value-type="string" calcext:value-type="string">
            <text:p>"174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2976547509961" calcext:value-type="float">
            <text:p>0.102976547509961</text:p>
          </table:table-cell>
        </table:table-row>
        <table:table-row table:style-name="ro1">
          <table:table-cell office:value-type="string" calcext:value-type="string">
            <text:p>"174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6284237771791" calcext:value-type="float">
            <text:p>0.446284237771791</text:p>
          </table:table-cell>
        </table:table-row>
        <table:table-row table:style-name="ro1">
          <table:table-cell office:value-type="string" calcext:value-type="string">
            <text:p>"174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0404714925625548" calcext:value-type="float">
            <text:p>-0.040471492562555</text:p>
          </table:table-cell>
        </table:table-row>
        <table:table-row table:style-name="ro1">
          <table:table-cell office:value-type="string" calcext:value-type="string">
            <text:p>"174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26139370674374" calcext:value-type="float">
            <text:p>-0.126139370674374</text:p>
          </table:table-cell>
        </table:table-row>
        <table:table-row table:style-name="ro1">
          <table:table-cell office:value-type="string" calcext:value-type="string">
            <text:p>"175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3135909278059" calcext:value-type="float">
            <text:p>-0.233135909278059</text:p>
          </table:table-cell>
        </table:table-row>
        <table:table-row table:style-name="ro1">
          <table:table-cell office:value-type="string" calcext:value-type="string">
            <text:p>"175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0143422787372917" calcext:value-type="float">
            <text:p>-0.014342278737292</text:p>
          </table:table-cell>
        </table:table-row>
        <table:table-row table:style-name="ro1">
          <table:table-cell office:value-type="string" calcext:value-type="string">
            <text:p>"175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0.0428266855134336" calcext:value-type="float">
            <text:p>0.042826685513434</text:p>
          </table:table-cell>
        </table:table-row>
        <table:table-row table:style-name="ro1">
          <table:table-cell table:style-name="ce1" office:value-type="string" calcext:value-type="string">
            <text:p>"1752"</text:p>
          </table:table-cell>
          <table:table-cell table:style-name="ce1" office:value-type="string" calcext:value-type="string">
            <text:p>"mean_areabasal_Quercus"</text:p>
          </table:table-cell>
          <table:table-cell table:style-name="ce1" office:value-type="string" calcext:value-type="string">
            <text:p>"mean_Altura_Quercus"</text:p>
          </table:table-cell>
          <table:table-cell table:style-name="ce1" office:value-type="float" office:value="0.734282174511421" calcext:value-type="float">
            <text:p>0.734282174511421</text:p>
          </table:table-cell>
        </table:table-row>
        <table:table-row table:style-name="ro1">
          <table:table-cell office:value-type="string" calcext:value-type="string">
            <text:p>"175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0846304879482329" calcext:value-type="float">
            <text:p>0.084630487948233</text:p>
          </table:table-cell>
        </table:table-row>
        <table:table-row table:style-name="ro1">
          <table:table-cell office:value-type="string" calcext:value-type="string">
            <text:p>"175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1961456421989" calcext:value-type="float">
            <text:p>0.101961456421989</text:p>
          </table:table-cell>
        </table:table-row>
        <table:table-row table:style-name="ro1">
          <table:table-cell office:value-type="string" calcext:value-type="string">
            <text:p>"175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7449196204501" calcext:value-type="float">
            <text:p>0.447449196204501</text:p>
          </table:table-cell>
        </table:table-row>
        <table:table-row table:style-name="ro1">
          <table:table-cell office:value-type="string" calcext:value-type="string">
            <text:p>"1757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24131070602174" calcext:value-type="float">
            <text:p>-0.124131070602174</text:p>
          </table:table-cell>
        </table:table-row>
        <table:table-row table:style-name="ro1">
          <table:table-cell office:value-type="string" calcext:value-type="string">
            <text:p>"1758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59475808583631" calcext:value-type="float">
            <text:p>-0.065947580858363</text:p>
          </table:table-cell>
        </table:table-row>
        <table:table-row table:style-name="ro1">
          <table:table-cell office:value-type="string" calcext:value-type="string">
            <text:p>"1759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194824624370687" calcext:value-type="float">
            <text:p>0.194824624370687</text:p>
          </table:table-cell>
        </table:table-row>
        <table:table-row table:style-name="ro1">
          <table:table-cell office:value-type="string" calcext:value-type="string">
            <text:p>"176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bies"</text:p>
          </table:table-cell>
          <table:table-cell office:value-type="float" office:value="0.132857776287383" calcext:value-type="float">
            <text:p>0.132857776287383</text:p>
          </table:table-cell>
        </table:table-row>
        <table:table-row table:style-name="ro1">
          <table:table-cell office:value-type="string" calcext:value-type="string">
            <text:p>"1760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16591916724182" calcext:value-type="float">
            <text:p>0.16591916724182</text:p>
          </table:table-cell>
        </table:table-row>
        <table:table-row table:style-name="ro1">
          <table:table-cell office:value-type="string" calcext:value-type="string">
            <text:p>"1761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784006562156783" calcext:value-type="float">
            <text:p>-0.078400656215678</text:p>
          </table:table-cell>
        </table:table-row>
        <table:table-row table:style-name="ro1">
          <table:table-cell office:value-type="string" calcext:value-type="string">
            <text:p>"1762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219017220251525" calcext:value-type="float">
            <text:p>-0.219017220251525</text:p>
          </table:table-cell>
        </table:table-row>
        <table:table-row table:style-name="ro1">
          <table:table-cell office:value-type="string" calcext:value-type="string">
            <text:p>"1763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0.0177338089642458" calcext:value-type="float">
            <text:p>0.017733808964246</text:p>
          </table:table-cell>
        </table:table-row>
        <table:table-row table:style-name="ro1">
          <table:table-cell table:style-name="ce1" office:value-type="string" calcext:value-type="string">
            <text:p>"1764"</text:p>
          </table:table-cell>
          <table:table-cell table:style-name="ce1" office:value-type="string" calcext:value-type="string">
            <text:p>"mean_CopaNS_Alnus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float" office:value="0.973766742152706" calcext:value-type="float">
            <text:p>0.973766742152706</text:p>
          </table:table-cell>
        </table:table-row>
        <table:table-row table:style-name="ro1">
          <table:table-cell office:value-type="string" calcext:value-type="string">
            <text:p>"1765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23138612391059" calcext:value-type="float">
            <text:p>-0.123138612391059</text:p>
          </table:table-cell>
        </table:table-row>
        <table:table-row table:style-name="ro1">
          <table:table-cell office:value-type="string" calcext:value-type="string">
            <text:p>"1766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59773313930239" calcext:value-type="float">
            <text:p>-0.065977331393024</text:p>
          </table:table-cell>
        </table:table-row>
        <table:table-row table:style-name="ro1">
          <table:table-cell office:value-type="string" calcext:value-type="string">
            <text:p>"1767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282972927352292" calcext:value-type="float">
            <text:p>0.282972927352292</text:p>
          </table:table-cell>
        </table:table-row>
        <table:table-row table:style-name="ro1">
          <table:table-cell office:value-type="string" calcext:value-type="string">
            <text:p>"1768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134285194639624" calcext:value-type="float">
            <text:p>0.134285194639624</text:p>
          </table:table-cell>
        </table:table-row>
        <table:table-row table:style-name="ro1">
          <table:table-cell office:value-type="string" calcext:value-type="string">
            <text:p>"1769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810077071650783" calcext:value-type="float">
            <text:p>-0.081007707165078</text:p>
          </table:table-cell>
        </table:table-row>
        <table:table-row table:style-name="ro1">
          <table:table-cell table:style-name="ce1" office:value-type="string" calcext:value-type="string">
            <text:p>"177"</text:p>
          </table:table-cell>
          <table:table-cell table:style-name="ce1" office:value-type="string" calcext:value-type="string">
            <text:p>"mean_CopaNS_Abies"</text:p>
          </table:table-cell>
          <table:table-cell table:style-name="ce1" office:value-type="string" calcext:value-type="string">
            <text:p>"prop_Abies"</text:p>
          </table:table-cell>
          <table:table-cell table:style-name="ce1" office:value-type="float" office:value="0.884508196261213" calcext:value-type="float">
            <text:p>0.884508196261213</text:p>
          </table:table-cell>
        </table:table-row>
        <table:table-row table:style-name="ro1">
          <table:table-cell office:value-type="string" calcext:value-type="string">
            <text:p>"1770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220119751518218" calcext:value-type="float">
            <text:p>-0.220119751518218</text:p>
          </table:table-cell>
        </table:table-row>
        <table:table-row table:style-name="ro1">
          <table:table-cell office:value-type="string" calcext:value-type="string">
            <text:p>"1771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00783566275511192" calcext:value-type="float">
            <text:p>-0.007835662755112</text:p>
          </table:table-cell>
        </table:table-row>
        <table:table-row table:style-name="ro1">
          <table:table-cell table:style-name="ce1" office:value-type="string" calcext:value-type="string">
            <text:p>"1772"</text:p>
          </table:table-cell>
          <table:table-cell table:style-name="ce1" office:value-type="string" calcext:value-type="string">
            <text:p>"mean_distanciacopas_Alnus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float" office:value="0.959716344321145" calcext:value-type="float">
            <text:p>0.959716344321145</text:p>
          </table:table-cell>
        </table:table-row>
        <table:table-row table:style-name="ro1">
          <table:table-cell office:value-type="string" calcext:value-type="string">
            <text:p>"1773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23784281023401" calcext:value-type="float">
            <text:p>-0.123784281023401</text:p>
          </table:table-cell>
        </table:table-row>
        <table:table-row table:style-name="ro1">
          <table:table-cell office:value-type="string" calcext:value-type="string">
            <text:p>"1774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6229984694554" calcext:value-type="float">
            <text:p>-0.066229984694554</text:p>
          </table:table-cell>
        </table:table-row>
        <table:table-row table:style-name="ro1">
          <table:table-cell office:value-type="string" calcext:value-type="string">
            <text:p>"1775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276979295670307" calcext:value-type="float">
            <text:p>0.276979295670307</text:p>
          </table:table-cell>
        </table:table-row>
        <table:table-row table:style-name="ro1">
          <table:table-cell office:value-type="string" calcext:value-type="string">
            <text:p>"1776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134238177615723" calcext:value-type="float">
            <text:p>0.134238177615723</text:p>
          </table:table-cell>
        </table:table-row>
        <table:table-row table:style-name="ro1">
          <table:table-cell office:value-type="string" calcext:value-type="string">
            <text:p>"1777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809978260323508" calcext:value-type="float">
            <text:p>-0.080997826032351</text:p>
          </table:table-cell>
        </table:table-row>
        <table:table-row table:style-name="ro1">
          <table:table-cell office:value-type="string" calcext:value-type="string">
            <text:p>"1778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220131838445314" calcext:value-type="float">
            <text:p>-0.220131838445314</text:p>
          </table:table-cell>
        </table:table-row>
        <table:table-row table:style-name="ro1">
          <table:table-cell office:value-type="string" calcext:value-type="string">
            <text:p>"1779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00800365378498399" calcext:value-type="float">
            <text:p>-0.008003653784984</text:p>
          </table:table-cell>
        </table:table-row>
        <table:table-row table:style-name="ro1">
          <table:table-cell office:value-type="string" calcext:value-type="string">
            <text:p>"178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prop_Abies"</text:p>
          </table:table-cell>
          <table:table-cell office:value-type="float" office:value="0.0385482117657124" calcext:value-type="float">
            <text:p>0.038548211765712</text:p>
          </table:table-cell>
        </table:table-row>
        <table:table-row table:style-name="ro1">
          <table:table-cell table:style-name="ce1" office:value-type="string" calcext:value-type="string">
            <text:p>"1780"</text:p>
          </table:table-cell>
          <table:table-cell table:style-name="ce1" office:value-type="string" calcext:value-type="string">
            <text:p>"mean_diamcopa_Alnus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float" office:value="0.959616683473301" calcext:value-type="float">
            <text:p>0.959616683473301</text:p>
          </table:table-cell>
        </table:table-row>
        <table:table-row table:style-name="ro1">
          <table:table-cell office:value-type="string" calcext:value-type="string">
            <text:p>"1781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23782259848256" calcext:value-type="float">
            <text:p>-0.123782259848256</text:p>
          </table:table-cell>
        </table:table-row>
        <table:table-row table:style-name="ro1">
          <table:table-cell office:value-type="string" calcext:value-type="string">
            <text:p>"1782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62320874758865" calcext:value-type="float">
            <text:p>-0.066232087475887</text:p>
          </table:table-cell>
        </table:table-row>
        <table:table-row table:style-name="ro1">
          <table:table-cell office:value-type="string" calcext:value-type="string">
            <text:p>"1783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2791379385072" calcext:value-type="float">
            <text:p>0.2791379385072</text:p>
          </table:table-cell>
        </table:table-row>
        <table:table-row table:style-name="ro1">
          <table:table-cell office:value-type="string" calcext:value-type="string">
            <text:p>"1784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200029580349734" calcext:value-type="float">
            <text:p>0.200029580349734</text:p>
          </table:table-cell>
        </table:table-row>
        <table:table-row table:style-name="ro1">
          <table:table-cell office:value-type="string" calcext:value-type="string">
            <text:p>"1785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80818214676189" calcext:value-type="float">
            <text:p>-0.080818214676189</text:p>
          </table:table-cell>
        </table:table-row>
        <table:table-row table:style-name="ro1">
          <table:table-cell office:value-type="string" calcext:value-type="string">
            <text:p>"1786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168277810014836" calcext:value-type="float">
            <text:p>-0.168277810014836</text:p>
          </table:table-cell>
        </table:table-row>
        <table:table-row table:style-name="ro1">
          <table:table-cell office:value-type="string" calcext:value-type="string">
            <text:p>"1787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100262902211218" calcext:value-type="float">
            <text:p>-0.100262902211218</text:p>
          </table:table-cell>
        </table:table-row>
        <table:table-row table:style-name="ro1">
          <table:table-cell table:style-name="ce1" office:value-type="string" calcext:value-type="string">
            <text:p>"1788"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float" office:value="0.958202591842806" calcext:value-type="float">
            <text:p>0.958202591842806</text:p>
          </table:table-cell>
        </table:table-row>
        <table:table-row table:style-name="ro1">
          <table:table-cell office:value-type="string" calcext:value-type="string">
            <text:p>"1789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00870142323974" calcext:value-type="float">
            <text:p>-0.100870142323974</text:p>
          </table:table-cell>
        </table:table-row>
        <table:table-row table:style-name="ro1">
          <table:table-cell office:value-type="string" calcext:value-type="string">
            <text:p>"179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prop_Abies"</text:p>
          </table:table-cell>
          <table:table-cell office:value-type="float" office:value="0.273047890165329" calcext:value-type="float">
            <text:p>0.273047890165329</text:p>
          </table:table-cell>
        </table:table-row>
        <table:table-row table:style-name="ro1">
          <table:table-cell office:value-type="string" calcext:value-type="string">
            <text:p>"1790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59564655823228" calcext:value-type="float">
            <text:p>-0.065956465582323</text:p>
          </table:table-cell>
        </table:table-row>
        <table:table-row table:style-name="ro1">
          <table:table-cell office:value-type="string" calcext:value-type="string">
            <text:p>"1791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587154226395152" calcext:value-type="float">
            <text:p>0.587154226395152</text:p>
          </table:table-cell>
        </table:table-row>
        <table:table-row table:style-name="ro1">
          <table:table-cell office:value-type="string" calcext:value-type="string">
            <text:p>"1792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143663561099898" calcext:value-type="float">
            <text:p>0.143663561099898</text:p>
          </table:table-cell>
        </table:table-row>
        <table:table-row table:style-name="ro1">
          <table:table-cell office:value-type="string" calcext:value-type="string">
            <text:p>"1793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741102975691575" calcext:value-type="float">
            <text:p>-0.074110297569158</text:p>
          </table:table-cell>
        </table:table-row>
        <table:table-row table:style-name="ro1">
          <table:table-cell office:value-type="string" calcext:value-type="string">
            <text:p>"1794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165590663115687" calcext:value-type="float">
            <text:p>-0.165590663115687</text:p>
          </table:table-cell>
        </table:table-row>
        <table:table-row table:style-name="ro1">
          <table:table-cell office:value-type="string" calcext:value-type="string">
            <text:p>"1795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101156255780634" calcext:value-type="float">
            <text:p>-0.101156255780634</text:p>
          </table:table-cell>
        </table:table-row>
        <table:table-row table:style-name="ro1">
          <table:table-cell table:style-name="ce1" office:value-type="string" calcext:value-type="string">
            <text:p>"1796"</text:p>
          </table:table-cell>
          <table:table-cell table:style-name="ce1" office:value-type="string" calcext:value-type="string">
            <text:p>"mean_areabasal_Alnus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float" office:value="0.987198909829678" calcext:value-type="float">
            <text:p>0.987198909829678</text:p>
          </table:table-cell>
        </table:table-row>
        <table:table-row table:style-name="ro1">
          <table:table-cell office:value-type="string" calcext:value-type="string">
            <text:p>"1797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07892082463825" calcext:value-type="float">
            <text:p>-0.107892082463825</text:p>
          </table:table-cell>
        </table:table-row>
        <table:table-row table:style-name="ro1">
          <table:table-cell office:value-type="string" calcext:value-type="string">
            <text:p>"1798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6347162182265" calcext:value-type="float">
            <text:p>-0.066347162182265</text:p>
          </table:table-cell>
        </table:table-row>
        <table:table-row table:style-name="ro1">
          <table:table-cell office:value-type="string" calcext:value-type="string">
            <text:p>"18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conif"</text:p>
          </table:table-cell>
          <table:table-cell office:value-type="float" office:value="0.243794779281291" calcext:value-type="float">
            <text:p>0.243794779281291</text:p>
          </table:table-cell>
        </table:table-row>
        <table:table-row table:style-name="ro1">
          <table:table-cell office:value-type="string" calcext:value-type="string">
            <text:p>"180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prop_Abies"</text:p>
          </table:table-cell>
          <table:table-cell office:value-type="float" office:value="-0.411345673111418" calcext:value-type="float">
            <text:p>-0.411345673111418</text:p>
          </table:table-cell>
        </table:table-row>
        <table:table-row table:style-name="ro1">
          <table:table-cell office:value-type="string" calcext:value-type="string">
            <text:p>"1800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392045972642" calcext:value-type="float">
            <text:p>-0.109392045972642</text:p>
          </table:table-cell>
        </table:table-row>
        <table:table-row table:style-name="ro1">
          <table:table-cell office:value-type="string" calcext:value-type="string">
            <text:p>"1801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226973097823613" calcext:value-type="float">
            <text:p>-0.226973097823613</text:p>
          </table:table-cell>
        </table:table-row>
        <table:table-row table:style-name="ro1">
          <table:table-cell office:value-type="string" calcext:value-type="string">
            <text:p>"1802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076367041191083" calcext:value-type="float">
            <text:p>-0.076367041191083</text:p>
          </table:table-cell>
        </table:table-row>
        <table:table-row table:style-name="ro1">
          <table:table-cell office:value-type="string" calcext:value-type="string">
            <text:p>"1803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0048867257929" calcext:value-type="float">
            <text:p>-0.130048867257929</text:p>
          </table:table-cell>
        </table:table-row>
        <table:table-row table:style-name="ro1">
          <table:table-cell office:value-type="string" calcext:value-type="string">
            <text:p>"1804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39181915394852" calcext:value-type="float">
            <text:p>0.39181915394852</text:p>
          </table:table-cell>
        </table:table-row>
        <table:table-row table:style-name="ro1">
          <table:table-cell office:value-type="string" calcext:value-type="string">
            <text:p>"1805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465125925933447" calcext:value-type="float">
            <text:p>0.465125925933447</text:p>
          </table:table-cell>
        </table:table-row>
        <table:table-row table:style-name="ro1">
          <table:table-cell office:value-type="string" calcext:value-type="string">
            <text:p>"1806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3903767481693" calcext:value-type="float">
            <text:p>-0.133903767481693</text:p>
          </table:table-cell>
        </table:table-row>
        <table:table-row table:style-name="ro1">
          <table:table-cell table:style-name="ce1" office:value-type="string" calcext:value-type="string">
            <text:p>"1807"</text:p>
          </table:table-cell>
          <table:table-cell table:style-name="ce1" office:value-type="string" calcext:value-type="string">
            <text:p>"mean_CopaNS_Juniperus"</text:p>
          </table:table-cell>
          <table:table-cell table:style-name="ce1" office:value-type="string" calcext:value-type="string">
            <text:p>"mean_Altura_Juniperus"</text:p>
          </table:table-cell>
          <table:table-cell table:style-name="ce1" office:value-type="float" office:value="0.786288936259269" calcext:value-type="float">
            <text:p>0.786288936259269</text:p>
          </table:table-cell>
        </table:table-row>
        <table:table-row table:style-name="ro1">
          <table:table-cell office:value-type="string" calcext:value-type="string">
            <text:p>"1808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441395346993" calcext:value-type="float">
            <text:p>-0.109441395346993</text:p>
          </table:table-cell>
        </table:table-row>
        <table:table-row table:style-name="ro1">
          <table:table-cell office:value-type="string" calcext:value-type="string">
            <text:p>"1809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22236347409923" calcext:value-type="float">
            <text:p>-0.22236347409923</text:p>
          </table:table-cell>
        </table:table-row>
        <table:table-row table:style-name="ro1">
          <table:table-cell office:value-type="string" calcext:value-type="string">
            <text:p>"181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prop_Abies"</text:p>
          </table:table-cell>
          <table:table-cell office:value-type="float" office:value="-0.505082521911239" calcext:value-type="float">
            <text:p>-0.505082521911239</text:p>
          </table:table-cell>
        </table:table-row>
        <table:table-row table:style-name="ro1">
          <table:table-cell office:value-type="string" calcext:value-type="string">
            <text:p>"1810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0747782776432692" calcext:value-type="float">
            <text:p>-0.074778277643269</text:p>
          </table:table-cell>
        </table:table-row>
        <table:table-row table:style-name="ro1">
          <table:table-cell office:value-type="string" calcext:value-type="string">
            <text:p>"1811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37337216922" calcext:value-type="float">
            <text:p>-0.13437337216922</text:p>
          </table:table-cell>
        </table:table-row>
        <table:table-row table:style-name="ro1">
          <table:table-cell office:value-type="string" calcext:value-type="string">
            <text:p>"1812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403165312691608" calcext:value-type="float">
            <text:p>0.403165312691608</text:p>
          </table:table-cell>
        </table:table-row>
        <table:table-row table:style-name="ro1">
          <table:table-cell office:value-type="string" calcext:value-type="string">
            <text:p>"1813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467295856461718" calcext:value-type="float">
            <text:p>0.467295856461718</text:p>
          </table:table-cell>
        </table:table-row>
        <table:table-row table:style-name="ro1">
          <table:table-cell office:value-type="string" calcext:value-type="string">
            <text:p>"1814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639115724698" calcext:value-type="float">
            <text:p>-0.134639115724698</text:p>
          </table:table-cell>
        </table:table-row>
        <table:table-row table:style-name="ro1">
          <table:table-cell table:style-name="ce1" office:value-type="string" calcext:value-type="string">
            <text:p>"1815"</text:p>
          </table:table-cell>
          <table:table-cell table:style-name="ce1" office:value-type="string" calcext:value-type="string">
            <text:p>"mean_distanciacopas_Juniperus"</text:p>
          </table:table-cell>
          <table:table-cell table:style-name="ce1" office:value-type="string" calcext:value-type="string">
            <text:p>"mean_Altura_Juniperus"</text:p>
          </table:table-cell>
          <table:table-cell table:style-name="ce1" office:value-type="float" office:value="0.821471297263264" calcext:value-type="float">
            <text:p>0.821471297263264</text:p>
          </table:table-cell>
        </table:table-row>
        <table:table-row table:style-name="ro1">
          <table:table-cell office:value-type="string" calcext:value-type="string">
            <text:p>"1816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860489743124" calcext:value-type="float">
            <text:p>-0.109860489743124</text:p>
          </table:table-cell>
        </table:table-row>
        <table:table-row table:style-name="ro1">
          <table:table-cell office:value-type="string" calcext:value-type="string">
            <text:p>"1817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228299058301145" calcext:value-type="float">
            <text:p>-0.228299058301145</text:p>
          </table:table-cell>
        </table:table-row>
        <table:table-row table:style-name="ro1">
          <table:table-cell office:value-type="string" calcext:value-type="string">
            <text:p>"1818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0746534685716436" calcext:value-type="float">
            <text:p>-0.074653468571644</text:p>
          </table:table-cell>
        </table:table-row>
        <table:table-row table:style-name="ro1">
          <table:table-cell office:value-type="string" calcext:value-type="string">
            <text:p>"1819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356981616124" calcext:value-type="float">
            <text:p>-0.134356981616124</text:p>
          </table:table-cell>
        </table:table-row>
        <table:table-row table:style-name="ro1">
          <table:table-cell office:value-type="string" calcext:value-type="string">
            <text:p>"182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prop_Abies"</text:p>
          </table:table-cell>
          <table:table-cell office:value-type="float" office:value="0.0482387724407903" calcext:value-type="float">
            <text:p>0.04823877244079</text:p>
          </table:table-cell>
        </table:table-row>
        <table:table-row table:style-name="ro1">
          <table:table-cell office:value-type="string" calcext:value-type="string">
            <text:p>"182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403198017882939" calcext:value-type="float">
            <text:p>0.403198017882939</text:p>
          </table:table-cell>
        </table:table-row>
        <table:table-row table:style-name="ro1">
          <table:table-cell office:value-type="string" calcext:value-type="string">
            <text:p>"1821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467207687855202" calcext:value-type="float">
            <text:p>0.467207687855202</text:p>
          </table:table-cell>
        </table:table-row>
        <table:table-row table:style-name="ro1">
          <table:table-cell office:value-type="string" calcext:value-type="string">
            <text:p>"1822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653608610875" calcext:value-type="float">
            <text:p>-0.134653608610875</text:p>
          </table:table-cell>
        </table:table-row>
        <table:table-row table:style-name="ro1">
          <table:table-cell table:style-name="ce1" office:value-type="string" calcext:value-type="string">
            <text:p>"1823"</text:p>
          </table:table-cell>
          <table:table-cell table:style-name="ce1" office:value-type="string" calcext:value-type="string">
            <text:p>"mean_diamcopa_Juniperus"</text:p>
          </table:table-cell>
          <table:table-cell table:style-name="ce1" office:value-type="string" calcext:value-type="string">
            <text:p>"mean_Altura_Juniperus"</text:p>
          </table:table-cell>
          <table:table-cell table:style-name="ce1" office:value-type="float" office:value="0.821502040860073" calcext:value-type="float">
            <text:p>0.821502040860073</text:p>
          </table:table-cell>
        </table:table-row>
        <table:table-row table:style-name="ro1">
          <table:table-cell office:value-type="string" calcext:value-type="string">
            <text:p>"182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863977779367" calcext:value-type="float">
            <text:p>-0.109863977779367</text:p>
          </table:table-cell>
        </table:table-row>
        <table:table-row table:style-name="ro1">
          <table:table-cell office:value-type="string" calcext:value-type="string">
            <text:p>"182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204865202109924" calcext:value-type="float">
            <text:p>-0.204865202109924</text:p>
          </table:table-cell>
        </table:table-row>
        <table:table-row table:style-name="ro1">
          <table:table-cell office:value-type="string" calcext:value-type="string">
            <text:p>"1826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2760528291959" calcext:value-type="float">
            <text:p>-0.112760528291959</text:p>
          </table:table-cell>
        </table:table-row>
        <table:table-row table:style-name="ro1">
          <table:table-cell office:value-type="string" calcext:value-type="string">
            <text:p>"1827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059047204055" calcext:value-type="float">
            <text:p>-0.134059047204055</text:p>
          </table:table-cell>
        </table:table-row>
        <table:table-row table:style-name="ro1">
          <table:table-cell office:value-type="string" calcext:value-type="string">
            <text:p>"182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337394354842058" calcext:value-type="float">
            <text:p>0.337394354842058</text:p>
          </table:table-cell>
        </table:table-row>
        <table:table-row table:style-name="ro1">
          <table:table-cell office:value-type="string" calcext:value-type="string">
            <text:p>"182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591696365360815" calcext:value-type="float">
            <text:p>0.591696365360815</text:p>
          </table:table-cell>
        </table:table-row>
        <table:table-row table:style-name="ro1">
          <table:table-cell office:value-type="string" calcext:value-type="string">
            <text:p>"183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1271930772547" calcext:value-type="float">
            <text:p>-0.231271930772547</text:p>
          </table:table-cell>
        </table:table-row>
        <table:table-row table:style-name="ro1">
          <table:table-cell office:value-type="string" calcext:value-type="string">
            <text:p>"183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29483200600855" calcext:value-type="float">
            <text:p>-0.129483200600855</text:p>
          </table:table-cell>
        </table:table-row>
        <table:table-row table:style-name="ro1">
          <table:table-cell office:value-type="string" calcext:value-type="string">
            <text:p>"183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641346176235242" calcext:value-type="float">
            <text:p>0.641346176235242</text:p>
          </table:table-cell>
        </table:table-row>
        <table:table-row table:style-name="ro1">
          <table:table-cell office:value-type="string" calcext:value-type="string">
            <text:p>"183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406783710087" calcext:value-type="float">
            <text:p>-0.109406783710087</text:p>
          </table:table-cell>
        </table:table-row>
        <table:table-row table:style-name="ro1">
          <table:table-cell office:value-type="string" calcext:value-type="string">
            <text:p>"183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44216738242111" calcext:value-type="float">
            <text:p>-0.144216738242111</text:p>
          </table:table-cell>
        </table:table-row>
        <table:table-row table:style-name="ro1">
          <table:table-cell office:value-type="string" calcext:value-type="string">
            <text:p>"183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60756315054975" calcext:value-type="float">
            <text:p>-0.160756315054975</text:p>
          </table:table-cell>
        </table:table-row>
        <table:table-row table:style-name="ro1">
          <table:table-cell office:value-type="string" calcext:value-type="string">
            <text:p>"183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22932137513022" calcext:value-type="float">
            <text:p>-0.122932137513022</text:p>
          </table:table-cell>
        </table:table-row>
        <table:table-row table:style-name="ro1">
          <table:table-cell office:value-type="string" calcext:value-type="string">
            <text:p>"183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340841214309688" calcext:value-type="float">
            <text:p>0.340841214309688</text:p>
          </table:table-cell>
        </table:table-row>
        <table:table-row table:style-name="ro1">
          <table:table-cell office:value-type="string" calcext:value-type="string">
            <text:p>"183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266296746004986" calcext:value-type="float">
            <text:p>0.266296746004986</text:p>
          </table:table-cell>
        </table:table-row>
        <table:table-row table:style-name="ro1">
          <table:table-cell office:value-type="string" calcext:value-type="string">
            <text:p>"183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3887699807101" calcext:value-type="float">
            <text:p>-0.113887699807101</text:p>
          </table:table-cell>
        </table:table-row>
        <table:table-row table:style-name="ro1">
          <table:table-cell table:style-name="ce1" office:value-type="string" calcext:value-type="string">
            <text:p>"1839"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mean_Altura_Juniperus"</text:p>
          </table:table-cell>
          <table:table-cell table:style-name="ce1" office:value-type="float" office:value="0.727302589882698" calcext:value-type="float">
            <text:p>0.727302589882698</text:p>
          </table:table-cell>
        </table:table-row>
        <table:table-row table:style-name="ro1">
          <table:table-cell office:value-type="string" calcext:value-type="string">
            <text:p>"184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prop_Abies"</text:p>
          </table:table-cell>
          <table:table-cell office:value-type="float" office:value="0.193377965824268" calcext:value-type="float">
            <text:p>0.193377965824268</text:p>
          </table:table-cell>
        </table:table-row>
        <table:table-row table:style-name="ro1">
          <table:table-cell office:value-type="string" calcext:value-type="string">
            <text:p>"184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0054860559396" calcext:value-type="float">
            <text:p>-0.110054860559396</text:p>
          </table:table-cell>
        </table:table-row>
        <table:table-row table:style-name="ro1">
          <table:table-cell office:value-type="string" calcext:value-type="string">
            <text:p>"1842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mean_Altura_Prunus"</text:p>
          </table:table-cell>
          <table:table-cell office:value-type="float" office:value="0.100710189131587" calcext:value-type="float">
            <text:p>0.100710189131587</text:p>
          </table:table-cell>
        </table:table-row>
        <table:table-row table:style-name="ro1">
          <table:table-cell office:value-type="string" calcext:value-type="string">
            <text:p>"1843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577092207708695" calcext:value-type="float">
            <text:p>-0.05770922077087</text:p>
          </table:table-cell>
        </table:table-row>
        <table:table-row table:style-name="ro1">
          <table:table-cell office:value-type="string" calcext:value-type="string">
            <text:p>"1844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690915509503434" calcext:value-type="float">
            <text:p>-0.069091550950343</text:p>
          </table:table-cell>
        </table:table-row>
        <table:table-row table:style-name="ro1">
          <table:table-cell office:value-type="string" calcext:value-type="string">
            <text:p>"1845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93011642535012" calcext:value-type="float">
            <text:p>-0.193011642535012</text:p>
          </table:table-cell>
        </table:table-row>
        <table:table-row table:style-name="ro1">
          <table:table-cell office:value-type="string" calcext:value-type="string">
            <text:p>"1846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161264900894021" calcext:value-type="float">
            <text:p>0.161264900894021</text:p>
          </table:table-cell>
        </table:table-row>
        <table:table-row table:style-name="ro1">
          <table:table-cell office:value-type="string" calcext:value-type="string">
            <text:p>"1847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711395582943093" calcext:value-type="float">
            <text:p>-0.071139558294309</text:p>
          </table:table-cell>
        </table:table-row>
        <table:table-row table:style-name="ro1">
          <table:table-cell office:value-type="string" calcext:value-type="string">
            <text:p>"1848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108517429861385" calcext:value-type="float">
            <text:p>-0.108517429861385</text:p>
          </table:table-cell>
        </table:table-row>
        <table:table-row table:style-name="ro1">
          <table:table-cell table:style-name="ce1" office:value-type="string" calcext:value-type="string">
            <text:p>"1849"</text:p>
          </table:table-cell>
          <table:table-cell table:style-name="ce1" office:value-type="string" calcext:value-type="string">
            <text:p>"mean_CopaNS_Prunus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float" office:value="0.976882319610926" calcext:value-type="float">
            <text:p>0.976882319610926</text:p>
          </table:table-cell>
        </table:table-row>
        <table:table-row table:style-name="ro1">
          <table:table-cell table:style-name="ce1" office:value-type="string" calcext:value-type="string">
            <text:p>"185"</text:p>
          </table:table-cell>
          <table:table-cell table:style-name="ce1" office:value-type="string" calcext:value-type="string">
            <text:p>"mean_distanciacopas_Abies"</text:p>
          </table:table-cell>
          <table:table-cell table:style-name="ce1" office:value-type="string" calcext:value-type="string">
            <text:p>"prop_Abies"</text:p>
          </table:table-cell>
          <table:table-cell table:style-name="ce1" office:value-type="float" office:value="0.86656272221128" calcext:value-type="float">
            <text:p>0.86656272221128</text:p>
          </table:table-cell>
        </table:table-row>
        <table:table-row table:style-name="ro1">
          <table:table-cell office:value-type="string" calcext:value-type="string">
            <text:p>"1850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Altura_Prunus"</text:p>
          </table:table-cell>
          <table:table-cell office:value-type="float" office:value="0.110733537568185" calcext:value-type="float">
            <text:p>0.110733537568185</text:p>
          </table:table-cell>
        </table:table-row>
        <table:table-row table:style-name="ro1">
          <table:table-cell office:value-type="string" calcext:value-type="string">
            <text:p>"1851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470540073920725" calcext:value-type="float">
            <text:p>-0.047054007392073</text:p>
          </table:table-cell>
        </table:table-row>
        <table:table-row table:style-name="ro1">
          <table:table-cell office:value-type="string" calcext:value-type="string">
            <text:p>"1852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71389046943299" calcext:value-type="float">
            <text:p>-0.071389046943299</text:p>
          </table:table-cell>
        </table:table-row>
        <table:table-row table:style-name="ro1">
          <table:table-cell office:value-type="string" calcext:value-type="string">
            <text:p>"1853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93983261892093" calcext:value-type="float">
            <text:p>-0.193983261892093</text:p>
          </table:table-cell>
        </table:table-row>
        <table:table-row table:style-name="ro1">
          <table:table-cell office:value-type="string" calcext:value-type="string">
            <text:p>"1854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141371194888811" calcext:value-type="float">
            <text:p>0.141371194888811</text:p>
          </table:table-cell>
        </table:table-row>
        <table:table-row table:style-name="ro1">
          <table:table-cell office:value-type="string" calcext:value-type="string">
            <text:p>"1855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715302295217417" calcext:value-type="float">
            <text:p>-0.071530229521742</text:p>
          </table:table-cell>
        </table:table-row>
        <table:table-row table:style-name="ro1">
          <table:table-cell office:value-type="string" calcext:value-type="string">
            <text:p>"1856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109086433353981" calcext:value-type="float">
            <text:p>-0.109086433353981</text:p>
          </table:table-cell>
        </table:table-row>
        <table:table-row table:style-name="ro1">
          <table:table-cell table:style-name="ce1" office:value-type="string" calcext:value-type="string">
            <text:p>"1857"</text:p>
          </table:table-cell>
          <table:table-cell table:style-name="ce1" office:value-type="string" calcext:value-type="string">
            <text:p>"mean_distanciacopas_Prunus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float" office:value="0.985711857337089" calcext:value-type="float">
            <text:p>0.985711857337089</text:p>
          </table:table-cell>
        </table:table-row>
        <table:table-row table:style-name="ro1">
          <table:table-cell office:value-type="string" calcext:value-type="string">
            <text:p>"1858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Altura_Prunus"</text:p>
          </table:table-cell>
          <table:table-cell office:value-type="float" office:value="0.106254550366598" calcext:value-type="float">
            <text:p>0.106254550366598</text:p>
          </table:table-cell>
        </table:table-row>
        <table:table-row table:style-name="ro1">
          <table:table-cell office:value-type="string" calcext:value-type="string">
            <text:p>"1859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470377231478938" calcext:value-type="float">
            <text:p>-0.047037723147894</text:p>
          </table:table-cell>
        </table:table-row>
        <table:table-row table:style-name="ro1">
          <table:table-cell office:value-type="string" calcext:value-type="string">
            <text:p>"186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Abies"</text:p>
          </table:table-cell>
          <table:table-cell office:value-type="float" office:value="0.056550333813235" calcext:value-type="float">
            <text:p>0.056550333813235</text:p>
          </table:table-cell>
        </table:table-row>
        <table:table-row table:style-name="ro1">
          <table:table-cell office:value-type="string" calcext:value-type="string">
            <text:p>"1860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713803390724948" calcext:value-type="float">
            <text:p>-0.071380339072495</text:p>
          </table:table-cell>
        </table:table-row>
        <table:table-row table:style-name="ro1">
          <table:table-cell office:value-type="string" calcext:value-type="string">
            <text:p>"1861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93993913646551" calcext:value-type="float">
            <text:p>-0.193993913646551</text:p>
          </table:table-cell>
        </table:table-row>
        <table:table-row table:style-name="ro1">
          <table:table-cell office:value-type="string" calcext:value-type="string">
            <text:p>"1862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141356632035472" calcext:value-type="float">
            <text:p>0.141356632035472</text:p>
          </table:table-cell>
        </table:table-row>
        <table:table-row table:style-name="ro1">
          <table:table-cell office:value-type="string" calcext:value-type="string">
            <text:p>"186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715379292119031" calcext:value-type="float">
            <text:p>-0.071537929211903</text:p>
          </table:table-cell>
        </table:table-row>
        <table:table-row table:style-name="ro1">
          <table:table-cell office:value-type="string" calcext:value-type="string">
            <text:p>"186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109084652168309" calcext:value-type="float">
            <text:p>-0.109084652168309</text:p>
          </table:table-cell>
        </table:table-row>
        <table:table-row table:style-name="ro1">
          <table:table-cell table:style-name="ce1" office:value-type="string" calcext:value-type="string">
            <text:p>"1865"</text:p>
          </table:table-cell>
          <table:table-cell table:style-name="ce1" office:value-type="string" calcext:value-type="string">
            <text:p>"mean_diamcopa_Prunus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float" office:value="0.985801985812283" calcext:value-type="float">
            <text:p>0.985801985812283</text:p>
          </table:table-cell>
        </table:table-row>
        <table:table-row table:style-name="ro1">
          <table:table-cell office:value-type="string" calcext:value-type="string">
            <text:p>"186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Prunus"</text:p>
          </table:table-cell>
          <table:table-cell office:value-type="float" office:value="0.08172777315076" calcext:value-type="float">
            <text:p>0.08172777315076</text:p>
          </table:table-cell>
        </table:table-row>
        <table:table-row table:style-name="ro1">
          <table:table-cell office:value-type="string" calcext:value-type="string">
            <text:p>"186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759836175418277" calcext:value-type="float">
            <text:p>-0.075983617541828</text:p>
          </table:table-cell>
        </table:table-row>
        <table:table-row table:style-name="ro1">
          <table:table-cell office:value-type="string" calcext:value-type="string">
            <text:p>"186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712220543365689" calcext:value-type="float">
            <text:p>-0.071222054336569</text:p>
          </table:table-cell>
        </table:table-row>
        <table:table-row table:style-name="ro1">
          <table:table-cell office:value-type="string" calcext:value-type="string">
            <text:p>"186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48296907776739" calcext:value-type="float">
            <text:p>-0.148296907776739</text:p>
          </table:table-cell>
        </table:table-row>
        <table:table-row table:style-name="ro1">
          <table:table-cell office:value-type="string" calcext:value-type="string">
            <text:p>"187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Abies"</text:p>
          </table:table-cell>
          <table:table-cell office:value-type="float" office:value="0.21936737042245" calcext:value-type="float">
            <text:p>0.21936737042245</text:p>
          </table:table-cell>
        </table:table-row>
        <table:table-row table:style-name="ro1">
          <table:table-cell office:value-type="string" calcext:value-type="string">
            <text:p>"187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0953235052889376" calcext:value-type="float">
            <text:p>0.095323505288938</text:p>
          </table:table-cell>
        </table:table-row>
        <table:table-row table:style-name="ro1">
          <table:table-cell office:value-type="string" calcext:value-type="string">
            <text:p>"187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68791027097409" calcext:value-type="float">
            <text:p>-0.068791027097409</text:p>
          </table:table-cell>
        </table:table-row>
        <table:table-row table:style-name="ro1">
          <table:table-cell office:value-type="string" calcext:value-type="string">
            <text:p>"187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0888930643459529" calcext:value-type="float">
            <text:p>-0.088893064345953</text:p>
          </table:table-cell>
        </table:table-row>
        <table:table-row table:style-name="ro1">
          <table:table-cell table:style-name="ce1" office:value-type="string" calcext:value-type="string">
            <text:p>"1873"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float" office:value="0.97624917636358" calcext:value-type="float">
            <text:p>0.97624917636358</text:p>
          </table:table-cell>
        </table:table-row>
        <table:table-row table:style-name="ro1">
          <table:table-cell office:value-type="string" calcext:value-type="string">
            <text:p>"1874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Prunus"</text:p>
          </table:table-cell>
          <table:table-cell office:value-type="float" office:value="-0.0508576933349789" calcext:value-type="float">
            <text:p>-0.050857693334979</text:p>
          </table:table-cell>
        </table:table-row>
        <table:table-row table:style-name="ro1">
          <table:table-cell office:value-type="string" calcext:value-type="string">
            <text:p>"187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211944856891799" calcext:value-type="float">
            <text:p>-0.02119448568918</text:p>
          </table:table-cell>
        </table:table-row>
        <table:table-row table:style-name="ro1">
          <table:table-cell office:value-type="string" calcext:value-type="string">
            <text:p>"187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653106191657181" calcext:value-type="float">
            <text:p>-0.065310619165718</text:p>
          </table:table-cell>
        </table:table-row>
        <table:table-row table:style-name="ro1">
          <table:table-cell office:value-type="string" calcext:value-type="string">
            <text:p>"187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45928826234374" calcext:value-type="float">
            <text:p>-0.145928826234374</text:p>
          </table:table-cell>
        </table:table-row>
        <table:table-row table:style-name="ro1">
          <table:table-cell office:value-type="string" calcext:value-type="string">
            <text:p>"187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454576965399181" calcext:value-type="float">
            <text:p>0.454576965399181</text:p>
          </table:table-cell>
        </table:table-row>
        <table:table-row table:style-name="ro1">
          <table:table-cell office:value-type="string" calcext:value-type="string">
            <text:p>"187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60505546720631" calcext:value-type="float">
            <text:p>-0.060505546720631</text:p>
          </table:table-cell>
        </table:table-row>
        <table:table-row table:style-name="ro1">
          <table:table-cell office:value-type="string" calcext:value-type="string">
            <text:p>"18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Abies"</text:p>
          </table:table-cell>
          <table:table-cell office:value-type="float" office:value="-0.413416384562798" calcext:value-type="float">
            <text:p>-0.413416384562798</text:p>
          </table:table-cell>
        </table:table-row>
        <table:table-row table:style-name="ro1">
          <table:table-cell office:value-type="string" calcext:value-type="string">
            <text:p>"188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0950812362103326" calcext:value-type="float">
            <text:p>-0.095081236210333</text:p>
          </table:table-cell>
        </table:table-row>
        <table:table-row table:style-name="ro1">
          <table:table-cell table:style-name="ce1" office:value-type="string" calcext:value-type="string">
            <text:p>"1881"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float" office:value="0.993977416504957" calcext:value-type="float">
            <text:p>0.993977416504957</text:p>
          </table:table-cell>
        </table:table-row>
        <table:table-row table:style-name="ro1">
          <table:table-cell office:value-type="string" calcext:value-type="string">
            <text:p>"1883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mean_CopaNS_Abies"</text:p>
          </table:table-cell>
          <table:table-cell office:value-type="float" office:value="0.0645627261446348" calcext:value-type="float">
            <text:p>0.064562726144635</text:p>
          </table:table-cell>
        </table:table-row>
        <table:table-row table:style-name="ro1">
          <table:table-cell office:value-type="string" calcext:value-type="string">
            <text:p>"1884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CopaNS_Abies"</text:p>
          </table:table-cell>
          <table:table-cell office:value-type="float" office:value="0.397312753419038" calcext:value-type="float">
            <text:p>0.397312753419038</text:p>
          </table:table-cell>
        </table:table-row>
        <table:table-row table:style-name="ro1">
          <table:table-cell office:value-type="string" calcext:value-type="string">
            <text:p>"1885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CopaNS_Abies"</text:p>
          </table:table-cell>
          <table:table-cell office:value-type="float" office:value="-0.400471990743748" calcext:value-type="float">
            <text:p>-0.400471990743748</text:p>
          </table:table-cell>
        </table:table-row>
        <table:table-row table:style-name="ro1">
          <table:table-cell office:value-type="string" calcext:value-type="string">
            <text:p>"1886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CopaNS_Abies"</text:p>
          </table:table-cell>
          <table:table-cell office:value-type="float" office:value="-0.378810582379713" calcext:value-type="float">
            <text:p>-0.378810582379713</text:p>
          </table:table-cell>
        </table:table-row>
        <table:table-row table:style-name="ro1">
          <table:table-cell office:value-type="string" calcext:value-type="string">
            <text:p>"1887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CopaNS_Abies"</text:p>
          </table:table-cell>
          <table:table-cell office:value-type="float" office:value="0.134666252722926" calcext:value-type="float">
            <text:p>0.134666252722926</text:p>
          </table:table-cell>
        </table:table-row>
        <table:table-row table:style-name="ro1">
          <table:table-cell office:value-type="string" calcext:value-type="string">
            <text:p>"1888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CopaNS_Abies"</text:p>
          </table:table-cell>
          <table:table-cell office:value-type="float" office:value="-0.225158392500084" calcext:value-type="float">
            <text:p>-0.225158392500084</text:p>
          </table:table-cell>
        </table:table-row>
        <table:table-row table:style-name="ro1">
          <table:table-cell office:value-type="string" calcext:value-type="string">
            <text:p>"1889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CopaNS_Abies"</text:p>
          </table:table-cell>
          <table:table-cell office:value-type="float" office:value="0.152873582597748" calcext:value-type="float">
            <text:p>0.152873582597748</text:p>
          </table:table-cell>
        </table:table-row>
        <table:table-row table:style-name="ro1">
          <table:table-cell office:value-type="string" calcext:value-type="string">
            <text:p>"18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Abies"</text:p>
          </table:table-cell>
          <table:table-cell office:value-type="float" office:value="-0.510868333250767" calcext:value-type="float">
            <text:p>-0.510868333250767</text:p>
          </table:table-cell>
        </table:table-row>
        <table:table-row table:style-name="ro1">
          <table:table-cell table:style-name="ce1" office:value-type="string" calcext:value-type="string">
            <text:p>"1890"</text:p>
          </table:table-cell>
          <table:table-cell table:style-name="ce1" office:value-type="string" calcext:value-type="string">
            <text:p>"mean_distanciacopas_Abies"</text:p>
          </table:table-cell>
          <table:table-cell table:style-name="ce1" office:value-type="string" calcext:value-type="string">
            <text:p>"mean_CopaNS_Abies"</text:p>
          </table:table-cell>
          <table:table-cell table:style-name="ce1" office:value-type="float" office:value="0.989197971286209" calcext:value-type="float">
            <text:p>0.989197971286209</text:p>
          </table:table-cell>
        </table:table-row>
        <table:table-row table:style-name="ro1">
          <table:table-cell office:value-type="string" calcext:value-type="string">
            <text:p>"1891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CopaNS_Abies"</text:p>
          </table:table-cell>
          <table:table-cell office:value-type="float" office:value="0.104027835996273" calcext:value-type="float">
            <text:p>0.104027835996273</text:p>
          </table:table-cell>
        </table:table-row>
        <table:table-row table:style-name="ro1">
          <table:table-cell office:value-type="string" calcext:value-type="string">
            <text:p>"1892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CopaNS_Abies"</text:p>
          </table:table-cell>
          <table:table-cell office:value-type="float" office:value="0.487462073331466" calcext:value-type="float">
            <text:p>0.487462073331466</text:p>
          </table:table-cell>
        </table:table-row>
        <table:table-row table:style-name="ro1">
          <table:table-cell office:value-type="string" calcext:value-type="string">
            <text:p>"1893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CopaNS_Abies"</text:p>
          </table:table-cell>
          <table:table-cell office:value-type="float" office:value="-0.40248796414859" calcext:value-type="float">
            <text:p>-0.40248796414859</text:p>
          </table:table-cell>
        </table:table-row>
        <table:table-row table:style-name="ro1">
          <table:table-cell office:value-type="string" calcext:value-type="string">
            <text:p>"1894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CopaNS_Abies"</text:p>
          </table:table-cell>
          <table:table-cell office:value-type="float" office:value="-0.385945527360406" calcext:value-type="float">
            <text:p>-0.385945527360406</text:p>
          </table:table-cell>
        </table:table-row>
        <table:table-row table:style-name="ro1">
          <table:table-cell office:value-type="string" calcext:value-type="string">
            <text:p>"1895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CopaNS_Abies"</text:p>
          </table:table-cell>
          <table:table-cell office:value-type="float" office:value="0.116002938442332" calcext:value-type="float">
            <text:p>0.116002938442332</text:p>
          </table:table-cell>
        </table:table-row>
        <table:table-row table:style-name="ro1">
          <table:table-cell office:value-type="string" calcext:value-type="string">
            <text:p>"1896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CopaNS_Abies"</text:p>
          </table:table-cell>
          <table:table-cell office:value-type="float" office:value="-0.226338994656653" calcext:value-type="float">
            <text:p>-0.226338994656653</text:p>
          </table:table-cell>
        </table:table-row>
        <table:table-row table:style-name="ro1">
          <table:table-cell office:value-type="string" calcext:value-type="string">
            <text:p>"1897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CopaNS_Abies"</text:p>
          </table:table-cell>
          <table:table-cell office:value-type="float" office:value="0.142206365602209" calcext:value-type="float">
            <text:p>0.142206365602209</text:p>
          </table:table-cell>
        </table:table-row>
        <table:table-row table:style-name="ro1">
          <table:table-cell table:style-name="ce1" office:value-type="string" calcext:value-type="string">
            <text:p>"1898"</text:p>
          </table:table-cell>
          <table:table-cell table:style-name="ce1" office:value-type="string" calcext:value-type="string">
            <text:p>"mean_diamcopa_Abies"</text:p>
          </table:table-cell>
          <table:table-cell table:style-name="ce1" office:value-type="string" calcext:value-type="string">
            <text:p>"mean_CopaNS_Abies"</text:p>
          </table:table-cell>
          <table:table-cell table:style-name="ce1" office:value-type="float" office:value="0.994240774275019" calcext:value-type="float">
            <text:p>0.994240774275019</text:p>
          </table:table-cell>
        </table:table-row>
        <table:table-row table:style-name="ro1">
          <table:table-cell office:value-type="string" calcext:value-type="string">
            <text:p>"1899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CopaNS_Abies"</text:p>
          </table:table-cell>
          <table:table-cell office:value-type="float" office:value="0.104006932448402" calcext:value-type="float">
            <text:p>0.104006932448402</text:p>
          </table:table-cell>
        </table:table-row>
        <table:table-row table:style-name="ro1">
          <table:table-cell office:value-type="string" calcext:value-type="string">
            <text:p>"19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prop_conif"</text:p>
          </table:table-cell>
          <table:table-cell office:value-type="float" office:value="0.584164066671409" calcext:value-type="float">
            <text:p>0.584164066671409</text:p>
          </table:table-cell>
        </table:table-row>
        <table:table-row table:style-name="ro1">
          <table:table-cell office:value-type="string" calcext:value-type="string">
            <text:p>"190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Abies"</text:p>
          </table:table-cell>
          <table:table-cell office:value-type="float" office:value="0.0347662310517319" calcext:value-type="float">
            <text:p>0.034766231051732</text:p>
          </table:table-cell>
        </table:table-row>
        <table:table-row table:style-name="ro1">
          <table:table-cell office:value-type="string" calcext:value-type="string">
            <text:p>"1900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CopaNS_Abies"</text:p>
          </table:table-cell>
          <table:table-cell office:value-type="float" office:value="0.487348466232472" calcext:value-type="float">
            <text:p>0.487348466232472</text:p>
          </table:table-cell>
        </table:table-row>
        <table:table-row table:style-name="ro1">
          <table:table-cell office:value-type="string" calcext:value-type="string">
            <text:p>"1901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CopaNS_Abies"</text:p>
          </table:table-cell>
          <table:table-cell office:value-type="float" office:value="-0.402510065039793" calcext:value-type="float">
            <text:p>-0.402510065039793</text:p>
          </table:table-cell>
        </table:table-row>
        <table:table-row table:style-name="ro1">
          <table:table-cell office:value-type="string" calcext:value-type="string">
            <text:p>"1902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CopaNS_Abies"</text:p>
          </table:table-cell>
          <table:table-cell office:value-type="float" office:value="-0.385829653663204" calcext:value-type="float">
            <text:p>-0.385829653663204</text:p>
          </table:table-cell>
        </table:table-row>
        <table:table-row table:style-name="ro1">
          <table:table-cell office:value-type="string" calcext:value-type="string">
            <text:p>"190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CopaNS_Abies"</text:p>
          </table:table-cell>
          <table:table-cell office:value-type="float" office:value="0.115914337150284" calcext:value-type="float">
            <text:p>0.115914337150284</text:p>
          </table:table-cell>
        </table:table-row>
        <table:table-row table:style-name="ro1">
          <table:table-cell office:value-type="string" calcext:value-type="string">
            <text:p>"190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CopaNS_Abies"</text:p>
          </table:table-cell>
          <table:table-cell office:value-type="float" office:value="-0.226335298947097" calcext:value-type="float">
            <text:p>-0.226335298947097</text:p>
          </table:table-cell>
        </table:table-row>
        <table:table-row table:style-name="ro1">
          <table:table-cell office:value-type="string" calcext:value-type="string">
            <text:p>"1905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CopaNS_Abies"</text:p>
          </table:table-cell>
          <table:table-cell office:value-type="float" office:value="0.142080783796068" calcext:value-type="float">
            <text:p>0.142080783796068</text:p>
          </table:table-cell>
        </table:table-row>
        <table:table-row table:style-name="ro1">
          <table:table-cell table:style-name="ce1" office:value-type="string" calcext:value-type="string">
            <text:p>"1906"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mean_CopaNS_Abies"</text:p>
          </table:table-cell>
          <table:table-cell table:style-name="ce1" office:value-type="float" office:value="0.973435422030501" calcext:value-type="float">
            <text:p>0.973435422030501</text:p>
          </table:table-cell>
        </table:table-row>
        <table:table-row table:style-name="ro1">
          <table:table-cell office:value-type="string" calcext:value-type="string">
            <text:p>"190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paNS_Abies"</text:p>
          </table:table-cell>
          <table:table-cell office:value-type="float" office:value="-0.0330026854775042" calcext:value-type="float">
            <text:p>-0.033002685477504</text:p>
          </table:table-cell>
        </table:table-row>
        <table:table-row table:style-name="ro1">
          <table:table-cell office:value-type="string" calcext:value-type="string">
            <text:p>"190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paNS_Abies"</text:p>
          </table:table-cell>
          <table:table-cell office:value-type="float" office:value="0.506930836787082" calcext:value-type="float">
            <text:p>0.506930836787082</text:p>
          </table:table-cell>
        </table:table-row>
        <table:table-row table:style-name="ro1">
          <table:table-cell office:value-type="string" calcext:value-type="string">
            <text:p>"190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paNS_Abies"</text:p>
          </table:table-cell>
          <table:table-cell office:value-type="float" office:value="-0.307695209980504" calcext:value-type="float">
            <text:p>-0.307695209980504</text:p>
          </table:table-cell>
        </table:table-row>
        <table:table-row table:style-name="ro1">
          <table:table-cell office:value-type="string" calcext:value-type="string">
            <text:p>"191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248458883602" calcext:value-type="float">
            <text:p>-0.23248458883602</text:p>
          </table:table-cell>
        </table:table-row>
        <table:table-row table:style-name="ro1">
          <table:table-cell office:value-type="string" calcext:value-type="string">
            <text:p>"191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paNS_Abies"</text:p>
          </table:table-cell>
          <table:table-cell office:value-type="float" office:value="-0.391043008852999" calcext:value-type="float">
            <text:p>-0.391043008852999</text:p>
          </table:table-cell>
        </table:table-row>
        <table:table-row table:style-name="ro1">
          <table:table-cell office:value-type="string" calcext:value-type="string">
            <text:p>"191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paNS_Abies"</text:p>
          </table:table-cell>
          <table:table-cell office:value-type="float" office:value="0.121325590234005" calcext:value-type="float">
            <text:p>0.121325590234005</text:p>
          </table:table-cell>
        </table:table-row>
        <table:table-row table:style-name="ro1">
          <table:table-cell office:value-type="string" calcext:value-type="string">
            <text:p>"191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paNS_Abies"</text:p>
          </table:table-cell>
          <table:table-cell office:value-type="float" office:value="-0.184440596299667" calcext:value-type="float">
            <text:p>-0.184440596299667</text:p>
          </table:table-cell>
        </table:table-row>
        <table:table-row table:style-name="ro1">
          <table:table-cell office:value-type="string" calcext:value-type="string">
            <text:p>"191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paNS_Abies"</text:p>
          </table:table-cell>
          <table:table-cell office:value-type="float" office:value="0.153542135915428" calcext:value-type="float">
            <text:p>0.153542135915428</text:p>
          </table:table-cell>
        </table:table-row>
        <table:table-row table:style-name="ro1">
          <table:table-cell table:style-name="ce1" office:value-type="string" calcext:value-type="string">
            <text:p>"1914"</text:p>
          </table:table-cell>
          <table:table-cell table:style-name="ce1" office:value-type="string" calcext:value-type="string">
            <text:p>"mean_areabasal_Abies"</text:p>
          </table:table-cell>
          <table:table-cell table:style-name="ce1" office:value-type="string" calcext:value-type="string">
            <text:p>"mean_CopaNS_Abies"</text:p>
          </table:table-cell>
          <table:table-cell table:style-name="ce1" office:value-type="float" office:value="0.744162915421653" calcext:value-type="float">
            <text:p>0.744162915421653</text:p>
          </table:table-cell>
        </table:table-row>
        <table:table-row table:style-name="ro1">
          <table:table-cell office:value-type="string" calcext:value-type="string">
            <text:p>"191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paNS_Abies"</text:p>
          </table:table-cell>
          <table:table-cell office:value-type="float" office:value="0.034272892139672" calcext:value-type="float">
            <text:p>0.034272892139672</text:p>
          </table:table-cell>
        </table:table-row>
        <table:table-row table:style-name="ro1">
          <table:table-cell office:value-type="string" calcext:value-type="string">
            <text:p>"191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paNS_Abies"</text:p>
          </table:table-cell>
          <table:table-cell office:value-type="float" office:value="0.603105554311749" calcext:value-type="float">
            <text:p>0.603105554311749</text:p>
          </table:table-cell>
        </table:table-row>
        <table:table-row table:style-name="ro1">
          <table:table-cell office:value-type="string" calcext:value-type="string">
            <text:p>"191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paNS_Abies"</text:p>
          </table:table-cell>
          <table:table-cell office:value-type="float" office:value="-0.302781774101412" calcext:value-type="float">
            <text:p>-0.302781774101412</text:p>
          </table:table-cell>
        </table:table-row>
        <table:table-row table:style-name="ro1">
          <table:table-cell office:value-type="string" calcext:value-type="string">
            <text:p>"191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paNS_Abies"</text:p>
          </table:table-cell>
          <table:table-cell office:value-type="float" office:value="-0.310069144149448" calcext:value-type="float">
            <text:p>-0.310069144149448</text:p>
          </table:table-cell>
        </table:table-row>
        <table:table-row table:style-name="ro1">
          <table:table-cell office:value-type="string" calcext:value-type="string">
            <text:p>"191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paNS_Abies"</text:p>
          </table:table-cell>
          <table:table-cell office:value-type="float" office:value="0.232843236105404" calcext:value-type="float">
            <text:p>0.232843236105404</text:p>
          </table:table-cell>
        </table:table-row>
        <table:table-row table:style-name="ro1">
          <table:table-cell office:value-type="string" calcext:value-type="string">
            <text:p>"19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Abies"</text:p>
          </table:table-cell>
          <table:table-cell office:value-type="float" office:value="0.181064696906576" calcext:value-type="float">
            <text:p>0.181064696906576</text:p>
          </table:table-cell>
        </table:table-row>
        <table:table-row table:style-name="ro1">
          <table:table-cell office:value-type="string" calcext:value-type="string">
            <text:p>"192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paNS_Abies"</text:p>
          </table:table-cell>
          <table:table-cell office:value-type="float" office:value="-0.19728018189691" calcext:value-type="float">
            <text:p>-0.19728018189691</text:p>
          </table:table-cell>
        </table:table-row>
        <table:table-row table:style-name="ro1">
          <table:table-cell office:value-type="string" calcext:value-type="string">
            <text:p>"192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paNS_Abies"</text:p>
          </table:table-cell>
          <table:table-cell office:value-type="float" office:value="0.128036705764361" calcext:value-type="float">
            <text:p>0.128036705764361</text:p>
          </table:table-cell>
        </table:table-row>
        <table:table-row table:style-name="ro1">
          <table:table-cell office:value-type="string" calcext:value-type="string">
            <text:p>"1923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mean_CopaNS_Pinus"</text:p>
          </table:table-cell>
          <table:table-cell office:value-type="float" office:value="0.24198035018617" calcext:value-type="float">
            <text:p>0.24198035018617</text:p>
          </table:table-cell>
        </table:table-row>
        <table:table-row table:style-name="ro1">
          <table:table-cell office:value-type="string" calcext:value-type="string">
            <text:p>"1924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CopaNS_Pinus"</text:p>
          </table:table-cell>
          <table:table-cell office:value-type="float" office:value="-0.320312217639679" calcext:value-type="float">
            <text:p>-0.320312217639679</text:p>
          </table:table-cell>
        </table:table-row>
        <table:table-row table:style-name="ro1">
          <table:table-cell office:value-type="string" calcext:value-type="string">
            <text:p>"1925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CopaNS_Pinus"</text:p>
          </table:table-cell>
          <table:table-cell office:value-type="float" office:value="-0.278461535901415" calcext:value-type="float">
            <text:p>-0.278461535901415</text:p>
          </table:table-cell>
        </table:table-row>
        <table:table-row table:style-name="ro1">
          <table:table-cell office:value-type="string" calcext:value-type="string">
            <text:p>"1926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CopaNS_Pinus"</text:p>
          </table:table-cell>
          <table:table-cell office:value-type="float" office:value="0.284150700322104" calcext:value-type="float">
            <text:p>0.284150700322104</text:p>
          </table:table-cell>
        </table:table-row>
        <table:table-row table:style-name="ro1">
          <table:table-cell office:value-type="string" calcext:value-type="string">
            <text:p>"1927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CopaNS_Pinus"</text:p>
          </table:table-cell>
          <table:table-cell office:value-type="float" office:value="-0.171917884353843" calcext:value-type="float">
            <text:p>-0.171917884353843</text:p>
          </table:table-cell>
        </table:table-row>
        <table:table-row table:style-name="ro1">
          <table:table-cell office:value-type="string" calcext:value-type="string">
            <text:p>"1928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CopaNS_Pinus"</text:p>
          </table:table-cell>
          <table:table-cell office:value-type="float" office:value="-0.0270374131589711" calcext:value-type="float">
            <text:p>-0.027037413158971</text:p>
          </table:table-cell>
        </table:table-row>
        <table:table-row table:style-name="ro1">
          <table:table-cell office:value-type="string" calcext:value-type="string">
            <text:p>"1929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CopaNS_Pinus"</text:p>
          </table:table-cell>
          <table:table-cell office:value-type="float" office:value="0.0407768159674726" calcext:value-type="float">
            <text:p>0.040776815967473</text:p>
          </table:table-cell>
        </table:table-row>
        <table:table-row table:style-name="ro1">
          <table:table-cell table:style-name="ce1" office:value-type="string" calcext:value-type="string">
            <text:p>"193"</text:p>
          </table:table-cell>
          <table:table-cell table:style-name="ce1" office:value-type="string" calcext:value-type="string">
            <text:p>"mean_diamcopa_Abies"</text:p>
          </table:table-cell>
          <table:table-cell table:style-name="ce1" office:value-type="string" calcext:value-type="string">
            <text:p>"prop_Abies"</text:p>
          </table:table-cell>
          <table:table-cell table:style-name="ce1" office:value-type="float" office:value="0.881248355470633" calcext:value-type="float">
            <text:p>0.881248355470633</text:p>
          </table:table-cell>
        </table:table-row>
        <table:table-row table:style-name="ro1">
          <table:table-cell table:style-name="ce1" office:value-type="string" calcext:value-type="string">
            <text:p>"1930"</text:p>
          </table:table-cell>
          <table:table-cell table:style-name="ce1" office:value-type="string" calcext:value-type="string">
            <text:p>"mean_distanciacopas_Pinus"</text:p>
          </table:table-cell>
          <table:table-cell table:style-name="ce1" office:value-type="string" calcext:value-type="string">
            <text:p>"mean_CopaNS_Pinus"</text:p>
          </table:table-cell>
          <table:table-cell table:style-name="ce1" office:value-type="float" office:value="0.995108159160659" calcext:value-type="float">
            <text:p>0.995108159160659</text:p>
          </table:table-cell>
        </table:table-row>
        <table:table-row table:style-name="ro1">
          <table:table-cell office:value-type="string" calcext:value-type="string">
            <text:p>"1931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CopaNS_Pinus"</text:p>
          </table:table-cell>
          <table:table-cell office:value-type="float" office:value="0.287346238092459" calcext:value-type="float">
            <text:p>0.287346238092459</text:p>
          </table:table-cell>
        </table:table-row>
        <table:table-row table:style-name="ro1">
          <table:table-cell office:value-type="string" calcext:value-type="string">
            <text:p>"1932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CopaNS_Pinus"</text:p>
          </table:table-cell>
          <table:table-cell office:value-type="float" office:value="-0.32235539461542" calcext:value-type="float">
            <text:p>-0.32235539461542</text:p>
          </table:table-cell>
        </table:table-row>
        <table:table-row table:style-name="ro1">
          <table:table-cell office:value-type="string" calcext:value-type="string">
            <text:p>"1933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CopaNS_Pinus"</text:p>
          </table:table-cell>
          <table:table-cell office:value-type="float" office:value="-0.284514150970801" calcext:value-type="float">
            <text:p>-0.284514150970801</text:p>
          </table:table-cell>
        </table:table-row>
        <table:table-row table:style-name="ro1">
          <table:table-cell office:value-type="string" calcext:value-type="string">
            <text:p>"1934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CopaNS_Pinus"</text:p>
          </table:table-cell>
          <table:table-cell office:value-type="float" office:value="0.308553755750978" calcext:value-type="float">
            <text:p>0.308553755750978</text:p>
          </table:table-cell>
        </table:table-row>
        <table:table-row table:style-name="ro1">
          <table:table-cell office:value-type="string" calcext:value-type="string">
            <text:p>"1935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CopaNS_Pinus"</text:p>
          </table:table-cell>
          <table:table-cell office:value-type="float" office:value="-0.154597960649518" calcext:value-type="float">
            <text:p>-0.154597960649518</text:p>
          </table:table-cell>
        </table:table-row>
        <table:table-row table:style-name="ro1">
          <table:table-cell office:value-type="string" calcext:value-type="string">
            <text:p>"1936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CopaNS_Pinus"</text:p>
          </table:table-cell>
          <table:table-cell office:value-type="float" office:value="-0.0337688277525584" calcext:value-type="float">
            <text:p>-0.033768827752558</text:p>
          </table:table-cell>
        </table:table-row>
        <table:table-row table:style-name="ro1">
          <table:table-cell office:value-type="string" calcext:value-type="string">
            <text:p>"1937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CopaNS_Pinus"</text:p>
          </table:table-cell>
          <table:table-cell office:value-type="float" office:value="0.0479594659582204" calcext:value-type="float">
            <text:p>0.04795946595822</text:p>
          </table:table-cell>
        </table:table-row>
        <table:table-row table:style-name="ro1">
          <table:table-cell table:style-name="ce1" office:value-type="string" calcext:value-type="string">
            <text:p>"1938"</text:p>
          </table:table-cell>
          <table:table-cell table:style-name="ce1" office:value-type="string" calcext:value-type="string">
            <text:p>"mean_diamcopa_Pinus"</text:p>
          </table:table-cell>
          <table:table-cell table:style-name="ce1" office:value-type="string" calcext:value-type="string">
            <text:p>"mean_CopaNS_Pinus"</text:p>
          </table:table-cell>
          <table:table-cell table:style-name="ce1" office:value-type="float" office:value="0.995098125305236" calcext:value-type="float">
            <text:p>0.995098125305236</text:p>
          </table:table-cell>
        </table:table-row>
        <table:table-row table:style-name="ro1">
          <table:table-cell office:value-type="string" calcext:value-type="string">
            <text:p>"1939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CopaNS_Pinus"</text:p>
          </table:table-cell>
          <table:table-cell office:value-type="float" office:value="0.287416683075105" calcext:value-type="float">
            <text:p>0.287416683075105</text:p>
          </table:table-cell>
        </table:table-row>
        <table:table-row table:style-name="ro1">
          <table:table-cell office:value-type="string" calcext:value-type="string">
            <text:p>"194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Abies"</text:p>
          </table:table-cell>
          <table:table-cell office:value-type="float" office:value="0.0564789875631178" calcext:value-type="float">
            <text:p>0.056478987563118</text:p>
          </table:table-cell>
        </table:table-row>
        <table:table-row table:style-name="ro1">
          <table:table-cell office:value-type="string" calcext:value-type="string">
            <text:p>"194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CopaNS_Pinus"</text:p>
          </table:table-cell>
          <table:table-cell office:value-type="float" office:value="-0.322369276737052" calcext:value-type="float">
            <text:p>-0.322369276737052</text:p>
          </table:table-cell>
        </table:table-row>
        <table:table-row table:style-name="ro1">
          <table:table-cell office:value-type="string" calcext:value-type="string">
            <text:p>"1941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CopaNS_Pinus"</text:p>
          </table:table-cell>
          <table:table-cell office:value-type="float" office:value="-0.284770522690181" calcext:value-type="float">
            <text:p>-0.284770522690181</text:p>
          </table:table-cell>
        </table:table-row>
        <table:table-row table:style-name="ro1">
          <table:table-cell office:value-type="string" calcext:value-type="string">
            <text:p>"1942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CopaNS_Pinus"</text:p>
          </table:table-cell>
          <table:table-cell office:value-type="float" office:value="0.308762273364463" calcext:value-type="float">
            <text:p>0.308762273364463</text:p>
          </table:table-cell>
        </table:table-row>
        <table:table-row table:style-name="ro1">
          <table:table-cell office:value-type="string" calcext:value-type="string">
            <text:p>"1943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CopaNS_Pinus"</text:p>
          </table:table-cell>
          <table:table-cell office:value-type="float" office:value="-0.154403544700056" calcext:value-type="float">
            <text:p>-0.154403544700056</text:p>
          </table:table-cell>
        </table:table-row>
        <table:table-row table:style-name="ro1">
          <table:table-cell office:value-type="string" calcext:value-type="string">
            <text:p>"194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CopaNS_Pinus"</text:p>
          </table:table-cell>
          <table:table-cell office:value-type="float" office:value="-0.0338465278312214" calcext:value-type="float">
            <text:p>-0.033846527831221</text:p>
          </table:table-cell>
        </table:table-row>
        <table:table-row table:style-name="ro1">
          <table:table-cell office:value-type="string" calcext:value-type="string">
            <text:p>"194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CopaNS_Pinus"</text:p>
          </table:table-cell>
          <table:table-cell office:value-type="float" office:value="0.0493854988710492" calcext:value-type="float">
            <text:p>0.049385498871049</text:p>
          </table:table-cell>
        </table:table-row>
        <table:table-row table:style-name="ro1">
          <table:table-cell table:style-name="ce1" office:value-type="string" calcext:value-type="string">
            <text:p>"1946"</text:p>
          </table:table-cell>
          <table:table-cell table:style-name="ce1" office:value-type="string" calcext:value-type="string">
            <text:p>"mean_coberturacopa_Pinus"</text:p>
          </table:table-cell>
          <table:table-cell table:style-name="ce1" office:value-type="string" calcext:value-type="string">
            <text:p>"mean_CopaNS_Pinus"</text:p>
          </table:table-cell>
          <table:table-cell table:style-name="ce1" office:value-type="float" office:value="0.947988382558147" calcext:value-type="float">
            <text:p>0.947988382558147</text:p>
          </table:table-cell>
        </table:table-row>
        <table:table-row table:style-name="ro1">
          <table:table-cell office:value-type="string" calcext:value-type="string">
            <text:p>"1947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paNS_Pinus"</text:p>
          </table:table-cell>
          <table:table-cell office:value-type="float" office:value="0.280599333986967" calcext:value-type="float">
            <text:p>0.280599333986967</text:p>
          </table:table-cell>
        </table:table-row>
        <table:table-row table:style-name="ro1">
          <table:table-cell office:value-type="string" calcext:value-type="string">
            <text:p>"194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paNS_Pinus"</text:p>
          </table:table-cell>
          <table:table-cell office:value-type="float" office:value="-0.301499167009319" calcext:value-type="float">
            <text:p>-0.301499167009319</text:p>
          </table:table-cell>
        </table:table-row>
        <table:table-row table:style-name="ro1">
          <table:table-cell office:value-type="string" calcext:value-type="string">
            <text:p>"194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paNS_Pinus"</text:p>
          </table:table-cell>
          <table:table-cell office:value-type="float" office:value="-0.218876821254369" calcext:value-type="float">
            <text:p>-0.218876821254369</text:p>
          </table:table-cell>
        </table:table-row>
        <table:table-row table:style-name="ro1">
          <table:table-cell office:value-type="string" calcext:value-type="string">
            <text:p>"195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Abies"</text:p>
          </table:table-cell>
          <table:table-cell office:value-type="float" office:value="0.219172645217961" calcext:value-type="float">
            <text:p>0.219172645217961</text:p>
          </table:table-cell>
        </table:table-row>
        <table:table-row table:style-name="ro1">
          <table:table-cell office:value-type="string" calcext:value-type="string">
            <text:p>"195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paNS_Pinus"</text:p>
          </table:table-cell>
          <table:table-cell office:value-type="float" office:value="0.271168449612096" calcext:value-type="float">
            <text:p>0.271168449612096</text:p>
          </table:table-cell>
        </table:table-row>
        <table:table-row table:style-name="ro1">
          <table:table-cell office:value-type="string" calcext:value-type="string">
            <text:p>"195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paNS_Pinus"</text:p>
          </table:table-cell>
          <table:table-cell office:value-type="float" office:value="-0.149432477958523" calcext:value-type="float">
            <text:p>-0.149432477958523</text:p>
          </table:table-cell>
        </table:table-row>
        <table:table-row table:style-name="ro1">
          <table:table-cell office:value-type="string" calcext:value-type="string">
            <text:p>"195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paNS_Pinus"</text:p>
          </table:table-cell>
          <table:table-cell office:value-type="float" office:value="-0.0266066028782856" calcext:value-type="float">
            <text:p>-0.026606602878286</text:p>
          </table:table-cell>
        </table:table-row>
        <table:table-row table:style-name="ro1">
          <table:table-cell office:value-type="string" calcext:value-type="string">
            <text:p>"195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paNS_Pinus"</text:p>
          </table:table-cell>
          <table:table-cell office:value-type="float" office:value="-0.0191096513158731" calcext:value-type="float">
            <text:p>-0.019109651315873</text:p>
          </table:table-cell>
        </table:table-row>
        <table:table-row table:style-name="ro1">
          <table:table-cell table:style-name="ce1" office:value-type="string" calcext:value-type="string">
            <text:p>"1954"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mean_CopaNS_Pinus"</text:p>
          </table:table-cell>
          <table:table-cell table:style-name="ce1" office:value-type="float" office:value="0.940305307864126" calcext:value-type="float">
            <text:p>0.940305307864126</text:p>
          </table:table-cell>
        </table:table-row>
        <table:table-row table:style-name="ro1">
          <table:table-cell office:value-type="string" calcext:value-type="string">
            <text:p>"195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paNS_Pinus"</text:p>
          </table:table-cell>
          <table:table-cell office:value-type="float" office:value="0.152377107538225" calcext:value-type="float">
            <text:p>0.152377107538225</text:p>
          </table:table-cell>
        </table:table-row>
        <table:table-row table:style-name="ro1">
          <table:table-cell office:value-type="string" calcext:value-type="string">
            <text:p>"195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paNS_Pinus"</text:p>
          </table:table-cell>
          <table:table-cell office:value-type="float" office:value="-0.290116881705355" calcext:value-type="float">
            <text:p>-0.290116881705355</text:p>
          </table:table-cell>
        </table:table-row>
        <table:table-row table:style-name="ro1">
          <table:table-cell office:value-type="string" calcext:value-type="string">
            <text:p>"195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paNS_Pinus"</text:p>
          </table:table-cell>
          <table:table-cell office:value-type="float" office:value="-0.271048075027796" calcext:value-type="float">
            <text:p>-0.271048075027796</text:p>
          </table:table-cell>
        </table:table-row>
        <table:table-row table:style-name="ro1">
          <table:table-cell office:value-type="string" calcext:value-type="string">
            <text:p>"195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paNS_Pinus"</text:p>
          </table:table-cell>
          <table:table-cell office:value-type="float" office:value="0.0799030085324535" calcext:value-type="float">
            <text:p>0.079903008532454</text:p>
          </table:table-cell>
        </table:table-row>
        <table:table-row table:style-name="ro1">
          <table:table-cell office:value-type="string" calcext:value-type="string">
            <text:p>"195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paNS_Pinus"</text:p>
          </table:table-cell>
          <table:table-cell office:value-type="float" office:value="-0.143715515884633" calcext:value-type="float">
            <text:p>-0.143715515884633</text:p>
          </table:table-cell>
        </table:table-row>
        <table:table-row table:style-name="ro1">
          <table:table-cell office:value-type="string" calcext:value-type="string">
            <text:p>"19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Abies"</text:p>
          </table:table-cell>
          <table:table-cell office:value-type="float" office:value="-0.413439085541089" calcext:value-type="float">
            <text:p>-0.413439085541089</text:p>
          </table:table-cell>
        </table:table-row>
        <table:table-row table:style-name="ro1">
          <table:table-cell office:value-type="string" calcext:value-type="string">
            <text:p>"196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paNS_Pinus"</text:p>
          </table:table-cell>
          <table:table-cell office:value-type="float" office:value="-0.0423227950161581" calcext:value-type="float">
            <text:p>-0.042322795016158</text:p>
          </table:table-cell>
        </table:table-row>
        <table:table-row table:style-name="ro1">
          <table:table-cell office:value-type="string" calcext:value-type="string">
            <text:p>"1962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mean_CopaNS_Salix"</text:p>
          </table:table-cell>
          <table:table-cell office:value-type="float" office:value="-0.229458597799222" calcext:value-type="float">
            <text:p>-0.229458597799222</text:p>
          </table:table-cell>
        </table:table-row>
        <table:table-row table:style-name="ro1">
          <table:table-cell office:value-type="string" calcext:value-type="string">
            <text:p>"1963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CopaNS_Salix"</text:p>
          </table:table-cell>
          <table:table-cell office:value-type="float" office:value="-0.207343278045745" calcext:value-type="float">
            <text:p>-0.207343278045745</text:p>
          </table:table-cell>
        </table:table-row>
        <table:table-row table:style-name="ro1">
          <table:table-cell office:value-type="string" calcext:value-type="string">
            <text:p>"1964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CopaNS_Salix"</text:p>
          </table:table-cell>
          <table:table-cell office:value-type="float" office:value="-0.0845730499977854" calcext:value-type="float">
            <text:p>-0.084573049997785</text:p>
          </table:table-cell>
        </table:table-row>
        <table:table-row table:style-name="ro1">
          <table:table-cell office:value-type="string" calcext:value-type="string">
            <text:p>"1965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CopaNS_Salix"</text:p>
          </table:table-cell>
          <table:table-cell office:value-type="float" office:value="-0.129009094817957" calcext:value-type="float">
            <text:p>-0.129009094817957</text:p>
          </table:table-cell>
        </table:table-row>
        <table:table-row table:style-name="ro1">
          <table:table-cell office:value-type="string" calcext:value-type="string">
            <text:p>"1966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CopaNS_Salix"</text:p>
          </table:table-cell>
          <table:table-cell office:value-type="float" office:value="-0.0691227198052818" calcext:value-type="float">
            <text:p>-0.069122719805282</text:p>
          </table:table-cell>
        </table:table-row>
        <table:table-row table:style-name="ro1">
          <table:table-cell office:value-type="string" calcext:value-type="string">
            <text:p>"1967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CopaNS_Salix"</text:p>
          </table:table-cell>
          <table:table-cell office:value-type="float" office:value="0.373455259442773" calcext:value-type="float">
            <text:p>0.373455259442773</text:p>
          </table:table-cell>
        </table:table-row>
        <table:table-row table:style-name="ro1">
          <table:table-cell office:value-type="string" calcext:value-type="string">
            <text:p>"1968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CopaNS_Salix"</text:p>
          </table:table-cell>
          <table:table-cell office:value-type="float" office:value="0.269615607919129" calcext:value-type="float">
            <text:p>0.269615607919129</text:p>
          </table:table-cell>
        </table:table-row>
        <table:table-row table:style-name="ro1">
          <table:table-cell table:style-name="ce1" office:value-type="string" calcext:value-type="string">
            <text:p>"1969"</text:p>
          </table:table-cell>
          <table:table-cell table:style-name="ce1" office:value-type="string" calcext:value-type="string">
            <text:p>"mean_distanciacopas_Salix"</text:p>
          </table:table-cell>
          <table:table-cell table:style-name="ce1" office:value-type="string" calcext:value-type="string">
            <text:p>"mean_CopaNS_Salix"</text:p>
          </table:table-cell>
          <table:table-cell table:style-name="ce1" office:value-type="float" office:value="0.881850911140333" calcext:value-type="float">
            <text:p>0.881850911140333</text:p>
          </table:table-cell>
        </table:table-row>
        <table:table-row table:style-name="ro1">
          <table:table-cell office:value-type="string" calcext:value-type="string">
            <text:p>"19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Abies"</text:p>
          </table:table-cell>
          <table:table-cell office:value-type="float" office:value="-0.510748648487997" calcext:value-type="float">
            <text:p>-0.510748648487997</text:p>
          </table:table-cell>
        </table:table-row>
        <table:table-row table:style-name="ro1">
          <table:table-cell office:value-type="string" calcext:value-type="string">
            <text:p>"1970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CopaNS_Salix"</text:p>
          </table:table-cell>
          <table:table-cell office:value-type="float" office:value="-0.230613690892791" calcext:value-type="float">
            <text:p>-0.230613690892791</text:p>
          </table:table-cell>
        </table:table-row>
        <table:table-row table:style-name="ro1">
          <table:table-cell office:value-type="string" calcext:value-type="string">
            <text:p>"1971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CopaNS_Salix"</text:p>
          </table:table-cell>
          <table:table-cell office:value-type="float" office:value="-0.209404121040551" calcext:value-type="float">
            <text:p>-0.209404121040551</text:p>
          </table:table-cell>
        </table:table-row>
        <table:table-row table:style-name="ro1">
          <table:table-cell office:value-type="string" calcext:value-type="string">
            <text:p>"1972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CopaNS_Salix"</text:p>
          </table:table-cell>
          <table:table-cell office:value-type="float" office:value="-0.0850374928203519" calcext:value-type="float">
            <text:p>-0.085037492820352</text:p>
          </table:table-cell>
        </table:table-row>
        <table:table-row table:style-name="ro1">
          <table:table-cell office:value-type="string" calcext:value-type="string">
            <text:p>"1973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CopaNS_Salix"</text:p>
          </table:table-cell>
          <table:table-cell office:value-type="float" office:value="-0.129685544911013" calcext:value-type="float">
            <text:p>-0.129685544911013</text:p>
          </table:table-cell>
        </table:table-row>
        <table:table-row table:style-name="ro1">
          <table:table-cell office:value-type="string" calcext:value-type="string">
            <text:p>"1974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CopaNS_Salix"</text:p>
          </table:table-cell>
          <table:table-cell office:value-type="float" office:value="-0.0693874180433101" calcext:value-type="float">
            <text:p>-0.06938741804331</text:p>
          </table:table-cell>
        </table:table-row>
        <table:table-row table:style-name="ro1">
          <table:table-cell office:value-type="string" calcext:value-type="string">
            <text:p>"1975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CopaNS_Salix"</text:p>
          </table:table-cell>
          <table:table-cell office:value-type="float" office:value="0.366729966379977" calcext:value-type="float">
            <text:p>0.366729966379977</text:p>
          </table:table-cell>
        </table:table-row>
        <table:table-row table:style-name="ro1">
          <table:table-cell office:value-type="string" calcext:value-type="string">
            <text:p>"1976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CopaNS_Salix"</text:p>
          </table:table-cell>
          <table:table-cell office:value-type="float" office:value="0.269558804317581" calcext:value-type="float">
            <text:p>0.269558804317581</text:p>
          </table:table-cell>
        </table:table-row>
        <table:table-row table:style-name="ro1">
          <table:table-cell table:style-name="ce1" office:value-type="string" calcext:value-type="string">
            <text:p>"1977"</text:p>
          </table:table-cell>
          <table:table-cell table:style-name="ce1" office:value-type="string" calcext:value-type="string">
            <text:p>"mean_diamcopa_Salix"</text:p>
          </table:table-cell>
          <table:table-cell table:style-name="ce1" office:value-type="string" calcext:value-type="string">
            <text:p>"mean_CopaNS_Salix"</text:p>
          </table:table-cell>
          <table:table-cell table:style-name="ce1" office:value-type="float" office:value="0.88158616607517" calcext:value-type="float">
            <text:p>0.88158616607517</text:p>
          </table:table-cell>
        </table:table-row>
        <table:table-row table:style-name="ro1">
          <table:table-cell office:value-type="string" calcext:value-type="string">
            <text:p>"1978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CopaNS_Salix"</text:p>
          </table:table-cell>
          <table:table-cell office:value-type="float" office:value="-0.230626354049323" calcext:value-type="float">
            <text:p>-0.230626354049323</text:p>
          </table:table-cell>
        </table:table-row>
        <table:table-row table:style-name="ro1">
          <table:table-cell office:value-type="string" calcext:value-type="string">
            <text:p>"1979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CopaNS_Salix"</text:p>
          </table:table-cell>
          <table:table-cell office:value-type="float" office:value="-0.209174670559346" calcext:value-type="float">
            <text:p>-0.209174670559346</text:p>
          </table:table-cell>
        </table:table-row>
        <table:table-row table:style-name="ro1">
          <table:table-cell office:value-type="string" calcext:value-type="string">
            <text:p>"198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Abies"</text:p>
          </table:table-cell>
          <table:table-cell office:value-type="float" office:value="0.0346984017636383" calcext:value-type="float">
            <text:p>0.034698401763638</text:p>
          </table:table-cell>
        </table:table-row>
        <table:table-row table:style-name="ro1">
          <table:table-cell office:value-type="string" calcext:value-type="string">
            <text:p>"1980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CopaNS_Salix"</text:p>
          </table:table-cell>
          <table:table-cell office:value-type="float" office:value="-0.0850466464656176" calcext:value-type="float">
            <text:p>-0.085046646465618</text:p>
          </table:table-cell>
        </table:table-row>
        <table:table-row table:style-name="ro1">
          <table:table-cell office:value-type="string" calcext:value-type="string">
            <text:p>"1981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CopaNS_Salix"</text:p>
          </table:table-cell>
          <table:table-cell office:value-type="float" office:value="-0.129683427378821" calcext:value-type="float">
            <text:p>-0.129683427378821</text:p>
          </table:table-cell>
        </table:table-row>
        <table:table-row table:style-name="ro1">
          <table:table-cell office:value-type="string" calcext:value-type="string">
            <text:p>"1982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CopaNS_Salix"</text:p>
          </table:table-cell>
          <table:table-cell office:value-type="float" office:value="-0.0693896210721655" calcext:value-type="float">
            <text:p>-0.069389621072166</text:p>
          </table:table-cell>
        </table:table-row>
        <table:table-row table:style-name="ro1">
          <table:table-cell office:value-type="string" calcext:value-type="string">
            <text:p>"1983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CopaNS_Salix"</text:p>
          </table:table-cell>
          <table:table-cell office:value-type="float" office:value="0.405979174879507" calcext:value-type="float">
            <text:p>0.405979174879507</text:p>
          </table:table-cell>
        </table:table-row>
        <table:table-row table:style-name="ro1">
          <table:table-cell office:value-type="string" calcext:value-type="string">
            <text:p>"1984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paNS_Salix"</text:p>
          </table:table-cell>
          <table:table-cell office:value-type="float" office:value="0.213426752949902" calcext:value-type="float">
            <text:p>0.213426752949902</text:p>
          </table:table-cell>
        </table:table-row>
        <table:table-row table:style-name="ro1">
          <table:table-cell table:style-name="ce1" office:value-type="string" calcext:value-type="string">
            <text:p>"1985"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mean_CopaNS_Salix"</text:p>
          </table:table-cell>
          <table:table-cell table:style-name="ce1" office:value-type="float" office:value="0.871401352863862" calcext:value-type="float">
            <text:p>0.871401352863862</text:p>
          </table:table-cell>
        </table:table-row>
        <table:table-row table:style-name="ro1">
          <table:table-cell office:value-type="string" calcext:value-type="string">
            <text:p>"1986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paNS_Salix"</text:p>
          </table:table-cell>
          <table:table-cell office:value-type="float" office:value="-0.176300248365787" calcext:value-type="float">
            <text:p>-0.176300248365787</text:p>
          </table:table-cell>
        </table:table-row>
        <table:table-row table:style-name="ro1">
          <table:table-cell office:value-type="string" calcext:value-type="string">
            <text:p>"1987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paNS_Salix"</text:p>
          </table:table-cell>
          <table:table-cell office:value-type="float" office:value="-0.221238594472379" calcext:value-type="float">
            <text:p>-0.221238594472379</text:p>
          </table:table-cell>
        </table:table-row>
        <table:table-row table:style-name="ro1">
          <table:table-cell office:value-type="string" calcext:value-type="string">
            <text:p>"1988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paNS_Salix"</text:p>
          </table:table-cell>
          <table:table-cell office:value-type="float" office:value="-0.0817810387582007" calcext:value-type="float">
            <text:p>-0.081781038758201</text:p>
          </table:table-cell>
        </table:table-row>
        <table:table-row table:style-name="ro1">
          <table:table-cell office:value-type="string" calcext:value-type="string">
            <text:p>"1989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paNS_Salix"</text:p>
          </table:table-cell>
          <table:table-cell office:value-type="float" office:value="-0.105679002732689" calcext:value-type="float">
            <text:p>-0.105679002732689</text:p>
          </table:table-cell>
        </table:table-row>
        <table:table-row table:style-name="ro1">
          <table:table-cell office:value-type="string" calcext:value-type="string">
            <text:p>"199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2480792779941" calcext:value-type="float">
            <text:p>-0.232480792779941</text:p>
          </table:table-cell>
        </table:table-row>
        <table:table-row table:style-name="ro1">
          <table:table-cell office:value-type="string" calcext:value-type="string">
            <text:p>"1990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paNS_Salix"</text:p>
          </table:table-cell>
          <table:table-cell office:value-type="float" office:value="-0.0691008592426286" calcext:value-type="float">
            <text:p>-0.069100859242629</text:p>
          </table:table-cell>
        </table:table-row>
        <table:table-row table:style-name="ro1">
          <table:table-cell office:value-type="string" calcext:value-type="string">
            <text:p>"1991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paNS_Salix"</text:p>
          </table:table-cell>
          <table:table-cell office:value-type="float" office:value="0.256594880453547" calcext:value-type="float">
            <text:p>0.256594880453547</text:p>
          </table:table-cell>
        </table:table-row>
        <table:table-row table:style-name="ro1">
          <table:table-cell office:value-type="string" calcext:value-type="string">
            <text:p>"1992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paNS_Salix"</text:p>
          </table:table-cell>
          <table:table-cell office:value-type="float" office:value="0.193236477035063" calcext:value-type="float">
            <text:p>0.193236477035063</text:p>
          </table:table-cell>
        </table:table-row>
        <table:table-row table:style-name="ro1">
          <table:table-cell table:style-name="ce1" office:value-type="string" calcext:value-type="string">
            <text:p>"1993"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mean_CopaNS_Salix"</text:p>
          </table:table-cell>
          <table:table-cell table:style-name="ce1" office:value-type="float" office:value="0.871282641890766" calcext:value-type="float">
            <text:p>0.871282641890766</text:p>
          </table:table-cell>
        </table:table-row>
        <table:table-row table:style-name="ro1">
          <table:table-cell office:value-type="string" calcext:value-type="string">
            <text:p>"1994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paNS_Salix"</text:p>
          </table:table-cell>
          <table:table-cell office:value-type="float" office:value="-0.173484995031592" calcext:value-type="float">
            <text:p>-0.173484995031592</text:p>
          </table:table-cell>
        </table:table-row>
        <table:table-row table:style-name="ro1">
          <table:table-cell office:value-type="string" calcext:value-type="string">
            <text:p>"1995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paNS_Salix"</text:p>
          </table:table-cell>
          <table:table-cell office:value-type="float" office:value="-0.150936757288654" calcext:value-type="float">
            <text:p>-0.150936757288654</text:p>
          </table:table-cell>
        </table:table-row>
        <table:table-row table:style-name="ro1">
          <table:table-cell office:value-type="string" calcext:value-type="string">
            <text:p>"1996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paNS_Salix"</text:p>
          </table:table-cell>
          <table:table-cell office:value-type="float" office:value="-0.0719309867904621" calcext:value-type="float">
            <text:p>-0.071930986790462</text:p>
          </table:table-cell>
        </table:table-row>
        <table:table-row table:style-name="ro1">
          <table:table-cell office:value-type="string" calcext:value-type="string">
            <text:p>"1997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paNS_Salix"</text:p>
          </table:table-cell>
          <table:table-cell office:value-type="float" office:value="-0.113035705262609" calcext:value-type="float">
            <text:p>-0.113035705262609</text:p>
          </table:table-cell>
        </table:table-row>
        <table:table-row table:style-name="ro1">
          <table:table-cell office:value-type="string" calcext:value-type="string">
            <text:p>"1998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paNS_Salix"</text:p>
          </table:table-cell>
          <table:table-cell office:value-type="float" office:value="-0.0695101818241349" calcext:value-type="float">
            <text:p>-0.069510181824135</text:p>
          </table:table-cell>
        </table:table-row>
        <table:table-row table:style-name="ro1">
          <table:table-cell table:style-name="ce1" office:value-type="string" calcext:value-type="string">
            <text:p>"2"</text:p>
          </table:table-cell>
          <table:table-cell table:style-name="ce1" office:value-type="string" calcext:value-type="string">
            <text:p>"prop_latif"</text:p>
          </table:table-cell>
          <table:table-cell table:style-name="ce2" office:value-type="string" calcext:value-type="string">
            <text:p>"prop_conif"</text:p>
          </table:table-cell>
          <table:table-cell table:style-name="ce1" office:value-type="float" office:value="-0.692449145777952" calcext:value-type="float">
            <text:p>-0.692449145777952</text:p>
          </table:table-cell>
        </table:table-row>
        <table:table-row table:style-name="ro1">
          <table:table-cell office:value-type="string" calcext:value-type="string">
            <text:p>"20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prop_conif"</text:p>
          </table:table-cell>
          <table:table-cell office:value-type="float" office:value="0.227157125440952" calcext:value-type="float">
            <text:p>0.227157125440952</text:p>
          </table:table-cell>
        </table:table-row>
        <table:table-row table:style-name="ro1">
          <table:table-cell office:value-type="string" calcext:value-type="string">
            <text:p>"20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Abies"</text:p>
          </table:table-cell>
          <table:table-cell office:value-type="float" office:value="0.180919524813569" calcext:value-type="float">
            <text:p>0.180919524813569</text:p>
          </table:table-cell>
        </table:table-row>
        <table:table-row table:style-name="ro1">
          <table:table-cell office:value-type="string" calcext:value-type="string">
            <text:p>"2000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mean_CopaNS_Arbutus"</text:p>
          </table:table-cell>
          <table:table-cell office:value-type="float" office:value="0.411098630234296" calcext:value-type="float">
            <text:p>0.411098630234296</text:p>
          </table:table-cell>
        </table:table-row>
        <table:table-row table:style-name="ro1">
          <table:table-cell office:value-type="string" calcext:value-type="string">
            <text:p>"2001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236260194911533" calcext:value-type="float">
            <text:p>-0.236260194911533</text:p>
          </table:table-cell>
        </table:table-row>
        <table:table-row table:style-name="ro1">
          <table:table-cell office:value-type="string" calcext:value-type="string">
            <text:p>"2002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CopaNS_Arbutus"</text:p>
          </table:table-cell>
          <table:table-cell office:value-type="float" office:value="0.385029518068087" calcext:value-type="float">
            <text:p>0.385029518068087</text:p>
          </table:table-cell>
        </table:table-row>
        <table:table-row table:style-name="ro1">
          <table:table-cell office:value-type="string" calcext:value-type="string">
            <text:p>"2003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193098714713952" calcext:value-type="float">
            <text:p>-0.193098714713952</text:p>
          </table:table-cell>
        </table:table-row>
        <table:table-row table:style-name="ro1">
          <table:table-cell office:value-type="string" calcext:value-type="string">
            <text:p>"2004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CopaNS_Arbutus"</text:p>
          </table:table-cell>
          <table:table-cell office:value-type="float" office:value="-0.392338757302496" calcext:value-type="float">
            <text:p>-0.392338757302496</text:p>
          </table:table-cell>
        </table:table-row>
        <table:table-row table:style-name="ro1">
          <table:table-cell office:value-type="string" calcext:value-type="string">
            <text:p>"2005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317428433330575" calcext:value-type="float">
            <text:p>-0.317428433330575</text:p>
          </table:table-cell>
        </table:table-row>
        <table:table-row table:style-name="ro1">
          <table:table-cell office:value-type="string" calcext:value-type="string">
            <text:p>"2006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CopaNS_Arbutus"</text:p>
          </table:table-cell>
          <table:table-cell office:value-type="float" office:value="-0.237088766781415" calcext:value-type="float">
            <text:p>-0.237088766781415</text:p>
          </table:table-cell>
        </table:table-row>
        <table:table-row table:style-name="ro1">
          <table:table-cell table:style-name="ce1" office:value-type="string" calcext:value-type="string">
            <text:p>"2007"</text:p>
          </table:table-cell>
          <table:table-cell table:style-name="ce1" office:value-type="string" calcext:value-type="string">
            <text:p>"mean_distanciacopas_Arbutus"</text:p>
          </table:table-cell>
          <table:table-cell table:style-name="ce1" office:value-type="string" calcext:value-type="string">
            <text:p>"mean_CopaNS_Arbutus"</text:p>
          </table:table-cell>
          <table:table-cell table:style-name="ce1" office:value-type="float" office:value="0.995771391721677" calcext:value-type="float">
            <text:p>0.995771391721677</text:p>
          </table:table-cell>
        </table:table-row>
        <table:table-row table:style-name="ro1">
          <table:table-cell office:value-type="string" calcext:value-type="string">
            <text:p>"2008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CopaNS_Arbutus"</text:p>
          </table:table-cell>
          <table:table-cell office:value-type="float" office:value="0.40752463281956" calcext:value-type="float">
            <text:p>0.40752463281956</text:p>
          </table:table-cell>
        </table:table-row>
        <table:table-row table:style-name="ro1">
          <table:table-cell office:value-type="string" calcext:value-type="string">
            <text:p>"200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23755764547986" calcext:value-type="float">
            <text:p>-0.23755764547986</text:p>
          </table:table-cell>
        </table:table-row>
        <table:table-row table:style-name="ro1">
          <table:table-cell table:style-name="ce1" office:value-type="string" calcext:value-type="string">
            <text:p>"201"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prop_Abies"</text:p>
          </table:table-cell>
          <table:table-cell table:style-name="ce1" office:value-type="float" office:value="0.766615781507028" calcext:value-type="float">
            <text:p>0.766615781507028</text:p>
          </table:table-cell>
        </table:table-row>
        <table:table-row table:style-name="ro1">
          <table:table-cell office:value-type="string" calcext:value-type="string">
            <text:p>"201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CopaNS_Arbutus"</text:p>
          </table:table-cell>
          <table:table-cell office:value-type="float" office:value="0.408202733636634" calcext:value-type="float">
            <text:p>0.408202733636634</text:p>
          </table:table-cell>
        </table:table-row>
        <table:table-row table:style-name="ro1">
          <table:table-cell office:value-type="string" calcext:value-type="string">
            <text:p>"2011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193838166079498" calcext:value-type="float">
            <text:p>-0.193838166079498</text:p>
          </table:table-cell>
        </table:table-row>
        <table:table-row table:style-name="ro1">
          <table:table-cell office:value-type="string" calcext:value-type="string">
            <text:p>"2012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CopaNS_Arbutus"</text:p>
          </table:table-cell>
          <table:table-cell office:value-type="float" office:value="-0.402811519248122" calcext:value-type="float">
            <text:p>-0.402811519248122</text:p>
          </table:table-cell>
        </table:table-row>
        <table:table-row table:style-name="ro1">
          <table:table-cell office:value-type="string" calcext:value-type="string">
            <text:p>"201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317347344297819" calcext:value-type="float">
            <text:p>-0.317347344297819</text:p>
          </table:table-cell>
        </table:table-row>
        <table:table-row table:style-name="ro1">
          <table:table-cell office:value-type="string" calcext:value-type="string">
            <text:p>"201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CopaNS_Arbutus"</text:p>
          </table:table-cell>
          <table:table-cell office:value-type="float" office:value="-0.237059847242093" calcext:value-type="float">
            <text:p>-0.237059847242093</text:p>
          </table:table-cell>
        </table:table-row>
        <table:table-row table:style-name="ro1">
          <table:table-cell table:style-name="ce1" office:value-type="string" calcext:value-type="string">
            <text:p>"2015"</text:p>
          </table:table-cell>
          <table:table-cell table:style-name="ce1" office:value-type="string" calcext:value-type="string">
            <text:p>"mean_diamcopa_Arbutus"</text:p>
          </table:table-cell>
          <table:table-cell table:style-name="ce1" office:value-type="string" calcext:value-type="string">
            <text:p>"mean_CopaNS_Arbutus"</text:p>
          </table:table-cell>
          <table:table-cell table:style-name="ce1" office:value-type="float" office:value="0.995789347441751" calcext:value-type="float">
            <text:p>0.995789347441751</text:p>
          </table:table-cell>
        </table:table-row>
        <table:table-row table:style-name="ro1">
          <table:table-cell office:value-type="string" calcext:value-type="string">
            <text:p>"2016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CopaNS_Arbutus"</text:p>
          </table:table-cell>
          <table:table-cell office:value-type="float" office:value="0.40764140322208" calcext:value-type="float">
            <text:p>0.40764140322208</text:p>
          </table:table-cell>
        </table:table-row>
        <table:table-row table:style-name="ro1">
          <table:table-cell office:value-type="string" calcext:value-type="string">
            <text:p>"201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237583216770179" calcext:value-type="float">
            <text:p>-0.237583216770179</text:p>
          </table:table-cell>
        </table:table-row>
        <table:table-row table:style-name="ro1">
          <table:table-cell office:value-type="string" calcext:value-type="string">
            <text:p>"201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CopaNS_Arbutus"</text:p>
          </table:table-cell>
          <table:table-cell office:value-type="float" office:value="0.4081173555538" calcext:value-type="float">
            <text:p>0.4081173555538</text:p>
          </table:table-cell>
        </table:table-row>
        <table:table-row table:style-name="ro1">
          <table:table-cell office:value-type="string" calcext:value-type="string">
            <text:p>"2019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193844320380742" calcext:value-type="float">
            <text:p>-0.193844320380742</text:p>
          </table:table-cell>
        </table:table-row>
        <table:table-row table:style-name="ro1">
          <table:table-cell office:value-type="string" calcext:value-type="string">
            <text:p>"20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bies"</text:p>
          </table:table-cell>
          <table:table-cell office:value-type="float" office:value="-0.0888414759742744" calcext:value-type="float">
            <text:p>-0.088841475974274</text:p>
          </table:table-cell>
        </table:table-row>
        <table:table-row table:style-name="ro1">
          <table:table-cell office:value-type="string" calcext:value-type="string">
            <text:p>"202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CopaNS_Arbutus"</text:p>
          </table:table-cell>
          <table:table-cell office:value-type="float" office:value="-0.361464755558118" calcext:value-type="float">
            <text:p>-0.361464755558118</text:p>
          </table:table-cell>
        </table:table-row>
        <table:table-row table:style-name="ro1">
          <table:table-cell office:value-type="string" calcext:value-type="string">
            <text:p>"202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283340277069112" calcext:value-type="float">
            <text:p>-0.283340277069112</text:p>
          </table:table-cell>
        </table:table-row>
        <table:table-row table:style-name="ro1">
          <table:table-cell office:value-type="string" calcext:value-type="string">
            <text:p>"202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paNS_Arbutus"</text:p>
          </table:table-cell>
          <table:table-cell office:value-type="float" office:value="-0.236534170903105" calcext:value-type="float">
            <text:p>-0.236534170903105</text:p>
          </table:table-cell>
        </table:table-row>
        <table:table-row table:style-name="ro1">
          <table:table-cell table:style-name="ce1" office:value-type="string" calcext:value-type="string">
            <text:p>"2023"</text:p>
          </table:table-cell>
          <table:table-cell table:style-name="ce1" office:value-type="string" calcext:value-type="string">
            <text:p>"mean_coberturacopa_Arbutus"</text:p>
          </table:table-cell>
          <table:table-cell table:style-name="ce1" office:value-type="string" calcext:value-type="string">
            <text:p>"mean_CopaNS_Arbutus"</text:p>
          </table:table-cell>
          <table:table-cell table:style-name="ce1" office:value-type="float" office:value="0.932951709077663" calcext:value-type="float">
            <text:p>0.932951709077663</text:p>
          </table:table-cell>
        </table:table-row>
        <table:table-row table:style-name="ro1">
          <table:table-cell office:value-type="string" calcext:value-type="string">
            <text:p>"202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paNS_Arbutus"</text:p>
          </table:table-cell>
          <table:table-cell office:value-type="float" office:value="0.414349665089507" calcext:value-type="float">
            <text:p>0.414349665089507</text:p>
          </table:table-cell>
        </table:table-row>
        <table:table-row table:style-name="ro1">
          <table:table-cell office:value-type="string" calcext:value-type="string">
            <text:p>"202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228460533912234" calcext:value-type="float">
            <text:p>-0.228460533912234</text:p>
          </table:table-cell>
        </table:table-row>
        <table:table-row table:style-name="ro1">
          <table:table-cell office:value-type="string" calcext:value-type="string">
            <text:p>"202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paNS_Arbutus"</text:p>
          </table:table-cell>
          <table:table-cell office:value-type="float" office:value="0.314183390962559" calcext:value-type="float">
            <text:p>0.314183390962559</text:p>
          </table:table-cell>
        </table:table-row>
        <table:table-row table:style-name="ro1">
          <table:table-cell office:value-type="string" calcext:value-type="string">
            <text:p>"202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193037645841617" calcext:value-type="float">
            <text:p>-0.193037645841617</text:p>
          </table:table-cell>
        </table:table-row>
        <table:table-row table:style-name="ro1">
          <table:table-cell office:value-type="string" calcext:value-type="string">
            <text:p>"202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paNS_Arbutus"</text:p>
          </table:table-cell>
          <table:table-cell office:value-type="float" office:value="-0.254456430370753" calcext:value-type="float">
            <text:p>-0.254456430370753</text:p>
          </table:table-cell>
        </table:table-row>
        <table:table-row table:style-name="ro1">
          <table:table-cell office:value-type="string" calcext:value-type="string">
            <text:p>"202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280614267869506" calcext:value-type="float">
            <text:p>-0.280614267869506</text:p>
          </table:table-cell>
        </table:table-row>
        <table:table-row table:style-name="ro1">
          <table:table-cell office:value-type="string" calcext:value-type="string">
            <text:p>"20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bies"</text:p>
          </table:table-cell>
          <table:table-cell office:value-type="float" office:value="0.227918235436961" calcext:value-type="float">
            <text:p>0.227918235436961</text:p>
          </table:table-cell>
        </table:table-row>
        <table:table-row table:style-name="ro1">
          <table:table-cell office:value-type="string" calcext:value-type="string">
            <text:p>"203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paNS_Arbutus"</text:p>
          </table:table-cell>
          <table:table-cell office:value-type="float" office:value="-0.216901819238872" calcext:value-type="float">
            <text:p>-0.216901819238872</text:p>
          </table:table-cell>
        </table:table-row>
        <table:table-row table:style-name="ro1">
          <table:table-cell table:style-name="ce1" office:value-type="string" calcext:value-type="string">
            <text:p>"2031"</text:p>
          </table:table-cell>
          <table:table-cell table:style-name="ce1" office:value-type="string" calcext:value-type="string">
            <text:p>"mean_areabasal_Arbutus"</text:p>
          </table:table-cell>
          <table:table-cell table:style-name="ce1" office:value-type="string" calcext:value-type="string">
            <text:p>"mean_CopaNS_Arbutus"</text:p>
          </table:table-cell>
          <table:table-cell table:style-name="ce1" office:value-type="float" office:value="0.86303077217236" calcext:value-type="float">
            <text:p>0.86303077217236</text:p>
          </table:table-cell>
        </table:table-row>
        <table:table-row table:style-name="ro1">
          <table:table-cell office:value-type="string" calcext:value-type="string">
            <text:p>"203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paNS_Arbutus"</text:p>
          </table:table-cell>
          <table:table-cell office:value-type="float" office:value="0.199701430906782" calcext:value-type="float">
            <text:p>0.199701430906782</text:p>
          </table:table-cell>
        </table:table-row>
        <table:table-row table:style-name="ro1">
          <table:table-cell office:value-type="string" calcext:value-type="string">
            <text:p>"203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20094378717261" calcext:value-type="float">
            <text:p>-0.20094378717261</text:p>
          </table:table-cell>
        </table:table-row>
        <table:table-row table:style-name="ro1">
          <table:table-cell office:value-type="string" calcext:value-type="string">
            <text:p>"203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paNS_Arbutus"</text:p>
          </table:table-cell>
          <table:table-cell office:value-type="float" office:value="0.388806039542252" calcext:value-type="float">
            <text:p>0.388806039542252</text:p>
          </table:table-cell>
        </table:table-row>
        <table:table-row table:style-name="ro1">
          <table:table-cell office:value-type="string" calcext:value-type="string">
            <text:p>"203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paNS_Arbutus"</text:p>
          </table:table-cell>
          <table:table-cell office:value-type="float" office:value="-0.19418111451031" calcext:value-type="float">
            <text:p>-0.19418111451031</text:p>
          </table:table-cell>
        </table:table-row>
        <table:table-row table:style-name="ro1">
          <table:table-cell office:value-type="string" calcext:value-type="string">
            <text:p>"2037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mean_CopaNS_Quercus"</text:p>
          </table:table-cell>
          <table:table-cell office:value-type="float" office:value="0.0317497908973891" calcext:value-type="float">
            <text:p>0.031749790897389</text:p>
          </table:table-cell>
        </table:table-row>
        <table:table-row table:style-name="ro1">
          <table:table-cell office:value-type="string" calcext:value-type="string">
            <text:p>"2038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CopaNS_Quercus"</text:p>
          </table:table-cell>
          <table:table-cell office:value-type="float" office:value="0.463700160968856" calcext:value-type="float">
            <text:p>0.463700160968856</text:p>
          </table:table-cell>
        </table:table-row>
        <table:table-row table:style-name="ro1">
          <table:table-cell office:value-type="string" calcext:value-type="string">
            <text:p>"2039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CopaNS_Quercus"</text:p>
          </table:table-cell>
          <table:table-cell office:value-type="float" office:value="0.136484844755418" calcext:value-type="float">
            <text:p>0.136484844755418</text:p>
          </table:table-cell>
        </table:table-row>
        <table:table-row table:style-name="ro1">
          <table:table-cell office:value-type="string" calcext:value-type="string">
            <text:p>"20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bies"</text:p>
          </table:table-cell>
          <table:table-cell office:value-type="float" office:value="-0.316049801704055" calcext:value-type="float">
            <text:p>-0.316049801704055</text:p>
          </table:table-cell>
        </table:table-row>
        <table:table-row table:style-name="ro1">
          <table:table-cell office:value-type="string" calcext:value-type="string">
            <text:p>"2040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CopaNS_Quercus"</text:p>
          </table:table-cell>
          <table:table-cell office:value-type="float" office:value="-0.347437295224269" calcext:value-type="float">
            <text:p>-0.347437295224269</text:p>
          </table:table-cell>
        </table:table-row>
        <table:table-row table:style-name="ro1">
          <table:table-cell office:value-type="string" calcext:value-type="string">
            <text:p>"2041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CopaNS_Quercus"</text:p>
          </table:table-cell>
          <table:table-cell office:value-type="float" office:value="-0.286382240439168" calcext:value-type="float">
            <text:p>-0.286382240439168</text:p>
          </table:table-cell>
        </table:table-row>
        <table:table-row table:style-name="ro1">
          <table:table-cell office:value-type="string" calcext:value-type="string">
            <text:p>"2042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CopaNS_Quercus"</text:p>
          </table:table-cell>
          <table:table-cell office:value-type="float" office:value="-0.215044993187341" calcext:value-type="float">
            <text:p>-0.215044993187341</text:p>
          </table:table-cell>
        </table:table-row>
        <table:table-row table:style-name="ro1">
          <table:table-cell office:value-type="string" calcext:value-type="string">
            <text:p>"2043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CopaNS_Quercus"</text:p>
          </table:table-cell>
          <table:table-cell office:value-type="float" office:value="0.419188681271547" calcext:value-type="float">
            <text:p>0.419188681271547</text:p>
          </table:table-cell>
        </table:table-row>
        <table:table-row table:style-name="ro1">
          <table:table-cell table:style-name="ce1" office:value-type="string" calcext:value-type="string">
            <text:p>"2044"</text:p>
          </table:table-cell>
          <table:table-cell table:style-name="ce1" office:value-type="string" calcext:value-type="string">
            <text:p>"mean_distanciacopas_Quercus"</text:p>
          </table:table-cell>
          <table:table-cell table:style-name="ce1" office:value-type="string" calcext:value-type="string">
            <text:p>"mean_CopaNS_Quercus"</text:p>
          </table:table-cell>
          <table:table-cell table:style-name="ce1" office:value-type="float" office:value="0.990930247077367" calcext:value-type="float">
            <text:p>0.990930247077367</text:p>
          </table:table-cell>
        </table:table-row>
        <table:table-row table:style-name="ro1">
          <table:table-cell office:value-type="string" calcext:value-type="string">
            <text:p>"2045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CopaNS_Quercus"</text:p>
          </table:table-cell>
          <table:table-cell office:value-type="float" office:value="0.0376472578984234" calcext:value-type="float">
            <text:p>0.037647257898423</text:p>
          </table:table-cell>
        </table:table-row>
        <table:table-row table:style-name="ro1">
          <table:table-cell office:value-type="string" calcext:value-type="string">
            <text:p>"2046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CopaNS_Quercus"</text:p>
          </table:table-cell>
          <table:table-cell office:value-type="float" office:value="0.493542650203066" calcext:value-type="float">
            <text:p>0.493542650203066</text:p>
          </table:table-cell>
        </table:table-row>
        <table:table-row table:style-name="ro1">
          <table:table-cell office:value-type="string" calcext:value-type="string">
            <text:p>"2047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CopaNS_Quercus"</text:p>
          </table:table-cell>
          <table:table-cell office:value-type="float" office:value="0.142373393121261" calcext:value-type="float">
            <text:p>0.142373393121261</text:p>
          </table:table-cell>
        </table:table-row>
        <table:table-row table:style-name="ro1">
          <table:table-cell office:value-type="string" calcext:value-type="string">
            <text:p>"2048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CopaNS_Quercus"</text:p>
          </table:table-cell>
          <table:table-cell office:value-type="float" office:value="-0.372335294854438" calcext:value-type="float">
            <text:p>-0.372335294854438</text:p>
          </table:table-cell>
        </table:table-row>
        <table:table-row table:style-name="ro1">
          <table:table-cell office:value-type="string" calcext:value-type="string">
            <text:p>"2049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CopaNS_Quercus"</text:p>
          </table:table-cell>
          <table:table-cell office:value-type="float" office:value="-0.286218395142807" calcext:value-type="float">
            <text:p>-0.286218395142807</text:p>
          </table:table-cell>
        </table:table-row>
        <table:table-row table:style-name="ro1">
          <table:table-cell office:value-type="string" calcext:value-type="string">
            <text:p>"20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bies"</text:p>
          </table:table-cell>
          <table:table-cell office:value-type="float" office:value="-0.448509867521856" calcext:value-type="float">
            <text:p>-0.448509867521856</text:p>
          </table:table-cell>
        </table:table-row>
        <table:table-row table:style-name="ro1">
          <table:table-cell office:value-type="string" calcext:value-type="string">
            <text:p>"2050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CopaNS_Quercus"</text:p>
          </table:table-cell>
          <table:table-cell office:value-type="float" office:value="-0.215087847792625" calcext:value-type="float">
            <text:p>-0.215087847792625</text:p>
          </table:table-cell>
        </table:table-row>
        <table:table-row table:style-name="ro1">
          <table:table-cell office:value-type="string" calcext:value-type="string">
            <text:p>"2051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CopaNS_Quercus"</text:p>
          </table:table-cell>
          <table:table-cell office:value-type="float" office:value="0.419029066885739" calcext:value-type="float">
            <text:p>0.419029066885739</text:p>
          </table:table-cell>
        </table:table-row>
        <table:table-row table:style-name="ro1">
          <table:table-cell table:style-name="ce1" office:value-type="string" calcext:value-type="string">
            <text:p>"2052"</text:p>
          </table:table-cell>
          <table:table-cell table:style-name="ce1" office:value-type="string" calcext:value-type="string">
            <text:p>"mean_diamcopa_Quercus"</text:p>
          </table:table-cell>
          <table:table-cell table:style-name="ce1" office:value-type="string" calcext:value-type="string">
            <text:p>"mean_CopaNS_Quercus"</text:p>
          </table:table-cell>
          <table:table-cell table:style-name="ce1" office:value-type="float" office:value="0.990880215785262" calcext:value-type="float">
            <text:p>0.990880215785262</text:p>
          </table:table-cell>
        </table:table-row>
        <table:table-row table:style-name="ro1">
          <table:table-cell office:value-type="string" calcext:value-type="string">
            <text:p>"205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CopaNS_Quercus"</text:p>
          </table:table-cell>
          <table:table-cell office:value-type="float" office:value="0.0376477790770676" calcext:value-type="float">
            <text:p>0.037647779077068</text:p>
          </table:table-cell>
        </table:table-row>
        <table:table-row table:style-name="ro1">
          <table:table-cell office:value-type="string" calcext:value-type="string">
            <text:p>"205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CopaNS_Quercus"</text:p>
          </table:table-cell>
          <table:table-cell office:value-type="float" office:value="0.493678106760143" calcext:value-type="float">
            <text:p>0.493678106760143</text:p>
          </table:table-cell>
        </table:table-row>
        <table:table-row table:style-name="ro1">
          <table:table-cell office:value-type="string" calcext:value-type="string">
            <text:p>"2055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CopaNS_Quercus"</text:p>
          </table:table-cell>
          <table:table-cell office:value-type="float" office:value="0.142439950988979" calcext:value-type="float">
            <text:p>0.142439950988979</text:p>
          </table:table-cell>
        </table:table-row>
        <table:table-row table:style-name="ro1">
          <table:table-cell office:value-type="string" calcext:value-type="string">
            <text:p>"205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CopaNS_Quercus"</text:p>
          </table:table-cell>
          <table:table-cell office:value-type="float" office:value="-0.280863549998032" calcext:value-type="float">
            <text:p>-0.280863549998032</text:p>
          </table:table-cell>
        </table:table-row>
        <table:table-row table:style-name="ro1">
          <table:table-cell office:value-type="string" calcext:value-type="string">
            <text:p>"205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paNS_Quercus"</text:p>
          </table:table-cell>
          <table:table-cell office:value-type="float" office:value="-0.2431807922523" calcext:value-type="float">
            <text:p>-0.2431807922523</text:p>
          </table:table-cell>
        </table:table-row>
        <table:table-row table:style-name="ro1">
          <table:table-cell office:value-type="string" calcext:value-type="string">
            <text:p>"205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paNS_Quercus"</text:p>
          </table:table-cell>
          <table:table-cell office:value-type="float" office:value="-0.206262173638773" calcext:value-type="float">
            <text:p>-0.206262173638773</text:p>
          </table:table-cell>
        </table:table-row>
        <table:table-row table:style-name="ro1">
          <table:table-cell office:value-type="string" calcext:value-type="string">
            <text:p>"205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paNS_Quercus"</text:p>
          </table:table-cell>
          <table:table-cell office:value-type="float" office:value="0.340115341532253" calcext:value-type="float">
            <text:p>0.340115341532253</text:p>
          </table:table-cell>
        </table:table-row>
        <table:table-row table:style-name="ro1">
          <table:table-cell office:value-type="string" calcext:value-type="string">
            <text:p>"20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bies"</text:p>
          </table:table-cell>
          <table:table-cell office:value-type="float" office:value="0.0403485526011919" calcext:value-type="float">
            <text:p>0.040348552601192</text:p>
          </table:table-cell>
        </table:table-row>
        <table:table-row table:style-name="ro1">
          <table:table-cell table:style-name="ce1" office:value-type="string" calcext:value-type="string">
            <text:p>"2060"</text:p>
          </table:table-cell>
          <table:table-cell table:style-name="ce1" office:value-type="string" calcext:value-type="string">
            <text:p>"mean_coberturacopa_Quercus"</text:p>
          </table:table-cell>
          <table:table-cell table:style-name="ce1" office:value-type="string" calcext:value-type="string">
            <text:p>"mean_CopaNS_Quercus"</text:p>
          </table:table-cell>
          <table:table-cell table:style-name="ce1" office:value-type="float" office:value="0.924559211650683" calcext:value-type="float">
            <text:p>0.924559211650683</text:p>
          </table:table-cell>
        </table:table-row>
        <table:table-row table:style-name="ro1">
          <table:table-cell office:value-type="string" calcext:value-type="string">
            <text:p>"206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paNS_Quercus"</text:p>
          </table:table-cell>
          <table:table-cell office:value-type="float" office:value="0.0416622147182408" calcext:value-type="float">
            <text:p>0.041662214718241</text:p>
          </table:table-cell>
        </table:table-row>
        <table:table-row table:style-name="ro1">
          <table:table-cell office:value-type="string" calcext:value-type="string">
            <text:p>"206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paNS_Quercus"</text:p>
          </table:table-cell>
          <table:table-cell office:value-type="float" office:value="0.44524152277873" calcext:value-type="float">
            <text:p>0.44524152277873</text:p>
          </table:table-cell>
        </table:table-row>
        <table:table-row table:style-name="ro1">
          <table:table-cell office:value-type="string" calcext:value-type="string">
            <text:p>"206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paNS_Quercus"</text:p>
          </table:table-cell>
          <table:table-cell office:value-type="float" office:value="0.136099821421128" calcext:value-type="float">
            <text:p>0.136099821421128</text:p>
          </table:table-cell>
        </table:table-row>
        <table:table-row table:style-name="ro1">
          <table:table-cell office:value-type="string" calcext:value-type="string">
            <text:p>"2064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paNS_Quercus"</text:p>
          </table:table-cell>
          <table:table-cell office:value-type="float" office:value="-0.124341878943152" calcext:value-type="float">
            <text:p>-0.124341878943152</text:p>
          </table:table-cell>
        </table:table-row>
        <table:table-row table:style-name="ro1">
          <table:table-cell office:value-type="string" calcext:value-type="string">
            <text:p>"206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paNS_Quercus"</text:p>
          </table:table-cell>
          <table:table-cell office:value-type="float" office:value="-0.27144953846152" calcext:value-type="float">
            <text:p>-0.27144953846152</text:p>
          </table:table-cell>
        </table:table-row>
        <table:table-row table:style-name="ro1">
          <table:table-cell office:value-type="string" calcext:value-type="string">
            <text:p>"206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paNS_Quercus"</text:p>
          </table:table-cell>
          <table:table-cell office:value-type="float" office:value="-0.0996708104599399" calcext:value-type="float">
            <text:p>-0.09967081045994</text:p>
          </table:table-cell>
        </table:table-row>
        <table:table-row table:style-name="ro1">
          <table:table-cell office:value-type="string" calcext:value-type="string">
            <text:p>"206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paNS_Quercus"</text:p>
          </table:table-cell>
          <table:table-cell office:value-type="float" office:value="0.369044700939373" calcext:value-type="float">
            <text:p>0.369044700939373</text:p>
          </table:table-cell>
        </table:table-row>
        <table:table-row table:style-name="ro1">
          <table:table-cell table:style-name="ce1" office:value-type="string" calcext:value-type="string">
            <text:p>"2068"</text:p>
          </table:table-cell>
          <table:table-cell table:style-name="ce1" office:value-type="string" calcext:value-type="string">
            <text:p>"mean_areabasal_Quercus"</text:p>
          </table:table-cell>
          <table:table-cell table:style-name="ce1" office:value-type="string" calcext:value-type="string">
            <text:p>"mean_CopaNS_Quercus"</text:p>
          </table:table-cell>
          <table:table-cell table:style-name="ce1" office:value-type="float" office:value="0.831558568305087" calcext:value-type="float">
            <text:p>0.831558568305087</text:p>
          </table:table-cell>
        </table:table-row>
        <table:table-row table:style-name="ro1">
          <table:table-cell office:value-type="string" calcext:value-type="string">
            <text:p>"206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paNS_Quercus"</text:p>
          </table:table-cell>
          <table:table-cell office:value-type="float" office:value="0.0054316334824735" calcext:value-type="float">
            <text:p>0.005431633482474</text:p>
          </table:table-cell>
        </table:table-row>
        <table:table-row table:style-name="ro1">
          <table:table-cell office:value-type="string" calcext:value-type="string">
            <text:p>"20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bies"</text:p>
          </table:table-cell>
          <table:table-cell office:value-type="float" office:value="-0.189448558170214" calcext:value-type="float">
            <text:p>-0.189448558170214</text:p>
          </table:table-cell>
        </table:table-row>
        <table:table-row table:style-name="ro1">
          <table:table-cell office:value-type="string" calcext:value-type="string">
            <text:p>"207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paNS_Quercus"</text:p>
          </table:table-cell>
          <table:table-cell office:value-type="float" office:value="0.475306640290888" calcext:value-type="float">
            <text:p>0.475306640290888</text:p>
          </table:table-cell>
        </table:table-row>
        <table:table-row table:style-name="ro1">
          <table:table-cell office:value-type="string" calcext:value-type="string">
            <text:p>"207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paNS_Quercus"</text:p>
          </table:table-cell>
          <table:table-cell office:value-type="float" office:value="0.149502163412834" calcext:value-type="float">
            <text:p>0.149502163412834</text:p>
          </table:table-cell>
        </table:table-row>
        <table:table-row table:style-name="ro1">
          <table:table-cell office:value-type="string" calcext:value-type="string">
            <text:p>"2073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mean_CopaNS_Alnus"</text:p>
          </table:table-cell>
          <table:table-cell office:value-type="float" office:value="-0.132833174173412" calcext:value-type="float">
            <text:p>-0.132833174173412</text:p>
          </table:table-cell>
        </table:table-row>
        <table:table-row table:style-name="ro1">
          <table:table-cell office:value-type="string" calcext:value-type="string">
            <text:p>"2074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CopaNS_Alnus"</text:p>
          </table:table-cell>
          <table:table-cell office:value-type="float" office:value="-0.0711716510544566" calcext:value-type="float">
            <text:p>-0.071171651054457</text:p>
          </table:table-cell>
        </table:table-row>
        <table:table-row table:style-name="ro1">
          <table:table-cell office:value-type="string" calcext:value-type="string">
            <text:p>"2075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CopaNS_Alnus"</text:p>
          </table:table-cell>
          <table:table-cell office:value-type="float" office:value="0.2103213026274" calcext:value-type="float">
            <text:p>0.2103213026274</text:p>
          </table:table-cell>
        </table:table-row>
        <table:table-row table:style-name="ro1">
          <table:table-cell office:value-type="string" calcext:value-type="string">
            <text:p>"2076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CopaNS_Alnus"</text:p>
          </table:table-cell>
          <table:table-cell office:value-type="float" office:value="0.246644195917317" calcext:value-type="float">
            <text:p>0.246644195917317</text:p>
          </table:table-cell>
        </table:table-row>
        <table:table-row table:style-name="ro1">
          <table:table-cell office:value-type="string" calcext:value-type="string">
            <text:p>"2077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CopaNS_Alnus"</text:p>
          </table:table-cell>
          <table:table-cell office:value-type="float" office:value="-0.0873853510796008" calcext:value-type="float">
            <text:p>-0.087385351079601</text:p>
          </table:table-cell>
        </table:table-row>
        <table:table-row table:style-name="ro1">
          <table:table-cell office:value-type="string" calcext:value-type="string">
            <text:p>"207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CopaNS_Alnus"</text:p>
          </table:table-cell>
          <table:table-cell office:value-type="float" office:value="-0.237449527200865" calcext:value-type="float">
            <text:p>-0.237449527200865</text:p>
          </table:table-cell>
        </table:table-row>
        <table:table-row table:style-name="ro1">
          <table:table-cell office:value-type="string" calcext:value-type="string">
            <text:p>"207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CopaNS_Alnus"</text:p>
          </table:table-cell>
          <table:table-cell office:value-type="float" office:value="0.00710612258823299" calcext:value-type="float">
            <text:p>0.007106122588233</text:p>
          </table:table-cell>
        </table:table-row>
        <table:table-row table:style-name="ro1">
          <table:table-cell office:value-type="string" calcext:value-type="string">
            <text:p>"20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bies"</text:p>
          </table:table-cell>
          <table:table-cell office:value-type="float" office:value="0.194148460488948" calcext:value-type="float">
            <text:p>0.194148460488948</text:p>
          </table:table-cell>
        </table:table-row>
        <table:table-row table:style-name="ro1">
          <table:table-cell table:style-name="ce1" office:value-type="string" calcext:value-type="string">
            <text:p>"2080"</text:p>
          </table:table-cell>
          <table:table-cell table:style-name="ce1" office:value-type="string" calcext:value-type="string">
            <text:p>"mean_distanciacopas_Alnus"</text:p>
          </table:table-cell>
          <table:table-cell table:style-name="ce1" office:value-type="string" calcext:value-type="string">
            <text:p>"mean_CopaNS_Alnus"</text:p>
          </table:table-cell>
          <table:table-cell table:style-name="ce1" office:value-type="float" office:value="0.99734594335432" calcext:value-type="float">
            <text:p>0.99734594335432</text:p>
          </table:table-cell>
        </table:table-row>
        <table:table-row table:style-name="ro1">
          <table:table-cell office:value-type="string" calcext:value-type="string">
            <text:p>"2081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CopaNS_Alnus"</text:p>
          </table:table-cell>
          <table:table-cell office:value-type="float" office:value="-0.133529675556957" calcext:value-type="float">
            <text:p>-0.133529675556957</text:p>
          </table:table-cell>
        </table:table-row>
        <table:table-row table:style-name="ro1">
          <table:table-cell office:value-type="string" calcext:value-type="string">
            <text:p>"208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CopaNS_Alnus"</text:p>
          </table:table-cell>
          <table:table-cell office:value-type="float" office:value="-0.071444195460764" calcext:value-type="float">
            <text:p>-0.071444195460764</text:p>
          </table:table-cell>
        </table:table-row>
        <table:table-row table:style-name="ro1">
          <table:table-cell office:value-type="string" calcext:value-type="string">
            <text:p>"208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CopaNS_Alnus"</text:p>
          </table:table-cell>
          <table:table-cell office:value-type="float" office:value="0.204405613854645" calcext:value-type="float">
            <text:p>0.204405613854645</text:p>
          </table:table-cell>
        </table:table-row>
        <table:table-row table:style-name="ro1">
          <table:table-cell office:value-type="string" calcext:value-type="string">
            <text:p>"2084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CopaNS_Alnus"</text:p>
          </table:table-cell>
          <table:table-cell office:value-type="float" office:value="0.246594178874781" calcext:value-type="float">
            <text:p>0.246594178874781</text:p>
          </table:table-cell>
        </table:table-row>
        <table:table-row table:style-name="ro1">
          <table:table-cell office:value-type="string" calcext:value-type="string">
            <text:p>"2085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CopaNS_Alnus"</text:p>
          </table:table-cell>
          <table:table-cell office:value-type="float" office:value="-0.0873746920166218" calcext:value-type="float">
            <text:p>-0.087374692016622</text:p>
          </table:table-cell>
        </table:table-row>
        <table:table-row table:style-name="ro1">
          <table:table-cell office:value-type="string" calcext:value-type="string">
            <text:p>"208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CopaNS_Alnus"</text:p>
          </table:table-cell>
          <table:table-cell office:value-type="float" office:value="-0.237462565717875" calcext:value-type="float">
            <text:p>-0.237462565717875</text:p>
          </table:table-cell>
        </table:table-row>
        <table:table-row table:style-name="ro1">
          <table:table-cell office:value-type="string" calcext:value-type="string">
            <text:p>"208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CopaNS_Alnus"</text:p>
          </table:table-cell>
          <table:table-cell office:value-type="float" office:value="0.00690712711738926" calcext:value-type="float">
            <text:p>0.006907127117389</text:p>
          </table:table-cell>
        </table:table-row>
        <table:table-row table:style-name="ro1">
          <table:table-cell table:style-name="ce1" office:value-type="string" calcext:value-type="string">
            <text:p>"2088"</text:p>
          </table:table-cell>
          <table:table-cell table:style-name="ce1" office:value-type="string" calcext:value-type="string">
            <text:p>"mean_diamcopa_Alnus"</text:p>
          </table:table-cell>
          <table:table-cell table:style-name="ce1" office:value-type="string" calcext:value-type="string">
            <text:p>"mean_CopaNS_Alnus"</text:p>
          </table:table-cell>
          <table:table-cell table:style-name="ce1" office:value-type="float" office:value="0.997346108115446" calcext:value-type="float">
            <text:p>0.997346108115446</text:p>
          </table:table-cell>
        </table:table-row>
        <table:table-row table:style-name="ro1">
          <table:table-cell office:value-type="string" calcext:value-type="string">
            <text:p>"2089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CopaNS_Alnus"</text:p>
          </table:table-cell>
          <table:table-cell office:value-type="float" office:value="-0.13352749525701" calcext:value-type="float">
            <text:p>-0.13352749525701</text:p>
          </table:table-cell>
        </table:table-row>
        <table:table-row table:style-name="ro1">
          <table:table-cell office:value-type="string" calcext:value-type="string">
            <text:p>"20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Abies"</text:p>
          </table:table-cell>
          <table:table-cell office:value-type="float" office:value="0.435921635995468" calcext:value-type="float">
            <text:p>0.435921635995468</text:p>
          </table:table-cell>
        </table:table-row>
        <table:table-row table:style-name="ro1">
          <table:table-cell office:value-type="string" calcext:value-type="string">
            <text:p>"209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CopaNS_Alnus"</text:p>
          </table:table-cell>
          <table:table-cell office:value-type="float" office:value="-0.0714464637916601" calcext:value-type="float">
            <text:p>-0.07144646379166</text:p>
          </table:table-cell>
        </table:table-row>
        <table:table-row table:style-name="ro1">
          <table:table-cell office:value-type="string" calcext:value-type="string">
            <text:p>"209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CopaNS_Alnus"</text:p>
          </table:table-cell>
          <table:table-cell office:value-type="float" office:value="0.209458674235316" calcext:value-type="float">
            <text:p>0.209458674235316</text:p>
          </table:table-cell>
        </table:table-row>
        <table:table-row table:style-name="ro1">
          <table:table-cell office:value-type="string" calcext:value-type="string">
            <text:p>"209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paNS_Alnus"</text:p>
          </table:table-cell>
          <table:table-cell office:value-type="float" office:value="0.334407787710483" calcext:value-type="float">
            <text:p>0.334407787710483</text:p>
          </table:table-cell>
        </table:table-row>
        <table:table-row table:style-name="ro1">
          <table:table-cell office:value-type="string" calcext:value-type="string">
            <text:p>"209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paNS_Alnus"</text:p>
          </table:table-cell>
          <table:table-cell office:value-type="float" office:value="-0.0871809400643032" calcext:value-type="float">
            <text:p>-0.087180940064303</text:p>
          </table:table-cell>
        </table:table-row>
        <table:table-row table:style-name="ro1">
          <table:table-cell office:value-type="string" calcext:value-type="string">
            <text:p>"209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paNS_Alnus"</text:p>
          </table:table-cell>
          <table:table-cell office:value-type="float" office:value="-0.181526129076666" calcext:value-type="float">
            <text:p>-0.181526129076666</text:p>
          </table:table-cell>
        </table:table-row>
        <table:table-row table:style-name="ro1">
          <table:table-cell office:value-type="string" calcext:value-type="string">
            <text:p>"209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paNS_Alnus"</text:p>
          </table:table-cell>
          <table:table-cell office:value-type="float" office:value="-0.0946340270063214" calcext:value-type="float">
            <text:p>-0.094634027006321</text:p>
          </table:table-cell>
        </table:table-row>
        <table:table-row table:style-name="ro1">
          <table:table-cell table:style-name="ce1" office:value-type="string" calcext:value-type="string">
            <text:p>"2096"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mean_CopaNS_Alnus"</text:p>
          </table:table-cell>
          <table:table-cell table:style-name="ce1" office:value-type="float" office:value="0.979440682142473" calcext:value-type="float">
            <text:p>0.979440682142473</text:p>
          </table:table-cell>
        </table:table-row>
        <table:table-row table:style-name="ro1">
          <table:table-cell office:value-type="string" calcext:value-type="string">
            <text:p>"209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paNS_Alnus"</text:p>
          </table:table-cell>
          <table:table-cell office:value-type="float" office:value="-0.108811532987439" calcext:value-type="float">
            <text:p>-0.108811532987439</text:p>
          </table:table-cell>
        </table:table-row>
        <table:table-row table:style-name="ro1">
          <table:table-cell office:value-type="string" calcext:value-type="string">
            <text:p>"209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paNS_Alnus"</text:p>
          </table:table-cell>
          <table:table-cell office:value-type="float" office:value="-0.0711491425024004" calcext:value-type="float">
            <text:p>-0.0711491425024</text:p>
          </table:table-cell>
        </table:table-row>
        <table:table-row table:style-name="ro1">
          <table:table-cell office:value-type="string" calcext:value-type="string">
            <text:p>"209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paNS_Alnus"</text:p>
          </table:table-cell>
          <table:table-cell office:value-type="float" office:value="0.479932253119795" calcext:value-type="float">
            <text:p>0.479932253119795</text:p>
          </table:table-cell>
        </table:table-row>
        <table:table-row table:style-name="ro1">
          <table:table-cell office:value-type="string" calcext:value-type="string">
            <text:p>"21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prop_conif"</text:p>
          </table:table-cell>
          <table:table-cell office:value-type="float" office:value="-0.216671479257411" calcext:value-type="float">
            <text:p>-0.216671479257411</text:p>
          </table:table-cell>
        </table:table-row>
        <table:table-row table:style-name="ro1">
          <table:table-cell office:value-type="string" calcext:value-type="string">
            <text:p>"21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Abies"</text:p>
          </table:table-cell>
          <table:table-cell office:value-type="float" office:value="-0.0288846524507192" calcext:value-type="float">
            <text:p>-0.028884652450719</text:p>
          </table:table-cell>
        </table:table-row>
        <table:table-row table:style-name="ro1">
          <table:table-cell office:value-type="string" calcext:value-type="string">
            <text:p>"210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paNS_Alnus"</text:p>
          </table:table-cell>
          <table:table-cell office:value-type="float" office:value="0.237224528197205" calcext:value-type="float">
            <text:p>0.237224528197205</text:p>
          </table:table-cell>
        </table:table-row>
        <table:table-row table:style-name="ro1">
          <table:table-cell office:value-type="string" calcext:value-type="string">
            <text:p>"210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paNS_Alnus"</text:p>
          </table:table-cell>
          <table:table-cell office:value-type="float" office:value="-0.0799449163336686" calcext:value-type="float">
            <text:p>-0.079944916333669</text:p>
          </table:table-cell>
        </table:table-row>
        <table:table-row table:style-name="ro1">
          <table:table-cell office:value-type="string" calcext:value-type="string">
            <text:p>"210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paNS_Alnus"</text:p>
          </table:table-cell>
          <table:table-cell office:value-type="float" office:value="-0.178627426182804" calcext:value-type="float">
            <text:p>-0.178627426182804</text:p>
          </table:table-cell>
        </table:table-row>
        <table:table-row table:style-name="ro1">
          <table:table-cell office:value-type="string" calcext:value-type="string">
            <text:p>"210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paNS_Alnus"</text:p>
          </table:table-cell>
          <table:table-cell office:value-type="float" office:value="-0.100958532833354" calcext:value-type="float">
            <text:p>-0.100958532833354</text:p>
          </table:table-cell>
        </table:table-row>
        <table:table-row table:style-name="ro1">
          <table:table-cell table:style-name="ce1" office:value-type="string" calcext:value-type="string">
            <text:p>"2104"</text:p>
          </table:table-cell>
          <table:table-cell table:style-name="ce1" office:value-type="string" calcext:value-type="string">
            <text:p>"mean_areabasal_Alnus"</text:p>
          </table:table-cell>
          <table:table-cell table:style-name="ce1" office:value-type="string" calcext:value-type="string">
            <text:p>"mean_CopaNS_Alnus"</text:p>
          </table:table-cell>
          <table:table-cell table:style-name="ce1" office:value-type="float" office:value="0.926057851164369" calcext:value-type="float">
            <text:p>0.926057851164369</text:p>
          </table:table-cell>
        </table:table-row>
        <table:table-row table:style-name="ro1">
          <table:table-cell office:value-type="string" calcext:value-type="string">
            <text:p>"210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paNS_Alnus"</text:p>
          </table:table-cell>
          <table:table-cell office:value-type="float" office:value="-0.116386302424258" calcext:value-type="float">
            <text:p>-0.116386302424258</text:p>
          </table:table-cell>
        </table:table-row>
        <table:table-row table:style-name="ro1">
          <table:table-cell office:value-type="string" calcext:value-type="string">
            <text:p>"210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paNS_Alnus"</text:p>
          </table:table-cell>
          <table:table-cell office:value-type="float" office:value="-0.0715705981977454" calcext:value-type="float">
            <text:p>-0.071570598197745</text:p>
          </table:table-cell>
        </table:table-row>
        <table:table-row table:style-name="ro1">
          <table:table-cell office:value-type="string" calcext:value-type="string">
            <text:p>"2108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08566384675442" calcext:value-type="float">
            <text:p>-0.108566384675442</text:p>
          </table:table-cell>
        </table:table-row>
        <table:table-row table:style-name="ro1">
          <table:table-cell office:value-type="string" calcext:value-type="string">
            <text:p>"2109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220585623842633" calcext:value-type="float">
            <text:p>-0.220585623842633</text:p>
          </table:table-cell>
        </table:table-row>
        <table:table-row table:style-name="ro1">
          <table:table-cell office:value-type="string" calcext:value-type="string">
            <text:p>"21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Abies"</text:p>
          </table:table-cell>
          <table:table-cell office:value-type="float" office:value="0.373138882706924" calcext:value-type="float">
            <text:p>0.373138882706924</text:p>
          </table:table-cell>
        </table:table-row>
        <table:table-row table:style-name="ro1">
          <table:table-cell office:value-type="string" calcext:value-type="string">
            <text:p>"2110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71386950040657" calcext:value-type="float">
            <text:p>-0.171386950040657</text:p>
          </table:table-cell>
        </table:table-row>
        <table:table-row table:style-name="ro1">
          <table:table-cell office:value-type="string" calcext:value-type="string">
            <text:p>"2111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33299024256827" calcext:value-type="float">
            <text:p>-0.133299024256827</text:p>
          </table:table-cell>
        </table:table-row>
        <table:table-row table:style-name="ro1">
          <table:table-cell office:value-type="string" calcext:value-type="string">
            <text:p>"2112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CopaNS_Juniperus"</text:p>
          </table:table-cell>
          <table:table-cell office:value-type="float" office:value="0.396754167161001" calcext:value-type="float">
            <text:p>0.396754167161001</text:p>
          </table:table-cell>
        </table:table-row>
        <table:table-row table:style-name="ro1">
          <table:table-cell office:value-type="string" calcext:value-type="string">
            <text:p>"2113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CopaNS_Juniperus"</text:p>
          </table:table-cell>
          <table:table-cell office:value-type="float" office:value="0.456213899674735" calcext:value-type="float">
            <text:p>0.456213899674735</text:p>
          </table:table-cell>
        </table:table-row>
        <table:table-row table:style-name="ro1">
          <table:table-cell office:value-type="string" calcext:value-type="string">
            <text:p>"2114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33562643127709" calcext:value-type="float">
            <text:p>-0.133562643127709</text:p>
          </table:table-cell>
        </table:table-row>
        <table:table-row table:style-name="ro1">
          <table:table-cell table:style-name="ce1" office:value-type="string" calcext:value-type="string">
            <text:p>"2115"</text:p>
          </table:table-cell>
          <table:table-cell table:style-name="ce1" office:value-type="string" calcext:value-type="string">
            <text:p>"mean_distanciacopas_Juniperus"</text:p>
          </table:table-cell>
          <table:table-cell table:style-name="ce1" office:value-type="string" calcext:value-type="string">
            <text:p>"mean_CopaNS_Juniperus"</text:p>
          </table:table-cell>
          <table:table-cell table:style-name="ce1" office:value-type="float" office:value="0.991017508642177" calcext:value-type="float">
            <text:p>0.991017508642177</text:p>
          </table:table-cell>
        </table:table-row>
        <table:table-row table:style-name="ro1">
          <table:table-cell office:value-type="string" calcext:value-type="string">
            <text:p>"2116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0898212830957" calcext:value-type="float">
            <text:p>-0.10898212830957</text:p>
          </table:table-cell>
        </table:table-row>
        <table:table-row table:style-name="ro1">
          <table:table-cell office:value-type="string" calcext:value-type="string">
            <text:p>"2117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226473751599917" calcext:value-type="float">
            <text:p>-0.226473751599917</text:p>
          </table:table-cell>
        </table:table-row>
        <table:table-row table:style-name="ro1">
          <table:table-cell office:value-type="string" calcext:value-type="string">
            <text:p>"2118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71304354260797" calcext:value-type="float">
            <text:p>-0.171304354260797</text:p>
          </table:table-cell>
        </table:table-row>
        <table:table-row table:style-name="ro1">
          <table:table-cell office:value-type="string" calcext:value-type="string">
            <text:p>"2119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33282764750205" calcext:value-type="float">
            <text:p>-0.133282764750205</text:p>
          </table:table-cell>
        </table:table-row>
        <table:table-row table:style-name="ro1">
          <table:table-cell office:value-type="string" calcext:value-type="string">
            <text:p>"21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Abies"</text:p>
          </table:table-cell>
          <table:table-cell office:value-type="float" office:value="-0.311002955393477" calcext:value-type="float">
            <text:p>-0.311002955393477</text:p>
          </table:table-cell>
        </table:table-row>
        <table:table-row table:style-name="ro1">
          <table:table-cell office:value-type="string" calcext:value-type="string">
            <text:p>"212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CopaNS_Juniperus"</text:p>
          </table:table-cell>
          <table:table-cell office:value-type="float" office:value="0.396581060025019" calcext:value-type="float">
            <text:p>0.396581060025019</text:p>
          </table:table-cell>
        </table:table-row>
        <table:table-row table:style-name="ro1">
          <table:table-cell office:value-type="string" calcext:value-type="string">
            <text:p>"2121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CopaNS_Juniperus"</text:p>
          </table:table-cell>
          <table:table-cell office:value-type="float" office:value="0.456290192014773" calcext:value-type="float">
            <text:p>0.456290192014773</text:p>
          </table:table-cell>
        </table:table-row>
        <table:table-row table:style-name="ro1">
          <table:table-cell office:value-type="string" calcext:value-type="string">
            <text:p>"2122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33577020139723" calcext:value-type="float">
            <text:p>-0.133577020139723</text:p>
          </table:table-cell>
        </table:table-row>
        <table:table-row table:style-name="ro1">
          <table:table-cell table:style-name="ce1" office:value-type="string" calcext:value-type="string">
            <text:p>"2123"</text:p>
          </table:table-cell>
          <table:table-cell table:style-name="ce1" office:value-type="string" calcext:value-type="string">
            <text:p>"mean_diamcopa_Juniperus"</text:p>
          </table:table-cell>
          <table:table-cell table:style-name="ce1" office:value-type="string" calcext:value-type="string">
            <text:p>"mean_CopaNS_Juniperus"</text:p>
          </table:table-cell>
          <table:table-cell table:style-name="ce1" office:value-type="float" office:value="0.99099111106651" calcext:value-type="float">
            <text:p>0.99099111106651</text:p>
          </table:table-cell>
        </table:table-row>
        <table:table-row table:style-name="ro1">
          <table:table-cell office:value-type="string" calcext:value-type="string">
            <text:p>"212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08985588458112" calcext:value-type="float">
            <text:p>-0.108985588458112</text:p>
          </table:table-cell>
        </table:table-row>
        <table:table-row table:style-name="ro1">
          <table:table-cell office:value-type="string" calcext:value-type="string">
            <text:p>"212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203227254809386" calcext:value-type="float">
            <text:p>-0.203227254809386</text:p>
          </table:table-cell>
        </table:table-row>
        <table:table-row table:style-name="ro1">
          <table:table-cell office:value-type="string" calcext:value-type="string">
            <text:p>"2126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72363494570224" calcext:value-type="float">
            <text:p>-0.172363494570224</text:p>
          </table:table-cell>
        </table:table-row>
        <table:table-row table:style-name="ro1">
          <table:table-cell office:value-type="string" calcext:value-type="string">
            <text:p>"2127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32987212396488" calcext:value-type="float">
            <text:p>-0.132987212396488</text:p>
          </table:table-cell>
        </table:table-row>
        <table:table-row table:style-name="ro1">
          <table:table-cell office:value-type="string" calcext:value-type="string">
            <text:p>"212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paNS_Juniperus"</text:p>
          </table:table-cell>
          <table:table-cell office:value-type="float" office:value="0.385723368653346" calcext:value-type="float">
            <text:p>0.385723368653346</text:p>
          </table:table-cell>
        </table:table-row>
        <table:table-row table:style-name="ro1">
          <table:table-cell office:value-type="string" calcext:value-type="string">
            <text:p>"212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paNS_Juniperus"</text:p>
          </table:table-cell>
          <table:table-cell office:value-type="float" office:value="0.598235678563155" calcext:value-type="float">
            <text:p>0.598235678563155</text:p>
          </table:table-cell>
        </table:table-row>
        <table:table-row table:style-name="ro1">
          <table:table-cell office:value-type="string" calcext:value-type="string">
            <text:p>"21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Abies"</text:p>
          </table:table-cell>
          <table:table-cell office:value-type="float" office:value="-0.378803905321624" calcext:value-type="float">
            <text:p>-0.378803905321624</text:p>
          </table:table-cell>
        </table:table-row>
        <table:table-row table:style-name="ro1">
          <table:table-cell office:value-type="string" calcext:value-type="string">
            <text:p>"213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28447950803892" calcext:value-type="float">
            <text:p>-0.128447950803892</text:p>
          </table:table-cell>
        </table:table-row>
        <table:table-row table:style-name="ro1">
          <table:table-cell table:style-name="ce1" office:value-type="string" calcext:value-type="string">
            <text:p>"2131"</text:p>
          </table:table-cell>
          <table:table-cell table:style-name="ce1" office:value-type="string" calcext:value-type="string">
            <text:p>"mean_coberturacopa_Juniperus"</text:p>
          </table:table-cell>
          <table:table-cell table:style-name="ce1" office:value-type="string" calcext:value-type="string">
            <text:p>"mean_CopaNS_Juniperus"</text:p>
          </table:table-cell>
          <table:table-cell table:style-name="ce1" office:value-type="float" office:value="0.933734195048625" calcext:value-type="float">
            <text:p>0.933734195048625</text:p>
          </table:table-cell>
        </table:table-row>
        <table:table-row table:style-name="ro1">
          <table:table-cell office:value-type="string" calcext:value-type="string">
            <text:p>"213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08532049767022" calcext:value-type="float">
            <text:p>-0.108532049767022</text:p>
          </table:table-cell>
        </table:table-row>
        <table:table-row table:style-name="ro1">
          <table:table-cell office:value-type="string" calcext:value-type="string">
            <text:p>"213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43063690215101" calcext:value-type="float">
            <text:p>-0.143063690215101</text:p>
          </table:table-cell>
        </table:table-row>
        <table:table-row table:style-name="ro1">
          <table:table-cell office:value-type="string" calcext:value-type="string">
            <text:p>"213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21061986155125" calcext:value-type="float">
            <text:p>-0.21061986155125</text:p>
          </table:table-cell>
        </table:table-row>
        <table:table-row table:style-name="ro1">
          <table:table-cell office:value-type="string" calcext:value-type="string">
            <text:p>"213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21949265064627" calcext:value-type="float">
            <text:p>-0.121949265064627</text:p>
          </table:table-cell>
        </table:table-row>
        <table:table-row table:style-name="ro1">
          <table:table-cell office:value-type="string" calcext:value-type="string">
            <text:p>"213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paNS_Juniperus"</text:p>
          </table:table-cell>
          <table:table-cell office:value-type="float" office:value="0.265874985254768" calcext:value-type="float">
            <text:p>0.265874985254768</text:p>
          </table:table-cell>
        </table:table-row>
        <table:table-row table:style-name="ro1">
          <table:table-cell office:value-type="string" calcext:value-type="string">
            <text:p>"213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paNS_Juniperus"</text:p>
          </table:table-cell>
          <table:table-cell office:value-type="float" office:value="0.343571983150717" calcext:value-type="float">
            <text:p>0.343571983150717</text:p>
          </table:table-cell>
        </table:table-row>
        <table:table-row table:style-name="ro1">
          <table:table-cell office:value-type="string" calcext:value-type="string">
            <text:p>"213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12977139846003" calcext:value-type="float">
            <text:p>-0.112977139846003</text:p>
          </table:table-cell>
        </table:table-row>
        <table:table-row table:style-name="ro1">
          <table:table-cell table:style-name="ce1" office:value-type="string" calcext:value-type="string">
            <text:p>"2139"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mean_CopaNS_Juniperus"</text:p>
          </table:table-cell>
          <table:table-cell table:style-name="ce1" office:value-type="float" office:value="0.93807846183908" calcext:value-type="float">
            <text:p>0.93807846183908</text:p>
          </table:table-cell>
        </table:table-row>
        <table:table-row table:style-name="ro1">
          <table:table-cell office:value-type="string" calcext:value-type="string">
            <text:p>"21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Abies"</text:p>
          </table:table-cell>
          <table:table-cell office:value-type="float" office:value="0.124790787192716" calcext:value-type="float">
            <text:p>0.124790787192716</text:p>
          </table:table-cell>
        </table:table-row>
        <table:table-row table:style-name="ro1">
          <table:table-cell office:value-type="string" calcext:value-type="string">
            <text:p>"214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paNS_Juniperus"</text:p>
          </table:table-cell>
          <table:table-cell office:value-type="float" office:value="-0.109174945083719" calcext:value-type="float">
            <text:p>-0.109174945083719</text:p>
          </table:table-cell>
        </table:table-row>
        <table:table-row table:style-name="ro1">
          <table:table-cell office:value-type="string" calcext:value-type="string">
            <text:p>"2142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mean_CopaNS_Prunus"</text:p>
          </table:table-cell>
          <table:table-cell office:value-type="float" office:value="0.164685320375774" calcext:value-type="float">
            <text:p>0.164685320375774</text:p>
          </table:table-cell>
        </table:table-row>
        <table:table-row table:style-name="ro1">
          <table:table-cell office:value-type="string" calcext:value-type="string">
            <text:p>"2143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CopaNS_Prunus"</text:p>
          </table:table-cell>
          <table:table-cell office:value-type="float" office:value="-0.013556563236462" calcext:value-type="float">
            <text:p>-0.013556563236462</text:p>
          </table:table-cell>
        </table:table-row>
        <table:table-row table:style-name="ro1">
          <table:table-cell office:value-type="string" calcext:value-type="string">
            <text:p>"2144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CopaNS_Prunus"</text:p>
          </table:table-cell>
          <table:table-cell office:value-type="float" office:value="-0.0714212522537568" calcext:value-type="float">
            <text:p>-0.071421252253757</text:p>
          </table:table-cell>
        </table:table-row>
        <table:table-row table:style-name="ro1">
          <table:table-cell office:value-type="string" calcext:value-type="string">
            <text:p>"2145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CopaNS_Prunus"</text:p>
          </table:table-cell>
          <table:table-cell office:value-type="float" office:value="-0.194070772391817" calcext:value-type="float">
            <text:p>-0.194070772391817</text:p>
          </table:table-cell>
        </table:table-row>
        <table:table-row table:style-name="ro1">
          <table:table-cell office:value-type="string" calcext:value-type="string">
            <text:p>"2146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CopaNS_Prunus"</text:p>
          </table:table-cell>
          <table:table-cell office:value-type="float" office:value="0.121157065036503" calcext:value-type="float">
            <text:p>0.121157065036503</text:p>
          </table:table-cell>
        </table:table-row>
        <table:table-row table:style-name="ro1">
          <table:table-cell office:value-type="string" calcext:value-type="string">
            <text:p>"2147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CopaNS_Prunus"</text:p>
          </table:table-cell>
          <table:table-cell office:value-type="float" office:value="-0.0715624985230451" calcext:value-type="float">
            <text:p>-0.071562498523045</text:p>
          </table:table-cell>
        </table:table-row>
        <table:table-row table:style-name="ro1">
          <table:table-cell office:value-type="string" calcext:value-type="string">
            <text:p>"2148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CopaNS_Prunus"</text:p>
          </table:table-cell>
          <table:table-cell office:value-type="float" office:value="-0.109135644859153" calcext:value-type="float">
            <text:p>-0.109135644859153</text:p>
          </table:table-cell>
        </table:table-row>
        <table:table-row table:style-name="ro1">
          <table:table-cell table:style-name="ce1" office:value-type="string" calcext:value-type="string">
            <text:p>"2149"</text:p>
          </table:table-cell>
          <table:table-cell table:style-name="ce1" office:value-type="string" calcext:value-type="string">
            <text:p>"mean_distanciacopas_Prunus"</text:p>
          </table:table-cell>
          <table:table-cell table:style-name="ce1" office:value-type="string" calcext:value-type="string">
            <text:p>"mean_CopaNS_Prunus"</text:p>
          </table:table-cell>
          <table:table-cell table:style-name="ce1" office:value-type="float" office:value="0.998933276629852" calcext:value-type="float">
            <text:p>0.998933276629852</text:p>
          </table:table-cell>
        </table:table-row>
        <table:table-row table:style-name="ro1">
          <table:table-cell office:value-type="string" calcext:value-type="string">
            <text:p>"21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Abies"</text:p>
          </table:table-cell>
          <table:table-cell office:value-type="float" office:value="-0.20263676633968" calcext:value-type="float">
            <text:p>-0.20263676633968</text:p>
          </table:table-cell>
        </table:table-row>
        <table:table-row table:style-name="ro1">
          <table:table-cell office:value-type="string" calcext:value-type="string">
            <text:p>"2150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CopaNS_Prunus"</text:p>
          </table:table-cell>
          <table:table-cell office:value-type="float" office:value="0.159892123712721" calcext:value-type="float">
            <text:p>0.159892123712721</text:p>
          </table:table-cell>
        </table:table-row>
        <table:table-row table:style-name="ro1">
          <table:table-cell office:value-type="string" calcext:value-type="string">
            <text:p>"2151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CopaNS_Prunus"</text:p>
          </table:table-cell>
          <table:table-cell office:value-type="float" office:value="-0.0135368505386876" calcext:value-type="float">
            <text:p>-0.013536850538688</text:p>
          </table:table-cell>
        </table:table-row>
        <table:table-row table:style-name="ro1">
          <table:table-cell office:value-type="string" calcext:value-type="string">
            <text:p>"2152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CopaNS_Prunus"</text:p>
          </table:table-cell>
          <table:table-cell office:value-type="float" office:value="-0.0714125404546234" calcext:value-type="float">
            <text:p>-0.071412540454623</text:p>
          </table:table-cell>
        </table:table-row>
        <table:table-row table:style-name="ro1">
          <table:table-cell office:value-type="string" calcext:value-type="string">
            <text:p>"2153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CopaNS_Prunus"</text:p>
          </table:table-cell>
          <table:table-cell office:value-type="float" office:value="-0.194081428951537" calcext:value-type="float">
            <text:p>-0.194081428951537</text:p>
          </table:table-cell>
        </table:table-row>
        <table:table-row table:style-name="ro1">
          <table:table-cell office:value-type="string" calcext:value-type="string">
            <text:p>"2154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CopaNS_Prunus"</text:p>
          </table:table-cell>
          <table:table-cell office:value-type="float" office:value="0.121142754853093" calcext:value-type="float">
            <text:p>0.121142754853093</text:p>
          </table:table-cell>
        </table:table-row>
        <table:table-row table:style-name="ro1">
          <table:table-cell office:value-type="string" calcext:value-type="string">
            <text:p>"2155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CopaNS_Prunus"</text:p>
          </table:table-cell>
          <table:table-cell office:value-type="float" office:value="-0.0715702016867213" calcext:value-type="float">
            <text:p>-0.071570201686721</text:p>
          </table:table-cell>
        </table:table-row>
        <table:table-row table:style-name="ro1">
          <table:table-cell office:value-type="string" calcext:value-type="string">
            <text:p>"2156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CopaNS_Prunus"</text:p>
          </table:table-cell>
          <table:table-cell office:value-type="float" office:value="-0.109133862869946" calcext:value-type="float">
            <text:p>-0.109133862869946</text:p>
          </table:table-cell>
        </table:table-row>
        <table:table-row table:style-name="ro1">
          <table:table-cell table:style-name="ce1" office:value-type="string" calcext:value-type="string">
            <text:p>"2157"</text:p>
          </table:table-cell>
          <table:table-cell table:style-name="ce1" office:value-type="string" calcext:value-type="string">
            <text:p>"mean_diamcopa_Prunus"</text:p>
          </table:table-cell>
          <table:table-cell table:style-name="ce1" office:value-type="string" calcext:value-type="string">
            <text:p>"mean_CopaNS_Prunus"</text:p>
          </table:table-cell>
          <table:table-cell table:style-name="ce1" office:value-type="float" office:value="0.998908386175843" calcext:value-type="float">
            <text:p>0.998908386175843</text:p>
          </table:table-cell>
        </table:table-row>
        <table:table-row table:style-name="ro1">
          <table:table-cell office:value-type="string" calcext:value-type="string">
            <text:p>"2158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CopaNS_Prunus"</text:p>
          </table:table-cell>
          <table:table-cell office:value-type="float" office:value="0.126645801908588" calcext:value-type="float">
            <text:p>0.126645801908588</text:p>
          </table:table-cell>
        </table:table-row>
        <table:table-row table:style-name="ro1">
          <table:table-cell office:value-type="string" calcext:value-type="string">
            <text:p>"2159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paNS_Prunus"</text:p>
          </table:table-cell>
          <table:table-cell office:value-type="float" office:value="-0.0593225185103045" calcext:value-type="float">
            <text:p>-0.059322518510305</text:p>
          </table:table-cell>
        </table:table-row>
        <table:table-row table:style-name="ro1">
          <table:table-cell office:value-type="string" calcext:value-type="string">
            <text:p>"21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Abies"</text:p>
          </table:table-cell>
          <table:table-cell office:value-type="float" office:value="0.16465543956374" calcext:value-type="float">
            <text:p>0.16465543956374</text:p>
          </table:table-cell>
        </table:table-row>
        <table:table-row table:style-name="ro1">
          <table:table-cell office:value-type="string" calcext:value-type="string">
            <text:p>"2160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paNS_Prunus"</text:p>
          </table:table-cell>
          <table:table-cell office:value-type="float" office:value="-0.0712541843126586" calcext:value-type="float">
            <text:p>-0.071254184312659</text:p>
          </table:table-cell>
        </table:table-row>
        <table:table-row table:style-name="ro1">
          <table:table-cell office:value-type="string" calcext:value-type="string">
            <text:p>"2161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paNS_Prunus"</text:p>
          </table:table-cell>
          <table:table-cell office:value-type="float" office:value="-0.1483638080669" calcext:value-type="float">
            <text:p>-0.1483638080669</text:p>
          </table:table-cell>
        </table:table-row>
        <table:table-row table:style-name="ro1">
          <table:table-cell office:value-type="string" calcext:value-type="string">
            <text:p>"2162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paNS_Prunus"</text:p>
          </table:table-cell>
          <table:table-cell office:value-type="float" office:value="0.0680208164462084" calcext:value-type="float">
            <text:p>0.068020816446208</text:p>
          </table:table-cell>
        </table:table-row>
        <table:table-row table:style-name="ro1">
          <table:table-cell office:value-type="string" calcext:value-type="string">
            <text:p>"216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paNS_Prunus"</text:p>
          </table:table-cell>
          <table:table-cell office:value-type="float" office:value="-0.068822060378833" calcext:value-type="float">
            <text:p>-0.068822060378833</text:p>
          </table:table-cell>
        </table:table-row>
        <table:table-row table:style-name="ro1">
          <table:table-cell office:value-type="string" calcext:value-type="string">
            <text:p>"216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paNS_Prunus"</text:p>
          </table:table-cell>
          <table:table-cell office:value-type="float" office:value="-0.088933166138278" calcext:value-type="float">
            <text:p>-0.088933166138278</text:p>
          </table:table-cell>
        </table:table-row>
        <table:table-row table:style-name="ro1">
          <table:table-cell table:style-name="ce1" office:value-type="string" calcext:value-type="string">
            <text:p>"2165"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mean_CopaNS_Prunus"</text:p>
          </table:table-cell>
          <table:table-cell table:style-name="ce1" office:value-type="float" office:value="0.999995672561049" calcext:value-type="float">
            <text:p>0.999995672561049</text:p>
          </table:table-cell>
        </table:table-row>
        <table:table-row table:style-name="ro1">
          <table:table-cell office:value-type="string" calcext:value-type="string">
            <text:p>"2166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paNS_Prunus"</text:p>
          </table:table-cell>
          <table:table-cell office:value-type="float" office:value="-0.0448136034863165" calcext:value-type="float">
            <text:p>-0.044813603486317</text:p>
          </table:table-cell>
        </table:table-row>
        <table:table-row table:style-name="ro1">
          <table:table-cell office:value-type="string" calcext:value-type="string">
            <text:p>"2167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paNS_Prunus"</text:p>
          </table:table-cell>
          <table:table-cell office:value-type="float" office:value="0.0118285117169139" calcext:value-type="float">
            <text:p>0.011828511716914</text:p>
          </table:table-cell>
        </table:table-row>
        <table:table-row table:style-name="ro1">
          <table:table-cell office:value-type="string" calcext:value-type="string">
            <text:p>"2168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paNS_Prunus"</text:p>
          </table:table-cell>
          <table:table-cell office:value-type="float" office:value="-0.0653400823516897" calcext:value-type="float">
            <text:p>-0.06534008235169</text:p>
          </table:table-cell>
        </table:table-row>
        <table:table-row table:style-name="ro1">
          <table:table-cell office:value-type="string" calcext:value-type="string">
            <text:p>"2169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paNS_Prunus"</text:p>
          </table:table-cell>
          <table:table-cell office:value-type="float" office:value="-0.145994658226183" calcext:value-type="float">
            <text:p>-0.145994658226183</text:p>
          </table:table-cell>
        </table:table-row>
        <table:table-row table:style-name="ro1">
          <table:table-cell office:value-type="string" calcext:value-type="string">
            <text:p>"2170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paNS_Prunus"</text:p>
          </table:table-cell>
          <table:table-cell office:value-type="float" office:value="0.380066547044333" calcext:value-type="float">
            <text:p>0.380066547044333</text:p>
          </table:table-cell>
        </table:table-row>
        <table:table-row table:style-name="ro1">
          <table:table-cell office:value-type="string" calcext:value-type="string">
            <text:p>"2171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paNS_Prunus"</text:p>
          </table:table-cell>
          <table:table-cell office:value-type="float" office:value="-0.0605328422232324" calcext:value-type="float">
            <text:p>-0.060532842223232</text:p>
          </table:table-cell>
        </table:table-row>
        <table:table-row table:style-name="ro1">
          <table:table-cell office:value-type="string" calcext:value-type="string">
            <text:p>"2172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paNS_Prunus"</text:p>
          </table:table-cell>
          <table:table-cell office:value-type="float" office:value="-0.0951241296353324" calcext:value-type="float">
            <text:p>-0.095124129635332</text:p>
          </table:table-cell>
        </table:table-row>
        <table:table-row table:style-name="ro1">
          <table:table-cell table:style-name="ce1" office:value-type="string" calcext:value-type="string">
            <text:p>"2173"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mean_CopaNS_Prunus"</text:p>
          </table:table-cell>
          <table:table-cell table:style-name="ce1" office:value-type="float" office:value="0.994425823545774" calcext:value-type="float">
            <text:p>0.994425823545774</text:p>
          </table:table-cell>
        </table:table-row>
        <table:table-row table:style-name="ro1">
          <table:table-cell office:value-type="string" calcext:value-type="string">
            <text:p>"2175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0784986194377167" calcext:value-type="float">
            <text:p>0.078498619437717</text:p>
          </table:table-cell>
        </table:table-row>
        <table:table-row table:style-name="ro1">
          <table:table-cell office:value-type="string" calcext:value-type="string">
            <text:p>"2176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455827561819957" calcext:value-type="float">
            <text:p>0.455827561819957</text:p>
          </table:table-cell>
        </table:table-row>
        <table:table-row table:style-name="ro1">
          <table:table-cell office:value-type="string" calcext:value-type="string">
            <text:p>"2177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94313788062929" calcext:value-type="float">
            <text:p>-0.394313788062929</text:p>
          </table:table-cell>
        </table:table-row>
        <table:table-row table:style-name="ro1">
          <table:table-cell office:value-type="string" calcext:value-type="string">
            <text:p>"2178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5598939275202" calcext:value-type="float">
            <text:p>-0.35598939275202</text:p>
          </table:table-cell>
        </table:table-row>
        <table:table-row table:style-name="ro1">
          <table:table-cell office:value-type="string" calcext:value-type="string">
            <text:p>"217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87079106934463" calcext:value-type="float">
            <text:p>0.187079106934463</text:p>
          </table:table-cell>
        </table:table-row>
        <table:table-row table:style-name="ro1">
          <table:table-cell office:value-type="string" calcext:value-type="string">
            <text:p>"218"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Pinus"</text:p>
          </table:table-cell>
          <table:table-cell office:value-type="float" office:value="0.281973992810556" calcext:value-type="float">
            <text:p>0.281973992810556</text:p>
          </table:table-cell>
        </table:table-row>
        <table:table-row table:style-name="ro1">
          <table:table-cell office:value-type="string" calcext:value-type="string">
            <text:p>"218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221742249009143" calcext:value-type="float">
            <text:p>-0.221742249009143</text:p>
          </table:table-cell>
        </table:table-row>
        <table:table-row table:style-name="ro1">
          <table:table-cell office:value-type="string" calcext:value-type="string">
            <text:p>"2181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53678185774145" calcext:value-type="float">
            <text:p>0.153678185774145</text:p>
          </table:table-cell>
        </table:table-row>
        <table:table-row table:style-name="ro1">
          <table:table-cell table:style-name="ce1" office:value-type="string" calcext:value-type="string">
            <text:p>"2182"</text:p>
          </table:table-cell>
          <table:table-cell table:style-name="ce1" office:value-type="string" calcext:value-type="string">
            <text:p>"mean_diamcopa_Abies"</text:p>
          </table:table-cell>
          <table:table-cell table:style-name="ce1" office:value-type="string" calcext:value-type="string">
            <text:p>"mean_distanciacopas_Abies"</text:p>
          </table:table-cell>
          <table:table-cell table:style-name="ce1" office:value-type="float" office:value="0.995526562677568" calcext:value-type="float">
            <text:p>0.995526562677568</text:p>
          </table:table-cell>
        </table:table-row>
        <table:table-row table:style-name="ro1">
          <table:table-cell office:value-type="string" calcext:value-type="string">
            <text:p>"218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0784918419725615" calcext:value-type="float">
            <text:p>0.078491841972562</text:p>
          </table:table-cell>
        </table:table-row>
        <table:table-row table:style-name="ro1">
          <table:table-cell office:value-type="string" calcext:value-type="string">
            <text:p>"218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455717234237805" calcext:value-type="float">
            <text:p>0.455717234237805</text:p>
          </table:table-cell>
        </table:table-row>
        <table:table-row table:style-name="ro1">
          <table:table-cell office:value-type="string" calcext:value-type="string">
            <text:p>"2185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94335440104496" calcext:value-type="float">
            <text:p>-0.394335440104496</text:p>
          </table:table-cell>
        </table:table-row>
        <table:table-row table:style-name="ro1">
          <table:table-cell office:value-type="string" calcext:value-type="string">
            <text:p>"2186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55879299332145" calcext:value-type="float">
            <text:p>-0.355879299332145</text:p>
          </table:table-cell>
        </table:table-row>
        <table:table-row table:style-name="ro1">
          <table:table-cell office:value-type="string" calcext:value-type="string">
            <text:p>"218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86972136076473" calcext:value-type="float">
            <text:p>0.186972136076473</text:p>
          </table:table-cell>
        </table:table-row>
        <table:table-row table:style-name="ro1">
          <table:table-cell office:value-type="string" calcext:value-type="string">
            <text:p>"218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221738628356194" calcext:value-type="float">
            <text:p>-0.221738628356194</text:p>
          </table:table-cell>
        </table:table-row>
        <table:table-row table:style-name="ro1">
          <table:table-cell office:value-type="string" calcext:value-type="string">
            <text:p>"2189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53548515305843" calcext:value-type="float">
            <text:p>0.153548515305843</text:p>
          </table:table-cell>
        </table:table-row>
        <table:table-row table:style-name="ro1">
          <table:table-cell office:value-type="string" calcext:value-type="string">
            <text:p>"219"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Pinus"</text:p>
          </table:table-cell>
          <table:table-cell office:value-type="float" office:value="-0.283220054157212" calcext:value-type="float">
            <text:p>-0.283220054157212</text:p>
          </table:table-cell>
        </table:table-row>
        <table:table-row table:style-name="ro1">
          <table:table-cell table:style-name="ce1" office:value-type="string" calcext:value-type="string">
            <text:p>"2190"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mean_distanciacopas_Abies"</text:p>
          </table:table-cell>
          <table:table-cell table:style-name="ce1" office:value-type="float" office:value="0.980210085339619" calcext:value-type="float">
            <text:p>0.980210085339619</text:p>
          </table:table-cell>
        </table:table-row>
        <table:table-row table:style-name="ro1">
          <table:table-cell office:value-type="string" calcext:value-type="string">
            <text:p>"219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0451480162221241" calcext:value-type="float">
            <text:p>-0.045148016222124</text:p>
          </table:table-cell>
        </table:table-row>
        <table:table-row table:style-name="ro1">
          <table:table-cell office:value-type="string" calcext:value-type="string">
            <text:p>"219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474169780501301" calcext:value-type="float">
            <text:p>0.474169780501301</text:p>
          </table:table-cell>
        </table:table-row>
        <table:table-row table:style-name="ro1">
          <table:table-cell office:value-type="string" calcext:value-type="string">
            <text:p>"219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01446191249185" calcext:value-type="float">
            <text:p>-0.301446191249185</text:p>
          </table:table-cell>
        </table:table-row>
        <table:table-row table:style-name="ro1">
          <table:table-cell office:value-type="string" calcext:value-type="string">
            <text:p>"219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373265464331872" calcext:value-type="float">
            <text:p>-0.373265464331872</text:p>
          </table:table-cell>
        </table:table-row>
        <table:table-row table:style-name="ro1">
          <table:table-cell office:value-type="string" calcext:value-type="string">
            <text:p>"219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92193459722994" calcext:value-type="float">
            <text:p>0.192193459722994</text:p>
          </table:table-cell>
        </table:table-row>
        <table:table-row table:style-name="ro1">
          <table:table-cell office:value-type="string" calcext:value-type="string">
            <text:p>"219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180694770223384" calcext:value-type="float">
            <text:p>-0.180694770223384</text:p>
          </table:table-cell>
        </table:table-row>
        <table:table-row table:style-name="ro1">
          <table:table-cell office:value-type="string" calcext:value-type="string">
            <text:p>"219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65374675865159" calcext:value-type="float">
            <text:p>0.165374675865159</text:p>
          </table:table-cell>
        </table:table-row>
        <table:table-row table:style-name="ro1">
          <table:table-cell table:style-name="ce1" office:value-type="string" calcext:value-type="string">
            <text:p>"2198"</text:p>
          </table:table-cell>
          <table:table-cell table:style-name="ce1" office:value-type="string" calcext:value-type="string">
            <text:p>"mean_areabasal_Abies"</text:p>
          </table:table-cell>
          <table:table-cell table:style-name="ce1" office:value-type="string" calcext:value-type="string">
            <text:p>"mean_distanciacopas_Abies"</text:p>
          </table:table-cell>
          <table:table-cell table:style-name="ce1" office:value-type="float" office:value="0.793701720334472" calcext:value-type="float">
            <text:p>0.793701720334472</text:p>
          </table:table-cell>
        </table:table-row>
        <table:table-row table:style-name="ro1">
          <table:table-cell office:value-type="string" calcext:value-type="string">
            <text:p>"219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0211008807110313" calcext:value-type="float">
            <text:p>0.021100880711031</text:p>
          </table:table-cell>
        </table:table-row>
        <table:table-row table:style-name="ro1">
          <table:table-cell office:value-type="string" calcext:value-type="string">
            <text:p>"22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prop_conif"</text:p>
          </table:table-cell>
          <table:table-cell office:value-type="float" office:value="-0.484942989014236" calcext:value-type="float">
            <text:p>-0.484942989014236</text:p>
          </table:table-cell>
        </table:table-row>
        <table:table-row table:style-name="ro1">
          <table:table-cell table:style-name="ce1" office:value-type="string" calcext:value-type="string">
            <text:p>"220"</text:p>
          </table:table-cell>
          <table:table-cell table:style-name="ce1" office:value-type="string" calcext:value-type="string">
            <text:p>"prop_Quercus"</text:p>
          </table:table-cell>
          <table:table-cell table:style-name="ce2" office:value-type="string" calcext:value-type="string">
            <text:p>"prop_Pinus"</text:p>
          </table:table-cell>
          <table:table-cell table:style-name="ce1" office:value-type="float" office:value="-0.704550537143722" calcext:value-type="float">
            <text:p>-0.704550537143722</text:p>
          </table:table-cell>
        </table:table-row>
        <table:table-row table:style-name="ro1">
          <table:table-cell office:value-type="string" calcext:value-type="string">
            <text:p>"220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567686445882562" calcext:value-type="float">
            <text:p>0.567686445882562</text:p>
          </table:table-cell>
        </table:table-row>
        <table:table-row table:style-name="ro1">
          <table:table-cell office:value-type="string" calcext:value-type="string">
            <text:p>"220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296632542925594" calcext:value-type="float">
            <text:p>-0.296632542925594</text:p>
          </table:table-cell>
        </table:table-row>
        <table:table-row table:style-name="ro1">
          <table:table-cell office:value-type="string" calcext:value-type="string">
            <text:p>"220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294392815583092" calcext:value-type="float">
            <text:p>-0.294392815583092</text:p>
          </table:table-cell>
        </table:table-row>
        <table:table-row table:style-name="ro1">
          <table:table-cell office:value-type="string" calcext:value-type="string">
            <text:p>"220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327641867531759" calcext:value-type="float">
            <text:p>0.327641867531759</text:p>
          </table:table-cell>
        </table:table-row>
        <table:table-row table:style-name="ro1">
          <table:table-cell office:value-type="string" calcext:value-type="string">
            <text:p>"220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-0.193273595144812" calcext:value-type="float">
            <text:p>-0.193273595144812</text:p>
          </table:table-cell>
        </table:table-row>
        <table:table-row table:style-name="ro1">
          <table:table-cell office:value-type="string" calcext:value-type="string">
            <text:p>"220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Abies"</text:p>
          </table:table-cell>
          <table:table-cell office:value-type="float" office:value="0.139035218820062" calcext:value-type="float">
            <text:p>0.139035218820062</text:p>
          </table:table-cell>
        </table:table-row>
        <table:table-row table:style-name="ro1">
          <table:table-cell office:value-type="string" calcext:value-type="string">
            <text:p>"2207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337258367015482" calcext:value-type="float">
            <text:p>0.337258367015482</text:p>
          </table:table-cell>
        </table:table-row>
        <table:table-row table:style-name="ro1">
          <table:table-cell office:value-type="string" calcext:value-type="string">
            <text:p>"220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320373834664925" calcext:value-type="float">
            <text:p>-0.320373834664925</text:p>
          </table:table-cell>
        </table:table-row>
        <table:table-row table:style-name="ro1">
          <table:table-cell office:value-type="string" calcext:value-type="string">
            <text:p>"220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90159500577635" calcext:value-type="float">
            <text:p>-0.290159500577635</text:p>
          </table:table-cell>
        </table:table-row>
        <table:table-row table:style-name="ro1">
          <table:table-cell office:value-type="string" calcext:value-type="string">
            <text:p>"221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Pinus"</text:p>
          </table:table-cell>
          <table:table-cell office:value-type="float" office:value="0.129834917305901" calcext:value-type="float">
            <text:p>0.129834917305901</text:p>
          </table:table-cell>
        </table:table-row>
        <table:table-row table:style-name="ro1">
          <table:table-cell office:value-type="string" calcext:value-type="string">
            <text:p>"2210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267544993474729" calcext:value-type="float">
            <text:p>0.267544993474729</text:p>
          </table:table-cell>
        </table:table-row>
        <table:table-row table:style-name="ro1">
          <table:table-cell office:value-type="string" calcext:value-type="string">
            <text:p>"2211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153306531760663" calcext:value-type="float">
            <text:p>-0.153306531760663</text:p>
          </table:table-cell>
        </table:table-row>
        <table:table-row table:style-name="ro1">
          <table:table-cell office:value-type="string" calcext:value-type="string">
            <text:p>"221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0208453910908212" calcext:value-type="float">
            <text:p>-0.020845391090821</text:p>
          </table:table-cell>
        </table:table-row>
        <table:table-row table:style-name="ro1">
          <table:table-cell office:value-type="string" calcext:value-type="string">
            <text:p>"221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0852320469148823" calcext:value-type="float">
            <text:p>0.085232046914882</text:p>
          </table:table-cell>
        </table:table-row>
        <table:table-row table:style-name="ro1">
          <table:table-cell table:style-name="ce1" office:value-type="string" calcext:value-type="string">
            <text:p>"2214"</text:p>
          </table:table-cell>
          <table:table-cell table:style-name="ce1" office:value-type="string" calcext:value-type="string">
            <text:p>"mean_diamcopa_Pinus"</text:p>
          </table:table-cell>
          <table:table-cell table:style-name="ce1" office:value-type="string" calcext:value-type="string">
            <text:p>"mean_distanciacopas_Pinus"</text:p>
          </table:table-cell>
          <table:table-cell table:style-name="ce1" office:value-type="float" office:value="0.999999932530939" calcext:value-type="float">
            <text:p>0.999999932530939</text:p>
          </table:table-cell>
        </table:table-row>
        <table:table-row table:style-name="ro1">
          <table:table-cell office:value-type="string" calcext:value-type="string">
            <text:p>"2215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337345065612343" calcext:value-type="float">
            <text:p>0.337345065612343</text:p>
          </table:table-cell>
        </table:table-row>
        <table:table-row table:style-name="ro1">
          <table:table-cell office:value-type="string" calcext:value-type="string">
            <text:p>"221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320380402413217" calcext:value-type="float">
            <text:p>-0.320380402413217</text:p>
          </table:table-cell>
        </table:table-row>
        <table:table-row table:style-name="ro1">
          <table:table-cell office:value-type="string" calcext:value-type="string">
            <text:p>"221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90396992308753" calcext:value-type="float">
            <text:p>-0.290396992308753</text:p>
          </table:table-cell>
        </table:table-row>
        <table:table-row table:style-name="ro1">
          <table:table-cell office:value-type="string" calcext:value-type="string">
            <text:p>"2218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267764563208399" calcext:value-type="float">
            <text:p>0.267764563208399</text:p>
          </table:table-cell>
        </table:table-row>
        <table:table-row table:style-name="ro1">
          <table:table-cell office:value-type="string" calcext:value-type="string">
            <text:p>"2219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153109691185485" calcext:value-type="float">
            <text:p>-0.153109691185485</text:p>
          </table:table-cell>
        </table:table-row>
        <table:table-row table:style-name="ro1">
          <table:table-cell office:value-type="string" calcext:value-type="string">
            <text:p>"222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Pinus"</text:p>
          </table:table-cell>
          <table:table-cell office:value-type="float" office:value="-0.0400923736121076" calcext:value-type="float">
            <text:p>-0.040092373612108</text:p>
          </table:table-cell>
        </table:table-row>
        <table:table-row table:style-name="ro1">
          <table:table-cell office:value-type="string" calcext:value-type="string">
            <text:p>"222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0209297222074121" calcext:value-type="float">
            <text:p>-0.020929722207412</text:p>
          </table:table-cell>
        </table:table-row>
        <table:table-row table:style-name="ro1">
          <table:table-cell office:value-type="string" calcext:value-type="string">
            <text:p>"222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0931977849127861" calcext:value-type="float">
            <text:p>0.093197784912786</text:p>
          </table:table-cell>
        </table:table-row>
        <table:table-row table:style-name="ro1">
          <table:table-cell table:style-name="ce1" office:value-type="string" calcext:value-type="string">
            <text:p>"2222"</text:p>
          </table:table-cell>
          <table:table-cell table:style-name="ce1" office:value-type="string" calcext:value-type="string">
            <text:p>"mean_coberturacopa_Pinus"</text:p>
          </table:table-cell>
          <table:table-cell table:style-name="ce1" office:value-type="string" calcext:value-type="string">
            <text:p>"mean_distanciacopas_Pinus"</text:p>
          </table:table-cell>
          <table:table-cell table:style-name="ce1" office:value-type="float" office:value="0.951208442544932" calcext:value-type="float">
            <text:p>0.951208442544932</text:p>
          </table:table-cell>
        </table:table-row>
        <table:table-row table:style-name="ro1">
          <table:table-cell office:value-type="string" calcext:value-type="string">
            <text:p>"222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3315572015528" calcext:value-type="float">
            <text:p>0.3315572015528</text:p>
          </table:table-cell>
        </table:table-row>
        <table:table-row table:style-name="ro1">
          <table:table-cell office:value-type="string" calcext:value-type="string">
            <text:p>"222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99777090760821" calcext:value-type="float">
            <text:p>-0.299777090760821</text:p>
          </table:table-cell>
        </table:table-row>
        <table:table-row table:style-name="ro1">
          <table:table-cell office:value-type="string" calcext:value-type="string">
            <text:p>"222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25029665337435" calcext:value-type="float">
            <text:p>-0.225029665337435</text:p>
          </table:table-cell>
        </table:table-row>
        <table:table-row table:style-name="ro1">
          <table:table-cell office:value-type="string" calcext:value-type="string">
            <text:p>"222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225229230899157" calcext:value-type="float">
            <text:p>0.225229230899157</text:p>
          </table:table-cell>
        </table:table-row>
        <table:table-row table:style-name="ro1">
          <table:table-cell office:value-type="string" calcext:value-type="string">
            <text:p>"222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148395628837573" calcext:value-type="float">
            <text:p>-0.148395628837573</text:p>
          </table:table-cell>
        </table:table-row>
        <table:table-row table:style-name="ro1">
          <table:table-cell office:value-type="string" calcext:value-type="string">
            <text:p>"222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0130912148773823" calcext:value-type="float">
            <text:p>-0.013091214877382</text:p>
          </table:table-cell>
        </table:table-row>
        <table:table-row table:style-name="ro1">
          <table:table-cell office:value-type="string" calcext:value-type="string">
            <text:p>"222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0181466038943122" calcext:value-type="float">
            <text:p>0.018146603894312</text:p>
          </table:table-cell>
        </table:table-row>
        <table:table-row table:style-name="ro1">
          <table:table-cell office:value-type="string" calcext:value-type="string">
            <text:p>"223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Pinus"</text:p>
          </table:table-cell>
          <table:table-cell office:value-type="float" office:value="-0.0495448961823654" calcext:value-type="float">
            <text:p>-0.049544896182365</text:p>
          </table:table-cell>
        </table:table-row>
        <table:table-row table:style-name="ro1">
          <table:table-cell table:style-name="ce1" office:value-type="string" calcext:value-type="string">
            <text:p>"2230"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mean_distanciacopas_Pinus"</text:p>
          </table:table-cell>
          <table:table-cell table:style-name="ce1" office:value-type="float" office:value="0.944185353157831" calcext:value-type="float">
            <text:p>0.944185353157831</text:p>
          </table:table-cell>
        </table:table-row>
        <table:table-row table:style-name="ro1">
          <table:table-cell office:value-type="string" calcext:value-type="string">
            <text:p>"223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188698800859319" calcext:value-type="float">
            <text:p>0.188698800859319</text:p>
          </table:table-cell>
        </table:table-row>
        <table:table-row table:style-name="ro1">
          <table:table-cell office:value-type="string" calcext:value-type="string">
            <text:p>"223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88569430317315" calcext:value-type="float">
            <text:p>-0.288569430317315</text:p>
          </table:table-cell>
        </table:table-row>
        <table:table-row table:style-name="ro1">
          <table:table-cell office:value-type="string" calcext:value-type="string">
            <text:p>"223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279877135380158" calcext:value-type="float">
            <text:p>-0.279877135380158</text:p>
          </table:table-cell>
        </table:table-row>
        <table:table-row table:style-name="ro1">
          <table:table-cell office:value-type="string" calcext:value-type="string">
            <text:p>"223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0.0550609392913915" calcext:value-type="float">
            <text:p>0.055060939291392</text:p>
          </table:table-cell>
        </table:table-row>
        <table:table-row table:style-name="ro1">
          <table:table-cell office:value-type="string" calcext:value-type="string">
            <text:p>"223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142078938791491" calcext:value-type="float">
            <text:p>-0.142078938791491</text:p>
          </table:table-cell>
        </table:table-row>
        <table:table-row table:style-name="ro1">
          <table:table-cell office:value-type="string" calcext:value-type="string">
            <text:p>"223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Pinus"</text:p>
          </table:table-cell>
          <table:table-cell office:value-type="float" office:value="-0.0301570289796134" calcext:value-type="float">
            <text:p>-0.030157028979613</text:p>
          </table:table-cell>
        </table:table-row>
        <table:table-row table:style-name="ro1">
          <table:table-cell office:value-type="string" calcext:value-type="string">
            <text:p>"223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38282270096168" calcext:value-type="float">
            <text:p>-0.238282270096168</text:p>
          </table:table-cell>
        </table:table-row>
        <table:table-row table:style-name="ro1">
          <table:table-cell office:value-type="string" calcext:value-type="string">
            <text:p>"223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16404046172527" calcext:value-type="float">
            <text:p>-0.216404046172527</text:p>
          </table:table-cell>
        </table:table-row>
        <table:table-row table:style-name="ro1">
          <table:table-cell office:value-type="string" calcext:value-type="string">
            <text:p>"224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Pinus"</text:p>
          </table:table-cell>
          <table:table-cell office:value-type="float" office:value="0.547037157743378" calcext:value-type="float">
            <text:p>0.547037157743378</text:p>
          </table:table-cell>
        </table:table-row>
        <table:table-row table:style-name="ro1">
          <table:table-cell office:value-type="string" calcext:value-type="string">
            <text:p>"2240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878652379833772" calcext:value-type="float">
            <text:p>-0.087865237983377</text:p>
          </table:table-cell>
        </table:table-row>
        <table:table-row table:style-name="ro1">
          <table:table-cell office:value-type="string" calcext:value-type="string">
            <text:p>"2241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33997968292441" calcext:value-type="float">
            <text:p>-0.133997968292441</text:p>
          </table:table-cell>
        </table:table-row>
        <table:table-row table:style-name="ro1">
          <table:table-cell office:value-type="string" calcext:value-type="string">
            <text:p>"224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16947524817947" calcext:value-type="float">
            <text:p>-0.071694752481795</text:p>
          </table:table-cell>
        </table:table-row>
        <table:table-row table:style-name="ro1">
          <table:table-cell office:value-type="string" calcext:value-type="string">
            <text:p>"224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448473474196801" calcext:value-type="float">
            <text:p>0.448473474196801</text:p>
          </table:table-cell>
        </table:table-row>
        <table:table-row table:style-name="ro1">
          <table:table-cell office:value-type="string" calcext:value-type="string">
            <text:p>"2244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337207726863319" calcext:value-type="float">
            <text:p>0.337207726863319</text:p>
          </table:table-cell>
        </table:table-row>
        <table:table-row table:style-name="ro1">
          <table:table-cell table:style-name="ce1" office:value-type="string" calcext:value-type="string">
            <text:p>"2245"</text:p>
          </table:table-cell>
          <table:table-cell table:style-name="ce1" office:value-type="string" calcext:value-type="string">
            <text:p>"mean_diamcopa_Salix"</text:p>
          </table:table-cell>
          <table:table-cell table:style-name="ce1" office:value-type="string" calcext:value-type="string">
            <text:p>"mean_distanciacopas_Salix"</text:p>
          </table:table-cell>
          <table:table-cell table:style-name="ce1" office:value-type="float" office:value="0.99999978763369" calcext:value-type="float">
            <text:p>0.99999978763369</text:p>
          </table:table-cell>
        </table:table-row>
        <table:table-row table:style-name="ro1">
          <table:table-cell office:value-type="string" calcext:value-type="string">
            <text:p>"224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38295354339664" calcext:value-type="float">
            <text:p>-0.238295354339664</text:p>
          </table:table-cell>
        </table:table-row>
        <table:table-row table:style-name="ro1">
          <table:table-cell office:value-type="string" calcext:value-type="string">
            <text:p>"224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16276218177103" calcext:value-type="float">
            <text:p>-0.216276218177103</text:p>
          </table:table-cell>
        </table:table-row>
        <table:table-row table:style-name="ro1">
          <table:table-cell office:value-type="string" calcext:value-type="string">
            <text:p>"2248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878746960141001" calcext:value-type="float">
            <text:p>-0.0878746960141</text:p>
          </table:table-cell>
        </table:table-row>
        <table:table-row table:style-name="ro1">
          <table:table-cell office:value-type="string" calcext:value-type="string">
            <text:p>"2249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33995780346114" calcext:value-type="float">
            <text:p>-0.133995780346114</text:p>
          </table:table-cell>
        </table:table-row>
        <table:table-row table:style-name="ro1">
          <table:table-cell office:value-type="string" calcext:value-type="string">
            <text:p>"225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inus"</text:p>
          </table:table-cell>
          <table:table-cell office:value-type="float" office:value="0.464060496716467" calcext:value-type="float">
            <text:p>0.464060496716467</text:p>
          </table:table-cell>
        </table:table-row>
        <table:table-row table:style-name="ro1">
          <table:table-cell office:value-type="string" calcext:value-type="string">
            <text:p>"225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1697028767798" calcext:value-type="float">
            <text:p>-0.071697028767798</text:p>
          </table:table-cell>
        </table:table-row>
        <table:table-row table:style-name="ro1">
          <table:table-cell office:value-type="string" calcext:value-type="string">
            <text:p>"225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541232284492382" calcext:value-type="float">
            <text:p>0.541232284492382</text:p>
          </table:table-cell>
        </table:table-row>
        <table:table-row table:style-name="ro1">
          <table:table-cell office:value-type="string" calcext:value-type="string">
            <text:p>"225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279295315557607" calcext:value-type="float">
            <text:p>0.279295315557607</text:p>
          </table:table-cell>
        </table:table-row>
        <table:table-row table:style-name="ro1">
          <table:table-cell table:style-name="ce1" office:value-type="string" calcext:value-type="string">
            <text:p>"2253"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mean_distanciacopas_Salix"</text:p>
          </table:table-cell>
          <table:table-cell table:style-name="ce1" office:value-type="float" office:value="0.998976670590856" calcext:value-type="float">
            <text:p>0.998976670590856</text:p>
          </table:table-cell>
        </table:table-row>
        <table:table-row table:style-name="ro1">
          <table:table-cell office:value-type="string" calcext:value-type="string">
            <text:p>"225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82162746871119" calcext:value-type="float">
            <text:p>-0.182162746871119</text:p>
          </table:table-cell>
        </table:table-row>
        <table:table-row table:style-name="ro1">
          <table:table-cell office:value-type="string" calcext:value-type="string">
            <text:p>"225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231773144608017" calcext:value-type="float">
            <text:p>-0.231773144608017</text:p>
          </table:table-cell>
        </table:table-row>
        <table:table-row table:style-name="ro1">
          <table:table-cell office:value-type="string" calcext:value-type="string">
            <text:p>"225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845004973064935" calcext:value-type="float">
            <text:p>-0.084500497306494</text:p>
          </table:table-cell>
        </table:table-row>
        <table:table-row table:style-name="ro1">
          <table:table-cell office:value-type="string" calcext:value-type="string">
            <text:p>"225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09193138426248" calcext:value-type="float">
            <text:p>-0.109193138426248</text:p>
          </table:table-cell>
        </table:table-row>
        <table:table-row table:style-name="ro1">
          <table:table-cell office:value-type="string" calcext:value-type="string">
            <text:p>"225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13986647635068" calcext:value-type="float">
            <text:p>-0.071398664763507</text:p>
          </table:table-cell>
        </table:table-row>
        <table:table-row table:style-name="ro1">
          <table:table-cell office:value-type="string" calcext:value-type="string">
            <text:p>"225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443178794196266" calcext:value-type="float">
            <text:p>0.443178794196266</text:p>
          </table:table-cell>
        </table:table-row>
        <table:table-row table:style-name="ro1">
          <table:table-cell office:value-type="string" calcext:value-type="string">
            <text:p>"226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Pinus"</text:p>
          </table:table-cell>
          <table:table-cell office:value-type="float" office:value="0.444634381008488" calcext:value-type="float">
            <text:p>0.444634381008488</text:p>
          </table:table-cell>
        </table:table-row>
        <table:table-row table:style-name="ro1">
          <table:table-cell office:value-type="string" calcext:value-type="string">
            <text:p>"226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0.291177259866868" calcext:value-type="float">
            <text:p>0.291177259866868</text:p>
          </table:table-cell>
        </table:table-row>
        <table:table-row table:style-name="ro1">
          <table:table-cell table:style-name="ce1" office:value-type="string" calcext:value-type="string">
            <text:p>"2261"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mean_distanciacopas_Salix"</text:p>
          </table:table-cell>
          <table:table-cell table:style-name="ce1" office:value-type="float" office:value="0.835124068853415" calcext:value-type="float">
            <text:p>0.835124068853415</text:p>
          </table:table-cell>
        </table:table-row>
        <table:table-row table:style-name="ro1">
          <table:table-cell office:value-type="string" calcext:value-type="string">
            <text:p>"226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7925387813583" calcext:value-type="float">
            <text:p>-0.17925387813583</text:p>
          </table:table-cell>
        </table:table-row>
        <table:table-row table:style-name="ro1">
          <table:table-cell office:value-type="string" calcext:value-type="string">
            <text:p>"226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71124761764464" calcext:value-type="float">
            <text:p>-0.171124761764464</text:p>
          </table:table-cell>
        </table:table-row>
        <table:table-row table:style-name="ro1">
          <table:table-cell office:value-type="string" calcext:value-type="string">
            <text:p>"226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43229023235091" calcext:value-type="float">
            <text:p>-0.074322902323509</text:p>
          </table:table-cell>
        </table:table-row>
        <table:table-row table:style-name="ro1">
          <table:table-cell office:value-type="string" calcext:value-type="string">
            <text:p>"226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116794472815654" calcext:value-type="float">
            <text:p>-0.116794472815654</text:p>
          </table:table-cell>
        </table:table-row>
        <table:table-row table:style-name="ro1">
          <table:table-cell office:value-type="string" calcext:value-type="string">
            <text:p>"226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Salix"</text:p>
          </table:table-cell>
          <table:table-cell office:value-type="float" office:value="-0.0718215985171158" calcext:value-type="float">
            <text:p>-0.071821598517116</text:p>
          </table:table-cell>
        </table:table-row>
        <table:table-row table:style-name="ro1">
          <table:table-cell office:value-type="string" calcext:value-type="string">
            <text:p>"2268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16422747552673" calcext:value-type="float">
            <text:p>0.416422747552673</text:p>
          </table:table-cell>
        </table:table-row>
        <table:table-row table:style-name="ro1">
          <table:table-cell office:value-type="string" calcext:value-type="string">
            <text:p>"226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38753509126941" calcext:value-type="float">
            <text:p>-0.238753509126941</text:p>
          </table:table-cell>
        </table:table-row>
        <table:table-row table:style-name="ro1">
          <table:table-cell office:value-type="string" calcext:value-type="string">
            <text:p>"227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Pinus"</text:p>
          </table:table-cell>
          <table:table-cell office:value-type="float" office:value="0.443862939796272" calcext:value-type="float">
            <text:p>0.443862939796272</text:p>
          </table:table-cell>
        </table:table-row>
        <table:table-row table:style-name="ro1">
          <table:table-cell office:value-type="string" calcext:value-type="string">
            <text:p>"227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19539129445531" calcext:value-type="float">
            <text:p>0.419539129445531</text:p>
          </table:table-cell>
        </table:table-row>
        <table:table-row table:style-name="ro1">
          <table:table-cell office:value-type="string" calcext:value-type="string">
            <text:p>"2271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194813946150744" calcext:value-type="float">
            <text:p>-0.194813946150744</text:p>
          </table:table-cell>
        </table:table-row>
        <table:table-row table:style-name="ro1">
          <table:table-cell office:value-type="string" calcext:value-type="string">
            <text:p>"2272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404839269824286" calcext:value-type="float">
            <text:p>-0.404839269824286</text:p>
          </table:table-cell>
        </table:table-row>
        <table:table-row table:style-name="ro1">
          <table:table-cell office:value-type="string" calcext:value-type="string">
            <text:p>"227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320292051328424" calcext:value-type="float">
            <text:p>-0.320292051328424</text:p>
          </table:table-cell>
        </table:table-row>
        <table:table-row table:style-name="ro1">
          <table:table-cell office:value-type="string" calcext:value-type="string">
            <text:p>"227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38253204976072" calcext:value-type="float">
            <text:p>-0.238253204976072</text:p>
          </table:table-cell>
        </table:table-row>
        <table:table-row table:style-name="ro1">
          <table:table-cell table:style-name="ce1" office:value-type="string" calcext:value-type="string">
            <text:p>"2275"</text:p>
          </table:table-cell>
          <table:table-cell table:style-name="ce1" office:value-type="string" calcext:value-type="string">
            <text:p>"mean_diamcopa_Arbutus"</text:p>
          </table:table-cell>
          <table:table-cell table:style-name="ce1" office:value-type="string" calcext:value-type="string">
            <text:p>"mean_distanciacopas_Arbutus"</text:p>
          </table:table-cell>
          <table:table-cell table:style-name="ce1" office:value-type="float" office:value="0.999999505041135" calcext:value-type="float">
            <text:p>0.999999505041135</text:p>
          </table:table-cell>
        </table:table-row>
        <table:table-row table:style-name="ro1">
          <table:table-cell office:value-type="string" calcext:value-type="string">
            <text:p>"2276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16560610627388" calcext:value-type="float">
            <text:p>0.416560610627388</text:p>
          </table:table-cell>
        </table:table-row>
        <table:table-row table:style-name="ro1">
          <table:table-cell office:value-type="string" calcext:value-type="string">
            <text:p>"227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38779209142969" calcext:value-type="float">
            <text:p>-0.238779209142969</text:p>
          </table:table-cell>
        </table:table-row>
        <table:table-row table:style-name="ro1">
          <table:table-cell office:value-type="string" calcext:value-type="string">
            <text:p>"227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19452934177675" calcext:value-type="float">
            <text:p>0.419452934177675</text:p>
          </table:table-cell>
        </table:table-row>
        <table:table-row table:style-name="ro1">
          <table:table-cell office:value-type="string" calcext:value-type="string">
            <text:p>"2279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1948201314327" calcext:value-type="float">
            <text:p>-0.1948201314327</text:p>
          </table:table-cell>
        </table:table-row>
        <table:table-row table:style-name="ro1">
          <table:table-cell office:value-type="string" calcext:value-type="string">
            <text:p>"228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Pinus"</text:p>
          </table:table-cell>
          <table:table-cell office:value-type="float" office:value="0.449294342042717" calcext:value-type="float">
            <text:p>0.449294342042717</text:p>
          </table:table-cell>
        </table:table-row>
        <table:table-row table:style-name="ro1">
          <table:table-cell office:value-type="string" calcext:value-type="string">
            <text:p>"228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36328436679395" calcext:value-type="float">
            <text:p>-0.36328436679395</text:p>
          </table:table-cell>
        </table:table-row>
        <table:table-row table:style-name="ro1">
          <table:table-cell office:value-type="string" calcext:value-type="string">
            <text:p>"228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85261895064336" calcext:value-type="float">
            <text:p>-0.285261895064336</text:p>
          </table:table-cell>
        </table:table-row>
        <table:table-row table:style-name="ro1">
          <table:table-cell office:value-type="string" calcext:value-type="string">
            <text:p>"228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37724882385802" calcext:value-type="float">
            <text:p>-0.237724882385802</text:p>
          </table:table-cell>
        </table:table-row>
        <table:table-row table:style-name="ro1">
          <table:table-cell table:style-name="ce1" office:value-type="string" calcext:value-type="string">
            <text:p>"2283"</text:p>
          </table:table-cell>
          <table:table-cell table:style-name="ce1" office:value-type="string" calcext:value-type="string">
            <text:p>"mean_coberturacopa_Arbutus"</text:p>
          </table:table-cell>
          <table:table-cell table:style-name="ce1" office:value-type="string" calcext:value-type="string">
            <text:p>"mean_distanciacopas_Arbutus"</text:p>
          </table:table-cell>
          <table:table-cell table:style-name="ce1" office:value-type="float" office:value="0.942501896318195" calcext:value-type="float">
            <text:p>0.942501896318195</text:p>
          </table:table-cell>
        </table:table-row>
        <table:table-row table:style-name="ro1">
          <table:table-cell office:value-type="string" calcext:value-type="string">
            <text:p>"228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23304844862078" calcext:value-type="float">
            <text:p>0.423304844862078</text:p>
          </table:table-cell>
        </table:table-row>
        <table:table-row table:style-name="ro1">
          <table:table-cell office:value-type="string" calcext:value-type="string">
            <text:p>"228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29610602758667" calcext:value-type="float">
            <text:p>-0.229610602758667</text:p>
          </table:table-cell>
        </table:table-row>
        <table:table-row table:style-name="ro1">
          <table:table-cell office:value-type="string" calcext:value-type="string">
            <text:p>"228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32308210642503" calcext:value-type="float">
            <text:p>0.32308210642503</text:p>
          </table:table-cell>
        </table:table-row>
        <table:table-row table:style-name="ro1">
          <table:table-cell office:value-type="string" calcext:value-type="string">
            <text:p>"228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194009396099175" calcext:value-type="float">
            <text:p>-0.194009396099175</text:p>
          </table:table-cell>
        </table:table-row>
        <table:table-row table:style-name="ro1">
          <table:table-cell office:value-type="string" calcext:value-type="string">
            <text:p>"228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55737362391406" calcext:value-type="float">
            <text:p>-0.255737362391406</text:p>
          </table:table-cell>
        </table:table-row>
        <table:table-row table:style-name="ro1">
          <table:table-cell office:value-type="string" calcext:value-type="string">
            <text:p>"228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80720678440944" calcext:value-type="float">
            <text:p>-0.280720678440944</text:p>
          </table:table-cell>
        </table:table-row>
        <table:table-row table:style-name="ro1">
          <table:table-cell office:value-type="string" calcext:value-type="string">
            <text:p>"229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inus"</text:p>
          </table:table-cell>
          <table:table-cell office:value-type="float" office:value="0.481322085343523" calcext:value-type="float">
            <text:p>0.481322085343523</text:p>
          </table:table-cell>
        </table:table-row>
        <table:table-row table:style-name="ro1">
          <table:table-cell office:value-type="string" calcext:value-type="string">
            <text:p>"229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17993701590583" calcext:value-type="float">
            <text:p>-0.217993701590583</text:p>
          </table:table-cell>
        </table:table-row>
        <table:table-row table:style-name="ro1">
          <table:table-cell table:style-name="ce1" office:value-type="string" calcext:value-type="string">
            <text:p>"2291"</text:p>
          </table:table-cell>
          <table:table-cell table:style-name="ce1" office:value-type="string" calcext:value-type="string">
            <text:p>"mean_areabasal_Arbutus"</text:p>
          </table:table-cell>
          <table:table-cell table:style-name="ce1" office:value-type="string" calcext:value-type="string">
            <text:p>"mean_distanciacopas_Arbutus"</text:p>
          </table:table-cell>
          <table:table-cell table:style-name="ce1" office:value-type="float" office:value="0.840950173393024" calcext:value-type="float">
            <text:p>0.840950173393024</text:p>
          </table:table-cell>
        </table:table-row>
        <table:table-row table:style-name="ro1">
          <table:table-cell office:value-type="string" calcext:value-type="string">
            <text:p>"229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207733228199975" calcext:value-type="float">
            <text:p>0.207733228199975</text:p>
          </table:table-cell>
        </table:table-row>
        <table:table-row table:style-name="ro1">
          <table:table-cell office:value-type="string" calcext:value-type="string">
            <text:p>"229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201955336894367" calcext:value-type="float">
            <text:p>-0.201955336894367</text:p>
          </table:table-cell>
        </table:table-row>
        <table:table-row table:style-name="ro1">
          <table:table-cell office:value-type="string" calcext:value-type="string">
            <text:p>"229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0.402095270681126" calcext:value-type="float">
            <text:p>0.402095270681126</text:p>
          </table:table-cell>
        </table:table-row>
        <table:table-row table:style-name="ro1">
          <table:table-cell office:value-type="string" calcext:value-type="string">
            <text:p>"229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Arbutus"</text:p>
          </table:table-cell>
          <table:table-cell office:value-type="float" office:value="-0.195158620981733" calcext:value-type="float">
            <text:p>-0.195158620981733</text:p>
          </table:table-cell>
        </table:table-row>
        <table:table-row table:style-name="ro1">
          <table:table-cell office:value-type="string" calcext:value-type="string">
            <text:p>"2297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0121551369965222" calcext:value-type="float">
            <text:p>0.012155136996522</text:p>
          </table:table-cell>
        </table:table-row>
        <table:table-row table:style-name="ro1">
          <table:table-cell office:value-type="string" calcext:value-type="string">
            <text:p>"2298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87235965931872" calcext:value-type="float">
            <text:p>0.487235965931872</text:p>
          </table:table-cell>
        </table:table-row>
        <table:table-row table:style-name="ro1">
          <table:table-cell office:value-type="string" calcext:value-type="string">
            <text:p>"2299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125999164346413" calcext:value-type="float">
            <text:p>0.125999164346413</text:p>
          </table:table-cell>
        </table:table-row>
        <table:table-row table:style-name="ro1">
          <table:table-cell office:value-type="string" calcext:value-type="string">
            <text:p>"23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prop_conif"</text:p>
          </table:table-cell>
          <table:table-cell office:value-type="float" office:value="0.0752409869063379" calcext:value-type="float">
            <text:p>0.075240986906338</text:p>
          </table:table-cell>
        </table:table-row>
        <table:table-row table:style-name="ro1">
          <table:table-cell office:value-type="string" calcext:value-type="string">
            <text:p>"230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Pinus"</text:p>
          </table:table-cell>
          <table:table-cell office:value-type="float" office:value="0.517892248555394" calcext:value-type="float">
            <text:p>0.517892248555394</text:p>
          </table:table-cell>
        </table:table-row>
        <table:table-row table:style-name="ro1">
          <table:table-cell office:value-type="string" calcext:value-type="string">
            <text:p>"2300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380934045526029" calcext:value-type="float">
            <text:p>-0.380934045526029</text:p>
          </table:table-cell>
        </table:table-row>
        <table:table-row table:style-name="ro1">
          <table:table-cell office:value-type="string" calcext:value-type="string">
            <text:p>"2301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89979241424705" calcext:value-type="float">
            <text:p>-0.289979241424705</text:p>
          </table:table-cell>
        </table:table-row>
        <table:table-row table:style-name="ro1">
          <table:table-cell office:value-type="string" calcext:value-type="string">
            <text:p>"2302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16445862837088" calcext:value-type="float">
            <text:p>-0.216445862837088</text:p>
          </table:table-cell>
        </table:table-row>
        <table:table-row table:style-name="ro1">
          <table:table-cell office:value-type="string" calcext:value-type="string">
            <text:p>"2303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16272844155773" calcext:value-type="float">
            <text:p>0.416272844155773</text:p>
          </table:table-cell>
        </table:table-row>
        <table:table-row table:style-name="ro1">
          <table:table-cell table:style-name="ce1" office:value-type="string" calcext:value-type="string">
            <text:p>"2304"</text:p>
          </table:table-cell>
          <table:table-cell table:style-name="ce1" office:value-type="string" calcext:value-type="string">
            <text:p>"mean_diamcopa_Quercus"</text:p>
          </table:table-cell>
          <table:table-cell table:style-name="ce1" office:value-type="string" calcext:value-type="string">
            <text:p>"mean_distanciacopas_Quercus"</text:p>
          </table:table-cell>
          <table:table-cell table:style-name="ce1" office:value-type="float" office:value="0.999999346372801" calcext:value-type="float">
            <text:p>0.999999346372801</text:p>
          </table:table-cell>
        </table:table-row>
        <table:table-row table:style-name="ro1">
          <table:table-cell office:value-type="string" calcext:value-type="string">
            <text:p>"2305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0121689462437287" calcext:value-type="float">
            <text:p>0.012168946243729</text:p>
          </table:table-cell>
        </table:table-row>
        <table:table-row table:style-name="ro1">
          <table:table-cell office:value-type="string" calcext:value-type="string">
            <text:p>"2306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87370781454385" calcext:value-type="float">
            <text:p>0.487370781454385</text:p>
          </table:table-cell>
        </table:table-row>
        <table:table-row table:style-name="ro1">
          <table:table-cell office:value-type="string" calcext:value-type="string">
            <text:p>"2307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126053782473547" calcext:value-type="float">
            <text:p>0.126053782473547</text:p>
          </table:table-cell>
        </table:table-row>
        <table:table-row table:style-name="ro1">
          <table:table-cell office:value-type="string" calcext:value-type="string">
            <text:p>"2308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88988915378149" calcext:value-type="float">
            <text:p>-0.288988915378149</text:p>
          </table:table-cell>
        </table:table-row>
        <table:table-row table:style-name="ro1">
          <table:table-cell office:value-type="string" calcext:value-type="string">
            <text:p>"2309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4375970525856" calcext:value-type="float">
            <text:p>-0.24375970525856</text:p>
          </table:table-cell>
        </table:table-row>
        <table:table-row table:style-name="ro1">
          <table:table-cell office:value-type="string" calcext:value-type="string">
            <text:p>"231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Pinus"</text:p>
          </table:table-cell>
          <table:table-cell office:value-type="float" office:value="0.0149059275996869" calcext:value-type="float">
            <text:p>0.014905927599687</text:p>
          </table:table-cell>
        </table:table-row>
        <table:table-row table:style-name="ro1">
          <table:table-cell office:value-type="string" calcext:value-type="string">
            <text:p>"2310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07584214301674" calcext:value-type="float">
            <text:p>-0.207584214301674</text:p>
          </table:table-cell>
        </table:table-row>
        <table:table-row table:style-name="ro1">
          <table:table-cell office:value-type="string" calcext:value-type="string">
            <text:p>"2311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336248703148845" calcext:value-type="float">
            <text:p>0.336248703148845</text:p>
          </table:table-cell>
        </table:table-row>
        <table:table-row table:style-name="ro1">
          <table:table-cell table:style-name="ce1" office:value-type="string" calcext:value-type="string">
            <text:p>"2312"</text:p>
          </table:table-cell>
          <table:table-cell table:style-name="ce1" office:value-type="string" calcext:value-type="string">
            <text:p>"mean_coberturacopa_Quercus"</text:p>
          </table:table-cell>
          <table:table-cell table:style-name="ce1" office:value-type="string" calcext:value-type="string">
            <text:p>"mean_distanciacopas_Quercus"</text:p>
          </table:table-cell>
          <table:table-cell table:style-name="ce1" office:value-type="float" office:value="0.930055228288181" calcext:value-type="float">
            <text:p>0.930055228288181</text:p>
          </table:table-cell>
        </table:table-row>
        <table:table-row table:style-name="ro1">
          <table:table-cell office:value-type="string" calcext:value-type="string">
            <text:p>"231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0125684522832323" calcext:value-type="float">
            <text:p>0.012568452283232</text:p>
          </table:table-cell>
        </table:table-row>
        <table:table-row table:style-name="ro1">
          <table:table-cell office:value-type="string" calcext:value-type="string">
            <text:p>"231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32335036634703" calcext:value-type="float">
            <text:p>0.432335036634703</text:p>
          </table:table-cell>
        </table:table-row>
        <table:table-row table:style-name="ro1">
          <table:table-cell office:value-type="string" calcext:value-type="string">
            <text:p>"231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120839818577906" calcext:value-type="float">
            <text:p>0.120839818577906</text:p>
          </table:table-cell>
        </table:table-row>
        <table:table-row table:style-name="ro1">
          <table:table-cell office:value-type="string" calcext:value-type="string">
            <text:p>"2316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137268487904186" calcext:value-type="float">
            <text:p>-0.137268487904186</text:p>
          </table:table-cell>
        </table:table-row>
        <table:table-row table:style-name="ro1">
          <table:table-cell office:value-type="string" calcext:value-type="string">
            <text:p>"2317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268068115969564" calcext:value-type="float">
            <text:p>-0.268068115969564</text:p>
          </table:table-cell>
        </table:table-row>
        <table:table-row table:style-name="ro1">
          <table:table-cell office:value-type="string" calcext:value-type="string">
            <text:p>"2318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10134508640967" calcext:value-type="float">
            <text:p>-0.10134508640967</text:p>
          </table:table-cell>
        </table:table-row>
        <table:table-row table:style-name="ro1">
          <table:table-cell office:value-type="string" calcext:value-type="string">
            <text:p>"2319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380040749829284" calcext:value-type="float">
            <text:p>0.380040749829284</text:p>
          </table:table-cell>
        </table:table-row>
        <table:table-row table:style-name="ro1">
          <table:table-cell table:style-name="ce1" office:value-type="string" calcext:value-type="string">
            <text:p>"232"</text:p>
          </table:table-cell>
          <table:table-cell table:style-name="ce1" office:value-type="string" calcext:value-type="string">
            <text:p>"mean_DAP_Pin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0.82077549014658" calcext:value-type="float">
            <text:p>0.82077549014658</text:p>
          </table:table-cell>
        </table:table-row>
        <table:table-row table:style-name="ro1">
          <table:table-cell table:style-name="ce1" office:value-type="string" calcext:value-type="string">
            <text:p>"2320"</text:p>
          </table:table-cell>
          <table:table-cell table:style-name="ce1" office:value-type="string" calcext:value-type="string">
            <text:p>"mean_areabasal_Quercus"</text:p>
          </table:table-cell>
          <table:table-cell table:style-name="ce1" office:value-type="string" calcext:value-type="string">
            <text:p>"mean_distanciacopas_Quercus"</text:p>
          </table:table-cell>
          <table:table-cell table:style-name="ce1" office:value-type="float" office:value="0.81837407996325" calcext:value-type="float">
            <text:p>0.81837407996325</text:p>
          </table:table-cell>
        </table:table-row>
        <table:table-row table:style-name="ro1">
          <table:table-cell office:value-type="string" calcext:value-type="string">
            <text:p>"2321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-0.0190699305721473" calcext:value-type="float">
            <text:p>-0.019069930572147</text:p>
          </table:table-cell>
        </table:table-row>
        <table:table-row table:style-name="ro1">
          <table:table-cell office:value-type="string" calcext:value-type="string">
            <text:p>"2322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469958959186122" calcext:value-type="float">
            <text:p>0.469958959186122</text:p>
          </table:table-cell>
        </table:table-row>
        <table:table-row table:style-name="ro1">
          <table:table-cell office:value-type="string" calcext:value-type="string">
            <text:p>"2323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Quercus"</text:p>
          </table:table-cell>
          <table:table-cell office:value-type="float" office:value="0.131833070240536" calcext:value-type="float">
            <text:p>0.131833070240536</text:p>
          </table:table-cell>
        </table:table-row>
        <table:table-row table:style-name="ro1">
          <table:table-cell office:value-type="string" calcext:value-type="string">
            <text:p>"2325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34262969430285" calcext:value-type="float">
            <text:p>-0.134262969430285</text:p>
          </table:table-cell>
        </table:table-row>
        <table:table-row table:style-name="ro1">
          <table:table-cell office:value-type="string" calcext:value-type="string">
            <text:p>"2326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71836539638923" calcext:value-type="float">
            <text:p>-0.071836539638923</text:p>
          </table:table-cell>
        </table:table-row>
        <table:table-row table:style-name="ro1">
          <table:table-cell office:value-type="string" calcext:value-type="string">
            <text:p>"2327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181272235288849" calcext:value-type="float">
            <text:p>0.181272235288849</text:p>
          </table:table-cell>
        </table:table-row>
        <table:table-row table:style-name="ro1">
          <table:table-cell office:value-type="string" calcext:value-type="string">
            <text:p>"2328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267487492516363" calcext:value-type="float">
            <text:p>0.267487492516363</text:p>
          </table:table-cell>
        </table:table-row>
        <table:table-row table:style-name="ro1">
          <table:table-cell office:value-type="string" calcext:value-type="string">
            <text:p>"2329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878545203849038" calcext:value-type="float">
            <text:p>-0.087854520384904</text:p>
          </table:table-cell>
        </table:table-row>
        <table:table-row table:style-name="ro1">
          <table:table-cell office:value-type="string" calcext:value-type="string">
            <text:p>"233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prop_Pinus"</text:p>
          </table:table-cell>
          <table:table-cell office:value-type="float" office:value="0.22061983971094" calcext:value-type="float">
            <text:p>0.22061983971094</text:p>
          </table:table-cell>
        </table:table-row>
        <table:table-row table:style-name="ro1">
          <table:table-cell office:value-type="string" calcext:value-type="string">
            <text:p>"233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238766619246496" calcext:value-type="float">
            <text:p>-0.238766619246496</text:p>
          </table:table-cell>
        </table:table-row>
        <table:table-row table:style-name="ro1">
          <table:table-cell office:value-type="string" calcext:value-type="string">
            <text:p>"2331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0119382816058989" calcext:value-type="float">
            <text:p>0.011938281605899</text:p>
          </table:table-cell>
        </table:table-row>
        <table:table-row table:style-name="ro1">
          <table:table-cell table:style-name="ce1" office:value-type="string" calcext:value-type="string">
            <text:p>"2332"</text:p>
          </table:table-cell>
          <table:table-cell table:style-name="ce1" office:value-type="string" calcext:value-type="string">
            <text:p>"mean_diamcopa_Alnus"</text:p>
          </table:table-cell>
          <table:table-cell table:style-name="ce1" office:value-type="string" calcext:value-type="string">
            <text:p>"mean_distanciacopas_Alnus"</text:p>
          </table:table-cell>
          <table:table-cell table:style-name="ce1" office:value-type="float" office:value="0.999999812487306" calcext:value-type="float">
            <text:p>0.999999812487306</text:p>
          </table:table-cell>
        </table:table-row>
        <table:table-row table:style-name="ro1">
          <table:table-cell office:value-type="string" calcext:value-type="string">
            <text:p>"2333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34260777156965" calcext:value-type="float">
            <text:p>-0.134260777156965</text:p>
          </table:table-cell>
        </table:table-row>
        <table:table-row table:style-name="ro1">
          <table:table-cell office:value-type="string" calcext:value-type="string">
            <text:p>"233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718388204266243" calcext:value-type="float">
            <text:p>-0.071838820426624</text:p>
          </table:table-cell>
        </table:table-row>
        <table:table-row table:style-name="ro1">
          <table:table-cell office:value-type="string" calcext:value-type="string">
            <text:p>"233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187053241176134" calcext:value-type="float">
            <text:p>0.187053241176134</text:p>
          </table:table-cell>
        </table:table-row>
        <table:table-row table:style-name="ro1">
          <table:table-cell office:value-type="string" calcext:value-type="string">
            <text:p>"2336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35327403884254" calcext:value-type="float">
            <text:p>0.35327403884254</text:p>
          </table:table-cell>
        </table:table-row>
        <table:table-row table:style-name="ro1">
          <table:table-cell office:value-type="string" calcext:value-type="string">
            <text:p>"2337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876597044210163" calcext:value-type="float">
            <text:p>-0.087659704421016</text:p>
          </table:table-cell>
        </table:table-row>
        <table:table-row table:style-name="ro1">
          <table:table-cell office:value-type="string" calcext:value-type="string">
            <text:p>"233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82523001103395" calcext:value-type="float">
            <text:p>-0.182523001103395</text:p>
          </table:table-cell>
        </table:table-row>
        <table:table-row table:style-name="ro1">
          <table:table-cell office:value-type="string" calcext:value-type="string">
            <text:p>"233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895536526405366" calcext:value-type="float">
            <text:p>-0.089553652640537</text:p>
          </table:table-cell>
        </table:table-row>
        <table:table-row table:style-name="ro1">
          <table:table-cell office:value-type="string" calcext:value-type="string">
            <text:p>"234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prop_Pinus"</text:p>
          </table:table-cell>
          <table:table-cell office:value-type="float" office:value="-0.255607735107475" calcext:value-type="float">
            <text:p>-0.255607735107475</text:p>
          </table:table-cell>
        </table:table-row>
        <table:table-row table:style-name="ro1">
          <table:table-cell table:style-name="ce1" office:value-type="string" calcext:value-type="string">
            <text:p>"2340"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mean_distanciacopas_Alnus"</text:p>
          </table:table-cell>
          <table:table-cell table:style-name="ce1" office:value-type="float" office:value="0.986406417337766" calcext:value-type="float">
            <text:p>0.986406417337766</text:p>
          </table:table-cell>
        </table:table-row>
        <table:table-row table:style-name="ro1">
          <table:table-cell office:value-type="string" calcext:value-type="string">
            <text:p>"234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09409084281969" calcext:value-type="float">
            <text:p>-0.109409084281969</text:p>
          </table:table-cell>
        </table:table-row>
        <table:table-row table:style-name="ro1">
          <table:table-cell office:value-type="string" calcext:value-type="string">
            <text:p>"234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715398663626356" calcext:value-type="float">
            <text:p>-0.071539866362636</text:p>
          </table:table-cell>
        </table:table-row>
        <table:table-row table:style-name="ro1">
          <table:table-cell office:value-type="string" calcext:value-type="string">
            <text:p>"234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443131326658117" calcext:value-type="float">
            <text:p>0.443131326658117</text:p>
          </table:table-cell>
        </table:table-row>
        <table:table-row table:style-name="ro1">
          <table:table-cell office:value-type="string" calcext:value-type="string">
            <text:p>"234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0.260707972180936" calcext:value-type="float">
            <text:p>0.260707972180936</text:p>
          </table:table-cell>
        </table:table-row>
        <table:table-row table:style-name="ro1">
          <table:table-cell office:value-type="string" calcext:value-type="string">
            <text:p>"234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803839432174433" calcext:value-type="float">
            <text:p>-0.080383943217443</text:p>
          </table:table-cell>
        </table:table-row>
        <table:table-row table:style-name="ro1">
          <table:table-cell office:value-type="string" calcext:value-type="string">
            <text:p>"234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79608379642639" calcext:value-type="float">
            <text:p>-0.179608379642639</text:p>
          </table:table-cell>
        </table:table-row>
        <table:table-row table:style-name="ro1">
          <table:table-cell office:value-type="string" calcext:value-type="string">
            <text:p>"234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937583518844104" calcext:value-type="float">
            <text:p>-0.09375835188441</text:p>
          </table:table-cell>
        </table:table-row>
        <table:table-row table:style-name="ro1">
          <table:table-cell table:style-name="ce1" office:value-type="string" calcext:value-type="string">
            <text:p>"2348"</text:p>
          </table:table-cell>
          <table:table-cell table:style-name="ce1" office:value-type="string" calcext:value-type="string">
            <text:p>"mean_areabasal_Alnus"</text:p>
          </table:table-cell>
          <table:table-cell table:style-name="ce1" office:value-type="string" calcext:value-type="string">
            <text:p>"mean_distanciacopas_Alnus"</text:p>
          </table:table-cell>
          <table:table-cell table:style-name="ce1" office:value-type="float" office:value="0.902680399434901" calcext:value-type="float">
            <text:p>0.902680399434901</text:p>
          </table:table-cell>
        </table:table-row>
        <table:table-row table:style-name="ro1">
          <table:table-cell office:value-type="string" calcext:value-type="string">
            <text:p>"234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117025451453499" calcext:value-type="float">
            <text:p>-0.117025451453499</text:p>
          </table:table-cell>
        </table:table-row>
        <table:table-row table:style-name="ro1">
          <table:table-cell office:value-type="string" calcext:value-type="string">
            <text:p>"235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prop_Pinus"</text:p>
          </table:table-cell>
          <table:table-cell office:value-type="float" office:value="-0.434316268058316" calcext:value-type="float">
            <text:p>-0.434316268058316</text:p>
          </table:table-cell>
        </table:table-row>
        <table:table-row table:style-name="ro1">
          <table:table-cell office:value-type="string" calcext:value-type="string">
            <text:p>"235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Alnus"</text:p>
          </table:table-cell>
          <table:table-cell office:value-type="float" office:value="-0.0719636365313587" calcext:value-type="float">
            <text:p>-0.071963636531359</text:p>
          </table:table-cell>
        </table:table-row>
        <table:table-row table:style-name="ro1">
          <table:table-cell office:value-type="string" calcext:value-type="string">
            <text:p>"235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09553568415716" calcext:value-type="float">
            <text:p>-0.109553568415716</text:p>
          </table:table-cell>
        </table:table-row>
        <table:table-row table:style-name="ro1">
          <table:table-cell office:value-type="string" calcext:value-type="string">
            <text:p>"235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227661250749188" calcext:value-type="float">
            <text:p>-0.227661250749188</text:p>
          </table:table-cell>
        </table:table-row>
        <table:table-row table:style-name="ro1">
          <table:table-cell office:value-type="string" calcext:value-type="string">
            <text:p>"2354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53206870677652" calcext:value-type="float">
            <text:p>-0.153206870677652</text:p>
          </table:table-cell>
        </table:table-row>
        <table:table-row table:style-name="ro1">
          <table:table-cell office:value-type="string" calcext:value-type="string">
            <text:p>"2355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33981623530241" calcext:value-type="float">
            <text:p>-0.133981623530241</text:p>
          </table:table-cell>
        </table:table-row>
        <table:table-row table:style-name="ro1">
          <table:table-cell office:value-type="string" calcext:value-type="string">
            <text:p>"235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419366052378532" calcext:value-type="float">
            <text:p>0.419366052378532</text:p>
          </table:table-cell>
        </table:table-row>
        <table:table-row table:style-name="ro1">
          <table:table-cell office:value-type="string" calcext:value-type="string">
            <text:p>"235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48727026379604" calcext:value-type="float">
            <text:p>0.48727026379604</text:p>
          </table:table-cell>
        </table:table-row>
        <table:table-row table:style-name="ro1">
          <table:table-cell office:value-type="string" calcext:value-type="string">
            <text:p>"2358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34277421827148" calcext:value-type="float">
            <text:p>-0.134277421827148</text:p>
          </table:table-cell>
        </table:table-row>
        <table:table-row table:style-name="ro1">
          <table:table-cell table:style-name="ce1" office:value-type="string" calcext:value-type="string">
            <text:p>"2359"</text:p>
          </table:table-cell>
          <table:table-cell table:style-name="ce1" office:value-type="string" calcext:value-type="string">
            <text:p>"mean_diamcopa_Juniperus"</text:p>
          </table:table-cell>
          <table:table-cell table:style-name="ce1" office:value-type="string" calcext:value-type="string">
            <text:p>"mean_distanciacopas_Juniperus"</text:p>
          </table:table-cell>
          <table:table-cell table:style-name="ce1" office:value-type="float" office:value="0.999999691055888" calcext:value-type="float">
            <text:p>0.999999691055888</text:p>
          </table:table-cell>
        </table:table-row>
        <table:table-row table:style-name="ro1">
          <table:table-cell office:value-type="string" calcext:value-type="string">
            <text:p>"236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prop_Pinus"</text:p>
          </table:table-cell>
          <table:table-cell office:value-type="float" office:value="0.0160480983724811" calcext:value-type="float">
            <text:p>0.016048098372481</text:p>
          </table:table-cell>
        </table:table-row>
        <table:table-row table:style-name="ro1">
          <table:table-cell office:value-type="string" calcext:value-type="string">
            <text:p>"236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09557046707303" calcext:value-type="float">
            <text:p>-0.109557046707303</text:p>
          </table:table-cell>
        </table:table-row>
        <table:table-row table:style-name="ro1">
          <table:table-cell office:value-type="string" calcext:value-type="string">
            <text:p>"236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204292862591701" calcext:value-type="float">
            <text:p>-0.204292862591701</text:p>
          </table:table-cell>
        </table:table-row>
        <table:table-row table:style-name="ro1">
          <table:table-cell office:value-type="string" calcext:value-type="string">
            <text:p>"236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63072075825632" calcext:value-type="float">
            <text:p>-0.163072075825632</text:p>
          </table:table-cell>
        </table:table-row>
        <table:table-row table:style-name="ro1">
          <table:table-cell office:value-type="string" calcext:value-type="string">
            <text:p>"236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33684521468596" calcext:value-type="float">
            <text:p>-0.133684521468596</text:p>
          </table:table-cell>
        </table:table-row>
        <table:table-row table:style-name="ro1">
          <table:table-cell office:value-type="string" calcext:value-type="string">
            <text:p>"236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393163610409831" calcext:value-type="float">
            <text:p>0.393163610409831</text:p>
          </table:table-cell>
        </table:table-row>
        <table:table-row table:style-name="ro1">
          <table:table-cell office:value-type="string" calcext:value-type="string">
            <text:p>"236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64624372170916" calcext:value-type="float">
            <text:p>0.64624372170916</text:p>
          </table:table-cell>
        </table:table-row>
        <table:table-row table:style-name="ro1">
          <table:table-cell office:value-type="string" calcext:value-type="string">
            <text:p>"236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29121458577873" calcext:value-type="float">
            <text:p>-0.129121458577873</text:p>
          </table:table-cell>
        </table:table-row>
        <table:table-row table:style-name="ro1">
          <table:table-cell table:style-name="ce1" office:value-type="string" calcext:value-type="string">
            <text:p>"2367"</text:p>
          </table:table-cell>
          <table:table-cell table:style-name="ce1" office:value-type="string" calcext:value-type="string">
            <text:p>"mean_coberturacopa_Juniperus"</text:p>
          </table:table-cell>
          <table:table-cell table:style-name="ce1" office:value-type="string" calcext:value-type="string">
            <text:p>"mean_distanciacopas_Juniperus"</text:p>
          </table:table-cell>
          <table:table-cell table:style-name="ce1" office:value-type="float" office:value="0.946361649362356" calcext:value-type="float">
            <text:p>0.946361649362356</text:p>
          </table:table-cell>
        </table:table-row>
        <table:table-row table:style-name="ro1">
          <table:table-cell office:value-type="string" calcext:value-type="string">
            <text:p>"236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09101129918062" calcext:value-type="float">
            <text:p>-0.109101129918062</text:p>
          </table:table-cell>
        </table:table-row>
        <table:table-row table:style-name="ro1">
          <table:table-cell office:value-type="string" calcext:value-type="string">
            <text:p>"236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43813834588221" calcext:value-type="float">
            <text:p>-0.143813834588221</text:p>
          </table:table-cell>
        </table:table-row>
        <table:table-row table:style-name="ro1">
          <table:table-cell office:value-type="string" calcext:value-type="string">
            <text:p>"237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prop_Pinus"</text:p>
          </table:table-cell>
          <table:table-cell office:value-type="float" office:value="-0.0772547213058648" calcext:value-type="float">
            <text:p>-0.077254721305865</text:p>
          </table:table-cell>
        </table:table-row>
        <table:table-row table:style-name="ro1">
          <table:table-cell office:value-type="string" calcext:value-type="string">
            <text:p>"237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200790932870865" calcext:value-type="float">
            <text:p>-0.200790932870865</text:p>
          </table:table-cell>
        </table:table-row>
        <table:table-row table:style-name="ro1">
          <table:table-cell office:value-type="string" calcext:value-type="string">
            <text:p>"237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22588697438116" calcext:value-type="float">
            <text:p>-0.122588697438116</text:p>
          </table:table-cell>
        </table:table-row>
        <table:table-row table:style-name="ro1">
          <table:table-cell office:value-type="string" calcext:value-type="string">
            <text:p>"237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304495531726157" calcext:value-type="float">
            <text:p>0.304495531726157</text:p>
          </table:table-cell>
        </table:table-row>
        <table:table-row table:style-name="ro1">
          <table:table-cell office:value-type="string" calcext:value-type="string">
            <text:p>"237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0.358129485805671" calcext:value-type="float">
            <text:p>0.358129485805671</text:p>
          </table:table-cell>
        </table:table-row>
        <table:table-row table:style-name="ro1">
          <table:table-cell office:value-type="string" calcext:value-type="string">
            <text:p>"237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13569527513477" calcext:value-type="float">
            <text:p>-0.113569527513477</text:p>
          </table:table-cell>
        </table:table-row>
        <table:table-row table:style-name="ro1">
          <table:table-cell table:style-name="ce1" office:value-type="string" calcext:value-type="string">
            <text:p>"2375"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mean_distanciacopas_Juniperus"</text:p>
          </table:table-cell>
          <table:table-cell table:style-name="ce1" office:value-type="float" office:value="0.964772521281124" calcext:value-type="float">
            <text:p>0.964772521281124</text:p>
          </table:table-cell>
        </table:table-row>
        <table:table-row table:style-name="ro1">
          <table:table-cell office:value-type="string" calcext:value-type="string">
            <text:p>"237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stanciacopas_Juniperus"</text:p>
          </table:table-cell>
          <table:table-cell office:value-type="float" office:value="-0.109747396211025" calcext:value-type="float">
            <text:p>-0.109747396211025</text:p>
          </table:table-cell>
        </table:table-row>
        <table:table-row table:style-name="ro1">
          <table:table-cell office:value-type="string" calcext:value-type="string">
            <text:p>"2378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148934037817409" calcext:value-type="float">
            <text:p>0.148934037817409</text:p>
          </table:table-cell>
        </table:table-row>
        <table:table-row table:style-name="ro1">
          <table:table-cell office:value-type="string" calcext:value-type="string">
            <text:p>"2379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208263415462215" calcext:value-type="float">
            <text:p>-0.020826341546222</text:p>
          </table:table-cell>
        </table:table-row>
        <table:table-row table:style-name="ro1">
          <table:table-cell office:value-type="string" calcext:value-type="string">
            <text:p>"238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prop_Pinus"</text:p>
          </table:table-cell>
          <table:table-cell office:value-type="float" office:value="-0.043350485059445" calcext:value-type="float">
            <text:p>-0.043350485059445</text:p>
          </table:table-cell>
        </table:table-row>
        <table:table-row table:style-name="ro1">
          <table:table-cell office:value-type="string" calcext:value-type="string">
            <text:p>"2380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716860073217361" calcext:value-type="float">
            <text:p>-0.071686007321736</text:p>
          </table:table-cell>
        </table:table-row>
        <table:table-row table:style-name="ro1">
          <table:table-cell office:value-type="string" calcext:value-type="string">
            <text:p>"2381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194824643518646" calcext:value-type="float">
            <text:p>-0.194824643518646</text:p>
          </table:table-cell>
        </table:table-row>
        <table:table-row table:style-name="ro1">
          <table:table-cell office:value-type="string" calcext:value-type="string">
            <text:p>"2382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125984743392021" calcext:value-type="float">
            <text:p>0.125984743392021</text:p>
          </table:table-cell>
        </table:table-row>
        <table:table-row table:style-name="ro1">
          <table:table-cell office:value-type="string" calcext:value-type="string">
            <text:p>"238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718442723010602" calcext:value-type="float">
            <text:p>-0.07184427230106</text:p>
          </table:table-cell>
        </table:table-row>
        <table:table-row table:style-name="ro1">
          <table:table-cell office:value-type="string" calcext:value-type="string">
            <text:p>"238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109551779602567" calcext:value-type="float">
            <text:p>-0.109551779602567</text:p>
          </table:table-cell>
        </table:table-row>
        <table:table-row table:style-name="ro1">
          <table:table-cell table:style-name="ce1" office:value-type="string" calcext:value-type="string">
            <text:p>"2385"</text:p>
          </table:table-cell>
          <table:table-cell table:style-name="ce1" office:value-type="string" calcext:value-type="string">
            <text:p>"mean_diamcopa_Prunus"</text:p>
          </table:table-cell>
          <table:table-cell table:style-name="ce1" office:value-type="string" calcext:value-type="string">
            <text:p>"mean_distanciacopas_Prunus"</text:p>
          </table:table-cell>
          <table:table-cell table:style-name="ce1" office:value-type="float" office:value="0.999999856396451" calcext:value-type="float">
            <text:p>0.999999856396451</text:p>
          </table:table-cell>
        </table:table-row>
        <table:table-row table:style-name="ro1">
          <table:table-cell office:value-type="string" calcext:value-type="string">
            <text:p>"238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117440624126245" calcext:value-type="float">
            <text:p>0.117440624126245</text:p>
          </table:table-cell>
        </table:table-row>
        <table:table-row table:style-name="ro1">
          <table:table-cell office:value-type="string" calcext:value-type="string">
            <text:p>"238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631543359971801" calcext:value-type="float">
            <text:p>-0.06315433599718</text:p>
          </table:table-cell>
        </table:table-row>
        <table:table-row table:style-name="ro1">
          <table:table-cell office:value-type="string" calcext:value-type="string">
            <text:p>"238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715270447714605" calcext:value-type="float">
            <text:p>-0.071527044771461</text:p>
          </table:table-cell>
        </table:table-row>
        <table:table-row table:style-name="ro1">
          <table:table-cell office:value-type="string" calcext:value-type="string">
            <text:p>"238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148931951778449" calcext:value-type="float">
            <text:p>-0.148931951778449</text:p>
          </table:table-cell>
        </table:table-row>
        <table:table-row table:style-name="ro1">
          <table:table-cell office:value-type="string" calcext:value-type="string">
            <text:p>"239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Pinus"</text:p>
          </table:table-cell>
          <table:table-cell office:value-type="float" office:value="0.0938289542486212" calcext:value-type="float">
            <text:p>0.093828954248621</text:p>
          </table:table-cell>
        </table:table-row>
        <table:table-row table:style-name="ro1">
          <table:table-cell office:value-type="string" calcext:value-type="string">
            <text:p>"239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0741854201759399" calcext:value-type="float">
            <text:p>0.07418542017594</text:p>
          </table:table-cell>
        </table:table-row>
        <table:table-row table:style-name="ro1">
          <table:table-cell office:value-type="string" calcext:value-type="string">
            <text:p>"239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690856072729812" calcext:value-type="float">
            <text:p>-0.069085607272981</text:p>
          </table:table-cell>
        </table:table-row>
        <table:table-row table:style-name="ro1">
          <table:table-cell office:value-type="string" calcext:value-type="string">
            <text:p>"239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892737264120258" calcext:value-type="float">
            <text:p>-0.089273726412026</text:p>
          </table:table-cell>
        </table:table-row>
        <table:table-row table:style-name="ro1">
          <table:table-cell table:style-name="ce1" office:value-type="string" calcext:value-type="string">
            <text:p>"2393"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mean_distanciacopas_Prunus"</text:p>
          </table:table-cell>
          <table:table-cell table:style-name="ce1" office:value-type="float" office:value="0.998793105241597" calcext:value-type="float">
            <text:p>0.998793105241597</text:p>
          </table:table-cell>
        </table:table-row>
        <table:table-row table:style-name="ro1">
          <table:table-cell office:value-type="string" calcext:value-type="string">
            <text:p>"2394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462951271430286" calcext:value-type="float">
            <text:p>-0.046295127143029</text:p>
          </table:table-cell>
        </table:table-row>
        <table:table-row table:style-name="ro1">
          <table:table-cell office:value-type="string" calcext:value-type="string">
            <text:p>"239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00474184844978496" calcext:value-type="float">
            <text:p>0.004741848449785</text:p>
          </table:table-cell>
        </table:table-row>
        <table:table-row table:style-name="ro1">
          <table:table-cell office:value-type="string" calcext:value-type="string">
            <text:p>"239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655902953745545" calcext:value-type="float">
            <text:p>-0.065590295374555</text:p>
          </table:table-cell>
        </table:table-row>
        <table:table-row table:style-name="ro1">
          <table:table-cell office:value-type="string" calcext:value-type="string">
            <text:p>"239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146553729525792" calcext:value-type="float">
            <text:p>-0.146553729525792</text:p>
          </table:table-cell>
        </table:table-row>
        <table:table-row table:style-name="ro1">
          <table:table-cell office:value-type="string" calcext:value-type="string">
            <text:p>"239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0.397653566228876" calcext:value-type="float">
            <text:p>0.397653566228876</text:p>
          </table:table-cell>
        </table:table-row>
        <table:table-row table:style-name="ro1">
          <table:table-cell office:value-type="string" calcext:value-type="string">
            <text:p>"239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607646464219745" calcext:value-type="float">
            <text:p>-0.060764646421975</text:p>
          </table:table-cell>
        </table:table-row>
        <table:table-row table:style-name="ro1">
          <table:table-cell office:value-type="string" calcext:value-type="string">
            <text:p>"24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prop_conif"</text:p>
          </table:table-cell>
          <table:table-cell office:value-type="float" office:value="0.237319995899432" calcext:value-type="float">
            <text:p>0.237319995899432</text:p>
          </table:table-cell>
        </table:table-row>
        <table:table-row table:style-name="ro1">
          <table:table-cell table:style-name="ce1" office:value-type="string" calcext:value-type="string">
            <text:p>"240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0.828053661364607" calcext:value-type="float">
            <text:p>0.828053661364607</text:p>
          </table:table-cell>
        </table:table-row>
        <table:table-row table:style-name="ro1">
          <table:table-cell office:value-type="string" calcext:value-type="string">
            <text:p>"240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stanciacopas_Prunus"</text:p>
          </table:table-cell>
          <table:table-cell office:value-type="float" office:value="-0.0954883975573612" calcext:value-type="float">
            <text:p>-0.095488397557361</text:p>
          </table:table-cell>
        </table:table-row>
        <table:table-row table:style-name="ro1">
          <table:table-cell table:style-name="ce1" office:value-type="string" calcext:value-type="string">
            <text:p>"2401"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mean_distanciacopas_Prunus"</text:p>
          </table:table-cell>
          <table:table-cell table:style-name="ce1" office:value-type="float" office:value="0.998233873403822" calcext:value-type="float">
            <text:p>0.998233873403822</text:p>
          </table:table-cell>
        </table:table-row>
        <table:table-row table:style-name="ro1">
          <table:table-cell office:value-type="string" calcext:value-type="string">
            <text:p>"240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mean_diamcopa_Abies"</text:p>
          </table:table-cell>
          <table:table-cell office:value-type="float" office:value="0.08521067161216" calcext:value-type="float">
            <text:p>0.08521067161216</text:p>
          </table:table-cell>
        </table:table-row>
        <table:table-row table:style-name="ro1">
          <table:table-cell office:value-type="string" calcext:value-type="string">
            <text:p>"240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amcopa_Abies"</text:p>
          </table:table-cell>
          <table:table-cell office:value-type="float" office:value="0.44836436061615" calcext:value-type="float">
            <text:p>0.44836436061615</text:p>
          </table:table-cell>
        </table:table-row>
        <table:table-row table:style-name="ro1">
          <table:table-cell office:value-type="string" calcext:value-type="string">
            <text:p>"2405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amcopa_Abies"</text:p>
          </table:table-cell>
          <table:table-cell office:value-type="float" office:value="-0.404861499827303" calcext:value-type="float">
            <text:p>-0.404861499827303</text:p>
          </table:table-cell>
        </table:table-row>
        <table:table-row table:style-name="ro1">
          <table:table-cell office:value-type="string" calcext:value-type="string">
            <text:p>"2406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80825086769195" calcext:value-type="float">
            <text:p>-0.380825086769195</text:p>
          </table:table-cell>
        </table:table-row>
        <table:table-row table:style-name="ro1">
          <table:table-cell office:value-type="string" calcext:value-type="string">
            <text:p>"240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81165375552625" calcext:value-type="float">
            <text:p>0.181165375552625</text:p>
          </table:table-cell>
        </table:table-row>
        <table:table-row table:style-name="ro1">
          <table:table-cell office:value-type="string" calcext:value-type="string">
            <text:p>"240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Abies"</text:p>
          </table:table-cell>
          <table:table-cell office:value-type="float" office:value="-0.227657533449563" calcext:value-type="float">
            <text:p>-0.227657533449563</text:p>
          </table:table-cell>
        </table:table-row>
        <table:table-row table:style-name="ro1">
          <table:table-cell office:value-type="string" calcext:value-type="string">
            <text:p>"2409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48804996009544" calcext:value-type="float">
            <text:p>0.148804996009544</text:p>
          </table:table-cell>
        </table:table-row>
        <table:table-row table:style-name="ro1">
          <table:table-cell office:value-type="string" calcext:value-type="string">
            <text:p>"241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Pinus"</text:p>
          </table:table-cell>
          <table:table-cell office:value-type="float" office:value="0.268575806677584" calcext:value-type="float">
            <text:p>0.268575806677584</text:p>
          </table:table-cell>
        </table:table-row>
        <table:table-row table:style-name="ro1">
          <table:table-cell table:style-name="ce1" office:value-type="string" calcext:value-type="string">
            <text:p>"2410"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mean_diamcopa_Abies"</text:p>
          </table:table-cell>
          <table:table-cell table:style-name="ce1" office:value-type="float" office:value="0.974433866439953" calcext:value-type="float">
            <text:p>0.974433866439953</text:p>
          </table:table-cell>
        </table:table-row>
        <table:table-row table:style-name="ro1">
          <table:table-cell office:value-type="string" calcext:value-type="string">
            <text:p>"241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Abies"</text:p>
          </table:table-cell>
          <table:table-cell office:value-type="float" office:value="-0.0450786267419805" calcext:value-type="float">
            <text:p>-0.045078626741981</text:p>
          </table:table-cell>
        </table:table-row>
        <table:table-row table:style-name="ro1">
          <table:table-cell office:value-type="string" calcext:value-type="string">
            <text:p>"241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Abies"</text:p>
          </table:table-cell>
          <table:table-cell office:value-type="float" office:value="0.46672048532282" calcext:value-type="float">
            <text:p>0.46672048532282</text:p>
          </table:table-cell>
        </table:table-row>
        <table:table-row table:style-name="ro1">
          <table:table-cell office:value-type="string" calcext:value-type="string">
            <text:p>"241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09492743218901" calcext:value-type="float">
            <text:p>-0.309492743218901</text:p>
          </table:table-cell>
        </table:table-row>
        <table:table-row table:style-name="ro1">
          <table:table-cell office:value-type="string" calcext:value-type="string">
            <text:p>"241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90327038119521" calcext:value-type="float">
            <text:p>-0.390327038119521</text:p>
          </table:table-cell>
        </table:table-row>
        <table:table-row table:style-name="ro1">
          <table:table-cell office:value-type="string" calcext:value-type="string">
            <text:p>"241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86537844124236" calcext:value-type="float">
            <text:p>0.186537844124236</text:p>
          </table:table-cell>
        </table:table-row>
        <table:table-row table:style-name="ro1">
          <table:table-cell office:value-type="string" calcext:value-type="string">
            <text:p>"241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Abies"</text:p>
          </table:table-cell>
          <table:table-cell office:value-type="float" office:value="-0.185518084968988" calcext:value-type="float">
            <text:p>-0.185518084968988</text:p>
          </table:table-cell>
        </table:table-row>
        <table:table-row table:style-name="ro1">
          <table:table-cell office:value-type="string" calcext:value-type="string">
            <text:p>"241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6057870081859" calcext:value-type="float">
            <text:p>0.16057870081859</text:p>
          </table:table-cell>
        </table:table-row>
        <table:table-row table:style-name="ro1">
          <table:table-cell table:style-name="ce1" office:value-type="string" calcext:value-type="string">
            <text:p>"2418"</text:p>
          </table:table-cell>
          <table:table-cell table:style-name="ce1" office:value-type="string" calcext:value-type="string">
            <text:p>"mean_areabasal_Abies"</text:p>
          </table:table-cell>
          <table:table-cell table:style-name="ce1" office:value-type="string" calcext:value-type="string">
            <text:p>"mean_diamcopa_Abies"</text:p>
          </table:table-cell>
          <table:table-cell table:style-name="ce1" office:value-type="float" office:value="0.784013349632667" calcext:value-type="float">
            <text:p>0.784013349632667</text:p>
          </table:table-cell>
        </table:table-row>
        <table:table-row table:style-name="ro1">
          <table:table-cell office:value-type="string" calcext:value-type="string">
            <text:p>"241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Abies"</text:p>
          </table:table-cell>
          <table:table-cell office:value-type="float" office:value="0.0206611560600261" calcext:value-type="float">
            <text:p>0.020661156060026</text:p>
          </table:table-cell>
        </table:table-row>
        <table:table-row table:style-name="ro1">
          <table:table-cell office:value-type="string" calcext:value-type="string">
            <text:p>"242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Pinus"</text:p>
          </table:table-cell>
          <table:table-cell office:value-type="float" office:value="-0.292188446462967" calcext:value-type="float">
            <text:p>-0.292188446462967</text:p>
          </table:table-cell>
        </table:table-row>
        <table:table-row table:style-name="ro1">
          <table:table-cell office:value-type="string" calcext:value-type="string">
            <text:p>"242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Abies"</text:p>
          </table:table-cell>
          <table:table-cell office:value-type="float" office:value="0.560085869401093" calcext:value-type="float">
            <text:p>0.560085869401093</text:p>
          </table:table-cell>
        </table:table-row>
        <table:table-row table:style-name="ro1">
          <table:table-cell office:value-type="string" calcext:value-type="string">
            <text:p>"242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04550603401558" calcext:value-type="float">
            <text:p>-0.304550603401558</text:p>
          </table:table-cell>
        </table:table-row>
        <table:table-row table:style-name="ro1">
          <table:table-cell office:value-type="string" calcext:value-type="string">
            <text:p>"242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Abies"</text:p>
          </table:table-cell>
          <table:table-cell office:value-type="float" office:value="-0.312109431402397" calcext:value-type="float">
            <text:p>-0.312109431402397</text:p>
          </table:table-cell>
        </table:table-row>
        <table:table-row table:style-name="ro1">
          <table:table-cell office:value-type="string" calcext:value-type="string">
            <text:p>"242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Abies"</text:p>
          </table:table-cell>
          <table:table-cell office:value-type="float" office:value="0.321748875155381" calcext:value-type="float">
            <text:p>0.321748875155381</text:p>
          </table:table-cell>
        </table:table-row>
        <table:table-row table:style-name="ro1">
          <table:table-cell office:value-type="string" calcext:value-type="string">
            <text:p>"242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Abies"</text:p>
          </table:table-cell>
          <table:table-cell office:value-type="float" office:value="-0.198432678499828" calcext:value-type="float">
            <text:p>-0.198432678499828</text:p>
          </table:table-cell>
        </table:table-row>
        <table:table-row table:style-name="ro1">
          <table:table-cell office:value-type="string" calcext:value-type="string">
            <text:p>"242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Abies"</text:p>
          </table:table-cell>
          <table:table-cell office:value-type="float" office:value="0.134369061248534" calcext:value-type="float">
            <text:p>0.134369061248534</text:p>
          </table:table-cell>
        </table:table-row>
        <table:table-row table:style-name="ro1">
          <table:table-cell office:value-type="string" calcext:value-type="string">
            <text:p>"2427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mean_diamcopa_Pinus"</text:p>
          </table:table-cell>
          <table:table-cell office:value-type="float" office:value="0.337294399655872" calcext:value-type="float">
            <text:p>0.337294399655872</text:p>
          </table:table-cell>
        </table:table-row>
        <table:table-row table:style-name="ro1">
          <table:table-cell office:value-type="string" calcext:value-type="string">
            <text:p>"2428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amcopa_Pinus"</text:p>
          </table:table-cell>
          <table:table-cell office:value-type="float" office:value="-0.320298613460743" calcext:value-type="float">
            <text:p>-0.320298613460743</text:p>
          </table:table-cell>
        </table:table-row>
        <table:table-row table:style-name="ro1">
          <table:table-cell office:value-type="string" calcext:value-type="string">
            <text:p>"2429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90216699913005" calcext:value-type="float">
            <text:p>-0.290216699913005</text:p>
          </table:table-cell>
        </table:table-row>
        <table:table-row table:style-name="ro1">
          <table:table-cell office:value-type="string" calcext:value-type="string">
            <text:p>"243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Pinus"</text:p>
          </table:table-cell>
          <table:table-cell office:value-type="float" office:value="-0.364891075793897" calcext:value-type="float">
            <text:p>-0.364891075793897</text:p>
          </table:table-cell>
        </table:table-row>
        <table:table-row table:style-name="ro1">
          <table:table-cell office:value-type="string" calcext:value-type="string">
            <text:p>"2430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Pinus"</text:p>
          </table:table-cell>
          <table:table-cell office:value-type="float" office:value="0.267707117876277" calcext:value-type="float">
            <text:p>0.267707117876277</text:p>
          </table:table-cell>
        </table:table-row>
        <table:table-row table:style-name="ro1">
          <table:table-cell office:value-type="string" calcext:value-type="string">
            <text:p>"2431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Pinus"</text:p>
          </table:table-cell>
          <table:table-cell office:value-type="float" office:value="-0.153009942943289" calcext:value-type="float">
            <text:p>-0.153009942943289</text:p>
          </table:table-cell>
        </table:table-row>
        <table:table-row table:style-name="ro1">
          <table:table-cell office:value-type="string" calcext:value-type="string">
            <text:p>"2432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Pinus"</text:p>
          </table:table-cell>
          <table:table-cell office:value-type="float" office:value="-0.0209106805977609" calcext:value-type="float">
            <text:p>-0.020910680597761</text:p>
          </table:table-cell>
        </table:table-row>
        <table:table-row table:style-name="ro1">
          <table:table-cell office:value-type="string" calcext:value-type="string">
            <text:p>"2433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Pinus"</text:p>
          </table:table-cell>
          <table:table-cell office:value-type="float" office:value="0.0932141233068464" calcext:value-type="float">
            <text:p>0.093214123306846</text:p>
          </table:table-cell>
        </table:table-row>
        <table:table-row table:style-name="ro1">
          <table:table-cell table:style-name="ce1" office:value-type="string" calcext:value-type="string">
            <text:p>"2434"</text:p>
          </table:table-cell>
          <table:table-cell table:style-name="ce1" office:value-type="string" calcext:value-type="string">
            <text:p>"mean_coberturacopa_Pinus"</text:p>
          </table:table-cell>
          <table:table-cell table:style-name="ce1" office:value-type="string" calcext:value-type="string">
            <text:p>"mean_diamcopa_Pinus"</text:p>
          </table:table-cell>
          <table:table-cell table:style-name="ce1" office:value-type="float" office:value="0.951213781706221" calcext:value-type="float">
            <text:p>0.951213781706221</text:p>
          </table:table-cell>
        </table:table-row>
        <table:table-row table:style-name="ro1">
          <table:table-cell office:value-type="string" calcext:value-type="string">
            <text:p>"2435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Pinus"</text:p>
          </table:table-cell>
          <table:table-cell office:value-type="float" office:value="0.331512046478713" calcext:value-type="float">
            <text:p>0.331512046478713</text:p>
          </table:table-cell>
        </table:table-row>
        <table:table-row table:style-name="ro1">
          <table:table-cell office:value-type="string" calcext:value-type="string">
            <text:p>"2436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99729163922794" calcext:value-type="float">
            <text:p>-0.299729163922794</text:p>
          </table:table-cell>
        </table:table-row>
        <table:table-row table:style-name="ro1">
          <table:table-cell office:value-type="string" calcext:value-type="string">
            <text:p>"2437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24852207212342" calcext:value-type="float">
            <text:p>-0.224852207212342</text:p>
          </table:table-cell>
        </table:table-row>
        <table:table-row table:style-name="ro1">
          <table:table-cell office:value-type="string" calcext:value-type="string">
            <text:p>"2438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Pinus"</text:p>
          </table:table-cell>
          <table:table-cell office:value-type="float" office:value="0.225152716789141" calcext:value-type="float">
            <text:p>0.225152716789141</text:p>
          </table:table-cell>
        </table:table-row>
        <table:table-row table:style-name="ro1">
          <table:table-cell office:value-type="string" calcext:value-type="string">
            <text:p>"2439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Pinus"</text:p>
          </table:table-cell>
          <table:table-cell office:value-type="float" office:value="-0.148314761729649" calcext:value-type="float">
            <text:p>-0.148314761729649</text:p>
          </table:table-cell>
        </table:table-row>
        <table:table-row table:style-name="ro1">
          <table:table-cell office:value-type="string" calcext:value-type="string">
            <text:p>"244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Pinus"</text:p>
          </table:table-cell>
          <table:table-cell office:value-type="float" office:value="-0.00759734033645787" calcext:value-type="float">
            <text:p>-0.007597340336458</text:p>
          </table:table-cell>
        </table:table-row>
        <table:table-row table:style-name="ro1">
          <table:table-cell office:value-type="string" calcext:value-type="string">
            <text:p>"2440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Pinus"</text:p>
          </table:table-cell>
          <table:table-cell office:value-type="float" office:value="-0.0130714613553684" calcext:value-type="float">
            <text:p>-0.013071461355368</text:p>
          </table:table-cell>
        </table:table-row>
        <table:table-row table:style-name="ro1">
          <table:table-cell office:value-type="string" calcext:value-type="string">
            <text:p>"2441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Pinus"</text:p>
          </table:table-cell>
          <table:table-cell office:value-type="float" office:value="0.0181748600265544" calcext:value-type="float">
            <text:p>0.018174860026554</text:p>
          </table:table-cell>
        </table:table-row>
        <table:table-row table:style-name="ro1">
          <table:table-cell table:style-name="ce1" office:value-type="string" calcext:value-type="string">
            <text:p>"2442"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mean_diamcopa_Pinus"</text:p>
          </table:table-cell>
          <table:table-cell table:style-name="ce1" office:value-type="float" office:value="0.944181185740125" calcext:value-type="float">
            <text:p>0.944181185740125</text:p>
          </table:table-cell>
        </table:table-row>
        <table:table-row table:style-name="ro1">
          <table:table-cell office:value-type="string" calcext:value-type="string">
            <text:p>"2443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Pinus"</text:p>
          </table:table-cell>
          <table:table-cell office:value-type="float" office:value="0.188706212094998" calcext:value-type="float">
            <text:p>0.188706212094998</text:p>
          </table:table-cell>
        </table:table-row>
        <table:table-row table:style-name="ro1">
          <table:table-cell office:value-type="string" calcext:value-type="string">
            <text:p>"2444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88479553063817" calcext:value-type="float">
            <text:p>-0.288479553063817</text:p>
          </table:table-cell>
        </table:table-row>
        <table:table-row table:style-name="ro1">
          <table:table-cell office:value-type="string" calcext:value-type="string">
            <text:p>"2445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Pinus"</text:p>
          </table:table-cell>
          <table:table-cell office:value-type="float" office:value="-0.279756010750325" calcext:value-type="float">
            <text:p>-0.279756010750325</text:p>
          </table:table-cell>
        </table:table-row>
        <table:table-row table:style-name="ro1">
          <table:table-cell office:value-type="string" calcext:value-type="string">
            <text:p>"2446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Pinus"</text:p>
          </table:table-cell>
          <table:table-cell office:value-type="float" office:value="0.0550226522349027" calcext:value-type="float">
            <text:p>0.055022652234903</text:p>
          </table:table-cell>
        </table:table-row>
        <table:table-row table:style-name="ro1">
          <table:table-cell office:value-type="string" calcext:value-type="string">
            <text:p>"2447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Pinus"</text:p>
          </table:table-cell>
          <table:table-cell office:value-type="float" office:value="-0.141980087416341" calcext:value-type="float">
            <text:p>-0.141980087416341</text:p>
          </table:table-cell>
        </table:table-row>
        <table:table-row table:style-name="ro1">
          <table:table-cell office:value-type="string" calcext:value-type="string">
            <text:p>"2448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Pinus"</text:p>
          </table:table-cell>
          <table:table-cell office:value-type="float" office:value="-0.0301388923663647" calcext:value-type="float">
            <text:p>-0.030138892366365</text:p>
          </table:table-cell>
        </table:table-row>
        <table:table-row table:style-name="ro1">
          <table:table-cell office:value-type="string" calcext:value-type="string">
            <text:p>"245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Pinus"</text:p>
          </table:table-cell>
          <table:table-cell office:value-type="float" office:value="-0.0115316065562288" calcext:value-type="float">
            <text:p>-0.011531606556229</text:p>
          </table:table-cell>
        </table:table-row>
        <table:table-row table:style-name="ro1">
          <table:table-cell office:value-type="string" calcext:value-type="string">
            <text:p>"245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mean_diamcopa_Salix"</text:p>
          </table:table-cell>
          <table:table-cell office:value-type="float" office:value="-0.238266287623582" calcext:value-type="float">
            <text:p>-0.238266287623582</text:p>
          </table:table-cell>
        </table:table-row>
        <table:table-row table:style-name="ro1">
          <table:table-cell office:value-type="string" calcext:value-type="string">
            <text:p>"2451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amcopa_Salix"</text:p>
          </table:table-cell>
          <table:table-cell office:value-type="float" office:value="-0.21631822134831" calcext:value-type="float">
            <text:p>-0.21631822134831</text:p>
          </table:table-cell>
        </table:table-row>
        <table:table-row table:style-name="ro1">
          <table:table-cell office:value-type="string" calcext:value-type="string">
            <text:p>"2452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87863977261958" calcext:value-type="float">
            <text:p>-0.087863977261958</text:p>
          </table:table-cell>
        </table:table-row>
        <table:table-row table:style-name="ro1">
          <table:table-cell office:value-type="string" calcext:value-type="string">
            <text:p>"2453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33979435850795" calcext:value-type="float">
            <text:p>-0.133979435850795</text:p>
          </table:table-cell>
        </table:table-row>
        <table:table-row table:style-name="ro1">
          <table:table-cell office:value-type="string" calcext:value-type="string">
            <text:p>"245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716882833300834" calcext:value-type="float">
            <text:p>-0.071688283330083</text:p>
          </table:table-cell>
        </table:table-row>
        <table:table-row table:style-name="ro1">
          <table:table-cell office:value-type="string" calcext:value-type="string">
            <text:p>"245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Salix"</text:p>
          </table:table-cell>
          <table:table-cell office:value-type="float" office:value="0.5411594477062" calcext:value-type="float">
            <text:p>0.5411594477062</text:p>
          </table:table-cell>
        </table:table-row>
        <table:table-row table:style-name="ro1">
          <table:table-cell office:value-type="string" calcext:value-type="string">
            <text:p>"2456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Salix"</text:p>
          </table:table-cell>
          <table:table-cell office:value-type="float" office:value="0.279415042568713" calcext:value-type="float">
            <text:p>0.279415042568713</text:p>
          </table:table-cell>
        </table:table-row>
        <table:table-row table:style-name="ro1">
          <table:table-cell table:style-name="ce1" office:value-type="string" calcext:value-type="string">
            <text:p>"2457"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mean_diamcopa_Salix"</text:p>
          </table:table-cell>
          <table:table-cell table:style-name="ce1" office:value-type="float" office:value="0.998974408606326" calcext:value-type="float">
            <text:p>0.998974408606326</text:p>
          </table:table-cell>
        </table:table-row>
        <table:table-row table:style-name="ro1">
          <table:table-cell office:value-type="string" calcext:value-type="string">
            <text:p>"245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82140527080647" calcext:value-type="float">
            <text:p>-0.182140527080647</text:p>
          </table:table-cell>
        </table:table-row>
        <table:table-row table:style-name="ro1">
          <table:table-cell office:value-type="string" calcext:value-type="string">
            <text:p>"245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Salix"</text:p>
          </table:table-cell>
          <table:table-cell office:value-type="float" office:value="-0.231778887019317" calcext:value-type="float">
            <text:p>-0.231778887019317</text:p>
          </table:table-cell>
        </table:table-row>
        <table:table-row table:style-name="ro1">
          <table:table-cell office:value-type="string" calcext:value-type="string">
            <text:p>"246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Pinus"</text:p>
          </table:table-cell>
          <table:table-cell office:value-type="float" office:value="-0.0286151986961148" calcext:value-type="float">
            <text:p>-0.028615198696115</text:p>
          </table:table-cell>
        </table:table-row>
        <table:table-row table:style-name="ro1">
          <table:table-cell office:value-type="string" calcext:value-type="string">
            <text:p>"246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844901901313043" calcext:value-type="float">
            <text:p>-0.084490190131304</text:p>
          </table:table-cell>
        </table:table-row>
        <table:table-row table:style-name="ro1">
          <table:table-cell office:value-type="string" calcext:value-type="string">
            <text:p>"246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09179819299815" calcext:value-type="float">
            <text:p>-0.109179819299815</text:p>
          </table:table-cell>
        </table:table-row>
        <table:table-row table:style-name="ro1">
          <table:table-cell office:value-type="string" calcext:value-type="string">
            <text:p>"246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713899557195431" calcext:value-type="float">
            <text:p>-0.071389955719543</text:p>
          </table:table-cell>
        </table:table-row>
        <table:table-row table:style-name="ro1">
          <table:table-cell office:value-type="string" calcext:value-type="string">
            <text:p>"246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Salix"</text:p>
          </table:table-cell>
          <table:table-cell office:value-type="float" office:value="0.443221960559553" calcext:value-type="float">
            <text:p>0.443221960559553</text:p>
          </table:table-cell>
        </table:table-row>
        <table:table-row table:style-name="ro1">
          <table:table-cell office:value-type="string" calcext:value-type="string">
            <text:p>"246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Salix"</text:p>
          </table:table-cell>
          <table:table-cell office:value-type="float" office:value="0.291330591104304" calcext:value-type="float">
            <text:p>0.291330591104304</text:p>
          </table:table-cell>
        </table:table-row>
        <table:table-row table:style-name="ro1">
          <table:table-cell table:style-name="ce1" office:value-type="string" calcext:value-type="string">
            <text:p>"2465"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mean_diamcopa_Salix"</text:p>
          </table:table-cell>
          <table:table-cell table:style-name="ce1" office:value-type="float" office:value="0.834807656370496" calcext:value-type="float">
            <text:p>0.834807656370496</text:p>
          </table:table-cell>
        </table:table-row>
        <table:table-row table:style-name="ro1">
          <table:table-cell office:value-type="string" calcext:value-type="string">
            <text:p>"246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79232013162437" calcext:value-type="float">
            <text:p>-0.179232013162437</text:p>
          </table:table-cell>
        </table:table-row>
        <table:table-row table:style-name="ro1">
          <table:table-cell office:value-type="string" calcext:value-type="string">
            <text:p>"246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7116841011156" calcext:value-type="float">
            <text:p>-0.17116841011156</text:p>
          </table:table-cell>
        </table:table-row>
        <table:table-row table:style-name="ro1">
          <table:table-cell office:value-type="string" calcext:value-type="string">
            <text:p>"246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743138365878124" calcext:value-type="float">
            <text:p>-0.074313836587812</text:p>
          </table:table-cell>
        </table:table-row>
        <table:table-row table:style-name="ro1">
          <table:table-cell office:value-type="string" calcext:value-type="string">
            <text:p>"246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Salix"</text:p>
          </table:table-cell>
          <table:table-cell office:value-type="float" office:value="-0.116780226496037" calcext:value-type="float">
            <text:p>-0.116780226496037</text:p>
          </table:table-cell>
        </table:table-row>
        <table:table-row table:style-name="ro1">
          <table:table-cell office:value-type="string" calcext:value-type="string">
            <text:p>"247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prop_Pinus"</text:p>
          </table:table-cell>
          <table:table-cell office:value-type="float" office:value="0.175618654216164" calcext:value-type="float">
            <text:p>0.175618654216164</text:p>
          </table:table-cell>
        </table:table-row>
        <table:table-row table:style-name="ro1">
          <table:table-cell office:value-type="string" calcext:value-type="string">
            <text:p>"247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Salix"</text:p>
          </table:table-cell>
          <table:table-cell office:value-type="float" office:value="-0.0718128378846713" calcext:value-type="float">
            <text:p>-0.071812837884671</text:p>
          </table:table-cell>
        </table:table-row>
        <table:table-row table:style-name="ro1">
          <table:table-cell office:value-type="string" calcext:value-type="string">
            <text:p>"2472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416410616970447" calcext:value-type="float">
            <text:p>0.416410616970447</text:p>
          </table:table-cell>
        </table:table-row>
        <table:table-row table:style-name="ro1">
          <table:table-cell office:value-type="string" calcext:value-type="string">
            <text:p>"247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3879232067373" calcext:value-type="float">
            <text:p>-0.23879232067373</text:p>
          </table:table-cell>
        </table:table-row>
        <table:table-row table:style-name="ro1">
          <table:table-cell office:value-type="string" calcext:value-type="string">
            <text:p>"247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419280037210217" calcext:value-type="float">
            <text:p>0.419280037210217</text:p>
          </table:table-cell>
        </table:table-row>
        <table:table-row table:style-name="ro1">
          <table:table-cell office:value-type="string" calcext:value-type="string">
            <text:p>"2475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19483082914024" calcext:value-type="float">
            <text:p>-0.19483082914024</text:p>
          </table:table-cell>
        </table:table-row>
        <table:table-row table:style-name="ro1">
          <table:table-cell office:value-type="string" calcext:value-type="string">
            <text:p>"247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363304314988632" calcext:value-type="float">
            <text:p>-0.363304314988632</text:p>
          </table:table-cell>
        </table:table-row>
        <table:table-row table:style-name="ro1">
          <table:table-cell office:value-type="string" calcext:value-type="string">
            <text:p>"247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8525444953029" calcext:value-type="float">
            <text:p>-0.28525444953029</text:p>
          </table:table-cell>
        </table:table-row>
        <table:table-row table:style-name="ro1">
          <table:table-cell office:value-type="string" calcext:value-type="string">
            <text:p>"247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37737936022755" calcext:value-type="float">
            <text:p>-0.237737936022755</text:p>
          </table:table-cell>
        </table:table-row>
        <table:table-row table:style-name="ro1">
          <table:table-cell table:style-name="ce1" office:value-type="string" calcext:value-type="string">
            <text:p>"2479"</text:p>
          </table:table-cell>
          <table:table-cell table:style-name="ce1" office:value-type="string" calcext:value-type="string">
            <text:p>"mean_coberturacopa_Arbutus"</text:p>
          </table:table-cell>
          <table:table-cell table:style-name="ce1" office:value-type="string" calcext:value-type="string">
            <text:p>"mean_diamcopa_Arbutus"</text:p>
          </table:table-cell>
          <table:table-cell table:style-name="ce1" office:value-type="float" office:value="0.94248279746046" calcext:value-type="float">
            <text:p>0.94248279746046</text:p>
          </table:table-cell>
        </table:table-row>
        <table:table-row table:style-name="ro1">
          <table:table-cell table:style-name="ce1" office:value-type="string" calcext:value-type="string">
            <text:p>"248"</text:p>
          </table:table-cell>
          <table:table-cell table:style-name="ce1" office:value-type="string" calcext:value-type="string">
            <text:p>"mean_CopaNS_Pin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0.820094846678117" calcext:value-type="float">
            <text:p>0.820094846678117</text:p>
          </table:table-cell>
        </table:table-row>
        <table:table-row table:style-name="ro1">
          <table:table-cell office:value-type="string" calcext:value-type="string">
            <text:p>"248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423048207253857" calcext:value-type="float">
            <text:p>0.423048207253857</text:p>
          </table:table-cell>
        </table:table-row>
        <table:table-row table:style-name="ro1">
          <table:table-cell office:value-type="string" calcext:value-type="string">
            <text:p>"248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29623210834939" calcext:value-type="float">
            <text:p>-0.229623210834939</text:p>
          </table:table-cell>
        </table:table-row>
        <table:table-row table:style-name="ro1">
          <table:table-cell office:value-type="string" calcext:value-type="string">
            <text:p>"248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322852362331635" calcext:value-type="float">
            <text:p>0.322852362331635</text:p>
          </table:table-cell>
        </table:table-row>
        <table:table-row table:style-name="ro1">
          <table:table-cell office:value-type="string" calcext:value-type="string">
            <text:p>"248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19402004928868" calcext:value-type="float">
            <text:p>-0.19402004928868</text:p>
          </table:table-cell>
        </table:table-row>
        <table:table-row table:style-name="ro1">
          <table:table-cell office:value-type="string" calcext:value-type="string">
            <text:p>"2484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55751405106037" calcext:value-type="float">
            <text:p>-0.255751405106037</text:p>
          </table:table-cell>
        </table:table-row>
        <table:table-row table:style-name="ro1">
          <table:table-cell office:value-type="string" calcext:value-type="string">
            <text:p>"248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80774593435069" calcext:value-type="float">
            <text:p>-0.280774593435069</text:p>
          </table:table-cell>
        </table:table-row>
        <table:table-row table:style-name="ro1">
          <table:table-cell office:value-type="string" calcext:value-type="string">
            <text:p>"248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18005671774814" calcext:value-type="float">
            <text:p>-0.218005671774814</text:p>
          </table:table-cell>
        </table:table-row>
        <table:table-row table:style-name="ro1">
          <table:table-cell table:style-name="ce1" office:value-type="string" calcext:value-type="string">
            <text:p>"2487"</text:p>
          </table:table-cell>
          <table:table-cell table:style-name="ce1" office:value-type="string" calcext:value-type="string">
            <text:p>"mean_areabasal_Arbutus"</text:p>
          </table:table-cell>
          <table:table-cell table:style-name="ce1" office:value-type="string" calcext:value-type="string">
            <text:p>"mean_diamcopa_Arbutus"</text:p>
          </table:table-cell>
          <table:table-cell table:style-name="ce1" office:value-type="float" office:value="0.841013432491062" calcext:value-type="float">
            <text:p>0.841013432491062</text:p>
          </table:table-cell>
        </table:table-row>
        <table:table-row table:style-name="ro1">
          <table:table-cell office:value-type="string" calcext:value-type="string">
            <text:p>"248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207419524653649" calcext:value-type="float">
            <text:p>0.207419524653649</text:p>
          </table:table-cell>
        </table:table-row>
        <table:table-row table:style-name="ro1">
          <table:table-cell office:value-type="string" calcext:value-type="string">
            <text:p>"248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201966426400951" calcext:value-type="float">
            <text:p>-0.201966426400951</text:p>
          </table:table-cell>
        </table:table-row>
        <table:table-row table:style-name="ro1">
          <table:table-cell office:value-type="string" calcext:value-type="string">
            <text:p>"249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prop_Pinus"</text:p>
          </table:table-cell>
          <table:table-cell office:value-type="float" office:value="0.267535108768527" calcext:value-type="float">
            <text:p>0.267535108768527</text:p>
          </table:table-cell>
        </table:table-row>
        <table:table-row table:style-name="ro1">
          <table:table-cell office:value-type="string" calcext:value-type="string">
            <text:p>"249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Arbutus"</text:p>
          </table:table-cell>
          <table:table-cell office:value-type="float" office:value="0.401904292027064" calcext:value-type="float">
            <text:p>0.401904292027064</text:p>
          </table:table-cell>
        </table:table-row>
        <table:table-row table:style-name="ro1">
          <table:table-cell office:value-type="string" calcext:value-type="string">
            <text:p>"249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Arbutus"</text:p>
          </table:table-cell>
          <table:table-cell office:value-type="float" office:value="-0.195169337275967" calcext:value-type="float">
            <text:p>-0.195169337275967</text:p>
          </table:table-cell>
        </table:table-row>
        <table:table-row table:style-name="ro1">
          <table:table-cell office:value-type="string" calcext:value-type="string">
            <text:p>"249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0119521441937957" calcext:value-type="float">
            <text:p>0.011952144193796</text:p>
          </table:table-cell>
        </table:table-row>
        <table:table-row table:style-name="ro1">
          <table:table-cell office:value-type="string" calcext:value-type="string">
            <text:p>"249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487404916937718" calcext:value-type="float">
            <text:p>0.487404916937718</text:p>
          </table:table-cell>
        </table:table-row>
        <table:table-row table:style-name="ro1">
          <table:table-cell office:value-type="string" calcext:value-type="string">
            <text:p>"2495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12603936041418" calcext:value-type="float">
            <text:p>0.12603936041418</text:p>
          </table:table-cell>
        </table:table-row>
        <table:table-row table:style-name="ro1">
          <table:table-cell office:value-type="string" calcext:value-type="string">
            <text:p>"249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288885513298476" calcext:value-type="float">
            <text:p>-0.288885513298476</text:p>
          </table:table-cell>
        </table:table-row>
        <table:table-row table:style-name="ro1">
          <table:table-cell office:value-type="string" calcext:value-type="string">
            <text:p>"249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243950332650264" calcext:value-type="float">
            <text:p>-0.243950332650264</text:p>
          </table:table-cell>
        </table:table-row>
        <table:table-row table:style-name="ro1">
          <table:table-cell office:value-type="string" calcext:value-type="string">
            <text:p>"249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Quercus"</text:p>
          </table:table-cell>
          <table:table-cell office:value-type="float" office:value="-0.207455724474582" calcext:value-type="float">
            <text:p>-0.207455724474582</text:p>
          </table:table-cell>
        </table:table-row>
        <table:table-row table:style-name="ro1">
          <table:table-cell office:value-type="string" calcext:value-type="string">
            <text:p>"249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336445796343953" calcext:value-type="float">
            <text:p>0.336445796343953</text:p>
          </table:table-cell>
        </table:table-row>
        <table:table-row table:style-name="ro1">
          <table:table-cell office:value-type="string" calcext:value-type="string">
            <text:p>"25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prop_conif"</text:p>
          </table:table-cell>
          <table:table-cell office:value-type="float" office:value="-0.0819166084734987" calcext:value-type="float">
            <text:p>-0.081916608473499</text:p>
          </table:table-cell>
        </table:table-row>
        <table:table-row table:style-name="ro1">
          <table:table-cell office:value-type="string" calcext:value-type="string">
            <text:p>"250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prop_Pinus"</text:p>
          </table:table-cell>
          <table:table-cell office:value-type="float" office:value="-0.314896926661573" calcext:value-type="float">
            <text:p>-0.314896926661573</text:p>
          </table:table-cell>
        </table:table-row>
        <table:table-row table:style-name="ro1">
          <table:table-cell table:style-name="ce1" office:value-type="string" calcext:value-type="string">
            <text:p>"2500"</text:p>
          </table:table-cell>
          <table:table-cell table:style-name="ce1" office:value-type="string" calcext:value-type="string">
            <text:p>"mean_coberturacopa_Quercus"</text:p>
          </table:table-cell>
          <table:table-cell table:style-name="ce1" office:value-type="string" calcext:value-type="string">
            <text:p>"mean_diamcopa_Quercus"</text:p>
          </table:table-cell>
          <table:table-cell table:style-name="ce1" office:value-type="float" office:value="0.930011944203417" calcext:value-type="float">
            <text:p>0.930011944203417</text:p>
          </table:table-cell>
        </table:table-row>
        <table:table-row table:style-name="ro1">
          <table:table-cell office:value-type="string" calcext:value-type="string">
            <text:p>"250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0123273307316839" calcext:value-type="float">
            <text:p>0.012327330731684</text:p>
          </table:table-cell>
        </table:table-row>
        <table:table-row table:style-name="ro1">
          <table:table-cell office:value-type="string" calcext:value-type="string">
            <text:p>"250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432381544964861" calcext:value-type="float">
            <text:p>0.432381544964861</text:p>
          </table:table-cell>
        </table:table-row>
        <table:table-row table:style-name="ro1">
          <table:table-cell office:value-type="string" calcext:value-type="string">
            <text:p>"250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120825516486127" calcext:value-type="float">
            <text:p>0.120825516486127</text:p>
          </table:table-cell>
        </table:table-row>
        <table:table-row table:style-name="ro1">
          <table:table-cell office:value-type="string" calcext:value-type="string">
            <text:p>"2504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137230356542819" calcext:value-type="float">
            <text:p>-0.137230356542819</text:p>
          </table:table-cell>
        </table:table-row>
        <table:table-row table:style-name="ro1">
          <table:table-cell office:value-type="string" calcext:value-type="string">
            <text:p>"250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268285442024015" calcext:value-type="float">
            <text:p>-0.268285442024015</text:p>
          </table:table-cell>
        </table:table-row>
        <table:table-row table:style-name="ro1">
          <table:table-cell office:value-type="string" calcext:value-type="string">
            <text:p>"250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Quercus"</text:p>
          </table:table-cell>
          <table:table-cell office:value-type="float" office:value="-0.101100106983145" calcext:value-type="float">
            <text:p>-0.101100106983145</text:p>
          </table:table-cell>
        </table:table-row>
        <table:table-row table:style-name="ro1">
          <table:table-cell office:value-type="string" calcext:value-type="string">
            <text:p>"250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380141537122133" calcext:value-type="float">
            <text:p>0.380141537122133</text:p>
          </table:table-cell>
        </table:table-row>
        <table:table-row table:style-name="ro1">
          <table:table-cell table:style-name="ce1" office:value-type="string" calcext:value-type="string">
            <text:p>"2508"</text:p>
          </table:table-cell>
          <table:table-cell table:style-name="ce1" office:value-type="string" calcext:value-type="string">
            <text:p>"mean_areabasal_Quercus"</text:p>
          </table:table-cell>
          <table:table-cell table:style-name="ce1" office:value-type="string" calcext:value-type="string">
            <text:p>"mean_diamcopa_Quercus"</text:p>
          </table:table-cell>
          <table:table-cell table:style-name="ce1" office:value-type="float" office:value="0.81843943560761" calcext:value-type="float">
            <text:p>0.81843943560761</text:p>
          </table:table-cell>
        </table:table-row>
        <table:table-row table:style-name="ro1">
          <table:table-cell office:value-type="string" calcext:value-type="string">
            <text:p>"250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Quercus"</text:p>
          </table:table-cell>
          <table:table-cell office:value-type="float" office:value="-0.0192024840373969" calcext:value-type="float">
            <text:p>-0.019202484037397</text:p>
          </table:table-cell>
        </table:table-row>
        <table:table-row table:style-name="ro1">
          <table:table-cell office:value-type="string" calcext:value-type="string">
            <text:p>"251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prop_Pinus"</text:p>
          </table:table-cell>
          <table:table-cell office:value-type="float" office:value="-0.416933838421678" calcext:value-type="float">
            <text:p>-0.416933838421678</text:p>
          </table:table-cell>
        </table:table-row>
        <table:table-row table:style-name="ro1">
          <table:table-cell office:value-type="string" calcext:value-type="string">
            <text:p>"251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470003631425404" calcext:value-type="float">
            <text:p>0.470003631425404</text:p>
          </table:table-cell>
        </table:table-row>
        <table:table-row table:style-name="ro1">
          <table:table-cell office:value-type="string" calcext:value-type="string">
            <text:p>"251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Quercus"</text:p>
          </table:table-cell>
          <table:table-cell office:value-type="float" office:value="0.13181855203917" calcext:value-type="float">
            <text:p>0.13181855203917</text:p>
          </table:table-cell>
        </table:table-row>
        <table:table-row table:style-name="ro1">
          <table:table-cell office:value-type="string" calcext:value-type="string">
            <text:p>"2513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34275229317847" calcext:value-type="float">
            <text:p>-0.134275229317847</text:p>
          </table:table-cell>
        </table:table-row>
        <table:table-row table:style-name="ro1">
          <table:table-cell office:value-type="string" calcext:value-type="string">
            <text:p>"251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718465533342711" calcext:value-type="float">
            <text:p>-0.071846553334271</text:p>
          </table:table-cell>
        </table:table-row>
        <table:table-row table:style-name="ro1">
          <table:table-cell office:value-type="string" calcext:value-type="string">
            <text:p>"251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Alnus"</text:p>
          </table:table-cell>
          <table:table-cell office:value-type="float" office:value="0.18695065171722" calcext:value-type="float">
            <text:p>0.18695065171722</text:p>
          </table:table-cell>
        </table:table-row>
        <table:table-row table:style-name="ro1">
          <table:table-cell office:value-type="string" calcext:value-type="string">
            <text:p>"2516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Alnus"</text:p>
          </table:table-cell>
          <table:table-cell office:value-type="float" office:value="0.353581781794006" calcext:value-type="float">
            <text:p>0.353581781794006</text:p>
          </table:table-cell>
        </table:table-row>
        <table:table-row table:style-name="ro1">
          <table:table-cell office:value-type="string" calcext:value-type="string">
            <text:p>"2517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Alnus"</text:p>
          </table:table-cell>
          <table:table-cell office:value-type="float" office:value="-0.0876691403276001" calcext:value-type="float">
            <text:p>-0.0876691403276</text:p>
          </table:table-cell>
        </table:table-row>
        <table:table-row table:style-name="ro1">
          <table:table-cell office:value-type="string" calcext:value-type="string">
            <text:p>"251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82542648328984" calcext:value-type="float">
            <text:p>-0.182542648328984</text:p>
          </table:table-cell>
        </table:table-row>
        <table:table-row table:style-name="ro1">
          <table:table-cell office:value-type="string" calcext:value-type="string">
            <text:p>"251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895626903397943" calcext:value-type="float">
            <text:p>-0.089562690339794</text:p>
          </table:table-cell>
        </table:table-row>
        <table:table-row table:style-name="ro1">
          <table:table-cell office:value-type="string" calcext:value-type="string">
            <text:p>"252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prop_Pinus"</text:p>
          </table:table-cell>
          <table:table-cell office:value-type="float" office:value="0.0477565568019295" calcext:value-type="float">
            <text:p>0.04775655680193</text:p>
          </table:table-cell>
        </table:table-row>
        <table:table-row table:style-name="ro1">
          <table:table-cell table:style-name="ce1" office:value-type="string" calcext:value-type="string">
            <text:p>"2520"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mean_diamcopa_Alnus"</text:p>
          </table:table-cell>
          <table:table-cell table:style-name="ce1" office:value-type="float" office:value="0.986312195612717" calcext:value-type="float">
            <text:p>0.986312195612717</text:p>
          </table:table-cell>
        </table:table-row>
        <table:table-row table:style-name="ro1">
          <table:table-cell office:value-type="string" calcext:value-type="string">
            <text:p>"252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09420861345393" calcext:value-type="float">
            <text:p>-0.109420861345393</text:p>
          </table:table-cell>
        </table:table-row>
        <table:table-row table:style-name="ro1">
          <table:table-cell office:value-type="string" calcext:value-type="string">
            <text:p>"252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715475670901303" calcext:value-type="float">
            <text:p>-0.07154756709013</text:p>
          </table:table-cell>
        </table:table-row>
        <table:table-row table:style-name="ro1">
          <table:table-cell office:value-type="string" calcext:value-type="string">
            <text:p>"252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Alnus"</text:p>
          </table:table-cell>
          <table:table-cell office:value-type="float" office:value="0.442973563530753" calcext:value-type="float">
            <text:p>0.442973563530753</text:p>
          </table:table-cell>
        </table:table-row>
        <table:table-row table:style-name="ro1">
          <table:table-cell office:value-type="string" calcext:value-type="string">
            <text:p>"252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Alnus"</text:p>
          </table:table-cell>
          <table:table-cell office:value-type="float" office:value="0.260837581728946" calcext:value-type="float">
            <text:p>0.260837581728946</text:p>
          </table:table-cell>
        </table:table-row>
        <table:table-row table:style-name="ro1">
          <table:table-cell office:value-type="string" calcext:value-type="string">
            <text:p>"252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Alnus"</text:p>
          </table:table-cell>
          <table:table-cell office:value-type="float" office:value="-0.0803925959431631" calcext:value-type="float">
            <text:p>-0.080392595943163</text:p>
          </table:table-cell>
        </table:table-row>
        <table:table-row table:style-name="ro1">
          <table:table-cell office:value-type="string" calcext:value-type="string">
            <text:p>"252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79627713131192" calcext:value-type="float">
            <text:p>-0.179627713131192</text:p>
          </table:table-cell>
        </table:table-row>
        <table:table-row table:style-name="ro1">
          <table:table-cell office:value-type="string" calcext:value-type="string">
            <text:p>"252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938041197547302" calcext:value-type="float">
            <text:p>-0.09380411975473</text:p>
          </table:table-cell>
        </table:table-row>
        <table:table-row table:style-name="ro1">
          <table:table-cell table:style-name="ce1" office:value-type="string" calcext:value-type="string">
            <text:p>"2528"</text:p>
          </table:table-cell>
          <table:table-cell table:style-name="ce1" office:value-type="string" calcext:value-type="string">
            <text:p>"mean_areabasal_Alnus"</text:p>
          </table:table-cell>
          <table:table-cell table:style-name="ce1" office:value-type="string" calcext:value-type="string">
            <text:p>"mean_diamcopa_Alnus"</text:p>
          </table:table-cell>
          <table:table-cell table:style-name="ce1" office:value-type="float" office:value="0.902532113231991" calcext:value-type="float">
            <text:p>0.902532113231991</text:p>
          </table:table-cell>
        </table:table-row>
        <table:table-row table:style-name="ro1">
          <table:table-cell office:value-type="string" calcext:value-type="string">
            <text:p>"252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Alnus"</text:p>
          </table:table-cell>
          <table:table-cell office:value-type="float" office:value="-0.117038048361452" calcext:value-type="float">
            <text:p>-0.117038048361452</text:p>
          </table:table-cell>
        </table:table-row>
        <table:table-row table:style-name="ro1">
          <table:table-cell office:value-type="string" calcext:value-type="string">
            <text:p>"253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prop_Pinus"</text:p>
          </table:table-cell>
          <table:table-cell office:value-type="float" office:value="-0.129852229903223" calcext:value-type="float">
            <text:p>-0.129852229903223</text:p>
          </table:table-cell>
        </table:table-row>
        <table:table-row table:style-name="ro1">
          <table:table-cell office:value-type="string" calcext:value-type="string">
            <text:p>"253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Alnus"</text:p>
          </table:table-cell>
          <table:table-cell office:value-type="float" office:value="-0.0719713828745186" calcext:value-type="float">
            <text:p>-0.071971382874519</text:p>
          </table:table-cell>
        </table:table-row>
        <table:table-row table:style-name="ro1">
          <table:table-cell office:value-type="string" calcext:value-type="string">
            <text:p>"2532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0955525783736" calcext:value-type="float">
            <text:p>-0.10955525783736</text:p>
          </table:table-cell>
        </table:table-row>
        <table:table-row table:style-name="ro1">
          <table:table-cell office:value-type="string" calcext:value-type="string">
            <text:p>"2533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204289526855913" calcext:value-type="float">
            <text:p>-0.204289526855913</text:p>
          </table:table-cell>
        </table:table-row>
        <table:table-row table:style-name="ro1">
          <table:table-cell office:value-type="string" calcext:value-type="string">
            <text:p>"2534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62948971486451" calcext:value-type="float">
            <text:p>-0.162948971486451</text:p>
          </table:table-cell>
        </table:table-row>
        <table:table-row table:style-name="ro1">
          <table:table-cell office:value-type="string" calcext:value-type="string">
            <text:p>"2535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33682338640293" calcext:value-type="float">
            <text:p>-0.133682338640293</text:p>
          </table:table-cell>
        </table:table-row>
        <table:table-row table:style-name="ro1">
          <table:table-cell office:value-type="string" calcext:value-type="string">
            <text:p>"2536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0.393037435331471" calcext:value-type="float">
            <text:p>0.393037435331471</text:p>
          </table:table-cell>
        </table:table-row>
        <table:table-row table:style-name="ro1">
          <table:table-cell office:value-type="string" calcext:value-type="string">
            <text:p>"2537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0.646428243113569" calcext:value-type="float">
            <text:p>0.646428243113569</text:p>
          </table:table-cell>
        </table:table-row>
        <table:table-row table:style-name="ro1">
          <table:table-cell office:value-type="string" calcext:value-type="string">
            <text:p>"2538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29119350256198" calcext:value-type="float">
            <text:p>-0.129119350256198</text:p>
          </table:table-cell>
        </table:table-row>
        <table:table-row table:style-name="ro1">
          <table:table-cell table:style-name="ce1" office:value-type="string" calcext:value-type="string">
            <text:p>"2539"</text:p>
          </table:table-cell>
          <table:table-cell table:style-name="ce1" office:value-type="string" calcext:value-type="string">
            <text:p>"mean_coberturacopa_Juniperus"</text:p>
          </table:table-cell>
          <table:table-cell table:style-name="ce1" office:value-type="string" calcext:value-type="string">
            <text:p>"mean_diamcopa_Juniperus"</text:p>
          </table:table-cell>
          <table:table-cell table:style-name="ce1" office:value-type="float" office:value="0.946352332841142" calcext:value-type="float">
            <text:p>0.946352332841142</text:p>
          </table:table-cell>
        </table:table-row>
        <table:table-row table:style-name="ro1">
          <table:table-cell office:value-type="string" calcext:value-type="string">
            <text:p>"254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prop_Pinus"</text:p>
          </table:table-cell>
          <table:table-cell office:value-type="float" office:value="0.0142353905256732" calcext:value-type="float">
            <text:p>0.014235390525673</text:p>
          </table:table-cell>
        </table:table-row>
        <table:table-row table:style-name="ro1">
          <table:table-cell office:value-type="string" calcext:value-type="string">
            <text:p>"2540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09099348492422" calcext:value-type="float">
            <text:p>-0.109099348492422</text:p>
          </table:table-cell>
        </table:table-row>
        <table:table-row table:style-name="ro1">
          <table:table-cell office:value-type="string" calcext:value-type="string">
            <text:p>"2541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43811486366415" calcext:value-type="float">
            <text:p>-0.143811486366415</text:p>
          </table:table-cell>
        </table:table-row>
        <table:table-row table:style-name="ro1">
          <table:table-cell office:value-type="string" calcext:value-type="string">
            <text:p>"2542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200684369550173" calcext:value-type="float">
            <text:p>-0.200684369550173</text:p>
          </table:table-cell>
        </table:table-row>
        <table:table-row table:style-name="ro1">
          <table:table-cell office:value-type="string" calcext:value-type="string">
            <text:p>"2543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22586695784706" calcext:value-type="float">
            <text:p>-0.122586695784706</text:p>
          </table:table-cell>
        </table:table-row>
        <table:table-row table:style-name="ro1">
          <table:table-cell office:value-type="string" calcext:value-type="string">
            <text:p>"2544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0.304466919654256" calcext:value-type="float">
            <text:p>0.304466919654256</text:p>
          </table:table-cell>
        </table:table-row>
        <table:table-row table:style-name="ro1">
          <table:table-cell office:value-type="string" calcext:value-type="string">
            <text:p>"2545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0.358265918564973" calcext:value-type="float">
            <text:p>0.358265918564973</text:p>
          </table:table-cell>
        </table:table-row>
        <table:table-row table:style-name="ro1">
          <table:table-cell office:value-type="string" calcext:value-type="string">
            <text:p>"2546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13567673126924" calcext:value-type="float">
            <text:p>-0.113567673126924</text:p>
          </table:table-cell>
        </table:table-row>
        <table:table-row table:style-name="ro1">
          <table:table-cell table:style-name="ce1" office:value-type="string" calcext:value-type="string">
            <text:p>"2547"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mean_diamcopa_Juniperus"</text:p>
          </table:table-cell>
          <table:table-cell table:style-name="ce1" office:value-type="float" office:value="0.964770678702989" calcext:value-type="float">
            <text:p>0.964770678702989</text:p>
          </table:table-cell>
        </table:table-row>
        <table:table-row table:style-name="ro1">
          <table:table-cell office:value-type="string" calcext:value-type="string">
            <text:p>"2548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diamcopa_Juniperus"</text:p>
          </table:table-cell>
          <table:table-cell office:value-type="float" office:value="-0.109745604233016" calcext:value-type="float">
            <text:p>-0.109745604233016</text:p>
          </table:table-cell>
        </table:table-row>
        <table:table-row table:style-name="ro1">
          <table:table-cell office:value-type="string" calcext:value-type="string">
            <text:p>"255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Pinus"</text:p>
          </table:table-cell>
          <table:table-cell office:value-type="float" office:value="0.130102736349957" calcext:value-type="float">
            <text:p>0.130102736349957</text:p>
          </table:table-cell>
        </table:table-row>
        <table:table-row table:style-name="ro1">
          <table:table-cell office:value-type="string" calcext:value-type="string">
            <text:p>"255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diamcopa_Prunus"</text:p>
          </table:table-cell>
          <table:table-cell office:value-type="float" office:value="0.117332320513413" calcext:value-type="float">
            <text:p>0.117332320513413</text:p>
          </table:table-cell>
        </table:table-row>
        <table:table-row table:style-name="ro1">
          <table:table-cell office:value-type="string" calcext:value-type="string">
            <text:p>"255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631980161151592" calcext:value-type="float">
            <text:p>-0.063198016115159</text:p>
          </table:table-cell>
        </table:table-row>
        <table:table-row table:style-name="ro1">
          <table:table-cell office:value-type="string" calcext:value-type="string">
            <text:p>"255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diamcopa_Prunus"</text:p>
          </table:table-cell>
          <table:table-cell office:value-type="float" office:value="-0.0715293157327964" calcext:value-type="float">
            <text:p>-0.071529315732796</text:p>
          </table:table-cell>
        </table:table-row>
        <table:table-row table:style-name="ro1">
          <table:table-cell office:value-type="string" calcext:value-type="string">
            <text:p>"255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148936680321411" calcext:value-type="float">
            <text:p>-0.148936680321411</text:p>
          </table:table-cell>
        </table:table-row>
        <table:table-row table:style-name="ro1">
          <table:table-cell office:value-type="string" calcext:value-type="string">
            <text:p>"255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diamcopa_Prunus"</text:p>
          </table:table-cell>
          <table:table-cell office:value-type="float" office:value="0.0742560358343508" calcext:value-type="float">
            <text:p>0.074256035834351</text:p>
          </table:table-cell>
        </table:table-row>
        <table:table-row table:style-name="ro1">
          <table:table-cell office:value-type="string" calcext:value-type="string">
            <text:p>"255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690878007194389" calcext:value-type="float">
            <text:p>-0.069087800719439</text:p>
          </table:table-cell>
        </table:table-row>
        <table:table-row table:style-name="ro1">
          <table:table-cell office:value-type="string" calcext:value-type="string">
            <text:p>"255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89276560824962" calcext:value-type="float">
            <text:p>-0.089276560824962</text:p>
          </table:table-cell>
        </table:table-row>
        <table:table-row table:style-name="ro1">
          <table:table-cell table:style-name="ce1" office:value-type="string" calcext:value-type="string">
            <text:p>"2557"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mean_diamcopa_Prunus"</text:p>
          </table:table-cell>
          <table:table-cell table:style-name="ce1" office:value-type="float" office:value="0.998766639974668" calcext:value-type="float">
            <text:p>0.998766639974668</text:p>
          </table:table-cell>
        </table:table-row>
        <table:table-row table:style-name="ro1">
          <table:table-cell office:value-type="string" calcext:value-type="string">
            <text:p>"255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463117415219545" calcext:value-type="float">
            <text:p>-0.046311741521955</text:p>
          </table:table-cell>
        </table:table-row>
        <table:table-row table:style-name="ro1">
          <table:table-cell office:value-type="string" calcext:value-type="string">
            <text:p>"255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diamcopa_Prunus"</text:p>
          </table:table-cell>
          <table:table-cell office:value-type="float" office:value="0.00465954315396115" calcext:value-type="float">
            <text:p>0.004659543153961</text:p>
          </table:table-cell>
        </table:table-row>
        <table:table-row table:style-name="ro1">
          <table:table-cell table:style-name="ce1" office:value-type="string" calcext:value-type="string">
            <text:p>"256"</text:p>
          </table:table-cell>
          <table:table-cell table:style-name="ce1" office:value-type="string" calcext:value-type="string">
            <text:p>"mean_distanciacopas_Pin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0.819670478811397" calcext:value-type="float">
            <text:p>0.819670478811397</text:p>
          </table:table-cell>
        </table:table-row>
        <table:table-row table:style-name="ro1">
          <table:table-cell office:value-type="string" calcext:value-type="string">
            <text:p>"256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diamcopa_Prunus"</text:p>
          </table:table-cell>
          <table:table-cell office:value-type="float" office:value="-0.0655923778459509" calcext:value-type="float">
            <text:p>-0.065592377845951</text:p>
          </table:table-cell>
        </table:table-row>
        <table:table-row table:style-name="ro1">
          <table:table-cell office:value-type="string" calcext:value-type="string">
            <text:p>"256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14655838256094" calcext:value-type="float">
            <text:p>-0.14655838256094</text:p>
          </table:table-cell>
        </table:table-row>
        <table:table-row table:style-name="ro1">
          <table:table-cell office:value-type="string" calcext:value-type="string">
            <text:p>"256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diamcopa_Prunus"</text:p>
          </table:table-cell>
          <table:table-cell office:value-type="float" office:value="0.397852696352074" calcext:value-type="float">
            <text:p>0.397852696352074</text:p>
          </table:table-cell>
        </table:table-row>
        <table:table-row table:style-name="ro1">
          <table:table-cell office:value-type="string" calcext:value-type="string">
            <text:p>"256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607665756805236" calcext:value-type="float">
            <text:p>-0.060766575680524</text:p>
          </table:table-cell>
        </table:table-row>
        <table:table-row table:style-name="ro1">
          <table:table-cell office:value-type="string" calcext:value-type="string">
            <text:p>"256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diamcopa_Prunus"</text:p>
          </table:table-cell>
          <table:table-cell office:value-type="float" office:value="-0.0954914292841657" calcext:value-type="float">
            <text:p>-0.095491429284166</text:p>
          </table:table-cell>
        </table:table-row>
        <table:table-row table:style-name="ro1">
          <table:table-cell table:style-name="ce1" office:value-type="string" calcext:value-type="string">
            <text:p>"2565"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mean_diamcopa_Prunus"</text:p>
          </table:table-cell>
          <table:table-cell table:style-name="ce1" office:value-type="float" office:value="0.998265567017586" calcext:value-type="float">
            <text:p>0.998265567017586</text:p>
          </table:table-cell>
        </table:table-row>
        <table:table-row table:style-name="ro1">
          <table:table-cell office:value-type="string" calcext:value-type="string">
            <text:p>"256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0182150763389128" calcext:value-type="float">
            <text:p>-0.018215076338913</text:p>
          </table:table-cell>
        </table:table-row>
        <table:table-row table:style-name="ro1">
          <table:table-cell office:value-type="string" calcext:value-type="string">
            <text:p>"256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562959773666035" calcext:value-type="float">
            <text:p>0.562959773666035</text:p>
          </table:table-cell>
        </table:table-row>
        <table:table-row table:style-name="ro1">
          <table:table-cell office:value-type="string" calcext:value-type="string">
            <text:p>"256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77724725905174" calcext:value-type="float">
            <text:p>-0.277724725905174</text:p>
          </table:table-cell>
        </table:table-row>
        <table:table-row table:style-name="ro1">
          <table:table-cell office:value-type="string" calcext:value-type="string">
            <text:p>"257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Pinus"</text:p>
          </table:table-cell>
          <table:table-cell office:value-type="float" office:value="0.268442139186179" calcext:value-type="float">
            <text:p>0.268442139186179</text:p>
          </table:table-cell>
        </table:table-row>
        <table:table-row table:style-name="ro1">
          <table:table-cell office:value-type="string" calcext:value-type="string">
            <text:p>"257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328423503239874" calcext:value-type="float">
            <text:p>-0.328423503239874</text:p>
          </table:table-cell>
        </table:table-row>
        <table:table-row table:style-name="ro1">
          <table:table-cell office:value-type="string" calcext:value-type="string">
            <text:p>"257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91745081336969" calcext:value-type="float">
            <text:p>0.191745081336969</text:p>
          </table:table-cell>
        </table:table-row>
        <table:table-row table:style-name="ro1">
          <table:table-cell office:value-type="string" calcext:value-type="string">
            <text:p>"257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166475500403005" calcext:value-type="float">
            <text:p>-0.166475500403005</text:p>
          </table:table-cell>
        </table:table-row>
        <table:table-row table:style-name="ro1">
          <table:table-cell office:value-type="string" calcext:value-type="string">
            <text:p>"257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27223105230653" calcext:value-type="float">
            <text:p>0.127223105230653</text:p>
          </table:table-cell>
        </table:table-row>
        <table:table-row table:style-name="ro1">
          <table:table-cell table:style-name="ce1" office:value-type="string" calcext:value-type="string">
            <text:p>"2574"</text:p>
          </table:table-cell>
          <table:table-cell table:style-name="ce1" office:value-type="string" calcext:value-type="string">
            <text:p>"mean_areabasal_Abies"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float" office:value="0.853101144661734" calcext:value-type="float">
            <text:p>0.853101144661734</text:p>
          </table:table-cell>
        </table:table-row>
        <table:table-row table:style-name="ro1">
          <table:table-cell office:value-type="string" calcext:value-type="string">
            <text:p>"257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046133548645883" calcext:value-type="float">
            <text:p>0.046133548645883</text:p>
          </table:table-cell>
        </table:table-row>
        <table:table-row table:style-name="ro1">
          <table:table-cell office:value-type="string" calcext:value-type="string">
            <text:p>"257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632061505808874" calcext:value-type="float">
            <text:p>0.632061505808874</text:p>
          </table:table-cell>
        </table:table-row>
        <table:table-row table:style-name="ro1">
          <table:table-cell office:value-type="string" calcext:value-type="string">
            <text:p>"257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73289874180118" calcext:value-type="float">
            <text:p>-0.273289874180118</text:p>
          </table:table-cell>
        </table:table-row>
        <table:table-row table:style-name="ro1">
          <table:table-cell office:value-type="string" calcext:value-type="string">
            <text:p>"257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50499131967464" calcext:value-type="float">
            <text:p>-0.250499131967464</text:p>
          </table:table-cell>
        </table:table-row>
        <table:table-row table:style-name="ro1">
          <table:table-cell office:value-type="string" calcext:value-type="string">
            <text:p>"257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321777220468373" calcext:value-type="float">
            <text:p>0.321777220468373</text:p>
          </table:table-cell>
        </table:table-row>
        <table:table-row table:style-name="ro1">
          <table:table-cell office:value-type="string" calcext:value-type="string">
            <text:p>"25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Pinus"</text:p>
          </table:table-cell>
          <table:table-cell office:value-type="float" office:value="-0.32248292428401" calcext:value-type="float">
            <text:p>-0.32248292428401</text:p>
          </table:table-cell>
        </table:table-row>
        <table:table-row table:style-name="ro1">
          <table:table-cell office:value-type="string" calcext:value-type="string">
            <text:p>"258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178064469860658" calcext:value-type="float">
            <text:p>-0.178064469860658</text:p>
          </table:table-cell>
        </table:table-row>
        <table:table-row table:style-name="ro1">
          <table:table-cell office:value-type="string" calcext:value-type="string">
            <text:p>"258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05229600780737" calcext:value-type="float">
            <text:p>0.105229600780737</text:p>
          </table:table-cell>
        </table:table-row>
        <table:table-row table:style-name="ro1">
          <table:table-cell office:value-type="string" calcext:value-type="string">
            <text:p>"258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70580641669644" calcext:value-type="float">
            <text:p>0.270580641669644</text:p>
          </table:table-cell>
        </table:table-row>
        <table:table-row table:style-name="ro1">
          <table:table-cell office:value-type="string" calcext:value-type="string">
            <text:p>"258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62641219670575" calcext:value-type="float">
            <text:p>-0.262641219670575</text:p>
          </table:table-cell>
        </table:table-row>
        <table:table-row table:style-name="ro1">
          <table:table-cell office:value-type="string" calcext:value-type="string">
            <text:p>"258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21619027990797" calcext:value-type="float">
            <text:p>-0.221619027990797</text:p>
          </table:table-cell>
        </table:table-row>
        <table:table-row table:style-name="ro1">
          <table:table-cell office:value-type="string" calcext:value-type="string">
            <text:p>"258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85928367334931" calcext:value-type="float">
            <text:p>0.285928367334931</text:p>
          </table:table-cell>
        </table:table-row>
        <table:table-row table:style-name="ro1">
          <table:table-cell office:value-type="string" calcext:value-type="string">
            <text:p>"258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14460429145354" calcext:value-type="float">
            <text:p>-0.14460429145354</text:p>
          </table:table-cell>
        </table:table-row>
        <table:table-row table:style-name="ro1">
          <table:table-cell office:value-type="string" calcext:value-type="string">
            <text:p>"258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590741066068145" calcext:value-type="float">
            <text:p>-0.059074106606815</text:p>
          </table:table-cell>
        </table:table-row>
        <table:table-row table:style-name="ro1">
          <table:table-cell office:value-type="string" calcext:value-type="string">
            <text:p>"258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217126748975779" calcext:value-type="float">
            <text:p>-0.021712674897578</text:p>
          </table:table-cell>
        </table:table-row>
        <table:table-row table:style-name="ro1">
          <table:table-cell office:value-type="string" calcext:value-type="string">
            <text:p>"25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Pinus"</text:p>
          </table:table-cell>
          <table:table-cell office:value-type="float" office:value="-0.419416330779752" calcext:value-type="float">
            <text:p>-0.419416330779752</text:p>
          </table:table-cell>
        </table:table-row>
        <table:table-row table:style-name="ro1">
          <table:table-cell table:style-name="ce1" office:value-type="string" calcext:value-type="string">
            <text:p>"2590"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mean_coberturacopa_Pinus"</text:p>
          </table:table-cell>
          <table:table-cell table:style-name="ce1" office:value-type="float" office:value="0.916670846753157" calcext:value-type="float">
            <text:p>0.916670846753157</text:p>
          </table:table-cell>
        </table:table-row>
        <table:table-row table:style-name="ro1">
          <table:table-cell office:value-type="string" calcext:value-type="string">
            <text:p>"259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0989815964628665" calcext:value-type="float">
            <text:p>0.098981596462867</text:p>
          </table:table-cell>
        </table:table-row>
        <table:table-row table:style-name="ro1">
          <table:table-cell office:value-type="string" calcext:value-type="string">
            <text:p>"259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74036037285994" calcext:value-type="float">
            <text:p>-0.274036037285994</text:p>
          </table:table-cell>
        </table:table-row>
        <table:table-row table:style-name="ro1">
          <table:table-cell office:value-type="string" calcext:value-type="string">
            <text:p>"259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80758795838663" calcext:value-type="float">
            <text:p>-0.280758795838663</text:p>
          </table:table-cell>
        </table:table-row>
        <table:table-row table:style-name="ro1">
          <table:table-cell office:value-type="string" calcext:value-type="string">
            <text:p>"259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108269909418988" calcext:value-type="float">
            <text:p>0.108269909418988</text:p>
          </table:table-cell>
        </table:table-row>
        <table:table-row table:style-name="ro1">
          <table:table-cell office:value-type="string" calcext:value-type="string">
            <text:p>"259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145393166007439" calcext:value-type="float">
            <text:p>-0.145393166007439</text:p>
          </table:table-cell>
        </table:table-row>
        <table:table-row table:style-name="ro1">
          <table:table-cell office:value-type="string" calcext:value-type="string">
            <text:p>"259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678857528498364" calcext:value-type="float">
            <text:p>-0.067885752849836</text:p>
          </table:table-cell>
        </table:table-row>
        <table:table-row table:style-name="ro1">
          <table:table-cell office:value-type="string" calcext:value-type="string">
            <text:p>"259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81736633437033" calcext:value-type="float">
            <text:p>-0.181736633437033</text:p>
          </table:table-cell>
        </table:table-row>
        <table:table-row table:style-name="ro1">
          <table:table-cell office:value-type="string" calcext:value-type="string">
            <text:p>"259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227660600303602" calcext:value-type="float">
            <text:p>-0.227660600303602</text:p>
          </table:table-cell>
        </table:table-row>
        <table:table-row table:style-name="ro1">
          <table:table-cell office:value-type="string" calcext:value-type="string">
            <text:p>"26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conif"</text:p>
          </table:table-cell>
          <table:table-cell office:value-type="float" office:value="0.328009619122876" calcext:value-type="float">
            <text:p>0.328009619122876</text:p>
          </table:table-cell>
        </table:table-row>
        <table:table-row table:style-name="ro1">
          <table:table-cell office:value-type="string" calcext:value-type="string">
            <text:p>"260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Pinus"</text:p>
          </table:table-cell>
          <table:table-cell office:value-type="float" office:value="0.0643984592584101" calcext:value-type="float">
            <text:p>0.06439845925841</text:p>
          </table:table-cell>
        </table:table-row>
        <table:table-row table:style-name="ro1">
          <table:table-cell office:value-type="string" calcext:value-type="string">
            <text:p>"260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843028345147993" calcext:value-type="float">
            <text:p>-0.084302834514799</text:p>
          </table:table-cell>
        </table:table-row>
        <table:table-row table:style-name="ro1">
          <table:table-cell office:value-type="string" calcext:value-type="string">
            <text:p>"260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08937714833924" calcext:value-type="float">
            <text:p>-0.108937714833924</text:p>
          </table:table-cell>
        </table:table-row>
        <table:table-row table:style-name="ro1">
          <table:table-cell office:value-type="string" calcext:value-type="string">
            <text:p>"260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12316496588595" calcext:value-type="float">
            <text:p>-0.07123164965886</text:p>
          </table:table-cell>
        </table:table-row>
        <table:table-row table:style-name="ro1">
          <table:table-cell office:value-type="string" calcext:value-type="string">
            <text:p>"260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0.462692609653684" calcext:value-type="float">
            <text:p>0.462692609653684</text:p>
          </table:table-cell>
        </table:table-row>
        <table:table-row table:style-name="ro1">
          <table:table-cell office:value-type="string" calcext:value-type="string">
            <text:p>"260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0.284119221930406" calcext:value-type="float">
            <text:p>0.284119221930406</text:p>
          </table:table-cell>
        </table:table-row>
        <table:table-row table:style-name="ro1">
          <table:table-cell table:style-name="ce1" office:value-type="string" calcext:value-type="string">
            <text:p>"2605"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float" office:value="0.847484397234654" calcext:value-type="float">
            <text:p>0.847484397234654</text:p>
          </table:table-cell>
        </table:table-row>
        <table:table-row table:style-name="ro1">
          <table:table-cell office:value-type="string" calcext:value-type="string">
            <text:p>"260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78834569100928" calcext:value-type="float">
            <text:p>-0.178834569100928</text:p>
          </table:table-cell>
        </table:table-row>
        <table:table-row table:style-name="ro1">
          <table:table-cell office:value-type="string" calcext:value-type="string">
            <text:p>"260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65615524590879" calcext:value-type="float">
            <text:p>-0.165615524590879</text:p>
          </table:table-cell>
        </table:table-row>
        <table:table-row table:style-name="ro1">
          <table:table-cell office:value-type="string" calcext:value-type="string">
            <text:p>"260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41490468690637" calcext:value-type="float">
            <text:p>-0.074149046869064</text:p>
          </table:table-cell>
        </table:table-row>
        <table:table-row table:style-name="ro1">
          <table:table-cell office:value-type="string" calcext:value-type="string">
            <text:p>"260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16521268251337" calcext:value-type="float">
            <text:p>-0.116521268251337</text:p>
          </table:table-cell>
        </table:table-row>
        <table:table-row table:style-name="ro1">
          <table:table-cell office:value-type="string" calcext:value-type="string">
            <text:p>"261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Pinus"</text:p>
          </table:table-cell>
          <table:table-cell office:value-type="float" office:value="-0.0972192636441592" calcext:value-type="float">
            <text:p>-0.097219263644159</text:p>
          </table:table-cell>
        </table:table-row>
        <table:table-row table:style-name="ro1">
          <table:table-cell office:value-type="string" calcext:value-type="string">
            <text:p>"261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1653594089694" calcext:value-type="float">
            <text:p>-0.071653594089694</text:p>
          </table:table-cell>
        </table:table-row>
        <table:table-row table:style-name="ro1">
          <table:table-cell office:value-type="string" calcext:value-type="string">
            <text:p>"2612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356321550978779" calcext:value-type="float">
            <text:p>0.356321550978779</text:p>
          </table:table-cell>
        </table:table-row>
        <table:table-row table:style-name="ro1">
          <table:table-cell office:value-type="string" calcext:value-type="string">
            <text:p>"261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75533404530565" calcext:value-type="float">
            <text:p>-0.175533404530565</text:p>
          </table:table-cell>
        </table:table-row>
        <table:table-row table:style-name="ro1">
          <table:table-cell office:value-type="string" calcext:value-type="string">
            <text:p>"261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275035762203238" calcext:value-type="float">
            <text:p>0.275035762203238</text:p>
          </table:table-cell>
        </table:table-row>
        <table:table-row table:style-name="ro1">
          <table:table-cell office:value-type="string" calcext:value-type="string">
            <text:p>"261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4831688693401" calcext:value-type="float">
            <text:p>-0.14831688693401</text:p>
          </table:table-cell>
        </table:table-row>
        <table:table-row table:style-name="ro1">
          <table:table-cell office:value-type="string" calcext:value-type="string">
            <text:p>"2616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9550686835404" calcext:value-type="float">
            <text:p>-0.19550686835404</text:p>
          </table:table-cell>
        </table:table-row>
        <table:table-row table:style-name="ro1">
          <table:table-cell office:value-type="string" calcext:value-type="string">
            <text:p>"2617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273298768886012" calcext:value-type="float">
            <text:p>-0.273298768886012</text:p>
          </table:table-cell>
        </table:table-row>
        <table:table-row table:style-name="ro1">
          <table:table-cell office:value-type="string" calcext:value-type="string">
            <text:p>"2618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66652480968546" calcext:value-type="float">
            <text:p>-0.166652480968546</text:p>
          </table:table-cell>
        </table:table-row>
        <table:table-row table:style-name="ro1">
          <table:table-cell table:style-name="ce1" office:value-type="string" calcext:value-type="string">
            <text:p>"2619"</text:p>
          </table:table-cell>
          <table:table-cell table:style-name="ce1" office:value-type="string" calcext:value-type="string">
            <text:p>"mean_areabasal_Arbutus"</text:p>
          </table:table-cell>
          <table:table-cell table:style-name="ce1" office:value-type="string" calcext:value-type="string">
            <text:p>"mean_coberturacopa_Arbutus"</text:p>
          </table:table-cell>
          <table:table-cell table:style-name="ce1" office:value-type="float" office:value="0.802228974151799" calcext:value-type="float">
            <text:p>0.802228974151799</text:p>
          </table:table-cell>
        </table:table-row>
        <table:table-row table:style-name="ro1">
          <table:table-cell office:value-type="string" calcext:value-type="string">
            <text:p>"26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Pinus"</text:p>
          </table:table-cell>
          <table:table-cell office:value-type="float" office:value="0.00503537589980573" calcext:value-type="float">
            <text:p>0.005035375899806</text:p>
          </table:table-cell>
        </table:table-row>
        <table:table-row table:style-name="ro1">
          <table:table-cell office:value-type="string" calcext:value-type="string">
            <text:p>"2620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180781906122087" calcext:value-type="float">
            <text:p>0.180781906122087</text:p>
          </table:table-cell>
        </table:table-row>
        <table:table-row table:style-name="ro1">
          <table:table-cell office:value-type="string" calcext:value-type="string">
            <text:p>"2621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54391423663677" calcext:value-type="float">
            <text:p>-0.154391423663677</text:p>
          </table:table-cell>
        </table:table-row>
        <table:table-row table:style-name="ro1">
          <table:table-cell office:value-type="string" calcext:value-type="string">
            <text:p>"2622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364788180297524" calcext:value-type="float">
            <text:p>0.364788180297524</text:p>
          </table:table-cell>
        </table:table-row>
        <table:table-row table:style-name="ro1">
          <table:table-cell office:value-type="string" calcext:value-type="string">
            <text:p>"2623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49195449830423" calcext:value-type="float">
            <text:p>-0.149195449830423</text:p>
          </table:table-cell>
        </table:table-row>
        <table:table-row table:style-name="ro1">
          <table:table-cell office:value-type="string" calcext:value-type="string">
            <text:p>"262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0817992652378681" calcext:value-type="float">
            <text:p>-0.081799265237868</text:p>
          </table:table-cell>
        </table:table-row>
        <table:table-row table:style-name="ro1">
          <table:table-cell office:value-type="string" calcext:value-type="string">
            <text:p>"262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5898156892287" calcext:value-type="float">
            <text:p>0.5898156892287</text:p>
          </table:table-cell>
        </table:table-row>
        <table:table-row table:style-name="ro1">
          <table:table-cell office:value-type="string" calcext:value-type="string">
            <text:p>"262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0676231548578165" calcext:value-type="float">
            <text:p>0.067623154857817</text:p>
          </table:table-cell>
        </table:table-row>
        <table:table-row table:style-name="ro1">
          <table:table-cell office:value-type="string" calcext:value-type="string">
            <text:p>"262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21099970342758" calcext:value-type="float">
            <text:p>-0.21099970342758</text:p>
          </table:table-cell>
        </table:table-row>
        <table:table-row table:style-name="ro1">
          <table:table-cell office:value-type="string" calcext:value-type="string">
            <text:p>"262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2285898438179" calcext:value-type="float">
            <text:p>-0.2285898438179</text:p>
          </table:table-cell>
        </table:table-row>
        <table:table-row table:style-name="ro1">
          <table:table-cell office:value-type="string" calcext:value-type="string">
            <text:p>"26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Pinus"</text:p>
          </table:table-cell>
          <table:table-cell office:value-type="float" office:value="0.157524758535553" calcext:value-type="float">
            <text:p>0.157524758535553</text:p>
          </table:table-cell>
        </table:table-row>
        <table:table-row table:style-name="ro1">
          <table:table-cell office:value-type="string" calcext:value-type="string">
            <text:p>"263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167156019644664" calcext:value-type="float">
            <text:p>-0.167156019644664</text:p>
          </table:table-cell>
        </table:table-row>
        <table:table-row table:style-name="ro1">
          <table:table-cell office:value-type="string" calcext:value-type="string">
            <text:p>"263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416552338255166" calcext:value-type="float">
            <text:p>0.416552338255166</text:p>
          </table:table-cell>
        </table:table-row>
        <table:table-row table:style-name="ro1">
          <table:table-cell table:style-name="ce1" office:value-type="string" calcext:value-type="string">
            <text:p>"2632"</text:p>
          </table:table-cell>
          <table:table-cell table:style-name="ce1" office:value-type="string" calcext:value-type="string">
            <text:p>"mean_areabasal_Quercus"</text:p>
          </table:table-cell>
          <table:table-cell table:style-name="ce1" office:value-type="string" calcext:value-type="string">
            <text:p>"mean_coberturacopa_Quercus"</text:p>
          </table:table-cell>
          <table:table-cell table:style-name="ce1" office:value-type="float" office:value="0.815516992436996" calcext:value-type="float">
            <text:p>0.815516992436996</text:p>
          </table:table-cell>
        </table:table-row>
        <table:table-row table:style-name="ro1">
          <table:table-cell office:value-type="string" calcext:value-type="string">
            <text:p>"263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103217517620166" calcext:value-type="float">
            <text:p>-0.103217517620166</text:p>
          </table:table-cell>
        </table:table-row>
        <table:table-row table:style-name="ro1">
          <table:table-cell office:value-type="string" calcext:value-type="string">
            <text:p>"263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637447283700947" calcext:value-type="float">
            <text:p>0.637447283700947</text:p>
          </table:table-cell>
        </table:table-row>
        <table:table-row table:style-name="ro1">
          <table:table-cell office:value-type="string" calcext:value-type="string">
            <text:p>"263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0818833405459765" calcext:value-type="float">
            <text:p>0.081883340545977</text:p>
          </table:table-cell>
        </table:table-row>
        <table:table-row table:style-name="ro1">
          <table:table-cell office:value-type="string" calcext:value-type="string">
            <text:p>"263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05219336382193" calcext:value-type="float">
            <text:p>-0.105219336382193</text:p>
          </table:table-cell>
        </table:table-row>
        <table:table-row table:style-name="ro1">
          <table:table-cell office:value-type="string" calcext:value-type="string">
            <text:p>"263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688002949019093" calcext:value-type="float">
            <text:p>-0.068800294901909</text:p>
          </table:table-cell>
        </table:table-row>
        <table:table-row table:style-name="ro1">
          <table:table-cell office:value-type="string" calcext:value-type="string">
            <text:p>"263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0.446009201479702" calcext:value-type="float">
            <text:p>0.446009201479702</text:p>
          </table:table-cell>
        </table:table-row>
        <table:table-row table:style-name="ro1">
          <table:table-cell table:style-name="ce1" office:value-type="string" calcext:value-type="string">
            <text:p>"264"</text:p>
          </table:table-cell>
          <table:table-cell table:style-name="ce1" office:value-type="string" calcext:value-type="string">
            <text:p>"mean_diamcopa_Pin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0.819615309631793" calcext:value-type="float">
            <text:p>0.819615309631793</text:p>
          </table:table-cell>
        </table:table-row>
        <table:table-row table:style-name="ro1">
          <table:table-cell office:value-type="string" calcext:value-type="string">
            <text:p>"264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0.243064910581115" calcext:value-type="float">
            <text:p>0.243064910581115</text:p>
          </table:table-cell>
        </table:table-row>
        <table:table-row table:style-name="ro1">
          <table:table-cell office:value-type="string" calcext:value-type="string">
            <text:p>"264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773056937331226" calcext:value-type="float">
            <text:p>-0.077305693733123</text:p>
          </table:table-cell>
        </table:table-row>
        <table:table-row table:style-name="ro1">
          <table:table-cell office:value-type="string" calcext:value-type="string">
            <text:p>"264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72730396554411" calcext:value-type="float">
            <text:p>-0.172730396554411</text:p>
          </table:table-cell>
        </table:table-row>
        <table:table-row table:style-name="ro1">
          <table:table-cell office:value-type="string" calcext:value-type="string">
            <text:p>"264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750518943241471" calcext:value-type="float">
            <text:p>-0.075051894324147</text:p>
          </table:table-cell>
        </table:table-row>
        <table:table-row table:style-name="ro1">
          <table:table-cell table:style-name="ce1" office:value-type="string" calcext:value-type="string">
            <text:p>"2644"</text:p>
          </table:table-cell>
          <table:table-cell table:style-name="ce1" office:value-type="string" calcext:value-type="string">
            <text:p>"mean_areabasal_Alnus"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float" office:value="0.906727330985085" calcext:value-type="float">
            <text:p>0.906727330985085</text:p>
          </table:table-cell>
        </table:table-row>
        <table:table-row table:style-name="ro1">
          <table:table-cell office:value-type="string" calcext:value-type="string">
            <text:p>"264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1254403985349" calcext:value-type="float">
            <text:p>-0.11254403985349</text:p>
          </table:table-cell>
        </table:table-row>
        <table:table-row table:style-name="ro1">
          <table:table-cell office:value-type="string" calcext:value-type="string">
            <text:p>"264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692078370747028" calcext:value-type="float">
            <text:p>-0.069207837074703</text:p>
          </table:table-cell>
        </table:table-row>
        <table:table-row table:style-name="ro1">
          <table:table-cell office:value-type="string" calcext:value-type="string">
            <text:p>"264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889050403779522" calcext:value-type="float">
            <text:p>-0.088905040377952</text:p>
          </table:table-cell>
        </table:table-row>
        <table:table-row table:style-name="ro1">
          <table:table-cell office:value-type="string" calcext:value-type="string">
            <text:p>"264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117191955578979" calcext:value-type="float">
            <text:p>-0.117191955578979</text:p>
          </table:table-cell>
        </table:table-row>
        <table:table-row table:style-name="ro1">
          <table:table-cell office:value-type="string" calcext:value-type="string">
            <text:p>"265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Pinus"</text:p>
          </table:table-cell>
          <table:table-cell office:value-type="float" office:value="0.2684536362192" calcext:value-type="float">
            <text:p>0.2684536362192</text:p>
          </table:table-cell>
        </table:table-row>
        <table:table-row table:style-name="ro1">
          <table:table-cell office:value-type="string" calcext:value-type="string">
            <text:p>"265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172694662869628" calcext:value-type="float">
            <text:p>-0.172694662869628</text:p>
          </table:table-cell>
        </table:table-row>
        <table:table-row table:style-name="ro1">
          <table:table-cell office:value-type="string" calcext:value-type="string">
            <text:p>"265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998958773736033" calcext:value-type="float">
            <text:p>-0.099895877373603</text:p>
          </table:table-cell>
        </table:table-row>
        <table:table-row table:style-name="ro1">
          <table:table-cell office:value-type="string" calcext:value-type="string">
            <text:p>"265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0.208141435665937" calcext:value-type="float">
            <text:p>0.208141435665937</text:p>
          </table:table-cell>
        </table:table-row>
        <table:table-row table:style-name="ro1">
          <table:table-cell office:value-type="string" calcext:value-type="string">
            <text:p>"265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0.326060444727907" calcext:value-type="float">
            <text:p>0.326060444727907</text:p>
          </table:table-cell>
        </table:table-row>
        <table:table-row table:style-name="ro1">
          <table:table-cell office:value-type="string" calcext:value-type="string">
            <text:p>"265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925462773563727" calcext:value-type="float">
            <text:p>-0.092546277356373</text:p>
          </table:table-cell>
        </table:table-row>
        <table:table-row table:style-name="ro1">
          <table:table-cell table:style-name="ce1" office:value-type="string" calcext:value-type="string">
            <text:p>"2655"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mean_coberturacopa_Juniperus"</text:p>
          </table:table-cell>
          <table:table-cell table:style-name="ce1" office:value-type="float" office:value="0.980573685436037" calcext:value-type="float">
            <text:p>0.980573685436037</text:p>
          </table:table-cell>
        </table:table-row>
        <table:table-row table:style-name="ro1">
          <table:table-cell office:value-type="string" calcext:value-type="string">
            <text:p>"265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894316740701418" calcext:value-type="float">
            <text:p>-0.089431674070142</text:p>
          </table:table-cell>
        </table:table-row>
        <table:table-row table:style-name="ro1">
          <table:table-cell office:value-type="string" calcext:value-type="string">
            <text:p>"265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447159767070036" calcext:value-type="float">
            <text:p>-0.044715976707004</text:p>
          </table:table-cell>
        </table:table-row>
        <table:table-row table:style-name="ro1">
          <table:table-cell office:value-type="string" calcext:value-type="string">
            <text:p>"265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0.0122791452133934" calcext:value-type="float">
            <text:p>0.012279145213393</text:p>
          </table:table-cell>
        </table:table-row>
        <table:table-row table:style-name="ro1">
          <table:table-cell office:value-type="string" calcext:value-type="string">
            <text:p>"26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Pinus"</text:p>
          </table:table-cell>
          <table:table-cell office:value-type="float" office:value="-0.322522783416479" calcext:value-type="float">
            <text:p>-0.322522783416479</text:p>
          </table:table-cell>
        </table:table-row>
        <table:table-row table:style-name="ro1">
          <table:table-cell office:value-type="string" calcext:value-type="string">
            <text:p>"266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653194180756306" calcext:value-type="float">
            <text:p>-0.065319418075631</text:p>
          </table:table-cell>
        </table:table-row>
        <table:table-row table:style-name="ro1">
          <table:table-cell office:value-type="string" calcext:value-type="string">
            <text:p>"266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145948486354154" calcext:value-type="float">
            <text:p>-0.145948486354154</text:p>
          </table:table-cell>
        </table:table-row>
        <table:table-row table:style-name="ro1">
          <table:table-cell office:value-type="string" calcext:value-type="string">
            <text:p>"266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0.37891861066566" calcext:value-type="float">
            <text:p>0.37891861066566</text:p>
          </table:table-cell>
        </table:table-row>
        <table:table-row table:style-name="ro1">
          <table:table-cell office:value-type="string" calcext:value-type="string">
            <text:p>"266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605136982718121" calcext:value-type="float">
            <text:p>-0.060513698271812</text:p>
          </table:table-cell>
        </table:table-row>
        <table:table-row table:style-name="ro1">
          <table:table-cell office:value-type="string" calcext:value-type="string">
            <text:p>"266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95094045937793" calcext:value-type="float">
            <text:p>-0.095094045937793</text:p>
          </table:table-cell>
        </table:table-row>
        <table:table-row table:style-name="ro1">
          <table:table-cell table:style-name="ce1" office:value-type="string" calcext:value-type="string">
            <text:p>"2665"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float" office:value="0.994111329149709" calcext:value-type="float">
            <text:p>0.994111329149709</text:p>
          </table:table-cell>
        </table:table-row>
        <table:table-row table:style-name="ro1">
          <table:table-cell office:value-type="string" calcext:value-type="string">
            <text:p>"2667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reabasal_Abies"</text:p>
          </table:table-cell>
          <table:table-cell office:value-type="float" office:value="0.00832818045603744" calcext:value-type="float">
            <text:p>0.008328180456037</text:p>
          </table:table-cell>
        </table:table-row>
        <table:table-row table:style-name="ro1">
          <table:table-cell office:value-type="string" calcext:value-type="string">
            <text:p>"2668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reabasal_Abies"</text:p>
          </table:table-cell>
          <table:table-cell office:value-type="float" office:value="0.453747239314451" calcext:value-type="float">
            <text:p>0.453747239314451</text:p>
          </table:table-cell>
        </table:table-row>
        <table:table-row table:style-name="ro1">
          <table:table-cell office:value-type="string" calcext:value-type="string">
            <text:p>"2669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192384913801545" calcext:value-type="float">
            <text:p>-0.192384913801545</text:p>
          </table:table-cell>
        </table:table-row>
        <table:table-row table:style-name="ro1">
          <table:table-cell office:value-type="string" calcext:value-type="string">
            <text:p>"26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Pinus"</text:p>
          </table:table-cell>
          <table:table-cell office:value-type="float" office:value="-0.419644650685081" calcext:value-type="float">
            <text:p>-0.419644650685081</text:p>
          </table:table-cell>
        </table:table-row>
        <table:table-row table:style-name="ro1">
          <table:table-cell office:value-type="string" calcext:value-type="string">
            <text:p>"2670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171375835811925" calcext:value-type="float">
            <text:p>-0.171375835811925</text:p>
          </table:table-cell>
        </table:table-row>
        <table:table-row table:style-name="ro1">
          <table:table-cell office:value-type="string" calcext:value-type="string">
            <text:p>"2671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Abies"</text:p>
          </table:table-cell>
          <table:table-cell office:value-type="float" office:value="0.648651993805882" calcext:value-type="float">
            <text:p>0.648651993805882</text:p>
          </table:table-cell>
        </table:table-row>
        <table:table-row table:style-name="ro1">
          <table:table-cell office:value-type="string" calcext:value-type="string">
            <text:p>"2672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12535011693365" calcext:value-type="float">
            <text:p>-0.12535011693365</text:p>
          </table:table-cell>
        </table:table-row>
        <table:table-row table:style-name="ro1">
          <table:table-cell office:value-type="string" calcext:value-type="string">
            <text:p>"2673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0480558083653829" calcext:value-type="float">
            <text:p>-0.048055808365383</text:p>
          </table:table-cell>
        </table:table-row>
        <table:table-row table:style-name="ro1">
          <table:table-cell office:value-type="string" calcext:value-type="string">
            <text:p>"267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reabasal_Pinus"</text:p>
          </table:table-cell>
          <table:table-cell office:value-type="float" office:value="0.0943957469052603" calcext:value-type="float">
            <text:p>0.09439574690526</text:p>
          </table:table-cell>
        </table:table-row>
        <table:table-row table:style-name="ro1">
          <table:table-cell office:value-type="string" calcext:value-type="string">
            <text:p>"267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290597321284515" calcext:value-type="float">
            <text:p>-0.290597321284515</text:p>
          </table:table-cell>
        </table:table-row>
        <table:table-row table:style-name="ro1">
          <table:table-cell office:value-type="string" calcext:value-type="string">
            <text:p>"267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250845894394074" calcext:value-type="float">
            <text:p>-0.250845894394074</text:p>
          </table:table-cell>
        </table:table-row>
        <table:table-row table:style-name="ro1">
          <table:table-cell office:value-type="string" calcext:value-type="string">
            <text:p>"267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Pinus"</text:p>
          </table:table-cell>
          <table:table-cell office:value-type="float" office:value="0.0721185216822209" calcext:value-type="float">
            <text:p>0.072118521682221</text:p>
          </table:table-cell>
        </table:table-row>
        <table:table-row table:style-name="ro1">
          <table:table-cell office:value-type="string" calcext:value-type="string">
            <text:p>"267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175413542309616" calcext:value-type="float">
            <text:p>-0.175413542309616</text:p>
          </table:table-cell>
        </table:table-row>
        <table:table-row table:style-name="ro1">
          <table:table-cell office:value-type="string" calcext:value-type="string">
            <text:p>"268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Pinus"</text:p>
          </table:table-cell>
          <table:table-cell office:value-type="float" office:value="0.0644638347106614" calcext:value-type="float">
            <text:p>0.064463834710661</text:p>
          </table:table-cell>
        </table:table-row>
        <table:table-row table:style-name="ro1">
          <table:table-cell office:value-type="string" calcext:value-type="string">
            <text:p>"268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00439000978353183" calcext:value-type="float">
            <text:p>-0.004390009783532</text:p>
          </table:table-cell>
        </table:table-row>
        <table:table-row table:style-name="ro1">
          <table:table-cell office:value-type="string" calcext:value-type="string">
            <text:p>"268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163991288162254" calcext:value-type="float">
            <text:p>-0.163991288162254</text:p>
          </table:table-cell>
        </table:table-row>
        <table:table-row table:style-name="ro1">
          <table:table-cell office:value-type="string" calcext:value-type="string">
            <text:p>"268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0809679195125774" calcext:value-type="float">
            <text:p>-0.080967919512577</text:p>
          </table:table-cell>
        </table:table-row>
        <table:table-row table:style-name="ro1">
          <table:table-cell office:value-type="string" calcext:value-type="string">
            <text:p>"268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0679946711264675" calcext:value-type="float">
            <text:p>-0.067994671126468</text:p>
          </table:table-cell>
        </table:table-row>
        <table:table-row table:style-name="ro1">
          <table:table-cell office:value-type="string" calcext:value-type="string">
            <text:p>"268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106849995361088" calcext:value-type="float">
            <text:p>-0.106849995361088</text:p>
          </table:table-cell>
        </table:table-row>
        <table:table-row table:style-name="ro1">
          <table:table-cell office:value-type="string" calcext:value-type="string">
            <text:p>"268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065706341091093" calcext:value-type="float">
            <text:p>-0.065706341091093</text:p>
          </table:table-cell>
        </table:table-row>
        <table:table-row table:style-name="ro1">
          <table:table-cell office:value-type="string" calcext:value-type="string">
            <text:p>"268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Arbutus"</text:p>
          </table:table-cell>
          <table:table-cell office:value-type="float" office:value="0.21756930564484" calcext:value-type="float">
            <text:p>0.21756930564484</text:p>
          </table:table-cell>
        </table:table-row>
        <table:table-row table:style-name="ro1">
          <table:table-cell office:value-type="string" calcext:value-type="string">
            <text:p>"268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Arbutus"</text:p>
          </table:table-cell>
          <table:table-cell office:value-type="float" office:value="-0.151926021746951" calcext:value-type="float">
            <text:p>-0.151926021746951</text:p>
          </table:table-cell>
        </table:table-row>
        <table:table-row table:style-name="ro1">
          <table:table-cell office:value-type="string" calcext:value-type="string">
            <text:p>"269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Pinus"</text:p>
          </table:table-cell>
          <table:table-cell office:value-type="float" office:value="-0.0969757488448822" calcext:value-type="float">
            <text:p>-0.096975748844882</text:p>
          </table:table-cell>
        </table:table-row>
        <table:table-row table:style-name="ro1">
          <table:table-cell office:value-type="string" calcext:value-type="string">
            <text:p>"269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Arbutus"</text:p>
          </table:table-cell>
          <table:table-cell office:value-type="float" office:value="0.274377009530352" calcext:value-type="float">
            <text:p>0.274377009530352</text:p>
          </table:table-cell>
        </table:table-row>
        <table:table-row table:style-name="ro1">
          <table:table-cell office:value-type="string" calcext:value-type="string">
            <text:p>"269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Arbutus"</text:p>
          </table:table-cell>
          <table:table-cell office:value-type="float" office:value="-0.146813019904911" calcext:value-type="float">
            <text:p>-0.146813019904911</text:p>
          </table:table-cell>
        </table:table-row>
        <table:table-row table:style-name="ro1">
          <table:table-cell office:value-type="string" calcext:value-type="string">
            <text:p>"269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Quercus"</text:p>
          </table:table-cell>
          <table:table-cell office:value-type="float" office:value="-0.102754655725457" calcext:value-type="float">
            <text:p>-0.102754655725457</text:p>
          </table:table-cell>
        </table:table-row>
        <table:table-row table:style-name="ro1">
          <table:table-cell office:value-type="string" calcext:value-type="string">
            <text:p>"269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Quercus"</text:p>
          </table:table-cell>
          <table:table-cell office:value-type="float" office:value="0.327099085129626" calcext:value-type="float">
            <text:p>0.327099085129626</text:p>
          </table:table-cell>
        </table:table-row>
        <table:table-row table:style-name="ro1">
          <table:table-cell office:value-type="string" calcext:value-type="string">
            <text:p>"269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Quercus"</text:p>
          </table:table-cell>
          <table:table-cell office:value-type="float" office:value="0.419031204943984" calcext:value-type="float">
            <text:p>0.419031204943984</text:p>
          </table:table-cell>
        </table:table-row>
        <table:table-row table:style-name="ro1">
          <table:table-cell office:value-type="string" calcext:value-type="string">
            <text:p>"2697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Alnus"</text:p>
          </table:table-cell>
          <table:table-cell office:value-type="float" office:value="-0.0989887627617694" calcext:value-type="float">
            <text:p>-0.098988762761769</text:p>
          </table:table-cell>
        </table:table-row>
        <table:table-row table:style-name="ro1">
          <table:table-cell office:value-type="string" calcext:value-type="string">
            <text:p>"2698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Alnus"</text:p>
          </table:table-cell>
          <table:table-cell office:value-type="float" office:value="-0.0608721543527435" calcext:value-type="float">
            <text:p>-0.060872154352744</text:p>
          </table:table-cell>
        </table:table-row>
        <table:table-row table:style-name="ro1">
          <table:table-cell office:value-type="string" calcext:value-type="string">
            <text:p>"27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conif"</text:p>
          </table:table-cell>
          <table:table-cell office:value-type="float" office:value="0.598421876903044" calcext:value-type="float">
            <text:p>0.598421876903044</text:p>
          </table:table-cell>
        </table:table-row>
        <table:table-row table:style-name="ro1">
          <table:table-cell office:value-type="string" calcext:value-type="string">
            <text:p>"27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Pinus"</text:p>
          </table:table-cell>
          <table:table-cell office:value-type="float" office:value="0.00492853993973746" calcext:value-type="float">
            <text:p>0.004928539939737</text:p>
          </table:table-cell>
        </table:table-row>
        <table:table-row table:style-name="ro1">
          <table:table-cell office:value-type="string" calcext:value-type="string">
            <text:p>"270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Juniperus"</text:p>
          </table:table-cell>
          <table:table-cell office:value-type="float" office:value="-0.0956573405305919" calcext:value-type="float">
            <text:p>-0.095657340530592</text:p>
          </table:table-cell>
        </table:table-row>
        <table:table-row table:style-name="ro1">
          <table:table-cell office:value-type="string" calcext:value-type="string">
            <text:p>"27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inus"</text:p>
          </table:table-cell>
          <table:table-cell office:value-type="float" office:value="0.0906837122297738" calcext:value-type="float">
            <text:p>0.090683712229774</text:p>
          </table:table-cell>
        </table:table-row>
        <table:table-row table:style-name="ro1">
          <table:table-cell office:value-type="string" calcext:value-type="string">
            <text:p>"27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inus"</text:p>
          </table:table-cell>
          <table:table-cell office:value-type="float" office:value="0.649817060814949" calcext:value-type="float">
            <text:p>0.649817060814949</text:p>
          </table:table-cell>
        </table:table-row>
        <table:table-row table:style-name="ro1">
          <table:table-cell office:value-type="string" calcext:value-type="string">
            <text:p>"27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inus"</text:p>
          </table:table-cell>
          <table:table-cell office:value-type="float" office:value="0.260963679207535" calcext:value-type="float">
            <text:p>0.260963679207535</text:p>
          </table:table-cell>
        </table:table-row>
        <table:table-row table:style-name="ro1">
          <table:table-cell office:value-type="string" calcext:value-type="string">
            <text:p>"27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inus"</text:p>
          </table:table-cell>
          <table:table-cell office:value-type="float" office:value="-0.283091963979818" calcext:value-type="float">
            <text:p>-0.283091963979818</text:p>
          </table:table-cell>
        </table:table-row>
        <table:table-row table:style-name="ro1">
          <table:table-cell office:value-type="string" calcext:value-type="string">
            <text:p>"27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inus"</text:p>
          </table:table-cell>
          <table:table-cell office:value-type="float" office:value="-0.236036587323786" calcext:value-type="float">
            <text:p>-0.236036587323786</text:p>
          </table:table-cell>
        </table:table-row>
        <table:table-row table:style-name="ro1">
          <table:table-cell office:value-type="string" calcext:value-type="string">
            <text:p>"276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inus"</text:p>
          </table:table-cell>
          <table:table-cell office:value-type="float" office:value="0.0604122618012825" calcext:value-type="float">
            <text:p>0.060412261801283</text:p>
          </table:table-cell>
        </table:table-row>
        <table:table-row table:style-name="ro1">
          <table:table-cell office:value-type="string" calcext:value-type="string">
            <text:p>"27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inus"</text:p>
          </table:table-cell>
          <table:table-cell office:value-type="float" office:value="-0.112838667881887" calcext:value-type="float">
            <text:p>-0.112838667881887</text:p>
          </table:table-cell>
        </table:table-row>
        <table:table-row table:style-name="ro1">
          <table:table-cell office:value-type="string" calcext:value-type="string">
            <text:p>"27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Pinus"</text:p>
          </table:table-cell>
          <table:table-cell office:value-type="float" office:value="0.014820490825411" calcext:value-type="float">
            <text:p>0.014820490825411</text:p>
          </table:table-cell>
        </table:table-row>
        <table:table-row table:style-name="ro1">
          <table:table-cell office:value-type="string" calcext:value-type="string">
            <text:p>"27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Pinus"</text:p>
          </table:table-cell>
          <table:table-cell office:value-type="float" office:value="-0.0531846097613279" calcext:value-type="float">
            <text:p>-0.053184609761328</text:p>
          </table:table-cell>
        </table:table-row>
        <table:table-row table:style-name="ro1">
          <table:table-cell office:value-type="string" calcext:value-type="string">
            <text:p>"28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conif"</text:p>
          </table:table-cell>
          <table:table-cell office:value-type="float" office:value="0.233784505013678" calcext:value-type="float">
            <text:p>0.233784505013678</text:p>
          </table:table-cell>
        </table:table-row>
        <table:table-row table:style-name="ro1">
          <table:table-cell table:style-name="ce1" office:value-type="string" calcext:value-type="string">
            <text:p>"280"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0.699834919345178" calcext:value-type="float">
            <text:p>0.699834919345178</text:p>
          </table:table-cell>
        </table:table-row>
        <table:table-row table:style-name="ro1">
          <table:table-cell office:value-type="string" calcext:value-type="string">
            <text:p>"28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Pinus"</text:p>
          </table:table-cell>
          <table:table-cell office:value-type="float" office:value="0.174537434727751" calcext:value-type="float">
            <text:p>0.174537434727751</text:p>
          </table:table-cell>
        </table:table-row>
        <table:table-row table:style-name="ro1">
          <table:table-cell office:value-type="string" calcext:value-type="string">
            <text:p>"28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Pinus"</text:p>
          </table:table-cell>
          <table:table-cell office:value-type="float" office:value="-0.209988177201653" calcext:value-type="float">
            <text:p>-0.209988177201653</text:p>
          </table:table-cell>
        </table:table-row>
        <table:table-row table:style-name="ro1">
          <table:table-cell office:value-type="string" calcext:value-type="string">
            <text:p>"28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Pinus"</text:p>
          </table:table-cell>
          <table:table-cell office:value-type="float" office:value="-0.294976853870654" calcext:value-type="float">
            <text:p>-0.294976853870654</text:p>
          </table:table-cell>
        </table:table-row>
        <table:table-row table:style-name="ro1">
          <table:table-cell office:value-type="string" calcext:value-type="string">
            <text:p>"28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Pinus"</text:p>
          </table:table-cell>
          <table:table-cell office:value-type="float" office:value="-0.0485103380181331" calcext:value-type="float">
            <text:p>-0.048510338018133</text:p>
          </table:table-cell>
        </table:table-row>
        <table:table-row table:style-name="ro1">
          <table:table-cell office:value-type="string" calcext:value-type="string">
            <text:p>"28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Pinus"</text:p>
          </table:table-cell>
          <table:table-cell office:value-type="float" office:value="-0.0938253240650087" calcext:value-type="float">
            <text:p>-0.093825324065009</text:p>
          </table:table-cell>
        </table:table-row>
        <table:table-row table:style-name="ro1">
          <table:table-cell office:value-type="string" calcext:value-type="string">
            <text:p>"28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Pinus"</text:p>
          </table:table-cell>
          <table:table-cell office:value-type="float" office:value="-0.00681622525684169" calcext:value-type="float">
            <text:p>-0.006816225256842</text:p>
          </table:table-cell>
        </table:table-row>
        <table:table-row table:style-name="ro1">
          <table:table-cell office:value-type="string" calcext:value-type="string">
            <text:p>"288"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Salix"</text:p>
          </table:table-cell>
          <table:table-cell office:value-type="float" office:value="-0.268312385817805" calcext:value-type="float">
            <text:p>-0.268312385817805</text:p>
          </table:table-cell>
        </table:table-row>
        <table:table-row table:style-name="ro1">
          <table:table-cell office:value-type="string" calcext:value-type="string">
            <text:p>"289"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Salix"</text:p>
          </table:table-cell>
          <table:table-cell office:value-type="float" office:value="-0.189310076844997" calcext:value-type="float">
            <text:p>-0.189310076844997</text:p>
          </table:table-cell>
        </table:table-row>
        <table:table-row table:style-name="ro1">
          <table:table-cell office:value-type="string" calcext:value-type="string">
            <text:p>"29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conif"</text:p>
          </table:table-cell>
          <table:table-cell office:value-type="float" office:value="-0.207980358551661" calcext:value-type="float">
            <text:p>-0.207980358551661</text:p>
          </table:table-cell>
        </table:table-row>
        <table:table-row table:style-name="ro1">
          <table:table-cell office:value-type="string" calcext:value-type="string">
            <text:p>"290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Salix"</text:p>
          </table:table-cell>
          <table:table-cell office:value-type="float" office:value="-0.0876573862001969" calcext:value-type="float">
            <text:p>-0.087657386200197</text:p>
          </table:table-cell>
        </table:table-row>
        <table:table-row table:style-name="ro1">
          <table:table-cell office:value-type="string" calcext:value-type="string">
            <text:p>"291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Salix"</text:p>
          </table:table-cell>
          <table:table-cell office:value-type="float" office:value="-0.143522692073166" calcext:value-type="float">
            <text:p>-0.143522692073166</text:p>
          </table:table-cell>
        </table:table-row>
        <table:table-row table:style-name="ro1">
          <table:table-cell office:value-type="string" calcext:value-type="string">
            <text:p>"292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Salix"</text:p>
          </table:table-cell>
          <table:table-cell office:value-type="float" office:value="-0.0704941785540801" calcext:value-type="float">
            <text:p>-0.07049417855408</text:p>
          </table:table-cell>
        </table:table-row>
        <table:table-row table:style-name="ro1">
          <table:table-cell office:value-type="string" calcext:value-type="string">
            <text:p>"293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Salix"</text:p>
          </table:table-cell>
          <table:table-cell office:value-type="float" office:value="0.362302656897363" calcext:value-type="float">
            <text:p>0.362302656897363</text:p>
          </table:table-cell>
        </table:table-row>
        <table:table-row table:style-name="ro1">
          <table:table-cell office:value-type="string" calcext:value-type="string">
            <text:p>"294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Salix"</text:p>
          </table:table-cell>
          <table:table-cell office:value-type="float" office:value="0.29890454838626" calcext:value-type="float">
            <text:p>0.29890454838626</text:p>
          </table:table-cell>
        </table:table-row>
        <table:table-row table:style-name="ro1">
          <table:table-cell office:value-type="string" calcext:value-type="string">
            <text:p>"295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Salix"</text:p>
          </table:table-cell>
          <table:table-cell office:value-type="float" office:value="0.203814010734054" calcext:value-type="float">
            <text:p>0.203814010734054</text:p>
          </table:table-cell>
        </table:table-row>
        <table:table-row table:style-name="ro1">
          <table:table-cell office:value-type="string" calcext:value-type="string">
            <text:p>"296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Salix"</text:p>
          </table:table-cell>
          <table:table-cell office:value-type="float" office:value="0.244410384515391" calcext:value-type="float">
            <text:p>0.244410384515391</text:p>
          </table:table-cell>
        </table:table-row>
        <table:table-row table:style-name="ro1">
          <table:table-cell office:value-type="string" calcext:value-type="string">
            <text:p>"297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Salix"</text:p>
          </table:table-cell>
          <table:table-cell office:value-type="float" office:value="0.243632000557744" calcext:value-type="float">
            <text:p>0.243632000557744</text:p>
          </table:table-cell>
        </table:table-row>
        <table:table-row table:style-name="ro1">
          <table:table-cell office:value-type="string" calcext:value-type="string">
            <text:p>"298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Salix"</text:p>
          </table:table-cell>
          <table:table-cell office:value-type="float" office:value="0.280864441065611" calcext:value-type="float">
            <text:p>0.280864441065611</text:p>
          </table:table-cell>
        </table:table-row>
        <table:table-row table:style-name="ro1">
          <table:table-cell office:value-type="string" calcext:value-type="string">
            <text:p>"299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Salix"</text:p>
          </table:table-cell>
          <table:table-cell office:value-type="float" office:value="0.395486387933199" calcext:value-type="float">
            <text:p>0.395486387933199</text:p>
          </table:table-cell>
        </table:table-row>
        <table:table-row table:style-name="ro1">
          <table:table-cell office:value-type="string" calcext:value-type="string">
            <text:p>"3"</text:p>
          </table:table-cell>
          <table:table-cell office:value-type="string" calcext:value-type="string">
            <text:p>"prop_Abies"</text:p>
          </table:table-cell>
          <table:table-cell office:value-type="string" calcext:value-type="string">
            <text:p>"prop_conif"</text:p>
          </table:table-cell>
          <table:table-cell office:value-type="float" office:value="0.521177600254022" calcext:value-type="float">
            <text:p>0.521177600254022</text:p>
          </table:table-cell>
        </table:table-row>
        <table:table-row table:style-name="ro1">
          <table:table-cell office:value-type="string" calcext:value-type="string">
            <text:p>"30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conif"</text:p>
          </table:table-cell>
          <table:table-cell office:value-type="float" office:value="-0.420913098226024" calcext:value-type="float">
            <text:p>-0.420913098226024</text:p>
          </table:table-cell>
        </table:table-row>
        <table:table-row table:style-name="ro1">
          <table:table-cell office:value-type="string" calcext:value-type="string">
            <text:p>"300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Salix"</text:p>
          </table:table-cell>
          <table:table-cell office:value-type="float" office:value="0.379588106699199" calcext:value-type="float">
            <text:p>0.379588106699199</text:p>
          </table:table-cell>
        </table:table-row>
        <table:table-row table:style-name="ro1">
          <table:table-cell office:value-type="string" calcext:value-type="string">
            <text:p>"301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prop_Salix"</text:p>
          </table:table-cell>
          <table:table-cell office:value-type="float" office:value="0.269432928736203" calcext:value-type="float">
            <text:p>0.269432928736203</text:p>
          </table:table-cell>
        </table:table-row>
        <table:table-row table:style-name="ro1">
          <table:table-cell table:style-name="ce1" office:value-type="string" calcext:value-type="string">
            <text:p>"302"</text:p>
          </table:table-cell>
          <table:table-cell table:style-name="ce1" office:value-type="string" calcext:value-type="string">
            <text:p>"mean_DAP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33218208631272" calcext:value-type="float">
            <text:p>0.933218208631272</text:p>
          </table:table-cell>
        </table:table-row>
        <table:table-row table:style-name="ro1">
          <table:table-cell office:value-type="string" calcext:value-type="string">
            <text:p>"303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prop_Salix"</text:p>
          </table:table-cell>
          <table:table-cell office:value-type="float" office:value="-0.227273841913974" calcext:value-type="float">
            <text:p>-0.227273841913974</text:p>
          </table:table-cell>
        </table:table-row>
        <table:table-row table:style-name="ro1">
          <table:table-cell office:value-type="string" calcext:value-type="string">
            <text:p>"304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prop_Salix"</text:p>
          </table:table-cell>
          <table:table-cell office:value-type="float" office:value="-0.176932877296353" calcext:value-type="float">
            <text:p>-0.176932877296353</text:p>
          </table:table-cell>
        </table:table-row>
        <table:table-row table:style-name="ro1">
          <table:table-cell office:value-type="string" calcext:value-type="string">
            <text:p>"305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prop_Salix"</text:p>
          </table:table-cell>
          <table:table-cell office:value-type="float" office:value="-0.0847251572749811" calcext:value-type="float">
            <text:p>-0.084725157274981</text:p>
          </table:table-cell>
        </table:table-row>
        <table:table-row table:style-name="ro1">
          <table:table-cell office:value-type="string" calcext:value-type="string">
            <text:p>"306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4453303449711" calcext:value-type="float">
            <text:p>-0.134453303449711</text:p>
          </table:table-cell>
        </table:table-row>
        <table:table-row table:style-name="ro1">
          <table:table-cell office:value-type="string" calcext:value-type="string">
            <text:p>"307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prop_Salix"</text:p>
          </table:table-cell>
          <table:table-cell office:value-type="float" office:value="-0.0709543429748593" calcext:value-type="float">
            <text:p>-0.070954342974859</text:p>
          </table:table-cell>
        </table:table-row>
        <table:table-row table:style-name="ro1">
          <table:table-cell office:value-type="string" calcext:value-type="string">
            <text:p>"308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Salix"</text:p>
          </table:table-cell>
          <table:table-cell office:value-type="float" office:value="0.422717447242903" calcext:value-type="float">
            <text:p>0.422717447242903</text:p>
          </table:table-cell>
        </table:table-row>
        <table:table-row table:style-name="ro1">
          <table:table-cell office:value-type="string" calcext:value-type="string">
            <text:p>"309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Salix"</text:p>
          </table:table-cell>
          <table:table-cell office:value-type="float" office:value="0.235984272775637" calcext:value-type="float">
            <text:p>0.235984272775637</text:p>
          </table:table-cell>
        </table:table-row>
        <table:table-row table:style-name="ro1">
          <table:table-cell office:value-type="string" calcext:value-type="string">
            <text:p>"31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conif"</text:p>
          </table:table-cell>
          <table:table-cell office:value-type="float" office:value="0.0688607960551151" calcext:value-type="float">
            <text:p>0.068860796055115</text:p>
          </table:table-cell>
        </table:table-row>
        <table:table-row table:style-name="ro1">
          <table:table-cell table:style-name="ce1" office:value-type="string" calcext:value-type="string">
            <text:p>"310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53671261414386" calcext:value-type="float">
            <text:p>0.953671261414386</text:p>
          </table:table-cell>
        </table:table-row>
        <table:table-row table:style-name="ro1">
          <table:table-cell office:value-type="string" calcext:value-type="string">
            <text:p>"311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Salix"</text:p>
          </table:table-cell>
          <table:table-cell office:value-type="float" office:value="-0.244485219548952" calcext:value-type="float">
            <text:p>-0.244485219548952</text:p>
          </table:table-cell>
        </table:table-row>
        <table:table-row table:style-name="ro1">
          <table:table-cell office:value-type="string" calcext:value-type="string">
            <text:p>"312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Salix"</text:p>
          </table:table-cell>
          <table:table-cell office:value-type="float" office:value="-0.143374179539604" calcext:value-type="float">
            <text:p>-0.143374179539604</text:p>
          </table:table-cell>
        </table:table-row>
        <table:table-row table:style-name="ro1">
          <table:table-cell office:value-type="string" calcext:value-type="string">
            <text:p>"313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Salix"</text:p>
          </table:table-cell>
          <table:table-cell office:value-type="float" office:value="-0.0814180958166624" calcext:value-type="float">
            <text:p>-0.081418095816662</text:p>
          </table:table-cell>
        </table:table-row>
        <table:table-row table:style-name="ro1">
          <table:table-cell office:value-type="string" calcext:value-type="string">
            <text:p>"314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5054113655965" calcext:value-type="float">
            <text:p>-0.135054113655965</text:p>
          </table:table-cell>
        </table:table-row>
        <table:table-row table:style-name="ro1">
          <table:table-cell office:value-type="string" calcext:value-type="string">
            <text:p>"315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Salix"</text:p>
          </table:table-cell>
          <table:table-cell office:value-type="float" office:value="-0.0717507070339028" calcext:value-type="float">
            <text:p>-0.071750707033903</text:p>
          </table:table-cell>
        </table:table-row>
        <table:table-row table:style-name="ro1">
          <table:table-cell office:value-type="string" calcext:value-type="string">
            <text:p>"316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prop_Salix"</text:p>
          </table:table-cell>
          <table:table-cell office:value-type="float" office:value="0.423314304988586" calcext:value-type="float">
            <text:p>0.423314304988586</text:p>
          </table:table-cell>
        </table:table-row>
        <table:table-row table:style-name="ro1">
          <table:table-cell office:value-type="string" calcext:value-type="string">
            <text:p>"317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prop_Salix"</text:p>
          </table:table-cell>
          <table:table-cell office:value-type="float" office:value="0.274415400319424" calcext:value-type="float">
            <text:p>0.274415400319424</text:p>
          </table:table-cell>
        </table:table-row>
        <table:table-row table:style-name="ro1">
          <table:table-cell table:style-name="ce1" office:value-type="string" calcext:value-type="string">
            <text:p>"318"</text:p>
          </table:table-cell>
          <table:table-cell table:style-name="ce1" office:value-type="string" calcext:value-type="string">
            <text:p>"mean_CopaNS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81528807520741" calcext:value-type="float">
            <text:p>0.981528807520741</text:p>
          </table:table-cell>
        </table:table-row>
        <table:table-row table:style-name="ro1">
          <table:table-cell office:value-type="string" calcext:value-type="string">
            <text:p>"319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prop_Salix"</text:p>
          </table:table-cell>
          <table:table-cell office:value-type="float" office:value="-0.238289869030944" calcext:value-type="float">
            <text:p>-0.238289869030944</text:p>
          </table:table-cell>
        </table:table-row>
        <table:table-row table:style-name="ro1">
          <table:table-cell office:value-type="string" calcext:value-type="string">
            <text:p>"32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conif"</text:p>
          </table:table-cell>
          <table:table-cell office:value-type="float" office:value="0.295455433778551" calcext:value-type="float">
            <text:p>0.295455433778551</text:p>
          </table:table-cell>
        </table:table-row>
        <table:table-row table:style-name="ro1">
          <table:table-cell office:value-type="string" calcext:value-type="string">
            <text:p>"320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prop_Salix"</text:p>
          </table:table-cell>
          <table:table-cell office:value-type="float" office:value="-0.224912537961703" calcext:value-type="float">
            <text:p>-0.224912537961703</text:p>
          </table:table-cell>
        </table:table-row>
        <table:table-row table:style-name="ro1">
          <table:table-cell office:value-type="string" calcext:value-type="string">
            <text:p>"321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prop_Salix"</text:p>
          </table:table-cell>
          <table:table-cell office:value-type="float" office:value="-0.0878280491592375" calcext:value-type="float">
            <text:p>-0.087828049159238</text:p>
          </table:table-cell>
        </table:table-row>
        <table:table-row table:style-name="ro1">
          <table:table-cell office:value-type="string" calcext:value-type="string">
            <text:p>"322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397432304921" calcext:value-type="float">
            <text:p>-0.13397432304921</text:p>
          </table:table-cell>
        </table:table-row>
        <table:table-row table:style-name="ro1">
          <table:table-cell office:value-type="string" calcext:value-type="string">
            <text:p>"323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prop_Salix"</text:p>
          </table:table-cell>
          <table:table-cell office:value-type="float" office:value="-0.0717830754978975" calcext:value-type="float">
            <text:p>-0.071783075497898</text:p>
          </table:table-cell>
        </table:table-row>
        <table:table-row table:style-name="ro1">
          <table:table-cell office:value-type="string" calcext:value-type="string">
            <text:p>"324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Salix"</text:p>
          </table:table-cell>
          <table:table-cell office:value-type="float" office:value="0.396818913421552" calcext:value-type="float">
            <text:p>0.396818913421552</text:p>
          </table:table-cell>
        </table:table-row>
        <table:table-row table:style-name="ro1">
          <table:table-cell office:value-type="string" calcext:value-type="string">
            <text:p>"325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Salix"</text:p>
          </table:table-cell>
          <table:table-cell office:value-type="float" office:value="0.311172267399811" calcext:value-type="float">
            <text:p>0.311172267399811</text:p>
          </table:table-cell>
        </table:table-row>
        <table:table-row table:style-name="ro1">
          <table:table-cell table:style-name="ce1" office:value-type="string" calcext:value-type="string">
            <text:p>"326"</text:p>
          </table:table-cell>
          <table:table-cell table:style-name="ce1" office:value-type="string" calcext:value-type="string">
            <text:p>"mean_distanciacopas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53228376120925" calcext:value-type="float">
            <text:p>0.953228376120925</text:p>
          </table:table-cell>
        </table:table-row>
        <table:table-row table:style-name="ro1">
          <table:table-cell office:value-type="string" calcext:value-type="string">
            <text:p>"327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Salix"</text:p>
          </table:table-cell>
          <table:table-cell office:value-type="float" office:value="-0.239489418686633" calcext:value-type="float">
            <text:p>-0.239489418686633</text:p>
          </table:table-cell>
        </table:table-row>
        <table:table-row table:style-name="ro1">
          <table:table-cell office:value-type="string" calcext:value-type="string">
            <text:p>"328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Salix"</text:p>
          </table:table-cell>
          <table:table-cell office:value-type="float" office:value="-0.226753039411413" calcext:value-type="float">
            <text:p>-0.226753039411413</text:p>
          </table:table-cell>
        </table:table-row>
        <table:table-row table:style-name="ro1">
          <table:table-cell office:value-type="string" calcext:value-type="string">
            <text:p>"32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Salix"</text:p>
          </table:table-cell>
          <table:table-cell office:value-type="float" office:value="-0.0883103671914368" calcext:value-type="float">
            <text:p>-0.088310367191437</text:p>
          </table:table-cell>
        </table:table-row>
        <table:table-row table:style-name="ro1">
          <table:table-cell office:value-type="string" calcext:value-type="string">
            <text:p>"33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conif"</text:p>
          </table:table-cell>
          <table:table-cell office:value-type="float" office:value="-0.0636904248358577" calcext:value-type="float">
            <text:p>-0.063690424835858</text:p>
          </table:table-cell>
        </table:table-row>
        <table:table-row table:style-name="ro1">
          <table:table-cell office:value-type="string" calcext:value-type="string">
            <text:p>"33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467680796643" calcext:value-type="float">
            <text:p>-0.13467680796643</text:p>
          </table:table-cell>
        </table:table-row>
        <table:table-row table:style-name="ro1">
          <table:table-cell office:value-type="string" calcext:value-type="string">
            <text:p>"331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Salix"</text:p>
          </table:table-cell>
          <table:table-cell office:value-type="float" office:value="-0.072057961290269" calcext:value-type="float">
            <text:p>-0.072057961290269</text:p>
          </table:table-cell>
        </table:table-row>
        <table:table-row table:style-name="ro1">
          <table:table-cell office:value-type="string" calcext:value-type="string">
            <text:p>"332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Salix"</text:p>
          </table:table-cell>
          <table:table-cell office:value-type="float" office:value="0.389782710936639" calcext:value-type="float">
            <text:p>0.389782710936639</text:p>
          </table:table-cell>
        </table:table-row>
        <table:table-row table:style-name="ro1">
          <table:table-cell office:value-type="string" calcext:value-type="string">
            <text:p>"33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Salix"</text:p>
          </table:table-cell>
          <table:table-cell office:value-type="float" office:value="0.311110818261495" calcext:value-type="float">
            <text:p>0.311110818261495</text:p>
          </table:table-cell>
        </table:table-row>
        <table:table-row table:style-name="ro1">
          <table:table-cell table:style-name="ce1" office:value-type="string" calcext:value-type="string">
            <text:p>"334"</text:p>
          </table:table-cell>
          <table:table-cell table:style-name="ce1" office:value-type="string" calcext:value-type="string">
            <text:p>"mean_diamcopa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53075448969473" calcext:value-type="float">
            <text:p>0.953075448969473</text:p>
          </table:table-cell>
        </table:table-row>
        <table:table-row table:style-name="ro1">
          <table:table-cell office:value-type="string" calcext:value-type="string">
            <text:p>"335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Salix"</text:p>
          </table:table-cell>
          <table:table-cell office:value-type="float" office:value="-0.239502569215489" calcext:value-type="float">
            <text:p>-0.239502569215489</text:p>
          </table:table-cell>
        </table:table-row>
        <table:table-row table:style-name="ro1">
          <table:table-cell office:value-type="string" calcext:value-type="string">
            <text:p>"336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Salix"</text:p>
          </table:table-cell>
          <table:table-cell office:value-type="float" office:value="-0.226563681969444" calcext:value-type="float">
            <text:p>-0.226563681969444</text:p>
          </table:table-cell>
        </table:table-row>
        <table:table-row table:style-name="ro1">
          <table:table-cell office:value-type="string" calcext:value-type="string">
            <text:p>"33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Salix"</text:p>
          </table:table-cell>
          <table:table-cell office:value-type="float" office:value="-0.0883198731369644" calcext:value-type="float">
            <text:p>-0.088319873136964</text:p>
          </table:table-cell>
        </table:table-row>
        <table:table-row table:style-name="ro1">
          <table:table-cell office:value-type="string" calcext:value-type="string">
            <text:p>"33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4674608935869" calcext:value-type="float">
            <text:p>-0.134674608935869</text:p>
          </table:table-cell>
        </table:table-row>
        <table:table-row table:style-name="ro1">
          <table:table-cell office:value-type="string" calcext:value-type="string">
            <text:p>"339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Salix"</text:p>
          </table:table-cell>
          <table:table-cell office:value-type="float" office:value="-0.0720602491080385" calcext:value-type="float">
            <text:p>-0.072060249108039</text:p>
          </table:table-cell>
        </table:table-row>
        <table:table-row table:style-name="ro1">
          <table:table-cell office:value-type="string" calcext:value-type="string">
            <text:p>"34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prop_conif"</text:p>
          </table:table-cell>
          <table:table-cell office:value-type="float" office:value="0.425042383019387" calcext:value-type="float">
            <text:p>0.425042383019387</text:p>
          </table:table-cell>
        </table:table-row>
        <table:table-row table:style-name="ro1">
          <table:table-cell office:value-type="string" calcext:value-type="string">
            <text:p>"34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Salix"</text:p>
          </table:table-cell>
          <table:table-cell office:value-type="float" office:value="0.449283575437501" calcext:value-type="float">
            <text:p>0.449283575437501</text:p>
          </table:table-cell>
        </table:table-row>
        <table:table-row table:style-name="ro1">
          <table:table-cell office:value-type="string" calcext:value-type="string">
            <text:p>"34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Salix"</text:p>
          </table:table-cell>
          <table:table-cell office:value-type="float" office:value="0.2563747939982" calcext:value-type="float">
            <text:p>0.2563747939982</text:p>
          </table:table-cell>
        </table:table-row>
        <table:table-row table:style-name="ro1">
          <table:table-cell table:style-name="ce1" office:value-type="string" calcext:value-type="string">
            <text:p>"342"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44377215319697" calcext:value-type="float">
            <text:p>0.944377215319697</text:p>
          </table:table-cell>
        </table:table-row>
        <table:table-row table:style-name="ro1">
          <table:table-cell office:value-type="string" calcext:value-type="string">
            <text:p>"34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Salix"</text:p>
          </table:table-cell>
          <table:table-cell office:value-type="float" office:value="-0.183085591458054" calcext:value-type="float">
            <text:p>-0.183085591458054</text:p>
          </table:table-cell>
        </table:table-row>
        <table:table-row table:style-name="ro1">
          <table:table-cell office:value-type="string" calcext:value-type="string">
            <text:p>"34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Salix"</text:p>
          </table:table-cell>
          <table:table-cell office:value-type="float" office:value="-0.23512792340935" calcext:value-type="float">
            <text:p>-0.23512792340935</text:p>
          </table:table-cell>
        </table:table-row>
        <table:table-row table:style-name="ro1">
          <table:table-cell office:value-type="string" calcext:value-type="string">
            <text:p>"34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Salix"</text:p>
          </table:table-cell>
          <table:table-cell office:value-type="float" office:value="-0.0849285805884598" calcext:value-type="float">
            <text:p>-0.08492858058846</text:p>
          </table:table-cell>
        </table:table-row>
        <table:table-row table:style-name="ro1">
          <table:table-cell office:value-type="string" calcext:value-type="string">
            <text:p>"34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09746315727633" calcext:value-type="float">
            <text:p>-0.109746315727633</text:p>
          </table:table-cell>
        </table:table-row>
        <table:table-row table:style-name="ro1">
          <table:table-cell office:value-type="string" calcext:value-type="string">
            <text:p>"347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Salix"</text:p>
          </table:table-cell>
          <table:table-cell office:value-type="float" office:value="-0.071760373578416" calcext:value-type="float">
            <text:p>-0.071760373578416</text:p>
          </table:table-cell>
        </table:table-row>
        <table:table-row table:style-name="ro1">
          <table:table-cell office:value-type="string" calcext:value-type="string">
            <text:p>"34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Salix"</text:p>
          </table:table-cell>
          <table:table-cell office:value-type="float" office:value="0.321533432907185" calcext:value-type="float">
            <text:p>0.321533432907185</text:p>
          </table:table-cell>
        </table:table-row>
        <table:table-row table:style-name="ro1">
          <table:table-cell office:value-type="string" calcext:value-type="string">
            <text:p>"34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Salix"</text:p>
          </table:table-cell>
          <table:table-cell office:value-type="float" office:value="0.24787014665872" calcext:value-type="float">
            <text:p>0.24787014665872</text:p>
          </table:table-cell>
        </table:table-row>
        <table:table-row table:style-name="ro1">
          <table:table-cell office:value-type="string" calcext:value-type="string">
            <text:p>"35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prop_conif"</text:p>
          </table:table-cell>
          <table:table-cell office:value-type="float" office:value="0.578505347767583" calcext:value-type="float">
            <text:p>0.578505347767583</text:p>
          </table:table-cell>
        </table:table-row>
        <table:table-row table:style-name="ro1">
          <table:table-cell table:style-name="ce1" office:value-type="string" calcext:value-type="string">
            <text:p>"350"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860322355476689" calcext:value-type="float">
            <text:p>0.860322355476689</text:p>
          </table:table-cell>
        </table:table-row>
        <table:table-row table:style-name="ro1">
          <table:table-cell office:value-type="string" calcext:value-type="string">
            <text:p>"35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Salix"</text:p>
          </table:table-cell>
          <table:table-cell office:value-type="float" office:value="-0.180161986264226" calcext:value-type="float">
            <text:p>-0.180161986264226</text:p>
          </table:table-cell>
        </table:table-row>
        <table:table-row table:style-name="ro1">
          <table:table-cell office:value-type="string" calcext:value-type="string">
            <text:p>"35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Salix"</text:p>
          </table:table-cell>
          <table:table-cell office:value-type="float" office:value="-0.169088649332903" calcext:value-type="float">
            <text:p>-0.169088649332903</text:p>
          </table:table-cell>
        </table:table-row>
        <table:table-row table:style-name="ro1">
          <table:table-cell office:value-type="string" calcext:value-type="string">
            <text:p>"35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Salix"</text:p>
          </table:table-cell>
          <table:table-cell office:value-type="float" office:value="-0.0746994254561068" calcext:value-type="float">
            <text:p>-0.074699425456107</text:p>
          </table:table-cell>
        </table:table-row>
        <table:table-row table:style-name="ro1">
          <table:table-cell office:value-type="string" calcext:value-type="string">
            <text:p>"35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Salix"</text:p>
          </table:table-cell>
          <table:table-cell office:value-type="float" office:value="-0.117386158815526" calcext:value-type="float">
            <text:p>-0.117386158815526</text:p>
          </table:table-cell>
        </table:table-row>
        <table:table-row table:style-name="ro1">
          <table:table-cell office:value-type="string" calcext:value-type="string">
            <text:p>"355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Salix"</text:p>
          </table:table-cell>
          <table:table-cell office:value-type="float" office:value="-0.0721854499332531" calcext:value-type="float">
            <text:p>-0.072185449933253</text:p>
          </table:table-cell>
        </table:table-row>
        <table:table-row table:style-name="ro1">
          <table:table-cell office:value-type="string" calcext:value-type="string">
            <text:p>"357"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Arbutus"</text:p>
          </table:table-cell>
          <table:table-cell office:value-type="float" office:value="0.363738707658589" calcext:value-type="float">
            <text:p>0.363738707658589</text:p>
          </table:table-cell>
        </table:table-row>
        <table:table-row table:style-name="ro1">
          <table:table-cell office:value-type="string" calcext:value-type="string">
            <text:p>"358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rbutus"</text:p>
          </table:table-cell>
          <table:table-cell office:value-type="float" office:value="-0.265510059853887" calcext:value-type="float">
            <text:p>-0.265510059853887</text:p>
          </table:table-cell>
        </table:table-row>
        <table:table-row table:style-name="ro1">
          <table:table-cell office:value-type="string" calcext:value-type="string">
            <text:p>"359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7724401902063" calcext:value-type="float">
            <text:p>0.47724401902063</text:p>
          </table:table-cell>
        </table:table-row>
        <table:table-row table:style-name="ro1">
          <table:table-cell office:value-type="string" calcext:value-type="string">
            <text:p>"36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prop_conif"</text:p>
          </table:table-cell>
          <table:table-cell office:value-type="float" office:value="0.264783421112915" calcext:value-type="float">
            <text:p>0.264783421112915</text:p>
          </table:table-cell>
        </table:table-row>
        <table:table-row table:style-name="ro1">
          <table:table-cell office:value-type="string" calcext:value-type="string">
            <text:p>"360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rbutus"</text:p>
          </table:table-cell>
          <table:table-cell office:value-type="float" office:value="-0.213523518993569" calcext:value-type="float">
            <text:p>-0.213523518993569</text:p>
          </table:table-cell>
        </table:table-row>
        <table:table-row table:style-name="ro1">
          <table:table-cell office:value-type="string" calcext:value-type="string">
            <text:p>"361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Arbutus"</text:p>
          </table:table-cell>
          <table:table-cell office:value-type="float" office:value="-0.437665902470241" calcext:value-type="float">
            <text:p>-0.437665902470241</text:p>
          </table:table-cell>
        </table:table-row>
        <table:table-row table:style-name="ro1">
          <table:table-cell office:value-type="string" calcext:value-type="string">
            <text:p>"362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rbutus"</text:p>
          </table:table-cell>
          <table:table-cell office:value-type="float" office:value="-0.601302216788505" calcext:value-type="float">
            <text:p>-0.601302216788505</text:p>
          </table:table-cell>
        </table:table-row>
        <table:table-row table:style-name="ro1">
          <table:table-cell office:value-type="string" calcext:value-type="string">
            <text:p>"363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Arbutus"</text:p>
          </table:table-cell>
          <table:table-cell office:value-type="float" office:value="-0.263667848046895" calcext:value-type="float">
            <text:p>-0.263667848046895</text:p>
          </table:table-cell>
        </table:table-row>
        <table:table-row table:style-name="ro1">
          <table:table-cell office:value-type="string" calcext:value-type="string">
            <text:p>"364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Arbutus"</text:p>
          </table:table-cell>
          <table:table-cell office:value-type="float" office:value="-0.287633967955213" calcext:value-type="float">
            <text:p>-0.287633967955213</text:p>
          </table:table-cell>
        </table:table-row>
        <table:table-row table:style-name="ro1">
          <table:table-cell office:value-type="string" calcext:value-type="string">
            <text:p>"365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Arbutus"</text:p>
          </table:table-cell>
          <table:table-cell office:value-type="float" office:value="-0.290432518879682" calcext:value-type="float">
            <text:p>-0.290432518879682</text:p>
          </table:table-cell>
        </table:table-row>
        <table:table-row table:style-name="ro1">
          <table:table-cell office:value-type="string" calcext:value-type="string">
            <text:p>"366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rbutus"</text:p>
          </table:table-cell>
          <table:table-cell office:value-type="float" office:value="-0.253948644944213" calcext:value-type="float">
            <text:p>-0.253948644944213</text:p>
          </table:table-cell>
        </table:table-row>
        <table:table-row table:style-name="ro1">
          <table:table-cell office:value-type="string" calcext:value-type="string">
            <text:p>"367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Arbutus"</text:p>
          </table:table-cell>
          <table:table-cell office:value-type="float" office:value="-0.475162870258842" calcext:value-type="float">
            <text:p>-0.475162870258842</text:p>
          </table:table-cell>
        </table:table-row>
        <table:table-row table:style-name="ro1">
          <table:table-cell office:value-type="string" calcext:value-type="string">
            <text:p>"368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Arbutus"</text:p>
          </table:table-cell>
          <table:table-cell office:value-type="float" office:value="-0.359712716637544" calcext:value-type="float">
            <text:p>-0.359712716637544</text:p>
          </table:table-cell>
        </table:table-row>
        <table:table-row table:style-name="ro1">
          <table:table-cell office:value-type="string" calcext:value-type="string">
            <text:p>"369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prop_Arbutus"</text:p>
          </table:table-cell>
          <table:table-cell office:value-type="float" office:value="-0.218785074269637" calcext:value-type="float">
            <text:p>-0.218785074269637</text:p>
          </table:table-cell>
        </table:table-row>
        <table:table-row table:style-name="ro1">
          <table:table-cell office:value-type="string" calcext:value-type="string">
            <text:p>"37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prop_conif"</text:p>
          </table:table-cell>
          <table:table-cell office:value-type="float" office:value="-0.247725419994097" calcext:value-type="float">
            <text:p>-0.247725419994097</text:p>
          </table:table-cell>
        </table:table-row>
        <table:table-row table:style-name="ro1">
          <table:table-cell office:value-type="string" calcext:value-type="string">
            <text:p>"370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prop_Arbutus"</text:p>
          </table:table-cell>
          <table:table-cell office:value-type="float" office:value="-0.263932698270269" calcext:value-type="float">
            <text:p>-0.263932698270269</text:p>
          </table:table-cell>
        </table:table-row>
        <table:table-row table:style-name="ro1">
          <table:table-cell table:style-name="ce1" office:value-type="string" calcext:value-type="string">
            <text:p>"371"</text:p>
          </table:table-cell>
          <table:table-cell table:style-name="ce1" office:value-type="string" calcext:value-type="string">
            <text:p>"mean_DAP_Arbutus"</text:p>
          </table:table-cell>
          <table:table-cell table:style-name="ce1" office:value-type="string" calcext:value-type="string">
            <text:p>"prop_Arbutus"</text:p>
          </table:table-cell>
          <table:table-cell table:style-name="ce1" office:value-type="float" office:value="0.791812791787994" calcext:value-type="float">
            <text:p>0.791812791787994</text:p>
          </table:table-cell>
        </table:table-row>
        <table:table-row table:style-name="ro1">
          <table:table-cell office:value-type="string" calcext:value-type="string">
            <text:p>"372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prop_Arbutus"</text:p>
          </table:table-cell>
          <table:table-cell office:value-type="float" office:value="0.392721277234912" calcext:value-type="float">
            <text:p>0.392721277234912</text:p>
          </table:table-cell>
        </table:table-row>
        <table:table-row table:style-name="ro1">
          <table:table-cell office:value-type="string" calcext:value-type="string">
            <text:p>"373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prop_Arbutus"</text:p>
          </table:table-cell>
          <table:table-cell office:value-type="float" office:value="-0.256628477694212" calcext:value-type="float">
            <text:p>-0.256628477694212</text:p>
          </table:table-cell>
        </table:table-row>
        <table:table-row table:style-name="ro1">
          <table:table-cell office:value-type="string" calcext:value-type="string">
            <text:p>"374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87562561426398" calcext:value-type="float">
            <text:p>0.487562561426398</text:p>
          </table:table-cell>
        </table:table-row>
        <table:table-row table:style-name="ro1">
          <table:table-cell office:value-type="string" calcext:value-type="string">
            <text:p>"375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prop_Arbutus"</text:p>
          </table:table-cell>
          <table:table-cell office:value-type="float" office:value="-0.214917335170391" calcext:value-type="float">
            <text:p>-0.214917335170391</text:p>
          </table:table-cell>
        </table:table-row>
        <table:table-row table:style-name="ro1">
          <table:table-cell office:value-type="string" calcext:value-type="string">
            <text:p>"376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Arbutus"</text:p>
          </table:table-cell>
          <table:table-cell office:value-type="float" office:value="-0.411149611631745" calcext:value-type="float">
            <text:p>-0.411149611631745</text:p>
          </table:table-cell>
        </table:table-row>
        <table:table-row table:style-name="ro1">
          <table:table-cell office:value-type="string" calcext:value-type="string">
            <text:p>"377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rbutus"</text:p>
          </table:table-cell>
          <table:table-cell office:value-type="float" office:value="-0.249105007336907" calcext:value-type="float">
            <text:p>-0.249105007336907</text:p>
          </table:table-cell>
        </table:table-row>
        <table:table-row table:style-name="ro1">
          <table:table-cell office:value-type="string" calcext:value-type="string">
            <text:p>"378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rbutus"</text:p>
          </table:table-cell>
          <table:table-cell office:value-type="float" office:value="-0.267025688681616" calcext:value-type="float">
            <text:p>-0.267025688681616</text:p>
          </table:table-cell>
        </table:table-row>
        <table:table-row table:style-name="ro1">
          <table:table-cell table:style-name="ce1" office:value-type="string" calcext:value-type="string">
            <text:p>"379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string" calcext:value-type="string">
            <text:p>"prop_Arbutus"</text:p>
          </table:table-cell>
          <table:table-cell table:style-name="ce1" office:value-type="float" office:value="0.874632411838888" calcext:value-type="float">
            <text:p>0.874632411838888</text:p>
          </table:table-cell>
        </table:table-row>
        <table:table-row table:style-name="ro1">
          <table:table-cell office:value-type="string" calcext:value-type="string">
            <text:p>"38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prop_conif"</text:p>
          </table:table-cell>
          <table:table-cell office:value-type="float" office:value="-0.425825789062389" calcext:value-type="float">
            <text:p>-0.425825789062389</text:p>
          </table:table-cell>
        </table:table-row>
        <table:table-row table:style-name="ro1">
          <table:table-cell office:value-type="string" calcext:value-type="string">
            <text:p>"380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rbutus"</text:p>
          </table:table-cell>
          <table:table-cell office:value-type="float" office:value="0.123642979997933" calcext:value-type="float">
            <text:p>0.123642979997933</text:p>
          </table:table-cell>
        </table:table-row>
        <table:table-row table:style-name="ro1">
          <table:table-cell office:value-type="string" calcext:value-type="string">
            <text:p>"381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Arbutus"</text:p>
          </table:table-cell>
          <table:table-cell office:value-type="float" office:value="-0.246611545592982" calcext:value-type="float">
            <text:p>-0.246611545592982</text:p>
          </table:table-cell>
        </table:table-row>
        <table:table-row table:style-name="ro1">
          <table:table-cell office:value-type="string" calcext:value-type="string">
            <text:p>"382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9751974890768" calcext:value-type="float">
            <text:p>0.49751974890768</text:p>
          </table:table-cell>
        </table:table-row>
        <table:table-row table:style-name="ro1">
          <table:table-cell office:value-type="string" calcext:value-type="string">
            <text:p>"383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329484085021" calcext:value-type="float">
            <text:p>-0.217329484085021</text:p>
          </table:table-cell>
        </table:table-row>
        <table:table-row table:style-name="ro1">
          <table:table-cell office:value-type="string" calcext:value-type="string">
            <text:p>"384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prop_Arbutus"</text:p>
          </table:table-cell>
          <table:table-cell office:value-type="float" office:value="-0.450928089081737" calcext:value-type="float">
            <text:p>-0.450928089081737</text:p>
          </table:table-cell>
        </table:table-row>
        <table:table-row table:style-name="ro1">
          <table:table-cell office:value-type="string" calcext:value-type="string">
            <text:p>"385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prop_Arbutus"</text:p>
          </table:table-cell>
          <table:table-cell office:value-type="float" office:value="-0.240702816092598" calcext:value-type="float">
            <text:p>-0.240702816092598</text:p>
          </table:table-cell>
        </table:table-row>
        <table:table-row table:style-name="ro1">
          <table:table-cell office:value-type="string" calcext:value-type="string">
            <text:p>"386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prop_Arbutus"</text:p>
          </table:table-cell>
          <table:table-cell office:value-type="float" office:value="-0.258368448781692" calcext:value-type="float">
            <text:p>-0.258368448781692</text:p>
          </table:table-cell>
        </table:table-row>
        <table:table-row table:style-name="ro1">
          <table:table-cell table:style-name="ce1" office:value-type="string" calcext:value-type="string">
            <text:p>"387"</text:p>
          </table:table-cell>
          <table:table-cell table:style-name="ce1" office:value-type="string" calcext:value-type="string">
            <text:p>"mean_CopaNS_Arbutus"</text:p>
          </table:table-cell>
          <table:table-cell table:style-name="ce1" office:value-type="string" calcext:value-type="string">
            <text:p>"prop_Arbutus"</text:p>
          </table:table-cell>
          <table:table-cell table:style-name="ce1" office:value-type="float" office:value="0.830397644853216" calcext:value-type="float">
            <text:p>0.830397644853216</text:p>
          </table:table-cell>
        </table:table-row>
        <table:table-row table:style-name="ro1">
          <table:table-cell office:value-type="string" calcext:value-type="string">
            <text:p>"388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prop_Arbutus"</text:p>
          </table:table-cell>
          <table:table-cell office:value-type="float" office:value="0.540271006824395" calcext:value-type="float">
            <text:p>0.540271006824395</text:p>
          </table:table-cell>
        </table:table-row>
        <table:table-row table:style-name="ro1">
          <table:table-cell office:value-type="string" calcext:value-type="string">
            <text:p>"389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prop_Arbutus"</text:p>
          </table:table-cell>
          <table:table-cell office:value-type="float" office:value="-0.266026989851848" calcext:value-type="float">
            <text:p>-0.266026989851848</text:p>
          </table:table-cell>
        </table:table-row>
        <table:table-row table:style-name="ro1">
          <table:table-cell office:value-type="string" calcext:value-type="string">
            <text:p>"39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prop_conif"</text:p>
          </table:table-cell>
          <table:table-cell office:value-type="float" office:value="0.0828195070724325" calcext:value-type="float">
            <text:p>0.082819507072433</text:p>
          </table:table-cell>
        </table:table-row>
        <table:table-row table:style-name="ro1">
          <table:table-cell office:value-type="string" calcext:value-type="string">
            <text:p>"390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2744611271319" calcext:value-type="float">
            <text:p>0.42744611271319</text:p>
          </table:table-cell>
        </table:table-row>
        <table:table-row table:style-name="ro1">
          <table:table-cell office:value-type="string" calcext:value-type="string">
            <text:p>"391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427526625247" calcext:value-type="float">
            <text:p>-0.217427526625247</text:p>
          </table:table-cell>
        </table:table-row>
        <table:table-row table:style-name="ro1">
          <table:table-cell office:value-type="string" calcext:value-type="string">
            <text:p>"392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Arbutus"</text:p>
          </table:table-cell>
          <table:table-cell office:value-type="float" office:value="-0.441770136719305" calcext:value-type="float">
            <text:p>-0.441770136719305</text:p>
          </table:table-cell>
        </table:table-row>
        <table:table-row table:style-name="ro1">
          <table:table-cell office:value-type="string" calcext:value-type="string">
            <text:p>"393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Arbutus"</text:p>
          </table:table-cell>
          <table:table-cell office:value-type="float" office:value="-0.24007042504727" calcext:value-type="float">
            <text:p>-0.24007042504727</text:p>
          </table:table-cell>
        </table:table-row>
        <table:table-row table:style-name="ro1">
          <table:table-cell office:value-type="string" calcext:value-type="string">
            <text:p>"394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Arbutus"</text:p>
          </table:table-cell>
          <table:table-cell office:value-type="float" office:value="-0.266959954799681" calcext:value-type="float">
            <text:p>-0.266959954799681</text:p>
          </table:table-cell>
        </table:table-row>
        <table:table-row table:style-name="ro1">
          <table:table-cell table:style-name="ce1" office:value-type="string" calcext:value-type="string">
            <text:p>"395"</text:p>
          </table:table-cell>
          <table:table-cell table:style-name="ce1" office:value-type="string" calcext:value-type="string">
            <text:p>"mean_distanciacopas_Arbutus"</text:p>
          </table:table-cell>
          <table:table-cell table:style-name="ce1" office:value-type="string" calcext:value-type="string">
            <text:p>"prop_Arbutus"</text:p>
          </table:table-cell>
          <table:table-cell table:style-name="ce1" office:value-type="float" office:value="0.83644662519721" calcext:value-type="float">
            <text:p>0.83644662519721</text:p>
          </table:table-cell>
        </table:table-row>
        <table:table-row table:style-name="ro1">
          <table:table-cell office:value-type="string" calcext:value-type="string">
            <text:p>"396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Arbutus"</text:p>
          </table:table-cell>
          <table:table-cell office:value-type="float" office:value="0.52285401152368" calcext:value-type="float">
            <text:p>0.52285401152368</text:p>
          </table:table-cell>
        </table:table-row>
        <table:table-row table:style-name="ro1">
          <table:table-cell office:value-type="string" calcext:value-type="string">
            <text:p>"397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Arbutus"</text:p>
          </table:table-cell>
          <table:table-cell office:value-type="float" office:value="-0.267487908265561" calcext:value-type="float">
            <text:p>-0.267487908265561</text:p>
          </table:table-cell>
        </table:table-row>
        <table:table-row table:style-name="ro1">
          <table:table-cell office:value-type="string" calcext:value-type="string">
            <text:p>"398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65359827132809" calcext:value-type="float">
            <text:p>0.465359827132809</text:p>
          </table:table-cell>
        </table:table-row>
        <table:table-row table:style-name="ro1">
          <table:table-cell office:value-type="string" calcext:value-type="string">
            <text:p>"399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Arbutus"</text:p>
          </table:table-cell>
          <table:table-cell office:value-type="float" office:value="-0.218260142635709" calcext:value-type="float">
            <text:p>-0.218260142635709</text:p>
          </table:table-cell>
        </table:table-row>
        <table:table-row table:style-name="ro1">
          <table:table-cell table:style-name="ce1" office:value-type="string" calcext:value-type="string">
            <text:p>"4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string" calcext:value-type="string">
            <text:p>"prop_conif"</text:p>
          </table:table-cell>
          <table:table-cell table:style-name="ce1" office:value-type="float" office:value="0.766323418703169" calcext:value-type="float">
            <text:p>0.766323418703169</text:p>
          </table:table-cell>
        </table:table-row>
        <table:table-row table:style-name="ro1">
          <table:table-cell office:value-type="string" calcext:value-type="string">
            <text:p>"40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prop_conif"</text:p>
          </table:table-cell>
          <table:table-cell office:value-type="float" office:value="0.208871094619122" calcext:value-type="float">
            <text:p>0.208871094619122</text:p>
          </table:table-cell>
        </table:table-row>
        <table:table-row table:style-name="ro1">
          <table:table-cell office:value-type="string" calcext:value-type="string">
            <text:p>"400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Arbutus"</text:p>
          </table:table-cell>
          <table:table-cell office:value-type="float" office:value="-0.453562378475785" calcext:value-type="float">
            <text:p>-0.453562378475785</text:p>
          </table:table-cell>
        </table:table-row>
        <table:table-row table:style-name="ro1">
          <table:table-cell office:value-type="string" calcext:value-type="string">
            <text:p>"401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Arbutus"</text:p>
          </table:table-cell>
          <table:table-cell office:value-type="float" office:value="-0.239956403236873" calcext:value-type="float">
            <text:p>-0.239956403236873</text:p>
          </table:table-cell>
        </table:table-row>
        <table:table-row table:style-name="ro1">
          <table:table-cell office:value-type="string" calcext:value-type="string">
            <text:p>"402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Arbutus"</text:p>
          </table:table-cell>
          <table:table-cell office:value-type="float" office:value="-0.266927391641944" calcext:value-type="float">
            <text:p>-0.266927391641944</text:p>
          </table:table-cell>
        </table:table-row>
        <table:table-row table:style-name="ro1">
          <table:table-cell table:style-name="ce1" office:value-type="string" calcext:value-type="string">
            <text:p>"403"</text:p>
          </table:table-cell>
          <table:table-cell table:style-name="ce1" office:value-type="string" calcext:value-type="string">
            <text:p>"mean_diamcopa_Arbutus"</text:p>
          </table:table-cell>
          <table:table-cell table:style-name="ce1" office:value-type="string" calcext:value-type="string">
            <text:p>"prop_Arbutus"</text:p>
          </table:table-cell>
          <table:table-cell table:style-name="ce1" office:value-type="float" office:value="0.836388843578967" calcext:value-type="float">
            <text:p>0.836388843578967</text:p>
          </table:table-cell>
        </table:table-row>
        <table:table-row table:style-name="ro1">
          <table:table-cell office:value-type="string" calcext:value-type="string">
            <text:p>"404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Arbutus"</text:p>
          </table:table-cell>
          <table:table-cell office:value-type="float" office:value="0.522822470284134" calcext:value-type="float">
            <text:p>0.522822470284134</text:p>
          </table:table-cell>
        </table:table-row>
        <table:table-row table:style-name="ro1">
          <table:table-cell office:value-type="string" calcext:value-type="string">
            <text:p>"405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Arbutus"</text:p>
          </table:table-cell>
          <table:table-cell office:value-type="float" office:value="-0.267516701323116" calcext:value-type="float">
            <text:p>-0.267516701323116</text:p>
          </table:table-cell>
        </table:table-row>
        <table:table-row table:style-name="ro1">
          <table:table-cell office:value-type="string" calcext:value-type="string">
            <text:p>"406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65400058397775" calcext:value-type="float">
            <text:p>0.465400058397775</text:p>
          </table:table-cell>
        </table:table-row>
        <table:table-row table:style-name="ro1">
          <table:table-cell office:value-type="string" calcext:value-type="string">
            <text:p>"407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8267072327082" calcext:value-type="float">
            <text:p>-0.218267072327082</text:p>
          </table:table-cell>
        </table:table-row>
        <table:table-row table:style-name="ro1">
          <table:table-cell office:value-type="string" calcext:value-type="string">
            <text:p>"408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rbutus"</text:p>
          </table:table-cell>
          <table:table-cell office:value-type="float" office:value="-0.40700627075444" calcext:value-type="float">
            <text:p>-0.40700627075444</text:p>
          </table:table-cell>
        </table:table-row>
        <table:table-row table:style-name="ro1">
          <table:table-cell office:value-type="string" calcext:value-type="string">
            <text:p>"409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rbutus"</text:p>
          </table:table-cell>
          <table:table-cell office:value-type="float" office:value="-0.225918316347905" calcext:value-type="float">
            <text:p>-0.225918316347905</text:p>
          </table:table-cell>
        </table:table-row>
        <table:table-row table:style-name="ro1">
          <table:table-cell office:value-type="string" calcext:value-type="string">
            <text:p>"41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prop_conif"</text:p>
          </table:table-cell>
          <table:table-cell office:value-type="float" office:value="-0.00980668992881363" calcext:value-type="float">
            <text:p>-0.009806689928814</text:p>
          </table:table-cell>
        </table:table-row>
        <table:table-row table:style-name="ro1">
          <table:table-cell office:value-type="string" calcext:value-type="string">
            <text:p>"410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rbutus"</text:p>
          </table:table-cell>
          <table:table-cell office:value-type="float" office:value="-0.266335484511123" calcext:value-type="float">
            <text:p>-0.266335484511123</text:p>
          </table:table-cell>
        </table:table-row>
        <table:table-row table:style-name="ro1">
          <table:table-cell office:value-type="string" calcext:value-type="string">
            <text:p>"411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rbutus"</text:p>
          </table:table-cell>
          <table:table-cell office:value-type="float" office:value="0.642450828087903" calcext:value-type="float">
            <text:p>0.642450828087903</text:p>
          </table:table-cell>
        </table:table-row>
        <table:table-row table:style-name="ro1">
          <table:table-cell office:value-type="string" calcext:value-type="string">
            <text:p>"412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rbutus"</text:p>
          </table:table-cell>
          <table:table-cell office:value-type="float" office:value="0.541722311119208" calcext:value-type="float">
            <text:p>0.541722311119208</text:p>
          </table:table-cell>
        </table:table-row>
        <table:table-row table:style-name="ro1">
          <table:table-cell office:value-type="string" calcext:value-type="string">
            <text:p>"41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rbutus"</text:p>
          </table:table-cell>
          <table:table-cell office:value-type="float" office:value="-0.257244637249941" calcext:value-type="float">
            <text:p>-0.257244637249941</text:p>
          </table:table-cell>
        </table:table-row>
        <table:table-row table:style-name="ro1">
          <table:table-cell office:value-type="string" calcext:value-type="string">
            <text:p>"41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14744236838968" calcext:value-type="float">
            <text:p>0.414744236838968</text:p>
          </table:table-cell>
        </table:table-row>
        <table:table-row table:style-name="ro1">
          <table:table-cell office:value-type="string" calcext:value-type="string">
            <text:p>"41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358763589277" calcext:value-type="float">
            <text:p>-0.217358763589277</text:p>
          </table:table-cell>
        </table:table-row>
        <table:table-row table:style-name="ro1">
          <table:table-cell office:value-type="string" calcext:value-type="string">
            <text:p>"416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Arbutus"</text:p>
          </table:table-cell>
          <table:table-cell office:value-type="float" office:value="-0.286515797742928" calcext:value-type="float">
            <text:p>-0.286515797742928</text:p>
          </table:table-cell>
        </table:table-row>
        <table:table-row table:style-name="ro1">
          <table:table-cell office:value-type="string" calcext:value-type="string">
            <text:p>"417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Arbutus"</text:p>
          </table:table-cell>
          <table:table-cell office:value-type="float" office:value="-0.202994538366304" calcext:value-type="float">
            <text:p>-0.202994538366304</text:p>
          </table:table-cell>
        </table:table-row>
        <table:table-row table:style-name="ro1">
          <table:table-cell office:value-type="string" calcext:value-type="string">
            <text:p>"418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Arbutus"</text:p>
          </table:table-cell>
          <table:table-cell office:value-type="float" office:value="-0.244229621867166" calcext:value-type="float">
            <text:p>-0.244229621867166</text:p>
          </table:table-cell>
        </table:table-row>
        <table:table-row table:style-name="ro1">
          <table:table-cell office:value-type="string" calcext:value-type="string">
            <text:p>"419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Arbutus"</text:p>
          </table:table-cell>
          <table:table-cell office:value-type="float" office:value="0.625959824097263" calcext:value-type="float">
            <text:p>0.625959824097263</text:p>
          </table:table-cell>
        </table:table-row>
        <table:table-row table:style-name="ro1">
          <table:table-cell office:value-type="string" calcext:value-type="string">
            <text:p>"42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conif"</text:p>
          </table:table-cell>
          <table:table-cell office:value-type="float" office:value="0.398468119934755" calcext:value-type="float">
            <text:p>0.398468119934755</text:p>
          </table:table-cell>
        </table:table-row>
        <table:table-row table:style-name="ro1">
          <table:table-cell office:value-type="string" calcext:value-type="string">
            <text:p>"420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Arbutus"</text:p>
          </table:table-cell>
          <table:table-cell office:value-type="float" office:value="0.278572453063464" calcext:value-type="float">
            <text:p>0.278572453063464</text:p>
          </table:table-cell>
        </table:table-row>
        <table:table-row table:style-name="ro1">
          <table:table-cell office:value-type="string" calcext:value-type="string">
            <text:p>"421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Arbutus"</text:p>
          </table:table-cell>
          <table:table-cell office:value-type="float" office:value="-0.226261012147968" calcext:value-type="float">
            <text:p>-0.226261012147968</text:p>
          </table:table-cell>
        </table:table-row>
        <table:table-row table:style-name="ro1">
          <table:table-cell office:value-type="string" calcext:value-type="string">
            <text:p>"422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59470994725752" calcext:value-type="float">
            <text:p>0.459470994725752</text:p>
          </table:table-cell>
        </table:table-row>
        <table:table-row table:style-name="ro1">
          <table:table-cell office:value-type="string" calcext:value-type="string">
            <text:p>"423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Arbutus"</text:p>
          </table:table-cell>
          <table:table-cell office:value-type="float" office:value="-0.218646299680731" calcext:value-type="float">
            <text:p>-0.218646299680731</text:p>
          </table:table-cell>
        </table:table-row>
        <table:table-row table:style-name="ro1">
          <table:table-cell office:value-type="string" calcext:value-type="string">
            <text:p>"425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Quercus"</text:p>
          </table:table-cell>
          <table:table-cell office:value-type="float" office:value="0.0894323683678217" calcext:value-type="float">
            <text:p>0.089432368367822</text:p>
          </table:table-cell>
        </table:table-row>
        <table:table-row table:style-name="ro1">
          <table:table-cell office:value-type="string" calcext:value-type="string">
            <text:p>"426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60687557527297" calcext:value-type="float">
            <text:p>0.060687557527297</text:p>
          </table:table-cell>
        </table:table-row>
        <table:table-row table:style-name="ro1">
          <table:table-cell office:value-type="string" calcext:value-type="string">
            <text:p>"427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Quercus"</text:p>
          </table:table-cell>
          <table:table-cell office:value-type="float" office:value="0.0804613946781954" calcext:value-type="float">
            <text:p>0.080461394678195</text:p>
          </table:table-cell>
        </table:table-row>
        <table:table-row table:style-name="ro1">
          <table:table-cell office:value-type="string" calcext:value-type="string">
            <text:p>"428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Quercus"</text:p>
          </table:table-cell>
          <table:table-cell office:value-type="float" office:value="-0.646775195577761" calcext:value-type="float">
            <text:p>-0.646775195577761</text:p>
          </table:table-cell>
        </table:table-row>
        <table:table-row table:style-name="ro1">
          <table:table-cell office:value-type="string" calcext:value-type="string">
            <text:p>"429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Quercus"</text:p>
          </table:table-cell>
          <table:table-cell office:value-type="float" office:value="-0.538305705949767" calcext:value-type="float">
            <text:p>-0.538305705949767</text:p>
          </table:table-cell>
        </table:table-row>
        <table:table-row table:style-name="ro1">
          <table:table-cell office:value-type="string" calcext:value-type="string">
            <text:p>"43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conif"</text:p>
          </table:table-cell>
          <table:table-cell office:value-type="float" office:value="0.580912823926113" calcext:value-type="float">
            <text:p>0.580912823926113</text:p>
          </table:table-cell>
        </table:table-row>
        <table:table-row table:style-name="ro1">
          <table:table-cell office:value-type="string" calcext:value-type="string">
            <text:p>"430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Quercus"</text:p>
          </table:table-cell>
          <table:table-cell office:value-type="float" office:value="-0.511549364920007" calcext:value-type="float">
            <text:p>-0.511549364920007</text:p>
          </table:table-cell>
        </table:table-row>
        <table:table-row table:style-name="ro1">
          <table:table-cell office:value-type="string" calcext:value-type="string">
            <text:p>"431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Quercus"</text:p>
          </table:table-cell>
          <table:table-cell office:value-type="float" office:value="-0.51088628384173" calcext:value-type="float">
            <text:p>-0.51088628384173</text:p>
          </table:table-cell>
        </table:table-row>
        <table:table-row table:style-name="ro1">
          <table:table-cell office:value-type="string" calcext:value-type="string">
            <text:p>"432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Quercus"</text:p>
          </table:table-cell>
          <table:table-cell office:value-type="float" office:value="-0.5168622889944" calcext:value-type="float">
            <text:p>-0.5168622889944</text:p>
          </table:table-cell>
        </table:table-row>
        <table:table-row table:style-name="ro1">
          <table:table-cell office:value-type="string" calcext:value-type="string">
            <text:p>"433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Quercus"</text:p>
          </table:table-cell>
          <table:table-cell office:value-type="float" office:value="-0.514213221972291" calcext:value-type="float">
            <text:p>-0.514213221972291</text:p>
          </table:table-cell>
        </table:table-row>
        <table:table-row table:style-name="ro1">
          <table:table-cell office:value-type="string" calcext:value-type="string">
            <text:p>"434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Quercus"</text:p>
          </table:table-cell>
          <table:table-cell office:value-type="float" office:value="-0.670493225984038" calcext:value-type="float">
            <text:p>-0.670493225984038</text:p>
          </table:table-cell>
        </table:table-row>
        <table:table-row table:style-name="ro1">
          <table:table-cell office:value-type="string" calcext:value-type="string">
            <text:p>"435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Quercus"</text:p>
          </table:table-cell>
          <table:table-cell office:value-type="float" office:value="-0.0453964670620284" calcext:value-type="float">
            <text:p>-0.045396467062028</text:p>
          </table:table-cell>
        </table:table-row>
        <table:table-row table:style-name="ro1">
          <table:table-cell office:value-type="string" calcext:value-type="string">
            <text:p>"436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prop_Quercus"</text:p>
          </table:table-cell>
          <table:table-cell office:value-type="float" office:value="-0.444366446502263" calcext:value-type="float">
            <text:p>-0.444366446502263</text:p>
          </table:table-cell>
        </table:table-row>
        <table:table-row table:style-name="ro1">
          <table:table-cell office:value-type="string" calcext:value-type="string">
            <text:p>"437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prop_Quercus"</text:p>
          </table:table-cell>
          <table:table-cell office:value-type="float" office:value="-0.0745303510164732" calcext:value-type="float">
            <text:p>-0.074530351016473</text:p>
          </table:table-cell>
        </table:table-row>
        <table:table-row table:style-name="ro1">
          <table:table-cell office:value-type="string" calcext:value-type="string">
            <text:p>"438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prop_Quercus"</text:p>
          </table:table-cell>
          <table:table-cell office:value-type="float" office:value="0.30403415932662" calcext:value-type="float">
            <text:p>0.30403415932662</text:p>
          </table:table-cell>
        </table:table-row>
        <table:table-row table:style-name="ro1">
          <table:table-cell table:style-name="ce1" office:value-type="string" calcext:value-type="string">
            <text:p>"439"</text:p>
          </table:table-cell>
          <table:table-cell table:style-name="ce1" office:value-type="string" calcext:value-type="string">
            <text:p>"mean_DAP_Quercus"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float" office:value="0.761544920164919" calcext:value-type="float">
            <text:p>0.761544920164919</text:p>
          </table:table-cell>
        </table:table-row>
        <table:table-row table:style-name="ro1">
          <table:table-cell office:value-type="string" calcext:value-type="string">
            <text:p>"44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conif"</text:p>
          </table:table-cell>
          <table:table-cell office:value-type="float" office:value="0.23359244182837" calcext:value-type="float">
            <text:p>0.23359244182837</text:p>
          </table:table-cell>
        </table:table-row>
        <table:table-row table:style-name="ro1">
          <table:table-cell office:value-type="string" calcext:value-type="string">
            <text:p>"440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prop_Quercus"</text:p>
          </table:table-cell>
          <table:table-cell office:value-type="float" office:value="0.123381250954044" calcext:value-type="float">
            <text:p>0.123381250954044</text:p>
          </table:table-cell>
        </table:table-row>
        <table:table-row table:style-name="ro1">
          <table:table-cell office:value-type="string" calcext:value-type="string">
            <text:p>"441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721319881229681" calcext:value-type="float">
            <text:p>0.072131988122968</text:p>
          </table:table-cell>
        </table:table-row>
        <table:table-row table:style-name="ro1">
          <table:table-cell office:value-type="string" calcext:value-type="string">
            <text:p>"442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prop_Quercus"</text:p>
          </table:table-cell>
          <table:table-cell office:value-type="float" office:value="0.0802653172585308" calcext:value-type="float">
            <text:p>0.080265317258531</text:p>
          </table:table-cell>
        </table:table-row>
        <table:table-row table:style-name="ro1">
          <table:table-cell office:value-type="string" calcext:value-type="string">
            <text:p>"443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Quercus"</text:p>
          </table:table-cell>
          <table:table-cell office:value-type="float" office:value="-0.130915647912971" calcext:value-type="float">
            <text:p>-0.130915647912971</text:p>
          </table:table-cell>
        </table:table-row>
        <table:table-row table:style-name="ro1">
          <table:table-cell office:value-type="string" calcext:value-type="string">
            <text:p>"444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Quercus"</text:p>
          </table:table-cell>
          <table:table-cell office:value-type="float" office:value="-0.42351096225446" calcext:value-type="float">
            <text:p>-0.42351096225446</text:p>
          </table:table-cell>
        </table:table-row>
        <table:table-row table:style-name="ro1">
          <table:table-cell office:value-type="string" calcext:value-type="string">
            <text:p>"445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Quercus"</text:p>
          </table:table-cell>
          <table:table-cell office:value-type="float" office:value="-0.146012817335873" calcext:value-type="float">
            <text:p>-0.146012817335873</text:p>
          </table:table-cell>
        </table:table-row>
        <table:table-row table:style-name="ro1">
          <table:table-cell office:value-type="string" calcext:value-type="string">
            <text:p>"446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Quercus"</text:p>
          </table:table-cell>
          <table:table-cell office:value-type="float" office:value="0.337161130857205" calcext:value-type="float">
            <text:p>0.337161130857205</text:p>
          </table:table-cell>
        </table:table-row>
        <table:table-row table:style-name="ro1">
          <table:table-cell office:value-type="string" calcext:value-type="string">
            <text:p>"447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Quercus"</text:p>
          </table:table-cell>
          <table:table-cell office:value-type="float" office:value="0.689264690782368" calcext:value-type="float">
            <text:p>0.689264690782368</text:p>
          </table:table-cell>
        </table:table-row>
        <table:table-row table:style-name="ro1">
          <table:table-cell office:value-type="string" calcext:value-type="string">
            <text:p>"448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Quercus"</text:p>
          </table:table-cell>
          <table:table-cell office:value-type="float" office:value="0.125518414924168" calcext:value-type="float">
            <text:p>0.125518414924168</text:p>
          </table:table-cell>
        </table:table-row>
        <table:table-row table:style-name="ro1">
          <table:table-cell office:value-type="string" calcext:value-type="string">
            <text:p>"449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238324109663795" calcext:value-type="float">
            <text:p>0.02383241096638</text:p>
          </table:table-cell>
        </table:table-row>
        <table:table-row table:style-name="ro1">
          <table:table-cell office:value-type="string" calcext:value-type="string">
            <text:p>"45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conif"</text:p>
          </table:table-cell>
          <table:table-cell office:value-type="float" office:value="-0.249171153164824" calcext:value-type="float">
            <text:p>-0.249171153164824</text:p>
          </table:table-cell>
        </table:table-row>
        <table:table-row table:style-name="ro1">
          <table:table-cell office:value-type="string" calcext:value-type="string">
            <text:p>"450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Quercus"</text:p>
          </table:table-cell>
          <table:table-cell office:value-type="float" office:value="0.0794816370900716" calcext:value-type="float">
            <text:p>0.079481637090072</text:p>
          </table:table-cell>
        </table:table-row>
        <table:table-row table:style-name="ro1">
          <table:table-cell office:value-type="string" calcext:value-type="string">
            <text:p>"451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prop_Quercus"</text:p>
          </table:table-cell>
          <table:table-cell office:value-type="float" office:value="-0.28453980821917" calcext:value-type="float">
            <text:p>-0.28453980821917</text:p>
          </table:table-cell>
        </table:table-row>
        <table:table-row table:style-name="ro1">
          <table:table-cell office:value-type="string" calcext:value-type="string">
            <text:p>"452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prop_Quercus"</text:p>
          </table:table-cell>
          <table:table-cell office:value-type="float" office:value="-0.456350689714892" calcext:value-type="float">
            <text:p>-0.456350689714892</text:p>
          </table:table-cell>
        </table:table-row>
        <table:table-row table:style-name="ro1">
          <table:table-cell office:value-type="string" calcext:value-type="string">
            <text:p>"453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prop_Quercus"</text:p>
          </table:table-cell>
          <table:table-cell office:value-type="float" office:value="-0.187861403764887" calcext:value-type="float">
            <text:p>-0.187861403764887</text:p>
          </table:table-cell>
        </table:table-row>
        <table:table-row table:style-name="ro1">
          <table:table-cell office:value-type="string" calcext:value-type="string">
            <text:p>"454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prop_Quercus"</text:p>
          </table:table-cell>
          <table:table-cell office:value-type="float" office:value="0.352633023117963" calcext:value-type="float">
            <text:p>0.352633023117963</text:p>
          </table:table-cell>
        </table:table-row>
        <table:table-row table:style-name="ro1">
          <table:table-cell table:style-name="ce1" office:value-type="string" calcext:value-type="string">
            <text:p>"455"</text:p>
          </table:table-cell>
          <table:table-cell table:style-name="ce1" office:value-type="string" calcext:value-type="string">
            <text:p>"mean_CopaNS_Quercus"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float" office:value="0.716410557196913" calcext:value-type="float">
            <text:p>0.716410557196913</text:p>
          </table:table-cell>
        </table:table-row>
        <table:table-row table:style-name="ro1">
          <table:table-cell office:value-type="string" calcext:value-type="string">
            <text:p>"456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prop_Quercus"</text:p>
          </table:table-cell>
          <table:table-cell office:value-type="float" office:value="0.118788925410808" calcext:value-type="float">
            <text:p>0.118788925410808</text:p>
          </table:table-cell>
        </table:table-row>
        <table:table-row table:style-name="ro1">
          <table:table-cell office:value-type="string" calcext:value-type="string">
            <text:p>"457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prop_Quercus"</text:p>
          </table:table-cell>
          <table:table-cell office:value-type="float" office:value="0.110513258007279" calcext:value-type="float">
            <text:p>0.110513258007279</text:p>
          </table:table-cell>
        </table:table-row>
        <table:table-row table:style-name="ro1">
          <table:table-cell office:value-type="string" calcext:value-type="string">
            <text:p>"458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prop_Quercus"</text:p>
          </table:table-cell>
          <table:table-cell office:value-type="float" office:value="0.0747739405480029" calcext:value-type="float">
            <text:p>0.074773940548003</text:p>
          </table:table-cell>
        </table:table-row>
        <table:table-row table:style-name="ro1">
          <table:table-cell office:value-type="string" calcext:value-type="string">
            <text:p>"459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Quercus"</text:p>
          </table:table-cell>
          <table:table-cell office:value-type="float" office:value="-0.239976363381415" calcext:value-type="float">
            <text:p>-0.239976363381415</text:p>
          </table:table-cell>
        </table:table-row>
        <table:table-row table:style-name="ro1">
          <table:table-cell office:value-type="string" calcext:value-type="string">
            <text:p>"46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conif"</text:p>
          </table:table-cell>
          <table:table-cell office:value-type="float" office:value="-0.430026784664355" calcext:value-type="float">
            <text:p>-0.430026784664355</text:p>
          </table:table-cell>
        </table:table-row>
        <table:table-row table:style-name="ro1">
          <table:table-cell office:value-type="string" calcext:value-type="string">
            <text:p>"460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Quercus"</text:p>
          </table:table-cell>
          <table:table-cell office:value-type="float" office:value="-0.456888768962467" calcext:value-type="float">
            <text:p>-0.456888768962467</text:p>
          </table:table-cell>
        </table:table-row>
        <table:table-row table:style-name="ro1">
          <table:table-cell office:value-type="string" calcext:value-type="string">
            <text:p>"461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Quercus"</text:p>
          </table:table-cell>
          <table:table-cell office:value-type="float" office:value="-0.145754187046114" calcext:value-type="float">
            <text:p>-0.145754187046114</text:p>
          </table:table-cell>
        </table:table-row>
        <table:table-row table:style-name="ro1">
          <table:table-cell office:value-type="string" calcext:value-type="string">
            <text:p>"462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Quercus"</text:p>
          </table:table-cell>
          <table:table-cell office:value-type="float" office:value="0.354621229919827" calcext:value-type="float">
            <text:p>0.354621229919827</text:p>
          </table:table-cell>
        </table:table-row>
        <table:table-row table:style-name="ro1">
          <table:table-cell table:style-name="ce1" office:value-type="string" calcext:value-type="string">
            <text:p>"463"</text:p>
          </table:table-cell>
          <table:table-cell table:style-name="ce1" office:value-type="string" calcext:value-type="string">
            <text:p>"mean_distanciacopas_Quercus"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float" office:value="0.721805248209878" calcext:value-type="float">
            <text:p>0.721805248209878</text:p>
          </table:table-cell>
        </table:table-row>
        <table:table-row table:style-name="ro1">
          <table:table-cell office:value-type="string" calcext:value-type="string">
            <text:p>"464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Quercus"</text:p>
          </table:table-cell>
          <table:table-cell office:value-type="float" office:value="0.117221047438631" calcext:value-type="float">
            <text:p>0.117221047438631</text:p>
          </table:table-cell>
        </table:table-row>
        <table:table-row table:style-name="ro1">
          <table:table-cell office:value-type="string" calcext:value-type="string">
            <text:p>"465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899029492126613" calcext:value-type="float">
            <text:p>0.089902949212661</text:p>
          </table:table-cell>
        </table:table-row>
        <table:table-row table:style-name="ro1">
          <table:table-cell office:value-type="string" calcext:value-type="string">
            <text:p>"466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Quercus"</text:p>
          </table:table-cell>
          <table:table-cell office:value-type="float" office:value="0.0760844455670595" calcext:value-type="float">
            <text:p>0.07608444556706</text:p>
          </table:table-cell>
        </table:table-row>
        <table:table-row table:style-name="ro1">
          <table:table-cell office:value-type="string" calcext:value-type="string">
            <text:p>"467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Quercus"</text:p>
          </table:table-cell>
          <table:table-cell office:value-type="float" office:value="-0.269468968645022" calcext:value-type="float">
            <text:p>-0.269468968645022</text:p>
          </table:table-cell>
        </table:table-row>
        <table:table-row table:style-name="ro1">
          <table:table-cell office:value-type="string" calcext:value-type="string">
            <text:p>"468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Quercus"</text:p>
          </table:table-cell>
          <table:table-cell office:value-type="float" office:value="-0.456791991761875" calcext:value-type="float">
            <text:p>-0.456791991761875</text:p>
          </table:table-cell>
        </table:table-row>
        <table:table-row table:style-name="ro1">
          <table:table-cell office:value-type="string" calcext:value-type="string">
            <text:p>"469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Quercus"</text:p>
          </table:table-cell>
          <table:table-cell office:value-type="float" office:value="-0.145777417699675" calcext:value-type="float">
            <text:p>-0.145777417699675</text:p>
          </table:table-cell>
        </table:table-row>
        <table:table-row table:style-name="ro1">
          <table:table-cell office:value-type="string" calcext:value-type="string">
            <text:p>"47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conif"</text:p>
          </table:table-cell>
          <table:table-cell office:value-type="float" office:value="0.0873056782651198" calcext:value-type="float">
            <text:p>0.08730567826512</text:p>
          </table:table-cell>
        </table:table-row>
        <table:table-row table:style-name="ro1">
          <table:table-cell office:value-type="string" calcext:value-type="string">
            <text:p>"47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Quercus"</text:p>
          </table:table-cell>
          <table:table-cell office:value-type="float" office:value="0.354656701187469" calcext:value-type="float">
            <text:p>0.354656701187469</text:p>
          </table:table-cell>
        </table:table-row>
        <table:table-row table:style-name="ro1">
          <table:table-cell table:style-name="ce1" office:value-type="string" calcext:value-type="string">
            <text:p>"471"</text:p>
          </table:table-cell>
          <table:table-cell table:style-name="ce1" office:value-type="string" calcext:value-type="string">
            <text:p>"mean_diamcopa_Quercus"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float" office:value="0.721874094928982" calcext:value-type="float">
            <text:p>0.721874094928982</text:p>
          </table:table-cell>
        </table:table-row>
        <table:table-row table:style-name="ro1">
          <table:table-cell office:value-type="string" calcext:value-type="string">
            <text:p>"472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Quercus"</text:p>
          </table:table-cell>
          <table:table-cell office:value-type="float" office:value="0.117194543496458" calcext:value-type="float">
            <text:p>0.117194543496458</text:p>
          </table:table-cell>
        </table:table-row>
        <table:table-row table:style-name="ro1">
          <table:table-cell office:value-type="string" calcext:value-type="string">
            <text:p>"473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898346550568017" calcext:value-type="float">
            <text:p>0.089834655056802</text:p>
          </table:table-cell>
        </table:table-row>
        <table:table-row table:style-name="ro1">
          <table:table-cell office:value-type="string" calcext:value-type="string">
            <text:p>"47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Quercus"</text:p>
          </table:table-cell>
          <table:table-cell office:value-type="float" office:value="0.0760987020768762" calcext:value-type="float">
            <text:p>0.076098702076876</text:p>
          </table:table-cell>
        </table:table-row>
        <table:table-row table:style-name="ro1">
          <table:table-cell office:value-type="string" calcext:value-type="string">
            <text:p>"47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Quercus"</text:p>
          </table:table-cell>
          <table:table-cell office:value-type="float" office:value="-0.149530664085589" calcext:value-type="float">
            <text:p>-0.149530664085589</text:p>
          </table:table-cell>
        </table:table-row>
        <table:table-row table:style-name="ro1">
          <table:table-cell office:value-type="string" calcext:value-type="string">
            <text:p>"476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Quercus"</text:p>
          </table:table-cell>
          <table:table-cell office:value-type="float" office:value="-0.347511513911488" calcext:value-type="float">
            <text:p>-0.347511513911488</text:p>
          </table:table-cell>
        </table:table-row>
        <table:table-row table:style-name="ro1">
          <table:table-cell office:value-type="string" calcext:value-type="string">
            <text:p>"477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Quercus"</text:p>
          </table:table-cell>
          <table:table-cell office:value-type="float" office:value="-0.131609561688673" calcext:value-type="float">
            <text:p>-0.131609561688673</text:p>
          </table:table-cell>
        </table:table-row>
        <table:table-row table:style-name="ro1">
          <table:table-cell office:value-type="string" calcext:value-type="string">
            <text:p>"47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Quercus"</text:p>
          </table:table-cell>
          <table:table-cell office:value-type="float" office:value="0.277465763334534" calcext:value-type="float">
            <text:p>0.277465763334534</text:p>
          </table:table-cell>
        </table:table-row>
        <table:table-row table:style-name="ro1">
          <table:table-cell office:value-type="string" calcext:value-type="string">
            <text:p>"47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Quercus"</text:p>
          </table:table-cell>
          <table:table-cell office:value-type="float" office:value="0.452293170261592" calcext:value-type="float">
            <text:p>0.452293170261592</text:p>
          </table:table-cell>
        </table:table-row>
        <table:table-row table:style-name="ro1">
          <table:table-cell office:value-type="string" calcext:value-type="string">
            <text:p>"48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conif"</text:p>
          </table:table-cell>
          <table:table-cell office:value-type="float" office:value="0.22573508235694" calcext:value-type="float">
            <text:p>0.22573508235694</text:p>
          </table:table-cell>
        </table:table-row>
        <table:table-row table:style-name="ro1">
          <table:table-cell office:value-type="string" calcext:value-type="string">
            <text:p>"48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Quercus"</text:p>
          </table:table-cell>
          <table:table-cell office:value-type="float" office:value="0.120738012929965" calcext:value-type="float">
            <text:p>0.120738012929965</text:p>
          </table:table-cell>
        </table:table-row>
        <table:table-row table:style-name="ro1">
          <table:table-cell office:value-type="string" calcext:value-type="string">
            <text:p>"48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84166536370661" calcext:value-type="float">
            <text:p>0.084166536370661</text:p>
          </table:table-cell>
        </table:table-row>
        <table:table-row table:style-name="ro1">
          <table:table-cell office:value-type="string" calcext:value-type="string">
            <text:p>"48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Quercus"</text:p>
          </table:table-cell>
          <table:table-cell office:value-type="float" office:value="0.0746850435275371" calcext:value-type="float">
            <text:p>0.074685043527537</text:p>
          </table:table-cell>
        </table:table-row>
        <table:table-row table:style-name="ro1">
          <table:table-cell office:value-type="string" calcext:value-type="string">
            <text:p>"48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Quercus"</text:p>
          </table:table-cell>
          <table:table-cell office:value-type="float" office:value="0.0617732285487219" calcext:value-type="float">
            <text:p>0.061773228548722</text:p>
          </table:table-cell>
        </table:table-row>
        <table:table-row table:style-name="ro1">
          <table:table-cell office:value-type="string" calcext:value-type="string">
            <text:p>"48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Quercus"</text:p>
          </table:table-cell>
          <table:table-cell office:value-type="float" office:value="-0.357836942267545" calcext:value-type="float">
            <text:p>-0.357836942267545</text:p>
          </table:table-cell>
        </table:table-row>
        <table:table-row table:style-name="ro1">
          <table:table-cell office:value-type="string" calcext:value-type="string">
            <text:p>"48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Quercus"</text:p>
          </table:table-cell>
          <table:table-cell office:value-type="float" office:value="-0.0246885206148371" calcext:value-type="float">
            <text:p>-0.024688520614837</text:p>
          </table:table-cell>
        </table:table-row>
        <table:table-row table:style-name="ro1">
          <table:table-cell office:value-type="string" calcext:value-type="string">
            <text:p>"48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Quercus"</text:p>
          </table:table-cell>
          <table:table-cell office:value-type="float" office:value="0.230900096642398" calcext:value-type="float">
            <text:p>0.230900096642398</text:p>
          </table:table-cell>
        </table:table-row>
        <table:table-row table:style-name="ro1">
          <table:table-cell office:value-type="string" calcext:value-type="string">
            <text:p>"48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Quercus"</text:p>
          </table:table-cell>
          <table:table-cell office:value-type="float" office:value="0.522009479020029" calcext:value-type="float">
            <text:p>0.522009479020029</text:p>
          </table:table-cell>
        </table:table-row>
        <table:table-row table:style-name="ro1">
          <table:table-cell office:value-type="string" calcext:value-type="string">
            <text:p>"48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Quercus"</text:p>
          </table:table-cell>
          <table:table-cell office:value-type="float" office:value="0.125578926853256" calcext:value-type="float">
            <text:p>0.125578926853256</text:p>
          </table:table-cell>
        </table:table-row>
        <table:table-row table:style-name="ro1">
          <table:table-cell office:value-type="string" calcext:value-type="string">
            <text:p>"48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724854088019753" calcext:value-type="float">
            <text:p>0.072485408801975</text:p>
          </table:table-cell>
        </table:table-row>
        <table:table-row table:style-name="ro1">
          <table:table-cell office:value-type="string" calcext:value-type="string">
            <text:p>"49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conif"</text:p>
          </table:table-cell>
          <table:table-cell office:value-type="float" office:value="-0.021484320483368" calcext:value-type="float">
            <text:p>-0.021484320483368</text:p>
          </table:table-cell>
        </table:table-row>
        <table:table-row table:style-name="ro1">
          <table:table-cell office:value-type="string" calcext:value-type="string">
            <text:p>"49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Quercus"</text:p>
          </table:table-cell>
          <table:table-cell office:value-type="float" office:value="0.0775316190057206" calcext:value-type="float">
            <text:p>0.077531619005721</text:p>
          </table:table-cell>
        </table:table-row>
        <table:table-row table:style-name="ro1">
          <table:table-cell office:value-type="string" calcext:value-type="string">
            <text:p>"492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lnus"</text:p>
          </table:table-cell>
          <table:table-cell office:value-type="float" office:value="-0.142023702881212" calcext:value-type="float">
            <text:p>-0.142023702881212</text:p>
          </table:table-cell>
        </table:table-row>
        <table:table-row table:style-name="ro1">
          <table:table-cell office:value-type="string" calcext:value-type="string">
            <text:p>"493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lnus"</text:p>
          </table:table-cell>
          <table:table-cell office:value-type="float" office:value="-0.0697579185925241" calcext:value-type="float">
            <text:p>-0.069757918592524</text:p>
          </table:table-cell>
        </table:table-row>
        <table:table-row table:style-name="ro1">
          <table:table-cell office:value-type="string" calcext:value-type="string">
            <text:p>"494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Alnus"</text:p>
          </table:table-cell>
          <table:table-cell office:value-type="float" office:value="-0.0329400400171515" calcext:value-type="float">
            <text:p>-0.032940040017152</text:p>
          </table:table-cell>
        </table:table-row>
        <table:table-row table:style-name="ro1">
          <table:table-cell office:value-type="string" calcext:value-type="string">
            <text:p>"495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lnus"</text:p>
          </table:table-cell>
          <table:table-cell office:value-type="float" office:value="0.075444842144432" calcext:value-type="float">
            <text:p>0.075444842144432</text:p>
          </table:table-cell>
        </table:table-row>
        <table:table-row table:style-name="ro1">
          <table:table-cell office:value-type="string" calcext:value-type="string">
            <text:p>"496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Alnus"</text:p>
          </table:table-cell>
          <table:table-cell office:value-type="float" office:value="0.00792597933846315" calcext:value-type="float">
            <text:p>0.007925979338463</text:p>
          </table:table-cell>
        </table:table-row>
        <table:table-row table:style-name="ro1">
          <table:table-cell office:value-type="string" calcext:value-type="string">
            <text:p>"497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Alnus"</text:p>
          </table:table-cell>
          <table:table-cell office:value-type="float" office:value="-0.0192285531752874" calcext:value-type="float">
            <text:p>-0.019228553175287</text:p>
          </table:table-cell>
        </table:table-row>
        <table:table-row table:style-name="ro1">
          <table:table-cell office:value-type="string" calcext:value-type="string">
            <text:p>"498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Alnus"</text:p>
          </table:table-cell>
          <table:table-cell office:value-type="float" office:value="-0.0201107819945796" calcext:value-type="float">
            <text:p>-0.02011078199458</text:p>
          </table:table-cell>
        </table:table-row>
        <table:table-row table:style-name="ro1">
          <table:table-cell office:value-type="string" calcext:value-type="string">
            <text:p>"499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lnus"</text:p>
          </table:table-cell>
          <table:table-cell office:value-type="float" office:value="0.0253850930064918" calcext:value-type="float">
            <text:p>0.025385093006492</text:p>
          </table:table-cell>
        </table:table-row>
        <table:table-row table:style-name="ro1">
          <table:table-cell office:value-type="string" calcext:value-type="string">
            <text:p>"5"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conif"</text:p>
          </table:table-cell>
          <table:table-cell office:value-type="float" office:value="0.26195876992188" calcext:value-type="float">
            <text:p>0.26195876992188</text:p>
          </table:table-cell>
        </table:table-row>
        <table:table-row table:style-name="ro1">
          <table:table-cell office:value-type="string" calcext:value-type="string">
            <text:p>"50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conif"</text:p>
          </table:table-cell>
          <table:table-cell office:value-type="float" office:value="0.416582617787399" calcext:value-type="float">
            <text:p>0.416582617787399</text:p>
          </table:table-cell>
        </table:table-row>
        <table:table-row table:style-name="ro1">
          <table:table-cell office:value-type="string" calcext:value-type="string">
            <text:p>"500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Alnus"</text:p>
          </table:table-cell>
          <table:table-cell office:value-type="float" office:value="0.0349514196004294" calcext:value-type="float">
            <text:p>0.034951419600429</text:p>
          </table:table-cell>
        </table:table-row>
        <table:table-row table:style-name="ro1">
          <table:table-cell office:value-type="string" calcext:value-type="string">
            <text:p>"501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Alnus"</text:p>
          </table:table-cell>
          <table:table-cell office:value-type="float" office:value="0.191450090591493" calcext:value-type="float">
            <text:p>0.191450090591493</text:p>
          </table:table-cell>
        </table:table-row>
        <table:table-row table:style-name="ro1">
          <table:table-cell office:value-type="string" calcext:value-type="string">
            <text:p>"502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prop_Alnus"</text:p>
          </table:table-cell>
          <table:table-cell office:value-type="float" office:value="0.325402184256585" calcext:value-type="float">
            <text:p>0.325402184256585</text:p>
          </table:table-cell>
        </table:table-row>
        <table:table-row table:style-name="ro1">
          <table:table-cell office:value-type="string" calcext:value-type="string">
            <text:p>"503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prop_Alnus"</text:p>
          </table:table-cell>
          <table:table-cell office:value-type="float" office:value="-0.0862265466896747" calcext:value-type="float">
            <text:p>-0.086226546689675</text:p>
          </table:table-cell>
        </table:table-row>
        <table:table-row table:style-name="ro1">
          <table:table-cell office:value-type="string" calcext:value-type="string">
            <text:p>"504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prop_Alnus"</text:p>
          </table:table-cell>
          <table:table-cell office:value-type="float" office:value="-0.224900133424246" calcext:value-type="float">
            <text:p>-0.224900133424246</text:p>
          </table:table-cell>
        </table:table-row>
        <table:table-row table:style-name="ro1">
          <table:table-cell office:value-type="string" calcext:value-type="string">
            <text:p>"505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prop_Alnus"</text:p>
          </table:table-cell>
          <table:table-cell office:value-type="float" office:value="-0.00890854490588024" calcext:value-type="float">
            <text:p>-0.00890854490588</text:p>
          </table:table-cell>
        </table:table-row>
        <table:table-row table:style-name="ro1">
          <table:table-cell table:style-name="ce1" office:value-type="string" calcext:value-type="string">
            <text:p>"506"</text:p>
          </table:table-cell>
          <table:table-cell table:style-name="ce1" office:value-type="string" calcext:value-type="string">
            <text:p>"mean_DAP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852417462434354" calcext:value-type="float">
            <text:p>0.852417462434354</text:p>
          </table:table-cell>
        </table:table-row>
        <table:table-row table:style-name="ro1">
          <table:table-cell office:value-type="string" calcext:value-type="string">
            <text:p>"507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3049037366193" calcext:value-type="float">
            <text:p>-0.133049037366193</text:p>
          </table:table-cell>
        </table:table-row>
        <table:table-row table:style-name="ro1">
          <table:table-cell office:value-type="string" calcext:value-type="string">
            <text:p>"508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prop_Alnus"</text:p>
          </table:table-cell>
          <table:table-cell office:value-type="float" office:value="-0.0702132769336284" calcext:value-type="float">
            <text:p>-0.070213276933628</text:p>
          </table:table-cell>
        </table:table-row>
        <table:table-row table:style-name="ro1">
          <table:table-cell office:value-type="string" calcext:value-type="string">
            <text:p>"509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Alnus"</text:p>
          </table:table-cell>
          <table:table-cell office:value-type="float" office:value="0.135480955372049" calcext:value-type="float">
            <text:p>0.135480955372049</text:p>
          </table:table-cell>
        </table:table-row>
        <table:table-row table:style-name="ro1">
          <table:table-cell office:value-type="string" calcext:value-type="string">
            <text:p>"51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conif"</text:p>
          </table:table-cell>
          <table:table-cell office:value-type="float" office:value="0.580880230560039" calcext:value-type="float">
            <text:p>0.580880230560039</text:p>
          </table:table-cell>
        </table:table-row>
        <table:table-row table:style-name="ro1">
          <table:table-cell office:value-type="string" calcext:value-type="string">
            <text:p>"510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lnus"</text:p>
          </table:table-cell>
          <table:table-cell office:value-type="float" office:value="0.380641514863162" calcext:value-type="float">
            <text:p>0.380641514863162</text:p>
          </table:table-cell>
        </table:table-row>
        <table:table-row table:style-name="ro1">
          <table:table-cell office:value-type="string" calcext:value-type="string">
            <text:p>"511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lnus"</text:p>
          </table:table-cell>
          <table:table-cell office:value-type="float" office:value="-0.0872370235417759" calcext:value-type="float">
            <text:p>-0.087237023541776</text:p>
          </table:table-cell>
        </table:table-row>
        <table:table-row table:style-name="ro1">
          <table:table-cell office:value-type="string" calcext:value-type="string">
            <text:p>"512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Alnus"</text:p>
          </table:table-cell>
          <table:table-cell office:value-type="float" office:value="-0.24193175085071" calcext:value-type="float">
            <text:p>-0.24193175085071</text:p>
          </table:table-cell>
        </table:table-row>
        <table:table-row table:style-name="ro1">
          <table:table-cell office:value-type="string" calcext:value-type="string">
            <text:p>"513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lnus"</text:p>
          </table:table-cell>
          <table:table-cell office:value-type="float" office:value="0.101407590925806" calcext:value-type="float">
            <text:p>0.101407590925806</text:p>
          </table:table-cell>
        </table:table-row>
        <table:table-row table:style-name="ro1">
          <table:table-cell table:style-name="ce1" office:value-type="string" calcext:value-type="string">
            <text:p>"514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797448834433375" calcext:value-type="float">
            <text:p>0.797448834433375</text:p>
          </table:table-cell>
        </table:table-row>
        <table:table-row table:style-name="ro1">
          <table:table-cell office:value-type="string" calcext:value-type="string">
            <text:p>"515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3643572550758" calcext:value-type="float">
            <text:p>-0.133643572550758</text:p>
          </table:table-cell>
        </table:table-row>
        <table:table-row table:style-name="ro1">
          <table:table-cell office:value-type="string" calcext:value-type="string">
            <text:p>"516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lnus"</text:p>
          </table:table-cell>
          <table:table-cell office:value-type="float" office:value="-0.0710013235545015" calcext:value-type="float">
            <text:p>-0.071001323554502</text:p>
          </table:table-cell>
        </table:table-row>
        <table:table-row table:style-name="ro1">
          <table:table-cell office:value-type="string" calcext:value-type="string">
            <text:p>"517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prop_Alnus"</text:p>
          </table:table-cell>
          <table:table-cell office:value-type="float" office:value="0.0187001971009512" calcext:value-type="float">
            <text:p>0.018700197100951</text:p>
          </table:table-cell>
        </table:table-row>
        <table:table-row table:style-name="ro1">
          <table:table-cell office:value-type="string" calcext:value-type="string">
            <text:p>"518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prop_Alnus"</text:p>
          </table:table-cell>
          <table:table-cell office:value-type="float" office:value="0.452270644440095" calcext:value-type="float">
            <text:p>0.452270644440095</text:p>
          </table:table-cell>
        </table:table-row>
        <table:table-row table:style-name="ro1">
          <table:table-cell office:value-type="string" calcext:value-type="string">
            <text:p>"519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prop_Alnus"</text:p>
          </table:table-cell>
          <table:table-cell office:value-type="float" office:value="-0.0844087119861152" calcext:value-type="float">
            <text:p>-0.084408711986115</text:p>
          </table:table-cell>
        </table:table-row>
        <table:table-row table:style-name="ro1">
          <table:table-cell office:value-type="string" calcext:value-type="string">
            <text:p>"52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conif"</text:p>
          </table:table-cell>
          <table:table-cell office:value-type="float" office:value="0.233537356253422" calcext:value-type="float">
            <text:p>0.233537356253422</text:p>
          </table:table-cell>
        </table:table-row>
        <table:table-row table:style-name="ro1">
          <table:table-cell office:value-type="string" calcext:value-type="string">
            <text:p>"520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prop_Alnus"</text:p>
          </table:table-cell>
          <table:table-cell office:value-type="float" office:value="-0.235801106222292" calcext:value-type="float">
            <text:p>-0.235801106222292</text:p>
          </table:table-cell>
        </table:table-row>
        <table:table-row table:style-name="ro1">
          <table:table-cell office:value-type="string" calcext:value-type="string">
            <text:p>"521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prop_Alnus"</text:p>
          </table:table-cell>
          <table:table-cell office:value-type="float" office:value="0.0465902794187853" calcext:value-type="float">
            <text:p>0.046590279418785</text:p>
          </table:table-cell>
        </table:table-row>
        <table:table-row table:style-name="ro1">
          <table:table-cell table:style-name="ce1" office:value-type="string" calcext:value-type="string">
            <text:p>"522"</text:p>
          </table:table-cell>
          <table:table-cell table:style-name="ce1" office:value-type="string" calcext:value-type="string">
            <text:p>"mean_CopaNS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912150036479544" calcext:value-type="float">
            <text:p>0.912150036479544</text:p>
          </table:table-cell>
        </table:table-row>
        <table:table-row table:style-name="ro1">
          <table:table-cell office:value-type="string" calcext:value-type="string">
            <text:p>"523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2575059564466" calcext:value-type="float">
            <text:p>-0.132575059564466</text:p>
          </table:table-cell>
        </table:table-row>
        <table:table-row table:style-name="ro1">
          <table:table-cell office:value-type="string" calcext:value-type="string">
            <text:p>"524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prop_Alnus"</text:p>
          </table:table-cell>
          <table:table-cell office:value-type="float" office:value="-0.0710333539536439" calcext:value-type="float">
            <text:p>-0.071033353953644</text:p>
          </table:table-cell>
        </table:table-row>
        <table:table-row table:style-name="ro1">
          <table:table-cell office:value-type="string" calcext:value-type="string">
            <text:p>"525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Alnus"</text:p>
          </table:table-cell>
          <table:table-cell office:value-type="float" office:value="0.0644255941784728" calcext:value-type="float">
            <text:p>0.064425594178473</text:p>
          </table:table-cell>
        </table:table-row>
        <table:table-row table:style-name="ro1">
          <table:table-cell office:value-type="string" calcext:value-type="string">
            <text:p>"526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Alnus"</text:p>
          </table:table-cell>
          <table:table-cell office:value-type="float" office:value="0.413998151568254" calcext:value-type="float">
            <text:p>0.413998151568254</text:p>
          </table:table-cell>
        </table:table-row>
        <table:table-row table:style-name="ro1">
          <table:table-cell office:value-type="string" calcext:value-type="string">
            <text:p>"527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Alnus"</text:p>
          </table:table-cell>
          <table:table-cell office:value-type="float" office:value="-0.0872155483487556" calcext:value-type="float">
            <text:p>-0.087215548348756</text:p>
          </table:table-cell>
        </table:table-row>
        <table:table-row table:style-name="ro1">
          <table:table-cell office:value-type="string" calcext:value-type="string">
            <text:p>"528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Alnus"</text:p>
          </table:table-cell>
          <table:table-cell office:value-type="float" office:value="-0.236988127462139" calcext:value-type="float">
            <text:p>-0.236988127462139</text:p>
          </table:table-cell>
        </table:table-row>
        <table:table-row table:style-name="ro1">
          <table:table-cell office:value-type="string" calcext:value-type="string">
            <text:p>"529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Alnus"</text:p>
          </table:table-cell>
          <table:table-cell office:value-type="float" office:value="0.0291268812642137" calcext:value-type="float">
            <text:p>0.029126881264214</text:p>
          </table:table-cell>
        </table:table-row>
        <table:table-row table:style-name="ro1">
          <table:table-cell office:value-type="string" calcext:value-type="string">
            <text:p>"53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conif"</text:p>
          </table:table-cell>
          <table:table-cell office:value-type="float" office:value="-0.249294920896836" calcext:value-type="float">
            <text:p>-0.249294920896836</text:p>
          </table:table-cell>
        </table:table-row>
        <table:table-row table:style-name="ro1">
          <table:table-cell table:style-name="ce1" office:value-type="string" calcext:value-type="string">
            <text:p>"530"</text:p>
          </table:table-cell>
          <table:table-cell table:style-name="ce1" office:value-type="string" calcext:value-type="string">
            <text:p>"mean_distanciacopas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924886302387933" calcext:value-type="float">
            <text:p>0.924886302387933</text:p>
          </table:table-cell>
        </table:table-row>
        <table:table-row table:style-name="ro1">
          <table:table-cell office:value-type="string" calcext:value-type="string">
            <text:p>"531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3270207542257" calcext:value-type="float">
            <text:p>-0.133270207542257</text:p>
          </table:table-cell>
        </table:table-row>
        <table:table-row table:style-name="ro1">
          <table:table-cell office:value-type="string" calcext:value-type="string">
            <text:p>"532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Alnus"</text:p>
          </table:table-cell>
          <table:table-cell office:value-type="float" office:value="-0.0713053687656441" calcext:value-type="float">
            <text:p>-0.071305368765644</text:p>
          </table:table-cell>
        </table:table-row>
        <table:table-row table:style-name="ro1">
          <table:table-cell office:value-type="string" calcext:value-type="string">
            <text:p>"533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Alnus"</text:p>
          </table:table-cell>
          <table:table-cell office:value-type="float" office:value="0.0593640329475549" calcext:value-type="float">
            <text:p>0.059364032947555</text:p>
          </table:table-cell>
        </table:table-row>
        <table:table-row table:style-name="ro1">
          <table:table-cell office:value-type="string" calcext:value-type="string">
            <text:p>"534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Alnus"</text:p>
          </table:table-cell>
          <table:table-cell office:value-type="float" office:value="0.41396253373145" calcext:value-type="float">
            <text:p>0.41396253373145</text:p>
          </table:table-cell>
        </table:table-row>
        <table:table-row table:style-name="ro1">
          <table:table-cell office:value-type="string" calcext:value-type="string">
            <text:p>"535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Alnus"</text:p>
          </table:table-cell>
          <table:table-cell office:value-type="float" office:value="-0.0872049099979209" calcext:value-type="float">
            <text:p>-0.087204909997921</text:p>
          </table:table-cell>
        </table:table-row>
        <table:table-row table:style-name="ro1">
          <table:table-cell office:value-type="string" calcext:value-type="string">
            <text:p>"536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Alnus"</text:p>
          </table:table-cell>
          <table:table-cell office:value-type="float" office:value="-0.237001140643371" calcext:value-type="float">
            <text:p>-0.237001140643371</text:p>
          </table:table-cell>
        </table:table-row>
        <table:table-row table:style-name="ro1">
          <table:table-cell office:value-type="string" calcext:value-type="string">
            <text:p>"537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Alnus"</text:p>
          </table:table-cell>
          <table:table-cell office:value-type="float" office:value="0.0289228587618016" calcext:value-type="float">
            <text:p>0.028922858761802</text:p>
          </table:table-cell>
        </table:table-row>
        <table:table-row table:style-name="ro1">
          <table:table-cell table:style-name="ce1" office:value-type="string" calcext:value-type="string">
            <text:p>"538"</text:p>
          </table:table-cell>
          <table:table-cell table:style-name="ce1" office:value-type="string" calcext:value-type="string">
            <text:p>"mean_diamcopa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92510164504914" calcext:value-type="float">
            <text:p>0.92510164504914</text:p>
          </table:table-cell>
        </table:table-row>
        <table:table-row table:style-name="ro1">
          <table:table-cell office:value-type="string" calcext:value-type="string">
            <text:p>"539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3268031478958" calcext:value-type="float">
            <text:p>-0.133268031478958</text:p>
          </table:table-cell>
        </table:table-row>
        <table:table-row table:style-name="ro1">
          <table:table-cell office:value-type="string" calcext:value-type="string">
            <text:p>"54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conif"</text:p>
          </table:table-cell>
          <table:table-cell office:value-type="float" office:value="-0.430113955836196" calcext:value-type="float">
            <text:p>-0.430113955836196</text:p>
          </table:table-cell>
        </table:table-row>
        <table:table-row table:style-name="ro1">
          <table:table-cell office:value-type="string" calcext:value-type="string">
            <text:p>"540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Alnus"</text:p>
          </table:table-cell>
          <table:table-cell office:value-type="float" office:value="-0.071307632688836" calcext:value-type="float">
            <text:p>-0.071307632688836</text:p>
          </table:table-cell>
        </table:table-row>
        <table:table-row table:style-name="ro1">
          <table:table-cell office:value-type="string" calcext:value-type="string">
            <text:p>"541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lnus"</text:p>
          </table:table-cell>
          <table:table-cell office:value-type="float" office:value="0.0685827305629259" calcext:value-type="float">
            <text:p>0.068582730562926</text:p>
          </table:table-cell>
        </table:table-row>
        <table:table-row table:style-name="ro1">
          <table:table-cell office:value-type="string" calcext:value-type="string">
            <text:p>"542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lnus"</text:p>
          </table:table-cell>
          <table:table-cell office:value-type="float" office:value="0.539657282880911" calcext:value-type="float">
            <text:p>0.539657282880911</text:p>
          </table:table-cell>
        </table:table-row>
        <table:table-row table:style-name="ro1">
          <table:table-cell office:value-type="string" calcext:value-type="string">
            <text:p>"543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lnus"</text:p>
          </table:table-cell>
          <table:table-cell office:value-type="float" office:value="-0.0870115345344554" calcext:value-type="float">
            <text:p>-0.087011534534455</text:p>
          </table:table-cell>
        </table:table-row>
        <table:table-row table:style-name="ro1">
          <table:table-cell office:value-type="string" calcext:value-type="string">
            <text:p>"544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lnus"</text:p>
          </table:table-cell>
          <table:table-cell office:value-type="float" office:value="-0.181173396815982" calcext:value-type="float">
            <text:p>-0.181173396815982</text:p>
          </table:table-cell>
        </table:table-row>
        <table:table-row table:style-name="ro1">
          <table:table-cell office:value-type="string" calcext:value-type="string">
            <text:p>"545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lnus"</text:p>
          </table:table-cell>
          <table:table-cell office:value-type="float" office:value="-0.0775291284721638" calcext:value-type="float">
            <text:p>-0.077529128472164</text:p>
          </table:table-cell>
        </table:table-row>
        <table:table-row table:style-name="ro1">
          <table:table-cell table:style-name="ce1" office:value-type="string" calcext:value-type="string">
            <text:p>"546"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866698082467375" calcext:value-type="float">
            <text:p>0.866698082467375</text:p>
          </table:table-cell>
        </table:table-row>
        <table:table-row table:style-name="ro1">
          <table:table-cell office:value-type="string" calcext:value-type="string">
            <text:p>"547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08600095999198" calcext:value-type="float">
            <text:p>-0.108600095999198</text:p>
          </table:table-cell>
        </table:table-row>
        <table:table-row table:style-name="ro1">
          <table:table-cell office:value-type="string" calcext:value-type="string">
            <text:p>"548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lnus"</text:p>
          </table:table-cell>
          <table:table-cell office:value-type="float" office:value="-0.0710108891390513" calcext:value-type="float">
            <text:p>-0.071010889139051</text:p>
          </table:table-cell>
        </table:table-row>
        <table:table-row table:style-name="ro1">
          <table:table-cell office:value-type="string" calcext:value-type="string">
            <text:p>"549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Alnus"</text:p>
          </table:table-cell>
          <table:table-cell office:value-type="float" office:value="0.243829100722586" calcext:value-type="float">
            <text:p>0.243829100722586</text:p>
          </table:table-cell>
        </table:table-row>
        <table:table-row table:style-name="ro1">
          <table:table-cell office:value-type="string" calcext:value-type="string">
            <text:p>"55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conif"</text:p>
          </table:table-cell>
          <table:table-cell office:value-type="float" office:value="0.0873113719819657" calcext:value-type="float">
            <text:p>0.087311371981966</text:p>
          </table:table-cell>
        </table:table-row>
        <table:table-row table:style-name="ro1">
          <table:table-cell office:value-type="string" calcext:value-type="string">
            <text:p>"550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Alnus"</text:p>
          </table:table-cell>
          <table:table-cell office:value-type="float" office:value="0.3609533756372" calcext:value-type="float">
            <text:p>0.3609533756372</text:p>
          </table:table-cell>
        </table:table-row>
        <table:table-row table:style-name="ro1">
          <table:table-cell office:value-type="string" calcext:value-type="string">
            <text:p>"551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Alnus"</text:p>
          </table:table-cell>
          <table:table-cell office:value-type="float" office:value="-0.0797895714738845" calcext:value-type="float">
            <text:p>-0.079789571473885</text:p>
          </table:table-cell>
        </table:table-row>
        <table:table-row table:style-name="ro1">
          <table:table-cell office:value-type="string" calcext:value-type="string">
            <text:p>"552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Alnus"</text:p>
          </table:table-cell>
          <table:table-cell office:value-type="float" office:value="-0.178280326532863" calcext:value-type="float">
            <text:p>-0.178280326532863</text:p>
          </table:table-cell>
        </table:table-row>
        <table:table-row table:style-name="ro1">
          <table:table-cell office:value-type="string" calcext:value-type="string">
            <text:p>"553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Alnus"</text:p>
          </table:table-cell>
          <table:table-cell office:value-type="float" office:value="-0.0983797544750185" calcext:value-type="float">
            <text:p>-0.098379754475019</text:p>
          </table:table-cell>
        </table:table-row>
        <table:table-row table:style-name="ro1">
          <table:table-cell office:value-type="string" calcext:value-type="string">
            <text:p>"554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Alnus"</text:p>
          </table:table-cell>
          <table:table-cell office:value-type="float" office:value="0.698509614586943" calcext:value-type="float">
            <text:p>0.698509614586943</text:p>
          </table:table-cell>
        </table:table-row>
        <table:table-row table:style-name="ro1">
          <table:table-cell office:value-type="string" calcext:value-type="string">
            <text:p>"555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Alnus"</text:p>
          </table:table-cell>
          <table:table-cell office:value-type="float" office:value="-0.116160146532676" calcext:value-type="float">
            <text:p>-0.116160146532676</text:p>
          </table:table-cell>
        </table:table-row>
        <table:table-row table:style-name="ro1">
          <table:table-cell office:value-type="string" calcext:value-type="string">
            <text:p>"556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Alnus"</text:p>
          </table:table-cell>
          <table:table-cell office:value-type="float" office:value="-0.0714315258833121" calcext:value-type="float">
            <text:p>-0.071431525883312</text:p>
          </table:table-cell>
        </table:table-row>
        <table:table-row table:style-name="ro1">
          <table:table-cell office:value-type="string" calcext:value-type="string">
            <text:p>"558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4215637766727" calcext:value-type="float">
            <text:p>-0.114215637766727</text:p>
          </table:table-cell>
        </table:table-row>
        <table:table-row table:style-name="ro1">
          <table:table-cell office:value-type="string" calcext:value-type="string">
            <text:p>"559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Juniperus"</text:p>
          </table:table-cell>
          <table:table-cell office:value-type="float" office:value="-0.192499293386213" calcext:value-type="float">
            <text:p>-0.192499293386213</text:p>
          </table:table-cell>
        </table:table-row>
        <table:table-row table:style-name="ro1">
          <table:table-cell office:value-type="string" calcext:value-type="string">
            <text:p>"56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conif"</text:p>
          </table:table-cell>
          <table:table-cell office:value-type="float" office:value="0.225751917887607" calcext:value-type="float">
            <text:p>0.225751917887607</text:p>
          </table:table-cell>
        </table:table-row>
        <table:table-row table:style-name="ro1">
          <table:table-cell office:value-type="string" calcext:value-type="string">
            <text:p>"560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Juniperus"</text:p>
          </table:table-cell>
          <table:table-cell office:value-type="float" office:value="-0.333146786196198" calcext:value-type="float">
            <text:p>-0.333146786196198</text:p>
          </table:table-cell>
        </table:table-row>
        <table:table-row table:style-name="ro1">
          <table:table-cell office:value-type="string" calcext:value-type="string">
            <text:p>"561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Juniperus"</text:p>
          </table:table-cell>
          <table:table-cell office:value-type="float" office:value="-0.12283808417743" calcext:value-type="float">
            <text:p>-0.12283808417743</text:p>
          </table:table-cell>
        </table:table-row>
        <table:table-row table:style-name="ro1">
          <table:table-cell office:value-type="string" calcext:value-type="string">
            <text:p>"562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Juniperus"</text:p>
          </table:table-cell>
          <table:table-cell office:value-type="float" office:value="-0.127294951517335" calcext:value-type="float">
            <text:p>-0.127294951517335</text:p>
          </table:table-cell>
        </table:table-row>
        <table:table-row table:style-name="ro1">
          <table:table-cell office:value-type="string" calcext:value-type="string">
            <text:p>"563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Juniperus"</text:p>
          </table:table-cell>
          <table:table-cell office:value-type="float" office:value="-0.128780529072062" calcext:value-type="float">
            <text:p>-0.128780529072062</text:p>
          </table:table-cell>
        </table:table-row>
        <table:table-row table:style-name="ro1">
          <table:table-cell office:value-type="string" calcext:value-type="string">
            <text:p>"564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Juniperus"</text:p>
          </table:table-cell>
          <table:table-cell office:value-type="float" office:value="-0.0921148712110335" calcext:value-type="float">
            <text:p>-0.092114871211034</text:p>
          </table:table-cell>
        </table:table-row>
        <table:table-row table:style-name="ro1">
          <table:table-cell office:value-type="string" calcext:value-type="string">
            <text:p>"565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Juniperus"</text:p>
          </table:table-cell>
          <table:table-cell office:value-type="float" office:value="-0.23248727011132" calcext:value-type="float">
            <text:p>-0.23248727011132</text:p>
          </table:table-cell>
        </table:table-row>
        <table:table-row table:style-name="ro1">
          <table:table-cell office:value-type="string" calcext:value-type="string">
            <text:p>"566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Juniperus"</text:p>
          </table:table-cell>
          <table:table-cell office:value-type="float" office:value="-0.192413545529832" calcext:value-type="float">
            <text:p>-0.192413545529832</text:p>
          </table:table-cell>
        </table:table-row>
        <table:table-row table:style-name="ro1">
          <table:table-cell office:value-type="string" calcext:value-type="string">
            <text:p>"567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prop_Juniperus"</text:p>
          </table:table-cell>
          <table:table-cell office:value-type="float" office:value="-0.153689154168012" calcext:value-type="float">
            <text:p>-0.153689154168012</text:p>
          </table:table-cell>
        </table:table-row>
        <table:table-row table:style-name="ro1">
          <table:table-cell office:value-type="string" calcext:value-type="string">
            <text:p>"568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1179958079184" calcext:value-type="float">
            <text:p>-0.141179958079184</text:p>
          </table:table-cell>
        </table:table-row>
        <table:table-row table:style-name="ro1">
          <table:table-cell office:value-type="string" calcext:value-type="string">
            <text:p>"569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84684525371703" calcext:value-type="float">
            <text:p>0.484684525371703</text:p>
          </table:table-cell>
        </table:table-row>
        <table:table-row table:style-name="ro1">
          <table:table-cell office:value-type="string" calcext:value-type="string">
            <text:p>"57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conif"</text:p>
          </table:table-cell>
          <table:table-cell office:value-type="float" office:value="-0.021619578863435" calcext:value-type="float">
            <text:p>-0.021619578863435</text:p>
          </table:table-cell>
        </table:table-row>
        <table:table-row table:style-name="ro1">
          <table:table-cell office:value-type="string" calcext:value-type="string">
            <text:p>"570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prop_Juniperus"</text:p>
          </table:table-cell>
          <table:table-cell office:value-type="float" office:value="0.340985105583008" calcext:value-type="float">
            <text:p>0.340985105583008</text:p>
          </table:table-cell>
        </table:table-row>
        <table:table-row table:style-name="ro1">
          <table:table-cell office:value-type="string" calcext:value-type="string">
            <text:p>"571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7272865242688" calcext:value-type="float">
            <text:p>-0.137272865242688</text:p>
          </table:table-cell>
        </table:table-row>
        <table:table-row table:style-name="ro1">
          <table:table-cell table:style-name="ce1" office:value-type="string" calcext:value-type="string">
            <text:p>"572"</text:p>
          </table:table-cell>
          <table:table-cell table:style-name="ce1" office:value-type="string" calcext:value-type="string">
            <text:p>"mean_DAP_Juniperus"</text:p>
          </table:table-cell>
          <table:table-cell table:style-name="ce1" office:value-type="string" calcext:value-type="string">
            <text:p>"prop_Juniperus"</text:p>
          </table:table-cell>
          <table:table-cell table:style-name="ce1" office:value-type="float" office:value="0.868800429593842" calcext:value-type="float">
            <text:p>0.868800429593842</text:p>
          </table:table-cell>
        </table:table-row>
        <table:table-row table:style-name="ro1">
          <table:table-cell office:value-type="string" calcext:value-type="string">
            <text:p>"573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4961202491005" calcext:value-type="float">
            <text:p>-0.114961202491005</text:p>
          </table:table-cell>
        </table:table-row>
        <table:table-row table:style-name="ro1">
          <table:table-cell office:value-type="string" calcext:value-type="string">
            <text:p>"574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19927600160413" calcext:value-type="float">
            <text:p>-0.219927600160413</text:p>
          </table:table-cell>
        </table:table-row>
        <table:table-row table:style-name="ro1">
          <table:table-cell office:value-type="string" calcext:value-type="string">
            <text:p>"575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51910920243386" calcext:value-type="float">
            <text:p>-0.151910920243386</text:p>
          </table:table-cell>
        </table:table-row>
        <table:table-row table:style-name="ro1">
          <table:table-cell office:value-type="string" calcext:value-type="string">
            <text:p>"576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834426280642" calcext:value-type="float">
            <text:p>-0.142834426280642</text:p>
          </table:table-cell>
        </table:table-row>
        <table:table-row table:style-name="ro1">
          <table:table-cell office:value-type="string" calcext:value-type="string">
            <text:p>"577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510426063385171" calcext:value-type="float">
            <text:p>0.510426063385171</text:p>
          </table:table-cell>
        </table:table-row>
        <table:table-row table:style-name="ro1">
          <table:table-cell office:value-type="string" calcext:value-type="string">
            <text:p>"578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115739939734248" calcext:value-type="float">
            <text:p>0.115739939734248</text:p>
          </table:table-cell>
        </table:table-row>
        <table:table-row table:style-name="ro1">
          <table:table-cell office:value-type="string" calcext:value-type="string">
            <text:p>"579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1914718778071" calcext:value-type="float">
            <text:p>-0.131914718778071</text:p>
          </table:table-cell>
        </table:table-row>
        <table:table-row table:style-name="ro1">
          <table:table-cell office:value-type="string" calcext:value-type="string">
            <text:p>"58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conif"</text:p>
          </table:table-cell>
          <table:table-cell office:value-type="float" office:value="0.337976069729215" calcext:value-type="float">
            <text:p>0.337976069729215</text:p>
          </table:table-cell>
        </table:table-row>
        <table:table-row table:style-name="ro1">
          <table:table-cell table:style-name="ce1" office:value-type="string" calcext:value-type="string">
            <text:p>"580"</text:p>
          </table:table-cell>
          <table:table-cell table:style-name="ce1" office:value-type="string" calcext:value-type="string">
            <text:p>"mean_Altura_Juniperus"</text:p>
          </table:table-cell>
          <table:table-cell table:style-name="ce1" office:value-type="string" calcext:value-type="string">
            <text:p>"prop_Juniperus"</text:p>
          </table:table-cell>
          <table:table-cell table:style-name="ce1" office:value-type="float" office:value="0.93789532312291" calcext:value-type="float">
            <text:p>0.93789532312291</text:p>
          </table:table-cell>
        </table:table-row>
        <table:table-row table:style-name="ro1">
          <table:table-cell office:value-type="string" calcext:value-type="string">
            <text:p>"581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251482493748" calcext:value-type="float">
            <text:p>-0.116251482493748</text:p>
          </table:table-cell>
        </table:table-row>
        <table:table-row table:style-name="ro1">
          <table:table-cell office:value-type="string" calcext:value-type="string">
            <text:p>"582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prop_Juniperus"</text:p>
          </table:table-cell>
          <table:table-cell office:value-type="float" office:value="-0.241205463099141" calcext:value-type="float">
            <text:p>-0.241205463099141</text:p>
          </table:table-cell>
        </table:table-row>
        <table:table-row table:style-name="ro1">
          <table:table-cell office:value-type="string" calcext:value-type="string">
            <text:p>"583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prop_Juniperus"</text:p>
          </table:table-cell>
          <table:table-cell office:value-type="float" office:value="-0.135108593940735" calcext:value-type="float">
            <text:p>-0.135108593940735</text:p>
          </table:table-cell>
        </table:table-row>
        <table:table-row table:style-name="ro1">
          <table:table-cell office:value-type="string" calcext:value-type="string">
            <text:p>"584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prop_Juniperus"</text:p>
          </table:table-cell>
          <table:table-cell office:value-type="float" office:value="-0.138203591320962" calcext:value-type="float">
            <text:p>-0.138203591320962</text:p>
          </table:table-cell>
        </table:table-row>
        <table:table-row table:style-name="ro1">
          <table:table-cell office:value-type="string" calcext:value-type="string">
            <text:p>"585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72451687701232" calcext:value-type="float">
            <text:p>0.472451687701232</text:p>
          </table:table-cell>
        </table:table-row>
        <table:table-row table:style-name="ro1">
          <table:table-cell office:value-type="string" calcext:value-type="string">
            <text:p>"586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prop_Juniperus"</text:p>
          </table:table-cell>
          <table:table-cell office:value-type="float" office:value="0.473575485610351" calcext:value-type="float">
            <text:p>0.473575485610351</text:p>
          </table:table-cell>
        </table:table-row>
        <table:table-row table:style-name="ro1">
          <table:table-cell office:value-type="string" calcext:value-type="string">
            <text:p>"587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prop_Juniperus"</text:p>
          </table:table-cell>
          <table:table-cell office:value-type="float" office:value="-0.142300213354982" calcext:value-type="float">
            <text:p>-0.142300213354982</text:p>
          </table:table-cell>
        </table:table-row>
        <table:table-row table:style-name="ro1">
          <table:table-cell table:style-name="ce1" office:value-type="string" calcext:value-type="string">
            <text:p>"588"</text:p>
          </table:table-cell>
          <table:table-cell table:style-name="ce1" office:value-type="string" calcext:value-type="string">
            <text:p>"mean_CopaNS_Juniperus"</text:p>
          </table:table-cell>
          <table:table-cell table:style-name="ce1" office:value-type="string" calcext:value-type="string">
            <text:p>"prop_Juniperus"</text:p>
          </table:table-cell>
          <table:table-cell table:style-name="ce1" office:value-type="float" office:value="0.842798310369496" calcext:value-type="float">
            <text:p>0.842798310369496</text:p>
          </table:table-cell>
        </table:table-row>
        <table:table-row table:style-name="ro1">
          <table:table-cell office:value-type="string" calcext:value-type="string">
            <text:p>"589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303926324353" calcext:value-type="float">
            <text:p>-0.116303926324353</text:p>
          </table:table-cell>
        </table:table-row>
        <table:table-row table:style-name="ro1">
          <table:table-cell office:value-type="string" calcext:value-type="string">
            <text:p>"59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conif"</text:p>
          </table:table-cell>
          <table:table-cell office:value-type="float" office:value="0.420091781574989" calcext:value-type="float">
            <text:p>0.420091781574989</text:p>
          </table:table-cell>
        </table:table-row>
        <table:table-row table:style-name="ro1">
          <table:table-cell office:value-type="string" calcext:value-type="string">
            <text:p>"590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Juniperus"</text:p>
          </table:table-cell>
          <table:table-cell office:value-type="float" office:value="-0.23630679257028" calcext:value-type="float">
            <text:p>-0.23630679257028</text:p>
          </table:table-cell>
        </table:table-row>
        <table:table-row table:style-name="ro1">
          <table:table-cell office:value-type="string" calcext:value-type="string">
            <text:p>"591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Juniperus"</text:p>
          </table:table-cell>
          <table:table-cell office:value-type="float" office:value="-0.133118901516836" calcext:value-type="float">
            <text:p>-0.133118901516836</text:p>
          </table:table-cell>
        </table:table-row>
        <table:table-row table:style-name="ro1">
          <table:table-cell office:value-type="string" calcext:value-type="string">
            <text:p>"592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799264639979" calcext:value-type="float">
            <text:p>-0.142799264639979</text:p>
          </table:table-cell>
        </table:table-row>
        <table:table-row table:style-name="ro1">
          <table:table-cell office:value-type="string" calcext:value-type="string">
            <text:p>"593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78503777332029" calcext:value-type="float">
            <text:p>0.478503777332029</text:p>
          </table:table-cell>
        </table:table-row>
        <table:table-row table:style-name="ro1">
          <table:table-cell office:value-type="string" calcext:value-type="string">
            <text:p>"594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Juniperus"</text:p>
          </table:table-cell>
          <table:table-cell office:value-type="float" office:value="0.473128564452725" calcext:value-type="float">
            <text:p>0.473128564452725</text:p>
          </table:table-cell>
        </table:table-row>
        <table:table-row table:style-name="ro1">
          <table:table-cell office:value-type="string" calcext:value-type="string">
            <text:p>"595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Juniperus"</text:p>
          </table:table-cell>
          <table:table-cell office:value-type="float" office:value="-0.143081671665213" calcext:value-type="float">
            <text:p>-0.143081671665213</text:p>
          </table:table-cell>
        </table:table-row>
        <table:table-row table:style-name="ro1">
          <table:table-cell table:style-name="ce1" office:value-type="string" calcext:value-type="string">
            <text:p>"596"</text:p>
          </table:table-cell>
          <table:table-cell table:style-name="ce1" office:value-type="string" calcext:value-type="string">
            <text:p>"mean_distanciacopas_Juniperus"</text:p>
          </table:table-cell>
          <table:table-cell table:style-name="ce1" office:value-type="string" calcext:value-type="string">
            <text:p>"prop_Juniperus"</text:p>
          </table:table-cell>
          <table:table-cell table:style-name="ce1" office:value-type="float" office:value="0.860898525978336" calcext:value-type="float">
            <text:p>0.860898525978336</text:p>
          </table:table-cell>
        </table:table-row>
        <table:table-row table:style-name="ro1">
          <table:table-cell office:value-type="string" calcext:value-type="string">
            <text:p>"597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749300066308" calcext:value-type="float">
            <text:p>-0.116749300066308</text:p>
          </table:table-cell>
        </table:table-row>
        <table:table-row table:style-name="ro1">
          <table:table-cell office:value-type="string" calcext:value-type="string">
            <text:p>"598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4261456802876" calcext:value-type="float">
            <text:p>-0.24261456802876</text:p>
          </table:table-cell>
        </table:table-row>
        <table:table-row table:style-name="ro1">
          <table:table-cell office:value-type="string" calcext:value-type="string">
            <text:p>"599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33008890083654" calcext:value-type="float">
            <text:p>-0.133008890083654</text:p>
          </table:table-cell>
        </table:table-row>
        <table:table-row table:style-name="ro1">
          <table:table-cell office:value-type="string" calcext:value-type="string">
            <text:p>"6"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conif"</text:p>
          </table:table-cell>
          <table:table-cell office:value-type="float" office:value="-0.264066239517864" calcext:value-type="float">
            <text:p>-0.264066239517864</text:p>
          </table:table-cell>
        </table:table-row>
        <table:table-row table:style-name="ro1">
          <table:table-cell office:value-type="string" calcext:value-type="string">
            <text:p>"60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conif"</text:p>
          </table:table-cell>
          <table:table-cell office:value-type="float" office:value="0.229009493774728" calcext:value-type="float">
            <text:p>0.229009493774728</text:p>
          </table:table-cell>
        </table:table-row>
        <table:table-row table:style-name="ro1">
          <table:table-cell office:value-type="string" calcext:value-type="string">
            <text:p>"600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781846316011" calcext:value-type="float">
            <text:p>-0.142781846316011</text:p>
          </table:table-cell>
        </table:table-row>
        <table:table-row table:style-name="ro1">
          <table:table-cell office:value-type="string" calcext:value-type="string">
            <text:p>"601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78386225818918" calcext:value-type="float">
            <text:p>0.478386225818918</text:p>
          </table:table-cell>
        </table:table-row>
        <table:table-row table:style-name="ro1">
          <table:table-cell office:value-type="string" calcext:value-type="string">
            <text:p>"602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473057921214078" calcext:value-type="float">
            <text:p>0.473057921214078</text:p>
          </table:table-cell>
        </table:table-row>
        <table:table-row table:style-name="ro1">
          <table:table-cell office:value-type="string" calcext:value-type="string">
            <text:p>"60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43097073328915" calcext:value-type="float">
            <text:p>-0.143097073328915</text:p>
          </table:table-cell>
        </table:table-row>
        <table:table-row table:style-name="ro1">
          <table:table-cell table:style-name="ce1" office:value-type="string" calcext:value-type="string">
            <text:p>"604"</text:p>
          </table:table-cell>
          <table:table-cell table:style-name="ce1" office:value-type="string" calcext:value-type="string">
            <text:p>"mean_diamcopa_Juniperus"</text:p>
          </table:table-cell>
          <table:table-cell table:style-name="ce1" office:value-type="string" calcext:value-type="string">
            <text:p>"prop_Juniperus"</text:p>
          </table:table-cell>
          <table:table-cell table:style-name="ce1" office:value-type="float" office:value="0.86083565434639" calcext:value-type="float">
            <text:p>0.86083565434639</text:p>
          </table:table-cell>
        </table:table-row>
        <table:table-row table:style-name="ro1">
          <table:table-cell office:value-type="string" calcext:value-type="string">
            <text:p>"605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753006820128" calcext:value-type="float">
            <text:p>-0.116753006820128</text:p>
          </table:table-cell>
        </table:table-row>
        <table:table-row table:style-name="ro1">
          <table:table-cell office:value-type="string" calcext:value-type="string">
            <text:p>"60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17711290111679" calcext:value-type="float">
            <text:p>-0.217711290111679</text:p>
          </table:table-cell>
        </table:table-row>
        <table:table-row table:style-name="ro1">
          <table:table-cell office:value-type="string" calcext:value-type="string">
            <text:p>"60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6393388130333" calcext:value-type="float">
            <text:p>-0.16393388130333</text:p>
          </table:table-cell>
        </table:table-row>
        <table:table-row table:style-name="ro1">
          <table:table-cell office:value-type="string" calcext:value-type="string">
            <text:p>"60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465229904086" calcext:value-type="float">
            <text:p>-0.142465229904086</text:p>
          </table:table-cell>
        </table:table-row>
        <table:table-row table:style-name="ro1">
          <table:table-cell office:value-type="string" calcext:value-type="string">
            <text:p>"60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58960303327876" calcext:value-type="float">
            <text:p>0.458960303327876</text:p>
          </table:table-cell>
        </table:table-row>
        <table:table-row table:style-name="ro1">
          <table:table-cell office:value-type="string" calcext:value-type="string">
            <text:p>"61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conif"</text:p>
          </table:table-cell>
          <table:table-cell office:value-type="float" office:value="-0.167042161091294" calcext:value-type="float">
            <text:p>-0.167042161091294</text:p>
          </table:table-cell>
        </table:table-row>
        <table:table-row table:style-name="ro1">
          <table:table-cell office:value-type="string" calcext:value-type="string">
            <text:p>"61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614937631189327" calcext:value-type="float">
            <text:p>0.614937631189327</text:p>
          </table:table-cell>
        </table:table-row>
        <table:table-row table:style-name="ro1">
          <table:table-cell office:value-type="string" calcext:value-type="string">
            <text:p>"61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7602454493349" calcext:value-type="float">
            <text:p>-0.137602454493349</text:p>
          </table:table-cell>
        </table:table-row>
        <table:table-row table:style-name="ro1">
          <table:table-cell office:value-type="string" calcext:value-type="string">
            <text:p>"61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Juniperus"</text:p>
          </table:table-cell>
          <table:table-cell office:value-type="float" office:value="0.669709391095092" calcext:value-type="float">
            <text:p>0.669709391095092</text:p>
          </table:table-cell>
        </table:table-row>
        <table:table-row table:style-name="ro1">
          <table:table-cell office:value-type="string" calcext:value-type="string">
            <text:p>"61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267144362136" calcext:value-type="float">
            <text:p>-0.116267144362136</text:p>
          </table:table-cell>
        </table:table-row>
        <table:table-row table:style-name="ro1">
          <table:table-cell office:value-type="string" calcext:value-type="string">
            <text:p>"614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Juniperus"</text:p>
          </table:table-cell>
          <table:table-cell office:value-type="float" office:value="-0.153259859727381" calcext:value-type="float">
            <text:p>-0.153259859727381</text:p>
          </table:table-cell>
        </table:table-row>
        <table:table-row table:style-name="ro1">
          <table:table-cell office:value-type="string" calcext:value-type="string">
            <text:p>"61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Juniperus"</text:p>
          </table:table-cell>
          <table:table-cell office:value-type="float" office:value="-0.204094268668537" calcext:value-type="float">
            <text:p>-0.204094268668537</text:p>
          </table:table-cell>
        </table:table-row>
        <table:table-row table:style-name="ro1">
          <table:table-cell office:value-type="string" calcext:value-type="string">
            <text:p>"61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Juniperus"</text:p>
          </table:table-cell>
          <table:table-cell office:value-type="float" office:value="-0.130640606498833" calcext:value-type="float">
            <text:p>-0.130640606498833</text:p>
          </table:table-cell>
        </table:table-row>
        <table:table-row table:style-name="ro1">
          <table:table-cell office:value-type="string" calcext:value-type="string">
            <text:p>"61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36740991370758" calcext:value-type="float">
            <text:p>0.436740991370758</text:p>
          </table:table-cell>
        </table:table-row>
        <table:table-row table:style-name="ro1">
          <table:table-cell office:value-type="string" calcext:value-type="string">
            <text:p>"61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Juniperus"</text:p>
          </table:table-cell>
          <table:table-cell office:value-type="float" office:value="0.344348779262537" calcext:value-type="float">
            <text:p>0.344348779262537</text:p>
          </table:table-cell>
        </table:table-row>
        <table:table-row table:style-name="ro1">
          <table:table-cell office:value-type="string" calcext:value-type="string">
            <text:p>"61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Juniperus"</text:p>
          </table:table-cell>
          <table:table-cell office:value-type="float" office:value="-0.121029036642112" calcext:value-type="float">
            <text:p>-0.121029036642112</text:p>
          </table:table-cell>
        </table:table-row>
        <table:table-row table:style-name="ro1">
          <table:table-cell office:value-type="string" calcext:value-type="string">
            <text:p>"62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conif"</text:p>
          </table:table-cell>
          <table:table-cell office:value-type="float" office:value="-0.20362109719529" calcext:value-type="float">
            <text:p>-0.20362109719529</text:p>
          </table:table-cell>
        </table:table-row>
        <table:table-row table:style-name="ro1">
          <table:table-cell table:style-name="ce1" office:value-type="string" calcext:value-type="string">
            <text:p>"620"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prop_Juniperus"</text:p>
          </table:table-cell>
          <table:table-cell table:style-name="ce1" office:value-type="float" office:value="0.73670594347995" calcext:value-type="float">
            <text:p>0.73670594347995</text:p>
          </table:table-cell>
        </table:table-row>
        <table:table-row table:style-name="ro1">
          <table:table-cell office:value-type="string" calcext:value-type="string">
            <text:p>"62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955858919325" calcext:value-type="float">
            <text:p>-0.116955858919325</text:p>
          </table:table-cell>
        </table:table-row>
        <table:table-row table:style-name="ro1">
          <table:table-cell office:value-type="string" calcext:value-type="string">
            <text:p>"623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Prunus"</text:p>
          </table:table-cell>
          <table:table-cell office:value-type="float" office:value="-0.0135343576359283" calcext:value-type="float">
            <text:p>-0.013534357635928</text:p>
          </table:table-cell>
        </table:table-row>
        <table:table-row table:style-name="ro1">
          <table:table-cell office:value-type="string" calcext:value-type="string">
            <text:p>"624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runus"</text:p>
          </table:table-cell>
          <table:table-cell office:value-type="float" office:value="0.179217483147784" calcext:value-type="float">
            <text:p>0.179217483147784</text:p>
          </table:table-cell>
        </table:table-row>
        <table:table-row table:style-name="ro1">
          <table:table-cell office:value-type="string" calcext:value-type="string">
            <text:p>"625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Prunus"</text:p>
          </table:table-cell>
          <table:table-cell office:value-type="float" office:value="0.00754781991701808" calcext:value-type="float">
            <text:p>0.007547819917018</text:p>
          </table:table-cell>
        </table:table-row>
        <table:table-row table:style-name="ro1">
          <table:table-cell office:value-type="string" calcext:value-type="string">
            <text:p>"626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Prunus"</text:p>
          </table:table-cell>
          <table:table-cell office:value-type="float" office:value="0.00339085643747802" calcext:value-type="float">
            <text:p>0.003390856437478</text:p>
          </table:table-cell>
        </table:table-row>
        <table:table-row table:style-name="ro1">
          <table:table-cell office:value-type="string" calcext:value-type="string">
            <text:p>"627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Prunus"</text:p>
          </table:table-cell>
          <table:table-cell office:value-type="float" office:value="0.00268945322725178" calcext:value-type="float">
            <text:p>0.002689453227252</text:p>
          </table:table-cell>
        </table:table-row>
        <table:table-row table:style-name="ro1">
          <table:table-cell office:value-type="string" calcext:value-type="string">
            <text:p>"628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runus"</text:p>
          </table:table-cell>
          <table:table-cell office:value-type="float" office:value="-0.0423756018770836" calcext:value-type="float">
            <text:p>-0.042375601877084</text:p>
          </table:table-cell>
        </table:table-row>
        <table:table-row table:style-name="ro1">
          <table:table-cell office:value-type="string" calcext:value-type="string">
            <text:p>"629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Prunus"</text:p>
          </table:table-cell>
          <table:table-cell office:value-type="float" office:value="-0.00442294438714917" calcext:value-type="float">
            <text:p>-0.004422944387149</text:p>
          </table:table-cell>
        </table:table-row>
        <table:table-row table:style-name="ro1">
          <table:table-cell office:value-type="string" calcext:value-type="string">
            <text:p>"63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conif"</text:p>
          </table:table-cell>
          <table:table-cell office:value-type="float" office:value="0.0881101754215839" calcext:value-type="float">
            <text:p>0.088110175421584</text:p>
          </table:table-cell>
        </table:table-row>
        <table:table-row table:style-name="ro1">
          <table:table-cell office:value-type="string" calcext:value-type="string">
            <text:p>"630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Prunus"</text:p>
          </table:table-cell>
          <table:table-cell office:value-type="float" office:value="-0.00895022020888179" calcext:value-type="float">
            <text:p>-0.008950220208882</text:p>
          </table:table-cell>
        </table:table-row>
        <table:table-row table:style-name="ro1">
          <table:table-cell office:value-type="string" calcext:value-type="string">
            <text:p>"631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prop_Prunus"</text:p>
          </table:table-cell>
          <table:table-cell office:value-type="float" office:value="-0.0397222620028859" calcext:value-type="float">
            <text:p>-0.039722262002886</text:p>
          </table:table-cell>
        </table:table-row>
        <table:table-row table:style-name="ro1">
          <table:table-cell office:value-type="string" calcext:value-type="string">
            <text:p>"632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prop_Prunus"</text:p>
          </table:table-cell>
          <table:table-cell office:value-type="float" office:value="-0.0693434956474894" calcext:value-type="float">
            <text:p>-0.069343495647489</text:p>
          </table:table-cell>
        </table:table-row>
        <table:table-row table:style-name="ro1">
          <table:table-cell office:value-type="string" calcext:value-type="string">
            <text:p>"633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prop_Prunus"</text:p>
          </table:table-cell>
          <table:table-cell office:value-type="float" office:value="-0.180864965859655" calcext:value-type="float">
            <text:p>-0.180864965859655</text:p>
          </table:table-cell>
        </table:table-row>
        <table:table-row table:style-name="ro1">
          <table:table-cell office:value-type="string" calcext:value-type="string">
            <text:p>"634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prop_Prunus"</text:p>
          </table:table-cell>
          <table:table-cell office:value-type="float" office:value="0.317678621662347" calcext:value-type="float">
            <text:p>0.317678621662347</text:p>
          </table:table-cell>
        </table:table-row>
        <table:table-row table:style-name="ro1">
          <table:table-cell office:value-type="string" calcext:value-type="string">
            <text:p>"635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prop_Prunus"</text:p>
          </table:table-cell>
          <table:table-cell office:value-type="float" office:value="-0.0674244451052735" calcext:value-type="float">
            <text:p>-0.067424445105274</text:p>
          </table:table-cell>
        </table:table-row>
        <table:table-row table:style-name="ro1">
          <table:table-cell office:value-type="string" calcext:value-type="string">
            <text:p>"636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6998200643585" calcext:value-type="float">
            <text:p>-0.106998200643585</text:p>
          </table:table-cell>
        </table:table-row>
        <table:table-row table:style-name="ro1">
          <table:table-cell table:style-name="ce1" office:value-type="string" calcext:value-type="string">
            <text:p>"637"</text:p>
          </table:table-cell>
          <table:table-cell table:style-name="ce1" office:value-type="string" calcext:value-type="string">
            <text:p>"mean_DAP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99489859060878" calcext:value-type="float">
            <text:p>0.999489859060878</text:p>
          </table:table-cell>
        </table:table-row>
        <table:table-row table:style-name="ro1">
          <table:table-cell office:value-type="string" calcext:value-type="string">
            <text:p>"638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Prunus"</text:p>
          </table:table-cell>
          <table:table-cell office:value-type="float" office:value="0.0450543842624975" calcext:value-type="float">
            <text:p>0.045054384262498</text:p>
          </table:table-cell>
        </table:table-row>
        <table:table-row table:style-name="ro1">
          <table:table-cell office:value-type="string" calcext:value-type="string">
            <text:p>"639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Prunus"</text:p>
          </table:table-cell>
          <table:table-cell office:value-type="float" office:value="0.0144917042721575" calcext:value-type="float">
            <text:p>0.014491704272158</text:p>
          </table:table-cell>
        </table:table-row>
        <table:table-row table:style-name="ro1">
          <table:table-cell office:value-type="string" calcext:value-type="string">
            <text:p>"64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conif"</text:p>
          </table:table-cell>
          <table:table-cell office:value-type="float" office:value="0.157830318652618" calcext:value-type="float">
            <text:p>0.157830318652618</text:p>
          </table:table-cell>
        </table:table-row>
        <table:table-row table:style-name="ro1">
          <table:table-cell office:value-type="string" calcext:value-type="string">
            <text:p>"640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Prunus"</text:p>
          </table:table-cell>
          <table:table-cell office:value-type="float" office:value="-0.0701561223835193" calcext:value-type="float">
            <text:p>-0.070156122383519</text:p>
          </table:table-cell>
        </table:table-row>
        <table:table-row table:style-name="ro1">
          <table:table-cell office:value-type="string" calcext:value-type="string">
            <text:p>"641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Prunus"</text:p>
          </table:table-cell>
          <table:table-cell office:value-type="float" office:value="-0.194561813689271" calcext:value-type="float">
            <text:p>-0.194561813689271</text:p>
          </table:table-cell>
        </table:table-row>
        <table:table-row table:style-name="ro1">
          <table:table-cell office:value-type="string" calcext:value-type="string">
            <text:p>"642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Prunus"</text:p>
          </table:table-cell>
          <table:table-cell office:value-type="float" office:value="0.434046569685898" calcext:value-type="float">
            <text:p>0.434046569685898</text:p>
          </table:table-cell>
        </table:table-row>
        <table:table-row table:style-name="ro1">
          <table:table-cell office:value-type="string" calcext:value-type="string">
            <text:p>"643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Prunus"</text:p>
          </table:table-cell>
          <table:table-cell office:value-type="float" office:value="-0.0647926791584427" calcext:value-type="float">
            <text:p>-0.064792679158443</text:p>
          </table:table-cell>
        </table:table-row>
        <table:table-row table:style-name="ro1">
          <table:table-cell office:value-type="string" calcext:value-type="string">
            <text:p>"644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74763265754" calcext:value-type="float">
            <text:p>-0.1074763265754</text:p>
          </table:table-cell>
        </table:table-row>
        <table:table-row table:style-name="ro1">
          <table:table-cell table:style-name="ce1" office:value-type="string" calcext:value-type="string">
            <text:p>"645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94271471185664" calcext:value-type="float">
            <text:p>0.994271471185664</text:p>
          </table:table-cell>
        </table:table-row>
        <table:table-row table:style-name="ro1">
          <table:table-cell office:value-type="string" calcext:value-type="string">
            <text:p>"646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prop_Prunus"</text:p>
          </table:table-cell>
          <table:table-cell office:value-type="float" office:value="0.072888660821731" calcext:value-type="float">
            <text:p>0.072888660821731</text:p>
          </table:table-cell>
        </table:table-row>
        <table:table-row table:style-name="ro1">
          <table:table-cell office:value-type="string" calcext:value-type="string">
            <text:p>"647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prop_Prunus"</text:p>
          </table:table-cell>
          <table:table-cell office:value-type="float" office:value="-0.0720468472686626" calcext:value-type="float">
            <text:p>-0.072046847268663</text:p>
          </table:table-cell>
        </table:table-row>
        <table:table-row table:style-name="ro1">
          <table:table-cell office:value-type="string" calcext:value-type="string">
            <text:p>"648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prop_Prunus"</text:p>
          </table:table-cell>
          <table:table-cell office:value-type="float" office:value="-0.0678815907273283" calcext:value-type="float">
            <text:p>-0.067881590727328</text:p>
          </table:table-cell>
        </table:table-row>
        <table:table-row table:style-name="ro1">
          <table:table-cell office:value-type="string" calcext:value-type="string">
            <text:p>"649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prop_Prunus"</text:p>
          </table:table-cell>
          <table:table-cell office:value-type="float" office:value="-0.189631541685719" calcext:value-type="float">
            <text:p>-0.189631541685719</text:p>
          </table:table-cell>
        </table:table-row>
        <table:table-row table:style-name="ro1">
          <table:table-cell office:value-type="string" calcext:value-type="string">
            <text:p>"65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conif"</text:p>
          </table:table-cell>
          <table:table-cell office:value-type="float" office:value="-0.00906200373044095" calcext:value-type="float">
            <text:p>-0.009062003730441</text:p>
          </table:table-cell>
        </table:table-row>
        <table:table-row table:style-name="ro1">
          <table:table-cell office:value-type="string" calcext:value-type="string">
            <text:p>"650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prop_Prunus"</text:p>
          </table:table-cell>
          <table:table-cell office:value-type="float" office:value="0.170866626224095" calcext:value-type="float">
            <text:p>0.170866626224095</text:p>
          </table:table-cell>
        </table:table-row>
        <table:table-row table:style-name="ro1">
          <table:table-cell office:value-type="string" calcext:value-type="string">
            <text:p>"651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prop_Prunus"</text:p>
          </table:table-cell>
          <table:table-cell office:value-type="float" office:value="-0.0698937325075811" calcext:value-type="float">
            <text:p>-0.069893732507581</text:p>
          </table:table-cell>
        </table:table-row>
        <table:table-row table:style-name="ro1">
          <table:table-cell office:value-type="string" calcext:value-type="string">
            <text:p>"652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661702710837" calcext:value-type="float">
            <text:p>-0.10661702710837</text:p>
          </table:table-cell>
        </table:table-row>
        <table:table-row table:style-name="ro1">
          <table:table-cell table:style-name="ce1" office:value-type="string" calcext:value-type="string">
            <text:p>"653"</text:p>
          </table:table-cell>
          <table:table-cell table:style-name="ce1" office:value-type="string" calcext:value-type="string">
            <text:p>"mean_CopaNS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48436746122156" calcext:value-type="float">
            <text:p>0.948436746122156</text:p>
          </table:table-cell>
        </table:table-row>
        <table:table-row table:style-name="ro1">
          <table:table-cell office:value-type="string" calcext:value-type="string">
            <text:p>"654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prop_Prunus"</text:p>
          </table:table-cell>
          <table:table-cell office:value-type="float" office:value="0.0818445811066576" calcext:value-type="float">
            <text:p>0.081844581106658</text:p>
          </table:table-cell>
        </table:table-row>
        <table:table-row table:style-name="ro1">
          <table:table-cell office:value-type="string" calcext:value-type="string">
            <text:p>"655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prop_Prunus"</text:p>
          </table:table-cell>
          <table:table-cell office:value-type="float" office:value="-0.0629885860967984" calcext:value-type="float">
            <text:p>-0.062988586096798</text:p>
          </table:table-cell>
        </table:table-row>
        <table:table-row table:style-name="ro1">
          <table:table-cell office:value-type="string" calcext:value-type="string">
            <text:p>"656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prop_Prunus"</text:p>
          </table:table-cell>
          <table:table-cell office:value-type="float" office:value="-0.0701388520066934" calcext:value-type="float">
            <text:p>-0.070138852006693</text:p>
          </table:table-cell>
        </table:table-row>
        <table:table-row table:style-name="ro1">
          <table:table-cell office:value-type="string" calcext:value-type="string">
            <text:p>"657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prop_Prunus"</text:p>
          </table:table-cell>
          <table:table-cell office:value-type="float" office:value="-0.190586145637041" calcext:value-type="float">
            <text:p>-0.190586145637041</text:p>
          </table:table-cell>
        </table:table-row>
        <table:table-row table:style-name="ro1">
          <table:table-cell office:value-type="string" calcext:value-type="string">
            <text:p>"658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prop_Prunus"</text:p>
          </table:table-cell>
          <table:table-cell office:value-type="float" office:value="0.149033956025191" calcext:value-type="float">
            <text:p>0.149033956025191</text:p>
          </table:table-cell>
        </table:table-row>
        <table:table-row table:style-name="ro1">
          <table:table-cell office:value-type="string" calcext:value-type="string">
            <text:p>"659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prop_Prunus"</text:p>
          </table:table-cell>
          <table:table-cell office:value-type="float" office:value="-0.0702775621365986" calcext:value-type="float">
            <text:p>-0.070277562136599</text:p>
          </table:table-cell>
        </table:table-row>
        <table:table-row table:style-name="ro1">
          <table:table-cell office:value-type="string" calcext:value-type="string">
            <text:p>"66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conif"</text:p>
          </table:table-cell>
          <table:table-cell office:value-type="float" office:value="0.138851953118552" calcext:value-type="float">
            <text:p>0.138851953118552</text:p>
          </table:table-cell>
        </table:table-row>
        <table:table-row table:style-name="ro1">
          <table:table-cell office:value-type="string" calcext:value-type="string">
            <text:p>"660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7176065973116" calcext:value-type="float">
            <text:p>-0.107176065973116</text:p>
          </table:table-cell>
        </table:table-row>
        <table:table-row table:style-name="ro1">
          <table:table-cell table:style-name="ce1" office:value-type="string" calcext:value-type="string">
            <text:p>"661"</text:p>
          </table:table-cell>
          <table:table-cell table:style-name="ce1" office:value-type="string" calcext:value-type="string">
            <text:p>"mean_distanciacopas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6206156457195" calcext:value-type="float">
            <text:p>0.96206156457195</text:p>
          </table:table-cell>
        </table:table-row>
        <table:table-row table:style-name="ro1">
          <table:table-cell office:value-type="string" calcext:value-type="string">
            <text:p>"662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prop_Prunus"</text:p>
          </table:table-cell>
          <table:table-cell office:value-type="float" office:value="0.0776001194738826" calcext:value-type="float">
            <text:p>0.077600119473883</text:p>
          </table:table-cell>
        </table:table-row>
        <table:table-row table:style-name="ro1">
          <table:table-cell office:value-type="string" calcext:value-type="string">
            <text:p>"663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prop_Prunus"</text:p>
          </table:table-cell>
          <table:table-cell office:value-type="float" office:value="-0.0629742975085782" calcext:value-type="float">
            <text:p>-0.062974297508578</text:p>
          </table:table-cell>
        </table:table-row>
        <table:table-row table:style-name="ro1">
          <table:table-cell office:value-type="string" calcext:value-type="string">
            <text:p>"664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prop_Prunus"</text:p>
          </table:table-cell>
          <table:table-cell office:value-type="float" office:value="-0.0701302966317755" calcext:value-type="float">
            <text:p>-0.070130296631776</text:p>
          </table:table-cell>
        </table:table-row>
        <table:table-row table:style-name="ro1">
          <table:table-cell office:value-type="string" calcext:value-type="string">
            <text:p>"665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prop_Prunus"</text:p>
          </table:table-cell>
          <table:table-cell office:value-type="float" office:value="-0.190596610853507" calcext:value-type="float">
            <text:p>-0.190596610853507</text:p>
          </table:table-cell>
        </table:table-row>
        <table:table-row table:style-name="ro1">
          <table:table-cell office:value-type="string" calcext:value-type="string">
            <text:p>"666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prop_Prunus"</text:p>
          </table:table-cell>
          <table:table-cell office:value-type="float" office:value="0.149019518588484" calcext:value-type="float">
            <text:p>0.149019518588484</text:p>
          </table:table-cell>
        </table:table-row>
        <table:table-row table:style-name="ro1">
          <table:table-cell office:value-type="string" calcext:value-type="string">
            <text:p>"667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prop_Prunus"</text:p>
          </table:table-cell>
          <table:table-cell office:value-type="float" office:value="-0.070285126986556" calcext:value-type="float">
            <text:p>-0.070285126986556</text:p>
          </table:table-cell>
        </table:table-row>
        <table:table-row table:style-name="ro1">
          <table:table-cell office:value-type="string" calcext:value-type="string">
            <text:p>"668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7174315980315" calcext:value-type="float">
            <text:p>-0.107174315980315</text:p>
          </table:table-cell>
        </table:table-row>
        <table:table-row table:style-name="ro1">
          <table:table-cell table:style-name="ce1" office:value-type="string" calcext:value-type="string">
            <text:p>"669"</text:p>
          </table:table-cell>
          <table:table-cell table:style-name="ce1" office:value-type="string" calcext:value-type="string">
            <text:p>"mean_diamcopa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62207641976511" calcext:value-type="float">
            <text:p>0.962207641976511</text:p>
          </table:table-cell>
        </table:table-row>
        <table:table-row table:style-name="ro1">
          <table:table-cell office:value-type="string" calcext:value-type="string">
            <text:p>"67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conif"</text:p>
          </table:table-cell>
          <table:table-cell office:value-type="float" office:value="0.466041474804805" calcext:value-type="float">
            <text:p>0.466041474804805</text:p>
          </table:table-cell>
        </table:table-row>
        <table:table-row table:style-name="ro1">
          <table:table-cell office:value-type="string" calcext:value-type="string">
            <text:p>"670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runus"</text:p>
          </table:table-cell>
          <table:table-cell office:value-type="float" office:value="0.0578569164554577" calcext:value-type="float">
            <text:p>0.057856916455458</text:p>
          </table:table-cell>
        </table:table-row>
        <table:table-row table:style-name="ro1">
          <table:table-cell office:value-type="string" calcext:value-type="string">
            <text:p>"671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runus"</text:p>
          </table:table-cell>
          <table:table-cell office:value-type="float" office:value="-0.0830002867507945" calcext:value-type="float">
            <text:p>-0.083000286750795</text:p>
          </table:table-cell>
        </table:table-row>
        <table:table-row table:style-name="ro1">
          <table:table-cell office:value-type="string" calcext:value-type="string">
            <text:p>"672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runus"</text:p>
          </table:table-cell>
          <table:table-cell office:value-type="float" office:value="-0.069974783844543" calcext:value-type="float">
            <text:p>-0.069974783844543</text:p>
          </table:table-cell>
        </table:table-row>
        <table:table-row table:style-name="ro1">
          <table:table-cell office:value-type="string" calcext:value-type="string">
            <text:p>"673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runus"</text:p>
          </table:table-cell>
          <table:table-cell office:value-type="float" office:value="-0.145699870119631" calcext:value-type="float">
            <text:p>-0.145699870119631</text:p>
          </table:table-cell>
        </table:table-row>
        <table:table-row table:style-name="ro1">
          <table:table-cell office:value-type="string" calcext:value-type="string">
            <text:p>"674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runus"</text:p>
          </table:table-cell>
          <table:table-cell office:value-type="float" office:value="0.107326412377221" calcext:value-type="float">
            <text:p>0.107326412377221</text:p>
          </table:table-cell>
        </table:table-row>
        <table:table-row table:style-name="ro1">
          <table:table-cell office:value-type="string" calcext:value-type="string">
            <text:p>"675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runus"</text:p>
          </table:table-cell>
          <table:table-cell office:value-type="float" office:value="-0.0675863297741713" calcext:value-type="float">
            <text:p>-0.067586329774171</text:p>
          </table:table-cell>
        </table:table-row>
        <table:table-row table:style-name="ro1">
          <table:table-cell office:value-type="string" calcext:value-type="string">
            <text:p>"676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0873363317139437" calcext:value-type="float">
            <text:p>-0.087336331713944</text:p>
          </table:table-cell>
        </table:table-row>
        <table:table-row table:style-name="ro1">
          <table:table-cell table:style-name="ce1" office:value-type="string" calcext:value-type="string">
            <text:p>"677"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47500153681034" calcext:value-type="float">
            <text:p>0.947500153681034</text:p>
          </table:table-cell>
        </table:table-row>
        <table:table-row table:style-name="ro1">
          <table:table-cell office:value-type="string" calcext:value-type="string">
            <text:p>"678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Prunus"</text:p>
          </table:table-cell>
          <table:table-cell office:value-type="float" office:value="-0.0530004368897331" calcext:value-type="float">
            <text:p>-0.053000436889733</text:p>
          </table:table-cell>
        </table:table-row>
        <table:table-row table:style-name="ro1">
          <table:table-cell office:value-type="string" calcext:value-type="string">
            <text:p>"679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Prunus"</text:p>
          </table:table-cell>
          <table:table-cell office:value-type="float" office:value="-0.0373388814358303" calcext:value-type="float">
            <text:p>-0.03733888143583</text:p>
          </table:table-cell>
        </table:table-row>
        <table:table-row table:style-name="ro1">
          <table:table-cell office:value-type="string" calcext:value-type="string">
            <text:p>"68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conif"</text:p>
          </table:table-cell>
          <table:table-cell office:value-type="float" office:value="0.209588738713588" calcext:value-type="float">
            <text:p>0.209588738713588</text:p>
          </table:table-cell>
        </table:table-row>
        <table:table-row table:style-name="ro1">
          <table:table-cell office:value-type="string" calcext:value-type="string">
            <text:p>"680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Prunus"</text:p>
          </table:table-cell>
          <table:table-cell office:value-type="float" office:value="-0.0641668722061543" calcext:value-type="float">
            <text:p>-0.064166872206154</text:p>
          </table:table-cell>
        </table:table-row>
        <table:table-row table:style-name="ro1">
          <table:table-cell office:value-type="string" calcext:value-type="string">
            <text:p>"681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Prunus"</text:p>
          </table:table-cell>
          <table:table-cell office:value-type="float" office:value="-0.143373259414608" calcext:value-type="float">
            <text:p>-0.143373259414608</text:p>
          </table:table-cell>
        </table:table-row>
        <table:table-row table:style-name="ro1">
          <table:table-cell office:value-type="string" calcext:value-type="string">
            <text:p>"682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Prunus"</text:p>
          </table:table-cell>
          <table:table-cell office:value-type="float" office:value="0.483972345810868" calcext:value-type="float">
            <text:p>0.483972345810868</text:p>
          </table:table-cell>
        </table:table-row>
        <table:table-row table:style-name="ro1">
          <table:table-cell office:value-type="string" calcext:value-type="string">
            <text:p>"683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Prunus"</text:p>
          </table:table-cell>
          <table:table-cell office:value-type="float" office:value="-0.0594459482053746" calcext:value-type="float">
            <text:p>-0.059445948205375</text:p>
          </table:table-cell>
        </table:table-row>
        <table:table-row table:style-name="ro1">
          <table:table-cell office:value-type="string" calcext:value-type="string">
            <text:p>"684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Prunus"</text:p>
          </table:table-cell>
          <table:table-cell office:value-type="float" office:value="-0.0934161337167978" calcext:value-type="float">
            <text:p>-0.093416133716798</text:p>
          </table:table-cell>
        </table:table-row>
        <table:table-row table:style-name="ro1">
          <table:table-cell table:style-name="ce1" office:value-type="string" calcext:value-type="string">
            <text:p>"685"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76570467029895" calcext:value-type="float">
            <text:p>0.976570467029895</text:p>
          </table:table-cell>
        </table:table-row>
        <table:table-row table:style-name="ro1">
          <table:table-cell table:style-name="ce1" office:value-type="string" calcext:value-type="string">
            <text:p>"687"</text:p>
          </table:table-cell>
          <table:table-cell table:style-name="ce1" office:value-type="string" calcext:value-type="string">
            <text:p>"total_mean_Altura"</text:p>
          </table:table-cell>
          <table:table-cell table:style-name="ce1" office:value-type="string" calcext:value-type="string">
            <text:p>"total_mean_DAP"</text:p>
          </table:table-cell>
          <table:table-cell table:style-name="ce1" office:value-type="float" office:value="0.835355197822529" calcext:value-type="float">
            <text:p>0.835355197822529</text:p>
          </table:table-cell>
        </table:table-row>
        <table:table-row table:style-name="ro1">
          <table:table-cell table:style-name="ce1" office:value-type="string" calcext:value-type="string">
            <text:p>"688"</text:p>
          </table:table-cell>
          <table:table-cell table:style-name="ce1" office:value-type="string" calcext:value-type="string">
            <text:p>"total_mean_CopaNS"</text:p>
          </table:table-cell>
          <table:table-cell table:style-name="ce1" office:value-type="string" calcext:value-type="string">
            <text:p>"total_mean_DAP"</text:p>
          </table:table-cell>
          <table:table-cell table:style-name="ce1" office:value-type="float" office:value="0.896103389525294" calcext:value-type="float">
            <text:p>0.896103389525294</text:p>
          </table:table-cell>
        </table:table-row>
        <table:table-row table:style-name="ro1">
          <table:table-cell table:style-name="ce1" office:value-type="string" calcext:value-type="string">
            <text:p>"689"</text:p>
          </table:table-cell>
          <table:table-cell table:style-name="ce1" office:value-type="string" calcext:value-type="string">
            <text:p>"total_mean_distanciacopas"</text:p>
          </table:table-cell>
          <table:table-cell table:style-name="ce1" office:value-type="string" calcext:value-type="string">
            <text:p>"total_mean_DAP"</text:p>
          </table:table-cell>
          <table:table-cell table:style-name="ce1" office:value-type="float" office:value="0.906241116428971" calcext:value-type="float">
            <text:p>0.906241116428971</text:p>
          </table:table-cell>
        </table:table-row>
        <table:table-row table:style-name="ro1">
          <table:table-cell office:value-type="string" calcext:value-type="string">
            <text:p>"69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conif"</text:p>
          </table:table-cell>
          <table:table-cell office:value-type="float" office:value="-0.173738279855098" calcext:value-type="float">
            <text:p>-0.173738279855098</text:p>
          </table:table-cell>
        </table:table-row>
        <table:table-row table:style-name="ro1">
          <table:table-cell table:style-name="ce1" office:value-type="string" calcext:value-type="string">
            <text:p>"690"</text:p>
          </table:table-cell>
          <table:table-cell table:style-name="ce1" office:value-type="string" calcext:value-type="string">
            <text:p>"total_mean_diamcopa"</text:p>
          </table:table-cell>
          <table:table-cell table:style-name="ce1" office:value-type="string" calcext:value-type="string">
            <text:p>"total_mean_DAP"</text:p>
          </table:table-cell>
          <table:table-cell table:style-name="ce1" office:value-type="float" office:value="0.906782233084272" calcext:value-type="float">
            <text:p>0.906782233084272</text:p>
          </table:table-cell>
        </table:table-row>
        <table:table-row table:style-name="ro1">
          <table:table-cell table:style-name="ce1" office:value-type="string" calcext:value-type="string">
            <text:p>"691"</text:p>
          </table:table-cell>
          <table:table-cell table:style-name="ce1" office:value-type="string" calcext:value-type="string">
            <text:p>"total_mean_coberturacopa"</text:p>
          </table:table-cell>
          <table:table-cell table:style-name="ce1" office:value-type="string" calcext:value-type="string">
            <text:p>"total_mean_DAP"</text:p>
          </table:table-cell>
          <table:table-cell table:style-name="ce1" office:value-type="float" office:value="0.882334439251496" calcext:value-type="float">
            <text:p>0.882334439251496</text:p>
          </table:table-cell>
        </table:table-row>
        <table:table-row table:style-name="ro1">
          <table:table-cell table:style-name="ce1" office:value-type="string" calcext:value-type="string">
            <text:p>"692"</text:p>
          </table:table-cell>
          <table:table-cell table:style-name="ce1" office:value-type="string" calcext:value-type="string">
            <text:p>"total_mean_areabasal"</text:p>
          </table:table-cell>
          <table:table-cell table:style-name="ce1" office:value-type="string" calcext:value-type="string">
            <text:p>"total_mean_DAP"</text:p>
          </table:table-cell>
          <table:table-cell table:style-name="ce1" office:value-type="float" office:value="0.968253677911093" calcext:value-type="float">
            <text:p>0.968253677911093</text:p>
          </table:table-cell>
        </table:table-row>
        <table:table-row table:style-name="ro1">
          <table:table-cell office:value-type="string" calcext:value-type="string">
            <text:p>"693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total_mean_DAP"</text:p>
          </table:table-cell>
          <table:table-cell office:value-type="float" office:value="0.111427646138087" calcext:value-type="float">
            <text:p>0.111427646138087</text:p>
          </table:table-cell>
        </table:table-row>
        <table:table-row table:style-name="ro1">
          <table:table-cell office:value-type="string" calcext:value-type="string">
            <text:p>"694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total_mean_DAP"</text:p>
          </table:table-cell>
          <table:table-cell office:value-type="float" office:value="0.523302645709773" calcext:value-type="float">
            <text:p>0.523302645709773</text:p>
          </table:table-cell>
        </table:table-row>
        <table:table-row table:style-name="ro1">
          <table:table-cell office:value-type="string" calcext:value-type="string">
            <text:p>"695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total_mean_DAP"</text:p>
          </table:table-cell>
          <table:table-cell office:value-type="float" office:value="0.258286006124906" calcext:value-type="float">
            <text:p>0.258286006124906</text:p>
          </table:table-cell>
        </table:table-row>
        <table:table-row table:style-name="ro1">
          <table:table-cell office:value-type="string" calcext:value-type="string">
            <text:p>"696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total_mean_DAP"</text:p>
          </table:table-cell>
          <table:table-cell office:value-type="float" office:value="-0.35385047742288" calcext:value-type="float">
            <text:p>-0.35385047742288</text:p>
          </table:table-cell>
        </table:table-row>
        <table:table-row table:style-name="ro1">
          <table:table-cell office:value-type="string" calcext:value-type="string">
            <text:p>"697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total_mean_DAP"</text:p>
          </table:table-cell>
          <table:table-cell office:value-type="float" office:value="-0.403390120019178" calcext:value-type="float">
            <text:p>-0.403390120019178</text:p>
          </table:table-cell>
        </table:table-row>
        <table:table-row table:style-name="ro1">
          <table:table-cell office:value-type="string" calcext:value-type="string">
            <text:p>"698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total_mean_DAP"</text:p>
          </table:table-cell>
          <table:table-cell office:value-type="float" office:value="0.00142753828865194" calcext:value-type="float">
            <text:p>0.001427538288652</text:p>
          </table:table-cell>
        </table:table-row>
        <table:table-row table:style-name="ro1">
          <table:table-cell office:value-type="string" calcext:value-type="string">
            <text:p>"699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total_mean_DAP"</text:p>
          </table:table-cell>
          <table:table-cell office:value-type="float" office:value="-0.150437352963851" calcext:value-type="float">
            <text:p>-0.150437352963851</text:p>
          </table:table-cell>
        </table:table-row>
        <table:table-row table:style-name="ro1">
          <table:table-cell table:style-name="ce1" office:value-type="string" calcext:value-type="string">
            <text:p>"7"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string" calcext:value-type="string">
            <text:p>"prop_conif"</text:p>
          </table:table-cell>
          <table:table-cell table:style-name="ce1" office:value-type="float" office:value="-0.768200106454893" calcext:value-type="float">
            <text:p>-0.768200106454893</text:p>
          </table:table-cell>
        </table:table-row>
        <table:table-row table:style-name="ro1">
          <table:table-cell office:value-type="string" calcext:value-type="string">
            <text:p>"70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conif"</text:p>
          </table:table-cell>
          <table:table-cell office:value-type="float" office:value="-0.33879956695131" calcext:value-type="float">
            <text:p>-0.33879956695131</text:p>
          </table:table-cell>
        </table:table-row>
        <table:table-row table:style-name="ro1">
          <table:table-cell office:value-type="string" calcext:value-type="string">
            <text:p>"700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total_mean_DAP"</text:p>
          </table:table-cell>
          <table:table-cell office:value-type="float" office:value="-0.0142862881480424" calcext:value-type="float">
            <text:p>-0.014286288148042</text:p>
          </table:table-cell>
        </table:table-row>
        <table:table-row table:style-name="ro1">
          <table:table-cell office:value-type="string" calcext:value-type="string">
            <text:p>"701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DAP"</text:p>
          </table:table-cell>
          <table:table-cell office:value-type="float" office:value="0.124902366897768" calcext:value-type="float">
            <text:p>0.124902366897768</text:p>
          </table:table-cell>
        </table:table-row>
        <table:table-row table:style-name="ro1">
          <table:table-cell office:value-type="string" calcext:value-type="string">
            <text:p>"702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DAP"</text:p>
          </table:table-cell>
          <table:table-cell office:value-type="float" office:value="0.526427448312371" calcext:value-type="float">
            <text:p>0.526427448312371</text:p>
          </table:table-cell>
        </table:table-row>
        <table:table-row table:style-name="ro1">
          <table:table-cell office:value-type="string" calcext:value-type="string">
            <text:p>"703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DAP"</text:p>
          </table:table-cell>
          <table:table-cell office:value-type="float" office:value="0.331901876321508" calcext:value-type="float">
            <text:p>0.331901876321508</text:p>
          </table:table-cell>
        </table:table-row>
        <table:table-row table:style-name="ro1">
          <table:table-cell office:value-type="string" calcext:value-type="string">
            <text:p>"704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DAP"</text:p>
          </table:table-cell>
          <table:table-cell office:value-type="float" office:value="-0.418073638183065" calcext:value-type="float">
            <text:p>-0.418073638183065</text:p>
          </table:table-cell>
        </table:table-row>
        <table:table-row table:style-name="ro1">
          <table:table-cell office:value-type="string" calcext:value-type="string">
            <text:p>"705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DAP"</text:p>
          </table:table-cell>
          <table:table-cell office:value-type="float" office:value="-0.315191157540634" calcext:value-type="float">
            <text:p>-0.315191157540634</text:p>
          </table:table-cell>
        </table:table-row>
        <table:table-row table:style-name="ro1">
          <table:table-cell office:value-type="string" calcext:value-type="string">
            <text:p>"706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DAP"</text:p>
          </table:table-cell>
          <table:table-cell office:value-type="float" office:value="0.00597494195885232" calcext:value-type="float">
            <text:p>0.005974941958852</text:p>
          </table:table-cell>
        </table:table-row>
        <table:table-row table:style-name="ro1">
          <table:table-cell office:value-type="string" calcext:value-type="string">
            <text:p>"707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DAP"</text:p>
          </table:table-cell>
          <table:table-cell office:value-type="float" office:value="-0.188110450747667" calcext:value-type="float">
            <text:p>-0.188110450747667</text:p>
          </table:table-cell>
        </table:table-row>
        <table:table-row table:style-name="ro1">
          <table:table-cell office:value-type="string" calcext:value-type="string">
            <text:p>"708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DAP"</text:p>
          </table:table-cell>
          <table:table-cell office:value-type="float" office:value="-0.0159963730491622" calcext:value-type="float">
            <text:p>-0.015996373049162</text:p>
          </table:table-cell>
        </table:table-row>
        <table:table-row table:style-name="ro1">
          <table:table-cell office:value-type="string" calcext:value-type="string">
            <text:p>"709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total_mean_DAP"</text:p>
          </table:table-cell>
          <table:table-cell office:value-type="float" office:value="0.150338862568662" calcext:value-type="float">
            <text:p>0.150338862568662</text:p>
          </table:table-cell>
        </table:table-row>
        <table:table-row table:style-name="ro1">
          <table:table-cell office:value-type="string" calcext:value-type="string">
            <text:p>"71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conif"</text:p>
          </table:table-cell>
          <table:table-cell office:value-type="float" office:value="0.0557302309806499" calcext:value-type="float">
            <text:p>0.05573023098065</text:p>
          </table:table-cell>
        </table:table-row>
        <table:table-row table:style-name="ro1">
          <table:table-cell office:value-type="string" calcext:value-type="string">
            <text:p>"710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total_mean_DAP"</text:p>
          </table:table-cell>
          <table:table-cell office:value-type="float" office:value="0.500870573955475" calcext:value-type="float">
            <text:p>0.500870573955475</text:p>
          </table:table-cell>
        </table:table-row>
        <table:table-row table:style-name="ro1">
          <table:table-cell office:value-type="string" calcext:value-type="string">
            <text:p>"711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total_mean_DAP"</text:p>
          </table:table-cell>
          <table:table-cell office:value-type="float" office:value="0.347611075162076" calcext:value-type="float">
            <text:p>0.347611075162076</text:p>
          </table:table-cell>
        </table:table-row>
        <table:table-row table:style-name="ro1">
          <table:table-cell office:value-type="string" calcext:value-type="string">
            <text:p>"712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total_mean_DAP"</text:p>
          </table:table-cell>
          <table:table-cell office:value-type="float" office:value="-0.41147961208242" calcext:value-type="float">
            <text:p>-0.41147961208242</text:p>
          </table:table-cell>
        </table:table-row>
        <table:table-row table:style-name="ro1">
          <table:table-cell office:value-type="string" calcext:value-type="string">
            <text:p>"713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total_mean_DAP"</text:p>
          </table:table-cell>
          <table:table-cell office:value-type="float" office:value="-0.435832687386915" calcext:value-type="float">
            <text:p>-0.435832687386915</text:p>
          </table:table-cell>
        </table:table-row>
        <table:table-row table:style-name="ro1">
          <table:table-cell office:value-type="string" calcext:value-type="string">
            <text:p>"714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total_mean_DAP"</text:p>
          </table:table-cell>
          <table:table-cell office:value-type="float" office:value="-0.00389522410683787" calcext:value-type="float">
            <text:p>-0.003895224106838</text:p>
          </table:table-cell>
        </table:table-row>
        <table:table-row table:style-name="ro1">
          <table:table-cell office:value-type="string" calcext:value-type="string">
            <text:p>"715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total_mean_DAP"</text:p>
          </table:table-cell>
          <table:table-cell office:value-type="float" office:value="-0.155598111433739" calcext:value-type="float">
            <text:p>-0.155598111433739</text:p>
          </table:table-cell>
        </table:table-row>
        <table:table-row table:style-name="ro1">
          <table:table-cell office:value-type="string" calcext:value-type="string">
            <text:p>"716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total_mean_DAP"</text:p>
          </table:table-cell>
          <table:table-cell office:value-type="float" office:value="-0.020367539253679" calcext:value-type="float">
            <text:p>-0.020367539253679</text:p>
          </table:table-cell>
        </table:table-row>
        <table:table-row table:style-name="ro1">
          <table:table-cell office:value-type="string" calcext:value-type="string">
            <text:p>"717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DAP"</text:p>
          </table:table-cell>
          <table:table-cell office:value-type="float" office:value="0.143173595415427" calcext:value-type="float">
            <text:p>0.143173595415427</text:p>
          </table:table-cell>
        </table:table-row>
        <table:table-row table:style-name="ro1">
          <table:table-cell office:value-type="string" calcext:value-type="string">
            <text:p>"718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DAP"</text:p>
          </table:table-cell>
          <table:table-cell office:value-type="float" office:value="0.495215121266842" calcext:value-type="float">
            <text:p>0.495215121266842</text:p>
          </table:table-cell>
        </table:table-row>
        <table:table-row table:style-name="ro1">
          <table:table-cell office:value-type="string" calcext:value-type="string">
            <text:p>"719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DAP"</text:p>
          </table:table-cell>
          <table:table-cell office:value-type="float" office:value="0.331665738387147" calcext:value-type="float">
            <text:p>0.331665738387147</text:p>
          </table:table-cell>
        </table:table-row>
        <table:table-row table:style-name="ro1">
          <table:table-cell office:value-type="string" calcext:value-type="string">
            <text:p>"72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conif"</text:p>
          </table:table-cell>
          <table:table-cell office:value-type="float" office:value="0.187812614943992" calcext:value-type="float">
            <text:p>0.187812614943992</text:p>
          </table:table-cell>
        </table:table-row>
        <table:table-row table:style-name="ro1">
          <table:table-cell office:value-type="string" calcext:value-type="string">
            <text:p>"720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DAP"</text:p>
          </table:table-cell>
          <table:table-cell office:value-type="float" office:value="-0.407318971542645" calcext:value-type="float">
            <text:p>-0.407318971542645</text:p>
          </table:table-cell>
        </table:table-row>
        <table:table-row table:style-name="ro1">
          <table:table-cell office:value-type="string" calcext:value-type="string">
            <text:p>"721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DAP"</text:p>
          </table:table-cell>
          <table:table-cell office:value-type="float" office:value="-0.436026925785269" calcext:value-type="float">
            <text:p>-0.436026925785269</text:p>
          </table:table-cell>
        </table:table-row>
        <table:table-row table:style-name="ro1">
          <table:table-cell office:value-type="string" calcext:value-type="string">
            <text:p>"722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DAP"</text:p>
          </table:table-cell>
          <table:table-cell office:value-type="float" office:value="0.000803029169119164" calcext:value-type="float">
            <text:p>0.000803029169119</text:p>
          </table:table-cell>
        </table:table-row>
        <table:table-row table:style-name="ro1">
          <table:table-cell office:value-type="string" calcext:value-type="string">
            <text:p>"723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DAP"</text:p>
          </table:table-cell>
          <table:table-cell office:value-type="float" office:value="-0.150700948091596" calcext:value-type="float">
            <text:p>-0.150700948091596</text:p>
          </table:table-cell>
        </table:table-row>
        <table:table-row table:style-name="ro1">
          <table:table-cell office:value-type="string" calcext:value-type="string">
            <text:p>"724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DAP"</text:p>
          </table:table-cell>
          <table:table-cell office:value-type="float" office:value="-0.0195033274742694" calcext:value-type="float">
            <text:p>-0.019503327474269</text:p>
          </table:table-cell>
        </table:table-row>
        <table:table-row table:style-name="ro1">
          <table:table-cell office:value-type="string" calcext:value-type="string">
            <text:p>"725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DAP"</text:p>
          </table:table-cell>
          <table:table-cell office:value-type="float" office:value="0.143117156067291" calcext:value-type="float">
            <text:p>0.143117156067291</text:p>
          </table:table-cell>
        </table:table-row>
        <table:table-row table:style-name="ro1">
          <table:table-cell office:value-type="string" calcext:value-type="string">
            <text:p>"726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DAP"</text:p>
          </table:table-cell>
          <table:table-cell office:value-type="float" office:value="0.495213856842492" calcext:value-type="float">
            <text:p>0.495213856842492</text:p>
          </table:table-cell>
        </table:table-row>
        <table:table-row table:style-name="ro1">
          <table:table-cell office:value-type="string" calcext:value-type="string">
            <text:p>"727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DAP"</text:p>
          </table:table-cell>
          <table:table-cell office:value-type="float" office:value="0.331682430172286" calcext:value-type="float">
            <text:p>0.331682430172286</text:p>
          </table:table-cell>
        </table:table-row>
        <table:table-row table:style-name="ro1">
          <table:table-cell office:value-type="string" calcext:value-type="string">
            <text:p>"728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DAP"</text:p>
          </table:table-cell>
          <table:table-cell office:value-type="float" office:value="-0.407492009034691" calcext:value-type="float">
            <text:p>-0.407492009034691</text:p>
          </table:table-cell>
        </table:table-row>
        <table:table-row table:style-name="ro1">
          <table:table-cell office:value-type="string" calcext:value-type="string">
            <text:p>"729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DAP"</text:p>
          </table:table-cell>
          <table:table-cell office:value-type="float" office:value="-0.435905682808631" calcext:value-type="float">
            <text:p>-0.435905682808631</text:p>
          </table:table-cell>
        </table:table-row>
        <table:table-row table:style-name="ro1">
          <table:table-cell office:value-type="string" calcext:value-type="string">
            <text:p>"73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conif"</text:p>
          </table:table-cell>
          <table:table-cell office:value-type="float" office:value="-0.0364401377692082" calcext:value-type="float">
            <text:p>-0.036440137769208</text:p>
          </table:table-cell>
        </table:table-row>
        <table:table-row table:style-name="ro1">
          <table:table-cell office:value-type="string" calcext:value-type="string">
            <text:p>"730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DAP"</text:p>
          </table:table-cell>
          <table:table-cell office:value-type="float" office:value="0.000728495213459251" calcext:value-type="float">
            <text:p>0.000728495213459</text:p>
          </table:table-cell>
        </table:table-row>
        <table:table-row table:style-name="ro1">
          <table:table-cell office:value-type="string" calcext:value-type="string">
            <text:p>"731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DAP"</text:p>
          </table:table-cell>
          <table:table-cell office:value-type="float" office:value="-0.150647680155377" calcext:value-type="float">
            <text:p>-0.150647680155377</text:p>
          </table:table-cell>
        </table:table-row>
        <table:table-row table:style-name="ro1">
          <table:table-cell office:value-type="string" calcext:value-type="string">
            <text:p>"732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DAP"</text:p>
          </table:table-cell>
          <table:table-cell office:value-type="float" office:value="-0.0194930534105106" calcext:value-type="float">
            <text:p>-0.019493053410511</text:p>
          </table:table-cell>
        </table:table-row>
        <table:table-row table:style-name="ro1">
          <table:table-cell office:value-type="string" calcext:value-type="string">
            <text:p>"733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DAP"</text:p>
          </table:table-cell>
          <table:table-cell office:value-type="float" office:value="0.148898049667871" calcext:value-type="float">
            <text:p>0.148898049667871</text:p>
          </table:table-cell>
        </table:table-row>
        <table:table-row table:style-name="ro1">
          <table:table-cell office:value-type="string" calcext:value-type="string">
            <text:p>"734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DAP"</text:p>
          </table:table-cell>
          <table:table-cell office:value-type="float" office:value="0.434286436302889" calcext:value-type="float">
            <text:p>0.434286436302889</text:p>
          </table:table-cell>
        </table:table-row>
        <table:table-row table:style-name="ro1">
          <table:table-cell office:value-type="string" calcext:value-type="string">
            <text:p>"735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DAP"</text:p>
          </table:table-cell>
          <table:table-cell office:value-type="float" office:value="0.31891290427719" calcext:value-type="float">
            <text:p>0.31891290427719</text:p>
          </table:table-cell>
        </table:table-row>
        <table:table-row table:style-name="ro1">
          <table:table-cell office:value-type="string" calcext:value-type="string">
            <text:p>"736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DAP"</text:p>
          </table:table-cell>
          <table:table-cell office:value-type="float" office:value="-0.299815547749914" calcext:value-type="float">
            <text:p>-0.299815547749914</text:p>
          </table:table-cell>
        </table:table-row>
        <table:table-row table:style-name="ro1">
          <table:table-cell office:value-type="string" calcext:value-type="string">
            <text:p>"737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DAP"</text:p>
          </table:table-cell>
          <table:table-cell office:value-type="float" office:value="-0.256509331917316" calcext:value-type="float">
            <text:p>-0.256509331917316</text:p>
          </table:table-cell>
        </table:table-row>
        <table:table-row table:style-name="ro1">
          <table:table-cell office:value-type="string" calcext:value-type="string">
            <text:p>"738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DAP"</text:p>
          </table:table-cell>
          <table:table-cell office:value-type="float" office:value="0.023198809391472" calcext:value-type="float">
            <text:p>0.023198809391472</text:p>
          </table:table-cell>
        </table:table-row>
        <table:table-row table:style-name="ro1">
          <table:table-cell office:value-type="string" calcext:value-type="string">
            <text:p>"739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DAP"</text:p>
          </table:table-cell>
          <table:table-cell office:value-type="float" office:value="-0.103633116267173" calcext:value-type="float">
            <text:p>-0.103633116267173</text:p>
          </table:table-cell>
        </table:table-row>
        <table:table-row table:style-name="ro1">
          <table:table-cell office:value-type="string" calcext:value-type="string">
            <text:p>"740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DAP"</text:p>
          </table:table-cell>
          <table:table-cell office:value-type="float" office:value="-0.0204211255213711" calcext:value-type="float">
            <text:p>-0.020421125521371</text:p>
          </table:table-cell>
        </table:table-row>
        <table:table-row table:style-name="ro1">
          <table:table-cell office:value-type="string" calcext:value-type="string">
            <text:p>"741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DAP"</text:p>
          </table:table-cell>
          <table:table-cell office:value-type="float" office:value="0.080479078501651" calcext:value-type="float">
            <text:p>0.080479078501651</text:p>
          </table:table-cell>
        </table:table-row>
        <table:table-row table:style-name="ro1">
          <table:table-cell office:value-type="string" calcext:value-type="string">
            <text:p>"742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DAP"</text:p>
          </table:table-cell>
          <table:table-cell office:value-type="float" office:value="0.521355385271443" calcext:value-type="float">
            <text:p>0.521355385271443</text:p>
          </table:table-cell>
        </table:table-row>
        <table:table-row table:style-name="ro1">
          <table:table-cell office:value-type="string" calcext:value-type="string">
            <text:p>"743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DAP"</text:p>
          </table:table-cell>
          <table:table-cell office:value-type="float" office:value="0.193690540085717" calcext:value-type="float">
            <text:p>0.193690540085717</text:p>
          </table:table-cell>
        </table:table-row>
        <table:table-row table:style-name="ro1">
          <table:table-cell office:value-type="string" calcext:value-type="string">
            <text:p>"744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DAP"</text:p>
          </table:table-cell>
          <table:table-cell office:value-type="float" office:value="-0.262768635387692" calcext:value-type="float">
            <text:p>-0.262768635387692</text:p>
          </table:table-cell>
        </table:table-row>
        <table:table-row table:style-name="ro1">
          <table:table-cell office:value-type="string" calcext:value-type="string">
            <text:p>"745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DAP"</text:p>
          </table:table-cell>
          <table:table-cell office:value-type="float" office:value="-0.21531101874094" calcext:value-type="float">
            <text:p>-0.21531101874094</text:p>
          </table:table-cell>
        </table:table-row>
        <table:table-row table:style-name="ro1">
          <table:table-cell office:value-type="string" calcext:value-type="string">
            <text:p>"746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DAP"</text:p>
          </table:table-cell>
          <table:table-cell office:value-type="float" office:value="0.00754736513106712" calcext:value-type="float">
            <text:p>0.007547365131067</text:p>
          </table:table-cell>
        </table:table-row>
        <table:table-row table:style-name="ro1">
          <table:table-cell office:value-type="string" calcext:value-type="string">
            <text:p>"747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DAP"</text:p>
          </table:table-cell>
          <table:table-cell office:value-type="float" office:value="-0.114861877272845" calcext:value-type="float">
            <text:p>-0.114861877272845</text:p>
          </table:table-cell>
        </table:table-row>
        <table:table-row table:style-name="ro1">
          <table:table-cell office:value-type="string" calcext:value-type="string">
            <text:p>"748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DAP"</text:p>
          </table:table-cell>
          <table:table-cell office:value-type="float" office:value="-0.0183303105063275" calcext:value-type="float">
            <text:p>-0.018330310506328</text:p>
          </table:table-cell>
        </table:table-row>
        <table:table-row table:style-name="ro1">
          <table:table-cell office:value-type="string" calcext:value-type="string">
            <text:p>"75"</text:p>
          </table:table-cell>
          <table:table-cell office:value-type="string" calcext:value-type="string">
            <text:p>"prop_Abies"</text:p>
          </table:table-cell>
          <table:table-cell office:value-type="string" calcext:value-type="string">
            <text:p>"prop_latif"</text:p>
          </table:table-cell>
          <table:table-cell office:value-type="float" office:value="-0.572015622314995" calcext:value-type="float">
            <text:p>-0.572015622314995</text:p>
          </table:table-cell>
        </table:table-row>
        <table:table-row table:style-name="ro1">
          <table:table-cell table:style-name="ce1" office:value-type="string" calcext:value-type="string">
            <text:p>"750"</text:p>
          </table:table-cell>
          <table:table-cell table:style-name="ce1" office:value-type="string" calcext:value-type="string">
            <text:p>"total_mean_CopaNS"</text:p>
          </table:table-cell>
          <table:table-cell table:style-name="ce1" office:value-type="string" calcext:value-type="string">
            <text:p>"total_mean_Altura"</text:p>
          </table:table-cell>
          <table:table-cell table:style-name="ce1" office:value-type="float" office:value="0.733136065031939" calcext:value-type="float">
            <text:p>0.733136065031939</text:p>
          </table:table-cell>
        </table:table-row>
        <table:table-row table:style-name="ro1">
          <table:table-cell table:style-name="ce1" office:value-type="string" calcext:value-type="string">
            <text:p>"751"</text:p>
          </table:table-cell>
          <table:table-cell table:style-name="ce1" office:value-type="string" calcext:value-type="string">
            <text:p>"total_mean_distanciacopas"</text:p>
          </table:table-cell>
          <table:table-cell table:style-name="ce1" office:value-type="string" calcext:value-type="string">
            <text:p>"total_mean_Altura"</text:p>
          </table:table-cell>
          <table:table-cell table:style-name="ce1" office:value-type="float" office:value="0.722685291936655" calcext:value-type="float">
            <text:p>0.722685291936655</text:p>
          </table:table-cell>
        </table:table-row>
        <table:table-row table:style-name="ro1">
          <table:table-cell table:style-name="ce1" office:value-type="string" calcext:value-type="string">
            <text:p>"752"</text:p>
          </table:table-cell>
          <table:table-cell table:style-name="ce1" office:value-type="string" calcext:value-type="string">
            <text:p>"total_mean_diamcopa"</text:p>
          </table:table-cell>
          <table:table-cell table:style-name="ce1" office:value-type="string" calcext:value-type="string">
            <text:p>"total_mean_Altura"</text:p>
          </table:table-cell>
          <table:table-cell table:style-name="ce1" office:value-type="float" office:value="0.722453630197168" calcext:value-type="float">
            <text:p>0.722453630197168</text:p>
          </table:table-cell>
        </table:table-row>
        <table:table-row table:style-name="ro1">
          <table:table-cell office:value-type="string" calcext:value-type="string">
            <text:p>"753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total_mean_Altura"</text:p>
          </table:table-cell>
          <table:table-cell office:value-type="float" office:value="0.675208776422844" calcext:value-type="float">
            <text:p>0.675208776422844</text:p>
          </table:table-cell>
        </table:table-row>
        <table:table-row table:style-name="ro1">
          <table:table-cell table:style-name="ce1" office:value-type="string" calcext:value-type="string">
            <text:p>"754"</text:p>
          </table:table-cell>
          <table:table-cell table:style-name="ce1" office:value-type="string" calcext:value-type="string">
            <text:p>"total_mean_areabasal"</text:p>
          </table:table-cell>
          <table:table-cell table:style-name="ce1" office:value-type="string" calcext:value-type="string">
            <text:p>"total_mean_Altura"</text:p>
          </table:table-cell>
          <table:table-cell table:style-name="ce1" office:value-type="float" office:value="0.80939675785356" calcext:value-type="float">
            <text:p>0.80939675785356</text:p>
          </table:table-cell>
        </table:table-row>
        <table:table-row table:style-name="ro1">
          <table:table-cell office:value-type="string" calcext:value-type="string">
            <text:p>"755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193235570108764" calcext:value-type="float">
            <text:p>0.193235570108764</text:p>
          </table:table-cell>
        </table:table-row>
        <table:table-row table:style-name="ro1">
          <table:table-cell office:value-type="string" calcext:value-type="string">
            <text:p>"756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494583074815395" calcext:value-type="float">
            <text:p>0.494583074815395</text:p>
          </table:table-cell>
        </table:table-row>
        <table:table-row table:style-name="ro1">
          <table:table-cell office:value-type="string" calcext:value-type="string">
            <text:p>"757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26205895356778" calcext:value-type="float">
            <text:p>0.226205895356778</text:p>
          </table:table-cell>
        </table:table-row>
        <table:table-row table:style-name="ro1">
          <table:table-cell office:value-type="string" calcext:value-type="string">
            <text:p>"758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23318077434522" calcext:value-type="float">
            <text:p>-0.523318077434522</text:p>
          </table:table-cell>
        </table:table-row>
        <table:table-row table:style-name="ro1">
          <table:table-cell office:value-type="string" calcext:value-type="string">
            <text:p>"759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332356305288708" calcext:value-type="float">
            <text:p>-0.332356305288708</text:p>
          </table:table-cell>
        </table:table-row>
        <table:table-row table:style-name="ro1">
          <table:table-cell office:value-type="string" calcext:value-type="string">
            <text:p>"76"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latif"</text:p>
          </table:table-cell>
          <table:table-cell office:value-type="float" office:value="-0.603638820571262" calcext:value-type="float">
            <text:p>-0.603638820571262</text:p>
          </table:table-cell>
        </table:table-row>
        <table:table-row table:style-name="ro1">
          <table:table-cell office:value-type="string" calcext:value-type="string">
            <text:p>"760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07327403391352" calcext:value-type="float">
            <text:p>0.107327403391352</text:p>
          </table:table-cell>
        </table:table-row>
        <table:table-row table:style-name="ro1">
          <table:table-cell office:value-type="string" calcext:value-type="string">
            <text:p>"761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317041604520741" calcext:value-type="float">
            <text:p>-0.317041604520741</text:p>
          </table:table-cell>
        </table:table-row>
        <table:table-row table:style-name="ro1">
          <table:table-cell office:value-type="string" calcext:value-type="string">
            <text:p>"762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18289018089587" calcext:value-type="float">
            <text:p>0.18289018089587</text:p>
          </table:table-cell>
        </table:table-row>
        <table:table-row table:style-name="ro1">
          <table:table-cell office:value-type="string" calcext:value-type="string">
            <text:p>"763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5596397824123" calcext:value-type="float">
            <text:p>0.25596397824123</text:p>
          </table:table-cell>
        </table:table-row>
        <table:table-row table:style-name="ro1">
          <table:table-cell office:value-type="string" calcext:value-type="string">
            <text:p>"764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54312850816542" calcext:value-type="float">
            <text:p>0.54312850816542</text:p>
          </table:table-cell>
        </table:table-row>
        <table:table-row table:style-name="ro1">
          <table:table-cell office:value-type="string" calcext:value-type="string">
            <text:p>"765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43181931886079" calcext:value-type="float">
            <text:p>0.243181931886079</text:p>
          </table:table-cell>
        </table:table-row>
        <table:table-row table:style-name="ro1">
          <table:table-cell office:value-type="string" calcext:value-type="string">
            <text:p>"766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40165724116218" calcext:value-type="float">
            <text:p>-0.540165724116218</text:p>
          </table:table-cell>
        </table:table-row>
        <table:table-row table:style-name="ro1">
          <table:table-cell office:value-type="string" calcext:value-type="string">
            <text:p>"767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0.000341251091843841" calcext:value-type="float">
            <text:p>0.000341251091844</text:p>
          </table:table-cell>
        </table:table-row>
        <table:table-row table:style-name="ro1">
          <table:table-cell office:value-type="string" calcext:value-type="string">
            <text:p>"768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07113933697302" calcext:value-type="float">
            <text:p>0.107113933697302</text:p>
          </table:table-cell>
        </table:table-row>
        <table:table-row table:style-name="ro1">
          <table:table-cell office:value-type="string" calcext:value-type="string">
            <text:p>"769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98866972088202" calcext:value-type="float">
            <text:p>-0.298866972088202</text:p>
          </table:table-cell>
        </table:table-row>
        <table:table-row table:style-name="ro1">
          <table:table-cell office:value-type="string" calcext:value-type="string">
            <text:p>"77"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latif"</text:p>
          </table:table-cell>
          <table:table-cell office:value-type="float" office:value="0.0140169797095626" calcext:value-type="float">
            <text:p>0.014016979709563</text:p>
          </table:table-cell>
        </table:table-row>
        <table:table-row table:style-name="ro1">
          <table:table-cell office:value-type="string" calcext:value-type="string">
            <text:p>"770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190787998320725" calcext:value-type="float">
            <text:p>0.190787998320725</text:p>
          </table:table-cell>
        </table:table-row>
        <table:table-row table:style-name="ro1">
          <table:table-cell office:value-type="string" calcext:value-type="string">
            <text:p>"771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94295018621495" calcext:value-type="float">
            <text:p>0.294295018621495</text:p>
          </table:table-cell>
        </table:table-row>
        <table:table-row table:style-name="ro1">
          <table:table-cell office:value-type="string" calcext:value-type="string">
            <text:p>"772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473678408495793" calcext:value-type="float">
            <text:p>0.473678408495793</text:p>
          </table:table-cell>
        </table:table-row>
        <table:table-row table:style-name="ro1">
          <table:table-cell office:value-type="string" calcext:value-type="string">
            <text:p>"773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31171106580468" calcext:value-type="float">
            <text:p>0.31171106580468</text:p>
          </table:table-cell>
        </table:table-row>
        <table:table-row table:style-name="ro1">
          <table:table-cell office:value-type="string" calcext:value-type="string">
            <text:p>"774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86662006169681" calcext:value-type="float">
            <text:p>-0.586662006169681</text:p>
          </table:table-cell>
        </table:table-row>
        <table:table-row table:style-name="ro1">
          <table:table-cell office:value-type="string" calcext:value-type="string">
            <text:p>"775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401353042138464" calcext:value-type="float">
            <text:p>-0.401353042138464</text:p>
          </table:table-cell>
        </table:table-row>
        <table:table-row table:style-name="ro1">
          <table:table-cell office:value-type="string" calcext:value-type="string">
            <text:p>"776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07038398912852" calcext:value-type="float">
            <text:p>0.107038398912852</text:p>
          </table:table-cell>
        </table:table-row>
        <table:table-row table:style-name="ro1">
          <table:table-cell office:value-type="string" calcext:value-type="string">
            <text:p>"777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323754607914002" calcext:value-type="float">
            <text:p>-0.323754607914002</text:p>
          </table:table-cell>
        </table:table-row>
        <table:table-row table:style-name="ro1">
          <table:table-cell office:value-type="string" calcext:value-type="string">
            <text:p>"778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7333493223062" calcext:value-type="float">
            <text:p>0.207333493223062</text:p>
          </table:table-cell>
        </table:table-row>
        <table:table-row table:style-name="ro1">
          <table:table-cell office:value-type="string" calcext:value-type="string">
            <text:p>"779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98308664550715" calcext:value-type="float">
            <text:p>0.298308664550715</text:p>
          </table:table-cell>
        </table:table-row>
        <table:table-row table:style-name="ro1">
          <table:table-cell office:value-type="string" calcext:value-type="string">
            <text:p>"78"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latif"</text:p>
          </table:table-cell>
          <table:table-cell office:value-type="float" office:value="0.407891923980214" calcext:value-type="float">
            <text:p>0.407891923980214</text:p>
          </table:table-cell>
        </table:table-row>
        <table:table-row table:style-name="ro1">
          <table:table-cell office:value-type="string" calcext:value-type="string">
            <text:p>"780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458923583793048" calcext:value-type="float">
            <text:p>0.458923583793048</text:p>
          </table:table-cell>
        </table:table-row>
        <table:table-row table:style-name="ro1">
          <table:table-cell office:value-type="string" calcext:value-type="string">
            <text:p>"781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42849710808967" calcext:value-type="float">
            <text:p>0.242849710808967</text:p>
          </table:table-cell>
        </table:table-row>
        <table:table-row table:style-name="ro1">
          <table:table-cell office:value-type="string" calcext:value-type="string">
            <text:p>"782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83092688090351" calcext:value-type="float">
            <text:p>-0.583092688090351</text:p>
          </table:table-cell>
        </table:table-row>
        <table:table-row table:style-name="ro1">
          <table:table-cell office:value-type="string" calcext:value-type="string">
            <text:p>"783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414462366436917" calcext:value-type="float">
            <text:p>-0.414462366436917</text:p>
          </table:table-cell>
        </table:table-row>
        <table:table-row table:style-name="ro1">
          <table:table-cell office:value-type="string" calcext:value-type="string">
            <text:p>"784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1568886507116" calcext:value-type="float">
            <text:p>0.11568886507116</text:p>
          </table:table-cell>
        </table:table-row>
        <table:table-row table:style-name="ro1">
          <table:table-cell office:value-type="string" calcext:value-type="string">
            <text:p>"785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320491125189801" calcext:value-type="float">
            <text:p>-0.320491125189801</text:p>
          </table:table-cell>
        </table:table-row>
        <table:table-row table:style-name="ro1">
          <table:table-cell office:value-type="string" calcext:value-type="string">
            <text:p>"786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4573750596374" calcext:value-type="float">
            <text:p>0.204573750596374</text:p>
          </table:table-cell>
        </table:table-row>
        <table:table-row table:style-name="ro1">
          <table:table-cell office:value-type="string" calcext:value-type="string">
            <text:p>"787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93582783566295" calcext:value-type="float">
            <text:p>0.293582783566295</text:p>
          </table:table-cell>
        </table:table-row>
        <table:table-row table:style-name="ro1">
          <table:table-cell office:value-type="string" calcext:value-type="string">
            <text:p>"788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458895387594453" calcext:value-type="float">
            <text:p>0.458895387594453</text:p>
          </table:table-cell>
        </table:table-row>
        <table:table-row table:style-name="ro1">
          <table:table-cell office:value-type="string" calcext:value-type="string">
            <text:p>"789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42774604443018" calcext:value-type="float">
            <text:p>0.242774604443018</text:p>
          </table:table-cell>
        </table:table-row>
        <table:table-row table:style-name="ro1">
          <table:table-cell table:style-name="ce1" office:value-type="string" calcext:value-type="string">
            <text:p>"79"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string" calcext:value-type="string">
            <text:p>"prop_latif"</text:p>
          </table:table-cell>
          <table:table-cell table:style-name="ce1" office:value-type="float" office:value="0.938356771692178" calcext:value-type="float">
            <text:p>0.938356771692178</text:p>
          </table:table-cell>
        </table:table-row>
        <table:table-row table:style-name="ro1">
          <table:table-cell office:value-type="string" calcext:value-type="string">
            <text:p>"79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83196940357192" calcext:value-type="float">
            <text:p>-0.583196940357192</text:p>
          </table:table-cell>
        </table:table-row>
        <table:table-row table:style-name="ro1">
          <table:table-cell office:value-type="string" calcext:value-type="string">
            <text:p>"791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414518762330975" calcext:value-type="float">
            <text:p>-0.414518762330975</text:p>
          </table:table-cell>
        </table:table-row>
        <table:table-row table:style-name="ro1">
          <table:table-cell office:value-type="string" calcext:value-type="string">
            <text:p>"792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15605489454922" calcext:value-type="float">
            <text:p>0.115605489454922</text:p>
          </table:table-cell>
        </table:table-row>
        <table:table-row table:style-name="ro1">
          <table:table-cell office:value-type="string" calcext:value-type="string">
            <text:p>"793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32048512296048" calcext:value-type="float">
            <text:p>-0.32048512296048</text:p>
          </table:table-cell>
        </table:table-row>
        <table:table-row table:style-name="ro1">
          <table:table-cell office:value-type="string" calcext:value-type="string">
            <text:p>"79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4539159742748" calcext:value-type="float">
            <text:p>0.204539159742748</text:p>
          </table:table-cell>
        </table:table-row>
        <table:table-row table:style-name="ro1">
          <table:table-cell office:value-type="string" calcext:value-type="string">
            <text:p>"79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63914461399116" calcext:value-type="float">
            <text:p>0.263914461399116</text:p>
          </table:table-cell>
        </table:table-row>
        <table:table-row table:style-name="ro1">
          <table:table-cell office:value-type="string" calcext:value-type="string">
            <text:p>"796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390610088335792" calcext:value-type="float">
            <text:p>0.390610088335792</text:p>
          </table:table-cell>
        </table:table-row>
        <table:table-row table:style-name="ro1">
          <table:table-cell office:value-type="string" calcext:value-type="string">
            <text:p>"797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33408498737679" calcext:value-type="float">
            <text:p>0.233408498737679</text:p>
          </table:table-cell>
        </table:table-row>
        <table:table-row table:style-name="ro1">
          <table:table-cell office:value-type="string" calcext:value-type="string">
            <text:p>"79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472128429605217" calcext:value-type="float">
            <text:p>-0.472128429605217</text:p>
          </table:table-cell>
        </table:table-row>
        <table:table-row table:style-name="ro1">
          <table:table-cell office:value-type="string" calcext:value-type="string">
            <text:p>"79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32014160378133" calcext:value-type="float">
            <text:p>-0.32014160378133</text:p>
          </table:table-cell>
        </table:table-row>
        <table:table-row table:style-name="ro1">
          <table:table-cell office:value-type="string" calcext:value-type="string">
            <text:p>"8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conif"</text:p>
          </table:table-cell>
          <table:table-cell office:value-type="float" office:value="0.0924542390175917" calcext:value-type="float">
            <text:p>0.092454239017592</text:p>
          </table:table-cell>
        </table:table-row>
        <table:table-row table:style-name="ro1">
          <table:table-cell office:value-type="string" calcext:value-type="string">
            <text:p>"80"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latif"</text:p>
          </table:table-cell>
          <table:table-cell office:value-type="float" office:value="0.137966337371709" calcext:value-type="float">
            <text:p>0.137966337371709</text:p>
          </table:table-cell>
        </table:table-row>
        <table:table-row table:style-name="ro1">
          <table:table-cell office:value-type="string" calcext:value-type="string">
            <text:p>"80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41658795746222" calcext:value-type="float">
            <text:p>0.141658795746222</text:p>
          </table:table-cell>
        </table:table-row>
        <table:table-row table:style-name="ro1">
          <table:table-cell office:value-type="string" calcext:value-type="string">
            <text:p>"80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58757794578611" calcext:value-type="float">
            <text:p>-0.258757794578611</text:p>
          </table:table-cell>
        </table:table-row>
        <table:table-row table:style-name="ro1">
          <table:table-cell office:value-type="string" calcext:value-type="string">
            <text:p>"80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7494327633349" calcext:value-type="float">
            <text:p>0.207494327633349</text:p>
          </table:table-cell>
        </table:table-row>
        <table:table-row table:style-name="ro1">
          <table:table-cell office:value-type="string" calcext:value-type="string">
            <text:p>"80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110515353661058" calcext:value-type="float">
            <text:p>0.110515353661058</text:p>
          </table:table-cell>
        </table:table-row>
        <table:table-row table:style-name="ro1">
          <table:table-cell office:value-type="string" calcext:value-type="string">
            <text:p>"80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489883846378447" calcext:value-type="float">
            <text:p>0.489883846378447</text:p>
          </table:table-cell>
        </table:table-row>
        <table:table-row table:style-name="ro1">
          <table:table-cell office:value-type="string" calcext:value-type="string">
            <text:p>"80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03829125951843" calcext:value-type="float">
            <text:p>0.203829125951843</text:p>
          </table:table-cell>
        </table:table-row>
        <table:table-row table:style-name="ro1">
          <table:table-cell office:value-type="string" calcext:value-type="string">
            <text:p>"80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422599094832178" calcext:value-type="float">
            <text:p>-0.422599094832178</text:p>
          </table:table-cell>
        </table:table-row>
        <table:table-row table:style-name="ro1">
          <table:table-cell office:value-type="string" calcext:value-type="string">
            <text:p>"80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177604849032077" calcext:value-type="float">
            <text:p>-0.177604849032077</text:p>
          </table:table-cell>
        </table:table-row>
        <table:table-row table:style-name="ro1">
          <table:table-cell office:value-type="string" calcext:value-type="string">
            <text:p>"80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0969470521532675" calcext:value-type="float">
            <text:p>0.096947052153268</text:p>
          </table:table-cell>
        </table:table-row>
        <table:table-row table:style-name="ro1">
          <table:table-cell office:value-type="string" calcext:value-type="string">
            <text:p>"80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78316409373803" calcext:value-type="float">
            <text:p>-0.278316409373803</text:p>
          </table:table-cell>
        </table:table-row>
        <table:table-row table:style-name="ro1">
          <table:table-cell office:value-type="string" calcext:value-type="string">
            <text:p>"81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latif"</text:p>
          </table:table-cell>
          <table:table-cell office:value-type="float" office:value="0.134955361131095" calcext:value-type="float">
            <text:p>0.134955361131095</text:p>
          </table:table-cell>
        </table:table-row>
        <table:table-row table:style-name="ro1">
          <table:table-cell office:value-type="string" calcext:value-type="string">
            <text:p>"81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0381300701999" calcext:value-type="float">
            <text:p>0.200381300701999</text:p>
          </table:table-cell>
        </table:table-row>
        <table:table-row table:style-name="ro1">
          <table:table-cell table:style-name="ce1" office:value-type="string" calcext:value-type="string">
            <text:p>"812"</text:p>
          </table:table-cell>
          <table:table-cell table:style-name="ce1" office:value-type="string" calcext:value-type="string">
            <text:p>"total_mean_distanciacopas"</text:p>
          </table:table-cell>
          <table:table-cell table:style-name="ce1" office:value-type="string" calcext:value-type="string">
            <text:p>"total_mean_CopaNS"</text:p>
          </table:table-cell>
          <table:table-cell table:style-name="ce1" office:value-type="float" office:value="0.988924061508268" calcext:value-type="float">
            <text:p>0.988924061508268</text:p>
          </table:table-cell>
        </table:table-row>
        <table:table-row table:style-name="ro1">
          <table:table-cell table:style-name="ce1" office:value-type="string" calcext:value-type="string">
            <text:p>"813"</text:p>
          </table:table-cell>
          <table:table-cell table:style-name="ce1" office:value-type="string" calcext:value-type="string">
            <text:p>"total_mean_diamcopa"</text:p>
          </table:table-cell>
          <table:table-cell table:style-name="ce1" office:value-type="string" calcext:value-type="string">
            <text:p>"total_mean_CopaNS"</text:p>
          </table:table-cell>
          <table:table-cell table:style-name="ce1" office:value-type="float" office:value="0.98926346666341" calcext:value-type="float">
            <text:p>0.98926346666341</text:p>
          </table:table-cell>
        </table:table-row>
        <table:table-row table:style-name="ro1">
          <table:table-cell table:style-name="ce1" office:value-type="string" calcext:value-type="string">
            <text:p>"814"</text:p>
          </table:table-cell>
          <table:table-cell table:style-name="ce1" office:value-type="string" calcext:value-type="string">
            <text:p>"total_mean_coberturacopa"</text:p>
          </table:table-cell>
          <table:table-cell table:style-name="ce1" office:value-type="string" calcext:value-type="string">
            <text:p>"total_mean_CopaNS"</text:p>
          </table:table-cell>
          <table:table-cell table:style-name="ce1" office:value-type="float" office:value="0.974553497619762" calcext:value-type="float">
            <text:p>0.974553497619762</text:p>
          </table:table-cell>
        </table:table-row>
        <table:table-row table:style-name="ro1">
          <table:table-cell table:style-name="ce1" office:value-type="string" calcext:value-type="string">
            <text:p>"815"</text:p>
          </table:table-cell>
          <table:table-cell table:style-name="ce1" office:value-type="string" calcext:value-type="string">
            <text:p>"total_mean_areabasal"</text:p>
          </table:table-cell>
          <table:table-cell table:style-name="ce1" office:value-type="string" calcext:value-type="string">
            <text:p>"total_mean_CopaNS"</text:p>
          </table:table-cell>
          <table:table-cell table:style-name="ce1" office:value-type="float" office:value="0.821702833703501" calcext:value-type="float">
            <text:p>0.821702833703501</text:p>
          </table:table-cell>
        </table:table-row>
        <table:table-row table:style-name="ro1">
          <table:table-cell office:value-type="string" calcext:value-type="string">
            <text:p>"816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total_mean_CopaNS"</text:p>
          </table:table-cell>
          <table:table-cell office:value-type="float" office:value="-0.165049843472441" calcext:value-type="float">
            <text:p>-0.165049843472441</text:p>
          </table:table-cell>
        </table:table-row>
        <table:table-row table:style-name="ro1">
          <table:table-cell office:value-type="string" calcext:value-type="string">
            <text:p>"817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total_mean_CopaNS"</text:p>
          </table:table-cell>
          <table:table-cell office:value-type="float" office:value="0.456549703802176" calcext:value-type="float">
            <text:p>0.456549703802176</text:p>
          </table:table-cell>
        </table:table-row>
        <table:table-row table:style-name="ro1">
          <table:table-cell office:value-type="string" calcext:value-type="string">
            <text:p>"818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total_mean_CopaNS"</text:p>
          </table:table-cell>
          <table:table-cell office:value-type="float" office:value="0.0651065985170399" calcext:value-type="float">
            <text:p>0.06510659851704</text:p>
          </table:table-cell>
        </table:table-row>
        <table:table-row table:style-name="ro1">
          <table:table-cell office:value-type="string" calcext:value-type="string">
            <text:p>"819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total_mean_CopaNS"</text:p>
          </table:table-cell>
          <table:table-cell office:value-type="float" office:value="-0.239145617252866" calcext:value-type="float">
            <text:p>-0.239145617252866</text:p>
          </table:table-cell>
        </table:table-row>
        <table:table-row table:style-name="ro1">
          <table:table-cell office:value-type="string" calcext:value-type="string">
            <text:p>"82"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latif"</text:p>
          </table:table-cell>
          <table:table-cell office:value-type="float" office:value="0.0990589461239122" calcext:value-type="float">
            <text:p>0.099058946123912</text:p>
          </table:table-cell>
        </table:table-row>
        <table:table-row table:style-name="ro1">
          <table:table-cell office:value-type="string" calcext:value-type="string">
            <text:p>"820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total_mean_CopaNS"</text:p>
          </table:table-cell>
          <table:table-cell office:value-type="float" office:value="-0.261746820141376" calcext:value-type="float">
            <text:p>-0.261746820141376</text:p>
          </table:table-cell>
        </table:table-row>
        <table:table-row table:style-name="ro1">
          <table:table-cell office:value-type="string" calcext:value-type="string">
            <text:p>"821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total_mean_CopaNS"</text:p>
          </table:table-cell>
          <table:table-cell office:value-type="float" office:value="-0.0411936255091563" calcext:value-type="float">
            <text:p>-0.041193625509156</text:p>
          </table:table-cell>
        </table:table-row>
        <table:table-row table:style-name="ro1">
          <table:table-cell office:value-type="string" calcext:value-type="string">
            <text:p>"822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total_mean_CopaNS"</text:p>
          </table:table-cell>
          <table:table-cell office:value-type="float" office:value="-0.0370305764027059" calcext:value-type="float">
            <text:p>-0.037030576402706</text:p>
          </table:table-cell>
        </table:table-row>
        <table:table-row table:style-name="ro1">
          <table:table-cell office:value-type="string" calcext:value-type="string">
            <text:p>"823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total_mean_CopaNS"</text:p>
          </table:table-cell>
          <table:table-cell office:value-type="float" office:value="0.00591890292413274" calcext:value-type="float">
            <text:p>0.005918902924133</text:p>
          </table:table-cell>
        </table:table-row>
        <table:table-row table:style-name="ro1">
          <table:table-cell office:value-type="string" calcext:value-type="string">
            <text:p>"824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CopaNS"</text:p>
          </table:table-cell>
          <table:table-cell office:value-type="float" office:value="-0.166143934421224" calcext:value-type="float">
            <text:p>-0.166143934421224</text:p>
          </table:table-cell>
        </table:table-row>
        <table:table-row table:style-name="ro1">
          <table:table-cell office:value-type="string" calcext:value-type="string">
            <text:p>"825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CopaNS"</text:p>
          </table:table-cell>
          <table:table-cell office:value-type="float" office:value="0.481697788102293" calcext:value-type="float">
            <text:p>0.481697788102293</text:p>
          </table:table-cell>
        </table:table-row>
        <table:table-row table:style-name="ro1">
          <table:table-cell office:value-type="string" calcext:value-type="string">
            <text:p>"826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CopaNS"</text:p>
          </table:table-cell>
          <table:table-cell office:value-type="float" office:value="0.165584488428878" calcext:value-type="float">
            <text:p>0.165584488428878</text:p>
          </table:table-cell>
        </table:table-row>
        <table:table-row table:style-name="ro1">
          <table:table-cell office:value-type="string" calcext:value-type="string">
            <text:p>"827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CopaNS"</text:p>
          </table:table-cell>
          <table:table-cell office:value-type="float" office:value="-0.277200530675616" calcext:value-type="float">
            <text:p>-0.277200530675616</text:p>
          </table:table-cell>
        </table:table-row>
        <table:table-row table:style-name="ro1">
          <table:table-cell office:value-type="string" calcext:value-type="string">
            <text:p>"828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CopaNS"</text:p>
          </table:table-cell>
          <table:table-cell office:value-type="float" office:value="-0.197196306354342" calcext:value-type="float">
            <text:p>-0.197196306354342</text:p>
          </table:table-cell>
        </table:table-row>
        <table:table-row table:style-name="ro1">
          <table:table-cell office:value-type="string" calcext:value-type="string">
            <text:p>"829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CopaNS"</text:p>
          </table:table-cell>
          <table:table-cell office:value-type="float" office:value="-0.0513066834863024" calcext:value-type="float">
            <text:p>-0.051306683486302</text:p>
          </table:table-cell>
        </table:table-row>
        <table:table-row table:style-name="ro1">
          <table:table-cell office:value-type="string" calcext:value-type="string">
            <text:p>"83"</text:p>
          </table:table-cell>
          <table:table-cell office:value-type="string" calcext:value-type="string">
            <text:p>"total_mean_DAP"</text:p>
          </table:table-cell>
          <table:table-cell office:value-type="string" calcext:value-type="string">
            <text:p>"prop_latif"</text:p>
          </table:table-cell>
          <table:table-cell office:value-type="float" office:value="-0.574746516494805" calcext:value-type="float">
            <text:p>-0.574746516494805</text:p>
          </table:table-cell>
        </table:table-row>
        <table:table-row table:style-name="ro1">
          <table:table-cell office:value-type="string" calcext:value-type="string">
            <text:p>"830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CopaNS"</text:p>
          </table:table-cell>
          <table:table-cell office:value-type="float" office:value="-0.141061839539088" calcext:value-type="float">
            <text:p>-0.141061839539088</text:p>
          </table:table-cell>
        </table:table-row>
        <table:table-row table:style-name="ro1">
          <table:table-cell office:value-type="string" calcext:value-type="string">
            <text:p>"831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CopaNS"</text:p>
          </table:table-cell>
          <table:table-cell office:value-type="float" office:value="0.00206606932338833" calcext:value-type="float">
            <text:p>0.002066069323388</text:p>
          </table:table-cell>
        </table:table-row>
        <table:table-row table:style-name="ro1">
          <table:table-cell office:value-type="string" calcext:value-type="string">
            <text:p>"832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total_mean_CopaNS"</text:p>
          </table:table-cell>
          <table:table-cell office:value-type="float" office:value="-0.143827669077723" calcext:value-type="float">
            <text:p>-0.143827669077723</text:p>
          </table:table-cell>
        </table:table-row>
        <table:table-row table:style-name="ro1">
          <table:table-cell office:value-type="string" calcext:value-type="string">
            <text:p>"833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total_mean_CopaNS"</text:p>
          </table:table-cell>
          <table:table-cell office:value-type="float" office:value="0.474083876515466" calcext:value-type="float">
            <text:p>0.474083876515466</text:p>
          </table:table-cell>
        </table:table-row>
        <table:table-row table:style-name="ro1">
          <table:table-cell office:value-type="string" calcext:value-type="string">
            <text:p>"834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total_mean_CopaNS"</text:p>
          </table:table-cell>
          <table:table-cell office:value-type="float" office:value="0.192861876383064" calcext:value-type="float">
            <text:p>0.192861876383064</text:p>
          </table:table-cell>
        </table:table-row>
        <table:table-row table:style-name="ro1">
          <table:table-cell office:value-type="string" calcext:value-type="string">
            <text:p>"835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total_mean_CopaNS"</text:p>
          </table:table-cell>
          <table:table-cell office:value-type="float" office:value="-0.242941477413999" calcext:value-type="float">
            <text:p>-0.242941477413999</text:p>
          </table:table-cell>
        </table:table-row>
        <table:table-row table:style-name="ro1">
          <table:table-cell office:value-type="string" calcext:value-type="string">
            <text:p>"836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total_mean_CopaNS"</text:p>
          </table:table-cell>
          <table:table-cell office:value-type="float" office:value="-0.236193836262899" calcext:value-type="float">
            <text:p>-0.236193836262899</text:p>
          </table:table-cell>
        </table:table-row>
        <table:table-row table:style-name="ro1">
          <table:table-cell office:value-type="string" calcext:value-type="string">
            <text:p>"837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total_mean_CopaNS"</text:p>
          </table:table-cell>
          <table:table-cell office:value-type="float" office:value="-0.0263438059289785" calcext:value-type="float">
            <text:p>-0.026343805928979</text:p>
          </table:table-cell>
        </table:table-row>
        <table:table-row table:style-name="ro1">
          <table:table-cell office:value-type="string" calcext:value-type="string">
            <text:p>"838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total_mean_CopaNS"</text:p>
          </table:table-cell>
          <table:table-cell office:value-type="float" office:value="-0.0267233605758226" calcext:value-type="float">
            <text:p>-0.026723360575823</text:p>
          </table:table-cell>
        </table:table-row>
        <table:table-row table:style-name="ro1">
          <table:table-cell office:value-type="string" calcext:value-type="string">
            <text:p>"839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total_mean_CopaNS"</text:p>
          </table:table-cell>
          <table:table-cell office:value-type="float" office:value="-0.00896934259731665" calcext:value-type="float">
            <text:p>-0.008969342597317</text:p>
          </table:table-cell>
        </table:table-row>
        <table:table-row table:style-name="ro1">
          <table:table-cell office:value-type="string" calcext:value-type="string">
            <text:p>"84"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latif"</text:p>
          </table:table-cell>
          <table:table-cell office:value-type="float" office:value="-0.504260824823737" calcext:value-type="float">
            <text:p>-0.504260824823737</text:p>
          </table:table-cell>
        </table:table-row>
        <table:table-row table:style-name="ro1">
          <table:table-cell office:value-type="string" calcext:value-type="string">
            <text:p>"840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CopaNS"</text:p>
          </table:table-cell>
          <table:table-cell office:value-type="float" office:value="-0.152176175994916" calcext:value-type="float">
            <text:p>-0.152176175994916</text:p>
          </table:table-cell>
        </table:table-row>
        <table:table-row table:style-name="ro1">
          <table:table-cell office:value-type="string" calcext:value-type="string">
            <text:p>"841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CopaNS"</text:p>
          </table:table-cell>
          <table:table-cell office:value-type="float" office:value="0.45610037188302" calcext:value-type="float">
            <text:p>0.45610037188302</text:p>
          </table:table-cell>
        </table:table-row>
        <table:table-row table:style-name="ro1">
          <table:table-cell office:value-type="string" calcext:value-type="string">
            <text:p>"842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CopaNS"</text:p>
          </table:table-cell>
          <table:table-cell office:value-type="float" office:value="0.165341672328221" calcext:value-type="float">
            <text:p>0.165341672328221</text:p>
          </table:table-cell>
        </table:table-row>
        <table:table-row table:style-name="ro1">
          <table:table-cell office:value-type="string" calcext:value-type="string">
            <text:p>"843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CopaNS"</text:p>
          </table:table-cell>
          <table:table-cell office:value-type="float" office:value="-0.235143358835595" calcext:value-type="float">
            <text:p>-0.235143358835595</text:p>
          </table:table-cell>
        </table:table-row>
        <table:table-row table:style-name="ro1">
          <table:table-cell office:value-type="string" calcext:value-type="string">
            <text:p>"844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CopaNS"</text:p>
          </table:table-cell>
          <table:table-cell office:value-type="float" office:value="-0.252698976114943" calcext:value-type="float">
            <text:p>-0.252698976114943</text:p>
          </table:table-cell>
        </table:table-row>
        <table:table-row table:style-name="ro1">
          <table:table-cell office:value-type="string" calcext:value-type="string">
            <text:p>"845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CopaNS"</text:p>
          </table:table-cell>
          <table:table-cell office:value-type="float" office:value="-0.0133198399334838" calcext:value-type="float">
            <text:p>-0.013319839933484</text:p>
          </table:table-cell>
        </table:table-row>
        <table:table-row table:style-name="ro1">
          <table:table-cell office:value-type="string" calcext:value-type="string">
            <text:p>"846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CopaNS"</text:p>
          </table:table-cell>
          <table:table-cell office:value-type="float" office:value="-0.0279409074390811" calcext:value-type="float">
            <text:p>-0.027940907439081</text:p>
          </table:table-cell>
        </table:table-row>
        <table:table-row table:style-name="ro1">
          <table:table-cell office:value-type="string" calcext:value-type="string">
            <text:p>"847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CopaNS"</text:p>
          </table:table-cell>
          <table:table-cell office:value-type="float" office:value="-0.00662086628875874" calcext:value-type="float">
            <text:p>-0.006620866288759</text:p>
          </table:table-cell>
        </table:table-row>
        <table:table-row table:style-name="ro1">
          <table:table-cell office:value-type="string" calcext:value-type="string">
            <text:p>"848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CopaNS"</text:p>
          </table:table-cell>
          <table:table-cell office:value-type="float" office:value="-0.151760078971047" calcext:value-type="float">
            <text:p>-0.151760078971047</text:p>
          </table:table-cell>
        </table:table-row>
        <table:table-row table:style-name="ro1">
          <table:table-cell office:value-type="string" calcext:value-type="string">
            <text:p>"849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CopaNS"</text:p>
          </table:table-cell>
          <table:table-cell office:value-type="float" office:value="0.456077999828922" calcext:value-type="float">
            <text:p>0.456077999828922</text:p>
          </table:table-cell>
        </table:table-row>
        <table:table-row table:style-name="ro1">
          <table:table-cell office:value-type="string" calcext:value-type="string">
            <text:p>"85"</text:p>
          </table:table-cell>
          <table:table-cell office:value-type="string" calcext:value-type="string">
            <text:p>"total_mean_CopaNS"</text:p>
          </table:table-cell>
          <table:table-cell office:value-type="string" calcext:value-type="string">
            <text:p>"prop_latif"</text:p>
          </table:table-cell>
          <table:table-cell office:value-type="float" office:value="-0.422449493531418" calcext:value-type="float">
            <text:p>-0.422449493531418</text:p>
          </table:table-cell>
        </table:table-row>
        <table:table-row table:style-name="ro1">
          <table:table-cell office:value-type="string" calcext:value-type="string">
            <text:p>"850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CopaNS"</text:p>
          </table:table-cell>
          <table:table-cell office:value-type="float" office:value="0.165406044867326" calcext:value-type="float">
            <text:p>0.165406044867326</text:p>
          </table:table-cell>
        </table:table-row>
        <table:table-row table:style-name="ro1">
          <table:table-cell office:value-type="string" calcext:value-type="string">
            <text:p>"851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CopaNS"</text:p>
          </table:table-cell>
          <table:table-cell office:value-type="float" office:value="-0.235366548584557" calcext:value-type="float">
            <text:p>-0.235366548584557</text:p>
          </table:table-cell>
        </table:table-row>
        <table:table-row table:style-name="ro1">
          <table:table-cell office:value-type="string" calcext:value-type="string">
            <text:p>"852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CopaNS"</text:p>
          </table:table-cell>
          <table:table-cell office:value-type="float" office:value="-0.252655856894495" calcext:value-type="float">
            <text:p>-0.252655856894495</text:p>
          </table:table-cell>
        </table:table-row>
        <table:table-row table:style-name="ro1">
          <table:table-cell office:value-type="string" calcext:value-type="string">
            <text:p>"85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CopaNS"</text:p>
          </table:table-cell>
          <table:table-cell office:value-type="float" office:value="-0.0133295216509798" calcext:value-type="float">
            <text:p>-0.01332952165098</text:p>
          </table:table-cell>
        </table:table-row>
        <table:table-row table:style-name="ro1">
          <table:table-cell office:value-type="string" calcext:value-type="string">
            <text:p>"85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CopaNS"</text:p>
          </table:table-cell>
          <table:table-cell office:value-type="float" office:value="-0.0279224039433994" calcext:value-type="float">
            <text:p>-0.027922403943399</text:p>
          </table:table-cell>
        </table:table-row>
        <table:table-row table:style-name="ro1">
          <table:table-cell office:value-type="string" calcext:value-type="string">
            <text:p>"855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CopaNS"</text:p>
          </table:table-cell>
          <table:table-cell office:value-type="float" office:value="-0.00659352758575783" calcext:value-type="float">
            <text:p>-0.006593527585758</text:p>
          </table:table-cell>
        </table:table-row>
        <table:table-row table:style-name="ro1">
          <table:table-cell office:value-type="string" calcext:value-type="string">
            <text:p>"85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CopaNS"</text:p>
          </table:table-cell>
          <table:table-cell office:value-type="float" office:value="-0.144077235555975" calcext:value-type="float">
            <text:p>-0.144077235555975</text:p>
          </table:table-cell>
        </table:table-row>
        <table:table-row table:style-name="ro1">
          <table:table-cell office:value-type="string" calcext:value-type="string">
            <text:p>"85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CopaNS"</text:p>
          </table:table-cell>
          <table:table-cell office:value-type="float" office:value="0.461482191179872" calcext:value-type="float">
            <text:p>0.461482191179872</text:p>
          </table:table-cell>
        </table:table-row>
        <table:table-row table:style-name="ro1">
          <table:table-cell office:value-type="string" calcext:value-type="string">
            <text:p>"85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CopaNS"</text:p>
          </table:table-cell>
          <table:table-cell office:value-type="float" office:value="0.148466427205422" calcext:value-type="float">
            <text:p>0.148466427205422</text:p>
          </table:table-cell>
        </table:table-row>
        <table:table-row table:style-name="ro1">
          <table:table-cell office:value-type="string" calcext:value-type="string">
            <text:p>"85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CopaNS"</text:p>
          </table:table-cell>
          <table:table-cell office:value-type="float" office:value="-0.120477493584871" calcext:value-type="float">
            <text:p>-0.120477493584871</text:p>
          </table:table-cell>
        </table:table-row>
        <table:table-row table:style-name="ro1">
          <table:table-cell office:value-type="string" calcext:value-type="string">
            <text:p>"86"</text:p>
          </table:table-cell>
          <table:table-cell office:value-type="string" calcext:value-type="string">
            <text:p>"total_mean_distanciacopas"</text:p>
          </table:table-cell>
          <table:table-cell office:value-type="string" calcext:value-type="string">
            <text:p>"prop_latif"</text:p>
          </table:table-cell>
          <table:table-cell office:value-type="float" office:value="-0.407719612659975" calcext:value-type="float">
            <text:p>-0.407719612659975</text:p>
          </table:table-cell>
        </table:table-row>
        <table:table-row table:style-name="ro1">
          <table:table-cell office:value-type="string" calcext:value-type="string">
            <text:p>"86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CopaNS"</text:p>
          </table:table-cell>
          <table:table-cell office:value-type="float" office:value="-0.0755333714828235" calcext:value-type="float">
            <text:p>-0.075533371482824</text:p>
          </table:table-cell>
        </table:table-row>
        <table:table-row table:style-name="ro1">
          <table:table-cell office:value-type="string" calcext:value-type="string">
            <text:p>"86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CopaNS"</text:p>
          </table:table-cell>
          <table:table-cell office:value-type="float" office:value="-0.000223619145577957" calcext:value-type="float">
            <text:p>-0.000223619145578</text:p>
          </table:table-cell>
        </table:table-row>
        <table:table-row table:style-name="ro1">
          <table:table-cell office:value-type="string" calcext:value-type="string">
            <text:p>"86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CopaNS"</text:p>
          </table:table-cell>
          <table:table-cell office:value-type="float" office:value="0.0296417081038157" calcext:value-type="float">
            <text:p>0.029641708103816</text:p>
          </table:table-cell>
        </table:table-row>
        <table:table-row table:style-name="ro1">
          <table:table-cell office:value-type="string" calcext:value-type="string">
            <text:p>"86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CopaNS"</text:p>
          </table:table-cell>
          <table:table-cell office:value-type="float" office:value="-0.00911831473233577" calcext:value-type="float">
            <text:p>-0.009118314732336</text:p>
          </table:table-cell>
        </table:table-row>
        <table:table-row table:style-name="ro1">
          <table:table-cell office:value-type="string" calcext:value-type="string">
            <text:p>"864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CopaNS"</text:p>
          </table:table-cell>
          <table:table-cell office:value-type="float" office:value="-0.161447325945115" calcext:value-type="float">
            <text:p>-0.161447325945115</text:p>
          </table:table-cell>
        </table:table-row>
        <table:table-row table:style-name="ro1">
          <table:table-cell office:value-type="string" calcext:value-type="string">
            <text:p>"86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CopaNS"</text:p>
          </table:table-cell>
          <table:table-cell office:value-type="float" office:value="0.491219460449019" calcext:value-type="float">
            <text:p>0.491219460449019</text:p>
          </table:table-cell>
        </table:table-row>
        <table:table-row table:style-name="ro1">
          <table:table-cell office:value-type="string" calcext:value-type="string">
            <text:p>"86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CopaNS"</text:p>
          </table:table-cell>
          <table:table-cell office:value-type="float" office:value="-0.00401226671764054" calcext:value-type="float">
            <text:p>-0.004012266717641</text:p>
          </table:table-cell>
        </table:table-row>
        <table:table-row table:style-name="ro1">
          <table:table-cell office:value-type="string" calcext:value-type="string">
            <text:p>"86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CopaNS"</text:p>
          </table:table-cell>
          <table:table-cell office:value-type="float" office:value="-0.172579472522773" calcext:value-type="float">
            <text:p>-0.172579472522773</text:p>
          </table:table-cell>
        </table:table-row>
        <table:table-row table:style-name="ro1">
          <table:table-cell office:value-type="string" calcext:value-type="string">
            <text:p>"86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CopaNS"</text:p>
          </table:table-cell>
          <table:table-cell office:value-type="float" office:value="-0.0865177468938944" calcext:value-type="float">
            <text:p>-0.086517746893894</text:p>
          </table:table-cell>
        </table:table-row>
        <table:table-row table:style-name="ro1">
          <table:table-cell office:value-type="string" calcext:value-type="string">
            <text:p>"86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CopaNS"</text:p>
          </table:table-cell>
          <table:table-cell office:value-type="float" office:value="-0.0719935653236229" calcext:value-type="float">
            <text:p>-0.071993565323623</text:p>
          </table:table-cell>
        </table:table-row>
        <table:table-row table:style-name="ro1">
          <table:table-cell office:value-type="string" calcext:value-type="string">
            <text:p>"87"</text:p>
          </table:table-cell>
          <table:table-cell office:value-type="string" calcext:value-type="string">
            <text:p>"total_mean_diamcopa"</text:p>
          </table:table-cell>
          <table:table-cell office:value-type="string" calcext:value-type="string">
            <text:p>"prop_latif"</text:p>
          </table:table-cell>
          <table:table-cell office:value-type="float" office:value="-0.414396489578096" calcext:value-type="float">
            <text:p>-0.414396489578096</text:p>
          </table:table-cell>
        </table:table-row>
        <table:table-row table:style-name="ro1">
          <table:table-cell office:value-type="string" calcext:value-type="string">
            <text:p>"87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CopaNS"</text:p>
          </table:table-cell>
          <table:table-cell office:value-type="float" office:value="0.0158507952376167" calcext:value-type="float">
            <text:p>0.015850795237617</text:p>
          </table:table-cell>
        </table:table-row>
        <table:table-row table:style-name="ro1">
          <table:table-cell office:value-type="string" calcext:value-type="string">
            <text:p>"87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CopaNS"</text:p>
          </table:table-cell>
          <table:table-cell office:value-type="float" office:value="-0.00357877753054838" calcext:value-type="float">
            <text:p>-0.003578777530548</text:p>
          </table:table-cell>
        </table:table-row>
        <table:table-row table:style-name="ro1">
          <table:table-cell table:style-name="ce1" office:value-type="string" calcext:value-type="string">
            <text:p>"873"</text:p>
          </table:table-cell>
          <table:table-cell table:style-name="ce1" office:value-type="string" calcext:value-type="string">
            <text:p>"total_mean_diamcopa"</text:p>
          </table:table-cell>
          <table:table-cell table:style-name="ce1" office:value-type="string" calcext:value-type="string">
            <text:p>"total_mean_distanciacopas"</text:p>
          </table:table-cell>
          <table:table-cell table:style-name="ce1" office:value-type="float" office:value="0.999846053841912" calcext:value-type="float">
            <text:p>0.999846053841912</text:p>
          </table:table-cell>
        </table:table-row>
        <table:table-row table:style-name="ro1">
          <table:table-cell table:style-name="ce1" office:value-type="string" calcext:value-type="string">
            <text:p>"874"</text:p>
          </table:table-cell>
          <table:table-cell table:style-name="ce1" office:value-type="string" calcext:value-type="string">
            <text:p>"total_mean_coberturacopa"</text:p>
          </table:table-cell>
          <table:table-cell table:style-name="ce1" office:value-type="string" calcext:value-type="string">
            <text:p>"total_mean_distanciacopas"</text:p>
          </table:table-cell>
          <table:table-cell table:style-name="ce1" office:value-type="float" office:value="0.983066222192592" calcext:value-type="float">
            <text:p>0.983066222192592</text:p>
          </table:table-cell>
        </table:table-row>
        <table:table-row table:style-name="ro1">
          <table:table-cell table:style-name="ce1" office:value-type="string" calcext:value-type="string">
            <text:p>"875"</text:p>
          </table:table-cell>
          <table:table-cell table:style-name="ce1" office:value-type="string" calcext:value-type="string">
            <text:p>"total_mean_areabasal"</text:p>
          </table:table-cell>
          <table:table-cell table:style-name="ce1" office:value-type="string" calcext:value-type="string">
            <text:p>"total_mean_distanciacopas"</text:p>
          </table:table-cell>
          <table:table-cell table:style-name="ce1" office:value-type="float" office:value="0.831790373187783" calcext:value-type="float">
            <text:p>0.831790373187783</text:p>
          </table:table-cell>
        </table:table-row>
        <table:table-row table:style-name="ro1">
          <table:table-cell office:value-type="string" calcext:value-type="string">
            <text:p>"876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58270391660302" calcext:value-type="float">
            <text:p>-0.158270391660302</text:p>
          </table:table-cell>
        </table:table-row>
        <table:table-row table:style-name="ro1">
          <table:table-cell office:value-type="string" calcext:value-type="string">
            <text:p>"877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72706595524671" calcext:value-type="float">
            <text:p>0.472706595524671</text:p>
          </table:table-cell>
        </table:table-row>
        <table:table-row table:style-name="ro1">
          <table:table-cell office:value-type="string" calcext:value-type="string">
            <text:p>"878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0924193790915227" calcext:value-type="float">
            <text:p>0.092419379091523</text:p>
          </table:table-cell>
        </table:table-row>
        <table:table-row table:style-name="ro1">
          <table:table-cell office:value-type="string" calcext:value-type="string">
            <text:p>"879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45718004798815" calcext:value-type="float">
            <text:p>-0.245718004798815</text:p>
          </table:table-cell>
        </table:table-row>
        <table:table-row table:style-name="ro1">
          <table:table-cell office:value-type="string" calcext:value-type="string">
            <text:p>"88"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latif"</text:p>
          </table:table-cell>
          <table:table-cell office:value-type="float" office:value="-0.384654610098315" calcext:value-type="float">
            <text:p>-0.384654610098315</text:p>
          </table:table-cell>
        </table:table-row>
        <table:table-row table:style-name="ro1">
          <table:table-cell office:value-type="string" calcext:value-type="string">
            <text:p>"880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68610910088195" calcext:value-type="float">
            <text:p>-0.268610910088195</text:p>
          </table:table-cell>
        </table:table-row>
        <table:table-row table:style-name="ro1">
          <table:table-cell office:value-type="string" calcext:value-type="string">
            <text:p>"881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712165705141209" calcext:value-type="float">
            <text:p>-0.071216570514121</text:p>
          </table:table-cell>
        </table:table-row>
        <table:table-row table:style-name="ro1">
          <table:table-cell office:value-type="string" calcext:value-type="string">
            <text:p>"882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425965270361858" calcext:value-type="float">
            <text:p>-0.042596527036186</text:p>
          </table:table-cell>
        </table:table-row>
        <table:table-row table:style-name="ro1">
          <table:table-cell office:value-type="string" calcext:value-type="string">
            <text:p>"883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00232982506253661" calcext:value-type="float">
            <text:p>0.002329825062537</text:p>
          </table:table-cell>
        </table:table-row>
        <table:table-row table:style-name="ro1">
          <table:table-cell office:value-type="string" calcext:value-type="string">
            <text:p>"884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62663738361449" calcext:value-type="float">
            <text:p>-0.162663738361449</text:p>
          </table:table-cell>
        </table:table-row>
        <table:table-row table:style-name="ro1">
          <table:table-cell office:value-type="string" calcext:value-type="string">
            <text:p>"885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8396890727847" calcext:value-type="float">
            <text:p>0.48396890727847</text:p>
          </table:table-cell>
        </table:table-row>
        <table:table-row table:style-name="ro1">
          <table:table-cell office:value-type="string" calcext:value-type="string">
            <text:p>"886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215066948012013" calcext:value-type="float">
            <text:p>0.215066948012013</text:p>
          </table:table-cell>
        </table:table-row>
        <table:table-row table:style-name="ro1">
          <table:table-cell office:value-type="string" calcext:value-type="string">
            <text:p>"887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91055678007806" calcext:value-type="float">
            <text:p>-0.291055678007806</text:p>
          </table:table-cell>
        </table:table-row>
        <table:table-row table:style-name="ro1">
          <table:table-cell office:value-type="string" calcext:value-type="string">
            <text:p>"888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11696683805161" calcext:value-type="float">
            <text:p>-0.211696683805161</text:p>
          </table:table-cell>
        </table:table-row>
        <table:table-row table:style-name="ro1">
          <table:table-cell office:value-type="string" calcext:value-type="string">
            <text:p>"889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802713756333843" calcext:value-type="float">
            <text:p>-0.080271375633384</text:p>
          </table:table-cell>
        </table:table-row>
        <table:table-row table:style-name="ro1">
          <table:table-cell office:value-type="string" calcext:value-type="string">
            <text:p>"89"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latif"</text:p>
          </table:table-cell>
          <table:table-cell office:value-type="float" office:value="-0.593193140490884" calcext:value-type="float">
            <text:p>-0.593193140490884</text:p>
          </table:table-cell>
        </table:table-row>
        <table:table-row table:style-name="ro1">
          <table:table-cell office:value-type="string" calcext:value-type="string">
            <text:p>"890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39780784064793" calcext:value-type="float">
            <text:p>-0.139780784064793</text:p>
          </table:table-cell>
        </table:table-row>
        <table:table-row table:style-name="ro1">
          <table:table-cell office:value-type="string" calcext:value-type="string">
            <text:p>"891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0173669155695798" calcext:value-type="float">
            <text:p>-0.000173669155696</text:p>
          </table:table-cell>
        </table:table-row>
        <table:table-row table:style-name="ro1">
          <table:table-cell office:value-type="string" calcext:value-type="string">
            <text:p>"892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40464356347428" calcext:value-type="float">
            <text:p>-0.140464356347428</text:p>
          </table:table-cell>
        </table:table-row>
        <table:table-row table:style-name="ro1">
          <table:table-cell office:value-type="string" calcext:value-type="string">
            <text:p>"893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78993929958486" calcext:value-type="float">
            <text:p>0.478993929958486</text:p>
          </table:table-cell>
        </table:table-row>
        <table:table-row table:style-name="ro1">
          <table:table-cell office:value-type="string" calcext:value-type="string">
            <text:p>"894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222621196559135" calcext:value-type="float">
            <text:p>0.222621196559135</text:p>
          </table:table-cell>
        </table:table-row>
        <table:table-row table:style-name="ro1">
          <table:table-cell office:value-type="string" calcext:value-type="string">
            <text:p>"895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56193521226272" calcext:value-type="float">
            <text:p>-0.256193521226272</text:p>
          </table:table-cell>
        </table:table-row>
        <table:table-row table:style-name="ro1">
          <table:table-cell office:value-type="string" calcext:value-type="string">
            <text:p>"896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5262124217887" calcext:value-type="float">
            <text:p>-0.25262124217887</text:p>
          </table:table-cell>
        </table:table-row>
        <table:table-row table:style-name="ro1">
          <table:table-cell office:value-type="string" calcext:value-type="string">
            <text:p>"897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57553884580528" calcext:value-type="float">
            <text:p>-0.057553884580528</text:p>
          </table:table-cell>
        </table:table-row>
        <table:table-row table:style-name="ro1">
          <table:table-cell office:value-type="string" calcext:value-type="string">
            <text:p>"898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378813875213561" calcext:value-type="float">
            <text:p>-0.037881387521356</text:p>
          </table:table-cell>
        </table:table-row>
        <table:table-row table:style-name="ro1">
          <table:table-cell office:value-type="string" calcext:value-type="string">
            <text:p>"899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729702514581926" calcext:value-type="float">
            <text:p>-0.007297025145819</text:p>
          </table:table-cell>
        </table:table-row>
        <table:table-row table:style-name="ro1">
          <table:table-cell office:value-type="string" calcext:value-type="string">
            <text:p>"9"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conif"</text:p>
          </table:table-cell>
          <table:table-cell office:value-type="float" office:value="0.30295273069435" calcext:value-type="float">
            <text:p>0.30295273069435</text:p>
          </table:table-cell>
        </table:table-row>
        <table:table-row table:style-name="ro1">
          <table:table-cell office:value-type="string" calcext:value-type="string">
            <text:p>"90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prop_latif"</text:p>
          </table:table-cell>
          <table:table-cell office:value-type="float" office:value="-0.0909225432557682" calcext:value-type="float">
            <text:p>-0.090922543255768</text:p>
          </table:table-cell>
        </table:table-row>
        <table:table-row table:style-name="ro1">
          <table:table-cell office:value-type="string" calcext:value-type="string">
            <text:p>"900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47281539262071" calcext:value-type="float">
            <text:p>-0.147281539262071</text:p>
          </table:table-cell>
        </table:table-row>
        <table:table-row table:style-name="ro1">
          <table:table-cell office:value-type="string" calcext:value-type="string">
            <text:p>"901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68254014559446" calcext:value-type="float">
            <text:p>0.468254014559446</text:p>
          </table:table-cell>
        </table:table-row>
        <table:table-row table:style-name="ro1">
          <table:table-cell office:value-type="string" calcext:value-type="string">
            <text:p>"902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214853415398191" calcext:value-type="float">
            <text:p>0.214853415398191</text:p>
          </table:table-cell>
        </table:table-row>
        <table:table-row table:style-name="ro1">
          <table:table-cell office:value-type="string" calcext:value-type="string">
            <text:p>"903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47183652467805" calcext:value-type="float">
            <text:p>-0.247183652467805</text:p>
          </table:table-cell>
        </table:table-row>
        <table:table-row table:style-name="ro1">
          <table:table-cell office:value-type="string" calcext:value-type="string">
            <text:p>"904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55150638029575" calcext:value-type="float">
            <text:p>-0.255150638029575</text:p>
          </table:table-cell>
        </table:table-row>
        <table:table-row table:style-name="ro1">
          <table:table-cell office:value-type="string" calcext:value-type="string">
            <text:p>"905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468942543466141" calcext:value-type="float">
            <text:p>-0.046894254346614</text:p>
          </table:table-cell>
        </table:table-row>
        <table:table-row table:style-name="ro1">
          <table:table-cell office:value-type="string" calcext:value-type="string">
            <text:p>"906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392076152340854" calcext:value-type="float">
            <text:p>-0.039207615234085</text:p>
          </table:table-cell>
        </table:table-row>
        <table:table-row table:style-name="ro1">
          <table:table-cell office:value-type="string" calcext:value-type="string">
            <text:p>"907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578700312520319" calcext:value-type="float">
            <text:p>-0.005787003125203</text:p>
          </table:table-cell>
        </table:table-row>
        <table:table-row table:style-name="ro1">
          <table:table-cell office:value-type="string" calcext:value-type="string">
            <text:p>"908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49575739054694" calcext:value-type="float">
            <text:p>-0.149575739054694</text:p>
          </table:table-cell>
        </table:table-row>
        <table:table-row table:style-name="ro1">
          <table:table-cell office:value-type="string" calcext:value-type="string">
            <text:p>"909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68241090062841" calcext:value-type="float">
            <text:p>0.468241090062841</text:p>
          </table:table-cell>
        </table:table-row>
        <table:table-row table:style-name="ro1">
          <table:table-cell office:value-type="string" calcext:value-type="string">
            <text:p>"91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prop_latif"</text:p>
          </table:table-cell>
          <table:table-cell office:value-type="float" office:value="-0.326235038279391" calcext:value-type="float">
            <text:p>-0.326235038279391</text:p>
          </table:table-cell>
        </table:table-row>
        <table:table-row table:style-name="ro1">
          <table:table-cell office:value-type="string" calcext:value-type="string">
            <text:p>"910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214950579282298" calcext:value-type="float">
            <text:p>0.214950579282298</text:p>
          </table:table-cell>
        </table:table-row>
        <table:table-row table:style-name="ro1">
          <table:table-cell office:value-type="string" calcext:value-type="string">
            <text:p>"911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47389964170359" calcext:value-type="float">
            <text:p>-0.247389964170359</text:p>
          </table:table-cell>
        </table:table-row>
        <table:table-row table:style-name="ro1">
          <table:table-cell office:value-type="string" calcext:value-type="string">
            <text:p>"912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25507883974238" calcext:value-type="float">
            <text:p>-0.25507883974238</text:p>
          </table:table-cell>
        </table:table-row>
        <table:table-row table:style-name="ro1">
          <table:table-cell office:value-type="string" calcext:value-type="string">
            <text:p>"913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4688936339204" calcext:value-type="float">
            <text:p>-0.04688936339204</text:p>
          </table:table-cell>
        </table:table-row>
        <table:table-row table:style-name="ro1">
          <table:table-cell office:value-type="string" calcext:value-type="string">
            <text:p>"914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391855098963151" calcext:value-type="float">
            <text:p>-0.039185509896315</text:p>
          </table:table-cell>
        </table:table-row>
        <table:table-row table:style-name="ro1">
          <table:table-cell office:value-type="string" calcext:value-type="string">
            <text:p>"915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576940574050613" calcext:value-type="float">
            <text:p>-0.005769405740506</text:p>
          </table:table-cell>
        </table:table-row>
        <table:table-row table:style-name="ro1">
          <table:table-cell office:value-type="string" calcext:value-type="string">
            <text:p>"916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35101027325419" calcext:value-type="float">
            <text:p>-0.135101027325419</text:p>
          </table:table-cell>
        </table:table-row>
        <table:table-row table:style-name="ro1">
          <table:table-cell office:value-type="string" calcext:value-type="string">
            <text:p>"917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477684098222699" calcext:value-type="float">
            <text:p>0.477684098222699</text:p>
          </table:table-cell>
        </table:table-row>
        <table:table-row table:style-name="ro1">
          <table:table-cell office:value-type="string" calcext:value-type="string">
            <text:p>"918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196541251076253" calcext:value-type="float">
            <text:p>0.196541251076253</text:p>
          </table:table-cell>
        </table:table-row>
        <table:table-row table:style-name="ro1">
          <table:table-cell office:value-type="string" calcext:value-type="string">
            <text:p>"919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29461572193245" calcext:value-type="float">
            <text:p>-0.129461572193245</text:p>
          </table:table-cell>
        </table:table-row>
        <table:table-row table:style-name="ro1">
          <table:table-cell office:value-type="string" calcext:value-type="string">
            <text:p>"92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prop_latif"</text:p>
          </table:table-cell>
          <table:table-cell office:value-type="float" office:value="0.0426837124001708" calcext:value-type="float">
            <text:p>0.042683712400171</text:p>
          </table:table-cell>
        </table:table-row>
        <table:table-row table:style-name="ro1">
          <table:table-cell office:value-type="string" calcext:value-type="string">
            <text:p>"920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820262934520703" calcext:value-type="float">
            <text:p>-0.08202629345207</text:p>
          </table:table-cell>
        </table:table-row>
        <table:table-row table:style-name="ro1">
          <table:table-cell office:value-type="string" calcext:value-type="string">
            <text:p>"921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388114627433604" calcext:value-type="float">
            <text:p>-0.03881146274336</text:p>
          </table:table-cell>
        </table:table-row>
        <table:table-row table:style-name="ro1">
          <table:table-cell office:value-type="string" calcext:value-type="string">
            <text:p>"922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0106678677654838" calcext:value-type="float">
            <text:p>0.010667867765484</text:p>
          </table:table-cell>
        </table:table-row>
        <table:table-row table:style-name="ro1">
          <table:table-cell office:value-type="string" calcext:value-type="string">
            <text:p>"923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739270057327323" calcext:value-type="float">
            <text:p>-0.007392700573273</text:p>
          </table:table-cell>
        </table:table-row>
        <table:table-row table:style-name="ro1">
          <table:table-cell office:value-type="string" calcext:value-type="string">
            <text:p>"924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52199885591653" calcext:value-type="float">
            <text:p>-0.152199885591653</text:p>
          </table:table-cell>
        </table:table-row>
        <table:table-row table:style-name="ro1">
          <table:table-cell office:value-type="string" calcext:value-type="string">
            <text:p>"925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5136515885671" calcext:value-type="float">
            <text:p>0.5136515885671</text:p>
          </table:table-cell>
        </table:table-row>
        <table:table-row table:style-name="ro1">
          <table:table-cell office:value-type="string" calcext:value-type="string">
            <text:p>"926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00586288307373631" calcext:value-type="float">
            <text:p>0.005862883073736</text:p>
          </table:table-cell>
        </table:table-row>
        <table:table-row table:style-name="ro1">
          <table:table-cell office:value-type="string" calcext:value-type="string">
            <text:p>"927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76229490413917" calcext:value-type="float">
            <text:p>-0.176229490413917</text:p>
          </table:table-cell>
        </table:table-row>
        <table:table-row table:style-name="ro1">
          <table:table-cell office:value-type="string" calcext:value-type="string">
            <text:p>"928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103208248835578" calcext:value-type="float">
            <text:p>-0.103208248835578</text:p>
          </table:table-cell>
        </table:table-row>
        <table:table-row table:style-name="ro1">
          <table:table-cell office:value-type="string" calcext:value-type="string">
            <text:p>"929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969981108970875" calcext:value-type="float">
            <text:p>-0.096998110897088</text:p>
          </table:table-cell>
        </table:table-row>
        <table:table-row table:style-name="ro1">
          <table:table-cell office:value-type="string" calcext:value-type="string">
            <text:p>"93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prop_latif"</text:p>
          </table:table-cell>
          <table:table-cell office:value-type="float" office:value="0.326731718651699" calcext:value-type="float">
            <text:p>0.326731718651699</text:p>
          </table:table-cell>
        </table:table-row>
        <table:table-row table:style-name="ro1">
          <table:table-cell office:value-type="string" calcext:value-type="string">
            <text:p>"930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0.00351016705055049" calcext:value-type="float">
            <text:p>0.00351016705055</text:p>
          </table:table-cell>
        </table:table-row>
        <table:table-row table:style-name="ro1">
          <table:table-cell office:value-type="string" calcext:value-type="string">
            <text:p>"931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distanciacopas"</text:p>
          </table:table-cell>
          <table:table-cell office:value-type="float" office:value="-0.00382620094350294" calcext:value-type="float">
            <text:p>-0.003826200943503</text:p>
          </table:table-cell>
        </table:table-row>
        <table:table-row table:style-name="ro1">
          <table:table-cell table:style-name="ce1" office:value-type="string" calcext:value-type="string">
            <text:p>"933"</text:p>
          </table:table-cell>
          <table:table-cell table:style-name="ce1" office:value-type="string" calcext:value-type="string">
            <text:p>"total_mean_coberturacopa"</text:p>
          </table:table-cell>
          <table:table-cell table:style-name="ce1" office:value-type="string" calcext:value-type="string">
            <text:p>"total_mean_diamcopa"</text:p>
          </table:table-cell>
          <table:table-cell table:style-name="ce1" office:value-type="float" office:value="0.982574624850874" calcext:value-type="float">
            <text:p>0.982574624850874</text:p>
          </table:table-cell>
        </table:table-row>
        <table:table-row table:style-name="ro1">
          <table:table-cell table:style-name="ce1" office:value-type="string" calcext:value-type="string">
            <text:p>"934"</text:p>
          </table:table-cell>
          <table:table-cell table:style-name="ce1" office:value-type="string" calcext:value-type="string">
            <text:p>"total_mean_areabasal"</text:p>
          </table:table-cell>
          <table:table-cell table:style-name="ce1" office:value-type="string" calcext:value-type="string">
            <text:p>"total_mean_diamcopa"</text:p>
          </table:table-cell>
          <table:table-cell table:style-name="ce1" office:value-type="float" office:value="0.831478905958355" calcext:value-type="float">
            <text:p>0.831478905958355</text:p>
          </table:table-cell>
        </table:table-row>
        <table:table-row table:style-name="ro1">
          <table:table-cell office:value-type="string" calcext:value-type="string">
            <text:p>"935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5884031620883" calcext:value-type="float">
            <text:p>-0.15884031620883</text:p>
          </table:table-cell>
        </table:table-row>
        <table:table-row table:style-name="ro1">
          <table:table-cell office:value-type="string" calcext:value-type="string">
            <text:p>"936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74115488495601" calcext:value-type="float">
            <text:p>0.474115488495601</text:p>
          </table:table-cell>
        </table:table-row>
        <table:table-row table:style-name="ro1">
          <table:table-cell office:value-type="string" calcext:value-type="string">
            <text:p>"937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0915902259855923" calcext:value-type="float">
            <text:p>0.091590225985592</text:p>
          </table:table-cell>
        </table:table-row>
        <table:table-row table:style-name="ro1">
          <table:table-cell office:value-type="string" calcext:value-type="string">
            <text:p>"938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48089406781538" calcext:value-type="float">
            <text:p>-0.248089406781538</text:p>
          </table:table-cell>
        </table:table-row>
        <table:table-row table:style-name="ro1">
          <table:table-cell office:value-type="string" calcext:value-type="string">
            <text:p>"939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73804913655878" calcext:value-type="float">
            <text:p>-0.273804913655878</text:p>
          </table:table-cell>
        </table:table-row>
        <table:table-row table:style-name="ro1">
          <table:table-cell table:style-name="ce1" office:value-type="string" calcext:value-type="string">
            <text:p>"94"</text:p>
          </table:table-cell>
          <table:table-cell table:style-name="ce1" office:value-type="string" calcext:value-type="string">
            <text:p>"mean_DAP_Quercus"</text:p>
          </table:table-cell>
          <table:table-cell table:style-name="ce1" office:value-type="string" calcext:value-type="string">
            <text:p>"prop_latif"</text:p>
          </table:table-cell>
          <table:table-cell table:style-name="ce1" office:value-type="float" office:value="0.770741471520815" calcext:value-type="float">
            <text:p>0.770741471520815</text:p>
          </table:table-cell>
        </table:table-row>
        <table:table-row table:style-name="ro1">
          <table:table-cell office:value-type="string" calcext:value-type="string">
            <text:p>"940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720918603305595" calcext:value-type="float">
            <text:p>-0.07209186033056</text:p>
          </table:table-cell>
        </table:table-row>
        <table:table-row table:style-name="ro1">
          <table:table-cell office:value-type="string" calcext:value-type="string">
            <text:p>"941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43955353451712" calcext:value-type="float">
            <text:p>-0.043955353451712</text:p>
          </table:table-cell>
        </table:table-row>
        <table:table-row table:style-name="ro1">
          <table:table-cell office:value-type="string" calcext:value-type="string">
            <text:p>"942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0.00162337875933535" calcext:value-type="float">
            <text:p>0.001623378759335</text:p>
          </table:table-cell>
        </table:table-row>
        <table:table-row table:style-name="ro1">
          <table:table-cell office:value-type="string" calcext:value-type="string">
            <text:p>"943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62434177476986" calcext:value-type="float">
            <text:p>-0.162434177476986</text:p>
          </table:table-cell>
        </table:table-row>
        <table:table-row table:style-name="ro1">
          <table:table-cell office:value-type="string" calcext:value-type="string">
            <text:p>"944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85054252940815" calcext:value-type="float">
            <text:p>0.485054252940815</text:p>
          </table:table-cell>
        </table:table-row>
        <table:table-row table:style-name="ro1">
          <table:table-cell office:value-type="string" calcext:value-type="string">
            <text:p>"945"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21428021469302" calcext:value-type="float">
            <text:p>0.21428021469302</text:p>
          </table:table-cell>
        </table:table-row>
        <table:table-row table:style-name="ro1">
          <table:table-cell office:value-type="string" calcext:value-type="string">
            <text:p>"946"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93618129270181" calcext:value-type="float">
            <text:p>-0.293618129270181</text:p>
          </table:table-cell>
        </table:table-row>
        <table:table-row table:style-name="ro1">
          <table:table-cell office:value-type="string" calcext:value-type="string">
            <text:p>"947"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1629746487683" calcext:value-type="float">
            <text:p>-0.21629746487683</text:p>
          </table:table-cell>
        </table:table-row>
        <table:table-row table:style-name="ro1">
          <table:table-cell office:value-type="string" calcext:value-type="string">
            <text:p>"948"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811175760346444" calcext:value-type="float">
            <text:p>-0.081117576034644</text:p>
          </table:table-cell>
        </table:table-row>
        <table:table-row table:style-name="ro1">
          <table:table-cell office:value-type="string" calcext:value-type="string">
            <text:p>"949"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-0.141187281142665" calcext:value-type="float">
            <text:p>-0.141187281142665</text:p>
          </table:table-cell>
        </table:table-row>
        <table:table-row table:style-name="ro1">
          <table:table-cell office:value-type="string" calcext:value-type="string">
            <text:p>"95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prop_latif"</text:p>
          </table:table-cell>
          <table:table-cell office:value-type="float" office:value="0.135903111823077" calcext:value-type="float">
            <text:p>0.135903111823077</text:p>
          </table:table-cell>
        </table:table-row>
        <table:table-row table:style-name="ro1">
          <table:table-cell office:value-type="string" calcext:value-type="string">
            <text:p>"950"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0889129250392336" calcext:value-type="float">
            <text:p>-0.000889129250392</text:p>
          </table:table-cell>
        </table:table-row>
        <table:table-row table:style-name="ro1">
          <table:table-cell office:value-type="string" calcext:value-type="string">
            <text:p>"951"</text:p>
          </table:table-cell>
          <table:table-cell office:value-type="string" calcext:value-type="string">
            <text:p>"mean_CopaNS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38506055469159" calcext:value-type="float">
            <text:p>-0.138506055469159</text:p>
          </table:table-cell>
        </table:table-row>
        <table:table-row table:style-name="ro1">
          <table:table-cell office:value-type="string" calcext:value-type="string">
            <text:p>"952"</text:p>
          </table:table-cell>
          <table:table-cell office:value-type="string" calcext:value-type="string">
            <text:p>"mean_CopaNS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80583322070442" calcext:value-type="float">
            <text:p>0.480583322070442</text:p>
          </table:table-cell>
        </table:table-row>
        <table:table-row table:style-name="ro1">
          <table:table-cell office:value-type="string" calcext:value-type="string">
            <text:p>"953"</text:p>
          </table:table-cell>
          <table:table-cell office:value-type="string" calcext:value-type="string">
            <text:p>"mean_CopaNS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221866200223796" calcext:value-type="float">
            <text:p>0.221866200223796</text:p>
          </table:table-cell>
        </table:table-row>
        <table:table-row table:style-name="ro1">
          <table:table-cell office:value-type="string" calcext:value-type="string">
            <text:p>"954"</text:p>
          </table:table-cell>
          <table:table-cell office:value-type="string" calcext:value-type="string">
            <text:p>"mean_CopaNS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58679250501483" calcext:value-type="float">
            <text:p>-0.258679250501483</text:p>
          </table:table-cell>
        </table:table-row>
        <table:table-row table:style-name="ro1">
          <table:table-cell office:value-type="string" calcext:value-type="string">
            <text:p>"955"</text:p>
          </table:table-cell>
          <table:table-cell office:value-type="string" calcext:value-type="string">
            <text:p>"mean_CopaNS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57746011075825" calcext:value-type="float">
            <text:p>-0.257746011075825</text:p>
          </table:table-cell>
        </table:table-row>
        <table:table-row table:style-name="ro1">
          <table:table-cell office:value-type="string" calcext:value-type="string">
            <text:p>"956"</text:p>
          </table:table-cell>
          <table:table-cell office:value-type="string" calcext:value-type="string">
            <text:p>"mean_CopaNS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584542519280077" calcext:value-type="float">
            <text:p>-0.058454251928008</text:p>
          </table:table-cell>
        </table:table-row>
        <table:table-row table:style-name="ro1">
          <table:table-cell office:value-type="string" calcext:value-type="string">
            <text:p>"957"</text:p>
          </table:table-cell>
          <table:table-cell office:value-type="string" calcext:value-type="string">
            <text:p>"mean_CopaNS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392334160687881" calcext:value-type="float">
            <text:p>-0.039233416068788</text:p>
          </table:table-cell>
        </table:table-row>
        <table:table-row table:style-name="ro1">
          <table:table-cell office:value-type="string" calcext:value-type="string">
            <text:p>"958"</text:p>
          </table:table-cell>
          <table:table-cell office:value-type="string" calcext:value-type="string">
            <text:p>"mean_CopaNS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801586302865829" calcext:value-type="float">
            <text:p>-0.008015863028658</text:p>
          </table:table-cell>
        </table:table-row>
        <table:table-row table:style-name="ro1">
          <table:table-cell office:value-type="string" calcext:value-type="string">
            <text:p>"959"</text:p>
          </table:table-cell>
          <table:table-cell office:value-type="string" calcext:value-type="string">
            <text:p>"mean_distanciacopas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47082839247405" calcext:value-type="float">
            <text:p>-0.147082839247405</text:p>
          </table:table-cell>
        </table:table-row>
        <table:table-row table:style-name="ro1">
          <table:table-cell office:value-type="string" calcext:value-type="string">
            <text:p>"96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prop_latif"</text:p>
          </table:table-cell>
          <table:table-cell office:value-type="float" office:value="0.14207106669993" calcext:value-type="float">
            <text:p>0.14207106669993</text:p>
          </table:table-cell>
        </table:table-row>
        <table:table-row table:style-name="ro1">
          <table:table-cell office:value-type="string" calcext:value-type="string">
            <text:p>"960"</text:p>
          </table:table-cell>
          <table:table-cell office:value-type="string" calcext:value-type="string">
            <text:p>"mean_distanciacopas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69795706358698" calcext:value-type="float">
            <text:p>0.469795706358698</text:p>
          </table:table-cell>
        </table:table-row>
        <table:table-row table:style-name="ro1">
          <table:table-cell office:value-type="string" calcext:value-type="string">
            <text:p>"961"</text:p>
          </table:table-cell>
          <table:table-cell office:value-type="string" calcext:value-type="string">
            <text:p>"mean_distanciacopas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21406680687633" calcext:value-type="float">
            <text:p>0.21406680687633</text:p>
          </table:table-cell>
        </table:table-row>
        <table:table-row table:style-name="ro1">
          <table:table-cell office:value-type="string" calcext:value-type="string">
            <text:p>"962"</text:p>
          </table:table-cell>
          <table:table-cell office:value-type="string" calcext:value-type="string">
            <text:p>"mean_distanciacopas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49677477625414" calcext:value-type="float">
            <text:p>-0.249677477625414</text:p>
          </table:table-cell>
        </table:table-row>
        <table:table-row table:style-name="ro1">
          <table:table-cell office:value-type="string" calcext:value-type="string">
            <text:p>"963"</text:p>
          </table:table-cell>
          <table:table-cell office:value-type="string" calcext:value-type="string">
            <text:p>"mean_distanciacopas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60294421898763" calcext:value-type="float">
            <text:p>-0.260294421898763</text:p>
          </table:table-cell>
        </table:table-row>
        <table:table-row table:style-name="ro1">
          <table:table-cell office:value-type="string" calcext:value-type="string">
            <text:p>"964"</text:p>
          </table:table-cell>
          <table:table-cell office:value-type="string" calcext:value-type="string">
            <text:p>"mean_distanciacopas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477948589180109" calcext:value-type="float">
            <text:p>-0.047794858918011</text:p>
          </table:table-cell>
        </table:table-row>
        <table:table-row table:style-name="ro1">
          <table:table-cell office:value-type="string" calcext:value-type="string">
            <text:p>"965"</text:p>
          </table:table-cell>
          <table:table-cell office:value-type="string" calcext:value-type="string">
            <text:p>"mean_distanciacopas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405672166519903" calcext:value-type="float">
            <text:p>-0.04056721665199</text:p>
          </table:table-cell>
        </table:table-row>
        <table:table-row table:style-name="ro1">
          <table:table-cell office:value-type="string" calcext:value-type="string">
            <text:p>"966"</text:p>
          </table:table-cell>
          <table:table-cell office:value-type="string" calcext:value-type="string">
            <text:p>"mean_distanciacopas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650793412107914" calcext:value-type="float">
            <text:p>-0.006507934121079</text:p>
          </table:table-cell>
        </table:table-row>
        <table:table-row table:style-name="ro1">
          <table:table-cell office:value-type="string" calcext:value-type="string">
            <text:p>"967"</text:p>
          </table:table-cell>
          <table:table-cell office:value-type="string" calcext:value-type="string">
            <text:p>"mean_diamcopa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47720672454181" calcext:value-type="float">
            <text:p>-0.147720672454181</text:p>
          </table:table-cell>
        </table:table-row>
        <table:table-row table:style-name="ro1">
          <table:table-cell office:value-type="string" calcext:value-type="string">
            <text:p>"968"</text:p>
          </table:table-cell>
          <table:table-cell office:value-type="string" calcext:value-type="string">
            <text:p>"mean_diamcopa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69780057950306" calcext:value-type="float">
            <text:p>0.469780057950306</text:p>
          </table:table-cell>
        </table:table-row>
        <table:table-row table:style-name="ro1">
          <table:table-cell office:value-type="string" calcext:value-type="string">
            <text:p>"969"</text:p>
          </table:table-cell>
          <table:table-cell office:value-type="string" calcext:value-type="string">
            <text:p>"mean_diamcopa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214164119620493" calcext:value-type="float">
            <text:p>0.214164119620493</text:p>
          </table:table-cell>
        </table:table-row>
        <table:table-row table:style-name="ro1">
          <table:table-cell office:value-type="string" calcext:value-type="string">
            <text:p>"97"</text:p>
          </table:table-cell>
          <table:table-cell office:value-type="string" calcext:value-type="string">
            <text:p>"mean_DAP_Prunus"</text:p>
          </table:table-cell>
          <table:table-cell office:value-type="string" calcext:value-type="string">
            <text:p>"prop_latif"</text:p>
          </table:table-cell>
          <table:table-cell office:value-type="float" office:value="0.098124628662722" calcext:value-type="float">
            <text:p>0.098124628662722</text:p>
          </table:table-cell>
        </table:table-row>
        <table:table-row table:style-name="ro1">
          <table:table-cell office:value-type="string" calcext:value-type="string">
            <text:p>"970"</text:p>
          </table:table-cell>
          <table:table-cell office:value-type="string" calcext:value-type="string">
            <text:p>"mean_diamcopa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4988400892727" calcext:value-type="float">
            <text:p>-0.24988400892727</text:p>
          </table:table-cell>
        </table:table-row>
        <table:table-row table:style-name="ro1">
          <table:table-cell office:value-type="string" calcext:value-type="string">
            <text:p>"971"</text:p>
          </table:table-cell>
          <table:table-cell office:value-type="string" calcext:value-type="string">
            <text:p>"mean_diamcopa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260222685470335" calcext:value-type="float">
            <text:p>-0.260222685470335</text:p>
          </table:table-cell>
        </table:table-row>
        <table:table-row table:style-name="ro1">
          <table:table-cell office:value-type="string" calcext:value-type="string">
            <text:p>"972"</text:p>
          </table:table-cell>
          <table:table-cell office:value-type="string" calcext:value-type="string">
            <text:p>"mean_diamcopa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477900606441994" calcext:value-type="float">
            <text:p>-0.047790060644199</text:p>
          </table:table-cell>
        </table:table-row>
        <table:table-row table:style-name="ro1">
          <table:table-cell office:value-type="string" calcext:value-type="string">
            <text:p>"973"</text:p>
          </table:table-cell>
          <table:table-cell office:value-type="string" calcext:value-type="string">
            <text:p>"mean_diamcopa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405450799084096" calcext:value-type="float">
            <text:p>-0.04054507990841</text:p>
          </table:table-cell>
        </table:table-row>
        <table:table-row table:style-name="ro1">
          <table:table-cell office:value-type="string" calcext:value-type="string">
            <text:p>"974"</text:p>
          </table:table-cell>
          <table:table-cell office:value-type="string" calcext:value-type="string">
            <text:p>"mean_diamcopa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649035199976015" calcext:value-type="float">
            <text:p>-0.00649035199976</text:p>
          </table:table-cell>
        </table:table-row>
        <table:table-row table:style-name="ro1">
          <table:table-cell office:value-type="string" calcext:value-type="string">
            <text:p>"975"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35164320698551" calcext:value-type="float">
            <text:p>-0.135164320698551</text:p>
          </table:table-cell>
        </table:table-row>
        <table:table-row table:style-name="ro1">
          <table:table-cell office:value-type="string" calcext:value-type="string">
            <text:p>"976"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477853700681895" calcext:value-type="float">
            <text:p>0.477853700681895</text:p>
          </table:table-cell>
        </table:table-row>
        <table:table-row table:style-name="ro1">
          <table:table-cell office:value-type="string" calcext:value-type="string">
            <text:p>"977"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195748844419624" calcext:value-type="float">
            <text:p>0.195748844419624</text:p>
          </table:table-cell>
        </table:table-row>
        <table:table-row table:style-name="ro1">
          <table:table-cell office:value-type="string" calcext:value-type="string">
            <text:p>"978"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131342538201427" calcext:value-type="float">
            <text:p>-0.131342538201427</text:p>
          </table:table-cell>
        </table:table-row>
        <table:table-row table:style-name="ro1">
          <table:table-cell office:value-type="string" calcext:value-type="string">
            <text:p>"979"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856449726823518" calcext:value-type="float">
            <text:p>-0.085644972682352</text:p>
          </table:table-cell>
        </table:table-row>
        <table:table-row table:style-name="ro1">
          <table:table-cell office:value-type="string" calcext:value-type="string">
            <text:p>"98"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latif"</text:p>
          </table:table-cell>
          <table:table-cell office:value-type="float" office:value="-0.180482286947115" calcext:value-type="float">
            <text:p>-0.180482286947115</text:p>
          </table:table-cell>
        </table:table-row>
        <table:table-row table:style-name="ro1">
          <table:table-cell office:value-type="string" calcext:value-type="string">
            <text:p>"980"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396748828955761" calcext:value-type="float">
            <text:p>-0.039674882895576</text:p>
          </table:table-cell>
        </table:table-row>
        <table:table-row table:style-name="ro1">
          <table:table-cell office:value-type="string" calcext:value-type="string">
            <text:p>"981"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0.00957822471468042" calcext:value-type="float">
            <text:p>0.00957822471468</text:p>
          </table:table-cell>
        </table:table-row>
        <table:table-row table:style-name="ro1">
          <table:table-cell office:value-type="string" calcext:value-type="string">
            <text:p>"982"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811135314136546" calcext:value-type="float">
            <text:p>-0.008111353141365</text:p>
          </table:table-cell>
        </table:table-row>
        <table:table-row table:style-name="ro1">
          <table:table-cell office:value-type="string" calcext:value-type="string">
            <text:p>"983"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diamcopa"</text:p>
          </table:table-cell>
          <table:table-cell office:value-type="float" office:value="-0.153208287869451" calcext:value-type="float">
            <text:p>-0.153208287869451</text:p>
          </table:table-cell>
        </table:table-row>
        <table:table-row table:style-name="ro1">
          <table:table-cell office:value-type="string" calcext:value-type="string">
            <text:p>"984"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diamcopa"</text:p>
          </table:table-cell>
          <table:table-cell office:value-type="float" office:value="0.513818170307811" calcext:value-type="float">
            <text:p>0.513818170307811</text:p>
          </table:table-cell>
        </table:table-row>
        <table:table-row table:style-name="ro1">
          <table:table-cell office:value-type="string" calcext:value-type="string">
            <text:p>"985"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diamcopa"</text:p>
          </table:table-cell>
          <table:table-cell office:value-type="float" office:value="0.00506146448234501" calcext:value-type="float">
            <text:p>0.005061464482345</text:p>
          </table:table-cell>
        </table:table-row>
        <table:table-row table:style-name="ro1">
          <table:table-cell office:value-type="string" calcext:value-type="string">
            <text:p>"986"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diamcopa"</text:p>
          </table:table-cell>
          <table:table-cell office:value-type="float" office:value="-0.178101364608677" calcext:value-type="float">
            <text:p>-0.178101364608677</text:p>
          </table:table-cell>
        </table:table-row>
        <table:table-row table:style-name="ro1">
          <table:table-cell office:value-type="string" calcext:value-type="string">
            <text:p>"987"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diamcopa"</text:p>
          </table:table-cell>
          <table:table-cell office:value-type="float" office:value="-0.106872964643414" calcext:value-type="float">
            <text:p>-0.106872964643414</text:p>
          </table:table-cell>
        </table:table-row>
        <table:table-row table:style-name="ro1">
          <table:table-cell office:value-type="string" calcext:value-type="string">
            <text:p>"988"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977844969981438" calcext:value-type="float">
            <text:p>-0.097784496998144</text:p>
          </table:table-cell>
        </table:table-row>
        <table:table-row table:style-name="ro1">
          <table:table-cell office:value-type="string" calcext:value-type="string">
            <text:p>"989"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diamcopa"</text:p>
          </table:table-cell>
          <table:table-cell office:value-type="float" office:value="0.00234128166641804" calcext:value-type="float">
            <text:p>0.002341281666418</text:p>
          </table:table-cell>
        </table:table-row>
        <table:table-row table:style-name="ro1">
          <table:table-cell office:value-type="string" calcext:value-type="string">
            <text:p>"99"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latif"</text:p>
          </table:table-cell>
          <table:table-cell office:value-type="float" office:value="-0.312557699168127" calcext:value-type="float">
            <text:p>-0.312557699168127</text:p>
          </table:table-cell>
        </table:table-row>
        <table:table-row table:style-name="ro1">
          <table:table-cell office:value-type="string" calcext:value-type="string">
            <text:p>"990"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diamcopa"</text:p>
          </table:table-cell>
          <table:table-cell office:value-type="float" office:value="-0.00454756210870627" calcext:value-type="float">
            <text:p>-0.004547562108706</text:p>
          </table:table-cell>
        </table:table-row>
        <table:table-row table:style-name="ro1">
          <table:table-cell table:style-name="ce1" office:value-type="string" calcext:value-type="string">
            <text:p>"992"</text:p>
          </table:table-cell>
          <table:table-cell table:style-name="ce1" office:value-type="string" calcext:value-type="string">
            <text:p>"total_mean_areabasal"</text:p>
          </table:table-cell>
          <table:table-cell table:style-name="ce1" office:value-type="string" calcext:value-type="string">
            <text:p>"total_mean_coberturacopa"</text:p>
          </table:table-cell>
          <table:table-cell table:style-name="ce1" office:value-type="float" office:value="0.826650382220959" calcext:value-type="float">
            <text:p>0.826650382220959</text:p>
          </table:table-cell>
        </table:table-row>
        <table:table-row table:style-name="ro1">
          <table:table-cell office:value-type="string" calcext:value-type="string">
            <text:p>"993"</text:p>
          </table:table-cell>
          <table:table-cell office:value-type="string" calcext:value-type="string">
            <text:p>"mean_DAP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7921019073081" calcext:value-type="float">
            <text:p>-0.17921019073081</text:p>
          </table:table-cell>
        </table:table-row>
        <table:table-row table:style-name="ro1">
          <table:table-cell office:value-type="string" calcext:value-type="string">
            <text:p>"994"</text:p>
          </table:table-cell>
          <table:table-cell office:value-type="string" calcext:value-type="string">
            <text:p>"mean_DAP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0677557117094" calcext:value-type="float">
            <text:p>0.50677557117094</text:p>
          </table:table-cell>
        </table:table-row>
        <table:table-row table:style-name="ro1">
          <table:table-cell office:value-type="string" calcext:value-type="string">
            <text:p>"995"</text:p>
          </table:table-cell>
          <table:table-cell office:value-type="string" calcext:value-type="string">
            <text:p>"mean_DAP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111372103157693" calcext:value-type="float">
            <text:p>0.111372103157693</text:p>
          </table:table-cell>
        </table:table-row>
        <table:table-row table:style-name="ro1">
          <table:table-cell office:value-type="string" calcext:value-type="string">
            <text:p>"996"</text:p>
          </table:table-cell>
          <table:table-cell office:value-type="string" calcext:value-type="string">
            <text:p>"mean_DAP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29974139247647" calcext:value-type="float">
            <text:p>-0.229974139247647</text:p>
          </table:table-cell>
        </table:table-row>
        <table:table-row table:style-name="ro1">
          <table:table-cell office:value-type="string" calcext:value-type="string">
            <text:p>"997"</text:p>
          </table:table-cell>
          <table:table-cell office:value-type="string" calcext:value-type="string">
            <text:p>"mean_DAP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305445203925201" calcext:value-type="float">
            <text:p>-0.305445203925201</text:p>
          </table:table-cell>
        </table:table-row>
        <table:table-row table:style-name="ro1">
          <table:table-cell office:value-type="string" calcext:value-type="string">
            <text:p>"998"</text:p>
          </table:table-cell>
          <table:table-cell office:value-type="string" calcext:value-type="string">
            <text:p>"mean_DAP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463428019666378" calcext:value-type="float">
            <text:p>-0.046342801966638</text:p>
          </table:table-cell>
        </table:table-row>
        <table:table-row table:style-name="ro1">
          <table:table-cell office:value-type="string" calcext:value-type="string">
            <text:p>"999"</text:p>
          </table:table-cell>
          <table:table-cell office:value-type="string" calcext:value-type="string">
            <text:p>"mean_DAP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64343371051584" calcext:value-type="float">
            <text:p>-0.016434337105158</text:p>
          </table:table-cell>
        </table:table-row>
      </table:table>
      <table:named-expressions/>
      <table:database-ranges>
        <table:database-range table:name="__Anonymous_Sheet_DB__0" table:target-range-address="cor_veg_df.A1:cor_veg_df.D26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7T01:12:17.404693906</dc:date>
    <meta:editing-duration>PT1H5M42S</meta:editing-duration>
    <meta:editing-cycles>1</meta:editing-cycles>
    <meta:document-statistic meta:table-count="1" meta:cell-count="10516" meta:object-count="0"/>
    <meta:generator>LibreOffice/6.2.7.1$Linux_X86_64 LibreOffice_project/23edc44b61b830b7d749943e020e96f5a7df63bf</meta:generator>
  </office:meta>
</office:document-meta>
</file>